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4728in"/>
    </style:style>
    <style:style style:name="co3" style:family="table-column">
      <style:table-column-properties fo:break-before="auto" style:column-width="0.6709in"/>
    </style:style>
    <style:style style:name="co4" style:family="table-column">
      <style:table-column-properties fo:break-before="auto" style:column-width="0.9354in"/>
    </style:style>
    <style:style style:name="co5" style:family="table-column">
      <style:table-column-properties fo:break-before="auto" style:column-width="0.8693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3846in"/>
    </style:style>
    <style:style style:name="co8" style:family="table-column">
      <style:table-column-properties fo:break-before="auto" style:column-width="0.7043in"/>
    </style:style>
    <style:style style:name="co9" style:family="table-column">
      <style:table-column-properties fo:break-before="auto" style:column-width="0.902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69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9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5f_BuiltIn_5f_Comma" style:data-style-name="N1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5f_BuiltIn_5f_Comma" style:data-style-name="N1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omma">
      <style:table-cell-properties style:glyph-orientation-vertical="0" fo:border-bottom="1.76pt solid #3d3d3d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ffff00" fo:padding="0.028in"/>
    </style:style>
    <style:style style:name="ce3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028in"/>
    </style:style>
    <style:style style:name="ce3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3d3d3d" style:diagonal-bl-tr="none" style:diagonal-tl-br="none" fo:border-left="none" fo:padding="0.028in" fo:border-right="none" style:rotation-align="none" fo:border-top="none"/>
    </style:style>
    <style:style style:name="ce3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">
      <style:table-cell-properties fo:padding="0.028in"/>
    </style:style>
    <style:style style:name="ce36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121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121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5" style:family="table-cell" style:parent-style-name="Default" style:data-style-name="N10121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6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0121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79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</style:style>
    <style:style style:name="ce8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Comma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0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5f_BuiltIn_5f_Comma" style:data-style-name="N1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Excel_5f_BuiltIn_5f_Comma" style:data-style-name="N1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Excel_5f_BuiltIn_5f_Comma">
      <style:table-cell-properties style:glyph-orientation-vertical="0" fo:border-bottom="1.76pt solid #3d3d3d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00" fo:padding="0.028in"/>
    </style:style>
    <style:style style:name="ce10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padding="0.028in"/>
    </style:style>
    <style:style style:name="ce10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3d3d3d" style:diagonal-bl-tr="none" style:diagonal-tl-br="none" fo:border-left="none" fo:padding="0.028in" fo:border-right="none" style:rotation-align="none" fo:border-top="none"/>
    </style:style>
    <style:style style:name="ce10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">
      <style:table-cell-properties fo:padding="0.028in"/>
    </style:style>
    <style:style style:name="ce107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2005" table:style-name="ta1">
        <table:table-column table:style-name="co1" table:default-cell-style-name="ce72"/>
        <table:table-column table:style-name="co2" table:visibility="collapse" table:default-cell-style-name="ce72"/>
        <table:table-column table:style-name="co3" table:number-columns-repeated="3" table:default-cell-style-name="ce72"/>
        <table:table-column table:style-name="co1" table:default-cell-style-name="ce72"/>
        <table:table-column table:style-name="co4" table:default-cell-style-name="ce72"/>
        <table:table-column table:style-name="co5" table:default-cell-style-name="ce84"/>
        <table:table-column table:style-name="co6" table:default-cell-style-name="ce72"/>
        <table:table-column table:style-name="co7" table:visibility="collapse" table:default-cell-style-name="ce89"/>
        <table:table-column table:style-name="co8" table:default-cell-style-name="ce84"/>
        <table:table-column table:style-name="co9" table:default-cell-style-name="ce72"/>
        <table:table-column table:style-name="co8" table:default-cell-style-name="ce72"/>
        <table:table-column table:style-name="co10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number-columns-repeated="2" table:default-cell-style-name="Default"/>
        <table:table-column table:style-name="co6" table:default-cell-style-name="ce95"/>
        <table:table-column table:style-name="co13" table:number-columns-repeated="2" table:default-cell-style-name="Default"/>
        <table:table-column table:style-name="co6" table:default-cell-style-name="ce95"/>
        <table:table-column table:style-name="co13" table:number-columns-repeated="2" table:default-cell-style-name="Default"/>
        <table:table-column table:style-name="co6" table:default-cell-style-name="ce102"/>
        <table:table-column table:style-name="co13" table:number-columns-repeated="99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8" calcext:value-type="float">
            <text:p>18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1" calcext:value-type="float">
            <text:p>21</text:p>
          </table:table-cell>
          <table:table-cell table:style-name="ce72" office:value-type="float" office:value="22" calcext:value-type="float">
            <text:p>22</text:p>
          </table:table-cell>
          <table:table-cell/>
          <table:table-cell table:style-name="ce73" office:value-type="string" calcext:value-type="string">
            <text:p>I</text:p>
          </table:table-cell>
          <table:table-cell table:style-name="ce106" table:formula="of:=MAX([.X146:.X274])" office:value-type="float" office:value="394.5" calcext:value-type="float">
            <text:p>395</text:p>
          </table:table-cell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Avg</text:p>
          </table:table-cell>
          <table:table-cell table:style-name="ce73" office:value-type="string" calcext:value-type="string">
            <text:p>Avg Śr</text:p>
          </table:table-cell>
          <table:table-cell table:style-name="ce73" office:value-type="string" calcext:value-type="string">
            <text:p>Obliczona</text:p>
          </table:table-cell>
          <table:table-cell table:style-name="ce73" office:value-type="string" calcext:value-type="string">
            <text:p>Rzeczywista</text:p>
          </table:table-cell>
          <table:table-cell table:number-columns-repeated="7"/>
          <table:table-cell table:style-name="ce102" table:formula="of:=MAX([.O6:.O195])" office:value-type="float" office:value="189" calcext:value-type="float">
            <text:p>189</text:p>
          </table:table-cell>
          <table:table-cell table:number-columns-repeated="2"/>
          <table:table-cell table:style-name="ce102" table:formula="of:=MAX([.R6:.R370])" office:value-type="float" office:value="388" calcext:value-type="float">
            <text:p>388</text:p>
          </table:table-cell>
          <table:table-cell table:number-columns-repeated="2"/>
          <table:table-cell table:style-name="ce102" table:formula="of:=MAX([.U6:.U370])" office:value-type="float" office:value="380" calcext:value-type="float">
            <text:p>380</text:p>
          </table:table-cell>
          <table:table-cell table:number-columns-repeated="2"/>
          <table:table-cell table:style-name="ce73" office:value-type="string" calcext:value-type="string">
            <text:p>II</text:p>
          </table:table-cell>
          <table:table-cell table:style-name="ce106" table:formula="of:=MAX([.X193:.X274])" office:value-type="float" office:value="394.5" calcext:value-type="float">
            <text:p>395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88" table:formula="of:=AVERAGE([.E108:.E145])" office:value-type="float" office:value="9.19397341681742" calcext:value-type="float">
            <text:p><text:s/>9.19 <text:s text:c="5"/></text:p>
          </table:table-cell>
          <table:table-cell table:style-name="ce88" table:formula="of:=AVERAGE([.K108:.K145])" office:value-type="float" office:value="1.21232271253267" calcext:value-type="float">
            <text:p><text:s/>1.21 <text:s text:c="5"/></text:p>
          </table:table-cell>
          <table:table-cell table:style-name="ce88" table:formula="of:=6.26*[.E4]+60.77" office:value-type="float" office:value="68.3591401804545" calcext:value-type="float">
            <text:p><text:s/>68.36 <text:s text:c="5"/></text:p>
          </table:table-cell>
          <table:table-cell office:value-type="float" office:value="58.89" calcext:value-type="float">
            <text:p>58.89</text:p>
          </table:table-cell>
          <table:table-cell table:number-columns-repeated="3"/>
          <table:table-cell office:value-type="float" office:value="10" calcext:value-type="float">
            <text:p><text:s/>10.00 <text:s text:c="5"/></text:p>
          </table:table-cell>
          <table:table-cell table:style-name="ce74" office:value-type="date" office:date-value="2005-04-04" calcext:value-type="date">
            <text:p>4/4/2005</text:p>
          </table:table-cell>
          <table:table-cell/>
          <table:table-cell table:style-name="ce99" office:value-type="string" calcext:value-type="string" table:number-columns-spanned="3" table:number-rows-spanned="1">
            <text:p>Trap 1</text:p>
          </table:table-cell>
          <table:covered-table-cell table:number-columns-repeated="2" table:style-name="ce73"/>
          <table:table-cell table:style-name="ce73" office:value-type="string" calcext:value-type="string">
            <text:p>Trap 2</text:p>
          </table:table-cell>
          <table:table-cell table:style-name="ce73"/>
          <table:table-cell table:style-name="ce83"/>
          <table:table-cell table:style-name="ce99" office:value-type="string" calcext:value-type="string" table:number-columns-spanned="3" table:number-rows-spanned="1">
            <text:p>Trap 3</text:p>
          </table:table-cell>
          <table:covered-table-cell table:number-columns-repeated="2" table:style-name="ce73"/>
          <table:table-cell table:style-name="ce99" office:value-type="string" calcext:value-type="string" table:number-columns-spanned="3" table:number-rows-spanned="1">
            <text:p>Percent</text:p>
          </table:table-cell>
          <table:covered-table-cell table:number-columns-repeated="2" table:style-name="ce73"/>
          <table:table-cell table:number-columns-repeated="999"/>
        </table:table-row>
        <table:table-row table:style-name="ro1">
          <table:table-cell table:style-name="ce73" office:value-type="string" calcext:value-type="string">
            <text:p>Date</text:p>
          </table:table-cell>
          <table:table-cell table:style-name="ce73" office:value-type="string" calcext:value-type="string">
            <text:p>Week</text:p>
          </table:table-cell>
          <table:table-cell table:style-name="ce83" office:value-type="string" office:string-value="Min" calcext:value-type="string">
            <text:p><text:s/>Min </text:p>
          </table:table-cell>
          <table:table-cell table:style-name="ce83" office:value-type="string" office:string-value="Max" calcext:value-type="string">
            <text:p><text:s/>Max </text:p>
          </table:table-cell>
          <table:table-cell table:style-name="ce83" office:value-type="string" office:string-value="Avg" calcext:value-type="string">
            <text:p><text:s/>Avg </text:p>
          </table:table-cell>
          <table:table-cell table:style-name="ce83" office:value-type="string" office:string-value="Avg II" calcext:value-type="string">
            <text:p><text:s/>Avg II </text:p>
          </table:table-cell>
          <table:table-cell table:style-name="ce83" office:value-type="string" office:string-value="Dev" calcext:value-type="string">
            <text:p><text:s/>Dev </text:p>
          </table:table-cell>
          <table:table-cell table:style-name="ce83" office:value-type="string" office:string-value="Dev %" calcext:value-type="string">
            <text:p><text:s/>Dev % </text:p>
          </table:table-cell>
          <table:table-cell table:style-name="ce83" office:value-type="string" office:string-value="Rain" calcext:value-type="string">
            <text:p><text:s/>Rain </text:p>
          </table:table-cell>
          <table:table-cell table:style-name="ce90" office:value-type="string" calcext:value-type="string">
            <text:p>Flag</text:p>
          </table:table-cell>
          <table:table-cell table:style-name="ce83" office:value-type="string" office:string-value="DD" calcext:value-type="string">
            <text:p><text:s/>DD </text:p>
          </table:table-cell>
          <table:table-cell table:style-name="ce83" office:value-type="string" office:string-value="DD Sum" calcext:value-type="string">
            <text:p><text:s/>DD Sum </text:p>
          </table:table-cell>
          <table:table-cell table:style-name="ce73" office:value-type="string" calcext:value-type="string">
            <text:p>Source</text:p>
          </table:table-cell>
          <table:table-cell table:style-name="ce83" office:value-type="string" office:string-value="Trap1_Count" calcext:value-type="string">
            <text:p><text:s/>Trap1_Count </text:p>
          </table:table-cell>
          <table:table-cell table:style-name="ce83" office:value-type="string" office:string-value="Trap1_Trap 1Sum" calcext:value-type="string">
            <text:p><text:s/>Trap1_Trap 1Sum </text:p>
          </table:table-cell>
          <table:table-cell table:style-name="ce83" office:value-type="string" office:string-value="Trap1_%" calcext:value-type="string">
            <text:p><text:s/>Trap1_% </text:p>
          </table:table-cell>
          <table:table-cell table:style-name="ce105" office:value-type="string" calcext:value-type="string">
            <text:p>Trap2_Count</text:p>
          </table:table-cell>
          <table:table-cell table:style-name="ce105" office:value-type="string" calcext:value-type="string">
            <text:p>Trap2_Sum</text:p>
          </table:table-cell>
          <table:table-cell table:style-name="ce83" office:value-type="string" office:string-value="Trap2_%" calcext:value-type="string">
            <text:p><text:s/>Trap2_% </text:p>
          </table:table-cell>
          <table:table-cell table:style-name="ce105" office:value-type="string" calcext:value-type="string">
            <text:p>Trap3_Count</text:p>
          </table:table-cell>
          <table:table-cell table:style-name="ce105" office:value-type="string" calcext:value-type="string">
            <text:p>Trap3_Sum</text:p>
          </table:table-cell>
          <table:table-cell table:style-name="ce83" office:value-type="string" office:string-value="Trap3_%" calcext:value-type="string">
            <text:p><text:s/>Trap3_% </text:p>
          </table:table-cell>
          <table:table-cell table:style-name="ce73" office:value-type="string" calcext:value-type="string">
            <text:p>Percent_Sum</text:p>
          </table:table-cell>
          <table:table-cell table:style-name="ce73" office:value-type="string" calcext:value-type="string">
            <text:p>Percent_Avg</text:p>
          </table:table-cell>
          <table:table-cell table:style-name="ce73" office:value-type="string" calcext:value-type="string">
            <text:p>Percent_%</text:p>
          </table:table-cell>
          <table:table-cell table:style-name="ce105" table:number-columns-repeated="999"/>
        </table:table-row>
        <table:table-row table:style-name="ro1">
          <table:table-cell table:style-name="ce74" office:value-type="date" office:date-value="2005-01-01" calcext:value-type="date">
            <text:p>1/1/2005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.8" calcext:value-type="float">
            <text:p><text:s/>1.80 <text:s text:c="5"/></text:p>
          </table:table-cell>
          <table:table-cell table:style-name="ce84" office:value-type="float" office:value="6" calcext:value-type="float">
            <text:p><text:s/>6.00 <text:s text:c="5"/></text:p>
          </table:table-cell>
          <table:table-cell table:style-name="ce84" office:value-type="float" office:value="4.00833333333333" calcext:value-type="float">
            <text:p><text:s/>4.01 <text:s text:c="5"/></text:p>
          </table:table-cell>
          <table:table-cell table:style-name="ce84" table:formula="of:=([.D6]+[.C6])/2" office:value-type="float" office:value="3.9" calcext:value-type="float">
            <text:p><text:s/>3.90 <text:s text:c="5"/></text:p>
          </table:table-cell>
          <table:table-cell table:style-name="ce84" table:formula="of:=ABS([.E6]-[.F6])" office:value-type="float" office:value="0.10833333333333" calcext:value-type="float">
            <text:p><text:s/>0.11 <text:s text:c="5"/></text:p>
          </table:table-cell>
          <table:table-cell table:formula="of:=ABS([.G6]*100/[.E6])" office:value-type="float" office:value="2.70270270270263" calcext:value-type="float">
            <text:p><text:s/>2.70 <text:s text:c="5"/></text:p>
          </table:table-cell>
          <table:table-cell table:style-name="ce84" office:value-type="float" office:value="5.8" calcext:value-type="float">
            <text:p><text:s/>5.80 <text:s text:c="5"/></text:p>
          </table:table-cell>
          <table:table-cell table:style-name="ce91" table:formula="of:=IF([.A6]&gt;=[.$L$4];1;0)" office:value-type="float" office:value="0" calcext:value-type="float">
            <text:p>0</text:p>
          </table:table-cell>
          <table:table-cell table:style-name="ce95" table:formula="of:=IF([.E6]&gt;[.K$4];[.E6]-[.K$4];0)" office:value-type="float" office:value="0" calcext:value-type="float">
            <text:p><text:s/>- <text:s text:c="5"/></text:p>
          </table:table-cell>
          <table:table-cell table:style-name="ce84" table:formula="of:=[.K6]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N6]" office:value-type="float" office:value="0" calcext:value-type="float">
            <text:p>0</text:p>
          </table:table-cell>
          <table:table-cell table:formula="of:=[.O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Q6]" office:value-type="float" office:value="0" calcext:value-type="float">
            <text:p>0</text:p>
          </table:table-cell>
          <table:table-cell table:formula="of:=[.R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T6]" office:value-type="float" office:value="0" calcext:value-type="float">
            <text:p>0</text:p>
          </table:table-cell>
          <table:table-cell table:formula="of:=[.U6]*100/[.U$3]" office:value-type="float" office:value="0" calcext:value-type="float">
            <text:p><text:s/>- <text:s text:c="5"/></text:p>
          </table:table-cell>
          <table:table-cell table:style-name="ce102" table:formula="of:=[.O6]+[.R6]" office:value-type="float" office:value="0" calcext:value-type="float">
            <text:p>0</text:p>
          </table:table-cell>
          <table:table-cell table:style-name="ce102" table:formula="of:=[.W6]/2" office:value-type="float" office:value="0" calcext:value-type="float">
            <text:p>0</text:p>
          </table:table-cell>
          <table:table-cell table:style-name="ce95" table:formula="of:=[.X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02" calcext:value-type="date">
            <text:p>1/2/2005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7" calcext:value-type="float">
            <text:p><text:s/>7.00 <text:s text:c="5"/></text:p>
          </table:table-cell>
          <table:table-cell table:style-name="ce84" office:value-type="float" office:value="3.02708333333333" calcext:value-type="float">
            <text:p><text:s/>3.03 <text:s text:c="5"/></text:p>
          </table:table-cell>
          <table:table-cell table:style-name="ce84" table:formula="of:=([.D7]+[.C7])/2" office:value-type="float" office:value="3.5" calcext:value-type="float">
            <text:p><text:s/>3.50 <text:s text:c="5"/></text:p>
          </table:table-cell>
          <table:table-cell table:style-name="ce84" table:formula="of:=ABS([.E7]-[.F7])" office:value-type="float" office:value="0.47291666666667" calcext:value-type="float">
            <text:p><text:s/>0.47 <text:s text:c="5"/></text:p>
          </table:table-cell>
          <table:table-cell table:formula="of:=ABS([.G7]*100/[.E7])" office:value-type="float" office:value="15.6228492773573" calcext:value-type="float">
            <text:p><text:s/>15.6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7]&gt;=[.$L$4];1;0)" office:value-type="float" office:value="0" calcext:value-type="float">
            <text:p>0</text:p>
          </table:table-cell>
          <table:table-cell table:style-name="ce95" table:formula="of:=IF([.E7]&gt;[.K$4];[.E7]-[.K$4];0)" office:value-type="float" office:value="0" calcext:value-type="float">
            <text:p><text:s/>- <text:s text:c="5"/></text:p>
          </table:table-cell>
          <table:table-cell table:style-name="ce84" table:formula="of:=[.L6]+([.K7]*[.J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]+[.N7]" office:value-type="float" office:value="0" calcext:value-type="float">
            <text:p>0</text:p>
          </table:table-cell>
          <table:table-cell table:formula="of:=[.O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]+[.Q7]" office:value-type="float" office:value="0" calcext:value-type="float">
            <text:p>0</text:p>
          </table:table-cell>
          <table:table-cell table:formula="of:=[.R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]+[.T7]" office:value-type="float" office:value="0" calcext:value-type="float">
            <text:p>0</text:p>
          </table:table-cell>
          <table:table-cell table:formula="of:=[.U7]*100/[.U$3]" office:value-type="float" office:value="0" calcext:value-type="float">
            <text:p><text:s/>- <text:s text:c="5"/></text:p>
          </table:table-cell>
          <table:table-cell table:style-name="ce102" table:formula="of:=[.O7]+[.R7]" office:value-type="float" office:value="0" calcext:value-type="float">
            <text:p>0</text:p>
          </table:table-cell>
          <table:table-cell table:style-name="ce102" table:formula="of:=[.W7]/2" office:value-type="float" office:value="0" calcext:value-type="float">
            <text:p>0</text:p>
          </table:table-cell>
          <table:table-cell table:style-name="ce95" table:formula="of:=[.X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03" calcext:value-type="date">
            <text:p>1/3/2005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84" office:value-type="float" office:value="2.41458333333333" calcext:value-type="float">
            <text:p><text:s/>2.41 <text:s text:c="5"/></text:p>
          </table:table-cell>
          <table:table-cell table:style-name="ce84" table:formula="of:=([.D8]+[.C8])/2" office:value-type="float" office:value="2.5" calcext:value-type="float">
            <text:p><text:s/>2.50 <text:s text:c="5"/></text:p>
          </table:table-cell>
          <table:table-cell table:style-name="ce84" table:formula="of:=ABS([.E8]-[.F8])" office:value-type="float" office:value="0.0854166666666698" calcext:value-type="float">
            <text:p><text:s/>0.09 <text:s text:c="5"/></text:p>
          </table:table-cell>
          <table:table-cell table:formula="of:=ABS([.G8]*100/[.E8])" office:value-type="float" office:value="3.537532355479" calcext:value-type="float">
            <text:p><text:s/>3.54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8]&gt;=[.$L$4];1;0)" office:value-type="float" office:value="0" calcext:value-type="float">
            <text:p>0</text:p>
          </table:table-cell>
          <table:table-cell table:style-name="ce95" table:formula="of:=IF([.E8]&gt;[.K$4];[.E8]-[.K$4];0)" office:value-type="float" office:value="0" calcext:value-type="float">
            <text:p><text:s/>- <text:s text:c="5"/></text:p>
          </table:table-cell>
          <table:table-cell table:style-name="ce84" table:formula="of:=[.L7]+([.K8]*[.J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]+[.N8]" office:value-type="float" office:value="0" calcext:value-type="float">
            <text:p>0</text:p>
          </table:table-cell>
          <table:table-cell table:formula="of:=[.O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]+[.Q8]" office:value-type="float" office:value="0" calcext:value-type="float">
            <text:p>0</text:p>
          </table:table-cell>
          <table:table-cell table:formula="of:=[.R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]+[.T8]" office:value-type="float" office:value="0" calcext:value-type="float">
            <text:p>0</text:p>
          </table:table-cell>
          <table:table-cell table:formula="of:=[.U8]*100/[.U$3]" office:value-type="float" office:value="0" calcext:value-type="float">
            <text:p><text:s/>- <text:s text:c="5"/></text:p>
          </table:table-cell>
          <table:table-cell table:style-name="ce102" table:formula="of:=[.O8]+[.R8]" office:value-type="float" office:value="0" calcext:value-type="float">
            <text:p>0</text:p>
          </table:table-cell>
          <table:table-cell table:style-name="ce102" table:formula="of:=[.W8]/2" office:value-type="float" office:value="0" calcext:value-type="float">
            <text:p>0</text:p>
          </table:table-cell>
          <table:table-cell table:style-name="ce95" table:formula="of:=[.X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04" calcext:value-type="date">
            <text:p>1/4/2005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6.5" calcext:value-type="float">
            <text:p><text:s/>6.50 <text:s text:c="5"/></text:p>
          </table:table-cell>
          <table:table-cell table:style-name="ce84" office:value-type="float" office:value="4.69583333333333" calcext:value-type="float">
            <text:p><text:s/>4.70 <text:s text:c="5"/></text:p>
          </table:table-cell>
          <table:table-cell table:style-name="ce84" table:formula="of:=([.D9]+[.C9])/2" office:value-type="float" office:value="3.25" calcext:value-type="float">
            <text:p><text:s/>3.25 <text:s text:c="5"/></text:p>
          </table:table-cell>
          <table:table-cell table:style-name="ce84" table:formula="of:=ABS([.E9]-[.F9])" office:value-type="float" office:value="1.44583333333333" calcext:value-type="float">
            <text:p><text:s/>1.45 <text:s text:c="5"/></text:p>
          </table:table-cell>
          <table:table-cell table:formula="of:=ABS([.G9]*100/[.E9])" office:value-type="float" office:value="30.7897071872227" calcext:value-type="float">
            <text:p><text:s/>30.79 <text:s text:c="5"/></text:p>
          </table:table-cell>
          <table:table-cell table:style-name="ce84" office:value-type="float" office:value="18.1" calcext:value-type="float">
            <text:p><text:s/>18.10 <text:s text:c="5"/></text:p>
          </table:table-cell>
          <table:table-cell table:style-name="ce91" table:formula="of:=IF([.A9]&gt;=[.$L$4];1;0)" office:value-type="float" office:value="0" calcext:value-type="float">
            <text:p>0</text:p>
          </table:table-cell>
          <table:table-cell table:style-name="ce95" table:formula="of:=IF([.E9]&gt;[.K$4];[.E9]-[.K$4];0)" office:value-type="float" office:value="0" calcext:value-type="float">
            <text:p><text:s/>- <text:s text:c="5"/></text:p>
          </table:table-cell>
          <table:table-cell table:style-name="ce84" table:formula="of:=[.L8]+([.K9]*[.J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]+[.N9]" office:value-type="float" office:value="0" calcext:value-type="float">
            <text:p>0</text:p>
          </table:table-cell>
          <table:table-cell table:formula="of:=[.O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]+[.Q9]" office:value-type="float" office:value="0" calcext:value-type="float">
            <text:p>0</text:p>
          </table:table-cell>
          <table:table-cell table:formula="of:=[.R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]+[.T9]" office:value-type="float" office:value="0" calcext:value-type="float">
            <text:p>0</text:p>
          </table:table-cell>
          <table:table-cell table:formula="of:=[.U9]*100/[.U$3]" office:value-type="float" office:value="0" calcext:value-type="float">
            <text:p><text:s/>- <text:s text:c="5"/></text:p>
          </table:table-cell>
          <table:table-cell table:style-name="ce102" table:formula="of:=[.O9]+[.R9]" office:value-type="float" office:value="0" calcext:value-type="float">
            <text:p>0</text:p>
          </table:table-cell>
          <table:table-cell table:style-name="ce102" table:formula="of:=[.W9]/2" office:value-type="float" office:value="0" calcext:value-type="float">
            <text:p>0</text:p>
          </table:table-cell>
          <table:table-cell table:style-name="ce95" table:formula="of:=[.X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05" calcext:value-type="date">
            <text:p>1/5/2005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84" office:value-type="float" office:value="6.6" calcext:value-type="float">
            <text:p><text:s/>6.60 <text:s text:c="5"/></text:p>
          </table:table-cell>
          <table:table-cell table:style-name="ce84" office:value-type="float" office:value="5.21458333333333" calcext:value-type="float">
            <text:p><text:s/>5.21 <text:s text:c="5"/></text:p>
          </table:table-cell>
          <table:table-cell table:style-name="ce84" table:formula="of:=([.D10]+[.C10])/2" office:value-type="float" office:value="4.8" calcext:value-type="float">
            <text:p><text:s/>4.80 <text:s text:c="5"/></text:p>
          </table:table-cell>
          <table:table-cell table:style-name="ce84" table:formula="of:=ABS([.E10]-[.F10])" office:value-type="float" office:value="0.41458333333333" calcext:value-type="float">
            <text:p><text:s/>0.41 <text:s text:c="5"/></text:p>
          </table:table-cell>
          <table:table-cell table:formula="of:=ABS([.G10]*100/[.E10])" office:value-type="float" office:value="7.95045944866155" calcext:value-type="float">
            <text:p><text:s/>7.95 <text:s text:c="5"/></text:p>
          </table:table-cell>
          <table:table-cell table:style-name="ce84" office:value-type="float" office:value="1.5" calcext:value-type="float">
            <text:p><text:s/>1.50 <text:s text:c="5"/></text:p>
          </table:table-cell>
          <table:table-cell table:style-name="ce91" table:formula="of:=IF([.A10]&gt;=[.$L$4];1;0)" office:value-type="float" office:value="0" calcext:value-type="float">
            <text:p>0</text:p>
          </table:table-cell>
          <table:table-cell table:style-name="ce95" table:formula="of:=IF([.E10]&gt;[.K$4];[.E10]-[.K$4];0)" office:value-type="float" office:value="0" calcext:value-type="float">
            <text:p><text:s/>- <text:s text:c="5"/></text:p>
          </table:table-cell>
          <table:table-cell table:style-name="ce84" table:formula="of:=[.L9]+([.K10]*[.J1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9]+[.N10]" office:value-type="float" office:value="0" calcext:value-type="float">
            <text:p>0</text:p>
          </table:table-cell>
          <table:table-cell table:formula="of:=[.O1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]+[.Q10]" office:value-type="float" office:value="0" calcext:value-type="float">
            <text:p>0</text:p>
          </table:table-cell>
          <table:table-cell table:formula="of:=[.R1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]+[.T10]" office:value-type="float" office:value="0" calcext:value-type="float">
            <text:p>0</text:p>
          </table:table-cell>
          <table:table-cell table:formula="of:=[.U10]*100/[.U$3]" office:value-type="float" office:value="0" calcext:value-type="float">
            <text:p><text:s/>- <text:s text:c="5"/></text:p>
          </table:table-cell>
          <table:table-cell table:style-name="ce102" table:formula="of:=[.O10]+[.R10]" office:value-type="float" office:value="0" calcext:value-type="float">
            <text:p>0</text:p>
          </table:table-cell>
          <table:table-cell table:style-name="ce102" table:formula="of:=[.W10]/2" office:value-type="float" office:value="0" calcext:value-type="float">
            <text:p>0</text:p>
          </table:table-cell>
          <table:table-cell table:style-name="ce95" table:formula="of:=[.X1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06" calcext:value-type="date">
            <text:p>1/6/2005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84" office:value-type="float" office:value="5" calcext:value-type="float">
            <text:p><text:s/>5.00 <text:s text:c="5"/></text:p>
          </table:table-cell>
          <table:table-cell table:style-name="ce84" office:value-type="float" office:value="3.45" calcext:value-type="float">
            <text:p><text:s/>3.45 <text:s text:c="5"/></text:p>
          </table:table-cell>
          <table:table-cell table:style-name="ce84" table:formula="of:=([.D11]+[.C11])/2" office:value-type="float" office:value="3.5" calcext:value-type="float">
            <text:p><text:s/>3.50 <text:s text:c="5"/></text:p>
          </table:table-cell>
          <table:table-cell table:style-name="ce84" table:formula="of:=ABS([.E11]-[.F11])" office:value-type="float" office:value="0.0499999999999998" calcext:value-type="float">
            <text:p><text:s/>0.05 <text:s text:c="5"/></text:p>
          </table:table-cell>
          <table:table-cell table:formula="of:=ABS([.G11]*100/[.E11])" office:value-type="float" office:value="1.44927536231884" calcext:value-type="float">
            <text:p><text:s/>1.45 <text:s text:c="5"/></text:p>
          </table:table-cell>
          <table:table-cell table:style-name="ce84" office:value-type="float" office:value="2.5" calcext:value-type="float">
            <text:p><text:s/>2.50 <text:s text:c="5"/></text:p>
          </table:table-cell>
          <table:table-cell table:style-name="ce91" table:formula="of:=IF([.A11]&gt;=[.$L$4];1;0)" office:value-type="float" office:value="0" calcext:value-type="float">
            <text:p>0</text:p>
          </table:table-cell>
          <table:table-cell table:style-name="ce95" table:formula="of:=IF([.E11]&gt;[.K$4];[.E11]-[.K$4];0)" office:value-type="float" office:value="0" calcext:value-type="float">
            <text:p><text:s/>- <text:s text:c="5"/></text:p>
          </table:table-cell>
          <table:table-cell table:style-name="ce84" table:formula="of:=[.L10]+([.K11]*[.J1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]+[.N11]" office:value-type="float" office:value="0" calcext:value-type="float">
            <text:p>0</text:p>
          </table:table-cell>
          <table:table-cell table:formula="of:=[.O1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]+[.Q11]" office:value-type="float" office:value="0" calcext:value-type="float">
            <text:p>0</text:p>
          </table:table-cell>
          <table:table-cell table:formula="of:=[.R1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]+[.T11]" office:value-type="float" office:value="0" calcext:value-type="float">
            <text:p>0</text:p>
          </table:table-cell>
          <table:table-cell table:formula="of:=[.U11]*100/[.U$3]" office:value-type="float" office:value="0" calcext:value-type="float">
            <text:p><text:s/>- <text:s text:c="5"/></text:p>
          </table:table-cell>
          <table:table-cell table:style-name="ce102" table:formula="of:=[.O11]+[.R11]" office:value-type="float" office:value="0" calcext:value-type="float">
            <text:p>0</text:p>
          </table:table-cell>
          <table:table-cell table:style-name="ce102" table:formula="of:=[.W11]/2" office:value-type="float" office:value="0" calcext:value-type="float">
            <text:p>0</text:p>
          </table:table-cell>
          <table:table-cell table:style-name="ce95" table:formula="of:=[.X1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07" calcext:value-type="date">
            <text:p>1/7/2005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84" office:value-type="float" office:value="9" calcext:value-type="float">
            <text:p><text:s/>9.00 <text:s text:c="5"/></text:p>
          </table:table-cell>
          <table:table-cell table:style-name="ce84" office:value-type="float" office:value="5.73404255319149" calcext:value-type="float">
            <text:p><text:s/>5.73 <text:s text:c="5"/></text:p>
          </table:table-cell>
          <table:table-cell table:style-name="ce84" table:formula="of:=([.D12]+[.C12])/2" office:value-type="float" office:value="5.5" calcext:value-type="float">
            <text:p><text:s/>5.50 <text:s text:c="5"/></text:p>
          </table:table-cell>
          <table:table-cell table:style-name="ce84" table:formula="of:=ABS([.E12]-[.F12])" office:value-type="float" office:value="0.23404255319149" calcext:value-type="float">
            <text:p><text:s/>0.23 <text:s text:c="5"/></text:p>
          </table:table-cell>
          <table:table-cell table:formula="of:=ABS([.G12]*100/[.E12])" office:value-type="float" office:value="4.08163265306123" calcext:value-type="float">
            <text:p><text:s/>4.0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2]&gt;=[.$L$4];1;0)" office:value-type="float" office:value="0" calcext:value-type="float">
            <text:p>0</text:p>
          </table:table-cell>
          <table:table-cell table:style-name="ce95" table:formula="of:=IF([.E12]&gt;[.K$4];[.E12]-[.K$4];0)" office:value-type="float" office:value="0" calcext:value-type="float">
            <text:p><text:s/>- <text:s text:c="5"/></text:p>
          </table:table-cell>
          <table:table-cell table:style-name="ce84" table:formula="of:=[.L11]+([.K12]*[.J12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1]+[.N12]" office:value-type="float" office:value="0" calcext:value-type="float">
            <text:p>0</text:p>
          </table:table-cell>
          <table:table-cell table:formula="of:=[.O1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]+[.Q12]" office:value-type="float" office:value="0" calcext:value-type="float">
            <text:p>0</text:p>
          </table:table-cell>
          <table:table-cell table:formula="of:=[.R1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]+[.T12]" office:value-type="float" office:value="0" calcext:value-type="float">
            <text:p>0</text:p>
          </table:table-cell>
          <table:table-cell table:formula="of:=[.U12]*100/[.U$3]" office:value-type="float" office:value="0" calcext:value-type="float">
            <text:p><text:s/>- <text:s text:c="5"/></text:p>
          </table:table-cell>
          <table:table-cell table:style-name="ce102" table:formula="of:=[.O12]+[.R12]" office:value-type="float" office:value="0" calcext:value-type="float">
            <text:p>0</text:p>
          </table:table-cell>
          <table:table-cell table:style-name="ce102" table:formula="of:=[.W12]/2" office:value-type="float" office:value="0" calcext:value-type="float">
            <text:p>0</text:p>
          </table:table-cell>
          <table:table-cell table:style-name="ce95" table:formula="of:=[.X1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08" calcext:value-type="date">
            <text:p>1/8/2005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7.8" calcext:value-type="float">
            <text:p><text:s/>7.80 <text:s text:c="5"/></text:p>
          </table:table-cell>
          <table:table-cell table:style-name="ce84" office:value-type="float" office:value="11.5" calcext:value-type="float">
            <text:p><text:s/>11.50 <text:s text:c="5"/></text:p>
          </table:table-cell>
          <table:table-cell table:style-name="ce84" office:value-type="float" office:value="9.73404255319149" calcext:value-type="float">
            <text:p><text:s/>9.73 <text:s text:c="5"/></text:p>
          </table:table-cell>
          <table:table-cell table:style-name="ce84" table:formula="of:=([.D13]+[.C13])/2" office:value-type="float" office:value="9.65" calcext:value-type="float">
            <text:p><text:s/>9.65 <text:s text:c="5"/></text:p>
          </table:table-cell>
          <table:table-cell table:style-name="ce84" table:formula="of:=ABS([.E13]-[.F13])" office:value-type="float" office:value="0.0840425531914892" calcext:value-type="float">
            <text:p><text:s/>0.08 <text:s text:c="5"/></text:p>
          </table:table-cell>
          <table:table-cell table:formula="of:=ABS([.G13]*100/[.E13])" office:value-type="float" office:value="0.863387978142075" calcext:value-type="float">
            <text:p><text:s/>0.8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3]&gt;=[.$L$4];1;0)" office:value-type="float" office:value="0" calcext:value-type="float">
            <text:p>0</text:p>
          </table:table-cell>
          <table:table-cell table:style-name="ce95" table:formula="of:=IF([.E13]&gt;[.K$4];[.E13]-[.K$4];0)" office:value-type="float" office:value="0" calcext:value-type="float">
            <text:p><text:s/>- <text:s text:c="5"/></text:p>
          </table:table-cell>
          <table:table-cell table:style-name="ce84" table:formula="of:=[.L12]+([.K13]*[.J13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2]+[.N13]" office:value-type="float" office:value="0" calcext:value-type="float">
            <text:p>0</text:p>
          </table:table-cell>
          <table:table-cell table:formula="of:=[.O1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]+[.Q13]" office:value-type="float" office:value="0" calcext:value-type="float">
            <text:p>0</text:p>
          </table:table-cell>
          <table:table-cell table:formula="of:=[.R1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]+[.T13]" office:value-type="float" office:value="0" calcext:value-type="float">
            <text:p>0</text:p>
          </table:table-cell>
          <table:table-cell table:formula="of:=[.U13]*100/[.U$3]" office:value-type="float" office:value="0" calcext:value-type="float">
            <text:p><text:s/>- <text:s text:c="5"/></text:p>
          </table:table-cell>
          <table:table-cell table:style-name="ce102" table:formula="of:=[.O13]+[.R13]" office:value-type="float" office:value="0" calcext:value-type="float">
            <text:p>0</text:p>
          </table:table-cell>
          <table:table-cell table:style-name="ce102" table:formula="of:=[.W13]/2" office:value-type="float" office:value="0" calcext:value-type="float">
            <text:p>0</text:p>
          </table:table-cell>
          <table:table-cell table:style-name="ce95" table:formula="of:=[.X1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09" calcext:value-type="date">
            <text:p>1/9/2005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84" office:value-type="float" office:value="9.5" calcext:value-type="float">
            <text:p><text:s/>9.50 <text:s text:c="5"/></text:p>
          </table:table-cell>
          <table:table-cell table:style-name="ce84" office:value-type="float" office:value="6.10416666666667" calcext:value-type="float">
            <text:p><text:s/>6.10 <text:s text:c="5"/></text:p>
          </table:table-cell>
          <table:table-cell table:style-name="ce84" table:formula="of:=([.D14]+[.C14])/2" office:value-type="float" office:value="6.75" calcext:value-type="float">
            <text:p><text:s/>6.75 <text:s text:c="5"/></text:p>
          </table:table-cell>
          <table:table-cell table:style-name="ce84" table:formula="of:=ABS([.E14]-[.F14])" office:value-type="float" office:value="0.64583333333333" calcext:value-type="float">
            <text:p><text:s/>0.65 <text:s text:c="5"/></text:p>
          </table:table-cell>
          <table:table-cell table:formula="of:=ABS([.G14]*100/[.E14])" office:value-type="float" office:value="10.5802047781569" calcext:value-type="float">
            <text:p><text:s/>10.5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4]&gt;=[.$L$4];1;0)" office:value-type="float" office:value="0" calcext:value-type="float">
            <text:p>0</text:p>
          </table:table-cell>
          <table:table-cell table:style-name="ce95" table:formula="of:=IF([.E14]&gt;[.K$4];[.E14]-[.K$4];0)" office:value-type="float" office:value="0" calcext:value-type="float">
            <text:p><text:s/>- <text:s text:c="5"/></text:p>
          </table:table-cell>
          <table:table-cell table:style-name="ce84" table:formula="of:=[.L13]+([.K14]*[.J14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3]+[.N14]" office:value-type="float" office:value="0" calcext:value-type="float">
            <text:p>0</text:p>
          </table:table-cell>
          <table:table-cell table:formula="of:=[.O1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]+[.Q14]" office:value-type="float" office:value="0" calcext:value-type="float">
            <text:p>0</text:p>
          </table:table-cell>
          <table:table-cell table:formula="of:=[.R1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]+[.T14]" office:value-type="float" office:value="0" calcext:value-type="float">
            <text:p>0</text:p>
          </table:table-cell>
          <table:table-cell table:formula="of:=[.U14]*100/[.U$3]" office:value-type="float" office:value="0" calcext:value-type="float">
            <text:p><text:s/>- <text:s text:c="5"/></text:p>
          </table:table-cell>
          <table:table-cell table:style-name="ce102" table:formula="of:=[.O14]+[.R14]" office:value-type="float" office:value="0" calcext:value-type="float">
            <text:p>0</text:p>
          </table:table-cell>
          <table:table-cell table:style-name="ce102" table:formula="of:=[.W14]/2" office:value-type="float" office:value="0" calcext:value-type="float">
            <text:p>0</text:p>
          </table:table-cell>
          <table:table-cell table:style-name="ce95" table:formula="of:=[.X1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0" calcext:value-type="date">
            <text:p>1/10/2005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5" calcext:value-type="float">
            <text:p><text:s/>5.00 <text:s text:c="5"/></text:p>
          </table:table-cell>
          <table:table-cell table:style-name="ce84" office:value-type="float" office:value="10" calcext:value-type="float">
            <text:p><text:s/>10.00 <text:s text:c="5"/></text:p>
          </table:table-cell>
          <table:table-cell table:style-name="ce84" office:value-type="float" office:value="7.73333333333333" calcext:value-type="float">
            <text:p><text:s/>7.73 <text:s text:c="5"/></text:p>
          </table:table-cell>
          <table:table-cell table:style-name="ce84" table:formula="of:=([.D15]+[.C15])/2" office:value-type="float" office:value="7.5" calcext:value-type="float">
            <text:p><text:s/>7.50 <text:s text:c="5"/></text:p>
          </table:table-cell>
          <table:table-cell table:style-name="ce84" table:formula="of:=ABS([.E15]-[.F15])" office:value-type="float" office:value="0.23333333333333" calcext:value-type="float">
            <text:p><text:s/>0.23 <text:s text:c="5"/></text:p>
          </table:table-cell>
          <table:table-cell table:formula="of:=ABS([.G15]*100/[.E15])" office:value-type="float" office:value="3.0172413793103" calcext:value-type="float">
            <text:p><text:s/>3.0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5]&gt;=[.$L$4];1;0)" office:value-type="float" office:value="0" calcext:value-type="float">
            <text:p>0</text:p>
          </table:table-cell>
          <table:table-cell table:style-name="ce95" table:formula="of:=IF([.E15]&gt;[.K$4];[.E15]-[.K$4];0)" office:value-type="float" office:value="0" calcext:value-type="float">
            <text:p><text:s/>- <text:s text:c="5"/></text:p>
          </table:table-cell>
          <table:table-cell table:style-name="ce84" table:formula="of:=[.L14]+([.K15]*[.J15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4]+[.N15]" office:value-type="float" office:value="0" calcext:value-type="float">
            <text:p>0</text:p>
          </table:table-cell>
          <table:table-cell table:formula="of:=[.O1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4]+[.Q15]" office:value-type="float" office:value="0" calcext:value-type="float">
            <text:p>0</text:p>
          </table:table-cell>
          <table:table-cell table:formula="of:=[.R1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4]+[.T15]" office:value-type="float" office:value="0" calcext:value-type="float">
            <text:p>0</text:p>
          </table:table-cell>
          <table:table-cell table:formula="of:=[.U15]*100/[.U$3]" office:value-type="float" office:value="0" calcext:value-type="float">
            <text:p><text:s/>- <text:s text:c="5"/></text:p>
          </table:table-cell>
          <table:table-cell table:style-name="ce102" table:formula="of:=[.O15]+[.R15]" office:value-type="float" office:value="0" calcext:value-type="float">
            <text:p>0</text:p>
          </table:table-cell>
          <table:table-cell table:style-name="ce102" table:formula="of:=[.W15]/2" office:value-type="float" office:value="0" calcext:value-type="float">
            <text:p>0</text:p>
          </table:table-cell>
          <table:table-cell table:style-name="ce95" table:formula="of:=[.X1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1" calcext:value-type="date">
            <text:p>1/11/2005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5.6" calcext:value-type="float">
            <text:p><text:s/>5.60 <text:s text:c="5"/></text:p>
          </table:table-cell>
          <table:table-cell table:style-name="ce84" office:value-type="float" office:value="9" calcext:value-type="float">
            <text:p><text:s/>9.00 <text:s text:c="5"/></text:p>
          </table:table-cell>
          <table:table-cell table:style-name="ce84" office:value-type="float" office:value="7.15625" calcext:value-type="float">
            <text:p><text:s/>7.16 <text:s text:c="5"/></text:p>
          </table:table-cell>
          <table:table-cell table:style-name="ce84" table:formula="of:=([.D16]+[.C16])/2" office:value-type="float" office:value="7.3" calcext:value-type="float">
            <text:p><text:s/>7.30 <text:s text:c="5"/></text:p>
          </table:table-cell>
          <table:table-cell table:style-name="ce84" table:formula="of:=ABS([.E16]-[.F16])" office:value-type="float" office:value="0.14375" calcext:value-type="float">
            <text:p><text:s/>0.14 <text:s text:c="5"/></text:p>
          </table:table-cell>
          <table:table-cell table:formula="of:=ABS([.G16]*100/[.E16])" office:value-type="float" office:value="2.00873362445415" calcext:value-type="float">
            <text:p><text:s/>2.0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6]&gt;=[.$L$4];1;0)" office:value-type="float" office:value="0" calcext:value-type="float">
            <text:p>0</text:p>
          </table:table-cell>
          <table:table-cell table:style-name="ce95" table:formula="of:=IF([.E16]&gt;[.K$4];[.E16]-[.K$4];0)" office:value-type="float" office:value="0" calcext:value-type="float">
            <text:p><text:s/>- <text:s text:c="5"/></text:p>
          </table:table-cell>
          <table:table-cell table:style-name="ce84" table:formula="of:=[.L15]+([.K16]*[.J16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5]+[.N16]" office:value-type="float" office:value="0" calcext:value-type="float">
            <text:p>0</text:p>
          </table:table-cell>
          <table:table-cell table:formula="of:=[.O1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5]+[.Q16]" office:value-type="float" office:value="0" calcext:value-type="float">
            <text:p>0</text:p>
          </table:table-cell>
          <table:table-cell table:formula="of:=[.R1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5]+[.T16]" office:value-type="float" office:value="0" calcext:value-type="float">
            <text:p>0</text:p>
          </table:table-cell>
          <table:table-cell table:formula="of:=[.U16]*100/[.U$3]" office:value-type="float" office:value="0" calcext:value-type="float">
            <text:p><text:s/>- <text:s text:c="5"/></text:p>
          </table:table-cell>
          <table:table-cell table:style-name="ce102" table:formula="of:=[.O16]+[.R16]" office:value-type="float" office:value="0" calcext:value-type="float">
            <text:p>0</text:p>
          </table:table-cell>
          <table:table-cell table:style-name="ce102" table:formula="of:=[.W16]/2" office:value-type="float" office:value="0" calcext:value-type="float">
            <text:p>0</text:p>
          </table:table-cell>
          <table:table-cell table:style-name="ce95" table:formula="of:=[.X1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2" calcext:value-type="date">
            <text:p>1/12/2005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4.7" calcext:value-type="float">
            <text:p><text:s/>4.70 <text:s text:c="5"/></text:p>
          </table:table-cell>
          <table:table-cell table:style-name="ce84" office:value-type="float" office:value="9" calcext:value-type="float">
            <text:p><text:s/>9.00 <text:s text:c="5"/></text:p>
          </table:table-cell>
          <table:table-cell table:style-name="ce84" office:value-type="float" office:value="7.0875" calcext:value-type="float">
            <text:p><text:s/>7.09 <text:s text:c="5"/></text:p>
          </table:table-cell>
          <table:table-cell table:style-name="ce84" table:formula="of:=([.D17]+[.C17])/2" office:value-type="float" office:value="6.85" calcext:value-type="float">
            <text:p><text:s/>6.85 <text:s text:c="5"/></text:p>
          </table:table-cell>
          <table:table-cell table:style-name="ce84" table:formula="of:=ABS([.E17]-[.F17])" office:value-type="float" office:value="0.237500000000001" calcext:value-type="float">
            <text:p><text:s/>0.24 <text:s text:c="5"/></text:p>
          </table:table-cell>
          <table:table-cell table:formula="of:=ABS([.G17]*100/[.E17])" office:value-type="float" office:value="3.35097001763669" calcext:value-type="float">
            <text:p><text:s/>3.3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7]&gt;=[.$L$4];1;0)" office:value-type="float" office:value="0" calcext:value-type="float">
            <text:p>0</text:p>
          </table:table-cell>
          <table:table-cell table:style-name="ce95" table:formula="of:=IF([.E17]&gt;[.K$4];[.E17]-[.K$4];0)" office:value-type="float" office:value="0" calcext:value-type="float">
            <text:p><text:s/>- <text:s text:c="5"/></text:p>
          </table:table-cell>
          <table:table-cell table:style-name="ce84" table:formula="of:=[.L16]+([.K17]*[.J1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6]+[.N17]" office:value-type="float" office:value="0" calcext:value-type="float">
            <text:p>0</text:p>
          </table:table-cell>
          <table:table-cell table:formula="of:=[.O1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6]+[.Q17]" office:value-type="float" office:value="0" calcext:value-type="float">
            <text:p>0</text:p>
          </table:table-cell>
          <table:table-cell table:formula="of:=[.R1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6]+[.T17]" office:value-type="float" office:value="0" calcext:value-type="float">
            <text:p>0</text:p>
          </table:table-cell>
          <table:table-cell table:formula="of:=[.U17]*100/[.U$3]" office:value-type="float" office:value="0" calcext:value-type="float">
            <text:p><text:s/>- <text:s text:c="5"/></text:p>
          </table:table-cell>
          <table:table-cell table:style-name="ce102" table:formula="of:=[.O17]+[.R17]" office:value-type="float" office:value="0" calcext:value-type="float">
            <text:p>0</text:p>
          </table:table-cell>
          <table:table-cell table:style-name="ce102" table:formula="of:=[.W17]/2" office:value-type="float" office:value="0" calcext:value-type="float">
            <text:p>0</text:p>
          </table:table-cell>
          <table:table-cell table:style-name="ce95" table:formula="of:=[.X1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3" calcext:value-type="date">
            <text:p>1/13/2005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84" office:value-type="float" office:value="7.2" calcext:value-type="float">
            <text:p><text:s/>7.20 <text:s text:c="5"/></text:p>
          </table:table-cell>
          <table:table-cell table:style-name="ce84" office:value-type="float" office:value="5.38125" calcext:value-type="float">
            <text:p><text:s/>5.38 <text:s text:c="5"/></text:p>
          </table:table-cell>
          <table:table-cell table:style-name="ce84" table:formula="of:=([.D18]+[.C18])/2" office:value-type="float" office:value="4.6" calcext:value-type="float">
            <text:p><text:s/>4.60 <text:s text:c="5"/></text:p>
          </table:table-cell>
          <table:table-cell table:style-name="ce84" table:formula="of:=ABS([.E18]-[.F18])" office:value-type="float" office:value="0.78125" calcext:value-type="float">
            <text:p><text:s/>0.78 <text:s text:c="5"/></text:p>
          </table:table-cell>
          <table:table-cell table:formula="of:=ABS([.G18]*100/[.E18])" office:value-type="float" office:value="14.5180023228804" calcext:value-type="float">
            <text:p><text:s/>14.52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18]&gt;=[.$L$4];1;0)" office:value-type="float" office:value="0" calcext:value-type="float">
            <text:p>0</text:p>
          </table:table-cell>
          <table:table-cell table:style-name="ce95" table:formula="of:=IF([.E18]&gt;[.K$4];[.E18]-[.K$4];0)" office:value-type="float" office:value="0" calcext:value-type="float">
            <text:p><text:s/>- <text:s text:c="5"/></text:p>
          </table:table-cell>
          <table:table-cell table:style-name="ce84" table:formula="of:=[.L17]+([.K18]*[.J1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7]+[.N18]" office:value-type="float" office:value="0" calcext:value-type="float">
            <text:p>0</text:p>
          </table:table-cell>
          <table:table-cell table:formula="of:=[.O1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7]+[.Q18]" office:value-type="float" office:value="0" calcext:value-type="float">
            <text:p>0</text:p>
          </table:table-cell>
          <table:table-cell table:formula="of:=[.R1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7]+[.T18]" office:value-type="float" office:value="0" calcext:value-type="float">
            <text:p>0</text:p>
          </table:table-cell>
          <table:table-cell table:formula="of:=[.U18]*100/[.U$3]" office:value-type="float" office:value="0" calcext:value-type="float">
            <text:p><text:s/>- <text:s text:c="5"/></text:p>
          </table:table-cell>
          <table:table-cell table:style-name="ce102" table:formula="of:=[.O18]+[.R18]" office:value-type="float" office:value="0" calcext:value-type="float">
            <text:p>0</text:p>
          </table:table-cell>
          <table:table-cell table:style-name="ce102" table:formula="of:=[.W18]/2" office:value-type="float" office:value="0" calcext:value-type="float">
            <text:p>0</text:p>
          </table:table-cell>
          <table:table-cell table:style-name="ce95" table:formula="of:=[.X1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4" calcext:value-type="date">
            <text:p>1/14/2005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84" office:value-type="float" office:value="2.51914893617021" calcext:value-type="float">
            <text:p><text:s/>2.52 <text:s text:c="5"/></text:p>
          </table:table-cell>
          <table:table-cell table:style-name="ce84" table:formula="of:=([.D19]+[.C19])/2" office:value-type="float" office:value="2" calcext:value-type="float">
            <text:p><text:s/>2.00 <text:s text:c="5"/></text:p>
          </table:table-cell>
          <table:table-cell table:style-name="ce84" table:formula="of:=ABS([.E19]-[.F19])" office:value-type="float" office:value="0.51914893617021" calcext:value-type="float">
            <text:p><text:s/>0.52 <text:s text:c="5"/></text:p>
          </table:table-cell>
          <table:table-cell table:formula="of:=ABS([.G19]*100/[.E19])" office:value-type="float" office:value="20.608108108108" calcext:value-type="float">
            <text:p><text:s/>20.6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]&gt;=[.$L$4];1;0)" office:value-type="float" office:value="0" calcext:value-type="float">
            <text:p>0</text:p>
          </table:table-cell>
          <table:table-cell table:style-name="ce95" table:formula="of:=IF([.E19]&gt;[.K$4];[.E19]-[.K$4];0)" office:value-type="float" office:value="0" calcext:value-type="float">
            <text:p><text:s/>- <text:s text:c="5"/></text:p>
          </table:table-cell>
          <table:table-cell table:style-name="ce84" table:formula="of:=[.L18]+([.K19]*[.J1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8]+[.N19]" office:value-type="float" office:value="0" calcext:value-type="float">
            <text:p>0</text:p>
          </table:table-cell>
          <table:table-cell table:formula="of:=[.O1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8]+[.Q19]" office:value-type="float" office:value="0" calcext:value-type="float">
            <text:p>0</text:p>
          </table:table-cell>
          <table:table-cell table:formula="of:=[.R1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8]+[.T19]" office:value-type="float" office:value="0" calcext:value-type="float">
            <text:p>0</text:p>
          </table:table-cell>
          <table:table-cell table:formula="of:=[.U19]*100/[.U$3]" office:value-type="float" office:value="0" calcext:value-type="float">
            <text:p><text:s/>- <text:s text:c="5"/></text:p>
          </table:table-cell>
          <table:table-cell table:style-name="ce102" table:formula="of:=[.O19]+[.R19]" office:value-type="float" office:value="0" calcext:value-type="float">
            <text:p>0</text:p>
          </table:table-cell>
          <table:table-cell table:style-name="ce102" table:formula="of:=[.W19]/2" office:value-type="float" office:value="0" calcext:value-type="float">
            <text:p>0</text:p>
          </table:table-cell>
          <table:table-cell table:style-name="ce95" table:formula="of:=[.X1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5" calcext:value-type="date">
            <text:p>1/15/2005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-2.1" calcext:value-type="float">
            <text:p>-2.10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84" office:value-type="float" office:value="0.435416666666667" calcext:value-type="float">
            <text:p><text:s/>0.44 <text:s text:c="5"/></text:p>
          </table:table-cell>
          <table:table-cell table:style-name="ce84" table:formula="of:=([.D20]+[.C20])/2" office:value-type="float" office:value="-0.05" calcext:value-type="float">
            <text:p>-0.05 <text:s text:c="5"/></text:p>
          </table:table-cell>
          <table:table-cell table:style-name="ce84" table:formula="of:=ABS([.E20]-[.F20])" office:value-type="float" office:value="0.485416666666667" calcext:value-type="float">
            <text:p><text:s/>0.49 <text:s text:c="5"/></text:p>
          </table:table-cell>
          <table:table-cell table:formula="of:=ABS([.G20]*100/[.E20])" office:value-type="float" office:value="111.483253588517" calcext:value-type="float">
            <text:p><text:s/>111.4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0]&gt;=[.$L$4];1;0)" office:value-type="float" office:value="0" calcext:value-type="float">
            <text:p>0</text:p>
          </table:table-cell>
          <table:table-cell table:style-name="ce95" table:formula="of:=IF([.E20]&gt;[.K$4];[.E20]-[.K$4];0)" office:value-type="float" office:value="0" calcext:value-type="float">
            <text:p><text:s/>- <text:s text:c="5"/></text:p>
          </table:table-cell>
          <table:table-cell table:style-name="ce84" table:formula="of:=[.L19]+([.K20]*[.J2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9]+[.N20]" office:value-type="float" office:value="0" calcext:value-type="float">
            <text:p>0</text:p>
          </table:table-cell>
          <table:table-cell table:formula="of:=[.O2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9]+[.Q20]" office:value-type="float" office:value="0" calcext:value-type="float">
            <text:p>0</text:p>
          </table:table-cell>
          <table:table-cell table:formula="of:=[.R2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9]+[.T20]" office:value-type="float" office:value="0" calcext:value-type="float">
            <text:p>0</text:p>
          </table:table-cell>
          <table:table-cell table:formula="of:=[.U20]*100/[.U$3]" office:value-type="float" office:value="0" calcext:value-type="float">
            <text:p><text:s/>- <text:s text:c="5"/></text:p>
          </table:table-cell>
          <table:table-cell table:style-name="ce102" table:formula="of:=[.O20]+[.R20]" office:value-type="float" office:value="0" calcext:value-type="float">
            <text:p>0</text:p>
          </table:table-cell>
          <table:table-cell table:style-name="ce102" table:formula="of:=[.W20]/2" office:value-type="float" office:value="0" calcext:value-type="float">
            <text:p>0</text:p>
          </table:table-cell>
          <table:table-cell table:style-name="ce95" table:formula="of:=[.X2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6" calcext:value-type="date">
            <text:p>1/16/2005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-5" calcext:value-type="float">
            <text:p>-5.0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2.34255319148936" calcext:value-type="float">
            <text:p>-2.34 <text:s text:c="5"/></text:p>
          </table:table-cell>
          <table:table-cell table:style-name="ce84" table:formula="of:=([.D21]+[.C21])/2" office:value-type="float" office:value="-2.5" calcext:value-type="float">
            <text:p>-2.50 <text:s text:c="5"/></text:p>
          </table:table-cell>
          <table:table-cell table:style-name="ce84" table:formula="of:=ABS([.E21]-[.F21])" office:value-type="float" office:value="0.15744680851064" calcext:value-type="float">
            <text:p><text:s/>0.16 <text:s text:c="5"/></text:p>
          </table:table-cell>
          <table:table-cell table:formula="of:=ABS([.G21]*100/[.E21])" office:value-type="float" office:value="6.72116257947328" calcext:value-type="float">
            <text:p><text:s/>6.7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1]&gt;=[.$L$4];1;0)" office:value-type="float" office:value="0" calcext:value-type="float">
            <text:p>0</text:p>
          </table:table-cell>
          <table:table-cell table:style-name="ce95" table:formula="of:=IF([.E21]&gt;[.K$4];[.E21]-[.K$4];0)" office:value-type="float" office:value="0" calcext:value-type="float">
            <text:p><text:s/>- <text:s text:c="5"/></text:p>
          </table:table-cell>
          <table:table-cell table:style-name="ce84" table:formula="of:=[.L20]+([.K21]*[.J2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0]+[.N21]" office:value-type="float" office:value="0" calcext:value-type="float">
            <text:p>0</text:p>
          </table:table-cell>
          <table:table-cell table:formula="of:=[.O2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0]+[.Q21]" office:value-type="float" office:value="0" calcext:value-type="float">
            <text:p>0</text:p>
          </table:table-cell>
          <table:table-cell table:formula="of:=[.R2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0]+[.T21]" office:value-type="float" office:value="0" calcext:value-type="float">
            <text:p>0</text:p>
          </table:table-cell>
          <table:table-cell table:formula="of:=[.U21]*100/[.U$3]" office:value-type="float" office:value="0" calcext:value-type="float">
            <text:p><text:s/>- <text:s text:c="5"/></text:p>
          </table:table-cell>
          <table:table-cell table:style-name="ce102" table:formula="of:=[.O21]+[.R21]" office:value-type="float" office:value="0" calcext:value-type="float">
            <text:p>0</text:p>
          </table:table-cell>
          <table:table-cell table:style-name="ce102" table:formula="of:=[.W21]/2" office:value-type="float" office:value="0" calcext:value-type="float">
            <text:p>0</text:p>
          </table:table-cell>
          <table:table-cell table:style-name="ce95" table:formula="of:=[.X2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7" calcext:value-type="date">
            <text:p>1/17/2005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-5.5" calcext:value-type="float">
            <text:p>-5.50 <text:s text:c="5"/></text:p>
          </table:table-cell>
          <table:table-cell table:style-name="ce84" office:value-type="float" office:value="2.3" calcext:value-type="float">
            <text:p><text:s/>2.30 <text:s text:c="5"/></text:p>
          </table:table-cell>
          <table:table-cell table:style-name="ce84" office:value-type="float" office:value="-2.04130434782609" calcext:value-type="float">
            <text:p>-2.04 <text:s text:c="5"/></text:p>
          </table:table-cell>
          <table:table-cell table:style-name="ce84" table:formula="of:=([.D22]+[.C22])/2" office:value-type="float" office:value="-1.6" calcext:value-type="float">
            <text:p>-1.60 <text:s text:c="5"/></text:p>
          </table:table-cell>
          <table:table-cell table:style-name="ce84" table:formula="of:=ABS([.E22]-[.F22])" office:value-type="float" office:value="0.44130434782609" calcext:value-type="float">
            <text:p><text:s/>0.44 <text:s text:c="5"/></text:p>
          </table:table-cell>
          <table:table-cell table:formula="of:=ABS([.G22]*100/[.E22])" office:value-type="float" office:value="21.6187433439831" calcext:value-type="float">
            <text:p><text:s/>21.6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2]&gt;=[.$L$4];1;0)" office:value-type="float" office:value="0" calcext:value-type="float">
            <text:p>0</text:p>
          </table:table-cell>
          <table:table-cell table:style-name="ce95" table:formula="of:=IF([.E22]&gt;[.K$4];[.E22]-[.K$4];0)" office:value-type="float" office:value="0" calcext:value-type="float">
            <text:p><text:s/>- <text:s text:c="5"/></text:p>
          </table:table-cell>
          <table:table-cell table:style-name="ce84" table:formula="of:=[.L21]+([.K22]*[.J22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1]+[.N22]" office:value-type="float" office:value="0" calcext:value-type="float">
            <text:p>0</text:p>
          </table:table-cell>
          <table:table-cell table:formula="of:=[.O2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1]+[.Q22]" office:value-type="float" office:value="0" calcext:value-type="float">
            <text:p>0</text:p>
          </table:table-cell>
          <table:table-cell table:formula="of:=[.R2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1]+[.T22]" office:value-type="float" office:value="0" calcext:value-type="float">
            <text:p>0</text:p>
          </table:table-cell>
          <table:table-cell table:formula="of:=[.U22]*100/[.U$3]" office:value-type="float" office:value="0" calcext:value-type="float">
            <text:p><text:s/>- <text:s text:c="5"/></text:p>
          </table:table-cell>
          <table:table-cell table:style-name="ce102" table:formula="of:=[.O22]+[.R22]" office:value-type="float" office:value="0" calcext:value-type="float">
            <text:p>0</text:p>
          </table:table-cell>
          <table:table-cell table:style-name="ce102" table:formula="of:=[.W22]/2" office:value-type="float" office:value="0" calcext:value-type="float">
            <text:p>0</text:p>
          </table:table-cell>
          <table:table-cell table:style-name="ce95" table:formula="of:=[.X2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8" calcext:value-type="date">
            <text:p>1/18/2005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84" office:value-type="float" office:value="-1.33541666666667" calcext:value-type="float">
            <text:p>-1.34 <text:s text:c="5"/></text:p>
          </table:table-cell>
          <table:table-cell table:style-name="ce84" table:formula="of:=([.D23]+[.C23])/2" office:value-type="float" office:value="-0.5" calcext:value-type="float">
            <text:p>-0.50 <text:s text:c="5"/></text:p>
          </table:table-cell>
          <table:table-cell table:style-name="ce84" table:formula="of:=ABS([.E23]-[.F23])" office:value-type="float" office:value="0.83541666666667" calcext:value-type="float">
            <text:p><text:s/>0.84 <text:s text:c="5"/></text:p>
          </table:table-cell>
          <table:table-cell table:formula="of:=ABS([.G23]*100/[.E23])" office:value-type="float" office:value="62.5585023400937" calcext:value-type="float">
            <text:p><text:s/>62.5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]&gt;=[.$L$4];1;0)" office:value-type="float" office:value="0" calcext:value-type="float">
            <text:p>0</text:p>
          </table:table-cell>
          <table:table-cell table:style-name="ce95" table:formula="of:=IF([.E23]&gt;[.K$4];[.E23]-[.K$4];0)" office:value-type="float" office:value="0" calcext:value-type="float">
            <text:p><text:s/>- <text:s text:c="5"/></text:p>
          </table:table-cell>
          <table:table-cell table:style-name="ce84" table:formula="of:=[.L22]+([.K23]*[.J23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2]+[.N23]" office:value-type="float" office:value="0" calcext:value-type="float">
            <text:p>0</text:p>
          </table:table-cell>
          <table:table-cell table:formula="of:=[.O2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2]+[.Q23]" office:value-type="float" office:value="0" calcext:value-type="float">
            <text:p>0</text:p>
          </table:table-cell>
          <table:table-cell table:formula="of:=[.R2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2]+[.T23]" office:value-type="float" office:value="0" calcext:value-type="float">
            <text:p>0</text:p>
          </table:table-cell>
          <table:table-cell table:formula="of:=[.U23]*100/[.U$3]" office:value-type="float" office:value="0" calcext:value-type="float">
            <text:p><text:s/>- <text:s text:c="5"/></text:p>
          </table:table-cell>
          <table:table-cell table:style-name="ce102" table:formula="of:=[.O23]+[.R23]" office:value-type="float" office:value="0" calcext:value-type="float">
            <text:p>0</text:p>
          </table:table-cell>
          <table:table-cell table:style-name="ce102" table:formula="of:=[.W23]/2" office:value-type="float" office:value="0" calcext:value-type="float">
            <text:p>0</text:p>
          </table:table-cell>
          <table:table-cell table:style-name="ce95" table:formula="of:=[.X2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19" calcext:value-type="date">
            <text:p>1/19/2005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-6" calcext:value-type="float">
            <text:p>-6.0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2.95833333333333" calcext:value-type="float">
            <text:p>-2.96 <text:s text:c="5"/></text:p>
          </table:table-cell>
          <table:table-cell table:style-name="ce84" table:formula="of:=([.D24]+[.C24])/2" office:value-type="float" office:value="-3" calcext:value-type="float">
            <text:p>-3.00 <text:s text:c="5"/></text:p>
          </table:table-cell>
          <table:table-cell table:style-name="ce84" table:formula="of:=ABS([.E24]-[.F24])" office:value-type="float" office:value="0.0416666666666701" calcext:value-type="float">
            <text:p><text:s/>0.04 <text:s text:c="5"/></text:p>
          </table:table-cell>
          <table:table-cell table:formula="of:=ABS([.G24]*100/[.E24])" office:value-type="float" office:value="1.40845070422547" calcext:value-type="float">
            <text:p><text:s/>1.41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24]&gt;=[.$L$4];1;0)" office:value-type="float" office:value="0" calcext:value-type="float">
            <text:p>0</text:p>
          </table:table-cell>
          <table:table-cell table:style-name="ce95" table:formula="of:=IF([.E24]&gt;[.K$4];[.E24]-[.K$4];0)" office:value-type="float" office:value="0" calcext:value-type="float">
            <text:p><text:s/>- <text:s text:c="5"/></text:p>
          </table:table-cell>
          <table:table-cell table:style-name="ce84" table:formula="of:=[.L23]+([.K24]*[.J24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3]+[.N24]" office:value-type="float" office:value="0" calcext:value-type="float">
            <text:p>0</text:p>
          </table:table-cell>
          <table:table-cell table:formula="of:=[.O2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3]+[.Q24]" office:value-type="float" office:value="0" calcext:value-type="float">
            <text:p>0</text:p>
          </table:table-cell>
          <table:table-cell table:formula="of:=[.R2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3]+[.T24]" office:value-type="float" office:value="0" calcext:value-type="float">
            <text:p>0</text:p>
          </table:table-cell>
          <table:table-cell table:formula="of:=[.U24]*100/[.U$3]" office:value-type="float" office:value="0" calcext:value-type="float">
            <text:p><text:s/>- <text:s text:c="5"/></text:p>
          </table:table-cell>
          <table:table-cell table:style-name="ce102" table:formula="of:=[.O24]+[.R24]" office:value-type="float" office:value="0" calcext:value-type="float">
            <text:p>0</text:p>
          </table:table-cell>
          <table:table-cell table:style-name="ce102" table:formula="of:=[.W24]/2" office:value-type="float" office:value="0" calcext:value-type="float">
            <text:p>0</text:p>
          </table:table-cell>
          <table:table-cell table:style-name="ce95" table:formula="of:=[.X2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0" calcext:value-type="date">
            <text:p>1/20/2005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-0.4" calcext:value-type="float">
            <text:p>-0.40 <text:s text:c="5"/></text:p>
          </table:table-cell>
          <table:table-cell table:style-name="ce84" office:value-type="float" office:value="2.3" calcext:value-type="float">
            <text:p><text:s/>2.30 <text:s text:c="5"/></text:p>
          </table:table-cell>
          <table:table-cell table:style-name="ce84" office:value-type="float" office:value="1.02553191489362" calcext:value-type="float">
            <text:p><text:s/>1.03 <text:s text:c="5"/></text:p>
          </table:table-cell>
          <table:table-cell table:style-name="ce84" table:formula="of:=([.D25]+[.C25])/2" office:value-type="float" office:value="0.95" calcext:value-type="float">
            <text:p><text:s/>0.95 <text:s text:c="5"/></text:p>
          </table:table-cell>
          <table:table-cell table:style-name="ce84" table:formula="of:=ABS([.E25]-[.F25])" office:value-type="float" office:value="0.07553191489362" calcext:value-type="float">
            <text:p><text:s/>0.08 <text:s text:c="5"/></text:p>
          </table:table-cell>
          <table:table-cell table:formula="of:=ABS([.G25]*100/[.E25])" office:value-type="float" office:value="7.36514522821604" calcext:value-type="float">
            <text:p><text:s/>7.37 <text:s text:c="5"/></text:p>
          </table:table-cell>
          <table:table-cell table:style-name="ce84" office:value-type="float" office:value="2.8" calcext:value-type="float">
            <text:p><text:s/>2.80 <text:s text:c="5"/></text:p>
          </table:table-cell>
          <table:table-cell table:style-name="ce91" table:formula="of:=IF([.A25]&gt;=[.$L$4];1;0)" office:value-type="float" office:value="0" calcext:value-type="float">
            <text:p>0</text:p>
          </table:table-cell>
          <table:table-cell table:style-name="ce95" table:formula="of:=IF([.E25]&gt;[.K$4];[.E25]-[.K$4];0)" office:value-type="float" office:value="0" calcext:value-type="float">
            <text:p><text:s/>- <text:s text:c="5"/></text:p>
          </table:table-cell>
          <table:table-cell table:style-name="ce84" table:formula="of:=[.L24]+([.K25]*[.J25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4]+[.N25]" office:value-type="float" office:value="0" calcext:value-type="float">
            <text:p>0</text:p>
          </table:table-cell>
          <table:table-cell table:formula="of:=[.O2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4]+[.Q25]" office:value-type="float" office:value="0" calcext:value-type="float">
            <text:p>0</text:p>
          </table:table-cell>
          <table:table-cell table:formula="of:=[.R2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4]+[.T25]" office:value-type="float" office:value="0" calcext:value-type="float">
            <text:p>0</text:p>
          </table:table-cell>
          <table:table-cell table:formula="of:=[.U25]*100/[.U$3]" office:value-type="float" office:value="0" calcext:value-type="float">
            <text:p><text:s/>- <text:s text:c="5"/></text:p>
          </table:table-cell>
          <table:table-cell table:style-name="ce102" table:formula="of:=[.O25]+[.R25]" office:value-type="float" office:value="0" calcext:value-type="float">
            <text:p>0</text:p>
          </table:table-cell>
          <table:table-cell table:style-name="ce102" table:formula="of:=[.W25]/2" office:value-type="float" office:value="0" calcext:value-type="float">
            <text:p>0</text:p>
          </table:table-cell>
          <table:table-cell table:style-name="ce95" table:formula="of:=[.X2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1" calcext:value-type="date">
            <text:p>1/21/2005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0.6" calcext:value-type="float">
            <text:p><text:s/>0.60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84" office:value-type="float" office:value="1.59375" calcext:value-type="float">
            <text:p><text:s/>1.59 <text:s text:c="5"/></text:p>
          </table:table-cell>
          <table:table-cell table:style-name="ce84" table:formula="of:=([.D26]+[.C26])/2" office:value-type="float" office:value="1.8" calcext:value-type="float">
            <text:p><text:s/>1.80 <text:s text:c="5"/></text:p>
          </table:table-cell>
          <table:table-cell table:style-name="ce84" table:formula="of:=ABS([.E26]-[.F26])" office:value-type="float" office:value="0.20625" calcext:value-type="float">
            <text:p><text:s/>0.21 <text:s text:c="5"/></text:p>
          </table:table-cell>
          <table:table-cell table:formula="of:=ABS([.G26]*100/[.E26])" office:value-type="float" office:value="12.9411764705882" calcext:value-type="float">
            <text:p><text:s/>12.94 <text:s text:c="5"/></text:p>
          </table:table-cell>
          <table:table-cell table:style-name="ce84" office:value-type="float" office:value="8" calcext:value-type="float">
            <text:p><text:s/>8.00 <text:s text:c="5"/></text:p>
          </table:table-cell>
          <table:table-cell table:style-name="ce91" table:formula="of:=IF([.A26]&gt;=[.$L$4];1;0)" office:value-type="float" office:value="0" calcext:value-type="float">
            <text:p>0</text:p>
          </table:table-cell>
          <table:table-cell table:style-name="ce95" table:formula="of:=IF([.E26]&gt;[.K$4];[.E26]-[.K$4];0)" office:value-type="float" office:value="0" calcext:value-type="float">
            <text:p><text:s/>- <text:s text:c="5"/></text:p>
          </table:table-cell>
          <table:table-cell table:style-name="ce84" table:formula="of:=[.L25]+([.K26]*[.J26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5]+[.N26]" office:value-type="float" office:value="0" calcext:value-type="float">
            <text:p>0</text:p>
          </table:table-cell>
          <table:table-cell table:formula="of:=[.O2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5]+[.Q26]" office:value-type="float" office:value="0" calcext:value-type="float">
            <text:p>0</text:p>
          </table:table-cell>
          <table:table-cell table:formula="of:=[.R2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5]+[.T26]" office:value-type="float" office:value="0" calcext:value-type="float">
            <text:p>0</text:p>
          </table:table-cell>
          <table:table-cell table:formula="of:=[.U26]*100/[.U$3]" office:value-type="float" office:value="0" calcext:value-type="float">
            <text:p><text:s/>- <text:s text:c="5"/></text:p>
          </table:table-cell>
          <table:table-cell table:style-name="ce102" table:formula="of:=[.O26]+[.R26]" office:value-type="float" office:value="0" calcext:value-type="float">
            <text:p>0</text:p>
          </table:table-cell>
          <table:table-cell table:style-name="ce102" table:formula="of:=[.W26]/2" office:value-type="float" office:value="0" calcext:value-type="float">
            <text:p>0</text:p>
          </table:table-cell>
          <table:table-cell table:style-name="ce95" table:formula="of:=[.X2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2" calcext:value-type="date">
            <text:p>1/22/2005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1.1" calcext:value-type="float">
            <text:p><text:s/>1.10 <text:s text:c="5"/></text:p>
          </table:table-cell>
          <table:table-cell table:style-name="ce84" office:value-type="float" office:value="0.0702127659574468" calcext:value-type="float">
            <text:p><text:s/>0.07 <text:s text:c="5"/></text:p>
          </table:table-cell>
          <table:table-cell table:style-name="ce84" table:formula="of:=([.D27]+[.C27])/2" office:value-type="float" office:value="0.05" calcext:value-type="float">
            <text:p><text:s/>0.05 <text:s text:c="5"/></text:p>
          </table:table-cell>
          <table:table-cell table:style-name="ce84" table:formula="of:=ABS([.E27]-[.F27])" office:value-type="float" office:value="0.0202127659574468" calcext:value-type="float">
            <text:p><text:s/>0.02 <text:s text:c="5"/></text:p>
          </table:table-cell>
          <table:table-cell table:formula="of:=ABS([.G27]*100/[.E27])" office:value-type="float" office:value="28.7878787878787" calcext:value-type="float">
            <text:p><text:s/>28.7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]&gt;=[.$L$4];1;0)" office:value-type="float" office:value="0" calcext:value-type="float">
            <text:p>0</text:p>
          </table:table-cell>
          <table:table-cell table:style-name="ce95" table:formula="of:=IF([.E27]&gt;[.K$4];[.E27]-[.K$4];0)" office:value-type="float" office:value="0" calcext:value-type="float">
            <text:p><text:s/>- <text:s text:c="5"/></text:p>
          </table:table-cell>
          <table:table-cell table:style-name="ce84" table:formula="of:=[.L26]+([.K27]*[.J2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6]+[.N27]" office:value-type="float" office:value="0" calcext:value-type="float">
            <text:p>0</text:p>
          </table:table-cell>
          <table:table-cell table:formula="of:=[.O2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6]+[.Q27]" office:value-type="float" office:value="0" calcext:value-type="float">
            <text:p>0</text:p>
          </table:table-cell>
          <table:table-cell table:formula="of:=[.R2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6]+[.T27]" office:value-type="float" office:value="0" calcext:value-type="float">
            <text:p>0</text:p>
          </table:table-cell>
          <table:table-cell table:formula="of:=[.U27]*100/[.U$3]" office:value-type="float" office:value="0" calcext:value-type="float">
            <text:p><text:s/>- <text:s text:c="5"/></text:p>
          </table:table-cell>
          <table:table-cell table:style-name="ce102" table:formula="of:=[.O27]+[.R27]" office:value-type="float" office:value="0" calcext:value-type="float">
            <text:p>0</text:p>
          </table:table-cell>
          <table:table-cell table:style-name="ce102" table:formula="of:=[.W27]/2" office:value-type="float" office:value="0" calcext:value-type="float">
            <text:p>0</text:p>
          </table:table-cell>
          <table:table-cell table:style-name="ce95" table:formula="of:=[.X2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3" calcext:value-type="date">
            <text:p>1/23/2005</text:p>
          </table:table-cell>
          <table:table-cell office:value-type="float" office:value="4" calcext:value-type="float">
            <text:p>4</text:p>
          </table:table-cell>
          <table:table-cell table:style-name="ce84" office:value-type="float" office:value="-5" calcext:value-type="float">
            <text:p>-5.00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84" office:value-type="float" office:value="-1.0375" calcext:value-type="float">
            <text:p>-1.04 <text:s text:c="5"/></text:p>
          </table:table-cell>
          <table:table-cell table:style-name="ce84" table:formula="of:=([.D28]+[.C28])/2" office:value-type="float" office:value="-2.25" calcext:value-type="float">
            <text:p>-2.25 <text:s text:c="5"/></text:p>
          </table:table-cell>
          <table:table-cell table:style-name="ce84" table:formula="of:=ABS([.E28]-[.F28])" office:value-type="float" office:value="1.2125" calcext:value-type="float">
            <text:p><text:s/>1.21 <text:s text:c="5"/></text:p>
          </table:table-cell>
          <table:table-cell table:formula="of:=ABS([.G28]*100/[.E28])" office:value-type="float" office:value="116.867469879518" calcext:value-type="float">
            <text:p><text:s/>116.87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28]&gt;=[.$L$4];1;0)" office:value-type="float" office:value="0" calcext:value-type="float">
            <text:p>0</text:p>
          </table:table-cell>
          <table:table-cell table:style-name="ce95" table:formula="of:=IF([.E28]&gt;[.K$4];[.E28]-[.K$4];0)" office:value-type="float" office:value="0" calcext:value-type="float">
            <text:p><text:s/>- <text:s text:c="5"/></text:p>
          </table:table-cell>
          <table:table-cell table:style-name="ce84" table:formula="of:=[.L27]+([.K28]*[.J2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7]+[.N28]" office:value-type="float" office:value="0" calcext:value-type="float">
            <text:p>0</text:p>
          </table:table-cell>
          <table:table-cell table:formula="of:=[.O2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7]+[.Q28]" office:value-type="float" office:value="0" calcext:value-type="float">
            <text:p>0</text:p>
          </table:table-cell>
          <table:table-cell table:formula="of:=[.R2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7]+[.T28]" office:value-type="float" office:value="0" calcext:value-type="float">
            <text:p>0</text:p>
          </table:table-cell>
          <table:table-cell table:formula="of:=[.U28]*100/[.U$3]" office:value-type="float" office:value="0" calcext:value-type="float">
            <text:p><text:s/>- <text:s text:c="5"/></text:p>
          </table:table-cell>
          <table:table-cell table:style-name="ce102" table:formula="of:=[.O28]+[.R28]" office:value-type="float" office:value="0" calcext:value-type="float">
            <text:p>0</text:p>
          </table:table-cell>
          <table:table-cell table:style-name="ce102" table:formula="of:=[.W28]/2" office:value-type="float" office:value="0" calcext:value-type="float">
            <text:p>0</text:p>
          </table:table-cell>
          <table:table-cell table:style-name="ce95" table:formula="of:=[.X2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4" calcext:value-type="date">
            <text:p>1/24/2005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-5.8" calcext:value-type="float">
            <text:p>-5.80 <text:s text:c="5"/></text:p>
          </table:table-cell>
          <table:table-cell table:style-name="ce84" office:value-type="float" office:value="-1.6" calcext:value-type="float">
            <text:p>-1.60 <text:s text:c="5"/></text:p>
          </table:table-cell>
          <table:table-cell table:style-name="ce84" office:value-type="float" office:value="-3.51666666666667" calcext:value-type="float">
            <text:p>-3.52 <text:s text:c="5"/></text:p>
          </table:table-cell>
          <table:table-cell table:style-name="ce84" table:formula="of:=([.D29]+[.C29])/2" office:value-type="float" office:value="-3.7" calcext:value-type="float">
            <text:p>-3.70 <text:s text:c="5"/></text:p>
          </table:table-cell>
          <table:table-cell table:style-name="ce84" table:formula="of:=ABS([.E29]-[.F29])" office:value-type="float" office:value="0.18333333333333" calcext:value-type="float">
            <text:p><text:s/>0.18 <text:s text:c="5"/></text:p>
          </table:table-cell>
          <table:table-cell table:formula="of:=ABS([.G29]*100/[.E29])" office:value-type="float" office:value="5.21327014218" calcext:value-type="float">
            <text:p><text:s/>5.21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29]&gt;=[.$L$4];1;0)" office:value-type="float" office:value="0" calcext:value-type="float">
            <text:p>0</text:p>
          </table:table-cell>
          <table:table-cell table:style-name="ce95" table:formula="of:=IF([.E29]&gt;[.K$4];[.E29]-[.K$4];0)" office:value-type="float" office:value="0" calcext:value-type="float">
            <text:p><text:s/>- <text:s text:c="5"/></text:p>
          </table:table-cell>
          <table:table-cell table:style-name="ce84" table:formula="of:=[.L28]+([.K29]*[.J2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8]+[.N29]" office:value-type="float" office:value="0" calcext:value-type="float">
            <text:p>0</text:p>
          </table:table-cell>
          <table:table-cell table:formula="of:=[.O2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8]+[.Q29]" office:value-type="float" office:value="0" calcext:value-type="float">
            <text:p>0</text:p>
          </table:table-cell>
          <table:table-cell table:formula="of:=[.R2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8]+[.T29]" office:value-type="float" office:value="0" calcext:value-type="float">
            <text:p>0</text:p>
          </table:table-cell>
          <table:table-cell table:formula="of:=[.U29]*100/[.U$3]" office:value-type="float" office:value="0" calcext:value-type="float">
            <text:p><text:s/>- <text:s text:c="5"/></text:p>
          </table:table-cell>
          <table:table-cell table:style-name="ce102" table:formula="of:=[.O29]+[.R29]" office:value-type="float" office:value="0" calcext:value-type="float">
            <text:p>0</text:p>
          </table:table-cell>
          <table:table-cell table:style-name="ce102" table:formula="of:=[.W29]/2" office:value-type="float" office:value="0" calcext:value-type="float">
            <text:p>0</text:p>
          </table:table-cell>
          <table:table-cell table:style-name="ce95" table:formula="of:=[.X2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5" calcext:value-type="date">
            <text:p>1/25/2005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-6" calcext:value-type="float">
            <text:p>-6.00 <text:s text:c="5"/></text:p>
          </table:table-cell>
          <table:table-cell table:style-name="ce84" office:value-type="float" office:value="-2.5" calcext:value-type="float">
            <text:p>-2.50 <text:s text:c="5"/></text:p>
          </table:table-cell>
          <table:table-cell table:style-name="ce84" office:value-type="float" office:value="-4.17291666666667" calcext:value-type="float">
            <text:p>-4.17 <text:s text:c="5"/></text:p>
          </table:table-cell>
          <table:table-cell table:style-name="ce84" table:formula="of:=([.D30]+[.C30])/2" office:value-type="float" office:value="-4.25" calcext:value-type="float">
            <text:p>-4.25 <text:s text:c="5"/></text:p>
          </table:table-cell>
          <table:table-cell table:style-name="ce84" table:formula="of:=ABS([.E30]-[.F30])" office:value-type="float" office:value="0.0770833333333298" calcext:value-type="float">
            <text:p><text:s/>0.08 <text:s text:c="5"/></text:p>
          </table:table-cell>
          <table:table-cell table:formula="of:=ABS([.G30]*100/[.E30])" office:value-type="float" office:value="1.84722915626552" calcext:value-type="float">
            <text:p><text:s/>1.85 <text:s text:c="5"/></text:p>
          </table:table-cell>
          <table:table-cell table:style-name="ce84" office:value-type="float" office:value="0.8" calcext:value-type="float">
            <text:p><text:s/>0.80 <text:s text:c="5"/></text:p>
          </table:table-cell>
          <table:table-cell table:style-name="ce91" table:formula="of:=IF([.A30]&gt;=[.$L$4];1;0)" office:value-type="float" office:value="0" calcext:value-type="float">
            <text:p>0</text:p>
          </table:table-cell>
          <table:table-cell table:style-name="ce95" table:formula="of:=IF([.E30]&gt;[.K$4];[.E30]-[.K$4];0)" office:value-type="float" office:value="0" calcext:value-type="float">
            <text:p><text:s/>- <text:s text:c="5"/></text:p>
          </table:table-cell>
          <table:table-cell table:style-name="ce84" table:formula="of:=[.L29]+([.K30]*[.J3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29]+[.N30]" office:value-type="float" office:value="0" calcext:value-type="float">
            <text:p>0</text:p>
          </table:table-cell>
          <table:table-cell table:formula="of:=[.O3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29]+[.Q30]" office:value-type="float" office:value="0" calcext:value-type="float">
            <text:p>0</text:p>
          </table:table-cell>
          <table:table-cell table:formula="of:=[.R3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29]+[.T30]" office:value-type="float" office:value="0" calcext:value-type="float">
            <text:p>0</text:p>
          </table:table-cell>
          <table:table-cell table:formula="of:=[.U30]*100/[.U$3]" office:value-type="float" office:value="0" calcext:value-type="float">
            <text:p><text:s/>- <text:s text:c="5"/></text:p>
          </table:table-cell>
          <table:table-cell table:style-name="ce102" table:formula="of:=[.O30]+[.R30]" office:value-type="float" office:value="0" calcext:value-type="float">
            <text:p>0</text:p>
          </table:table-cell>
          <table:table-cell table:style-name="ce102" table:formula="of:=[.W30]/2" office:value-type="float" office:value="0" calcext:value-type="float">
            <text:p>0</text:p>
          </table:table-cell>
          <table:table-cell table:style-name="ce95" table:formula="of:=[.X3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6" calcext:value-type="date">
            <text:p>1/26/2005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-6" calcext:value-type="float">
            <text:p>-6.00 <text:s text:c="5"/></text:p>
          </table:table-cell>
          <table:table-cell table:style-name="ce84" office:value-type="float" office:value="-2.7" calcext:value-type="float">
            <text:p>-2.70 <text:s text:c="5"/></text:p>
          </table:table-cell>
          <table:table-cell table:style-name="ce84" office:value-type="float" office:value="-4.83125" calcext:value-type="float">
            <text:p>-4.83 <text:s text:c="5"/></text:p>
          </table:table-cell>
          <table:table-cell table:style-name="ce84" table:formula="of:=([.D31]+[.C31])/2" office:value-type="float" office:value="-4.35" calcext:value-type="float">
            <text:p>-4.35 <text:s text:c="5"/></text:p>
          </table:table-cell>
          <table:table-cell table:style-name="ce84" table:formula="of:=ABS([.E31]-[.F31])" office:value-type="float" office:value="0.48125" calcext:value-type="float">
            <text:p><text:s/>0.48 <text:s text:c="5"/></text:p>
          </table:table-cell>
          <table:table-cell table:formula="of:=ABS([.G31]*100/[.E31])" office:value-type="float" office:value="9.96119016817594" calcext:value-type="float">
            <text:p><text:s/>9.9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]&gt;=[.$L$4];1;0)" office:value-type="float" office:value="0" calcext:value-type="float">
            <text:p>0</text:p>
          </table:table-cell>
          <table:table-cell table:style-name="ce95" table:formula="of:=IF([.E31]&gt;[.K$4];[.E31]-[.K$4];0)" office:value-type="float" office:value="0" calcext:value-type="float">
            <text:p><text:s/>- <text:s text:c="5"/></text:p>
          </table:table-cell>
          <table:table-cell table:style-name="ce84" table:formula="of:=[.L30]+([.K31]*[.J3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0]+[.N31]" office:value-type="float" office:value="0" calcext:value-type="float">
            <text:p>0</text:p>
          </table:table-cell>
          <table:table-cell table:formula="of:=[.O3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0]+[.Q31]" office:value-type="float" office:value="0" calcext:value-type="float">
            <text:p>0</text:p>
          </table:table-cell>
          <table:table-cell table:formula="of:=[.R3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0]+[.T31]" office:value-type="float" office:value="0" calcext:value-type="float">
            <text:p>0</text:p>
          </table:table-cell>
          <table:table-cell table:formula="of:=[.U31]*100/[.U$3]" office:value-type="float" office:value="0" calcext:value-type="float">
            <text:p><text:s/>- <text:s text:c="5"/></text:p>
          </table:table-cell>
          <table:table-cell table:style-name="ce102" table:formula="of:=[.O31]+[.R31]" office:value-type="float" office:value="0" calcext:value-type="float">
            <text:p>0</text:p>
          </table:table-cell>
          <table:table-cell table:style-name="ce102" table:formula="of:=[.W31]/2" office:value-type="float" office:value="0" calcext:value-type="float">
            <text:p>0</text:p>
          </table:table-cell>
          <table:table-cell table:style-name="ce95" table:formula="of:=[.X3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7" calcext:value-type="date">
            <text:p>1/27/2005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-10.3" calcext:value-type="float">
            <text:p>-10.30 <text:s text:c="5"/></text:p>
          </table:table-cell>
          <table:table-cell table:style-name="ce84" office:value-type="float" office:value="-5" calcext:value-type="float">
            <text:p>-5.00 <text:s text:c="5"/></text:p>
          </table:table-cell>
          <table:table-cell table:style-name="ce84" office:value-type="float" office:value="-6.68958333333333" calcext:value-type="float">
            <text:p>-6.69 <text:s text:c="5"/></text:p>
          </table:table-cell>
          <table:table-cell table:style-name="ce84" table:formula="of:=([.D32]+[.C32])/2" office:value-type="float" office:value="-7.65" calcext:value-type="float">
            <text:p>-7.65 <text:s text:c="5"/></text:p>
          </table:table-cell>
          <table:table-cell table:style-name="ce84" table:formula="of:=ABS([.E32]-[.F32])" office:value-type="float" office:value="0.960416666666671" calcext:value-type="float">
            <text:p><text:s/>0.96 <text:s text:c="5"/></text:p>
          </table:table-cell>
          <table:table-cell table:formula="of:=ABS([.G32]*100/[.E32])" office:value-type="float" office:value="14.3568981625662" calcext:value-type="float">
            <text:p><text:s/>14.3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2]&gt;=[.$L$4];1;0)" office:value-type="float" office:value="0" calcext:value-type="float">
            <text:p>0</text:p>
          </table:table-cell>
          <table:table-cell table:style-name="ce95" table:formula="of:=IF([.E32]&gt;[.K$4];[.E32]-[.K$4];0)" office:value-type="float" office:value="0" calcext:value-type="float">
            <text:p><text:s/>- <text:s text:c="5"/></text:p>
          </table:table-cell>
          <table:table-cell table:style-name="ce84" table:formula="of:=[.L31]+([.K32]*[.J32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1]+[.N32]" office:value-type="float" office:value="0" calcext:value-type="float">
            <text:p>0</text:p>
          </table:table-cell>
          <table:table-cell table:formula="of:=[.O3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1]+[.Q32]" office:value-type="float" office:value="0" calcext:value-type="float">
            <text:p>0</text:p>
          </table:table-cell>
          <table:table-cell table:formula="of:=[.R3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1]+[.T32]" office:value-type="float" office:value="0" calcext:value-type="float">
            <text:p>0</text:p>
          </table:table-cell>
          <table:table-cell table:formula="of:=[.U32]*100/[.U$3]" office:value-type="float" office:value="0" calcext:value-type="float">
            <text:p><text:s/>- <text:s text:c="5"/></text:p>
          </table:table-cell>
          <table:table-cell table:style-name="ce102" table:formula="of:=[.O32]+[.R32]" office:value-type="float" office:value="0" calcext:value-type="float">
            <text:p>0</text:p>
          </table:table-cell>
          <table:table-cell table:style-name="ce102" table:formula="of:=[.W32]/2" office:value-type="float" office:value="0" calcext:value-type="float">
            <text:p>0</text:p>
          </table:table-cell>
          <table:table-cell table:style-name="ce95" table:formula="of:=[.X3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8" calcext:value-type="date">
            <text:p>1/28/2005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-11.3" calcext:value-type="float">
            <text:p>-11.30 <text:s text:c="5"/>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-6.55208333333333" calcext:value-type="float">
            <text:p>-6.55 <text:s text:c="5"/></text:p>
          </table:table-cell>
          <table:table-cell table:style-name="ce84" table:formula="of:=([.D33]+[.C33])/2" office:value-type="float" office:value="-7.65" calcext:value-type="float">
            <text:p>-7.65 <text:s text:c="5"/></text:p>
          </table:table-cell>
          <table:table-cell table:style-name="ce84" table:formula="of:=ABS([.E33]-[.F33])" office:value-type="float" office:value="1.09791666666667" calcext:value-type="float">
            <text:p><text:s/>1.10 <text:s text:c="5"/></text:p>
          </table:table-cell>
          <table:table-cell table:formula="of:=ABS([.G33]*100/[.E33])" office:value-type="float" office:value="16.7567567567568" calcext:value-type="float">
            <text:p><text:s/>16.7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3]&gt;=[.$L$4];1;0)" office:value-type="float" office:value="0" calcext:value-type="float">
            <text:p>0</text:p>
          </table:table-cell>
          <table:table-cell table:style-name="ce95" table:formula="of:=IF([.E33]&gt;[.K$4];[.E33]-[.K$4];0)" office:value-type="float" office:value="0" calcext:value-type="float">
            <text:p><text:s/>- <text:s text:c="5"/></text:p>
          </table:table-cell>
          <table:table-cell table:style-name="ce84" table:formula="of:=[.L32]+([.K33]*[.J33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2]+[.N33]" office:value-type="float" office:value="0" calcext:value-type="float">
            <text:p>0</text:p>
          </table:table-cell>
          <table:table-cell table:formula="of:=[.O3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2]+[.Q33]" office:value-type="float" office:value="0" calcext:value-type="float">
            <text:p>0</text:p>
          </table:table-cell>
          <table:table-cell table:formula="of:=[.R3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2]+[.T33]" office:value-type="float" office:value="0" calcext:value-type="float">
            <text:p>0</text:p>
          </table:table-cell>
          <table:table-cell table:formula="of:=[.U33]*100/[.U$3]" office:value-type="float" office:value="0" calcext:value-type="float">
            <text:p><text:s/>- <text:s text:c="5"/></text:p>
          </table:table-cell>
          <table:table-cell table:style-name="ce102" table:formula="of:=[.O33]+[.R33]" office:value-type="float" office:value="0" calcext:value-type="float">
            <text:p>0</text:p>
          </table:table-cell>
          <table:table-cell table:style-name="ce102" table:formula="of:=[.W33]/2" office:value-type="float" office:value="0" calcext:value-type="float">
            <text:p>0</text:p>
          </table:table-cell>
          <table:table-cell table:style-name="ce95" table:formula="of:=[.X3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29" calcext:value-type="date">
            <text:p>1/29/2005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-7" calcext:value-type="float">
            <text:p>-7.00 <text:s text:c="5"/></text:p>
          </table:table-cell>
          <table:table-cell table:style-name="ce84" office:value-type="float" office:value="-4.6" calcext:value-type="float">
            <text:p>-4.60 <text:s text:c="5"/></text:p>
          </table:table-cell>
          <table:table-cell table:style-name="ce84" office:value-type="float" office:value="-5.84166666666667" calcext:value-type="float">
            <text:p>-5.84 <text:s text:c="5"/></text:p>
          </table:table-cell>
          <table:table-cell table:style-name="ce84" table:formula="of:=([.D34]+[.C34])/2" office:value-type="float" office:value="-5.8" calcext:value-type="float">
            <text:p>-5.80 <text:s text:c="5"/></text:p>
          </table:table-cell>
          <table:table-cell table:style-name="ce84" table:formula="of:=ABS([.E34]-[.F34])" office:value-type="float" office:value="0.0416666666666705" calcext:value-type="float">
            <text:p><text:s/>0.04 <text:s text:c="5"/></text:p>
          </table:table-cell>
          <table:table-cell table:formula="of:=ABS([.G34]*100/[.E34])" office:value-type="float" office:value="0.713266761768967" calcext:value-type="float">
            <text:p><text:s/>0.7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4]&gt;=[.$L$4];1;0)" office:value-type="float" office:value="0" calcext:value-type="float">
            <text:p>0</text:p>
          </table:table-cell>
          <table:table-cell table:style-name="ce95" table:formula="of:=IF([.E34]&gt;[.K$4];[.E34]-[.K$4];0)" office:value-type="float" office:value="0" calcext:value-type="float">
            <text:p><text:s/>- <text:s text:c="5"/></text:p>
          </table:table-cell>
          <table:table-cell table:style-name="ce84" table:formula="of:=[.L33]+([.K34]*[.J34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3]+[.N34]" office:value-type="float" office:value="0" calcext:value-type="float">
            <text:p>0</text:p>
          </table:table-cell>
          <table:table-cell table:formula="of:=[.O3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3]+[.Q34]" office:value-type="float" office:value="0" calcext:value-type="float">
            <text:p>0</text:p>
          </table:table-cell>
          <table:table-cell table:formula="of:=[.R3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3]+[.T34]" office:value-type="float" office:value="0" calcext:value-type="float">
            <text:p>0</text:p>
          </table:table-cell>
          <table:table-cell table:formula="of:=[.U34]*100/[.U$3]" office:value-type="float" office:value="0" calcext:value-type="float">
            <text:p><text:s/>- <text:s text:c="5"/></text:p>
          </table:table-cell>
          <table:table-cell table:style-name="ce102" table:formula="of:=[.O34]+[.R34]" office:value-type="float" office:value="0" calcext:value-type="float">
            <text:p>0</text:p>
          </table:table-cell>
          <table:table-cell table:style-name="ce102" table:formula="of:=[.W34]/2" office:value-type="float" office:value="0" calcext:value-type="float">
            <text:p>0</text:p>
          </table:table-cell>
          <table:table-cell table:style-name="ce95" table:formula="of:=[.X3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30" calcext:value-type="date">
            <text:p>1/30/2005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-7" calcext:value-type="float">
            <text:p>-7.00 <text:s text:c="5"/></text:p>
          </table:table-cell>
          <table:table-cell table:style-name="ce84" office:value-type="float" office:value="-3.8" calcext:value-type="float">
            <text:p>-3.80 <text:s text:c="5"/></text:p>
          </table:table-cell>
          <table:table-cell table:style-name="ce84" office:value-type="float" office:value="-5.02340425531915" calcext:value-type="float">
            <text:p>-5.02 <text:s text:c="5"/></text:p>
          </table:table-cell>
          <table:table-cell table:style-name="ce84" table:formula="of:=([.D35]+[.C35])/2" office:value-type="float" office:value="-5.4" calcext:value-type="float">
            <text:p>-5.40 <text:s text:c="5"/></text:p>
          </table:table-cell>
          <table:table-cell table:style-name="ce84" table:formula="of:=ABS([.E35]-[.F35])" office:value-type="float" office:value="0.37659574468085" calcext:value-type="float">
            <text:p><text:s/>0.38 <text:s text:c="5"/></text:p>
          </table:table-cell>
          <table:table-cell table:formula="of:=ABS([.G35]*100/[.E35])" office:value-type="float" office:value="7.49682337992375" calcext:value-type="float">
            <text:p><text:s/>7.5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5]&gt;=[.$L$4];1;0)" office:value-type="float" office:value="0" calcext:value-type="float">
            <text:p>0</text:p>
          </table:table-cell>
          <table:table-cell table:style-name="ce95" table:formula="of:=IF([.E35]&gt;[.K$4];[.E35]-[.K$4];0)" office:value-type="float" office:value="0" calcext:value-type="float">
            <text:p><text:s/>- <text:s text:c="5"/></text:p>
          </table:table-cell>
          <table:table-cell table:style-name="ce84" table:formula="of:=[.L34]+([.K35]*[.J35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4]+[.N35]" office:value-type="float" office:value="0" calcext:value-type="float">
            <text:p>0</text:p>
          </table:table-cell>
          <table:table-cell table:formula="of:=[.O3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4]+[.Q35]" office:value-type="float" office:value="0" calcext:value-type="float">
            <text:p>0</text:p>
          </table:table-cell>
          <table:table-cell table:formula="of:=[.R3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4]+[.T35]" office:value-type="float" office:value="0" calcext:value-type="float">
            <text:p>0</text:p>
          </table:table-cell>
          <table:table-cell table:formula="of:=[.U35]*100/[.U$3]" office:value-type="float" office:value="0" calcext:value-type="float">
            <text:p><text:s/>- <text:s text:c="5"/></text:p>
          </table:table-cell>
          <table:table-cell table:style-name="ce102" table:formula="of:=[.O35]+[.R35]" office:value-type="float" office:value="0" calcext:value-type="float">
            <text:p>0</text:p>
          </table:table-cell>
          <table:table-cell table:style-name="ce102" table:formula="of:=[.W35]/2" office:value-type="float" office:value="0" calcext:value-type="float">
            <text:p>0</text:p>
          </table:table-cell>
          <table:table-cell table:style-name="ce95" table:formula="of:=[.X3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1-31" calcext:value-type="date">
            <text:p>1/31/2005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-6" calcext:value-type="float">
            <text:p>-6.00 <text:s text:c="5"/></text:p>
          </table:table-cell>
          <table:table-cell table:style-name="ce84" office:value-type="float" office:value="2.1" calcext:value-type="float">
            <text:p><text:s/>2.10 <text:s text:c="5"/></text:p>
          </table:table-cell>
          <table:table-cell table:style-name="ce84" office:value-type="float" office:value="-1.41666666666667" calcext:value-type="float">
            <text:p>-1.42 <text:s text:c="5"/></text:p>
          </table:table-cell>
          <table:table-cell table:style-name="ce84" table:formula="of:=([.D36]+[.C36])/2" office:value-type="float" office:value="-1.95" calcext:value-type="float">
            <text:p>-1.95 <text:s text:c="5"/></text:p>
          </table:table-cell>
          <table:table-cell table:style-name="ce84" table:formula="of:=ABS([.E36]-[.F36])" office:value-type="float" office:value="0.53333333333333" calcext:value-type="float">
            <text:p><text:s/>0.53 <text:s text:c="5"/></text:p>
          </table:table-cell>
          <table:table-cell table:formula="of:=ABS([.G36]*100/[.E36])" office:value-type="float" office:value="37.6470588235291" calcext:value-type="float">
            <text:p><text:s/>37.65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91" table:formula="of:=IF([.A36]&gt;=[.$L$4];1;0)" office:value-type="float" office:value="0" calcext:value-type="float">
            <text:p>0</text:p>
          </table:table-cell>
          <table:table-cell table:style-name="ce95" table:formula="of:=IF([.E36]&gt;[.K$4];[.E36]-[.K$4];0)" office:value-type="float" office:value="0" calcext:value-type="float">
            <text:p><text:s/>- <text:s text:c="5"/></text:p>
          </table:table-cell>
          <table:table-cell table:style-name="ce84" table:formula="of:=[.L35]+([.K36]*[.J36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5]+[.N36]" office:value-type="float" office:value="0" calcext:value-type="float">
            <text:p>0</text:p>
          </table:table-cell>
          <table:table-cell table:formula="of:=[.O3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5]+[.Q36]" office:value-type="float" office:value="0" calcext:value-type="float">
            <text:p>0</text:p>
          </table:table-cell>
          <table:table-cell table:formula="of:=[.R3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5]+[.T36]" office:value-type="float" office:value="0" calcext:value-type="float">
            <text:p>0</text:p>
          </table:table-cell>
          <table:table-cell table:formula="of:=[.U36]*100/[.U$3]" office:value-type="float" office:value="0" calcext:value-type="float">
            <text:p><text:s/>- <text:s text:c="5"/></text:p>
          </table:table-cell>
          <table:table-cell table:style-name="ce102" table:formula="of:=[.O36]+[.R36]" office:value-type="float" office:value="0" calcext:value-type="float">
            <text:p>0</text:p>
          </table:table-cell>
          <table:table-cell table:style-name="ce106" table:formula="of:=[.W36]/2" office:value-type="float" office:value="0" calcext:value-type="float">
            <text:p>0</text:p>
          </table:table-cell>
          <table:table-cell table:style-name="ce95" table:formula="of:=[.X3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1" calcext:value-type="date">
            <text:p>2/1/2005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-2.3" calcext:value-type="float">
            <text:p>-2.30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-0.278723404255319" calcext:value-type="float">
            <text:p>-0.28 <text:s text:c="5"/></text:p>
          </table:table-cell>
          <table:table-cell table:style-name="ce84" table:formula="of:=([.D37]+[.C37])/2" office:value-type="float" office:value="-0.65" calcext:value-type="float">
            <text:p>-0.65 <text:s text:c="5"/></text:p>
          </table:table-cell>
          <table:table-cell table:style-name="ce84" table:formula="of:=ABS([.E37]-[.F37])" office:value-type="float" office:value="0.371276595744681" calcext:value-type="float">
            <text:p><text:s/>0.37 <text:s text:c="5"/></text:p>
          </table:table-cell>
          <table:table-cell table:formula="of:=ABS([.G37]*100/[.E37])" office:value-type="float" office:value="133.206106870229" calcext:value-type="float">
            <text:p><text:s/>133.2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7]&gt;=[.$L$4];1;0)" office:value-type="float" office:value="0" calcext:value-type="float">
            <text:p>0</text:p>
          </table:table-cell>
          <table:table-cell table:style-name="ce95" table:formula="of:=IF([.E37]&gt;[.K$4];[.E37]-[.K$4];0)" office:value-type="float" office:value="0" calcext:value-type="float">
            <text:p><text:s/>- <text:s text:c="5"/></text:p>
          </table:table-cell>
          <table:table-cell table:style-name="ce84" table:formula="of:=[.L36]+([.K37]*[.J3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6]+[.N37]" office:value-type="float" office:value="0" calcext:value-type="float">
            <text:p>0</text:p>
          </table:table-cell>
          <table:table-cell table:formula="of:=[.O3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6]+[.Q37]" office:value-type="float" office:value="0" calcext:value-type="float">
            <text:p>0</text:p>
          </table:table-cell>
          <table:table-cell table:formula="of:=[.R3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6]+[.T37]" office:value-type="float" office:value="0" calcext:value-type="float">
            <text:p>0</text:p>
          </table:table-cell>
          <table:table-cell table:formula="of:=[.U37]*100/[.U$3]" office:value-type="float" office:value="0" calcext:value-type="float">
            <text:p><text:s/>- <text:s text:c="5"/></text:p>
          </table:table-cell>
          <table:table-cell table:style-name="ce102" table:formula="of:=[.O37]+[.R37]" office:value-type="float" office:value="0" calcext:value-type="float">
            <text:p>0</text:p>
          </table:table-cell>
          <table:table-cell table:style-name="ce106" table:formula="of:=[.W37]/2" office:value-type="float" office:value="0" calcext:value-type="float">
            <text:p>0</text:p>
          </table:table-cell>
          <table:table-cell table:style-name="ce95" table:formula="of:=[.X3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2" calcext:value-type="date">
            <text:p>2/2/2005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0.1" calcext:value-type="float">
            <text:p><text:s/>0.10 <text:s text:c="5"/></text:p>
          </table:table-cell>
          <table:table-cell table:style-name="ce84" office:value-type="float" office:value="-0.377083333333333" calcext:value-type="float">
            <text:p>-0.38 <text:s text:c="5"/></text:p>
          </table:table-cell>
          <table:table-cell table:style-name="ce84" table:formula="of:=([.D38]+[.C38])/2" office:value-type="float" office:value="-0.45" calcext:value-type="float">
            <text:p>-0.45 <text:s text:c="5"/></text:p>
          </table:table-cell>
          <table:table-cell table:style-name="ce84" table:formula="of:=ABS([.E38]-[.F38])" office:value-type="float" office:value="0.072916666666667" calcext:value-type="float">
            <text:p><text:s/>0.07 <text:s text:c="5"/></text:p>
          </table:table-cell>
          <table:table-cell table:formula="of:=ABS([.G38]*100/[.E38])" office:value-type="float" office:value="19.3370165745857" calcext:value-type="float">
            <text:p><text:s/>19.34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91" table:formula="of:=IF([.A38]&gt;=[.$L$4];1;0)" office:value-type="float" office:value="0" calcext:value-type="float">
            <text:p>0</text:p>
          </table:table-cell>
          <table:table-cell table:style-name="ce95" table:formula="of:=IF([.E38]&gt;[.K$4];[.E38]-[.K$4];0)" office:value-type="float" office:value="0" calcext:value-type="float">
            <text:p><text:s/>- <text:s text:c="5"/></text:p>
          </table:table-cell>
          <table:table-cell table:style-name="ce84" table:formula="of:=[.L37]+([.K38]*[.J3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7]+[.N38]" office:value-type="float" office:value="0" calcext:value-type="float">
            <text:p>0</text:p>
          </table:table-cell>
          <table:table-cell table:formula="of:=[.O3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7]+[.Q38]" office:value-type="float" office:value="0" calcext:value-type="float">
            <text:p>0</text:p>
          </table:table-cell>
          <table:table-cell table:formula="of:=[.R3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7]+[.T38]" office:value-type="float" office:value="0" calcext:value-type="float">
            <text:p>0</text:p>
          </table:table-cell>
          <table:table-cell table:formula="of:=[.U38]*100/[.U$3]" office:value-type="float" office:value="0" calcext:value-type="float">
            <text:p><text:s/>- <text:s text:c="5"/></text:p>
          </table:table-cell>
          <table:table-cell table:style-name="ce102" table:formula="of:=[.O38]+[.R38]" office:value-type="float" office:value="0" calcext:value-type="float">
            <text:p>0</text:p>
          </table:table-cell>
          <table:table-cell table:style-name="ce106" table:formula="of:=[.W38]/2" office:value-type="float" office:value="0" calcext:value-type="float">
            <text:p>0</text:p>
          </table:table-cell>
          <table:table-cell table:style-name="ce95" table:formula="of:=[.X3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3" calcext:value-type="date">
            <text:p>2/3/2005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-2" calcext:value-type="float">
            <text:p>-2.00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-0.377083333333333" calcext:value-type="float">
            <text:p>-0.38 <text:s text:c="5"/></text:p>
          </table:table-cell>
          <table:table-cell table:style-name="ce84" table:formula="of:=([.D39]+[.C39])/2" office:value-type="float" office:value="-0.5" calcext:value-type="float">
            <text:p>-0.50 <text:s text:c="5"/></text:p>
          </table:table-cell>
          <table:table-cell table:style-name="ce84" table:formula="of:=ABS([.E39]-[.F39])" office:value-type="float" office:value="0.122916666666667" calcext:value-type="float">
            <text:p><text:s/>0.12 <text:s text:c="5"/></text:p>
          </table:table-cell>
          <table:table-cell table:formula="of:=ABS([.G39]*100/[.E39])" office:value-type="float" office:value="32.596685082873" calcext:value-type="float">
            <text:p><text:s/>32.6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9]&gt;=[.$L$4];1;0)" office:value-type="float" office:value="0" calcext:value-type="float">
            <text:p>0</text:p>
          </table:table-cell>
          <table:table-cell table:style-name="ce95" table:formula="of:=IF([.E39]&gt;[.K$4];[.E39]-[.K$4];0)" office:value-type="float" office:value="0" calcext:value-type="float">
            <text:p><text:s/>- <text:s text:c="5"/></text:p>
          </table:table-cell>
          <table:table-cell table:style-name="ce84" table:formula="of:=[.L38]+([.K39]*[.J3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8]+[.N39]" office:value-type="float" office:value="0" calcext:value-type="float">
            <text:p>0</text:p>
          </table:table-cell>
          <table:table-cell table:formula="of:=[.O3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8]+[.Q39]" office:value-type="float" office:value="0" calcext:value-type="float">
            <text:p>0</text:p>
          </table:table-cell>
          <table:table-cell table:formula="of:=[.R3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8]+[.T39]" office:value-type="float" office:value="0" calcext:value-type="float">
            <text:p>0</text:p>
          </table:table-cell>
          <table:table-cell table:formula="of:=[.U39]*100/[.U$3]" office:value-type="float" office:value="0" calcext:value-type="float">
            <text:p><text:s/>- <text:s text:c="5"/></text:p>
          </table:table-cell>
          <table:table-cell table:style-name="ce102" table:formula="of:=[.O39]+[.R39]" office:value-type="float" office:value="0" calcext:value-type="float">
            <text:p>0</text:p>
          </table:table-cell>
          <table:table-cell table:style-name="ce106" table:formula="of:=[.W39]/2" office:value-type="float" office:value="0" calcext:value-type="float">
            <text:p>0</text:p>
          </table:table-cell>
          <table:table-cell table:style-name="ce95" table:formula="of:=[.X3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4" calcext:value-type="date">
            <text:p>2/4/2005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-8" calcext:value-type="float">
            <text:p>-8.00 <text:s text:c="5"/></text:p>
          </table:table-cell>
          <table:table-cell table:style-name="ce84" office:value-type="float" office:value="-3" calcext:value-type="float">
            <text:p>-3.00 <text:s text:c="5"/></text:p>
          </table:table-cell>
          <table:table-cell table:style-name="ce84" office:value-type="float" office:value="-5.59166666666667" calcext:value-type="float">
            <text:p>-5.59 <text:s text:c="5"/></text:p>
          </table:table-cell>
          <table:table-cell table:style-name="ce84" table:formula="of:=([.D40]+[.C40])/2" office:value-type="float" office:value="-5.5" calcext:value-type="float">
            <text:p>-5.50 <text:s text:c="5"/></text:p>
          </table:table-cell>
          <table:table-cell table:style-name="ce84" table:formula="of:=ABS([.E40]-[.F40])" office:value-type="float" office:value="0.0916666666666703" calcext:value-type="float">
            <text:p><text:s/>0.09 <text:s text:c="5"/></text:p>
          </table:table-cell>
          <table:table-cell table:formula="of:=ABS([.G40]*100/[.E40])" office:value-type="float" office:value="1.63934426229515" calcext:value-type="float">
            <text:p><text:s/>1.6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40]&gt;=[.$L$4];1;0)" office:value-type="float" office:value="0" calcext:value-type="float">
            <text:p>0</text:p>
          </table:table-cell>
          <table:table-cell table:style-name="ce95" table:formula="of:=IF([.E40]&gt;[.K$4];[.E40]-[.K$4];0)" office:value-type="float" office:value="0" calcext:value-type="float">
            <text:p><text:s/>- <text:s text:c="5"/></text:p>
          </table:table-cell>
          <table:table-cell table:style-name="ce84" table:formula="of:=[.L39]+([.K40]*[.J4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39]+[.N40]" office:value-type="float" office:value="0" calcext:value-type="float">
            <text:p>0</text:p>
          </table:table-cell>
          <table:table-cell table:formula="of:=[.O4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39]+[.Q40]" office:value-type="float" office:value="0" calcext:value-type="float">
            <text:p>0</text:p>
          </table:table-cell>
          <table:table-cell table:formula="of:=[.R4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39]+[.T40]" office:value-type="float" office:value="0" calcext:value-type="float">
            <text:p>0</text:p>
          </table:table-cell>
          <table:table-cell table:formula="of:=[.U40]*100/[.U$3]" office:value-type="float" office:value="0" calcext:value-type="float">
            <text:p><text:s/>- <text:s text:c="5"/></text:p>
          </table:table-cell>
          <table:table-cell table:style-name="ce102" table:formula="of:=[.O40]+[.R40]" office:value-type="float" office:value="0" calcext:value-type="float">
            <text:p>0</text:p>
          </table:table-cell>
          <table:table-cell table:style-name="ce106" table:formula="of:=[.W40]/2" office:value-type="float" office:value="0" calcext:value-type="float">
            <text:p>0</text:p>
          </table:table-cell>
          <table:table-cell table:style-name="ce95" table:formula="of:=[.X4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5" calcext:value-type="date">
            <text:p>2/5/2005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-12" calcext:value-type="float">
            <text:p>-12.00 <text:s text:c="5"/></text:p>
          </table:table-cell>
          <table:table-cell table:style-name="ce84" office:value-type="float" office:value="-5.7" calcext:value-type="float">
            <text:p>-5.70 <text:s text:c="5"/></text:p>
          </table:table-cell>
          <table:table-cell table:style-name="ce84" office:value-type="float" office:value="-8.14791666666667" calcext:value-type="float">
            <text:p>-8.15 <text:s text:c="5"/></text:p>
          </table:table-cell>
          <table:table-cell table:style-name="ce84" table:formula="of:=([.D41]+[.C41])/2" office:value-type="float" office:value="-8.85" calcext:value-type="float">
            <text:p>-8.85 <text:s text:c="5"/></text:p>
          </table:table-cell>
          <table:table-cell table:style-name="ce84" table:formula="of:=ABS([.E41]-[.F41])" office:value-type="float" office:value="0.702083333333329" calcext:value-type="float">
            <text:p><text:s/>0.70 <text:s text:c="5"/></text:p>
          </table:table-cell>
          <table:table-cell table:formula="of:=ABS([.G41]*100/[.E41])" office:value-type="float" office:value="8.61672206596773" calcext:value-type="float">
            <text:p><text:s/>8.6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41]&gt;=[.$L$4];1;0)" office:value-type="float" office:value="0" calcext:value-type="float">
            <text:p>0</text:p>
          </table:table-cell>
          <table:table-cell table:style-name="ce95" table:formula="of:=IF([.E41]&gt;[.K$4];[.E41]-[.K$4];0)" office:value-type="float" office:value="0" calcext:value-type="float">
            <text:p><text:s/>- <text:s text:c="5"/></text:p>
          </table:table-cell>
          <table:table-cell table:style-name="ce84" table:formula="of:=[.L40]+([.K41]*[.J4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0]+[.N41]" office:value-type="float" office:value="0" calcext:value-type="float">
            <text:p>0</text:p>
          </table:table-cell>
          <table:table-cell table:formula="of:=[.O4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0]+[.Q41]" office:value-type="float" office:value="0" calcext:value-type="float">
            <text:p>0</text:p>
          </table:table-cell>
          <table:table-cell table:formula="of:=[.R4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0]+[.T41]" office:value-type="float" office:value="0" calcext:value-type="float">
            <text:p>0</text:p>
          </table:table-cell>
          <table:table-cell table:formula="of:=[.U41]*100/[.U$3]" office:value-type="float" office:value="0" calcext:value-type="float">
            <text:p><text:s/>- <text:s text:c="5"/></text:p>
          </table:table-cell>
          <table:table-cell table:style-name="ce102" table:formula="of:=[.O41]+[.R41]" office:value-type="float" office:value="0" calcext:value-type="float">
            <text:p>0</text:p>
          </table:table-cell>
          <table:table-cell table:style-name="ce106" table:formula="of:=[.W41]/2" office:value-type="float" office:value="0" calcext:value-type="float">
            <text:p>0</text:p>
          </table:table-cell>
          <table:table-cell table:style-name="ce95" table:formula="of:=[.X4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6" calcext:value-type="date">
            <text:p>2/6/2005</text:p>
          </table:table-cell>
          <table:table-cell office:value-type="float" office:value="6" calcext:value-type="float">
            <text:p>6</text:p>
          </table:table-cell>
          <table:table-cell table:style-name="ce84" office:value-type="float" office:value="-14.5" calcext:value-type="float">
            <text:p>-14.50 <text:s text:c="5"/></text:p>
          </table:table-cell>
          <table:table-cell table:style-name="ce84" office:value-type="float" office:value="-5" calcext:value-type="float">
            <text:p>-5.00 <text:s text:c="5"/></text:p>
          </table:table-cell>
          <table:table-cell table:style-name="ce84" office:value-type="float" office:value="-10.20625" calcext:value-type="float">
            <text:p>-10.21 <text:s text:c="5"/></text:p>
          </table:table-cell>
          <table:table-cell table:style-name="ce84" table:formula="of:=([.D42]+[.C42])/2" office:value-type="float" office:value="-9.75" calcext:value-type="float">
            <text:p>-9.75 <text:s text:c="5"/></text:p>
          </table:table-cell>
          <table:table-cell table:style-name="ce84" table:formula="of:=ABS([.E42]-[.F42])" office:value-type="float" office:value="0.456250000000001" calcext:value-type="float">
            <text:p><text:s/>0.46 <text:s text:c="5"/></text:p>
          </table:table-cell>
          <table:table-cell table:formula="of:=ABS([.G42]*100/[.E42])" office:value-type="float" office:value="4.47030006123699" calcext:value-type="float">
            <text:p><text:s/>4.4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42]&gt;=[.$L$4];1;0)" office:value-type="float" office:value="0" calcext:value-type="float">
            <text:p>0</text:p>
          </table:table-cell>
          <table:table-cell table:style-name="ce95" table:formula="of:=IF([.E42]&gt;[.K$4];[.E42]-[.K$4];0)" office:value-type="float" office:value="0" calcext:value-type="float">
            <text:p><text:s/>- <text:s text:c="5"/></text:p>
          </table:table-cell>
          <table:table-cell table:style-name="ce84" table:formula="of:=[.L41]+([.K42]*[.J42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1]+[.N42]" office:value-type="float" office:value="0" calcext:value-type="float">
            <text:p>0</text:p>
          </table:table-cell>
          <table:table-cell table:formula="of:=[.O4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1]+[.Q42]" office:value-type="float" office:value="0" calcext:value-type="float">
            <text:p>0</text:p>
          </table:table-cell>
          <table:table-cell table:formula="of:=[.R4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1]+[.T42]" office:value-type="float" office:value="0" calcext:value-type="float">
            <text:p>0</text:p>
          </table:table-cell>
          <table:table-cell table:formula="of:=[.U42]*100/[.U$3]" office:value-type="float" office:value="0" calcext:value-type="float">
            <text:p><text:s/>- <text:s text:c="5"/></text:p>
          </table:table-cell>
          <table:table-cell table:style-name="ce102" table:formula="of:=[.O42]+[.R42]" office:value-type="float" office:value="0" calcext:value-type="float">
            <text:p>0</text:p>
          </table:table-cell>
          <table:table-cell table:style-name="ce106" table:formula="of:=[.W42]/2" office:value-type="float" office:value="0" calcext:value-type="float">
            <text:p>0</text:p>
          </table:table-cell>
          <table:table-cell table:style-name="ce95" table:formula="of:=[.X4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7" calcext:value-type="date">
            <text:p>2/7/2005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-14" calcext:value-type="float">
            <text:p>-14.00 <text:s text:c="5"/></text:p>
          </table:table-cell>
          <table:table-cell table:style-name="ce84" office:value-type="float" office:value="-3" calcext:value-type="float">
            <text:p>-3.00 <text:s text:c="5"/></text:p>
          </table:table-cell>
          <table:table-cell table:style-name="ce84" office:value-type="float" office:value="-9.46041666666667" calcext:value-type="float">
            <text:p>-9.46 <text:s text:c="5"/></text:p>
          </table:table-cell>
          <table:table-cell table:style-name="ce84" table:formula="of:=([.D43]+[.C43])/2" office:value-type="float" office:value="-8.5" calcext:value-type="float">
            <text:p>-8.50 <text:s text:c="5"/></text:p>
          </table:table-cell>
          <table:table-cell table:style-name="ce84" table:formula="of:=ABS([.E43]-[.F43])" office:value-type="float" office:value="0.960416666666671" calcext:value-type="float">
            <text:p><text:s/>0.96 <text:s text:c="5"/></text:p>
          </table:table-cell>
          <table:table-cell table:formula="of:=ABS([.G43]*100/[.E43])" office:value-type="float" office:value="10.1519489099318" calcext:value-type="float">
            <text:p><text:s/>10.1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43]&gt;=[.$L$4];1;0)" office:value-type="float" office:value="0" calcext:value-type="float">
            <text:p>0</text:p>
          </table:table-cell>
          <table:table-cell table:style-name="ce95" table:formula="of:=IF([.E43]&gt;[.K$4];[.E43]-[.K$4];0)" office:value-type="float" office:value="0" calcext:value-type="float">
            <text:p><text:s/>- <text:s text:c="5"/></text:p>
          </table:table-cell>
          <table:table-cell table:style-name="ce84" table:formula="of:=[.L42]+([.K43]*[.J43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2]+[.N43]" office:value-type="float" office:value="0" calcext:value-type="float">
            <text:p>0</text:p>
          </table:table-cell>
          <table:table-cell table:formula="of:=[.O4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2]+[.Q43]" office:value-type="float" office:value="0" calcext:value-type="float">
            <text:p>0</text:p>
          </table:table-cell>
          <table:table-cell table:formula="of:=[.R4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2]+[.T43]" office:value-type="float" office:value="0" calcext:value-type="float">
            <text:p>0</text:p>
          </table:table-cell>
          <table:table-cell table:formula="of:=[.U43]*100/[.U$3]" office:value-type="float" office:value="0" calcext:value-type="float">
            <text:p><text:s/>- <text:s text:c="5"/></text:p>
          </table:table-cell>
          <table:table-cell table:style-name="ce102" table:formula="of:=[.O43]+[.R43]" office:value-type="float" office:value="0" calcext:value-type="float">
            <text:p>0</text:p>
          </table:table-cell>
          <table:table-cell table:style-name="ce106" table:formula="of:=[.W43]/2" office:value-type="float" office:value="0" calcext:value-type="float">
            <text:p>0</text:p>
          </table:table-cell>
          <table:table-cell table:style-name="ce95" table:formula="of:=[.X4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8" calcext:value-type="date">
            <text:p>2/8/2005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-15" calcext:value-type="float">
            <text:p>-15.00 <text:s text:c="5"/></text:p>
          </table:table-cell>
          <table:table-cell table:style-name="ce84" office:value-type="float" office:value="-3" calcext:value-type="float">
            <text:p>-3.00 <text:s text:c="5"/></text:p>
          </table:table-cell>
          <table:table-cell table:style-name="ce84" office:value-type="float" office:value="-10.01875" calcext:value-type="float">
            <text:p>-10.02 <text:s text:c="5"/></text:p>
          </table:table-cell>
          <table:table-cell table:style-name="ce84" table:formula="of:=([.D44]+[.C44])/2" office:value-type="float" office:value="-9" calcext:value-type="float">
            <text:p>-9.00 <text:s text:c="5"/></text:p>
          </table:table-cell>
          <table:table-cell table:style-name="ce84" table:formula="of:=ABS([.E44]-[.F44])" office:value-type="float" office:value="1.01875" calcext:value-type="float">
            <text:p><text:s/>1.02 <text:s text:c="5"/></text:p>
          </table:table-cell>
          <table:table-cell table:formula="of:=ABS([.G44]*100/[.E44])" office:value-type="float" office:value="10.1684341859014" calcext:value-type="float">
            <text:p><text:s/>10.1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44]&gt;=[.$L$4];1;0)" office:value-type="float" office:value="0" calcext:value-type="float">
            <text:p>0</text:p>
          </table:table-cell>
          <table:table-cell table:style-name="ce95" table:formula="of:=IF([.E44]&gt;[.K$4];[.E44]-[.K$4];0)" office:value-type="float" office:value="0" calcext:value-type="float">
            <text:p><text:s/>- <text:s text:c="5"/></text:p>
          </table:table-cell>
          <table:table-cell table:style-name="ce84" table:formula="of:=[.L43]+([.K44]*[.J44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3]+[.N44]" office:value-type="float" office:value="0" calcext:value-type="float">
            <text:p>0</text:p>
          </table:table-cell>
          <table:table-cell table:formula="of:=[.O4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3]+[.Q44]" office:value-type="float" office:value="0" calcext:value-type="float">
            <text:p>0</text:p>
          </table:table-cell>
          <table:table-cell table:formula="of:=[.R4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3]+[.T44]" office:value-type="float" office:value="0" calcext:value-type="float">
            <text:p>0</text:p>
          </table:table-cell>
          <table:table-cell table:formula="of:=[.U44]*100/[.U$3]" office:value-type="float" office:value="0" calcext:value-type="float">
            <text:p><text:s/>- <text:s text:c="5"/></text:p>
          </table:table-cell>
          <table:table-cell table:style-name="ce102" table:formula="of:=[.O44]+[.R44]" office:value-type="float" office:value="0" calcext:value-type="float">
            <text:p>0</text:p>
          </table:table-cell>
          <table:table-cell table:style-name="ce106" table:formula="of:=[.W44]/2" office:value-type="float" office:value="0" calcext:value-type="float">
            <text:p>0</text:p>
          </table:table-cell>
          <table:table-cell table:style-name="ce95" table:formula="of:=[.X4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09" calcext:value-type="date">
            <text:p>2/9/2005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-14" calcext:value-type="float">
            <text:p>-14.00 <text:s text:c="5"/></text:p>
          </table:table-cell>
          <table:table-cell table:style-name="ce84" office:value-type="float" office:value="-2.8" calcext:value-type="float">
            <text:p>-2.80 <text:s text:c="5"/></text:p>
          </table:table-cell>
          <table:table-cell table:style-name="ce84" office:value-type="float" office:value="-8.63125" calcext:value-type="float">
            <text:p>-8.63 <text:s text:c="5"/></text:p>
          </table:table-cell>
          <table:table-cell table:style-name="ce84" table:formula="of:=([.D45]+[.C45])/2" office:value-type="float" office:value="-8.4" calcext:value-type="float">
            <text:p>-8.40 <text:s text:c="5"/></text:p>
          </table:table-cell>
          <table:table-cell table:style-name="ce84" table:formula="of:=ABS([.E45]-[.F45])" office:value-type="float" office:value="0.231249999999999" calcext:value-type="float">
            <text:p><text:s/>0.23 <text:s text:c="5"/></text:p>
          </table:table-cell>
          <table:table-cell table:formula="of:=ABS([.G45]*100/[.E45])" office:value-type="float" office:value="2.67921795800144" calcext:value-type="float">
            <text:p><text:s/>2.6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45]&gt;=[.$L$4];1;0)" office:value-type="float" office:value="0" calcext:value-type="float">
            <text:p>0</text:p>
          </table:table-cell>
          <table:table-cell table:style-name="ce95" table:formula="of:=IF([.E45]&gt;[.K$4];[.E45]-[.K$4];0)" office:value-type="float" office:value="0" calcext:value-type="float">
            <text:p><text:s/>- <text:s text:c="5"/></text:p>
          </table:table-cell>
          <table:table-cell table:style-name="ce84" table:formula="of:=[.L44]+([.K45]*[.J45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4]+[.N45]" office:value-type="float" office:value="0" calcext:value-type="float">
            <text:p>0</text:p>
          </table:table-cell>
          <table:table-cell table:formula="of:=[.O4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4]+[.Q45]" office:value-type="float" office:value="0" calcext:value-type="float">
            <text:p>0</text:p>
          </table:table-cell>
          <table:table-cell table:formula="of:=[.R4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4]+[.T45]" office:value-type="float" office:value="0" calcext:value-type="float">
            <text:p>0</text:p>
          </table:table-cell>
          <table:table-cell table:formula="of:=[.U45]*100/[.U$3]" office:value-type="float" office:value="0" calcext:value-type="float">
            <text:p><text:s/>- <text:s text:c="5"/></text:p>
          </table:table-cell>
          <table:table-cell table:style-name="ce102" table:formula="of:=[.O45]+[.R45]" office:value-type="float" office:value="0" calcext:value-type="float">
            <text:p>0</text:p>
          </table:table-cell>
          <table:table-cell table:style-name="ce106" table:formula="of:=[.W45]/2" office:value-type="float" office:value="0" calcext:value-type="float">
            <text:p>0</text:p>
          </table:table-cell>
          <table:table-cell table:style-name="ce95" table:formula="of:=[.X4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0" calcext:value-type="date">
            <text:p>2/10/2005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-12" calcext:value-type="float">
            <text:p>-12.00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84" office:value-type="float" office:value="-4.0875" calcext:value-type="float">
            <text:p>-4.09 <text:s text:c="5"/></text:p>
          </table:table-cell>
          <table:table-cell table:style-name="ce84" table:formula="of:=([.D46]+[.C46])/2" office:value-type="float" office:value="-5" calcext:value-type="float">
            <text:p>-5.00 <text:s text:c="5"/></text:p>
          </table:table-cell>
          <table:table-cell table:style-name="ce84" table:formula="of:=ABS([.E46]-[.F46])" office:value-type="float" office:value="0.9125" calcext:value-type="float">
            <text:p><text:s/>0.91 <text:s text:c="5"/></text:p>
          </table:table-cell>
          <table:table-cell table:formula="of:=ABS([.G46]*100/[.E46])" office:value-type="float" office:value="22.3241590214067" calcext:value-type="float">
            <text:p><text:s/>22.3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46]&gt;=[.$L$4];1;0)" office:value-type="float" office:value="0" calcext:value-type="float">
            <text:p>0</text:p>
          </table:table-cell>
          <table:table-cell table:style-name="ce95" table:formula="of:=IF([.E46]&gt;[.K$4];[.E46]-[.K$4];0)" office:value-type="float" office:value="0" calcext:value-type="float">
            <text:p><text:s/>- <text:s text:c="5"/></text:p>
          </table:table-cell>
          <table:table-cell table:style-name="ce84" table:formula="of:=[.L45]+([.K46]*[.J46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5]+[.N46]" office:value-type="float" office:value="0" calcext:value-type="float">
            <text:p>0</text:p>
          </table:table-cell>
          <table:table-cell table:formula="of:=[.O4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5]+[.Q46]" office:value-type="float" office:value="0" calcext:value-type="float">
            <text:p>0</text:p>
          </table:table-cell>
          <table:table-cell table:formula="of:=[.R4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5]+[.T46]" office:value-type="float" office:value="0" calcext:value-type="float">
            <text:p>0</text:p>
          </table:table-cell>
          <table:table-cell table:formula="of:=[.U46]*100/[.U$3]" office:value-type="float" office:value="0" calcext:value-type="float">
            <text:p><text:s/>- <text:s text:c="5"/></text:p>
          </table:table-cell>
          <table:table-cell table:style-name="ce102" table:formula="of:=[.O46]+[.R46]" office:value-type="float" office:value="0" calcext:value-type="float">
            <text:p>0</text:p>
          </table:table-cell>
          <table:table-cell table:style-name="ce106" table:formula="of:=[.W46]/2" office:value-type="float" office:value="0" calcext:value-type="float">
            <text:p>0</text:p>
          </table:table-cell>
          <table:table-cell table:style-name="ce95" table:formula="of:=[.X4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1" calcext:value-type="date">
            <text:p>2/11/2005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3.3" calcext:value-type="float">
            <text:p><text:s/>3.30 <text:s text:c="5"/></text:p>
          </table:table-cell>
          <table:table-cell table:style-name="ce84" office:value-type="float" office:value="1.86666666666667" calcext:value-type="float">
            <text:p><text:s/>1.87 <text:s text:c="5"/></text:p>
          </table:table-cell>
          <table:table-cell table:style-name="ce84" table:formula="of:=([.D47]+[.C47])/2" office:value-type="float" office:value="1.65" calcext:value-type="float">
            <text:p><text:s/>1.65 <text:s text:c="5"/></text:p>
          </table:table-cell>
          <table:table-cell table:style-name="ce84" table:formula="of:=ABS([.E47]-[.F47])" office:value-type="float" office:value="0.21666666666667" calcext:value-type="float">
            <text:p><text:s/>0.22 <text:s text:c="5"/></text:p>
          </table:table-cell>
          <table:table-cell table:formula="of:=ABS([.G47]*100/[.E47])" office:value-type="float" office:value="11.607142857143" calcext:value-type="float">
            <text:p><text:s/>11.61 <text:s text:c="5"/></text:p>
          </table:table-cell>
          <table:table-cell table:style-name="ce84" office:value-type="float" office:value="0.8" calcext:value-type="float">
            <text:p><text:s/>0.80 <text:s text:c="5"/></text:p>
          </table:table-cell>
          <table:table-cell table:style-name="ce91" table:formula="of:=IF([.A47]&gt;=[.$L$4];1;0)" office:value-type="float" office:value="0" calcext:value-type="float">
            <text:p>0</text:p>
          </table:table-cell>
          <table:table-cell table:style-name="ce95" table:formula="of:=IF([.E47]&gt;[.K$4];[.E47]-[.K$4];0)" office:value-type="float" office:value="0" calcext:value-type="float">
            <text:p><text:s/>- <text:s text:c="5"/></text:p>
          </table:table-cell>
          <table:table-cell table:style-name="ce84" table:formula="of:=[.L46]+([.K47]*[.J4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6]+[.N47]" office:value-type="float" office:value="0" calcext:value-type="float">
            <text:p>0</text:p>
          </table:table-cell>
          <table:table-cell table:formula="of:=[.O4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6]+[.Q47]" office:value-type="float" office:value="0" calcext:value-type="float">
            <text:p>0</text:p>
          </table:table-cell>
          <table:table-cell table:formula="of:=[.R4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6]+[.T47]" office:value-type="float" office:value="0" calcext:value-type="float">
            <text:p>0</text:p>
          </table:table-cell>
          <table:table-cell table:formula="of:=[.U47]*100/[.U$3]" office:value-type="float" office:value="0" calcext:value-type="float">
            <text:p><text:s/>- <text:s text:c="5"/></text:p>
          </table:table-cell>
          <table:table-cell table:style-name="ce102" table:formula="of:=[.O47]+[.R47]" office:value-type="float" office:value="0" calcext:value-type="float">
            <text:p>0</text:p>
          </table:table-cell>
          <table:table-cell table:style-name="ce106" table:formula="of:=[.W47]/2" office:value-type="float" office:value="0" calcext:value-type="float">
            <text:p>0</text:p>
          </table:table-cell>
          <table:table-cell table:style-name="ce95" table:formula="of:=[.X4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2" calcext:value-type="date">
            <text:p>2/12/2005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-1.13541666666667" calcext:value-type="float">
            <text:p>-1.14 <text:s text:c="5"/></text:p>
          </table:table-cell>
          <table:table-cell table:style-name="ce84" table:formula="of:=([.D48]+[.C48])/2" office:value-type="float" office:value="-1.5" calcext:value-type="float">
            <text:p>-1.50 <text:s text:c="5"/></text:p>
          </table:table-cell>
          <table:table-cell table:style-name="ce84" table:formula="of:=ABS([.E48]-[.F48])" office:value-type="float" office:value="0.36458333333333" calcext:value-type="float">
            <text:p><text:s/>0.36 <text:s text:c="5"/></text:p>
          </table:table-cell>
          <table:table-cell table:formula="of:=ABS([.G48]*100/[.E48])" office:value-type="float" office:value="32.1100917431189" calcext:value-type="float">
            <text:p><text:s/>32.11 <text:s text:c="5"/></text:p>
          </table:table-cell>
          <table:table-cell table:style-name="ce84" office:value-type="float" office:value="0.3" calcext:value-type="float">
            <text:p><text:s/>0.30 <text:s text:c="5"/></text:p>
          </table:table-cell>
          <table:table-cell table:style-name="ce91" table:formula="of:=IF([.A48]&gt;=[.$L$4];1;0)" office:value-type="float" office:value="0" calcext:value-type="float">
            <text:p>0</text:p>
          </table:table-cell>
          <table:table-cell table:style-name="ce95" table:formula="of:=IF([.E48]&gt;[.K$4];[.E48]-[.K$4];0)" office:value-type="float" office:value="0" calcext:value-type="float">
            <text:p><text:s/>- <text:s text:c="5"/></text:p>
          </table:table-cell>
          <table:table-cell table:style-name="ce84" table:formula="of:=[.L47]+([.K48]*[.J4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7]+[.N48]" office:value-type="float" office:value="0" calcext:value-type="float">
            <text:p>0</text:p>
          </table:table-cell>
          <table:table-cell table:formula="of:=[.O4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7]+[.Q48]" office:value-type="float" office:value="0" calcext:value-type="float">
            <text:p>0</text:p>
          </table:table-cell>
          <table:table-cell table:formula="of:=[.R4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7]+[.T48]" office:value-type="float" office:value="0" calcext:value-type="float">
            <text:p>0</text:p>
          </table:table-cell>
          <table:table-cell table:formula="of:=[.U48]*100/[.U$3]" office:value-type="float" office:value="0" calcext:value-type="float">
            <text:p><text:s/>- <text:s text:c="5"/></text:p>
          </table:table-cell>
          <table:table-cell table:style-name="ce102" table:formula="of:=[.O48]+[.R48]" office:value-type="float" office:value="0" calcext:value-type="float">
            <text:p>0</text:p>
          </table:table-cell>
          <table:table-cell table:style-name="ce106" table:formula="of:=[.W48]/2" office:value-type="float" office:value="0" calcext:value-type="float">
            <text:p>0</text:p>
          </table:table-cell>
          <table:table-cell table:style-name="ce95" table:formula="of:=[.X4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3" calcext:value-type="date">
            <text:p>2/13/2005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6" calcext:value-type="float">
            <text:p><text:s/>6.00 <text:s text:c="5"/></text:p>
          </table:table-cell>
          <table:table-cell table:style-name="ce84" office:value-type="float" office:value="2.8875" calcext:value-type="float">
            <text:p><text:s/>2.89 <text:s text:c="5"/></text:p>
          </table:table-cell>
          <table:table-cell table:style-name="ce84" table:formula="of:=([.D49]+[.C49])/2" office:value-type="float" office:value="3" calcext:value-type="float">
            <text:p><text:s/>3.00 <text:s text:c="5"/></text:p>
          </table:table-cell>
          <table:table-cell table:style-name="ce84" table:formula="of:=ABS([.E49]-[.F49])" office:value-type="float" office:value="0.1125" calcext:value-type="float">
            <text:p><text:s/>0.11 <text:s text:c="5"/></text:p>
          </table:table-cell>
          <table:table-cell table:formula="of:=ABS([.G49]*100/[.E49])" office:value-type="float" office:value="3.89610389610389" calcext:value-type="float">
            <text:p><text:s/>3.90 <text:s text:c="5"/></text:p>
          </table:table-cell>
          <table:table-cell table:style-name="ce84" office:value-type="float" office:value="11.9" calcext:value-type="float">
            <text:p><text:s/>11.90 <text:s text:c="5"/></text:p>
          </table:table-cell>
          <table:table-cell table:style-name="ce91" table:formula="of:=IF([.A49]&gt;=[.$L$4];1;0)" office:value-type="float" office:value="0" calcext:value-type="float">
            <text:p>0</text:p>
          </table:table-cell>
          <table:table-cell table:style-name="ce95" table:formula="of:=IF([.E49]&gt;[.K$4];[.E49]-[.K$4];0)" office:value-type="float" office:value="0" calcext:value-type="float">
            <text:p><text:s/>- <text:s text:c="5"/></text:p>
          </table:table-cell>
          <table:table-cell table:style-name="ce84" table:formula="of:=[.L48]+([.K49]*[.J4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8]+[.N49]" office:value-type="float" office:value="0" calcext:value-type="float">
            <text:p>0</text:p>
          </table:table-cell>
          <table:table-cell table:formula="of:=[.O4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8]+[.Q49]" office:value-type="float" office:value="0" calcext:value-type="float">
            <text:p>0</text:p>
          </table:table-cell>
          <table:table-cell table:formula="of:=[.R4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8]+[.T49]" office:value-type="float" office:value="0" calcext:value-type="float">
            <text:p>0</text:p>
          </table:table-cell>
          <table:table-cell table:formula="of:=[.U49]*100/[.U$3]" office:value-type="float" office:value="0" calcext:value-type="float">
            <text:p><text:s/>- <text:s text:c="5"/></text:p>
          </table:table-cell>
          <table:table-cell table:style-name="ce102" table:formula="of:=[.O49]+[.R49]" office:value-type="float" office:value="0" calcext:value-type="float">
            <text:p>0</text:p>
          </table:table-cell>
          <table:table-cell table:style-name="ce106" table:formula="of:=[.W49]/2" office:value-type="float" office:value="0" calcext:value-type="float">
            <text:p>0</text:p>
          </table:table-cell>
          <table:table-cell table:style-name="ce95" table:formula="of:=[.X4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4" calcext:value-type="date">
            <text:p>2/14/2005</text:p>
          </table:table-cell>
          <table:table-cell office:value-type="float" office:value="8" calcext:value-type="float">
            <text:p>8</text:p>
          </table:table-cell>
          <table:table-cell table:style-name="ce84" office:value-type="float" office:value="-2.3" calcext:value-type="float">
            <text:p>-2.30 <text:s text:c="5"/></text:p>
          </table:table-cell>
          <table:table-cell table:style-name="ce84" office:value-type="float" office:value="2.3" calcext:value-type="float">
            <text:p><text:s/>2.30 <text:s text:c="5"/></text:p>
          </table:table-cell>
          <table:table-cell table:style-name="ce84" office:value-type="float" office:value="0.219565217391304" calcext:value-type="float">
            <text:p><text:s/>0.22 <text:s text:c="5"/></text:p>
          </table:table-cell>
          <table:table-cell table:style-name="ce84" table:formula="of:=([.D50]+[.C50])/2" office:value-type="float" office:value="0" calcext:value-type="float">
            <text:p><text:s/>- <text:s text:c="5"/></text:p>
          </table:table-cell>
          <table:table-cell table:style-name="ce84" table:formula="of:=ABS([.E50]-[.F50])" office:value-type="float" office:value="0.219565217391304" calcext:value-type="float">
            <text:p><text:s/>0.22 <text:s text:c="5"/></text:p>
          </table:table-cell>
          <table:table-cell table:formula="of:=ABS([.G50]*100/[.E50])" office:value-type="float" office:value="100" calcext:value-type="float">
            <text:p><text:s/>100.00 <text:s text:c="5"/></text:p>
          </table:table-cell>
          <table:table-cell table:style-name="ce84" office:value-type="float" office:value="0.8" calcext:value-type="float">
            <text:p><text:s/>0.80 <text:s text:c="5"/></text:p>
          </table:table-cell>
          <table:table-cell table:style-name="ce91" table:formula="of:=IF([.A50]&gt;=[.$L$4];1;0)" office:value-type="float" office:value="0" calcext:value-type="float">
            <text:p>0</text:p>
          </table:table-cell>
          <table:table-cell table:style-name="ce95" table:formula="of:=IF([.E50]&gt;[.K$4];[.E50]-[.K$4];0)" office:value-type="float" office:value="0" calcext:value-type="float">
            <text:p><text:s/>- <text:s text:c="5"/></text:p>
          </table:table-cell>
          <table:table-cell table:style-name="ce84" table:formula="of:=[.L49]+([.K50]*[.J5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49]+[.N50]" office:value-type="float" office:value="0" calcext:value-type="float">
            <text:p>0</text:p>
          </table:table-cell>
          <table:table-cell table:formula="of:=[.O5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49]+[.Q50]" office:value-type="float" office:value="0" calcext:value-type="float">
            <text:p>0</text:p>
          </table:table-cell>
          <table:table-cell table:formula="of:=[.R5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49]+[.T50]" office:value-type="float" office:value="0" calcext:value-type="float">
            <text:p>0</text:p>
          </table:table-cell>
          <table:table-cell table:formula="of:=[.U50]*100/[.U$3]" office:value-type="float" office:value="0" calcext:value-type="float">
            <text:p><text:s/>- <text:s text:c="5"/></text:p>
          </table:table-cell>
          <table:table-cell table:style-name="ce102" table:formula="of:=[.O50]+[.R50]" office:value-type="float" office:value="0" calcext:value-type="float">
            <text:p>0</text:p>
          </table:table-cell>
          <table:table-cell table:style-name="ce106" table:formula="of:=[.W50]/2" office:value-type="float" office:value="0" calcext:value-type="float">
            <text:p>0</text:p>
          </table:table-cell>
          <table:table-cell table:style-name="ce95" table:formula="of:=[.X5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5" calcext:value-type="date">
            <text:p>2/15/2005</text:p>
          </table:table-cell>
          <table:table-cell office:value-type="float" office:value="8" calcext:value-type="float">
            <text:p>8</text:p>
          </table:table-cell>
          <table:table-cell table:style-name="ce84" office:value-type="float" office:value="-3" calcext:value-type="float">
            <text:p>-3.00 <text:s text:c="5"/></text:p>
          </table:table-cell>
          <table:table-cell table:style-name="ce84" office:value-type="float" office:value="1.3" calcext:value-type="float">
            <text:p><text:s/>1.30 <text:s text:c="5"/></text:p>
          </table:table-cell>
          <table:table-cell table:style-name="ce84" office:value-type="float" office:value="-0.525" calcext:value-type="float">
            <text:p>-0.53 <text:s text:c="5"/></text:p>
          </table:table-cell>
          <table:table-cell table:style-name="ce84" table:formula="of:=([.D51]+[.C51])/2" office:value-type="float" office:value="-0.85" calcext:value-type="float">
            <text:p>-0.85 <text:s text:c="5"/></text:p>
          </table:table-cell>
          <table:table-cell table:style-name="ce84" table:formula="of:=ABS([.E51]-[.F51])" office:value-type="float" office:value="0.325" calcext:value-type="float">
            <text:p><text:s/>0.33 <text:s text:c="5"/></text:p>
          </table:table-cell>
          <table:table-cell table:formula="of:=ABS([.G51]*100/[.E51])" office:value-type="float" office:value="61.9047619047619" calcext:value-type="float">
            <text:p><text:s/>61.9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51]&gt;=[.$L$4];1;0)" office:value-type="float" office:value="0" calcext:value-type="float">
            <text:p>0</text:p>
          </table:table-cell>
          <table:table-cell table:style-name="ce95" table:formula="of:=IF([.E51]&gt;[.K$4];[.E51]-[.K$4];0)" office:value-type="float" office:value="0" calcext:value-type="float">
            <text:p><text:s/>- <text:s text:c="5"/></text:p>
          </table:table-cell>
          <table:table-cell table:style-name="ce84" table:formula="of:=[.L50]+([.K51]*[.J5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0]+[.N51]" office:value-type="float" office:value="0" calcext:value-type="float">
            <text:p>0</text:p>
          </table:table-cell>
          <table:table-cell table:formula="of:=[.O5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0]+[.Q51]" office:value-type="float" office:value="0" calcext:value-type="float">
            <text:p>0</text:p>
          </table:table-cell>
          <table:table-cell table:formula="of:=[.R5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0]+[.T51]" office:value-type="float" office:value="0" calcext:value-type="float">
            <text:p>0</text:p>
          </table:table-cell>
          <table:table-cell table:formula="of:=[.U51]*100/[.U$3]" office:value-type="float" office:value="0" calcext:value-type="float">
            <text:p><text:s/>- <text:s text:c="5"/></text:p>
          </table:table-cell>
          <table:table-cell table:style-name="ce102" table:formula="of:=[.O51]+[.R51]" office:value-type="float" office:value="0" calcext:value-type="float">
            <text:p>0</text:p>
          </table:table-cell>
          <table:table-cell table:style-name="ce106" table:formula="of:=[.W51]/2" office:value-type="float" office:value="0" calcext:value-type="float">
            <text:p>0</text:p>
          </table:table-cell>
          <table:table-cell table:style-name="ce95" table:formula="of:=[.X5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6" calcext:value-type="date">
            <text:p>2/16/2005</text:p>
          </table:table-cell>
          <table:table-cell office:value-type="float" office:value="8" calcext:value-type="float">
            <text:p>8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0.172916666666667" calcext:value-type="float">
            <text:p><text:s/>0.17 <text:s text:c="5"/></text:p>
          </table:table-cell>
          <table:table-cell table:style-name="ce84" table:formula="of:=([.D52]+[.C52])/2" office:value-type="float" office:value="0" calcext:value-type="float">
            <text:p><text:s/>- <text:s text:c="5"/></text:p>
          </table:table-cell>
          <table:table-cell table:style-name="ce84" table:formula="of:=ABS([.E52]-[.F52])" office:value-type="float" office:value="0.172916666666667" calcext:value-type="float">
            <text:p><text:s/>0.17 <text:s text:c="5"/></text:p>
          </table:table-cell>
          <table:table-cell table:formula="of:=ABS([.G52]*100/[.E52])" office:value-type="float" office:value="100" calcext:value-type="float">
            <text:p><text:s/>100.00 <text:s text:c="5"/></text:p>
          </table:table-cell>
          <table:table-cell table:style-name="ce84" office:value-type="float" office:value="2.8" calcext:value-type="float">
            <text:p><text:s/>2.80 <text:s text:c="5"/></text:p>
          </table:table-cell>
          <table:table-cell table:style-name="ce91" table:formula="of:=IF([.A52]&gt;=[.$L$4];1;0)" office:value-type="float" office:value="0" calcext:value-type="float">
            <text:p>0</text:p>
          </table:table-cell>
          <table:table-cell table:style-name="ce95" table:formula="of:=IF([.E52]&gt;[.K$4];[.E52]-[.K$4];0)" office:value-type="float" office:value="0" calcext:value-type="float">
            <text:p><text:s/>- <text:s text:c="5"/></text:p>
          </table:table-cell>
          <table:table-cell table:style-name="ce84" table:formula="of:=[.L51]+([.K52]*[.J52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1]+[.N52]" office:value-type="float" office:value="0" calcext:value-type="float">
            <text:p>0</text:p>
          </table:table-cell>
          <table:table-cell table:formula="of:=[.O5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1]+[.Q52]" office:value-type="float" office:value="0" calcext:value-type="float">
            <text:p>0</text:p>
          </table:table-cell>
          <table:table-cell table:formula="of:=[.R5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1]+[.T52]" office:value-type="float" office:value="0" calcext:value-type="float">
            <text:p>0</text:p>
          </table:table-cell>
          <table:table-cell table:formula="of:=[.U52]*100/[.U$3]" office:value-type="float" office:value="0" calcext:value-type="float">
            <text:p><text:s/>- <text:s text:c="5"/></text:p>
          </table:table-cell>
          <table:table-cell table:style-name="ce102" table:formula="of:=[.O52]+[.R52]" office:value-type="float" office:value="0" calcext:value-type="float">
            <text:p>0</text:p>
          </table:table-cell>
          <table:table-cell table:style-name="ce106" table:formula="of:=[.W52]/2" office:value-type="float" office:value="0" calcext:value-type="float">
            <text:p>0</text:p>
          </table:table-cell>
          <table:table-cell table:style-name="ce95" table:formula="of:=[.X5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7" calcext:value-type="date">
            <text:p>2/17/2005</text:p>
          </table:table-cell>
          <table:table-cell office:value-type="float" office:value="8" calcext:value-type="float">
            <text:p>8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0.1" calcext:value-type="float">
            <text:p><text:s/>0.10 <text:s text:c="5"/></text:p>
          </table:table-cell>
          <table:table-cell table:style-name="ce84" office:value-type="float" office:value="-0.222916666666667" calcext:value-type="float">
            <text:p>-0.22 <text:s text:c="5"/></text:p>
          </table:table-cell>
          <table:table-cell table:style-name="ce84" table:formula="of:=([.D53]+[.C53])/2" office:value-type="float" office:value="-0.45" calcext:value-type="float">
            <text:p>-0.45 <text:s text:c="5"/></text:p>
          </table:table-cell>
          <table:table-cell table:style-name="ce84" table:formula="of:=ABS([.E53]-[.F53])" office:value-type="float" office:value="0.227083333333333" calcext:value-type="float">
            <text:p><text:s/>0.23 <text:s text:c="5"/></text:p>
          </table:table-cell>
          <table:table-cell table:formula="of:=ABS([.G53]*100/[.E53])" office:value-type="float" office:value="101.869158878504" calcext:value-type="float">
            <text:p><text:s/>101.87 <text:s text:c="5"/></text:p>
          </table:table-cell>
          <table:table-cell table:style-name="ce84" office:value-type="float" office:value="10.9" calcext:value-type="float">
            <text:p><text:s/>10.90 <text:s text:c="5"/></text:p>
          </table:table-cell>
          <table:table-cell table:style-name="ce91" table:formula="of:=IF([.A53]&gt;=[.$L$4];1;0)" office:value-type="float" office:value="0" calcext:value-type="float">
            <text:p>0</text:p>
          </table:table-cell>
          <table:table-cell table:style-name="ce95" table:formula="of:=IF([.E53]&gt;[.K$4];[.E53]-[.K$4];0)" office:value-type="float" office:value="0" calcext:value-type="float">
            <text:p><text:s/>- <text:s text:c="5"/></text:p>
          </table:table-cell>
          <table:table-cell table:style-name="ce84" table:formula="of:=[.L52]+([.K53]*[.J53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2]+[.N53]" office:value-type="float" office:value="0" calcext:value-type="float">
            <text:p>0</text:p>
          </table:table-cell>
          <table:table-cell table:formula="of:=[.O5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2]+[.Q53]" office:value-type="float" office:value="0" calcext:value-type="float">
            <text:p>0</text:p>
          </table:table-cell>
          <table:table-cell table:formula="of:=[.R5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2]+[.T53]" office:value-type="float" office:value="0" calcext:value-type="float">
            <text:p>0</text:p>
          </table:table-cell>
          <table:table-cell table:formula="of:=[.U53]*100/[.U$3]" office:value-type="float" office:value="0" calcext:value-type="float">
            <text:p><text:s/>- <text:s text:c="5"/></text:p>
          </table:table-cell>
          <table:table-cell table:style-name="ce102" table:formula="of:=[.O53]+[.R53]" office:value-type="float" office:value="0" calcext:value-type="float">
            <text:p>0</text:p>
          </table:table-cell>
          <table:table-cell table:style-name="ce106" table:formula="of:=[.W53]/2" office:value-type="float" office:value="0" calcext:value-type="float">
            <text:p>0</text:p>
          </table:table-cell>
          <table:table-cell table:style-name="ce95" table:formula="of:=[.X5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8" calcext:value-type="date">
            <text:p>2/18/2005</text:p>
          </table:table-cell>
          <table:table-cell office:value-type="float" office:value="8" calcext:value-type="float">
            <text:p>8</text:p>
          </table:table-cell>
          <table:table-cell table:style-name="ce84" office:value-type="float" office:value="-4.1" calcext:value-type="float">
            <text:p>-4.1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1.53333333333333" calcext:value-type="float">
            <text:p>-1.53 <text:s text:c="5"/></text:p>
          </table:table-cell>
          <table:table-cell table:style-name="ce84" table:formula="of:=([.D54]+[.C54])/2" office:value-type="float" office:value="-2.05" calcext:value-type="float">
            <text:p>-2.05 <text:s text:c="5"/></text:p>
          </table:table-cell>
          <table:table-cell table:style-name="ce84" table:formula="of:=ABS([.E54]-[.F54])" office:value-type="float" office:value="0.51666666666667" calcext:value-type="float">
            <text:p><text:s/>0.52 <text:s text:c="5"/></text:p>
          </table:table-cell>
          <table:table-cell table:formula="of:=ABS([.G54]*100/[.E54])" office:value-type="float" office:value="33.6956521739133" calcext:value-type="float">
            <text:p><text:s/>33.70 <text:s text:c="5"/></text:p>
          </table:table-cell>
          <table:table-cell table:style-name="ce84" office:value-type="float" office:value="6" calcext:value-type="float">
            <text:p><text:s/>6.00 <text:s text:c="5"/></text:p>
          </table:table-cell>
          <table:table-cell table:style-name="ce91" table:formula="of:=IF([.A54]&gt;=[.$L$4];1;0)" office:value-type="float" office:value="0" calcext:value-type="float">
            <text:p>0</text:p>
          </table:table-cell>
          <table:table-cell table:style-name="ce95" table:formula="of:=IF([.E54]&gt;[.K$4];[.E54]-[.K$4];0)" office:value-type="float" office:value="0" calcext:value-type="float">
            <text:p><text:s/>- <text:s text:c="5"/></text:p>
          </table:table-cell>
          <table:table-cell table:style-name="ce84" table:formula="of:=[.L53]+([.K54]*[.J54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3]+[.N54]" office:value-type="float" office:value="0" calcext:value-type="float">
            <text:p>0</text:p>
          </table:table-cell>
          <table:table-cell table:formula="of:=[.O5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3]+[.Q54]" office:value-type="float" office:value="0" calcext:value-type="float">
            <text:p>0</text:p>
          </table:table-cell>
          <table:table-cell table:formula="of:=[.R5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3]+[.T54]" office:value-type="float" office:value="0" calcext:value-type="float">
            <text:p>0</text:p>
          </table:table-cell>
          <table:table-cell table:formula="of:=[.U54]*100/[.U$3]" office:value-type="float" office:value="0" calcext:value-type="float">
            <text:p><text:s/>- <text:s text:c="5"/></text:p>
          </table:table-cell>
          <table:table-cell table:style-name="ce102" table:formula="of:=[.O54]+[.R54]" office:value-type="float" office:value="0" calcext:value-type="float">
            <text:p>0</text:p>
          </table:table-cell>
          <table:table-cell table:style-name="ce106" table:formula="of:=[.W54]/2" office:value-type="float" office:value="0" calcext:value-type="float">
            <text:p>0</text:p>
          </table:table-cell>
          <table:table-cell table:style-name="ce95" table:formula="of:=[.X5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19" calcext:value-type="date">
            <text:p>2/19/2005</text:p>
          </table:table-cell>
          <table:table-cell office:value-type="float" office:value="8" calcext:value-type="float">
            <text:p>8</text:p>
          </table:table-cell>
          <table:table-cell table:style-name="ce84" office:value-type="float" office:value="-5" calcext:value-type="float">
            <text:p>-5.00 <text:s text:c="5"/></text:p>
          </table:table-cell>
          <table:table-cell table:style-name="ce84" office:value-type="float" office:value="-2" calcext:value-type="float">
            <text:p>-2.00 <text:s text:c="5"/></text:p>
          </table:table-cell>
          <table:table-cell table:style-name="ce84" office:value-type="float" office:value="-3.41063829787234" calcext:value-type="float">
            <text:p>-3.41 <text:s text:c="5"/></text:p>
          </table:table-cell>
          <table:table-cell table:style-name="ce84" table:formula="of:=([.D55]+[.C55])/2" office:value-type="float" office:value="-3.5" calcext:value-type="float">
            <text:p>-3.50 <text:s text:c="5"/></text:p>
          </table:table-cell>
          <table:table-cell table:style-name="ce84" table:formula="of:=ABS([.E55]-[.F55])" office:value-type="float" office:value="0.0893617021276598" calcext:value-type="float">
            <text:p><text:s/>0.09 <text:s text:c="5"/></text:p>
          </table:table-cell>
          <table:table-cell table:formula="of:=ABS([.G55]*100/[.E55])" office:value-type="float" office:value="2.62008733624455" calcext:value-type="float">
            <text:p><text:s/>2.6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55]&gt;=[.$L$4];1;0)" office:value-type="float" office:value="0" calcext:value-type="float">
            <text:p>0</text:p>
          </table:table-cell>
          <table:table-cell table:style-name="ce95" table:formula="of:=IF([.E55]&gt;[.K$4];[.E55]-[.K$4];0)" office:value-type="float" office:value="0" calcext:value-type="float">
            <text:p><text:s/>- <text:s text:c="5"/></text:p>
          </table:table-cell>
          <table:table-cell table:style-name="ce84" table:formula="of:=[.L54]+([.K55]*[.J55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4]+[.N55]" office:value-type="float" office:value="0" calcext:value-type="float">
            <text:p>0</text:p>
          </table:table-cell>
          <table:table-cell table:formula="of:=[.O5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4]+[.Q55]" office:value-type="float" office:value="0" calcext:value-type="float">
            <text:p>0</text:p>
          </table:table-cell>
          <table:table-cell table:formula="of:=[.R5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4]+[.T55]" office:value-type="float" office:value="0" calcext:value-type="float">
            <text:p>0</text:p>
          </table:table-cell>
          <table:table-cell table:formula="of:=[.U55]*100/[.U$3]" office:value-type="float" office:value="0" calcext:value-type="float">
            <text:p><text:s/>- <text:s text:c="5"/></text:p>
          </table:table-cell>
          <table:table-cell table:style-name="ce102" table:formula="of:=[.O55]+[.R55]" office:value-type="float" office:value="0" calcext:value-type="float">
            <text:p>0</text:p>
          </table:table-cell>
          <table:table-cell table:style-name="ce106" table:formula="of:=[.W55]/2" office:value-type="float" office:value="0" calcext:value-type="float">
            <text:p>0</text:p>
          </table:table-cell>
          <table:table-cell table:style-name="ce95" table:formula="of:=[.X5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0" calcext:value-type="date">
            <text:p>2/20/2005</text:p>
          </table:table-cell>
          <table:table-cell office:value-type="float" office:value="8" calcext:value-type="float">
            <text:p>8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2.09375" calcext:value-type="float">
            <text:p>-2.09 <text:s text:c="5"/></text:p>
          </table:table-cell>
          <table:table-cell table:style-name="ce84" table:formula="of:=([.D56]+[.C56])/2" office:value-type="float" office:value="-2" calcext:value-type="float">
            <text:p>-2.00 <text:s text:c="5"/></text:p>
          </table:table-cell>
          <table:table-cell table:style-name="ce84" table:formula="of:=ABS([.E56]-[.F56])" office:value-type="float" office:value="0.09375" calcext:value-type="float">
            <text:p><text:s/>0.09 <text:s text:c="5"/></text:p>
          </table:table-cell>
          <table:table-cell table:formula="of:=ABS([.G56]*100/[.E56])" office:value-type="float" office:value="4.47761194029851" calcext:value-type="float">
            <text:p><text:s/>4.48 <text:s text:c="5"/></text:p>
          </table:table-cell>
          <table:table-cell table:style-name="ce84" office:value-type="float" office:value="1.3" calcext:value-type="float">
            <text:p><text:s/>1.30 <text:s text:c="5"/></text:p>
          </table:table-cell>
          <table:table-cell table:style-name="ce91" table:formula="of:=IF([.A56]&gt;=[.$L$4];1;0)" office:value-type="float" office:value="0" calcext:value-type="float">
            <text:p>0</text:p>
          </table:table-cell>
          <table:table-cell table:style-name="ce95" table:formula="of:=IF([.E56]&gt;[.K$4];[.E56]-[.K$4];0)" office:value-type="float" office:value="0" calcext:value-type="float">
            <text:p><text:s/>- <text:s text:c="5"/></text:p>
          </table:table-cell>
          <table:table-cell table:style-name="ce84" table:formula="of:=[.L55]+([.K56]*[.J56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5]+[.N56]" office:value-type="float" office:value="0" calcext:value-type="float">
            <text:p>0</text:p>
          </table:table-cell>
          <table:table-cell table:formula="of:=[.O5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5]+[.Q56]" office:value-type="float" office:value="0" calcext:value-type="float">
            <text:p>0</text:p>
          </table:table-cell>
          <table:table-cell table:formula="of:=[.R5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5]+[.T56]" office:value-type="float" office:value="0" calcext:value-type="float">
            <text:p>0</text:p>
          </table:table-cell>
          <table:table-cell table:formula="of:=[.U56]*100/[.U$3]" office:value-type="float" office:value="0" calcext:value-type="float">
            <text:p><text:s/>- <text:s text:c="5"/></text:p>
          </table:table-cell>
          <table:table-cell table:style-name="ce102" table:formula="of:=[.O56]+[.R56]" office:value-type="float" office:value="0" calcext:value-type="float">
            <text:p>0</text:p>
          </table:table-cell>
          <table:table-cell table:style-name="ce106" table:formula="of:=[.W56]/2" office:value-type="float" office:value="0" calcext:value-type="float">
            <text:p>0</text:p>
          </table:table-cell>
          <table:table-cell table:style-name="ce95" table:formula="of:=[.X5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1" calcext:value-type="date">
            <text:p>2/21/2005</text:p>
          </table:table-cell>
          <table:table-cell office:value-type="float" office:value="9" calcext:value-type="float">
            <text:p>9</text:p>
          </table:table-cell>
          <table:table-cell table:style-name="ce84" office:value-type="float" office:value="-4.1" calcext:value-type="float">
            <text:p>-4.10 <text:s text:c="5"/>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-2.57954545454546" calcext:value-type="float">
            <text:p>-2.58 <text:s text:c="5"/></text:p>
          </table:table-cell>
          <table:table-cell table:style-name="ce84" table:formula="of:=([.D57]+[.C57])/2" office:value-type="float" office:value="-2.55" calcext:value-type="float">
            <text:p>-2.55 <text:s text:c="5"/></text:p>
          </table:table-cell>
          <table:table-cell table:style-name="ce84" table:formula="of:=ABS([.E57]-[.F57])" office:value-type="float" office:value="0.0295454545454601" calcext:value-type="float">
            <text:p><text:s/>0.03 <text:s text:c="5"/></text:p>
          </table:table-cell>
          <table:table-cell table:formula="of:=ABS([.G57]*100/[.E57])" office:value-type="float" office:value="1.14537444933942" calcext:value-type="float">
            <text:p><text:s/>1.15 <text:s text:c="5"/></text:p>
          </table:table-cell>
          <table:table-cell table:style-name="ce84" office:value-type="float" office:value="0.3" calcext:value-type="float">
            <text:p><text:s/>0.30 <text:s text:c="5"/></text:p>
          </table:table-cell>
          <table:table-cell table:style-name="ce91" table:formula="of:=IF([.A57]&gt;=[.$L$4];1;0)" office:value-type="float" office:value="0" calcext:value-type="float">
            <text:p>0</text:p>
          </table:table-cell>
          <table:table-cell table:style-name="ce95" table:formula="of:=IF([.E57]&gt;[.K$4];[.E57]-[.K$4];0)" office:value-type="float" office:value="0" calcext:value-type="float">
            <text:p><text:s/>- <text:s text:c="5"/></text:p>
          </table:table-cell>
          <table:table-cell table:style-name="ce84" table:formula="of:=[.L56]+([.K57]*[.J5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6]+[.N57]" office:value-type="float" office:value="0" calcext:value-type="float">
            <text:p>0</text:p>
          </table:table-cell>
          <table:table-cell table:formula="of:=[.O5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6]+[.Q57]" office:value-type="float" office:value="0" calcext:value-type="float">
            <text:p>0</text:p>
          </table:table-cell>
          <table:table-cell table:formula="of:=[.R5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6]+[.T57]" office:value-type="float" office:value="0" calcext:value-type="float">
            <text:p>0</text:p>
          </table:table-cell>
          <table:table-cell table:formula="of:=[.U57]*100/[.U$3]" office:value-type="float" office:value="0" calcext:value-type="float">
            <text:p><text:s/>- <text:s text:c="5"/></text:p>
          </table:table-cell>
          <table:table-cell table:style-name="ce102" table:formula="of:=[.O57]+[.R57]" office:value-type="float" office:value="0" calcext:value-type="float">
            <text:p>0</text:p>
          </table:table-cell>
          <table:table-cell table:style-name="ce106" table:formula="of:=[.W57]/2" office:value-type="float" office:value="0" calcext:value-type="float">
            <text:p>0</text:p>
          </table:table-cell>
          <table:table-cell table:style-name="ce95" table:formula="of:=[.X5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2" calcext:value-type="date">
            <text:p>2/22/2005</text:p>
          </table:table-cell>
          <table:table-cell office:value-type="float" office:value="9" calcext:value-type="float">
            <text:p>9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1.3" calcext:value-type="float">
            <text:p><text:s/>1.30 <text:s text:c="5"/></text:p>
          </table:table-cell>
          <table:table-cell table:style-name="ce84" office:value-type="float" office:value="-0.717021276595745" calcext:value-type="float">
            <text:p>-0.72 <text:s text:c="5"/></text:p>
          </table:table-cell>
          <table:table-cell table:style-name="ce84" table:formula="of:=([.D58]+[.C58])/2" office:value-type="float" office:value="-1.35" calcext:value-type="float">
            <text:p>-1.35 <text:s text:c="5"/></text:p>
          </table:table-cell>
          <table:table-cell table:style-name="ce84" table:formula="of:=ABS([.E58]-[.F58])" office:value-type="float" office:value="0.632978723404255" calcext:value-type="float">
            <text:p><text:s/>0.63 <text:s text:c="5"/></text:p>
          </table:table-cell>
          <table:table-cell table:formula="of:=ABS([.G58]*100/[.E58])" office:value-type="float" office:value="88.2789317507418" calcext:value-type="float">
            <text:p><text:s/>88.2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58]&gt;=[.$L$4];1;0)" office:value-type="float" office:value="0" calcext:value-type="float">
            <text:p>0</text:p>
          </table:table-cell>
          <table:table-cell table:style-name="ce95" table:formula="of:=IF([.E58]&gt;[.K$4];[.E58]-[.K$4];0)" office:value-type="float" office:value="0" calcext:value-type="float">
            <text:p><text:s/>- <text:s text:c="5"/></text:p>
          </table:table-cell>
          <table:table-cell table:style-name="ce84" table:formula="of:=[.L57]+([.K58]*[.J5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7]+[.N58]" office:value-type="float" office:value="0" calcext:value-type="float">
            <text:p>0</text:p>
          </table:table-cell>
          <table:table-cell table:formula="of:=[.O5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7]+[.Q58]" office:value-type="float" office:value="0" calcext:value-type="float">
            <text:p>0</text:p>
          </table:table-cell>
          <table:table-cell table:formula="of:=[.R5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7]+[.T58]" office:value-type="float" office:value="0" calcext:value-type="float">
            <text:p>0</text:p>
          </table:table-cell>
          <table:table-cell table:formula="of:=[.U58]*100/[.U$3]" office:value-type="float" office:value="0" calcext:value-type="float">
            <text:p><text:s/>- <text:s text:c="5"/></text:p>
          </table:table-cell>
          <table:table-cell table:style-name="ce102" table:formula="of:=[.O58]+[.R58]" office:value-type="float" office:value="0" calcext:value-type="float">
            <text:p>0</text:p>
          </table:table-cell>
          <table:table-cell table:style-name="ce106" table:formula="of:=[.W58]/2" office:value-type="float" office:value="0" calcext:value-type="float">
            <text:p>0</text:p>
          </table:table-cell>
          <table:table-cell table:style-name="ce95" table:formula="of:=[.X5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3" calcext:value-type="date">
            <text:p>2/23/2005</text:p>
          </table:table-cell>
          <table:table-cell office:value-type="float" office:value="9" calcext:value-type="float">
            <text:p>9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84" office:value-type="float" office:value="1.7468085106383" calcext:value-type="float">
            <text:p><text:s/>1.75 <text:s text:c="5"/></text:p>
          </table:table-cell>
          <table:table-cell table:style-name="ce84" table:formula="of:=([.D59]+[.C59])/2" office:value-type="float" office:value="2" calcext:value-type="float">
            <text:p><text:s/>2.00 <text:s text:c="5"/></text:p>
          </table:table-cell>
          <table:table-cell table:style-name="ce84" table:formula="of:=ABS([.E59]-[.F59])" office:value-type="float" office:value="0.2531914893617" calcext:value-type="float">
            <text:p><text:s/>0.25 <text:s text:c="5"/></text:p>
          </table:table-cell>
          <table:table-cell table:formula="of:=ABS([.G59]*100/[.E59])" office:value-type="float" office:value="14.4945188794152" calcext:value-type="float">
            <text:p><text:s/>14.4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59]&gt;=[.$L$4];1;0)" office:value-type="float" office:value="0" calcext:value-type="float">
            <text:p>0</text:p>
          </table:table-cell>
          <table:table-cell table:style-name="ce95" table:formula="of:=IF([.E59]&gt;[.K$4];[.E59]-[.K$4];0)" office:value-type="float" office:value="0" calcext:value-type="float">
            <text:p><text:s/>- <text:s text:c="5"/></text:p>
          </table:table-cell>
          <table:table-cell table:style-name="ce84" table:formula="of:=[.L58]+([.K59]*[.J5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8]+[.N59]" office:value-type="float" office:value="0" calcext:value-type="float">
            <text:p>0</text:p>
          </table:table-cell>
          <table:table-cell table:formula="of:=[.O5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8]+[.Q59]" office:value-type="float" office:value="0" calcext:value-type="float">
            <text:p>0</text:p>
          </table:table-cell>
          <table:table-cell table:formula="of:=[.R5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8]+[.T59]" office:value-type="float" office:value="0" calcext:value-type="float">
            <text:p>0</text:p>
          </table:table-cell>
          <table:table-cell table:formula="of:=[.U59]*100/[.U$3]" office:value-type="float" office:value="0" calcext:value-type="float">
            <text:p><text:s/>- <text:s text:c="5"/></text:p>
          </table:table-cell>
          <table:table-cell table:style-name="ce102" table:formula="of:=[.O59]+[.R59]" office:value-type="float" office:value="0" calcext:value-type="float">
            <text:p>0</text:p>
          </table:table-cell>
          <table:table-cell table:style-name="ce106" table:formula="of:=[.W59]/2" office:value-type="float" office:value="0" calcext:value-type="float">
            <text:p>0</text:p>
          </table:table-cell>
          <table:table-cell table:style-name="ce95" table:formula="of:=[.X5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4" calcext:value-type="date">
            <text:p>2/24/2005</text:p>
          </table:table-cell>
          <table:table-cell office:value-type="float" office:value="9" calcext:value-type="float">
            <text:p>9</text:p>
          </table:table-cell>
          <table:table-cell table:style-name="ce84" office:value-type="float" office:value="-0.4" calcext:value-type="float">
            <text:p>-0.40 <text:s text:c="5"/></text:p>
          </table:table-cell>
          <table:table-cell table:style-name="ce84" office:value-type="float" office:value="1.2" calcext:value-type="float">
            <text:p><text:s/>1.20 <text:s text:c="5"/></text:p>
          </table:table-cell>
          <table:table-cell table:style-name="ce84" office:value-type="float" office:value="0.410416666666667" calcext:value-type="float">
            <text:p><text:s/>0.41 <text:s text:c="5"/></text:p>
          </table:table-cell>
          <table:table-cell table:style-name="ce84" table:formula="of:=([.D60]+[.C60])/2" office:value-type="float" office:value="0.4" calcext:value-type="float">
            <text:p><text:s/>0.40 <text:s text:c="5"/></text:p>
          </table:table-cell>
          <table:table-cell table:style-name="ce84" table:formula="of:=ABS([.E60]-[.F60])" office:value-type="float" office:value="0.010416666666667" calcext:value-type="float">
            <text:p><text:s/>0.01 <text:s text:c="5"/></text:p>
          </table:table-cell>
          <table:table-cell table:formula="of:=ABS([.G60]*100/[.E60])" office:value-type="float" office:value="2.53807106598993" calcext:value-type="float">
            <text:p><text:s/>2.54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60]&gt;=[.$L$4];1;0)" office:value-type="float" office:value="0" calcext:value-type="float">
            <text:p>0</text:p>
          </table:table-cell>
          <table:table-cell table:style-name="ce95" table:formula="of:=IF([.E60]&gt;[.K$4];[.E60]-[.K$4];0)" office:value-type="float" office:value="0" calcext:value-type="float">
            <text:p><text:s/>- <text:s text:c="5"/></text:p>
          </table:table-cell>
          <table:table-cell table:style-name="ce84" table:formula="of:=[.L59]+([.K60]*[.J6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59]+[.N60]" office:value-type="float" office:value="0" calcext:value-type="float">
            <text:p>0</text:p>
          </table:table-cell>
          <table:table-cell table:formula="of:=[.O6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59]+[.Q60]" office:value-type="float" office:value="0" calcext:value-type="float">
            <text:p>0</text:p>
          </table:table-cell>
          <table:table-cell table:formula="of:=[.R6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59]+[.T60]" office:value-type="float" office:value="0" calcext:value-type="float">
            <text:p>0</text:p>
          </table:table-cell>
          <table:table-cell table:formula="of:=[.U60]*100/[.U$3]" office:value-type="float" office:value="0" calcext:value-type="float">
            <text:p><text:s/>- <text:s text:c="5"/></text:p>
          </table:table-cell>
          <table:table-cell table:style-name="ce102" table:formula="of:=[.O60]+[.R60]" office:value-type="float" office:value="0" calcext:value-type="float">
            <text:p>0</text:p>
          </table:table-cell>
          <table:table-cell table:style-name="ce106" table:formula="of:=[.W60]/2" office:value-type="float" office:value="0" calcext:value-type="float">
            <text:p>0</text:p>
          </table:table-cell>
          <table:table-cell table:style-name="ce95" table:formula="of:=[.X6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5" calcext:value-type="date">
            <text:p>2/25/2005</text:p>
          </table:table-cell>
          <table:table-cell office:value-type="float" office:value="9" calcext:value-type="float">
            <text:p>9</text:p>
          </table:table-cell>
          <table:table-cell table:style-name="ce84" office:value-type="float" office:value="-3" calcext:value-type="float">
            <text:p>-3.0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1.53333333333333" calcext:value-type="float">
            <text:p>-1.53 <text:s text:c="5"/></text:p>
          </table:table-cell>
          <table:table-cell table:style-name="ce84" table:formula="of:=([.D61]+[.C61])/2" office:value-type="float" office:value="-1.5" calcext:value-type="float">
            <text:p>-1.50 <text:s text:c="5"/></text:p>
          </table:table-cell>
          <table:table-cell table:style-name="ce84" table:formula="of:=ABS([.E61]-[.F61])" office:value-type="float" office:value="0.0333333333333301" calcext:value-type="float">
            <text:p><text:s/>0.03 <text:s text:c="5"/></text:p>
          </table:table-cell>
          <table:table-cell table:formula="of:=ABS([.G61]*100/[.E61])" office:value-type="float" office:value="2.17391304347806" calcext:value-type="float">
            <text:p><text:s/>2.17 <text:s text:c="5"/></text:p>
          </table:table-cell>
          <table:table-cell table:style-name="ce84" office:value-type="float" office:value="2.3" calcext:value-type="float">
            <text:p><text:s/>2.30 <text:s text:c="5"/></text:p>
          </table:table-cell>
          <table:table-cell table:style-name="ce91" table:formula="of:=IF([.A61]&gt;=[.$L$4];1;0)" office:value-type="float" office:value="0" calcext:value-type="float">
            <text:p>0</text:p>
          </table:table-cell>
          <table:table-cell table:style-name="ce95" table:formula="of:=IF([.E61]&gt;[.K$4];[.E61]-[.K$4];0)" office:value-type="float" office:value="0" calcext:value-type="float">
            <text:p><text:s/>- <text:s text:c="5"/></text:p>
          </table:table-cell>
          <table:table-cell table:style-name="ce84" table:formula="of:=[.L60]+([.K61]*[.J6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0]+[.N61]" office:value-type="float" office:value="0" calcext:value-type="float">
            <text:p>0</text:p>
          </table:table-cell>
          <table:table-cell table:formula="of:=[.O6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0]+[.Q61]" office:value-type="float" office:value="0" calcext:value-type="float">
            <text:p>0</text:p>
          </table:table-cell>
          <table:table-cell table:formula="of:=[.R6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0]+[.T61]" office:value-type="float" office:value="0" calcext:value-type="float">
            <text:p>0</text:p>
          </table:table-cell>
          <table:table-cell table:formula="of:=[.U61]*100/[.U$3]" office:value-type="float" office:value="0" calcext:value-type="float">
            <text:p><text:s/>- <text:s text:c="5"/></text:p>
          </table:table-cell>
          <table:table-cell table:style-name="ce102" table:formula="of:=[.O61]+[.R61]" office:value-type="float" office:value="0" calcext:value-type="float">
            <text:p>0</text:p>
          </table:table-cell>
          <table:table-cell table:style-name="ce106" table:formula="of:=[.W61]/2" office:value-type="float" office:value="0" calcext:value-type="float">
            <text:p>0</text:p>
          </table:table-cell>
          <table:table-cell table:style-name="ce95" table:formula="of:=[.X6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6" calcext:value-type="date">
            <text:p>2/26/2005</text:p>
          </table:table-cell>
          <table:table-cell office:value-type="float" office:value="9" calcext:value-type="float">
            <text:p>9</text:p>
          </table:table-cell>
          <table:table-cell table:style-name="ce84" office:value-type="float" office:value="-8" calcext:value-type="float">
            <text:p>-8.00 <text:s text:c="5"/>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-3.7125" calcext:value-type="float">
            <text:p>-3.71 <text:s text:c="5"/></text:p>
          </table:table-cell>
          <table:table-cell table:style-name="ce84" table:formula="of:=([.D62]+[.C62])/2" office:value-type="float" office:value="-4.5" calcext:value-type="float">
            <text:p>-4.50 <text:s text:c="5"/></text:p>
          </table:table-cell>
          <table:table-cell table:style-name="ce84" table:formula="of:=ABS([.E62]-[.F62])" office:value-type="float" office:value="0.7875" calcext:value-type="float">
            <text:p><text:s/>0.79 <text:s text:c="5"/></text:p>
          </table:table-cell>
          <table:table-cell table:formula="of:=ABS([.G62]*100/[.E62])" office:value-type="float" office:value="21.2121212121212" calcext:value-type="float">
            <text:p><text:s/>21.21 <text:s text:c="5"/></text:p>
          </table:table-cell>
          <table:table-cell table:style-name="ce84" office:value-type="float" office:value="4.5" calcext:value-type="float">
            <text:p><text:s/>4.50 <text:s text:c="5"/></text:p>
          </table:table-cell>
          <table:table-cell table:style-name="ce91" table:formula="of:=IF([.A62]&gt;=[.$L$4];1;0)" office:value-type="float" office:value="0" calcext:value-type="float">
            <text:p>0</text:p>
          </table:table-cell>
          <table:table-cell table:style-name="ce95" table:formula="of:=IF([.E62]&gt;[.K$4];[.E62]-[.K$4];0)" office:value-type="float" office:value="0" calcext:value-type="float">
            <text:p><text:s/>- <text:s text:c="5"/></text:p>
          </table:table-cell>
          <table:table-cell table:style-name="ce84" table:formula="of:=[.L61]+([.K62]*[.J62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1]+[.N62]" office:value-type="float" office:value="0" calcext:value-type="float">
            <text:p>0</text:p>
          </table:table-cell>
          <table:table-cell table:formula="of:=[.O6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1]+[.Q62]" office:value-type="float" office:value="0" calcext:value-type="float">
            <text:p>0</text:p>
          </table:table-cell>
          <table:table-cell table:formula="of:=[.R6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1]+[.T62]" office:value-type="float" office:value="0" calcext:value-type="float">
            <text:p>0</text:p>
          </table:table-cell>
          <table:table-cell table:formula="of:=[.U62]*100/[.U$3]" office:value-type="float" office:value="0" calcext:value-type="float">
            <text:p><text:s/>- <text:s text:c="5"/></text:p>
          </table:table-cell>
          <table:table-cell table:style-name="ce102" table:formula="of:=[.O62]+[.R62]" office:value-type="float" office:value="0" calcext:value-type="float">
            <text:p>0</text:p>
          </table:table-cell>
          <table:table-cell table:style-name="ce106" table:formula="of:=[.W62]/2" office:value-type="float" office:value="0" calcext:value-type="float">
            <text:p>0</text:p>
          </table:table-cell>
          <table:table-cell table:style-name="ce95" table:formula="of:=[.X6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7" calcext:value-type="date">
            <text:p>2/27/2005</text:p>
          </table:table-cell>
          <table:table-cell office:value-type="float" office:value="9" calcext:value-type="float">
            <text:p>9</text:p>
          </table:table-cell>
          <table:table-cell table:style-name="ce84" office:value-type="float" office:value="-14" calcext:value-type="float">
            <text:p>-14.00 <text:s text:c="5"/></text:p>
          </table:table-cell>
          <table:table-cell table:style-name="ce84" office:value-type="float" office:value="-6.7" calcext:value-type="float">
            <text:p>-6.70 <text:s text:c="5"/></text:p>
          </table:table-cell>
          <table:table-cell table:style-name="ce84" office:value-type="float" office:value="-9.45416666666667" calcext:value-type="float">
            <text:p>-9.45 <text:s text:c="5"/></text:p>
          </table:table-cell>
          <table:table-cell table:style-name="ce84" table:formula="of:=([.D63]+[.C63])/2" office:value-type="float" office:value="-10.35" calcext:value-type="float">
            <text:p>-10.35 <text:s text:c="5"/></text:p>
          </table:table-cell>
          <table:table-cell table:style-name="ce84" table:formula="of:=ABS([.E63]-[.F63])" office:value-type="float" office:value="0.89583333333333" calcext:value-type="float">
            <text:p><text:s/>0.90 <text:s text:c="5"/></text:p>
          </table:table-cell>
          <table:table-cell table:formula="of:=ABS([.G63]*100/[.E63])" office:value-type="float" office:value="9.47553988541204" calcext:value-type="float">
            <text:p><text:s/>9.4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63]&gt;=[.$L$4];1;0)" office:value-type="float" office:value="0" calcext:value-type="float">
            <text:p>0</text:p>
          </table:table-cell>
          <table:table-cell table:style-name="ce95" table:formula="of:=IF([.E63]&gt;[.K$4];[.E63]-[.K$4];0)" office:value-type="float" office:value="0" calcext:value-type="float">
            <text:p><text:s/>- <text:s text:c="5"/></text:p>
          </table:table-cell>
          <table:table-cell table:style-name="ce84" table:formula="of:=[.L62]+([.K63]*[.J63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2]+[.N63]" office:value-type="float" office:value="0" calcext:value-type="float">
            <text:p>0</text:p>
          </table:table-cell>
          <table:table-cell table:formula="of:=[.O6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2]+[.Q63]" office:value-type="float" office:value="0" calcext:value-type="float">
            <text:p>0</text:p>
          </table:table-cell>
          <table:table-cell table:formula="of:=[.R6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2]+[.T63]" office:value-type="float" office:value="0" calcext:value-type="float">
            <text:p>0</text:p>
          </table:table-cell>
          <table:table-cell table:formula="of:=[.U63]*100/[.U$3]" office:value-type="float" office:value="0" calcext:value-type="float">
            <text:p><text:s/>- <text:s text:c="5"/></text:p>
          </table:table-cell>
          <table:table-cell table:style-name="ce102" table:formula="of:=[.O63]+[.R63]" office:value-type="float" office:value="0" calcext:value-type="float">
            <text:p>0</text:p>
          </table:table-cell>
          <table:table-cell table:style-name="ce106" table:formula="of:=[.W63]/2" office:value-type="float" office:value="0" calcext:value-type="float">
            <text:p>0</text:p>
          </table:table-cell>
          <table:table-cell table:style-name="ce95" table:formula="of:=[.X6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2-28" calcext:value-type="date">
            <text:p>2/28/2005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-15.5" calcext:value-type="float">
            <text:p>-15.50 <text:s text:c="5"/></text:p>
          </table:table-cell>
          <table:table-cell table:style-name="ce84" office:value-type="float" office:value="-6.4" calcext:value-type="float">
            <text:p>-6.40 <text:s text:c="5"/></text:p>
          </table:table-cell>
          <table:table-cell table:style-name="ce84" office:value-type="float" office:value="-10.5958333333333" calcext:value-type="float">
            <text:p>-10.60 <text:s text:c="5"/></text:p>
          </table:table-cell>
          <table:table-cell table:style-name="ce84" table:formula="of:=([.D64]+[.C64])/2" office:value-type="float" office:value="-10.95" calcext:value-type="float">
            <text:p>-10.95 <text:s text:c="5"/></text:p>
          </table:table-cell>
          <table:table-cell table:style-name="ce84" table:formula="of:=ABS([.E64]-[.F64])" office:value-type="float" office:value="0.3541666666667" calcext:value-type="float">
            <text:p><text:s/>0.35 <text:s text:c="5"/></text:p>
          </table:table-cell>
          <table:table-cell table:formula="of:=ABS([.G64]*100/[.E64])" office:value-type="float" office:value="3.34250884781786" calcext:value-type="float">
            <text:p><text:s/>3.3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64]&gt;=[.$L$4];1;0)" office:value-type="float" office:value="0" calcext:value-type="float">
            <text:p>0</text:p>
          </table:table-cell>
          <table:table-cell table:style-name="ce95" table:formula="of:=IF([.E64]&gt;[.K$4];[.E64]-[.K$4];0)" office:value-type="float" office:value="0" calcext:value-type="float">
            <text:p><text:s/>- <text:s text:c="5"/></text:p>
          </table:table-cell>
          <table:table-cell table:style-name="ce84" table:formula="of:=[.L63]+([.K64]*[.J64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3]+[.N64]" office:value-type="float" office:value="0" calcext:value-type="float">
            <text:p>0</text:p>
          </table:table-cell>
          <table:table-cell table:formula="of:=[.O6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3]+[.Q64]" office:value-type="float" office:value="0" calcext:value-type="float">
            <text:p>0</text:p>
          </table:table-cell>
          <table:table-cell table:formula="of:=[.R6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3]+[.T64]" office:value-type="float" office:value="0" calcext:value-type="float">
            <text:p>0</text:p>
          </table:table-cell>
          <table:table-cell table:formula="of:=[.U64]*100/[.U$3]" office:value-type="float" office:value="0" calcext:value-type="float">
            <text:p><text:s/>- <text:s text:c="5"/></text:p>
          </table:table-cell>
          <table:table-cell table:style-name="ce102" table:formula="of:=[.O64]+[.R64]" office:value-type="float" office:value="0" calcext:value-type="float">
            <text:p>0</text:p>
          </table:table-cell>
          <table:table-cell table:style-name="ce106" table:formula="of:=[.W64]/2" office:value-type="float" office:value="0" calcext:value-type="float">
            <text:p>0</text:p>
          </table:table-cell>
          <table:table-cell table:style-name="ce95" table:formula="of:=[.X6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1" calcext:value-type="date">
            <text:p>3/1/2005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-8.1" calcext:value-type="float">
            <text:p>-8.10 <text:s text:c="5"/></text:p>
          </table:table-cell>
          <table:table-cell table:style-name="ce84" office:value-type="float" office:value="-2" calcext:value-type="float">
            <text:p>-2.00 <text:s text:c="5"/></text:p>
          </table:table-cell>
          <table:table-cell table:style-name="ce84" office:value-type="float" office:value="-5.66041666666667" calcext:value-type="float">
            <text:p>-5.66 <text:s text:c="5"/></text:p>
          </table:table-cell>
          <table:table-cell table:style-name="ce84" table:formula="of:=([.D65]+[.C65])/2" office:value-type="float" office:value="-5.05" calcext:value-type="float">
            <text:p>-5.05 <text:s text:c="5"/></text:p>
          </table:table-cell>
          <table:table-cell table:style-name="ce84" table:formula="of:=ABS([.E65]-[.F65])" office:value-type="float" office:value="0.61041666666667" calcext:value-type="float">
            <text:p><text:s/>0.61 <text:s text:c="5"/></text:p>
          </table:table-cell>
          <table:table-cell table:formula="of:=ABS([.G65]*100/[.E65])" office:value-type="float" office:value="10.7839528892161" calcext:value-type="float">
            <text:p><text:s/>10.78 <text:s text:c="5"/></text:p>
          </table:table-cell>
          <table:table-cell table:style-name="ce84" office:value-type="float" office:value="1.8" calcext:value-type="float">
            <text:p><text:s/>1.80 <text:s text:c="5"/></text:p>
          </table:table-cell>
          <table:table-cell table:style-name="ce91" table:formula="of:=IF([.A65]&gt;=[.$L$4];1;0)" office:value-type="float" office:value="0" calcext:value-type="float">
            <text:p>0</text:p>
          </table:table-cell>
          <table:table-cell table:style-name="ce95" table:formula="of:=IF([.E65]&gt;[.K$4];[.E65]-[.K$4];0)" office:value-type="float" office:value="0" calcext:value-type="float">
            <text:p><text:s/>- <text:s text:c="5"/></text:p>
          </table:table-cell>
          <table:table-cell table:style-name="ce84" table:formula="of:=[.L64]+([.K65]*[.J65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4]+[.N65]" office:value-type="float" office:value="0" calcext:value-type="float">
            <text:p>0</text:p>
          </table:table-cell>
          <table:table-cell table:formula="of:=[.O6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4]+[.Q65]" office:value-type="float" office:value="0" calcext:value-type="float">
            <text:p>0</text:p>
          </table:table-cell>
          <table:table-cell table:formula="of:=[.R6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4]+[.T65]" office:value-type="float" office:value="0" calcext:value-type="float">
            <text:p>0</text:p>
          </table:table-cell>
          <table:table-cell table:formula="of:=[.U65]*100/[.U$3]" office:value-type="float" office:value="0" calcext:value-type="float">
            <text:p><text:s/>- <text:s text:c="5"/></text:p>
          </table:table-cell>
          <table:table-cell table:style-name="ce102" table:formula="of:=[.O65]+[.R65]" office:value-type="float" office:value="0" calcext:value-type="float">
            <text:p>0</text:p>
          </table:table-cell>
          <table:table-cell table:style-name="ce106" table:formula="of:=[.W65]/2" office:value-type="float" office:value="0" calcext:value-type="float">
            <text:p>0</text:p>
          </table:table-cell>
          <table:table-cell table:style-name="ce95" table:formula="of:=[.X6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2" calcext:value-type="date">
            <text:p>3/2/2005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-9" calcext:value-type="float">
            <text:p>-9.00 <text:s text:c="5"/>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-5.66041666666667" calcext:value-type="float">
            <text:p>-5.66 <text:s text:c="5"/></text:p>
          </table:table-cell>
          <table:table-cell table:style-name="ce84" table:formula="of:=([.D66]+[.C66])/2" office:value-type="float" office:value="-5" calcext:value-type="float">
            <text:p>-5.00 <text:s text:c="5"/></text:p>
          </table:table-cell>
          <table:table-cell table:style-name="ce84" table:formula="of:=ABS([.E66]-[.F66])" office:value-type="float" office:value="0.66041666666667" calcext:value-type="float">
            <text:p><text:s/>0.66 <text:s text:c="5"/></text:p>
          </table:table-cell>
          <table:table-cell table:formula="of:=ABS([.G66]*100/[.E66])" office:value-type="float" office:value="11.6672800883328" calcext:value-type="float">
            <text:p><text:s/>11.6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66]&gt;=[.$L$4];1;0)" office:value-type="float" office:value="0" calcext:value-type="float">
            <text:p>0</text:p>
          </table:table-cell>
          <table:table-cell table:style-name="ce95" table:formula="of:=IF([.E66]&gt;[.K$4];[.E66]-[.K$4];0)" office:value-type="float" office:value="0" calcext:value-type="float">
            <text:p><text:s/>- <text:s text:c="5"/></text:p>
          </table:table-cell>
          <table:table-cell table:style-name="ce84" table:formula="of:=[.L65]+([.K66]*[.J66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5]+[.N66]" office:value-type="float" office:value="0" calcext:value-type="float">
            <text:p>0</text:p>
          </table:table-cell>
          <table:table-cell table:formula="of:=[.O6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5]+[.Q66]" office:value-type="float" office:value="0" calcext:value-type="float">
            <text:p>0</text:p>
          </table:table-cell>
          <table:table-cell table:formula="of:=[.R6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5]+[.T66]" office:value-type="float" office:value="0" calcext:value-type="float">
            <text:p>0</text:p>
          </table:table-cell>
          <table:table-cell table:formula="of:=[.U66]*100/[.U$3]" office:value-type="float" office:value="0" calcext:value-type="float">
            <text:p><text:s/>- <text:s text:c="5"/></text:p>
          </table:table-cell>
          <table:table-cell table:style-name="ce102" table:formula="of:=[.O66]+[.R66]" office:value-type="float" office:value="0" calcext:value-type="float">
            <text:p>0</text:p>
          </table:table-cell>
          <table:table-cell table:style-name="ce106" table:formula="of:=[.W66]/2" office:value-type="float" office:value="0" calcext:value-type="float">
            <text:p>0</text:p>
          </table:table-cell>
          <table:table-cell table:style-name="ce95" table:formula="of:=[.X6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3" calcext:value-type="date">
            <text:p>3/3/2005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-12.3" calcext:value-type="float">
            <text:p>-12.3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6.81333333333333" calcext:value-type="float">
            <text:p>-6.81 <text:s text:c="5"/></text:p>
          </table:table-cell>
          <table:table-cell table:style-name="ce84" table:formula="of:=([.D67]+[.C67])/2" office:value-type="float" office:value="-6.15" calcext:value-type="float">
            <text:p>-6.15 <text:s text:c="5"/></text:p>
          </table:table-cell>
          <table:table-cell table:style-name="ce84" table:formula="of:=ABS([.E67]-[.F67])" office:value-type="float" office:value="0.66333333333333" calcext:value-type="float">
            <text:p><text:s/>0.66 <text:s text:c="5"/></text:p>
          </table:table-cell>
          <table:table-cell table:formula="of:=ABS([.G67]*100/[.E67])" office:value-type="float" office:value="9.73581213307236" calcext:value-type="float">
            <text:p><text:s/>9.7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67]&gt;=[.$L$4];1;0)" office:value-type="float" office:value="0" calcext:value-type="float">
            <text:p>0</text:p>
          </table:table-cell>
          <table:table-cell table:style-name="ce95" table:formula="of:=IF([.E67]&gt;[.K$4];[.E67]-[.K$4];0)" office:value-type="float" office:value="0" calcext:value-type="float">
            <text:p><text:s/>- <text:s text:c="5"/></text:p>
          </table:table-cell>
          <table:table-cell table:style-name="ce84" table:formula="of:=[.L66]+([.K67]*[.J6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6]+[.N67]" office:value-type="float" office:value="0" calcext:value-type="float">
            <text:p>0</text:p>
          </table:table-cell>
          <table:table-cell table:formula="of:=[.O6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6]+[.Q67]" office:value-type="float" office:value="0" calcext:value-type="float">
            <text:p>0</text:p>
          </table:table-cell>
          <table:table-cell table:formula="of:=[.R6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6]+[.T67]" office:value-type="float" office:value="0" calcext:value-type="float">
            <text:p>0</text:p>
          </table:table-cell>
          <table:table-cell table:formula="of:=[.U67]*100/[.U$3]" office:value-type="float" office:value="0" calcext:value-type="float">
            <text:p><text:s/>- <text:s text:c="5"/></text:p>
          </table:table-cell>
          <table:table-cell table:style-name="ce102" table:formula="of:=[.O67]+[.R67]" office:value-type="float" office:value="0" calcext:value-type="float">
            <text:p>0</text:p>
          </table:table-cell>
          <table:table-cell table:style-name="ce106" table:formula="of:=[.W67]/2" office:value-type="float" office:value="0" calcext:value-type="float">
            <text:p>0</text:p>
          </table:table-cell>
          <table:table-cell table:style-name="ce95" table:formula="of:=[.X6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4" calcext:value-type="date">
            <text:p>3/4/2005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-12.4" calcext:value-type="float">
            <text:p>-12.4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5.55" calcext:value-type="float">
            <text:p>-5.55 <text:s text:c="5"/></text:p>
          </table:table-cell>
          <table:table-cell table:style-name="ce84" table:formula="of:=([.D68]+[.C68])/2" office:value-type="float" office:value="-6.2" calcext:value-type="float">
            <text:p>-6.20 <text:s text:c="5"/></text:p>
          </table:table-cell>
          <table:table-cell table:style-name="ce84" table:formula="of:=ABS([.E68]-[.F68])" office:value-type="float" office:value="0.65" calcext:value-type="float">
            <text:p><text:s/>0.65 <text:s text:c="5"/></text:p>
          </table:table-cell>
          <table:table-cell table:formula="of:=ABS([.G68]*100/[.E68])" office:value-type="float" office:value="11.7117117117117" calcext:value-type="float">
            <text:p><text:s/>11.7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68]&gt;=[.$L$4];1;0)" office:value-type="float" office:value="0" calcext:value-type="float">
            <text:p>0</text:p>
          </table:table-cell>
          <table:table-cell table:style-name="ce95" table:formula="of:=IF([.E68]&gt;[.K$4];[.E68]-[.K$4];0)" office:value-type="float" office:value="0" calcext:value-type="float">
            <text:p><text:s/>- <text:s text:c="5"/></text:p>
          </table:table-cell>
          <table:table-cell table:style-name="ce84" table:formula="of:=[.L67]+([.K68]*[.J6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7]+[.N68]" office:value-type="float" office:value="0" calcext:value-type="float">
            <text:p>0</text:p>
          </table:table-cell>
          <table:table-cell table:formula="of:=[.O6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7]+[.Q68]" office:value-type="float" office:value="0" calcext:value-type="float">
            <text:p>0</text:p>
          </table:table-cell>
          <table:table-cell table:formula="of:=[.R6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7]+[.T68]" office:value-type="float" office:value="0" calcext:value-type="float">
            <text:p>0</text:p>
          </table:table-cell>
          <table:table-cell table:formula="of:=[.U68]*100/[.U$3]" office:value-type="float" office:value="0" calcext:value-type="float">
            <text:p><text:s/>- <text:s text:c="5"/></text:p>
          </table:table-cell>
          <table:table-cell table:style-name="ce102" table:formula="of:=[.O68]+[.R68]" office:value-type="float" office:value="0" calcext:value-type="float">
            <text:p>0</text:p>
          </table:table-cell>
          <table:table-cell table:style-name="ce106" table:formula="of:=[.W68]/2" office:value-type="float" office:value="0" calcext:value-type="float">
            <text:p>0</text:p>
          </table:table-cell>
          <table:table-cell table:style-name="ce95" table:formula="of:=[.X6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5" calcext:value-type="date">
            <text:p>3/5/2005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-5.6" calcext:value-type="float">
            <text:p>-5.60 <text:s text:c="5"/>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-3.10416666666667" calcext:value-type="float">
            <text:p>-3.10 <text:s text:c="5"/></text:p>
          </table:table-cell>
          <table:table-cell table:style-name="ce84" table:formula="of:=([.D69]+[.C69])/2" office:value-type="float" office:value="-3.3" calcext:value-type="float">
            <text:p>-3.30 <text:s text:c="5"/></text:p>
          </table:table-cell>
          <table:table-cell table:style-name="ce84" table:formula="of:=ABS([.E69]-[.F69])" office:value-type="float" office:value="0.19583333333333" calcext:value-type="float">
            <text:p><text:s/>0.20 <text:s text:c="5"/></text:p>
          </table:table-cell>
          <table:table-cell table:formula="of:=ABS([.G69]*100/[.E69])" office:value-type="float" office:value="6.30872483221464" calcext:value-type="float">
            <text:p><text:s/>6.31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69]&gt;=[.$L$4];1;0)" office:value-type="float" office:value="0" calcext:value-type="float">
            <text:p>0</text:p>
          </table:table-cell>
          <table:table-cell table:style-name="ce95" table:formula="of:=IF([.E69]&gt;[.K$4];[.E69]-[.K$4];0)" office:value-type="float" office:value="0" calcext:value-type="float">
            <text:p><text:s/>- <text:s text:c="5"/></text:p>
          </table:table-cell>
          <table:table-cell table:style-name="ce84" table:formula="of:=[.L68]+([.K69]*[.J6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8]+[.N69]" office:value-type="float" office:value="0" calcext:value-type="float">
            <text:p>0</text:p>
          </table:table-cell>
          <table:table-cell table:formula="of:=[.O6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8]+[.Q69]" office:value-type="float" office:value="0" calcext:value-type="float">
            <text:p>0</text:p>
          </table:table-cell>
          <table:table-cell table:formula="of:=[.R6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8]+[.T69]" office:value-type="float" office:value="0" calcext:value-type="float">
            <text:p>0</text:p>
          </table:table-cell>
          <table:table-cell table:formula="of:=[.U69]*100/[.U$3]" office:value-type="float" office:value="0" calcext:value-type="float">
            <text:p><text:s/>- <text:s text:c="5"/></text:p>
          </table:table-cell>
          <table:table-cell table:style-name="ce102" table:formula="of:=[.O69]+[.R69]" office:value-type="float" office:value="0" calcext:value-type="float">
            <text:p>0</text:p>
          </table:table-cell>
          <table:table-cell table:style-name="ce106" table:formula="of:=[.W69]/2" office:value-type="float" office:value="0" calcext:value-type="float">
            <text:p>0</text:p>
          </table:table-cell>
          <table:table-cell table:style-name="ce95" table:formula="of:=[.X6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6" calcext:value-type="date">
            <text:p>3/6/2005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-6.6" calcext:value-type="float">
            <text:p>-6.60 <text:s text:c="5"/></text:p>
          </table:table-cell>
          <table:table-cell table:style-name="ce84" office:value-type="float" office:value="-3" calcext:value-type="float">
            <text:p>-3.00 <text:s text:c="5"/></text:p>
          </table:table-cell>
          <table:table-cell table:style-name="ce84" office:value-type="float" office:value="-4.80425531914894" calcext:value-type="float">
            <text:p>-4.80 <text:s text:c="5"/></text:p>
          </table:table-cell>
          <table:table-cell table:style-name="ce84" table:formula="of:=([.D70]+[.C70])/2" office:value-type="float" office:value="-4.8" calcext:value-type="float">
            <text:p>-4.80 <text:s text:c="5"/></text:p>
          </table:table-cell>
          <table:table-cell table:style-name="ce84" table:formula="of:=ABS([.E70]-[.F70])" office:value-type="float" office:value="0.00425531914893984" calcext:value-type="float">
            <text:p><text:s/>0.00 <text:s text:c="5"/></text:p>
          </table:table-cell>
          <table:table-cell table:formula="of:=ABS([.G70]*100/[.E70])" office:value-type="float" office:value="0.0885739592560551" calcext:value-type="float">
            <text:p><text:s/>0.0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70]&gt;=[.$L$4];1;0)" office:value-type="float" office:value="0" calcext:value-type="float">
            <text:p>0</text:p>
          </table:table-cell>
          <table:table-cell table:style-name="ce95" table:formula="of:=IF([.E70]&gt;[.K$4];[.E70]-[.K$4];0)" office:value-type="float" office:value="0" calcext:value-type="float">
            <text:p><text:s/>- <text:s text:c="5"/></text:p>
          </table:table-cell>
          <table:table-cell table:style-name="ce84" table:formula="of:=[.L69]+([.K70]*[.J7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69]+[.N70]" office:value-type="float" office:value="0" calcext:value-type="float">
            <text:p>0</text:p>
          </table:table-cell>
          <table:table-cell table:formula="of:=[.O7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69]+[.Q70]" office:value-type="float" office:value="0" calcext:value-type="float">
            <text:p>0</text:p>
          </table:table-cell>
          <table:table-cell table:formula="of:=[.R7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69]+[.T70]" office:value-type="float" office:value="0" calcext:value-type="float">
            <text:p>0</text:p>
          </table:table-cell>
          <table:table-cell table:formula="of:=[.U70]*100/[.U$3]" office:value-type="float" office:value="0" calcext:value-type="float">
            <text:p><text:s/>- <text:s text:c="5"/></text:p>
          </table:table-cell>
          <table:table-cell table:style-name="ce102" table:formula="of:=[.O70]+[.R70]" office:value-type="float" office:value="0" calcext:value-type="float">
            <text:p>0</text:p>
          </table:table-cell>
          <table:table-cell table:style-name="ce106" table:formula="of:=[.W70]/2" office:value-type="float" office:value="0" calcext:value-type="float">
            <text:p>0</text:p>
          </table:table-cell>
          <table:table-cell table:style-name="ce95" table:formula="of:=[.X7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7" calcext:value-type="date">
            <text:p>3/7/2005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-6" calcext:value-type="float">
            <text:p>-6.00 <text:s text:c="5"/></text:p>
          </table:table-cell>
          <table:table-cell table:style-name="ce84" office:value-type="float" office:value="-0.8" calcext:value-type="float">
            <text:p>-0.80 <text:s text:c="5"/></text:p>
          </table:table-cell>
          <table:table-cell table:style-name="ce84" office:value-type="float" office:value="-2.99375" calcext:value-type="float">
            <text:p>-2.99 <text:s text:c="5"/></text:p>
          </table:table-cell>
          <table:table-cell table:style-name="ce84" table:formula="of:=([.D71]+[.C71])/2" office:value-type="float" office:value="-3.4" calcext:value-type="float">
            <text:p>-3.40 <text:s text:c="5"/></text:p>
          </table:table-cell>
          <table:table-cell table:style-name="ce84" table:formula="of:=ABS([.E71]-[.F71])" office:value-type="float" office:value="0.40625" calcext:value-type="float">
            <text:p><text:s/>0.41 <text:s text:c="5"/></text:p>
          </table:table-cell>
          <table:table-cell table:formula="of:=ABS([.G71]*100/[.E71])" office:value-type="float" office:value="13.5699373695198" calcext:value-type="float">
            <text:p><text:s/>13.57 <text:s text:c="5"/></text:p>
          </table:table-cell>
          <table:table-cell table:style-name="ce84" office:value-type="float" office:value="10.9" calcext:value-type="float">
            <text:p><text:s/>10.90 <text:s text:c="5"/></text:p>
          </table:table-cell>
          <table:table-cell table:style-name="ce91" table:formula="of:=IF([.A71]&gt;=[.$L$4];1;0)" office:value-type="float" office:value="0" calcext:value-type="float">
            <text:p>0</text:p>
          </table:table-cell>
          <table:table-cell table:style-name="ce95" table:formula="of:=IF([.E71]&gt;[.K$4];[.E71]-[.K$4];0)" office:value-type="float" office:value="0" calcext:value-type="float">
            <text:p><text:s/>- <text:s text:c="5"/></text:p>
          </table:table-cell>
          <table:table-cell table:style-name="ce84" table:formula="of:=[.L70]+([.K71]*[.J7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0]+[.N71]" office:value-type="float" office:value="0" calcext:value-type="float">
            <text:p>0</text:p>
          </table:table-cell>
          <table:table-cell table:formula="of:=[.O7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0]+[.Q71]" office:value-type="float" office:value="0" calcext:value-type="float">
            <text:p>0</text:p>
          </table:table-cell>
          <table:table-cell table:formula="of:=[.R7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0]+[.T71]" office:value-type="float" office:value="0" calcext:value-type="float">
            <text:p>0</text:p>
          </table:table-cell>
          <table:table-cell table:formula="of:=[.U71]*100/[.U$3]" office:value-type="float" office:value="0" calcext:value-type="float">
            <text:p><text:s/>- <text:s text:c="5"/></text:p>
          </table:table-cell>
          <table:table-cell table:style-name="ce102" table:formula="of:=[.O71]+[.R71]" office:value-type="float" office:value="0" calcext:value-type="float">
            <text:p>0</text:p>
          </table:table-cell>
          <table:table-cell table:style-name="ce106" table:formula="of:=[.W71]/2" office:value-type="float" office:value="0" calcext:value-type="float">
            <text:p>0</text:p>
          </table:table-cell>
          <table:table-cell table:style-name="ce95" table:formula="of:=[.X7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8" calcext:value-type="date">
            <text:p>3/8/2005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-3.2" calcext:value-type="float">
            <text:p>-3.20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84" office:value-type="float" office:value="-0.58125" calcext:value-type="float">
            <text:p>-0.58 <text:s text:c="5"/></text:p>
          </table:table-cell>
          <table:table-cell table:style-name="ce84" table:formula="of:=([.D72]+[.C72])/2" office:value-type="float" office:value="-0.6" calcext:value-type="float">
            <text:p>-0.60 <text:s text:c="5"/></text:p>
          </table:table-cell>
          <table:table-cell table:style-name="ce84" table:formula="of:=ABS([.E72]-[.F72])" office:value-type="float" office:value="0.01875" calcext:value-type="float">
            <text:p><text:s/>0.02 <text:s text:c="5"/></text:p>
          </table:table-cell>
          <table:table-cell table:formula="of:=ABS([.G72]*100/[.E72])" office:value-type="float" office:value="3.22580645161291" calcext:value-type="float">
            <text:p><text:s/>3.23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72]&gt;=[.$L$4];1;0)" office:value-type="float" office:value="0" calcext:value-type="float">
            <text:p>0</text:p>
          </table:table-cell>
          <table:table-cell table:style-name="ce95" table:formula="of:=IF([.E72]&gt;[.K$4];[.E72]-[.K$4];0)" office:value-type="float" office:value="0" calcext:value-type="float">
            <text:p><text:s/>- <text:s text:c="5"/></text:p>
          </table:table-cell>
          <table:table-cell table:style-name="ce84" table:formula="of:=[.L71]+([.K72]*[.J72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1]+[.N72]" office:value-type="float" office:value="0" calcext:value-type="float">
            <text:p>0</text:p>
          </table:table-cell>
          <table:table-cell table:formula="of:=[.O7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1]+[.Q72]" office:value-type="float" office:value="0" calcext:value-type="float">
            <text:p>0</text:p>
          </table:table-cell>
          <table:table-cell table:formula="of:=[.R7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1]+[.T72]" office:value-type="float" office:value="0" calcext:value-type="float">
            <text:p>0</text:p>
          </table:table-cell>
          <table:table-cell table:formula="of:=[.U72]*100/[.U$3]" office:value-type="float" office:value="0" calcext:value-type="float">
            <text:p><text:s/>- <text:s text:c="5"/></text:p>
          </table:table-cell>
          <table:table-cell table:style-name="ce102" table:formula="of:=[.O72]+[.R72]" office:value-type="float" office:value="0" calcext:value-type="float">
            <text:p>0</text:p>
          </table:table-cell>
          <table:table-cell table:style-name="ce106" table:formula="of:=[.W72]/2" office:value-type="float" office:value="0" calcext:value-type="float">
            <text:p>0</text:p>
          </table:table-cell>
          <table:table-cell table:style-name="ce95" table:formula="of:=[.X7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09" calcext:value-type="date">
            <text:p>3/9/2005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-11" calcext:value-type="float">
            <text:p>-11.00 <text:s text:c="5"/></text:p>
          </table:table-cell>
          <table:table-cell table:style-name="ce84" office:value-type="float" office:value="-2" calcext:value-type="float">
            <text:p>-2.00 <text:s text:c="5"/></text:p>
          </table:table-cell>
          <table:table-cell table:style-name="ce84" office:value-type="float" office:value="-4.62708333333333" calcext:value-type="float">
            <text:p>-4.63 <text:s text:c="5"/></text:p>
          </table:table-cell>
          <table:table-cell table:style-name="ce84" table:formula="of:=([.D73]+[.C73])/2" office:value-type="float" office:value="-6.5" calcext:value-type="float">
            <text:p>-6.50 <text:s text:c="5"/></text:p>
          </table:table-cell>
          <table:table-cell table:style-name="ce84" table:formula="of:=ABS([.E73]-[.F73])" office:value-type="float" office:value="1.87291666666667" calcext:value-type="float">
            <text:p><text:s/>1.87 <text:s text:c="5"/></text:p>
          </table:table-cell>
          <table:table-cell table:formula="of:=ABS([.G73]*100/[.E73])" office:value-type="float" office:value="40.477262494372" calcext:value-type="float">
            <text:p><text:s/>40.48 <text:s text:c="5"/></text:p>
          </table:table-cell>
          <table:table-cell table:style-name="ce84" office:value-type="float" office:value="0.3" calcext:value-type="float">
            <text:p><text:s/>0.30 <text:s text:c="5"/></text:p>
          </table:table-cell>
          <table:table-cell table:style-name="ce91" table:formula="of:=IF([.A73]&gt;=[.$L$4];1;0)" office:value-type="float" office:value="0" calcext:value-type="float">
            <text:p>0</text:p>
          </table:table-cell>
          <table:table-cell table:style-name="ce95" table:formula="of:=IF([.E73]&gt;[.K$4];[.E73]-[.K$4];0)" office:value-type="float" office:value="0" calcext:value-type="float">
            <text:p><text:s/>- <text:s text:c="5"/></text:p>
          </table:table-cell>
          <table:table-cell table:style-name="ce84" table:formula="of:=[.L72]+([.K73]*[.J73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2]+[.N73]" office:value-type="float" office:value="0" calcext:value-type="float">
            <text:p>0</text:p>
          </table:table-cell>
          <table:table-cell table:formula="of:=[.O7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2]+[.Q73]" office:value-type="float" office:value="0" calcext:value-type="float">
            <text:p>0</text:p>
          </table:table-cell>
          <table:table-cell table:formula="of:=[.R7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2]+[.T73]" office:value-type="float" office:value="0" calcext:value-type="float">
            <text:p>0</text:p>
          </table:table-cell>
          <table:table-cell table:formula="of:=[.U73]*100/[.U$3]" office:value-type="float" office:value="0" calcext:value-type="float">
            <text:p><text:s/>- <text:s text:c="5"/></text:p>
          </table:table-cell>
          <table:table-cell table:style-name="ce102" table:formula="of:=[.O73]+[.R73]" office:value-type="float" office:value="0" calcext:value-type="float">
            <text:p>0</text:p>
          </table:table-cell>
          <table:table-cell table:style-name="ce106" table:formula="of:=[.W73]/2" office:value-type="float" office:value="0" calcext:value-type="float">
            <text:p>0</text:p>
          </table:table-cell>
          <table:table-cell table:style-name="ce95" table:formula="of:=[.X7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0" calcext:value-type="date">
            <text:p>3/10/2005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-14.7" calcext:value-type="float">
            <text:p>-14.7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7.02244897959184" calcext:value-type="float">
            <text:p>-7.02 <text:s text:c="5"/></text:p>
          </table:table-cell>
          <table:table-cell table:style-name="ce84" table:formula="of:=([.D74]+[.C74])/2" office:value-type="float" office:value="-7.35" calcext:value-type="float">
            <text:p>-7.35 <text:s text:c="5"/></text:p>
          </table:table-cell>
          <table:table-cell table:style-name="ce84" table:formula="of:=ABS([.E74]-[.F74])" office:value-type="float" office:value="0.327551020408159" calcext:value-type="float">
            <text:p><text:s/>0.33 <text:s text:c="5"/></text:p>
          </table:table-cell>
          <table:table-cell table:formula="of:=ABS([.G74]*100/[.E74])" office:value-type="float" office:value="4.6643417611159" calcext:value-type="float">
            <text:p><text:s/>4.6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74]&gt;=[.$L$4];1;0)" office:value-type="float" office:value="0" calcext:value-type="float">
            <text:p>0</text:p>
          </table:table-cell>
          <table:table-cell table:style-name="ce95" table:formula="of:=IF([.E74]&gt;[.K$4];[.E74]-[.K$4];0)" office:value-type="float" office:value="0" calcext:value-type="float">
            <text:p><text:s/>- <text:s text:c="5"/></text:p>
          </table:table-cell>
          <table:table-cell table:style-name="ce84" table:formula="of:=[.L73]+([.K74]*[.J74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3]+[.N74]" office:value-type="float" office:value="0" calcext:value-type="float">
            <text:p>0</text:p>
          </table:table-cell>
          <table:table-cell table:formula="of:=[.O7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3]+[.Q74]" office:value-type="float" office:value="0" calcext:value-type="float">
            <text:p>0</text:p>
          </table:table-cell>
          <table:table-cell table:formula="of:=[.R7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3]+[.T74]" office:value-type="float" office:value="0" calcext:value-type="float">
            <text:p>0</text:p>
          </table:table-cell>
          <table:table-cell table:formula="of:=[.U74]*100/[.U$3]" office:value-type="float" office:value="0" calcext:value-type="float">
            <text:p><text:s/>- <text:s text:c="5"/></text:p>
          </table:table-cell>
          <table:table-cell table:style-name="ce102" table:formula="of:=[.O74]+[.R74]" office:value-type="float" office:value="0" calcext:value-type="float">
            <text:p>0</text:p>
          </table:table-cell>
          <table:table-cell table:style-name="ce106" table:formula="of:=[.W74]/2" office:value-type="float" office:value="0" calcext:value-type="float">
            <text:p>0</text:p>
          </table:table-cell>
          <table:table-cell table:style-name="ce95" table:formula="of:=[.X7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1" calcext:value-type="date">
            <text:p>3/11/2005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-1.94468085106383" calcext:value-type="float">
            <text:p>-1.94 <text:s text:c="5"/></text:p>
          </table:table-cell>
          <table:table-cell table:style-name="ce84" table:formula="of:=([.D75]+[.C75])/2" office:value-type="float" office:value="-1.5" calcext:value-type="float">
            <text:p>-1.50 <text:s text:c="5"/></text:p>
          </table:table-cell>
          <table:table-cell table:style-name="ce84" table:formula="of:=ABS([.E75]-[.F75])" office:value-type="float" office:value="0.44468085106383" calcext:value-type="float">
            <text:p><text:s/>0.44 <text:s text:c="5"/></text:p>
          </table:table-cell>
          <table:table-cell table:formula="of:=ABS([.G75]*100/[.E75])" office:value-type="float" office:value="22.8665207877462" calcext:value-type="float">
            <text:p><text:s/>22.87 <text:s text:c="5"/></text:p>
          </table:table-cell>
          <table:table-cell table:style-name="ce84" office:value-type="float" office:value="1.5" calcext:value-type="float">
            <text:p><text:s/>1.50 <text:s text:c="5"/></text:p>
          </table:table-cell>
          <table:table-cell table:style-name="ce91" table:formula="of:=IF([.A75]&gt;=[.$L$4];1;0)" office:value-type="float" office:value="0" calcext:value-type="float">
            <text:p>0</text:p>
          </table:table-cell>
          <table:table-cell table:style-name="ce95" table:formula="of:=IF([.E75]&gt;[.K$4];[.E75]-[.K$4];0)" office:value-type="float" office:value="0" calcext:value-type="float">
            <text:p><text:s/>- <text:s text:c="5"/></text:p>
          </table:table-cell>
          <table:table-cell table:style-name="ce84" table:formula="of:=[.L74]+([.K75]*[.J75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4]+[.N75]" office:value-type="float" office:value="0" calcext:value-type="float">
            <text:p>0</text:p>
          </table:table-cell>
          <table:table-cell table:formula="of:=[.O7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4]+[.Q75]" office:value-type="float" office:value="0" calcext:value-type="float">
            <text:p>0</text:p>
          </table:table-cell>
          <table:table-cell table:formula="of:=[.R7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4]+[.T75]" office:value-type="float" office:value="0" calcext:value-type="float">
            <text:p>0</text:p>
          </table:table-cell>
          <table:table-cell table:formula="of:=[.U75]*100/[.U$3]" office:value-type="float" office:value="0" calcext:value-type="float">
            <text:p><text:s/>- <text:s text:c="5"/></text:p>
          </table:table-cell>
          <table:table-cell table:style-name="ce102" table:formula="of:=[.O75]+[.R75]" office:value-type="float" office:value="0" calcext:value-type="float">
            <text:p>0</text:p>
          </table:table-cell>
          <table:table-cell table:style-name="ce106" table:formula="of:=[.W75]/2" office:value-type="float" office:value="0" calcext:value-type="float">
            <text:p>0</text:p>
          </table:table-cell>
          <table:table-cell table:style-name="ce95" table:formula="of:=[.X7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2" calcext:value-type="date">
            <text:p>3/12/2005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-0.7" calcext:value-type="float">
            <text:p>-0.70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84" office:value-type="float" office:value="0.65625" calcext:value-type="float">
            <text:p><text:s/>0.66 <text:s text:c="5"/></text:p>
          </table:table-cell>
          <table:table-cell table:style-name="ce84" table:formula="of:=([.D76]+[.C76])/2" office:value-type="float" office:value="0.65" calcext:value-type="float">
            <text:p><text:s/>0.65 <text:s text:c="5"/></text:p>
          </table:table-cell>
          <table:table-cell table:style-name="ce84" table:formula="of:=ABS([.E76]-[.F76])" office:value-type="float" office:value="0.00624999999999998" calcext:value-type="float">
            <text:p><text:s/>0.01 <text:s text:c="5"/></text:p>
          </table:table-cell>
          <table:table-cell table:formula="of:=ABS([.G76]*100/[.E76])" office:value-type="float" office:value="0.952380952380949" calcext:value-type="float">
            <text:p><text:s/>0.95 <text:s text:c="5"/></text:p>
          </table:table-cell>
          <table:table-cell table:style-name="ce84" office:value-type="float" office:value="7" calcext:value-type="float">
            <text:p><text:s/>7.00 <text:s text:c="5"/></text:p>
          </table:table-cell>
          <table:table-cell table:style-name="ce91" table:formula="of:=IF([.A76]&gt;=[.$L$4];1;0)" office:value-type="float" office:value="0" calcext:value-type="float">
            <text:p>0</text:p>
          </table:table-cell>
          <table:table-cell table:style-name="ce95" table:formula="of:=IF([.E76]&gt;[.K$4];[.E76]-[.K$4];0)" office:value-type="float" office:value="0" calcext:value-type="float">
            <text:p><text:s/>- <text:s text:c="5"/></text:p>
          </table:table-cell>
          <table:table-cell table:style-name="ce84" table:formula="of:=[.L75]+([.K76]*[.J76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5]+[.N76]" office:value-type="float" office:value="0" calcext:value-type="float">
            <text:p>0</text:p>
          </table:table-cell>
          <table:table-cell table:formula="of:=[.O7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5]+[.Q76]" office:value-type="float" office:value="0" calcext:value-type="float">
            <text:p>0</text:p>
          </table:table-cell>
          <table:table-cell table:formula="of:=[.R7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5]+[.T76]" office:value-type="float" office:value="0" calcext:value-type="float">
            <text:p>0</text:p>
          </table:table-cell>
          <table:table-cell table:formula="of:=[.U76]*100/[.U$3]" office:value-type="float" office:value="0" calcext:value-type="float">
            <text:p><text:s/>- <text:s text:c="5"/></text:p>
          </table:table-cell>
          <table:table-cell table:style-name="ce102" table:formula="of:=[.O76]+[.R76]" office:value-type="float" office:value="0" calcext:value-type="float">
            <text:p>0</text:p>
          </table:table-cell>
          <table:table-cell table:style-name="ce106" table:formula="of:=[.W76]/2" office:value-type="float" office:value="0" calcext:value-type="float">
            <text:p>0</text:p>
          </table:table-cell>
          <table:table-cell table:style-name="ce95" table:formula="of:=[.X7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3" calcext:value-type="date">
            <text:p>3/13/2005</text:p>
          </table:table-cell>
          <table:table-cell office:value-type="float" office:value="11" calcext:value-type="float">
            <text:p>11</text:p>
          </table:table-cell>
          <table:table-cell table:style-name="ce84" office:value-type="float" office:value="-6.2" calcext:value-type="float">
            <text:p>-6.20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-2.5875" calcext:value-type="float">
            <text:p>-2.59 <text:s text:c="5"/></text:p>
          </table:table-cell>
          <table:table-cell table:style-name="ce84" table:formula="of:=([.D77]+[.C77])/2" office:value-type="float" office:value="-2.6" calcext:value-type="float">
            <text:p>-2.60 <text:s text:c="5"/></text:p>
          </table:table-cell>
          <table:table-cell table:style-name="ce84" table:formula="of:=ABS([.E77]-[.F77])" office:value-type="float" office:value="0.0125000000000002" calcext:value-type="float">
            <text:p><text:s/>0.01 <text:s text:c="5"/></text:p>
          </table:table-cell>
          <table:table-cell table:formula="of:=ABS([.G77]*100/[.E77])" office:value-type="float" office:value="0.48309178743962" calcext:value-type="float">
            <text:p><text:s/>0.48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91" table:formula="of:=IF([.A77]&gt;=[.$L$4];1;0)" office:value-type="float" office:value="0" calcext:value-type="float">
            <text:p>0</text:p>
          </table:table-cell>
          <table:table-cell table:style-name="ce95" table:formula="of:=IF([.E77]&gt;[.K$4];[.E77]-[.K$4];0)" office:value-type="float" office:value="0" calcext:value-type="float">
            <text:p><text:s/>- <text:s text:c="5"/></text:p>
          </table:table-cell>
          <table:table-cell table:style-name="ce84" table:formula="of:=[.L76]+([.K77]*[.J7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6]+[.N77]" office:value-type="float" office:value="0" calcext:value-type="float">
            <text:p>0</text:p>
          </table:table-cell>
          <table:table-cell table:formula="of:=[.O7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6]+[.Q77]" office:value-type="float" office:value="0" calcext:value-type="float">
            <text:p>0</text:p>
          </table:table-cell>
          <table:table-cell table:formula="of:=[.R7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6]+[.T77]" office:value-type="float" office:value="0" calcext:value-type="float">
            <text:p>0</text:p>
          </table:table-cell>
          <table:table-cell table:formula="of:=[.U77]*100/[.U$3]" office:value-type="float" office:value="0" calcext:value-type="float">
            <text:p><text:s/>- <text:s text:c="5"/></text:p>
          </table:table-cell>
          <table:table-cell table:style-name="ce102" table:formula="of:=[.O77]+[.R77]" office:value-type="float" office:value="0" calcext:value-type="float">
            <text:p>0</text:p>
          </table:table-cell>
          <table:table-cell table:style-name="ce106" table:formula="of:=[.W77]/2" office:value-type="float" office:value="0" calcext:value-type="float">
            <text:p>0</text:p>
          </table:table-cell>
          <table:table-cell table:style-name="ce95" table:formula="of:=[.X7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4" calcext:value-type="date">
            <text:p>3/14/2005</text:p>
          </table:table-cell>
          <table:table-cell office:value-type="float" office:value="12" calcext:value-type="float">
            <text:p>12</text:p>
          </table:table-cell>
          <table:table-cell table:style-name="ce84" office:value-type="float" office:value="-4.7" calcext:value-type="float">
            <text:p>-4.70 <text:s text:c="5"/></text:p>
          </table:table-cell>
          <table:table-cell table:style-name="ce84" office:value-type="float" office:value="4.2" calcext:value-type="float">
            <text:p><text:s/>4.20 <text:s text:c="5"/></text:p>
          </table:table-cell>
          <table:table-cell table:style-name="ce84" office:value-type="float" office:value="0.53" calcext:value-type="float">
            <text:p><text:s/>0.53 <text:s text:c="5"/></text:p>
          </table:table-cell>
          <table:table-cell table:style-name="ce84" table:formula="of:=([.D78]+[.C78])/2" office:value-type="float" office:value="-0.25" calcext:value-type="float">
            <text:p>-0.25 <text:s text:c="5"/></text:p>
          </table:table-cell>
          <table:table-cell table:style-name="ce84" table:formula="of:=ABS([.E78]-[.F78])" office:value-type="float" office:value="0.78" calcext:value-type="float">
            <text:p><text:s/>0.78 <text:s text:c="5"/></text:p>
          </table:table-cell>
          <table:table-cell table:formula="of:=ABS([.G78]*100/[.E78])" office:value-type="float" office:value="147.169811320755" calcext:value-type="float">
            <text:p><text:s/>147.1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78]&gt;=[.$L$4];1;0)" office:value-type="float" office:value="0" calcext:value-type="float">
            <text:p>0</text:p>
          </table:table-cell>
          <table:table-cell table:style-name="ce95" table:formula="of:=IF([.E78]&gt;[.K$4];[.E78]-[.K$4];0)" office:value-type="float" office:value="0" calcext:value-type="float">
            <text:p><text:s/>- <text:s text:c="5"/></text:p>
          </table:table-cell>
          <table:table-cell table:style-name="ce84" table:formula="of:=[.L77]+([.K78]*[.J7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7]+[.N78]" office:value-type="float" office:value="0" calcext:value-type="float">
            <text:p>0</text:p>
          </table:table-cell>
          <table:table-cell table:formula="of:=[.O7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7]+[.Q78]" office:value-type="float" office:value="0" calcext:value-type="float">
            <text:p>0</text:p>
          </table:table-cell>
          <table:table-cell table:formula="of:=[.R7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7]+[.T78]" office:value-type="float" office:value="0" calcext:value-type="float">
            <text:p>0</text:p>
          </table:table-cell>
          <table:table-cell table:formula="of:=[.U78]*100/[.U$3]" office:value-type="float" office:value="0" calcext:value-type="float">
            <text:p><text:s/>- <text:s text:c="5"/></text:p>
          </table:table-cell>
          <table:table-cell table:style-name="ce102" table:formula="of:=[.O78]+[.R78]" office:value-type="float" office:value="0" calcext:value-type="float">
            <text:p>0</text:p>
          </table:table-cell>
          <table:table-cell table:style-name="ce106" table:formula="of:=[.W78]/2" office:value-type="float" office:value="0" calcext:value-type="float">
            <text:p>0</text:p>
          </table:table-cell>
          <table:table-cell table:style-name="ce95" table:formula="of:=[.X7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5" calcext:value-type="date">
            <text:p>3/15/2005</text:p>
          </table:table-cell>
          <table:table-cell office:value-type="float" office:value="12" calcext:value-type="float">
            <text:p>12</text:p>
          </table:table-cell>
          <table:table-cell table:style-name="ce84" office:value-type="float" office:value="-6" calcext:value-type="float">
            <text:p>-6.00 <text:s text:c="5"/></text:p>
          </table:table-cell>
          <table:table-cell table:style-name="ce84" office:value-type="float" office:value="6" calcext:value-type="float">
            <text:p><text:s/>6.00 <text:s text:c="5"/></text:p>
          </table:table-cell>
          <table:table-cell table:style-name="ce84" office:value-type="float" office:value="1.65" calcext:value-type="float">
            <text:p><text:s/>1.65 <text:s text:c="5"/></text:p>
          </table:table-cell>
          <table:table-cell table:style-name="ce84" table:formula="of:=([.D79]+[.C79])/2" office:value-type="float" office:value="0" calcext:value-type="float">
            <text:p><text:s/>- <text:s text:c="5"/></text:p>
          </table:table-cell>
          <table:table-cell table:style-name="ce84" table:formula="of:=ABS([.E79]-[.F79])" office:value-type="float" office:value="1.65" calcext:value-type="float">
            <text:p><text:s/>1.65 <text:s text:c="5"/></text:p>
          </table:table-cell>
          <table:table-cell table:formula="of:=ABS([.G79]*100/[.E79])" office:value-type="float" office:value="100" calcext:value-type="float">
            <text:p><text:s/>100.0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79]&gt;=[.$L$4];1;0)" office:value-type="float" office:value="0" calcext:value-type="float">
            <text:p>0</text:p>
          </table:table-cell>
          <table:table-cell table:style-name="ce95" table:formula="of:=IF([.E79]&gt;[.K$4];[.E79]-[.K$4];0)" office:value-type="float" office:value="0" calcext:value-type="float">
            <text:p><text:s/>- <text:s text:c="5"/></text:p>
          </table:table-cell>
          <table:table-cell table:style-name="ce84" table:formula="of:=[.L78]+([.K79]*[.J7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8]+[.N79]" office:value-type="float" office:value="0" calcext:value-type="float">
            <text:p>0</text:p>
          </table:table-cell>
          <table:table-cell table:formula="of:=[.O7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8]+[.Q79]" office:value-type="float" office:value="0" calcext:value-type="float">
            <text:p>0</text:p>
          </table:table-cell>
          <table:table-cell table:formula="of:=[.R7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8]+[.T79]" office:value-type="float" office:value="0" calcext:value-type="float">
            <text:p>0</text:p>
          </table:table-cell>
          <table:table-cell table:formula="of:=[.U79]*100/[.U$3]" office:value-type="float" office:value="0" calcext:value-type="float">
            <text:p><text:s/>- <text:s text:c="5"/></text:p>
          </table:table-cell>
          <table:table-cell table:style-name="ce102" table:formula="of:=[.O79]+[.R79]" office:value-type="float" office:value="0" calcext:value-type="float">
            <text:p>0</text:p>
          </table:table-cell>
          <table:table-cell table:style-name="ce106" table:formula="of:=[.W79]/2" office:value-type="float" office:value="0" calcext:value-type="float">
            <text:p>0</text:p>
          </table:table-cell>
          <table:table-cell table:style-name="ce95" table:formula="of:=[.X7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6" calcext:value-type="date">
            <text:p>3/16/2005</text:p>
          </table:table-cell>
          <table:table-cell office:value-type="float" office:value="12" calcext:value-type="float">
            <text:p>12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8" calcext:value-type="float">
            <text:p><text:s/>8.00 <text:s text:c="5"/></text:p>
          </table:table-cell>
          <table:table-cell table:style-name="ce84" office:value-type="float" office:value="4.6936170212766" calcext:value-type="float">
            <text:p><text:s/>4.69 <text:s text:c="5"/></text:p>
          </table:table-cell>
          <table:table-cell table:style-name="ce84" table:formula="of:=([.D80]+[.C80])/2" office:value-type="float" office:value="4.5" calcext:value-type="float">
            <text:p><text:s/>4.50 <text:s text:c="5"/></text:p>
          </table:table-cell>
          <table:table-cell table:style-name="ce84" table:formula="of:=ABS([.E80]-[.F80])" office:value-type="float" office:value="0.1936170212766" calcext:value-type="float">
            <text:p><text:s/>0.19 <text:s text:c="5"/></text:p>
          </table:table-cell>
          <table:table-cell table:formula="of:=ABS([.G80]*100/[.E80])" office:value-type="float" office:value="4.12511332728929" calcext:value-type="float">
            <text:p><text:s/>4.13 <text:s text:c="5"/></text:p>
          </table:table-cell>
          <table:table-cell table:style-name="ce84" office:value-type="float" office:value="2.5" calcext:value-type="float">
            <text:p><text:s/>2.50 <text:s text:c="5"/></text:p>
          </table:table-cell>
          <table:table-cell table:style-name="ce91" table:formula="of:=IF([.A80]&gt;=[.$L$4];1;0)" office:value-type="float" office:value="0" calcext:value-type="float">
            <text:p>0</text:p>
          </table:table-cell>
          <table:table-cell table:style-name="ce95" table:formula="of:=IF([.E80]&gt;[.K$4];[.E80]-[.K$4];0)" office:value-type="float" office:value="0" calcext:value-type="float">
            <text:p><text:s/>- <text:s text:c="5"/></text:p>
          </table:table-cell>
          <table:table-cell table:style-name="ce84" table:formula="of:=[.L79]+([.K80]*[.J8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79]+[.N80]" office:value-type="float" office:value="0" calcext:value-type="float">
            <text:p>0</text:p>
          </table:table-cell>
          <table:table-cell table:formula="of:=[.O8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79]+[.Q80]" office:value-type="float" office:value="0" calcext:value-type="float">
            <text:p>0</text:p>
          </table:table-cell>
          <table:table-cell table:formula="of:=[.R8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79]+[.T80]" office:value-type="float" office:value="0" calcext:value-type="float">
            <text:p>0</text:p>
          </table:table-cell>
          <table:table-cell table:formula="of:=[.U80]*100/[.U$3]" office:value-type="float" office:value="0" calcext:value-type="float">
            <text:p><text:s/>- <text:s text:c="5"/></text:p>
          </table:table-cell>
          <table:table-cell table:style-name="ce102" table:formula="of:=[.O80]+[.R80]" office:value-type="float" office:value="0" calcext:value-type="float">
            <text:p>0</text:p>
          </table:table-cell>
          <table:table-cell table:style-name="ce106" table:formula="of:=[.W80]/2" office:value-type="float" office:value="0" calcext:value-type="float">
            <text:p>0</text:p>
          </table:table-cell>
          <table:table-cell table:style-name="ce95" table:formula="of:=[.X8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7" calcext:value-type="date">
            <text:p>3/17/2005</text:p>
          </table:table-cell>
          <table:table-cell office:value-type="float" office:value="12" calcext:value-type="float">
            <text:p>12</text:p>
          </table:table-cell>
          <table:table-cell table:style-name="ce84" office:value-type="float" office:value="6" calcext:value-type="float">
            <text:p><text:s/>6.00 <text:s text:c="5"/></text:p>
          </table:table-cell>
          <table:table-cell table:style-name="ce84" office:value-type="float" office:value="12.2" calcext:value-type="float">
            <text:p><text:s/>12.20 <text:s text:c="5"/></text:p>
          </table:table-cell>
          <table:table-cell table:style-name="ce84" office:value-type="float" office:value="8.82553191489362" calcext:value-type="float">
            <text:p><text:s/>8.83 <text:s text:c="5"/></text:p>
          </table:table-cell>
          <table:table-cell table:style-name="ce84" table:formula="of:=([.D81]+[.C81])/2" office:value-type="float" office:value="9.1" calcext:value-type="float">
            <text:p><text:s/>9.10 <text:s text:c="5"/></text:p>
          </table:table-cell>
          <table:table-cell table:style-name="ce84" table:formula="of:=ABS([.E81]-[.F81])" office:value-type="float" office:value="0.274468085106379" calcext:value-type="float">
            <text:p><text:s/>0.27 <text:s text:c="5"/></text:p>
          </table:table-cell>
          <table:table-cell table:formula="of:=ABS([.G81]*100/[.E81])" office:value-type="float" office:value="3.10993249758916" calcext:value-type="float">
            <text:p><text:s/>3.11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91" table:formula="of:=IF([.A81]&gt;=[.$L$4];1;0)" office:value-type="float" office:value="0" calcext:value-type="float">
            <text:p>0</text:p>
          </table:table-cell>
          <table:table-cell table:style-name="ce95" table:formula="of:=IF([.E81]&gt;[.K$4];[.E81]-[.K$4];0)" office:value-type="float" office:value="0" calcext:value-type="float">
            <text:p><text:s/>- <text:s text:c="5"/></text:p>
          </table:table-cell>
          <table:table-cell table:style-name="ce84" table:formula="of:=[.L80]+([.K81]*[.J8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0]+[.N81]" office:value-type="float" office:value="0" calcext:value-type="float">
            <text:p>0</text:p>
          </table:table-cell>
          <table:table-cell table:formula="of:=[.O8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0]+[.Q81]" office:value-type="float" office:value="0" calcext:value-type="float">
            <text:p>0</text:p>
          </table:table-cell>
          <table:table-cell table:formula="of:=[.R8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0]+[.T81]" office:value-type="float" office:value="0" calcext:value-type="float">
            <text:p>0</text:p>
          </table:table-cell>
          <table:table-cell table:formula="of:=[.U81]*100/[.U$3]" office:value-type="float" office:value="0" calcext:value-type="float">
            <text:p><text:s/>- <text:s text:c="5"/></text:p>
          </table:table-cell>
          <table:table-cell table:style-name="ce102" table:formula="of:=[.O81]+[.R81]" office:value-type="float" office:value="0" calcext:value-type="float">
            <text:p>0</text:p>
          </table:table-cell>
          <table:table-cell table:style-name="ce106" table:formula="of:=[.W81]/2" office:value-type="float" office:value="0" calcext:value-type="float">
            <text:p>0</text:p>
          </table:table-cell>
          <table:table-cell table:style-name="ce95" table:formula="of:=[.X8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8" calcext:value-type="date">
            <text:p>3/18/2005</text:p>
          </table:table-cell>
          <table:table-cell office:value-type="float" office:value="12" calcext:value-type="float">
            <text:p>12</text:p>
          </table:table-cell>
          <table:table-cell table:style-name="ce84" office:value-type="float" office:value="-1.1" calcext:value-type="float">
            <text:p>-1.10 <text:s text:c="5"/></text:p>
          </table:table-cell>
          <table:table-cell table:style-name="ce84" office:value-type="float" office:value="8.1" calcext:value-type="float">
            <text:p><text:s/>8.10 <text:s text:c="5"/></text:p>
          </table:table-cell>
          <table:table-cell table:style-name="ce84" office:value-type="float" office:value="5.24791666666667" calcext:value-type="float">
            <text:p><text:s/>5.25 <text:s text:c="5"/></text:p>
          </table:table-cell>
          <table:table-cell table:style-name="ce84" table:formula="of:=([.D82]+[.C82])/2" office:value-type="float" office:value="3.5" calcext:value-type="float">
            <text:p><text:s/>3.50 <text:s text:c="5"/></text:p>
          </table:table-cell>
          <table:table-cell table:style-name="ce84" table:formula="of:=ABS([.E82]-[.F82])" office:value-type="float" office:value="1.74791666666667" calcext:value-type="float">
            <text:p><text:s/>1.75 <text:s text:c="5"/></text:p>
          </table:table-cell>
          <table:table-cell table:formula="of:=ABS([.G82]*100/[.E82])" office:value-type="float" office:value="33.3068678046844" calcext:value-type="float">
            <text:p><text:s/>33.31 <text:s text:c="5"/></text:p>
          </table:table-cell>
          <table:table-cell table:style-name="ce84" office:value-type="float" office:value="19" calcext:value-type="float">
            <text:p><text:s/>19.00 <text:s text:c="5"/></text:p>
          </table:table-cell>
          <table:table-cell table:style-name="ce91" table:formula="of:=IF([.A82]&gt;=[.$L$4];1;0)" office:value-type="float" office:value="0" calcext:value-type="float">
            <text:p>0</text:p>
          </table:table-cell>
          <table:table-cell table:style-name="ce95" table:formula="of:=IF([.E82]&gt;[.K$4];[.E82]-[.K$4];0)" office:value-type="float" office:value="0" calcext:value-type="float">
            <text:p><text:s/>- <text:s text:c="5"/></text:p>
          </table:table-cell>
          <table:table-cell table:style-name="ce84" table:formula="of:=[.L81]+([.K82]*[.J82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1]+[.N82]" office:value-type="float" office:value="0" calcext:value-type="float">
            <text:p>0</text:p>
          </table:table-cell>
          <table:table-cell table:formula="of:=[.O8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1]+[.Q82]" office:value-type="float" office:value="0" calcext:value-type="float">
            <text:p>0</text:p>
          </table:table-cell>
          <table:table-cell table:formula="of:=[.R8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1]+[.T82]" office:value-type="float" office:value="0" calcext:value-type="float">
            <text:p>0</text:p>
          </table:table-cell>
          <table:table-cell table:formula="of:=[.U82]*100/[.U$3]" office:value-type="float" office:value="0" calcext:value-type="float">
            <text:p><text:s/>- <text:s text:c="5"/></text:p>
          </table:table-cell>
          <table:table-cell table:style-name="ce102" table:formula="of:=[.O82]+[.R82]" office:value-type="float" office:value="0" calcext:value-type="float">
            <text:p>0</text:p>
          </table:table-cell>
          <table:table-cell table:style-name="ce106" table:formula="of:=[.W82]/2" office:value-type="float" office:value="0" calcext:value-type="float">
            <text:p>0</text:p>
          </table:table-cell>
          <table:table-cell table:style-name="ce95" table:formula="of:=[.X8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19" calcext:value-type="date">
            <text:p>3/19/2005</text:p>
          </table:table-cell>
          <table:table-cell office:value-type="float" office:value="12" calcext:value-type="float">
            <text:p>12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-0.2" calcext:value-type="float">
            <text:p>-0.20 <text:s text:c="5"/></text:p>
          </table:table-cell>
          <table:table-cell table:style-name="ce84" office:value-type="float" office:value="-2.44893617021277" calcext:value-type="float">
            <text:p>-2.45 <text:s text:c="5"/></text:p>
          </table:table-cell>
          <table:table-cell table:style-name="ce84" table:formula="of:=([.D83]+[.C83])/2" office:value-type="float" office:value="-2.1" calcext:value-type="float">
            <text:p>-2.10 <text:s text:c="5"/></text:p>
          </table:table-cell>
          <table:table-cell table:style-name="ce84" table:formula="of:=ABS([.E83]-[.F83])" office:value-type="float" office:value="0.34893617021277" calcext:value-type="float">
            <text:p><text:s/>0.35 <text:s text:c="5"/></text:p>
          </table:table-cell>
          <table:table-cell table:formula="of:=ABS([.G83]*100/[.E83])" office:value-type="float" office:value="14.2484795829715" calcext:value-type="float">
            <text:p><text:s/>14.2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83]&gt;=[.$L$4];1;0)" office:value-type="float" office:value="0" calcext:value-type="float">
            <text:p>0</text:p>
          </table:table-cell>
          <table:table-cell table:style-name="ce95" table:formula="of:=IF([.E83]&gt;[.K$4];[.E83]-[.K$4];0)" office:value-type="float" office:value="0" calcext:value-type="float">
            <text:p><text:s/>- <text:s text:c="5"/></text:p>
          </table:table-cell>
          <table:table-cell table:style-name="ce84" table:formula="of:=[.L82]+([.K83]*[.J83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2]+[.N83]" office:value-type="float" office:value="0" calcext:value-type="float">
            <text:p>0</text:p>
          </table:table-cell>
          <table:table-cell table:formula="of:=[.O8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2]+[.Q83]" office:value-type="float" office:value="0" calcext:value-type="float">
            <text:p>0</text:p>
          </table:table-cell>
          <table:table-cell table:formula="of:=[.R8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2]+[.T83]" office:value-type="float" office:value="0" calcext:value-type="float">
            <text:p>0</text:p>
          </table:table-cell>
          <table:table-cell table:formula="of:=[.U83]*100/[.U$3]" office:value-type="float" office:value="0" calcext:value-type="float">
            <text:p><text:s/>- <text:s text:c="5"/></text:p>
          </table:table-cell>
          <table:table-cell table:style-name="ce102" table:formula="of:=[.O83]+[.R83]" office:value-type="float" office:value="0" calcext:value-type="float">
            <text:p>0</text:p>
          </table:table-cell>
          <table:table-cell table:style-name="ce106" table:formula="of:=[.W83]/2" office:value-type="float" office:value="0" calcext:value-type="float">
            <text:p>0</text:p>
          </table:table-cell>
          <table:table-cell table:style-name="ce95" table:formula="of:=[.X8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0" calcext:value-type="date">
            <text:p>3/20/2005</text:p>
          </table:table-cell>
          <table:table-cell office:value-type="float" office:value="12" calcext:value-type="float">
            <text:p>12</text:p>
          </table:table-cell>
          <table:table-cell table:style-name="ce84" office:value-type="float" office:value="-5.1" calcext:value-type="float">
            <text:p>-5.1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-2.61666666666667" calcext:value-type="float">
            <text:p>-2.62 <text:s text:c="5"/></text:p>
          </table:table-cell>
          <table:table-cell table:style-name="ce84" table:formula="of:=([.D84]+[.C84])/2" office:value-type="float" office:value="-2.55" calcext:value-type="float">
            <text:p>-2.55 <text:s text:c="5"/></text:p>
          </table:table-cell>
          <table:table-cell table:style-name="ce84" table:formula="of:=ABS([.E84]-[.F84])" office:value-type="float" office:value="0.06666666666667" calcext:value-type="float">
            <text:p><text:s/>0.07 <text:s text:c="5"/></text:p>
          </table:table-cell>
          <table:table-cell table:formula="of:=ABS([.G84]*100/[.E84])" office:value-type="float" office:value="2.54777070063707" calcext:value-type="float">
            <text:p><text:s/>2.5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84]&gt;=[.$L$4];1;0)" office:value-type="float" office:value="0" calcext:value-type="float">
            <text:p>0</text:p>
          </table:table-cell>
          <table:table-cell table:style-name="ce95" table:formula="of:=IF([.E84]&gt;[.K$4];[.E84]-[.K$4];0)" office:value-type="float" office:value="0" calcext:value-type="float">
            <text:p><text:s/>- <text:s text:c="5"/></text:p>
          </table:table-cell>
          <table:table-cell table:style-name="ce84" table:formula="of:=[.L83]+([.K84]*[.J84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3]+[.N84]" office:value-type="float" office:value="0" calcext:value-type="float">
            <text:p>0</text:p>
          </table:table-cell>
          <table:table-cell table:formula="of:=[.O8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3]+[.Q84]" office:value-type="float" office:value="0" calcext:value-type="float">
            <text:p>0</text:p>
          </table:table-cell>
          <table:table-cell table:formula="of:=[.R8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3]+[.T84]" office:value-type="float" office:value="0" calcext:value-type="float">
            <text:p>0</text:p>
          </table:table-cell>
          <table:table-cell table:formula="of:=[.U84]*100/[.U$3]" office:value-type="float" office:value="0" calcext:value-type="float">
            <text:p><text:s/>- <text:s text:c="5"/></text:p>
          </table:table-cell>
          <table:table-cell table:style-name="ce102" table:formula="of:=[.O84]+[.R84]" office:value-type="float" office:value="0" calcext:value-type="float">
            <text:p>0</text:p>
          </table:table-cell>
          <table:table-cell table:style-name="ce106" table:formula="of:=[.W84]/2" office:value-type="float" office:value="0" calcext:value-type="float">
            <text:p>0</text:p>
          </table:table-cell>
          <table:table-cell table:style-name="ce95" table:formula="of:=[.X8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1" calcext:value-type="date">
            <text:p>3/21/2005</text:p>
          </table:table-cell>
          <table:table-cell office:value-type="float" office:value="13" calcext:value-type="float">
            <text:p>13</text:p>
          </table:table-cell>
          <table:table-cell table:style-name="ce84" office:value-type="float" office:value="-6" calcext:value-type="float">
            <text:p>-6.00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-2.35833333333333" calcext:value-type="float">
            <text:p>-2.36 <text:s text:c="5"/></text:p>
          </table:table-cell>
          <table:table-cell table:style-name="ce84" table:formula="of:=([.D85]+[.C85])/2" office:value-type="float" office:value="-2.5" calcext:value-type="float">
            <text:p>-2.50 <text:s text:c="5"/></text:p>
          </table:table-cell>
          <table:table-cell table:style-name="ce84" table:formula="of:=ABS([.E85]-[.F85])" office:value-type="float" office:value="0.14166666666667" calcext:value-type="float">
            <text:p><text:s/>0.14 <text:s text:c="5"/></text:p>
          </table:table-cell>
          <table:table-cell table:formula="of:=ABS([.G85]*100/[.E85])" office:value-type="float" office:value="6.00706713780934" calcext:value-type="float">
            <text:p><text:s/>6.0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85]&gt;=[.$L$4];1;0)" office:value-type="float" office:value="0" calcext:value-type="float">
            <text:p>0</text:p>
          </table:table-cell>
          <table:table-cell table:style-name="ce95" table:formula="of:=IF([.E85]&gt;[.K$4];[.E85]-[.K$4];0)" office:value-type="float" office:value="0" calcext:value-type="float">
            <text:p><text:s/>- <text:s text:c="5"/></text:p>
          </table:table-cell>
          <table:table-cell table:style-name="ce84" table:formula="of:=[.L84]+([.K85]*[.J85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4]+[.N85]" office:value-type="float" office:value="0" calcext:value-type="float">
            <text:p>0</text:p>
          </table:table-cell>
          <table:table-cell table:formula="of:=[.O8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4]+[.Q85]" office:value-type="float" office:value="0" calcext:value-type="float">
            <text:p>0</text:p>
          </table:table-cell>
          <table:table-cell table:formula="of:=[.R8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4]+[.T85]" office:value-type="float" office:value="0" calcext:value-type="float">
            <text:p>0</text:p>
          </table:table-cell>
          <table:table-cell table:formula="of:=[.U85]*100/[.U$3]" office:value-type="float" office:value="0" calcext:value-type="float">
            <text:p><text:s/>- <text:s text:c="5"/></text:p>
          </table:table-cell>
          <table:table-cell table:style-name="ce102" table:formula="of:=[.O85]+[.R85]" office:value-type="float" office:value="0" calcext:value-type="float">
            <text:p>0</text:p>
          </table:table-cell>
          <table:table-cell table:style-name="ce106" table:formula="of:=[.W85]/2" office:value-type="float" office:value="0" calcext:value-type="float">
            <text:p>0</text:p>
          </table:table-cell>
          <table:table-cell table:style-name="ce95" table:formula="of:=[.X8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2" calcext:value-type="date">
            <text:p>3/22/2005</text:p>
          </table:table-cell>
          <table:table-cell office:value-type="float" office:value="13" calcext:value-type="float">
            <text:p>13</text:p>
          </table:table-cell>
          <table:table-cell table:style-name="ce84" office:value-type="float" office:value="-5" calcext:value-type="float">
            <text:p>-5.00 <text:s text:c="5"/></text:p>
          </table:table-cell>
          <table:table-cell table:style-name="ce84" office:value-type="float" office:value="5" calcext:value-type="float">
            <text:p><text:s/>5.00 <text:s text:c="5"/></text:p>
          </table:table-cell>
          <table:table-cell table:style-name="ce84" office:value-type="float" office:value="-0.607317073170732" calcext:value-type="float">
            <text:p>-0.61 <text:s text:c="5"/></text:p>
          </table:table-cell>
          <table:table-cell table:style-name="ce84" table:formula="of:=([.D86]+[.C86])/2" office:value-type="float" office:value="0" calcext:value-type="float">
            <text:p><text:s/>- <text:s text:c="5"/></text:p>
          </table:table-cell>
          <table:table-cell table:style-name="ce84" table:formula="of:=ABS([.E86]-[.F86])" office:value-type="float" office:value="0.607317073170732" calcext:value-type="float">
            <text:p><text:s/>0.61 <text:s text:c="5"/></text:p>
          </table:table-cell>
          <table:table-cell table:formula="of:=ABS([.G86]*100/[.E86])" office:value-type="float" office:value="100" calcext:value-type="float">
            <text:p><text:s/>100.0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86]&gt;=[.$L$4];1;0)" office:value-type="float" office:value="0" calcext:value-type="float">
            <text:p>0</text:p>
          </table:table-cell>
          <table:table-cell table:style-name="ce95" table:formula="of:=IF([.E86]&gt;[.K$4];[.E86]-[.K$4];0)" office:value-type="float" office:value="0" calcext:value-type="float">
            <text:p><text:s/>- <text:s text:c="5"/></text:p>
          </table:table-cell>
          <table:table-cell table:style-name="ce84" table:formula="of:=[.L85]+([.K86]*[.J86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5]+[.N86]" office:value-type="float" office:value="0" calcext:value-type="float">
            <text:p>0</text:p>
          </table:table-cell>
          <table:table-cell table:formula="of:=[.O8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5]+[.Q86]" office:value-type="float" office:value="0" calcext:value-type="float">
            <text:p>0</text:p>
          </table:table-cell>
          <table:table-cell table:formula="of:=[.R8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5]+[.T86]" office:value-type="float" office:value="0" calcext:value-type="float">
            <text:p>0</text:p>
          </table:table-cell>
          <table:table-cell table:formula="of:=[.U86]*100/[.U$3]" office:value-type="float" office:value="0" calcext:value-type="float">
            <text:p><text:s/>- <text:s text:c="5"/></text:p>
          </table:table-cell>
          <table:table-cell table:style-name="ce102" table:formula="of:=[.O86]+[.R86]" office:value-type="float" office:value="0" calcext:value-type="float">
            <text:p>0</text:p>
          </table:table-cell>
          <table:table-cell table:style-name="ce106" table:formula="of:=[.W86]/2" office:value-type="float" office:value="0" calcext:value-type="float">
            <text:p>0</text:p>
          </table:table-cell>
          <table:table-cell table:style-name="ce95" table:formula="of:=[.X8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3" calcext:value-type="date">
            <text:p>3/23/2005</text:p>
          </table:table-cell>
          <table:table-cell office:value-type="float" office:value="13" calcext:value-type="float">
            <text:p>13</text:p>
          </table:table-cell>
          <table:table-cell table:style-name="ce84" office:value-type="float" office:value="-4.5" calcext:value-type="float">
            <text:p>-4.50 <text:s text:c="5"/></text:p>
          </table:table-cell>
          <table:table-cell table:style-name="ce84" office:value-type="float" office:value="12.7" calcext:value-type="float">
            <text:p><text:s/>12.70 <text:s text:c="5"/></text:p>
          </table:table-cell>
          <table:table-cell table:style-name="ce84" office:value-type="float" office:value="4.19574468085106" calcext:value-type="float">
            <text:p><text:s/>4.20 <text:s text:c="5"/></text:p>
          </table:table-cell>
          <table:table-cell table:style-name="ce84" table:formula="of:=([.D87]+[.C87])/2" office:value-type="float" office:value="4.1" calcext:value-type="float">
            <text:p><text:s/>4.10 <text:s text:c="5"/></text:p>
          </table:table-cell>
          <table:table-cell table:style-name="ce84" table:formula="of:=ABS([.E87]-[.F87])" office:value-type="float" office:value="0.0957446808510607" calcext:value-type="float">
            <text:p><text:s/>0.10 <text:s text:c="5"/></text:p>
          </table:table-cell>
          <table:table-cell table:formula="of:=ABS([.G87]*100/[.E87])" office:value-type="float" office:value="2.28194726166321" calcext:value-type="float">
            <text:p><text:s/>2.2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87]&gt;=[.$L$4];1;0)" office:value-type="float" office:value="0" calcext:value-type="float">
            <text:p>0</text:p>
          </table:table-cell>
          <table:table-cell table:style-name="ce95" table:formula="of:=IF([.E87]&gt;[.K$4];[.E87]-[.K$4];0)" office:value-type="float" office:value="0" calcext:value-type="float">
            <text:p><text:s/>- <text:s text:c="5"/></text:p>
          </table:table-cell>
          <table:table-cell table:style-name="ce84" table:formula="of:=[.L86]+([.K87]*[.J87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6]+[.N87]" office:value-type="float" office:value="0" calcext:value-type="float">
            <text:p>0</text:p>
          </table:table-cell>
          <table:table-cell table:formula="of:=[.O8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6]+[.Q87]" office:value-type="float" office:value="0" calcext:value-type="float">
            <text:p>0</text:p>
          </table:table-cell>
          <table:table-cell table:formula="of:=[.R8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6]+[.T87]" office:value-type="float" office:value="0" calcext:value-type="float">
            <text:p>0</text:p>
          </table:table-cell>
          <table:table-cell table:formula="of:=[.U87]*100/[.U$3]" office:value-type="float" office:value="0" calcext:value-type="float">
            <text:p><text:s/>- <text:s text:c="5"/></text:p>
          </table:table-cell>
          <table:table-cell table:style-name="ce102" table:formula="of:=[.O87]+[.R87]" office:value-type="float" office:value="0" calcext:value-type="float">
            <text:p>0</text:p>
          </table:table-cell>
          <table:table-cell table:style-name="ce106" table:formula="of:=[.W87]/2" office:value-type="float" office:value="0" calcext:value-type="float">
            <text:p>0</text:p>
          </table:table-cell>
          <table:table-cell table:style-name="ce95" table:formula="of:=[.X8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4" calcext:value-type="date">
            <text:p>3/24/2005</text:p>
          </table:table-cell>
          <table:table-cell office:value-type="float" office:value="13" calcext:value-type="float">
            <text:p>13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12" calcext:value-type="float">
            <text:p><text:s/>12.00 <text:s text:c="5"/></text:p>
          </table:table-cell>
          <table:table-cell table:style-name="ce84" office:value-type="float" office:value="6.07857142857143" calcext:value-type="float">
            <text:p><text:s/>6.08 <text:s text:c="5"/></text:p>
          </table:table-cell>
          <table:table-cell table:style-name="ce84" table:formula="of:=([.D88]+[.C88])/2" office:value-type="float" office:value="5.5" calcext:value-type="float">
            <text:p><text:s/>5.50 <text:s text:c="5"/></text:p>
          </table:table-cell>
          <table:table-cell table:style-name="ce84" table:formula="of:=ABS([.E88]-[.F88])" office:value-type="float" office:value="0.57857142857143" calcext:value-type="float">
            <text:p><text:s/>0.58 <text:s text:c="5"/></text:p>
          </table:table-cell>
          <table:table-cell table:formula="of:=ABS([.G88]*100/[.E88])" office:value-type="float" office:value="9.51821386603998" calcext:value-type="float">
            <text:p><text:s/>9.5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88]&gt;=[.$L$4];1;0)" office:value-type="float" office:value="0" calcext:value-type="float">
            <text:p>0</text:p>
          </table:table-cell>
          <table:table-cell table:style-name="ce95" table:formula="of:=IF([.E88]&gt;[.K$4];[.E88]-[.K$4];0)" office:value-type="float" office:value="0" calcext:value-type="float">
            <text:p><text:s/>- <text:s text:c="5"/></text:p>
          </table:table-cell>
          <table:table-cell table:style-name="ce84" table:formula="of:=[.L87]+([.K88]*[.J88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7]+[.N88]" office:value-type="float" office:value="0" calcext:value-type="float">
            <text:p>0</text:p>
          </table:table-cell>
          <table:table-cell table:formula="of:=[.O8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7]+[.Q88]" office:value-type="float" office:value="0" calcext:value-type="float">
            <text:p>0</text:p>
          </table:table-cell>
          <table:table-cell table:formula="of:=[.R8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7]+[.T88]" office:value-type="float" office:value="0" calcext:value-type="float">
            <text:p>0</text:p>
          </table:table-cell>
          <table:table-cell table:formula="of:=[.U88]*100/[.U$3]" office:value-type="float" office:value="0" calcext:value-type="float">
            <text:p><text:s/>- <text:s text:c="5"/></text:p>
          </table:table-cell>
          <table:table-cell table:style-name="ce102" table:formula="of:=[.O88]+[.R88]" office:value-type="float" office:value="0" calcext:value-type="float">
            <text:p>0</text:p>
          </table:table-cell>
          <table:table-cell table:style-name="ce106" table:formula="of:=[.W88]/2" office:value-type="float" office:value="0" calcext:value-type="float">
            <text:p>0</text:p>
          </table:table-cell>
          <table:table-cell table:style-name="ce95" table:formula="of:=[.X8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5" calcext:value-type="date">
            <text:p>3/25/2005</text:p>
          </table:table-cell>
          <table:table-cell office:value-type="float" office:value="13" calcext:value-type="float">
            <text:p>13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84" office:value-type="float" office:value="12" calcext:value-type="float">
            <text:p><text:s/>12.00 <text:s text:c="5"/></text:p>
          </table:table-cell>
          <table:table-cell table:style-name="ce84" office:value-type="float" office:value="7.18222222222222" calcext:value-type="float">
            <text:p><text:s/>7.18 <text:s text:c="5"/></text:p>
          </table:table-cell>
          <table:table-cell table:style-name="ce84" table:formula="of:=([.D89]+[.C89])/2" office:value-type="float" office:value="7.5" calcext:value-type="float">
            <text:p><text:s/>7.50 <text:s text:c="5"/></text:p>
          </table:table-cell>
          <table:table-cell table:style-name="ce84" table:formula="of:=ABS([.E89]-[.F89])" office:value-type="float" office:value="0.31777777777778" calcext:value-type="float">
            <text:p><text:s/>0.32 <text:s text:c="5"/></text:p>
          </table:table-cell>
          <table:table-cell table:formula="of:=ABS([.G89]*100/[.E89])" office:value-type="float" office:value="4.42450495049509" calcext:value-type="float">
            <text:p><text:s/>4.4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89]&gt;=[.$L$4];1;0)" office:value-type="float" office:value="0" calcext:value-type="float">
            <text:p>0</text:p>
          </table:table-cell>
          <table:table-cell table:style-name="ce95" table:formula="of:=IF([.E89]&gt;[.K$4];[.E89]-[.K$4];0)" office:value-type="float" office:value="0" calcext:value-type="float">
            <text:p><text:s/>- <text:s text:c="5"/></text:p>
          </table:table-cell>
          <table:table-cell table:style-name="ce84" table:formula="of:=[.L88]+([.K89]*[.J89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8]+[.N89]" office:value-type="float" office:value="0" calcext:value-type="float">
            <text:p>0</text:p>
          </table:table-cell>
          <table:table-cell table:formula="of:=[.O8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8]+[.Q89]" office:value-type="float" office:value="0" calcext:value-type="float">
            <text:p>0</text:p>
          </table:table-cell>
          <table:table-cell table:formula="of:=[.R8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8]+[.T89]" office:value-type="float" office:value="0" calcext:value-type="float">
            <text:p>0</text:p>
          </table:table-cell>
          <table:table-cell table:formula="of:=[.U89]*100/[.U$3]" office:value-type="float" office:value="0" calcext:value-type="float">
            <text:p><text:s/>- <text:s text:c="5"/></text:p>
          </table:table-cell>
          <table:table-cell table:style-name="ce102" table:formula="of:=[.O89]+[.R89]" office:value-type="float" office:value="0" calcext:value-type="float">
            <text:p>0</text:p>
          </table:table-cell>
          <table:table-cell table:style-name="ce106" table:formula="of:=[.W89]/2" office:value-type="float" office:value="0" calcext:value-type="float">
            <text:p>0</text:p>
          </table:table-cell>
          <table:table-cell table:style-name="ce95" table:formula="of:=[.X8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6" calcext:value-type="date">
            <text:p>3/26/2005</text:p>
          </table:table-cell>
          <table:table-cell office:value-type="float" office:value="13" calcext:value-type="float">
            <text:p>13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12" calcext:value-type="float">
            <text:p><text:s/>12.00 <text:s text:c="5"/></text:p>
          </table:table-cell>
          <table:table-cell table:style-name="ce84" office:value-type="float" office:value="5.06666666666667" calcext:value-type="float">
            <text:p><text:s/>5.07 <text:s text:c="5"/></text:p>
          </table:table-cell>
          <table:table-cell table:style-name="ce84" table:formula="of:=([.D90]+[.C90])/2" office:value-type="float" office:value="6.5" calcext:value-type="float">
            <text:p><text:s/>6.50 <text:s text:c="5"/></text:p>
          </table:table-cell>
          <table:table-cell table:style-name="ce84" table:formula="of:=ABS([.E90]-[.F90])" office:value-type="float" office:value="1.43333333333333" calcext:value-type="float">
            <text:p><text:s/>1.43 <text:s text:c="5"/></text:p>
          </table:table-cell>
          <table:table-cell table:formula="of:=ABS([.G90]*100/[.E90])" office:value-type="float" office:value="28.2894736842104" calcext:value-type="float">
            <text:p><text:s/>28.2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0]&gt;=[.$L$4];1;0)" office:value-type="float" office:value="0" calcext:value-type="float">
            <text:p>0</text:p>
          </table:table-cell>
          <table:table-cell table:style-name="ce95" table:formula="of:=IF([.E90]&gt;[.K$4];[.E90]-[.K$4];0)" office:value-type="float" office:value="0" calcext:value-type="float">
            <text:p><text:s/>- <text:s text:c="5"/></text:p>
          </table:table-cell>
          <table:table-cell table:style-name="ce84" table:formula="of:=[.L89]+([.K90]*[.J90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89]+[.N90]" office:value-type="float" office:value="0" calcext:value-type="float">
            <text:p>0</text:p>
          </table:table-cell>
          <table:table-cell table:formula="of:=[.O9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89]+[.Q90]" office:value-type="float" office:value="0" calcext:value-type="float">
            <text:p>0</text:p>
          </table:table-cell>
          <table:table-cell table:formula="of:=[.R9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89]+[.T90]" office:value-type="float" office:value="0" calcext:value-type="float">
            <text:p>0</text:p>
          </table:table-cell>
          <table:table-cell table:formula="of:=[.U90]*100/[.U$3]" office:value-type="float" office:value="0" calcext:value-type="float">
            <text:p><text:s/>- <text:s text:c="5"/></text:p>
          </table:table-cell>
          <table:table-cell table:style-name="ce102" table:formula="of:=[.O90]+[.R90]" office:value-type="float" office:value="0" calcext:value-type="float">
            <text:p>0</text:p>
          </table:table-cell>
          <table:table-cell table:style-name="ce106" table:formula="of:=[.W90]/2" office:value-type="float" office:value="0" calcext:value-type="float">
            <text:p>0</text:p>
          </table:table-cell>
          <table:table-cell table:style-name="ce95" table:formula="of:=[.X9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7" calcext:value-type="date">
            <text:p>3/27/2005</text:p>
          </table:table-cell>
          <table:table-cell office:value-type="float" office:value="13" calcext:value-type="float">
            <text:p>13</text:p>
          </table:table-cell>
          <table:table-cell table:style-name="ce84" office:value-type="float" office:value="0.9" calcext:value-type="float">
            <text:p><text:s/>0.90 <text:s text:c="5"/></text:p>
          </table:table-cell>
          <table:table-cell table:style-name="ce84" office:value-type="float" office:value="8.5" calcext:value-type="float">
            <text:p><text:s/>8.50 <text:s text:c="5"/></text:p>
          </table:table-cell>
          <table:table-cell table:style-name="ce84" office:value-type="float" office:value="3.68888888888889" calcext:value-type="float">
            <text:p><text:s/>3.69 <text:s text:c="5"/></text:p>
          </table:table-cell>
          <table:table-cell table:style-name="ce84" table:formula="of:=([.D91]+[.C91])/2" office:value-type="float" office:value="4.7" calcext:value-type="float">
            <text:p><text:s/>4.70 <text:s text:c="5"/></text:p>
          </table:table-cell>
          <table:table-cell table:style-name="ce84" table:formula="of:=ABS([.E91]-[.F91])" office:value-type="float" office:value="1.01111111111111" calcext:value-type="float">
            <text:p><text:s/>1.01 <text:s text:c="5"/></text:p>
          </table:table-cell>
          <table:table-cell table:formula="of:=ABS([.G91]*100/[.E91])" office:value-type="float" office:value="27.4096385542168" calcext:value-type="float">
            <text:p><text:s/>27.4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1]&gt;=[.$L$4];1;0)" office:value-type="float" office:value="0" calcext:value-type="float">
            <text:p>0</text:p>
          </table:table-cell>
          <table:table-cell table:style-name="ce95" table:formula="of:=IF([.E91]&gt;[.K$4];[.E91]-[.K$4];0)" office:value-type="float" office:value="0" calcext:value-type="float">
            <text:p><text:s/>- <text:s text:c="5"/></text:p>
          </table:table-cell>
          <table:table-cell table:style-name="ce84" table:formula="of:=[.L90]+([.K91]*[.J91])" office:value-type="float" office:value="0" calcext:value-type="float">
            <text:p><text:s/>-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90]+[.N91]" office:value-type="float" office:value="0" calcext:value-type="float">
            <text:p>0</text:p>
          </table:table-cell>
          <table:table-cell table:formula="of:=[.O9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0]+[.Q91]" office:value-type="float" office:value="0" calcext:value-type="float">
            <text:p>0</text:p>
          </table:table-cell>
          <table:table-cell table:formula="of:=[.R9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0]+[.T91]" office:value-type="float" office:value="0" calcext:value-type="float">
            <text:p>0</text:p>
          </table:table-cell>
          <table:table-cell table:formula="of:=[.U91]*100/[.U$3]" office:value-type="float" office:value="0" calcext:value-type="float">
            <text:p><text:s/>- <text:s text:c="5"/></text:p>
          </table:table-cell>
          <table:table-cell table:style-name="ce102" table:formula="of:=[.O91]+[.R91]" office:value-type="float" office:value="0" calcext:value-type="float">
            <text:p>0</text:p>
          </table:table-cell>
          <table:table-cell table:style-name="ce106" table:formula="of:=[.W91]/2" office:value-type="float" office:value="0" calcext:value-type="float">
            <text:p>0</text:p>
          </table:table-cell>
          <table:table-cell table:style-name="ce95" table:formula="of:=[.X9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8" calcext:value-type="date">
            <text:p>3/28/2005</text:p>
          </table:table-cell>
          <table:table-cell office:value-type="float" office:value="14" calcext:value-type="float">
            <text:p>14</text:p>
          </table:table-cell>
          <table:table-cell table:style-name="ce84" office:value-type="float" office:value="-2" calcext:value-type="float">
            <text:p>-2.00 <text:s text:c="5"/></text:p>
          </table:table-cell>
          <table:table-cell table:style-name="ce84" office:value-type="float" office:value="9.5" calcext:value-type="float">
            <text:p><text:s/>9.50 <text:s text:c="5"/></text:p>
          </table:table-cell>
          <table:table-cell table:style-name="ce84" office:value-type="float" office:value="4.23333333333333" calcext:value-type="float">
            <text:p><text:s/>4.23 <text:s text:c="5"/></text:p>
          </table:table-cell>
          <table:table-cell table:style-name="ce84" table:formula="of:=([.D92]+[.C92])/2" office:value-type="float" office:value="3.75" calcext:value-type="float">
            <text:p><text:s/>3.75 <text:s text:c="5"/></text:p>
          </table:table-cell>
          <table:table-cell table:style-name="ce84" table:formula="of:=ABS([.E92]-[.F92])" office:value-type="float" office:value="0.48333333333333" calcext:value-type="float">
            <text:p><text:s/>0.48 <text:s text:c="5"/></text:p>
          </table:table-cell>
          <table:table-cell table:formula="of:=ABS([.G92]*100/[.E92])" office:value-type="float" office:value="11.4173228346456" calcext:value-type="float">
            <text:p><text:s/>11.4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2]&gt;=[.$L$4];1;0)" office:value-type="float" office:value="0" calcext:value-type="float">
            <text:p>0</text:p>
          </table:table-cell>
          <table:table-cell table:style-name="ce95" table:formula="of:=IF([.E92]&gt;[.K$4];[.E92]-[.K$4];0)" office:value-type="float" office:value="0" calcext:value-type="float">
            <text:p><text:s/>- <text:s text:c="5"/></text:p>
          </table:table-cell>
          <table:table-cell table:style-name="ce84" table:formula="of:=[.L91]+([.K92]*[.J92])" office:value-type="float" office:value="0" calcext:value-type="float">
            <text:p><text:s/>-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91]+[.N92]" office:value-type="float" office:value="0" calcext:value-type="float">
            <text:p>0</text:p>
          </table:table-cell>
          <table:table-cell table:formula="of:=[.O9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1]+[.Q92]" office:value-type="float" office:value="0" calcext:value-type="float">
            <text:p>0</text:p>
          </table:table-cell>
          <table:table-cell table:formula="of:=[.R9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1]+[.T92]" office:value-type="float" office:value="0" calcext:value-type="float">
            <text:p>0</text:p>
          </table:table-cell>
          <table:table-cell table:formula="of:=[.U92]*100/[.U$3]" office:value-type="float" office:value="0" calcext:value-type="float">
            <text:p><text:s/>- <text:s text:c="5"/></text:p>
          </table:table-cell>
          <table:table-cell table:style-name="ce102" table:formula="of:=[.O92]+[.R92]" office:value-type="float" office:value="0" calcext:value-type="float">
            <text:p>0</text:p>
          </table:table-cell>
          <table:table-cell table:style-name="ce106" table:formula="of:=[.W92]/2" office:value-type="float" office:value="0" calcext:value-type="float">
            <text:p>0</text:p>
          </table:table-cell>
          <table:table-cell table:style-name="ce95" table:formula="of:=[.X9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29" calcext:value-type="date">
            <text:p>3/29/2005</text:p>
          </table:table-cell>
          <table:table-cell office:value-type="float" office:value="14" calcext:value-type="float">
            <text:p>14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9.5" calcext:value-type="float">
            <text:p><text:s/>9.50 <text:s text:c="5"/></text:p>
          </table:table-cell>
          <table:table-cell table:style-name="ce84" office:value-type="float" office:value="3.15104166666667" calcext:value-type="float">
            <text:p><text:s/>3.15 <text:s text:c="5"/></text:p>
          </table:table-cell>
          <table:table-cell table:style-name="ce84" table:formula="of:=([.D93]+[.C93])/2" office:value-type="float" office:value="2.75" calcext:value-type="float">
            <text:p><text:s/>2.75 <text:s text:c="5"/></text:p>
          </table:table-cell>
          <table:table-cell table:style-name="ce84" table:formula="of:=ABS([.E93]-[.F93])" office:value-type="float" office:value="0.40104166666667" calcext:value-type="float">
            <text:p><text:s/>0.40 <text:s text:c="5"/></text:p>
          </table:table-cell>
          <table:table-cell table:formula="of:=ABS([.G93]*100/[.E93])" office:value-type="float" office:value="12.7272727272728" calcext:value-type="float">
            <text:p><text:s/>12.7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3]&gt;=[.$L$4];1;0)" office:value-type="float" office:value="0" calcext:value-type="float">
            <text:p>0</text:p>
          </table:table-cell>
          <table:table-cell table:style-name="ce95" table:formula="of:=IF([.E93]&gt;[.K$4];[.E93]-[.K$4];0)" office:value-type="float" office:value="0" calcext:value-type="float">
            <text:p><text:s/>- <text:s text:c="5"/></text:p>
          </table:table-cell>
          <table:table-cell table:style-name="ce84" table:formula="of:=[.L92]+([.K93]*[.J93])" office:value-type="float" office:value="0" calcext:value-type="float">
            <text:p><text:s/>-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92]+[.N93]" office:value-type="float" office:value="0" calcext:value-type="float">
            <text:p>0</text:p>
          </table:table-cell>
          <table:table-cell table:formula="of:=[.O9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2]+[.Q93]" office:value-type="float" office:value="0" calcext:value-type="float">
            <text:p>0</text:p>
          </table:table-cell>
          <table:table-cell table:formula="of:=[.R9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2]+[.T93]" office:value-type="float" office:value="0" calcext:value-type="float">
            <text:p>0</text:p>
          </table:table-cell>
          <table:table-cell table:formula="of:=[.U93]*100/[.U$3]" office:value-type="float" office:value="0" calcext:value-type="float">
            <text:p><text:s/>- <text:s text:c="5"/></text:p>
          </table:table-cell>
          <table:table-cell table:style-name="ce102" table:formula="of:=[.O93]+[.R93]" office:value-type="float" office:value="0" calcext:value-type="float">
            <text:p>0</text:p>
          </table:table-cell>
          <table:table-cell table:style-name="ce106" table:formula="of:=[.W93]/2" office:value-type="float" office:value="0" calcext:value-type="float">
            <text:p>0</text:p>
          </table:table-cell>
          <table:table-cell table:style-name="ce95" table:formula="of:=[.X9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30" calcext:value-type="date">
            <text:p>3/30/2005</text:p>
          </table:table-cell>
          <table:table-cell office:value-type="float" office:value="14" calcext:value-type="float">
            <text:p>14</text:p>
          </table:table-cell>
          <table:table-cell table:style-name="ce84" office:value-type="float" office:value="-4" calcext:value-type="float">
            <text:p>-4.00 <text:s text:c="5"/></text:p>
          </table:table-cell>
          <table:table-cell table:style-name="ce84" office:value-type="float" office:value="8" calcext:value-type="float">
            <text:p><text:s/>8.00 <text:s text:c="5"/></text:p>
          </table:table-cell>
          <table:table-cell table:style-name="ce84" office:value-type="float" office:value="1.921875" calcext:value-type="float">
            <text:p><text:s/>1.92 <text:s text:c="5"/></text:p>
          </table:table-cell>
          <table:table-cell table:style-name="ce84" table:formula="of:=([.D94]+[.C94])/2" office:value-type="float" office:value="2" calcext:value-type="float">
            <text:p><text:s/>2.00 <text:s text:c="5"/></text:p>
          </table:table-cell>
          <table:table-cell table:style-name="ce84" table:formula="of:=ABS([.E94]-[.F94])" office:value-type="float" office:value="0.078125" calcext:value-type="float">
            <text:p><text:s/>0.08 <text:s text:c="5"/></text:p>
          </table:table-cell>
          <table:table-cell table:formula="of:=ABS([.G94]*100/[.E94])" office:value-type="float" office:value="4.0650406504065" calcext:value-type="float">
            <text:p><text:s/>4.0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4]&gt;=[.$L$4];1;0)" office:value-type="float" office:value="0" calcext:value-type="float">
            <text:p>0</text:p>
          </table:table-cell>
          <table:table-cell table:style-name="ce95" table:formula="of:=IF([.E94]&gt;[.K$4];[.E94]-[.K$4];0)" office:value-type="float" office:value="0" calcext:value-type="float">
            <text:p><text:s/>- <text:s text:c="5"/></text:p>
          </table:table-cell>
          <table:table-cell table:style-name="ce84" table:formula="of:=[.L93]+([.K94]*[.J94])" office:value-type="float" office:value="0" calcext:value-type="float">
            <text:p><text:s/>-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93]+[.N94]" office:value-type="float" office:value="0" calcext:value-type="float">
            <text:p>0</text:p>
          </table:table-cell>
          <table:table-cell table:formula="of:=[.O9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3]+[.Q94]" office:value-type="float" office:value="0" calcext:value-type="float">
            <text:p>0</text:p>
          </table:table-cell>
          <table:table-cell table:formula="of:=[.R9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3]+[.T94]" office:value-type="float" office:value="0" calcext:value-type="float">
            <text:p>0</text:p>
          </table:table-cell>
          <table:table-cell table:formula="of:=[.U94]*100/[.U$3]" office:value-type="float" office:value="0" calcext:value-type="float">
            <text:p><text:s/>- <text:s text:c="5"/></text:p>
          </table:table-cell>
          <table:table-cell table:style-name="ce102" table:formula="of:=[.O94]+[.R94]" office:value-type="float" office:value="0" calcext:value-type="float">
            <text:p>0</text:p>
          </table:table-cell>
          <table:table-cell table:style-name="ce106" table:formula="of:=[.W94]/2" office:value-type="float" office:value="0" calcext:value-type="float">
            <text:p>0</text:p>
          </table:table-cell>
          <table:table-cell table:style-name="ce95" table:formula="of:=[.X9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3-31" calcext:value-type="date">
            <text:p>3/31/2005</text:p>
          </table:table-cell>
          <table:table-cell office:value-type="float" office:value="14" calcext:value-type="float">
            <text:p>14</text:p>
          </table:table-cell>
          <table:table-cell table:style-name="ce84" office:value-type="float" office:value="-4.5" calcext:value-type="float">
            <text:p>-4.50 <text:s text:c="5"/></text:p>
          </table:table-cell>
          <table:table-cell table:style-name="ce84" office:value-type="float" office:value="8.5" calcext:value-type="float">
            <text:p><text:s/>8.50 <text:s text:c="5"/></text:p>
          </table:table-cell>
          <table:table-cell table:style-name="ce84" office:value-type="float" office:value="2.10416666666667" calcext:value-type="float">
            <text:p><text:s/>2.10 <text:s text:c="5"/></text:p>
          </table:table-cell>
          <table:table-cell table:style-name="ce84" table:formula="of:=([.D95]+[.C95])/2" office:value-type="float" office:value="2" calcext:value-type="float">
            <text:p><text:s/>2.00 <text:s text:c="5"/></text:p>
          </table:table-cell>
          <table:table-cell table:style-name="ce84" table:formula="of:=ABS([.E95]-[.F95])" office:value-type="float" office:value="0.10416666666667" calcext:value-type="float">
            <text:p><text:s/>0.10 <text:s text:c="5"/></text:p>
          </table:table-cell>
          <table:table-cell table:formula="of:=ABS([.G95]*100/[.E95])" office:value-type="float" office:value="4.9504950495051" calcext:value-type="float">
            <text:p><text:s/>4.9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5]&gt;=[.$L$4];1;0)" office:value-type="float" office:value="0" calcext:value-type="float">
            <text:p>0</text:p>
          </table:table-cell>
          <table:table-cell table:style-name="ce95" table:formula="of:=IF([.E95]&gt;[.K$4];[.E95]-[.K$4];0)" office:value-type="float" office:value="0" calcext:value-type="float">
            <text:p><text:s/>- <text:s text:c="5"/></text:p>
          </table:table-cell>
          <table:table-cell table:style-name="ce84" table:formula="of:=[.L94]+([.K95]*[.J95])" office:value-type="float" office:value="0" calcext:value-type="float">
            <text:p><text:s/>-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94]+[.N95]" office:value-type="float" office:value="0" calcext:value-type="float">
            <text:p>0</text:p>
          </table:table-cell>
          <table:table-cell table:formula="of:=[.O9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4]+[.Q95]" office:value-type="float" office:value="0" calcext:value-type="float">
            <text:p>0</text:p>
          </table:table-cell>
          <table:table-cell table:formula="of:=[.R9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4]+[.T95]" office:value-type="float" office:value="0" calcext:value-type="float">
            <text:p>0</text:p>
          </table:table-cell>
          <table:table-cell table:formula="of:=[.U95]*100/[.U$3]" office:value-type="float" office:value="0" calcext:value-type="float">
            <text:p><text:s/>- <text:s text:c="5"/></text:p>
          </table:table-cell>
          <table:table-cell table:style-name="ce102" table:formula="of:=[.O95]+[.R95]" office:value-type="float" office:value="0" calcext:value-type="float">
            <text:p>0</text:p>
          </table:table-cell>
          <table:table-cell table:style-name="ce106" table:formula="of:=[.W95]/2" office:value-type="float" office:value="0" calcext:value-type="float">
            <text:p>0</text:p>
          </table:table-cell>
          <table:table-cell table:style-name="ce95" table:formula="of:=[.X9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1" calcext:value-type="date">
            <text:p>4/1/2005</text:p>
          </table:table-cell>
          <table:table-cell office:value-type="float" office:value="14" calcext:value-type="float">
            <text:p>14</text:p>
          </table:table-cell>
          <table:table-cell table:style-name="ce84" office:value-type="float" office:value="-5.5" calcext:value-type="float">
            <text:p>-5.50 <text:s text:c="5"/></text:p>
          </table:table-cell>
          <table:table-cell table:style-name="ce84" office:value-type="float" office:value="10" calcext:value-type="float">
            <text:p><text:s/>10.00 <text:s text:c="5"/></text:p>
          </table:table-cell>
          <table:table-cell table:style-name="ce84" office:value-type="float" office:value="2.76041666666667" calcext:value-type="float">
            <text:p><text:s/>2.76 <text:s text:c="5"/></text:p>
          </table:table-cell>
          <table:table-cell table:style-name="ce84" table:formula="of:=([.D96]+[.C96])/2" office:value-type="float" office:value="2.25" calcext:value-type="float">
            <text:p><text:s/>2.25 <text:s text:c="5"/></text:p>
          </table:table-cell>
          <table:table-cell table:style-name="ce84" table:formula="of:=ABS([.E96]-[.F96])" office:value-type="float" office:value="0.51041666666667" calcext:value-type="float">
            <text:p><text:s/>0.51 <text:s text:c="5"/></text:p>
          </table:table-cell>
          <table:table-cell table:formula="of:=ABS([.G96]*100/[.E96])" office:value-type="float" office:value="18.490566037736" calcext:value-type="float">
            <text:p><text:s/>18.4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6]&gt;=[.$L$4];1;0)" office:value-type="float" office:value="0" calcext:value-type="float">
            <text:p>0</text:p>
          </table:table-cell>
          <table:table-cell table:style-name="ce95" table:formula="of:=IF([.E96]&gt;[.K$4];[.E96]-[.K$4];0)" office:value-type="float" office:value="0" calcext:value-type="float">
            <text:p><text:s/>- <text:s text:c="5"/></text:p>
          </table:table-cell>
          <table:table-cell table:style-name="ce84" table:formula="of:=[.L95]+([.K96]*[.J96])" office:value-type="float" office:value="0" calcext:value-type="float">
            <text:p><text:s/>-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95]+[.N96]" office:value-type="float" office:value="0" calcext:value-type="float">
            <text:p>0</text:p>
          </table:table-cell>
          <table:table-cell table:formula="of:=[.O9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5]+[.Q96]" office:value-type="float" office:value="0" calcext:value-type="float">
            <text:p>0</text:p>
          </table:table-cell>
          <table:table-cell table:formula="of:=[.R9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5]+[.T96]" office:value-type="float" office:value="0" calcext:value-type="float">
            <text:p>0</text:p>
          </table:table-cell>
          <table:table-cell table:formula="of:=[.U96]*100/[.U$3]" office:value-type="float" office:value="0" calcext:value-type="float">
            <text:p><text:s/>- <text:s text:c="5"/></text:p>
          </table:table-cell>
          <table:table-cell table:style-name="ce102" table:formula="of:=[.O96]+[.R96]" office:value-type="float" office:value="0" calcext:value-type="float">
            <text:p>0</text:p>
          </table:table-cell>
          <table:table-cell table:style-name="ce106" table:formula="of:=[.W96]/2" office:value-type="float" office:value="0" calcext:value-type="float">
            <text:p>0</text:p>
          </table:table-cell>
          <table:table-cell table:style-name="ce95" table:formula="of:=[.X9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2" calcext:value-type="date">
            <text:p>4/2/2005</text:p>
          </table:table-cell>
          <table:table-cell office:value-type="float" office:value="14" calcext:value-type="float">
            <text:p>14</text:p>
          </table:table-cell>
          <table:table-cell table:style-name="ce84" office:value-type="float" office:value="-4.5" calcext:value-type="float">
            <text:p>-4.50 <text:s text:c="5"/></text:p>
          </table:table-cell>
          <table:table-cell table:style-name="ce84" office:value-type="float" office:value="14" calcext:value-type="float">
            <text:p><text:s/>14.00 <text:s text:c="5"/></text:p>
          </table:table-cell>
          <table:table-cell table:style-name="ce84" office:value-type="float" office:value="5.25" calcext:value-type="float">
            <text:p><text:s/>5.25 <text:s text:c="5"/></text:p>
          </table:table-cell>
          <table:table-cell table:style-name="ce84" table:formula="of:=([.D97]+[.C97])/2" office:value-type="float" office:value="4.75" calcext:value-type="float">
            <text:p><text:s/>4.75 <text:s text:c="5"/></text:p>
          </table:table-cell>
          <table:table-cell table:style-name="ce84" table:formula="of:=ABS([.E97]-[.F97])" office:value-type="float" office:value="0.5" calcext:value-type="float">
            <text:p><text:s/>0.50 <text:s text:c="5"/></text:p>
          </table:table-cell>
          <table:table-cell table:formula="of:=ABS([.G97]*100/[.E97])" office:value-type="float" office:value="9.52380952380952" calcext:value-type="float">
            <text:p><text:s/>9.5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7]&gt;=[.$L$4];1;0)" office:value-type="float" office:value="0" calcext:value-type="float">
            <text:p>0</text:p>
          </table:table-cell>
          <table:table-cell table:style-name="ce95" table:formula="of:=IF([.E97]&gt;[.K$4];[.E97]-[.K$4];0)" office:value-type="float" office:value="0" calcext:value-type="float">
            <text:p><text:s/>- <text:s text:c="5"/></text:p>
          </table:table-cell>
          <table:table-cell table:style-name="ce84" table:formula="of:=[.L96]+([.K97]*[.J97])" office:value-type="float" office:value="0" calcext:value-type="float">
            <text:p><text:s/>-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96]+[.N97]" office:value-type="float" office:value="0" calcext:value-type="float">
            <text:p>0</text:p>
          </table:table-cell>
          <table:table-cell table:formula="of:=[.O9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6]+[.Q97]" office:value-type="float" office:value="0" calcext:value-type="float">
            <text:p>0</text:p>
          </table:table-cell>
          <table:table-cell table:formula="of:=[.R9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6]+[.T97]" office:value-type="float" office:value="0" calcext:value-type="float">
            <text:p>0</text:p>
          </table:table-cell>
          <table:table-cell table:formula="of:=[.U97]*100/[.U$3]" office:value-type="float" office:value="0" calcext:value-type="float">
            <text:p><text:s/>- <text:s text:c="5"/></text:p>
          </table:table-cell>
          <table:table-cell table:style-name="ce102" table:formula="of:=[.O97]+[.R97]" office:value-type="float" office:value="0" calcext:value-type="float">
            <text:p>0</text:p>
          </table:table-cell>
          <table:table-cell table:style-name="ce106" table:formula="of:=[.W97]/2" office:value-type="float" office:value="0" calcext:value-type="float">
            <text:p>0</text:p>
          </table:table-cell>
          <table:table-cell table:style-name="ce95" table:formula="of:=[.X9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3" calcext:value-type="date">
            <text:p>4/3/2005</text:p>
          </table:table-cell>
          <table:table-cell office:value-type="float" office:value="14" calcext:value-type="float">
            <text:p>14</text:p>
          </table:table-cell>
          <table:table-cell table:style-name="ce84" office:value-type="float" office:value="-3" calcext:value-type="float">
            <text:p>-3.00 <text:s text:c="5"/></text:p>
          </table:table-cell>
          <table:table-cell table:style-name="ce84" office:value-type="float" office:value="16.5" calcext:value-type="float">
            <text:p><text:s/>16.50 <text:s text:c="5"/></text:p>
          </table:table-cell>
          <table:table-cell table:style-name="ce84" office:value-type="float" office:value="8.00666666666667" calcext:value-type="float">
            <text:p><text:s/>8.01 <text:s text:c="5"/></text:p>
          </table:table-cell>
          <table:table-cell table:style-name="ce84" table:formula="of:=([.D98]+[.C98])/2" office:value-type="float" office:value="6.75" calcext:value-type="float">
            <text:p><text:s/>6.75 <text:s text:c="5"/></text:p>
          </table:table-cell>
          <table:table-cell table:style-name="ce84" table:formula="of:=ABS([.E98]-[.F98])" office:value-type="float" office:value="1.25666666666667" calcext:value-type="float">
            <text:p><text:s/>1.26 <text:s text:c="5"/></text:p>
          </table:table-cell>
          <table:table-cell table:formula="of:=ABS([.G98]*100/[.E98])" office:value-type="float" office:value="15.6952539550375" calcext:value-type="float">
            <text:p><text:s/>15.7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8]&gt;=[.$L$4];1;0)" office:value-type="float" office:value="0" calcext:value-type="float">
            <text:p>0</text:p>
          </table:table-cell>
          <table:table-cell table:style-name="ce95" table:formula="of:=IF([.E98]&gt;[.K$4];[.E98]-[.K$4];0)" office:value-type="float" office:value="0" calcext:value-type="float">
            <text:p><text:s/>- <text:s text:c="5"/></text:p>
          </table:table-cell>
          <table:table-cell table:style-name="ce84" table:formula="of:=[.L97]+([.K98]*[.J98])" office:value-type="float" office:value="0" calcext:value-type="float">
            <text:p><text:s/>-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97]+[.N98]" office:value-type="float" office:value="0" calcext:value-type="float">
            <text:p>0</text:p>
          </table:table-cell>
          <table:table-cell table:formula="of:=[.O9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7]+[.Q98]" office:value-type="float" office:value="0" calcext:value-type="float">
            <text:p>0</text:p>
          </table:table-cell>
          <table:table-cell table:formula="of:=[.R9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7]+[.T98]" office:value-type="float" office:value="0" calcext:value-type="float">
            <text:p>0</text:p>
          </table:table-cell>
          <table:table-cell table:formula="of:=[.U98]*100/[.U$3]" office:value-type="float" office:value="0" calcext:value-type="float">
            <text:p><text:s/>- <text:s text:c="5"/></text:p>
          </table:table-cell>
          <table:table-cell table:style-name="ce102" table:formula="of:=[.O98]+[.R98]" office:value-type="float" office:value="0" calcext:value-type="float">
            <text:p>0</text:p>
          </table:table-cell>
          <table:table-cell table:style-name="ce106" table:formula="of:=[.W98]/2" office:value-type="float" office:value="0" calcext:value-type="float">
            <text:p>0</text:p>
          </table:table-cell>
          <table:table-cell table:style-name="ce95" table:formula="of:=[.X9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4" calcext:value-type="date">
            <text:p>4/4/2005</text:p>
          </table:table-cell>
          <table:table-cell office:value-type="float" office:value="15" calcext:value-type="float">
            <text:p>15</text:p>
          </table:table-cell>
          <table:table-cell table:style-name="ce84" office:value-type="float" office:value="-0.3" calcext:value-type="float">
            <text:p>-0.30 <text:s text:c="5"/></text:p>
          </table:table-cell>
          <table:table-cell table:style-name="ce84" office:value-type="float" office:value="18" calcext:value-type="float">
            <text:p><text:s/>18.00 <text:s text:c="5"/></text:p>
          </table:table-cell>
          <table:table-cell table:style-name="ce84" office:value-type="float" office:value="10.01875" calcext:value-type="float">
            <text:p><text:s/>10.02 <text:s text:c="5"/></text:p>
          </table:table-cell>
          <table:table-cell table:style-name="ce84" table:formula="of:=([.D99]+[.C99])/2" office:value-type="float" office:value="8.85" calcext:value-type="float">
            <text:p><text:s/>8.85 <text:s text:c="5"/></text:p>
          </table:table-cell>
          <table:table-cell table:style-name="ce84" table:formula="of:=ABS([.E99]-[.F99])" office:value-type="float" office:value="1.16875" calcext:value-type="float">
            <text:p><text:s/>1.17 <text:s text:c="5"/></text:p>
          </table:table-cell>
          <table:table-cell table:formula="of:=ABS([.G99]*100/[.E99])" office:value-type="float" office:value="11.6656269494698" calcext:value-type="float">
            <text:p><text:s/>11.6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99]&gt;=[.$L$4];1;0)" office:value-type="float" office:value="1" calcext:value-type="float">
            <text:p>1</text:p>
          </table:table-cell>
          <table:table-cell table:style-name="ce95" table:formula="of:=IF([.E99]&gt;[.K$4];[.E99]-[.K$4];0)" office:value-type="float" office:value="0.0187500000000007" calcext:value-type="float">
            <text:p><text:s/>0.02 <text:s text:c="5"/></text:p>
          </table:table-cell>
          <table:table-cell table:style-name="ce84" table:formula="of:=[.L98]+([.K99]*[.J99])" office:value-type="float" office:value="0.0187500000000007" calcext:value-type="float">
            <text:p><text:s/>0.02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98]+[.N99]" office:value-type="float" office:value="0" calcext:value-type="float">
            <text:p>0</text:p>
          </table:table-cell>
          <table:table-cell table:formula="of:=[.O9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8]+[.Q99]" office:value-type="float" office:value="0" calcext:value-type="float">
            <text:p>0</text:p>
          </table:table-cell>
          <table:table-cell table:formula="of:=[.R9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8]+[.T99]" office:value-type="float" office:value="0" calcext:value-type="float">
            <text:p>0</text:p>
          </table:table-cell>
          <table:table-cell table:formula="of:=[.U99]*100/[.U$3]" office:value-type="float" office:value="0" calcext:value-type="float">
            <text:p><text:s/>- <text:s text:c="5"/></text:p>
          </table:table-cell>
          <table:table-cell table:style-name="ce102" table:formula="of:=[.O99]+[.R99]" office:value-type="float" office:value="0" calcext:value-type="float">
            <text:p>0</text:p>
          </table:table-cell>
          <table:table-cell table:style-name="ce106" table:formula="of:=[.W99]/2" office:value-type="float" office:value="0" calcext:value-type="float">
            <text:p>0</text:p>
          </table:table-cell>
          <table:table-cell table:style-name="ce95" table:formula="of:=[.X9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5" calcext:value-type="date">
            <text:p>4/5/2005</text:p>
          </table:table-cell>
          <table:table-cell office:value-type="float" office:value="15" calcext:value-type="float">
            <text:p>15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84" office:value-type="float" office:value="20.1" calcext:value-type="float">
            <text:p><text:s/>20.10 <text:s text:c="5"/></text:p>
          </table:table-cell>
          <table:table-cell table:style-name="ce84" office:value-type="float" office:value="11.5914893617021" calcext:value-type="float">
            <text:p><text:s/>11.59 <text:s text:c="5"/></text:p>
          </table:table-cell>
          <table:table-cell table:style-name="ce84" table:formula="of:=([.D100]+[.C100])/2" office:value-type="float" office:value="10.55" calcext:value-type="float">
            <text:p><text:s/>10.55 <text:s text:c="5"/></text:p>
          </table:table-cell>
          <table:table-cell table:style-name="ce84" table:formula="of:=ABS([.E100]-[.F100])" office:value-type="float" office:value="1.0414893617021" calcext:value-type="float">
            <text:p><text:s/>1.04 <text:s text:c="5"/></text:p>
          </table:table-cell>
          <table:table-cell table:formula="of:=ABS([.G100]*100/[.E100])" office:value-type="float" office:value="8.98494860499244" calcext:value-type="float">
            <text:p><text:s/>8.9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00]&gt;=[.$L$4];1;0)" office:value-type="float" office:value="1" calcext:value-type="float">
            <text:p>1</text:p>
          </table:table-cell>
          <table:table-cell table:style-name="ce95" table:formula="of:=IF([.E100]&gt;[.K$4];[.E100]-[.K$4];0)" office:value-type="float" office:value="1.5914893617021" calcext:value-type="float">
            <text:p><text:s/>1.59 <text:s text:c="5"/></text:p>
          </table:table-cell>
          <table:table-cell table:style-name="ce84" table:formula="of:=[.L99]+([.K100]*[.J100])" office:value-type="float" office:value="1.6102393617021" calcext:value-type="float">
            <text:p><text:s/>1.61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99]+[.N100]" office:value-type="float" office:value="0" calcext:value-type="float">
            <text:p>0</text:p>
          </table:table-cell>
          <table:table-cell table:formula="of:=[.O10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99]+[.Q100]" office:value-type="float" office:value="0" calcext:value-type="float">
            <text:p>0</text:p>
          </table:table-cell>
          <table:table-cell table:formula="of:=[.R10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99]+[.T100]" office:value-type="float" office:value="0" calcext:value-type="float">
            <text:p>0</text:p>
          </table:table-cell>
          <table:table-cell table:formula="of:=[.U100]*100/[.U$3]" office:value-type="float" office:value="0" calcext:value-type="float">
            <text:p><text:s/>- <text:s text:c="5"/></text:p>
          </table:table-cell>
          <table:table-cell table:style-name="ce102" table:formula="of:=[.O100]+[.R100]" office:value-type="float" office:value="0" calcext:value-type="float">
            <text:p>0</text:p>
          </table:table-cell>
          <table:table-cell table:style-name="ce106" table:formula="of:=[.W100]/2" office:value-type="float" office:value="0" calcext:value-type="float">
            <text:p>0</text:p>
          </table:table-cell>
          <table:table-cell table:style-name="ce95" table:formula="of:=[.X10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6" calcext:value-type="date">
            <text:p>4/6/2005</text:p>
          </table:table-cell>
          <table:table-cell office:value-type="float" office:value="15" calcext:value-type="float">
            <text:p>15</text:p>
          </table:table-cell>
          <table:table-cell table:style-name="ce84" office:value-type="float" office:value="5.9" calcext:value-type="float">
            <text:p><text:s/>5.90 <text:s text:c="5"/></text:p>
          </table:table-cell>
          <table:table-cell table:style-name="ce84" office:value-type="float" office:value="13" calcext:value-type="float">
            <text:p><text:s/>13.00 <text:s text:c="5"/></text:p>
          </table:table-cell>
          <table:table-cell table:style-name="ce84" office:value-type="float" office:value="8.7936170212766" calcext:value-type="float">
            <text:p><text:s/>8.79 <text:s text:c="5"/></text:p>
          </table:table-cell>
          <table:table-cell table:style-name="ce84" table:formula="of:=([.D101]+[.C101])/2" office:value-type="float" office:value="9.45" calcext:value-type="float">
            <text:p><text:s/>9.45 <text:s text:c="5"/></text:p>
          </table:table-cell>
          <table:table-cell table:style-name="ce84" table:formula="of:=ABS([.E101]-[.F101])" office:value-type="float" office:value="0.6563829787234" calcext:value-type="float">
            <text:p><text:s/>0.66 <text:s text:c="5"/></text:p>
          </table:table-cell>
          <table:table-cell table:formula="of:=ABS([.G101]*100/[.E101])" office:value-type="float" office:value="7.46431163803527" calcext:value-type="float">
            <text:p><text:s/>7.46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101]&gt;=[.$L$4];1;0)" office:value-type="float" office:value="1" calcext:value-type="float">
            <text:p>1</text:p>
          </table:table-cell>
          <table:table-cell table:style-name="ce95" table:formula="of:=IF([.E101]&gt;[.K$4];[.E101]-[.K$4];0)" office:value-type="float" office:value="0" calcext:value-type="float">
            <text:p><text:s/>- <text:s text:c="5"/></text:p>
          </table:table-cell>
          <table:table-cell table:style-name="ce84" table:formula="of:=[.L100]+([.K101]*[.J101])" office:value-type="float" office:value="1.6102393617021" calcext:value-type="float">
            <text:p><text:s/>1.61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0]+[.N101]" office:value-type="float" office:value="0" calcext:value-type="float">
            <text:p>0</text:p>
          </table:table-cell>
          <table:table-cell table:formula="of:=[.O10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0]+[.Q101]" office:value-type="float" office:value="0" calcext:value-type="float">
            <text:p>0</text:p>
          </table:table-cell>
          <table:table-cell table:formula="of:=[.R10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0]+[.T101]" office:value-type="float" office:value="0" calcext:value-type="float">
            <text:p>0</text:p>
          </table:table-cell>
          <table:table-cell table:formula="of:=[.U101]*100/[.U$3]" office:value-type="float" office:value="0" calcext:value-type="float">
            <text:p><text:s/>- <text:s text:c="5"/></text:p>
          </table:table-cell>
          <table:table-cell table:style-name="ce102" table:formula="of:=[.O101]+[.R101]" office:value-type="float" office:value="0" calcext:value-type="float">
            <text:p>0</text:p>
          </table:table-cell>
          <table:table-cell table:style-name="ce106" table:formula="of:=[.W101]/2" office:value-type="float" office:value="0" calcext:value-type="float">
            <text:p>0</text:p>
          </table:table-cell>
          <table:table-cell table:style-name="ce95" table:formula="of:=[.X10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7" calcext:value-type="date">
            <text:p>4/7/2005</text:p>
          </table:table-cell>
          <table:table-cell office:value-type="float" office:value="15" calcext:value-type="float">
            <text:p>15</text:p>
          </table:table-cell>
          <table:table-cell table:style-name="ce84" office:value-type="float" office:value="4.5" calcext:value-type="float">
            <text:p><text:s/>4.50 <text:s text:c="5"/></text:p>
          </table:table-cell>
          <table:table-cell table:style-name="ce84" office:value-type="float" office:value="20.2" calcext:value-type="float">
            <text:p><text:s/>20.20 <text:s text:c="5"/></text:p>
          </table:table-cell>
          <table:table-cell table:style-name="ce84" office:value-type="float" office:value="13.0854166666667" calcext:value-type="float">
            <text:p><text:s/>13.09 <text:s text:c="5"/></text:p>
          </table:table-cell>
          <table:table-cell table:style-name="ce84" table:formula="of:=([.D102]+[.C102])/2" office:value-type="float" office:value="12.35" calcext:value-type="float">
            <text:p><text:s/>12.35 <text:s text:c="5"/></text:p>
          </table:table-cell>
          <table:table-cell table:style-name="ce84" table:formula="of:=ABS([.E102]-[.F102])" office:value-type="float" office:value="0.7354166666667" calcext:value-type="float">
            <text:p><text:s/>0.74 <text:s text:c="5"/></text:p>
          </table:table-cell>
          <table:table-cell table:formula="of:=ABS([.G102]*100/[.E102])" office:value-type="float" office:value="5.62012418404736" calcext:value-type="float">
            <text:p><text:s/>5.6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02]&gt;=[.$L$4];1;0)" office:value-type="float" office:value="1" calcext:value-type="float">
            <text:p>1</text:p>
          </table:table-cell>
          <table:table-cell table:style-name="ce95" table:formula="of:=IF([.E102]&gt;[.K$4];[.E102]-[.K$4];0)" office:value-type="float" office:value="3.0854166666667" calcext:value-type="float">
            <text:p><text:s/>3.09 <text:s text:c="5"/></text:p>
          </table:table-cell>
          <table:table-cell table:style-name="ce84" table:formula="of:=[.L101]+([.K102]*[.J102])" office:value-type="float" office:value="4.6956560283688" calcext:value-type="float">
            <text:p><text:s/>4.70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1]+[.N102]" office:value-type="float" office:value="0" calcext:value-type="float">
            <text:p>0</text:p>
          </table:table-cell>
          <table:table-cell table:formula="of:=[.O10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1]+[.Q102]" office:value-type="float" office:value="0" calcext:value-type="float">
            <text:p>0</text:p>
          </table:table-cell>
          <table:table-cell table:formula="of:=[.R10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1]+[.T102]" office:value-type="float" office:value="0" calcext:value-type="float">
            <text:p>0</text:p>
          </table:table-cell>
          <table:table-cell table:formula="of:=[.U102]*100/[.U$3]" office:value-type="float" office:value="0" calcext:value-type="float">
            <text:p><text:s/>- <text:s text:c="5"/></text:p>
          </table:table-cell>
          <table:table-cell table:style-name="ce102" table:formula="of:=[.O102]+[.R102]" office:value-type="float" office:value="0" calcext:value-type="float">
            <text:p>0</text:p>
          </table:table-cell>
          <table:table-cell table:style-name="ce106" table:formula="of:=[.W102]/2" office:value-type="float" office:value="0" calcext:value-type="float">
            <text:p>0</text:p>
          </table:table-cell>
          <table:table-cell table:style-name="ce95" table:formula="of:=[.X10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8" calcext:value-type="date">
            <text:p>4/8/2005</text:p>
          </table:table-cell>
          <table:table-cell office:value-type="float" office:value="15" calcext:value-type="float">
            <text:p>15</text:p>
          </table:table-cell>
          <table:table-cell table:style-name="ce84" office:value-type="float" office:value="9.7" calcext:value-type="float">
            <text:p><text:s/>9.70 <text:s text:c="5"/></text:p>
          </table:table-cell>
          <table:table-cell table:style-name="ce84" office:value-type="float" office:value="19" calcext:value-type="float">
            <text:p><text:s/>19.00 <text:s text:c="5"/></text:p>
          </table:table-cell>
          <table:table-cell table:style-name="ce84" office:value-type="float" office:value="14.0375" calcext:value-type="float">
            <text:p><text:s/>14.04 <text:s text:c="5"/></text:p>
          </table:table-cell>
          <table:table-cell table:style-name="ce84" table:formula="of:=([.D103]+[.C103])/2" office:value-type="float" office:value="14.35" calcext:value-type="float">
            <text:p><text:s/>14.35 <text:s text:c="5"/></text:p>
          </table:table-cell>
          <table:table-cell table:style-name="ce84" table:formula="of:=ABS([.E103]-[.F103])" office:value-type="float" office:value="0.3125" calcext:value-type="float">
            <text:p><text:s/>0.31 <text:s text:c="5"/></text:p>
          </table:table-cell>
          <table:table-cell table:formula="of:=ABS([.G103]*100/[.E103])" office:value-type="float" office:value="2.22617987533393" calcext:value-type="float">
            <text:p><text:s/>2.2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03]&gt;=[.$L$4];1;0)" office:value-type="float" office:value="1" calcext:value-type="float">
            <text:p>1</text:p>
          </table:table-cell>
          <table:table-cell table:style-name="ce95" table:formula="of:=IF([.E103]&gt;[.K$4];[.E103]-[.K$4];0)" office:value-type="float" office:value="4.0375" calcext:value-type="float">
            <text:p><text:s/>4.04 <text:s text:c="5"/></text:p>
          </table:table-cell>
          <table:table-cell table:style-name="ce84" table:formula="of:=[.L102]+([.K103]*[.J103])" office:value-type="float" office:value="8.7331560283688" calcext:value-type="float">
            <text:p><text:s/>8.7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2]+[.N103]" office:value-type="float" office:value="0" calcext:value-type="float">
            <text:p>0</text:p>
          </table:table-cell>
          <table:table-cell table:formula="of:=[.O10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2]+[.Q103]" office:value-type="float" office:value="0" calcext:value-type="float">
            <text:p>0</text:p>
          </table:table-cell>
          <table:table-cell table:formula="of:=[.R10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2]+[.T103]" office:value-type="float" office:value="0" calcext:value-type="float">
            <text:p>0</text:p>
          </table:table-cell>
          <table:table-cell table:formula="of:=[.U103]*100/[.U$3]" office:value-type="float" office:value="0" calcext:value-type="float">
            <text:p><text:s/>- <text:s text:c="5"/></text:p>
          </table:table-cell>
          <table:table-cell table:style-name="ce102" table:formula="of:=[.O103]+[.R103]" office:value-type="float" office:value="0" calcext:value-type="float">
            <text:p>0</text:p>
          </table:table-cell>
          <table:table-cell table:style-name="ce106" table:formula="of:=[.W103]/2" office:value-type="float" office:value="0" calcext:value-type="float">
            <text:p>0</text:p>
          </table:table-cell>
          <table:table-cell table:style-name="ce95" table:formula="of:=[.X10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09" calcext:value-type="date">
            <text:p>4/9/2005</text:p>
          </table:table-cell>
          <table:table-cell office:value-type="float" office:value="15" calcext:value-type="float">
            <text:p>15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84" office:value-type="float" office:value="11" calcext:value-type="float">
            <text:p><text:s/>11.00 <text:s text:c="5"/></text:p>
          </table:table-cell>
          <table:table-cell table:style-name="ce84" office:value-type="float" office:value="7.93541666666667" calcext:value-type="float">
            <text:p><text:s/>7.94 <text:s text:c="5"/></text:p>
          </table:table-cell>
          <table:table-cell table:style-name="ce84" table:formula="of:=([.D104]+[.C104])/2" office:value-type="float" office:value="7.5" calcext:value-type="float">
            <text:p><text:s/>7.50 <text:s text:c="5"/></text:p>
          </table:table-cell>
          <table:table-cell table:style-name="ce84" table:formula="of:=ABS([.E104]-[.F104])" office:value-type="float" office:value="0.43541666666667" calcext:value-type="float">
            <text:p><text:s/>0.44 <text:s text:c="5"/></text:p>
          </table:table-cell>
          <table:table-cell table:formula="of:=ABS([.G104]*100/[.E104])" office:value-type="float" office:value="5.48700446311372" calcext:value-type="float">
            <text:p><text:s/>5.49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91" table:formula="of:=IF([.A104]&gt;=[.$L$4];1;0)" office:value-type="float" office:value="1" calcext:value-type="float">
            <text:p>1</text:p>
          </table:table-cell>
          <table:table-cell table:style-name="ce95" table:formula="of:=IF([.E104]&gt;[.K$4];[.E104]-[.K$4];0)" office:value-type="float" office:value="0" calcext:value-type="float">
            <text:p><text:s/>- <text:s text:c="5"/></text:p>
          </table:table-cell>
          <table:table-cell table:style-name="ce84" table:formula="of:=[.L103]+([.K104]*[.J104])" office:value-type="float" office:value="8.7331560283688" calcext:value-type="float">
            <text:p><text:s/>8.7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3]+[.N104]" office:value-type="float" office:value="0" calcext:value-type="float">
            <text:p>0</text:p>
          </table:table-cell>
          <table:table-cell table:formula="of:=[.O10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3]+[.Q104]" office:value-type="float" office:value="0" calcext:value-type="float">
            <text:p>0</text:p>
          </table:table-cell>
          <table:table-cell table:formula="of:=[.R10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3]+[.T104]" office:value-type="float" office:value="0" calcext:value-type="float">
            <text:p>0</text:p>
          </table:table-cell>
          <table:table-cell table:formula="of:=[.U104]*100/[.U$3]" office:value-type="float" office:value="0" calcext:value-type="float">
            <text:p><text:s/>- <text:s text:c="5"/></text:p>
          </table:table-cell>
          <table:table-cell table:style-name="ce102" table:formula="of:=[.O104]+[.R104]" office:value-type="float" office:value="0" calcext:value-type="float">
            <text:p>0</text:p>
          </table:table-cell>
          <table:table-cell table:style-name="ce106" table:formula="of:=[.W104]/2" office:value-type="float" office:value="0" calcext:value-type="float">
            <text:p>0</text:p>
          </table:table-cell>
          <table:table-cell table:style-name="ce95" table:formula="of:=[.X10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10" calcext:value-type="date">
            <text:p>4/10/2005</text:p>
          </table:table-cell>
          <table:table-cell office:value-type="float" office:value="15" calcext:value-type="float">
            <text:p>15</text:p>
          </table:table-cell>
          <table:table-cell table:style-name="ce84" office:value-type="float" office:value="3.3" calcext:value-type="float">
            <text:p><text:s/>3.30 <text:s text:c="5"/></text:p>
          </table:table-cell>
          <table:table-cell table:style-name="ce84" office:value-type="float" office:value="9.2" calcext:value-type="float">
            <text:p><text:s/>9.20 <text:s text:c="5"/></text:p>
          </table:table-cell>
          <table:table-cell table:style-name="ce84" office:value-type="float" office:value="5.59787234042553" calcext:value-type="float">
            <text:p><text:s/>5.60 <text:s text:c="5"/></text:p>
          </table:table-cell>
          <table:table-cell table:style-name="ce84" table:formula="of:=([.D105]+[.C105])/2" office:value-type="float" office:value="6.25" calcext:value-type="float">
            <text:p><text:s/>6.25 <text:s text:c="5"/></text:p>
          </table:table-cell>
          <table:table-cell table:style-name="ce84" table:formula="of:=ABS([.E105]-[.F105])" office:value-type="float" office:value="0.65212765957447" calcext:value-type="float">
            <text:p><text:s/>0.65 <text:s text:c="5"/></text:p>
          </table:table-cell>
          <table:table-cell table:formula="of:=ABS([.G105]*100/[.E105])" office:value-type="float" office:value="11.6495629038389" calcext:value-type="float">
            <text:p><text:s/>11.65 <text:s text:c="5"/></text:p>
          </table:table-cell>
          <table:table-cell table:style-name="ce84" office:value-type="float" office:value="13.2" calcext:value-type="float">
            <text:p><text:s/>13.20 <text:s text:c="5"/></text:p>
          </table:table-cell>
          <table:table-cell table:style-name="ce91" table:formula="of:=IF([.A105]&gt;=[.$L$4];1;0)" office:value-type="float" office:value="1" calcext:value-type="float">
            <text:p>1</text:p>
          </table:table-cell>
          <table:table-cell table:style-name="ce95" table:formula="of:=IF([.E105]&gt;[.K$4];[.E105]-[.K$4];0)" office:value-type="float" office:value="0" calcext:value-type="float">
            <text:p><text:s/>- <text:s text:c="5"/></text:p>
          </table:table-cell>
          <table:table-cell table:style-name="ce84" table:formula="of:=[.L104]+([.K105]*[.J105])" office:value-type="float" office:value="8.7331560283688" calcext:value-type="float">
            <text:p><text:s/>8.7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4]+[.N105]" office:value-type="float" office:value="0" calcext:value-type="float">
            <text:p>0</text:p>
          </table:table-cell>
          <table:table-cell table:formula="of:=[.O10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4]+[.Q105]" office:value-type="float" office:value="0" calcext:value-type="float">
            <text:p>0</text:p>
          </table:table-cell>
          <table:table-cell table:formula="of:=[.R10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4]+[.T105]" office:value-type="float" office:value="0" calcext:value-type="float">
            <text:p>0</text:p>
          </table:table-cell>
          <table:table-cell table:formula="of:=[.U105]*100/[.U$3]" office:value-type="float" office:value="0" calcext:value-type="float">
            <text:p><text:s/>- <text:s text:c="5"/></text:p>
          </table:table-cell>
          <table:table-cell table:style-name="ce102" table:formula="of:=[.O105]+[.R105]" office:value-type="float" office:value="0" calcext:value-type="float">
            <text:p>0</text:p>
          </table:table-cell>
          <table:table-cell table:style-name="ce106" table:formula="of:=[.W105]/2" office:value-type="float" office:value="0" calcext:value-type="float">
            <text:p>0</text:p>
          </table:table-cell>
          <table:table-cell table:style-name="ce95" table:formula="of:=[.X10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11" calcext:value-type="date">
            <text:p>4/11/2005</text:p>
          </table:table-cell>
          <table:table-cell office:value-type="float" office:value="16" calcext:value-type="float">
            <text:p>16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12.3" calcext:value-type="float">
            <text:p><text:s/>12.30 <text:s text:c="5"/></text:p>
          </table:table-cell>
          <table:table-cell table:style-name="ce84" office:value-type="float" office:value="6.9375" calcext:value-type="float">
            <text:p><text:s/>6.94 <text:s text:c="5"/></text:p>
          </table:table-cell>
          <table:table-cell table:style-name="ce84" table:formula="of:=([.D106]+[.C106])/2" office:value-type="float" office:value="6.15" calcext:value-type="float">
            <text:p><text:s/>6.15 <text:s text:c="5"/></text:p>
          </table:table-cell>
          <table:table-cell table:style-name="ce84" table:formula="of:=ABS([.E106]-[.F106])" office:value-type="float" office:value="0.7875" calcext:value-type="float">
            <text:p><text:s/>0.79 <text:s text:c="5"/></text:p>
          </table:table-cell>
          <table:table-cell table:formula="of:=ABS([.G106]*100/[.E106])" office:value-type="float" office:value="11.3513513513513" calcext:value-type="float">
            <text:p><text:s/>11.3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06]&gt;=[.$L$4];1;0)" office:value-type="float" office:value="1" calcext:value-type="float">
            <text:p>1</text:p>
          </table:table-cell>
          <table:table-cell table:style-name="ce95" table:formula="of:=IF([.E106]&gt;[.K$4];[.E106]-[.K$4];0)" office:value-type="float" office:value="0" calcext:value-type="float">
            <text:p><text:s/>- <text:s text:c="5"/></text:p>
          </table:table-cell>
          <table:table-cell table:style-name="ce84" table:formula="of:=[.L105]+([.K106]*[.J106])" office:value-type="float" office:value="8.7331560283688" calcext:value-type="float">
            <text:p><text:s/>8.7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5]+[.N106]" office:value-type="float" office:value="0" calcext:value-type="float">
            <text:p>0</text:p>
          </table:table-cell>
          <table:table-cell table:formula="of:=[.O10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5]+[.Q106]" office:value-type="float" office:value="0" calcext:value-type="float">
            <text:p>0</text:p>
          </table:table-cell>
          <table:table-cell table:formula="of:=[.R10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5]+[.T106]" office:value-type="float" office:value="0" calcext:value-type="float">
            <text:p>0</text:p>
          </table:table-cell>
          <table:table-cell table:formula="of:=[.U106]*100/[.U$3]" office:value-type="float" office:value="0" calcext:value-type="float">
            <text:p><text:s/>- <text:s text:c="5"/></text:p>
          </table:table-cell>
          <table:table-cell table:style-name="ce102" table:formula="of:=[.O106]+[.R106]" office:value-type="float" office:value="0" calcext:value-type="float">
            <text:p>0</text:p>
          </table:table-cell>
          <table:table-cell table:style-name="ce106" table:formula="of:=[.W106]/2" office:value-type="float" office:value="0" calcext:value-type="float">
            <text:p>0</text:p>
          </table:table-cell>
          <table:table-cell table:style-name="ce95" table:formula="of:=[.X10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12" calcext:value-type="date">
            <text:p>4/12/2005</text:p>
          </table:table-cell>
          <table:table-cell office:value-type="float" office:value="16" calcext:value-type="float">
            <text:p>16</text:p>
          </table:table-cell>
          <table:table-cell table:style-name="ce84" office:value-type="float" office:value="2.1" calcext:value-type="float">
            <text:p><text:s/>2.10 <text:s text:c="5"/></text:p>
          </table:table-cell>
          <table:table-cell table:style-name="ce84" office:value-type="float" office:value="14.3" calcext:value-type="float">
            <text:p><text:s/>14.30 <text:s text:c="5"/></text:p>
          </table:table-cell>
          <table:table-cell table:style-name="ce84" office:value-type="float" office:value="9.53333333333333" calcext:value-type="float">
            <text:p><text:s/>9.53 <text:s text:c="5"/></text:p>
          </table:table-cell>
          <table:table-cell table:style-name="ce84" table:formula="of:=([.D107]+[.C107])/2" office:value-type="float" office:value="8.2" calcext:value-type="float">
            <text:p><text:s/>8.20 <text:s text:c="5"/></text:p>
          </table:table-cell>
          <table:table-cell table:style-name="ce84" table:formula="of:=ABS([.E107]-[.F107])" office:value-type="float" office:value="1.33333333333333" calcext:value-type="float">
            <text:p><text:s/>1.33 <text:s text:c="5"/></text:p>
          </table:table-cell>
          <table:table-cell table:formula="of:=ABS([.G107]*100/[.E107])" office:value-type="float" office:value="13.9860139860139" calcext:value-type="float">
            <text:p><text:s/>13.9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07]&gt;=[.$L$4];1;0)" office:value-type="float" office:value="1" calcext:value-type="float">
            <text:p>1</text:p>
          </table:table-cell>
          <table:table-cell table:style-name="ce95" table:formula="of:=IF([.E107]&gt;[.K$4];[.E107]-[.K$4];0)" office:value-type="float" office:value="0" calcext:value-type="float">
            <text:p><text:s/>- <text:s text:c="5"/></text:p>
          </table:table-cell>
          <table:table-cell table:style-name="ce84" table:formula="of:=[.L106]+([.K107]*[.J107])" office:value-type="float" office:value="8.7331560283688" calcext:value-type="float">
            <text:p><text:s/>8.7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6]+[.N107]" office:value-type="float" office:value="0" calcext:value-type="float">
            <text:p>0</text:p>
          </table:table-cell>
          <table:table-cell table:formula="of:=[.O10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6]+[.Q107]" office:value-type="float" office:value="0" calcext:value-type="float">
            <text:p>0</text:p>
          </table:table-cell>
          <table:table-cell table:formula="of:=[.R10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6]+[.T107]" office:value-type="float" office:value="0" calcext:value-type="float">
            <text:p>0</text:p>
          </table:table-cell>
          <table:table-cell table:formula="of:=[.U107]*100/[.U$3]" office:value-type="float" office:value="0" calcext:value-type="float">
            <text:p><text:s/>- <text:s text:c="5"/></text:p>
          </table:table-cell>
          <table:table-cell table:style-name="ce102" table:formula="of:=[.O107]+[.R107]" office:value-type="float" office:value="0" calcext:value-type="float">
            <text:p>0</text:p>
          </table:table-cell>
          <table:table-cell table:style-name="ce106" table:formula="of:=[.W107]/2" office:value-type="float" office:value="0" calcext:value-type="float">
            <text:p>0</text:p>
          </table:table-cell>
          <table:table-cell table:style-name="ce95" table:formula="of:=[.X10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5" office:value-type="date" office:date-value="2005-04-13" calcext:value-type="date">
            <text:p>4/13/2005</text:p>
          </table:table-cell>
          <table:table-cell table:style-name="ce79" office:value-type="float" office:value="16" calcext:value-type="float">
            <text:p>16</text:p>
          </table:table-cell>
          <table:table-cell table:style-name="ce85" office:value-type="float" office:value="6.7" calcext:value-type="float">
            <text:p><text:s/>6.70 <text:s text:c="5"/></text:p>
          </table:table-cell>
          <table:table-cell table:style-name="ce85" office:value-type="float" office:value="17.2" calcext:value-type="float">
            <text:p><text:s/>17.20 <text:s text:c="5"/></text:p>
          </table:table-cell>
          <table:table-cell table:style-name="ce85" office:value-type="float" office:value="11.5425531914894" calcext:value-type="float">
            <text:p><text:s/>11.54 <text:s text:c="5"/></text:p>
          </table:table-cell>
          <table:table-cell table:style-name="ce85" table:formula="of:=([.D108]+[.C108])/2" office:value-type="float" office:value="11.95" calcext:value-type="float">
            <text:p><text:s/>11.95 <text:s text:c="5"/></text:p>
          </table:table-cell>
          <table:table-cell table:style-name="ce85" table:formula="of:=ABS([.E108]-[.F108])" office:value-type="float" office:value="0.407446808510599" calcext:value-type="float">
            <text:p><text:s/>0.41 <text:s text:c="5"/></text:p>
          </table:table-cell>
          <table:table-cell table:style-name="ce85" table:formula="of:=ABS([.G108]*100/[.E108])" office:value-type="float" office:value="3.52995391705034" calcext:value-type="float">
            <text:p><text:s/>3.53 <text:s text:c="5"/></text:p>
          </table:table-cell>
          <table:table-cell table:style-name="ce85" office:value-type="float" office:value="0" calcext:value-type="float">
            <text:p><text:s/>- <text:s text:c="5"/></text:p>
          </table:table-cell>
          <table:table-cell table:style-name="ce92" table:formula="of:=IF([.A108]&gt;=[.$L$4];1;0)" office:value-type="float" office:value="1" calcext:value-type="float">
            <text:p>1</text:p>
          </table:table-cell>
          <table:table-cell table:style-name="ce96" table:formula="of:=IF([.E108]&gt;[.K$4];[.E108]-[.K$4];0)" office:value-type="float" office:value="1.5425531914894" calcext:value-type="float">
            <text:p><text:s/>1.54 <text:s text:c="5"/></text:p>
          </table:table-cell>
          <table:table-cell table:style-name="ce85" table:formula="of:=[.L107]+([.K108]*[.J108])" office:value-type="float" office:value="10.2757092198582" calcext:value-type="float">
            <text:p><text:s/>10.28 <text:s text:c="5"/></text:p>
          </table:table-cell>
          <table:table-cell table:style-name="ce79" office:value-type="string" calcext:value-type="string">
            <text:p>NOAA</text:p>
          </table:table-cell>
          <table:table-cell table:style-name="ce100"/>
          <table:table-cell table:style-name="ce100" table:formula="of:=[.O107]+[.N108]" office:value-type="float" office:value="0" calcext:value-type="float">
            <text:p>0</text:p>
          </table:table-cell>
          <table:table-cell table:style-name="ce96" table:formula="of:=[.O108]*100/[.O$3]" office:value-type="float" office:value="0" calcext:value-type="float">
            <text:p><text:s/>- <text:s text:c="5"/></text:p>
          </table:table-cell>
          <table:table-cell table:style-name="ce100"/>
          <table:table-cell table:style-name="ce100" table:formula="of:=[.R107]+[.Q108]" office:value-type="float" office:value="0" calcext:value-type="float">
            <text:p>0</text:p>
          </table:table-cell>
          <table:table-cell table:style-name="ce96" table:formula="of:=[.R108]*100/[.R$3]" office:value-type="float" office:value="0" calcext:value-type="float">
            <text:p><text:s/>- <text:s text:c="5"/></text:p>
          </table:table-cell>
          <table:table-cell table:style-name="ce100"/>
          <table:table-cell table:style-name="ce100" table:formula="of:=[.U107]+[.T108]" office:value-type="float" office:value="0" calcext:value-type="float">
            <text:p>0</text:p>
          </table:table-cell>
          <table:table-cell table:style-name="ce96" table:formula="of:=[.U108]*100/[.U$3]" office:value-type="float" office:value="0" calcext:value-type="float">
            <text:p><text:s/>- <text:s text:c="5"/></text:p>
          </table:table-cell>
          <table:table-cell table:style-name="ce102" table:formula="of:=[.O108]+[.R108]" office:value-type="float" office:value="0" calcext:value-type="float">
            <text:p>0</text:p>
          </table:table-cell>
          <table:table-cell table:style-name="ce106" table:formula="of:=[.W108]/2" office:value-type="float" office:value="0" calcext:value-type="float">
            <text:p>0</text:p>
          </table:table-cell>
          <table:table-cell table:style-name="ce95" table:formula="of:=[.X108]*100/[.Y$2]" office:value-type="float" office:value="0" calcext:value-type="float">
            <text:p><text:s/>- <text:s text:c="5"/></text:p>
          </table:table-cell>
          <table:table-cell table:style-name="ce100" table:number-columns-repeated="999"/>
        </table:table-row>
        <table:table-row table:style-name="ro1">
          <table:table-cell table:style-name="ce74" office:value-type="date" office:date-value="2005-04-14" calcext:value-type="date">
            <text:p>4/14/2005</text:p>
          </table:table-cell>
          <table:table-cell office:value-type="float" office:value="16" calcext:value-type="float">
            <text:p>16</text:p>
          </table:table-cell>
          <table:table-cell table:style-name="ce84" office:value-type="float" office:value="6.2" calcext:value-type="float">
            <text:p><text:s/>6.20 <text:s text:c="5"/></text:p>
          </table:table-cell>
          <table:table-cell table:style-name="ce84" office:value-type="float" office:value="20" calcext:value-type="float">
            <text:p><text:s/>20.00 <text:s text:c="5"/></text:p>
          </table:table-cell>
          <table:table-cell table:style-name="ce84" office:value-type="float" office:value="13.5604166666667" calcext:value-type="float">
            <text:p><text:s/>13.56 <text:s text:c="5"/></text:p>
          </table:table-cell>
          <table:table-cell table:style-name="ce84" table:formula="of:=([.D109]+[.C109])/2" office:value-type="float" office:value="13.1" calcext:value-type="float">
            <text:p><text:s/>13.10 <text:s text:c="5"/></text:p>
          </table:table-cell>
          <table:table-cell table:style-name="ce84" table:formula="of:=ABS([.E109]-[.F109])" office:value-type="float" office:value="0.460416666666701" calcext:value-type="float">
            <text:p><text:s/>0.46 <text:s text:c="5"/></text:p>
          </table:table-cell>
          <table:table-cell table:formula="of:=ABS([.G109]*100/[.E109])" office:value-type="float" office:value="3.39529881702283" calcext:value-type="float">
            <text:p><text:s/>3.4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09]&gt;=[.$L$4];1;0)" office:value-type="float" office:value="1" calcext:value-type="float">
            <text:p>1</text:p>
          </table:table-cell>
          <table:table-cell table:style-name="ce95" table:formula="of:=IF([.E109]&gt;[.K$4];[.E109]-[.K$4];0)" office:value-type="float" office:value="3.5604166666667" calcext:value-type="float">
            <text:p><text:s/>3.56 <text:s text:c="5"/></text:p>
          </table:table-cell>
          <table:table-cell table:style-name="ce84" table:formula="of:=[.L108]+([.K109]*[.J109])" office:value-type="float" office:value="13.8361258865249" calcext:value-type="float">
            <text:p><text:s/>13.84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8]+[.N109]" office:value-type="float" office:value="0" calcext:value-type="float">
            <text:p>0</text:p>
          </table:table-cell>
          <table:table-cell table:formula="of:=[.O10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8]+[.Q109]" office:value-type="float" office:value="0" calcext:value-type="float">
            <text:p>0</text:p>
          </table:table-cell>
          <table:table-cell table:formula="of:=[.R10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8]+[.T109]" office:value-type="float" office:value="0" calcext:value-type="float">
            <text:p>0</text:p>
          </table:table-cell>
          <table:table-cell table:formula="of:=[.U109]*100/[.U$3]" office:value-type="float" office:value="0" calcext:value-type="float">
            <text:p><text:s/>- <text:s text:c="5"/></text:p>
          </table:table-cell>
          <table:table-cell table:style-name="ce102" table:formula="of:=[.O109]+[.R109]" office:value-type="float" office:value="0" calcext:value-type="float">
            <text:p>0</text:p>
          </table:table-cell>
          <table:table-cell table:style-name="ce106" table:formula="of:=[.W109]/2" office:value-type="float" office:value="0" calcext:value-type="float">
            <text:p>0</text:p>
          </table:table-cell>
          <table:table-cell table:style-name="ce95" table:formula="of:=[.X10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15" calcext:value-type="date">
            <text:p>4/15/2005</text:p>
          </table:table-cell>
          <table:table-cell office:value-type="float" office:value="16" calcext:value-type="float">
            <text:p>16</text:p>
          </table:table-cell>
          <table:table-cell table:style-name="ce84" office:value-type="float" office:value="8.6" calcext:value-type="float">
            <text:p><text:s/>8.60 <text:s text:c="5"/></text:p>
          </table:table-cell>
          <table:table-cell table:style-name="ce84" office:value-type="float" office:value="18.4" calcext:value-type="float">
            <text:p><text:s/>18.40 <text:s text:c="5"/></text:p>
          </table:table-cell>
          <table:table-cell table:style-name="ce84" office:value-type="float" office:value="13.563829787234" calcext:value-type="float">
            <text:p><text:s/>13.56 <text:s text:c="5"/></text:p>
          </table:table-cell>
          <table:table-cell table:style-name="ce84" table:formula="of:=([.D110]+[.C110])/2" office:value-type="float" office:value="13.5" calcext:value-type="float">
            <text:p><text:s/>13.50 <text:s text:c="5"/></text:p>
          </table:table-cell>
          <table:table-cell table:style-name="ce84" table:formula="of:=ABS([.E110]-[.F110])" office:value-type="float" office:value="0.0638297872340008" calcext:value-type="float">
            <text:p><text:s/>0.06 <text:s text:c="5"/></text:p>
          </table:table-cell>
          <table:table-cell table:formula="of:=ABS([.G110]*100/[.E110])" office:value-type="float" office:value="0.470588235293811" calcext:value-type="float">
            <text:p><text:s/>0.47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110]&gt;=[.$L$4];1;0)" office:value-type="float" office:value="1" calcext:value-type="float">
            <text:p>1</text:p>
          </table:table-cell>
          <table:table-cell table:style-name="ce95" table:formula="of:=IF([.E110]&gt;[.K$4];[.E110]-[.K$4];0)" office:value-type="float" office:value="3.563829787234" calcext:value-type="float">
            <text:p><text:s/>3.56 <text:s text:c="5"/></text:p>
          </table:table-cell>
          <table:table-cell table:style-name="ce84" table:formula="of:=[.L109]+([.K110]*[.J110])" office:value-type="float" office:value="17.3999556737589" calcext:value-type="float">
            <text:p><text:s/>17.40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09]+[.N110]" office:value-type="float" office:value="0" calcext:value-type="float">
            <text:p>0</text:p>
          </table:table-cell>
          <table:table-cell table:formula="of:=[.O11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09]+[.Q110]" office:value-type="float" office:value="0" calcext:value-type="float">
            <text:p>0</text:p>
          </table:table-cell>
          <table:table-cell table:formula="of:=[.R11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09]+[.T110]" office:value-type="float" office:value="0" calcext:value-type="float">
            <text:p>0</text:p>
          </table:table-cell>
          <table:table-cell table:formula="of:=[.U110]*100/[.U$3]" office:value-type="float" office:value="0" calcext:value-type="float">
            <text:p><text:s/>- <text:s text:c="5"/></text:p>
          </table:table-cell>
          <table:table-cell table:style-name="ce102" table:formula="of:=[.O110]+[.R110]" office:value-type="float" office:value="0" calcext:value-type="float">
            <text:p>0</text:p>
          </table:table-cell>
          <table:table-cell table:style-name="ce106" table:formula="of:=[.W110]/2" office:value-type="float" office:value="0" calcext:value-type="float">
            <text:p>0</text:p>
          </table:table-cell>
          <table:table-cell table:style-name="ce95" table:formula="of:=[.X11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16" calcext:value-type="date">
            <text:p>4/16/2005</text:p>
          </table:table-cell>
          <table:table-cell office:value-type="float" office:value="16" calcext:value-type="float">
            <text:p>16</text:p>
          </table:table-cell>
          <table:table-cell table:style-name="ce84" office:value-type="float" office:value="8" calcext:value-type="float">
            <text:p><text:s/>8.00 <text:s text:c="5"/></text:p>
          </table:table-cell>
          <table:table-cell table:style-name="ce84" office:value-type="float" office:value="18.6" calcext:value-type="float">
            <text:p><text:s/>18.60 <text:s text:c="5"/></text:p>
          </table:table-cell>
          <table:table-cell table:style-name="ce84" office:value-type="float" office:value="12.9617021276596" calcext:value-type="float">
            <text:p><text:s/>12.96 <text:s text:c="5"/></text:p>
          </table:table-cell>
          <table:table-cell table:style-name="ce84" table:formula="of:=([.D111]+[.C111])/2" office:value-type="float" office:value="13.3" calcext:value-type="float">
            <text:p><text:s/>13.30 <text:s text:c="5"/></text:p>
          </table:table-cell>
          <table:table-cell table:style-name="ce84" table:formula="of:=ABS([.E111]-[.F111])" office:value-type="float" office:value="0.338297872340402" calcext:value-type="float">
            <text:p><text:s/>0.34 <text:s text:c="5"/></text:p>
          </table:table-cell>
          <table:table-cell table:formula="of:=ABS([.G111]*100/[.E111])" office:value-type="float" office:value="2.60998030203527" calcext:value-type="float">
            <text:p><text:s/>2.61 <text:s text:c="5"/></text:p>
          </table:table-cell>
          <table:table-cell table:style-name="ce84" office:value-type="float" office:value="9.2" calcext:value-type="float">
            <text:p><text:s/>9.20 <text:s text:c="5"/></text:p>
          </table:table-cell>
          <table:table-cell table:style-name="ce91" table:formula="of:=IF([.A111]&gt;=[.$L$4];1;0)" office:value-type="float" office:value="1" calcext:value-type="float">
            <text:p>1</text:p>
          </table:table-cell>
          <table:table-cell table:style-name="ce95" table:formula="of:=IF([.E111]&gt;[.K$4];[.E111]-[.K$4];0)" office:value-type="float" office:value="2.9617021276596" calcext:value-type="float">
            <text:p><text:s/>2.96 <text:s text:c="5"/></text:p>
          </table:table-cell>
          <table:table-cell table:style-name="ce84" table:formula="of:=[.L110]+([.K111]*[.J111])" office:value-type="float" office:value="20.3616578014185" calcext:value-type="float">
            <text:p><text:s/>20.36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10]+[.N111]" office:value-type="float" office:value="0" calcext:value-type="float">
            <text:p>0</text:p>
          </table:table-cell>
          <table:table-cell table:formula="of:=[.O11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0]+[.Q111]" office:value-type="float" office:value="0" calcext:value-type="float">
            <text:p>0</text:p>
          </table:table-cell>
          <table:table-cell table:formula="of:=[.R11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0]+[.T111]" office:value-type="float" office:value="0" calcext:value-type="float">
            <text:p>0</text:p>
          </table:table-cell>
          <table:table-cell table:formula="of:=[.U111]*100/[.U$3]" office:value-type="float" office:value="0" calcext:value-type="float">
            <text:p><text:s/>- <text:s text:c="5"/></text:p>
          </table:table-cell>
          <table:table-cell table:style-name="ce102" table:formula="of:=[.O111]+[.R111]" office:value-type="float" office:value="0" calcext:value-type="float">
            <text:p>0</text:p>
          </table:table-cell>
          <table:table-cell table:style-name="ce106" table:formula="of:=[.W111]/2" office:value-type="float" office:value="0" calcext:value-type="float">
            <text:p>0</text:p>
          </table:table-cell>
          <table:table-cell table:style-name="ce95" table:formula="of:=[.X11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17" calcext:value-type="date">
            <text:p>4/17/2005</text:p>
          </table:table-cell>
          <table:table-cell office:value-type="float" office:value="16" calcext:value-type="float">
            <text:p>16</text:p>
          </table:table-cell>
          <table:table-cell table:style-name="ce84" office:value-type="float" office:value="4.6" calcext:value-type="float">
            <text:p><text:s/>4.60 <text:s text:c="5"/></text:p>
          </table:table-cell>
          <table:table-cell table:style-name="ce84" office:value-type="float" office:value="20.5" calcext:value-type="float">
            <text:p><text:s/>20.50 <text:s text:c="5"/></text:p>
          </table:table-cell>
          <table:table-cell table:style-name="ce84" office:value-type="float" office:value="13.8708333333333" calcext:value-type="float">
            <text:p><text:s/>13.87 <text:s text:c="5"/></text:p>
          </table:table-cell>
          <table:table-cell table:style-name="ce84" table:formula="of:=([.D112]+[.C112])/2" office:value-type="float" office:value="12.55" calcext:value-type="float">
            <text:p><text:s/>12.55 <text:s text:c="5"/></text:p>
          </table:table-cell>
          <table:table-cell table:style-name="ce84" table:formula="of:=ABS([.E112]-[.F112])" office:value-type="float" office:value="1.3208333333333" calcext:value-type="float">
            <text:p><text:s/>1.32 <text:s text:c="5"/></text:p>
          </table:table-cell>
          <table:table-cell table:formula="of:=ABS([.G112]*100/[.E112])" office:value-type="float" office:value="9.52237909282044" calcext:value-type="float">
            <text:p><text:s/>9.5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12]&gt;=[.$L$4];1;0)" office:value-type="float" office:value="1" calcext:value-type="float">
            <text:p>1</text:p>
          </table:table-cell>
          <table:table-cell table:style-name="ce95" table:formula="of:=IF([.E112]&gt;[.K$4];[.E112]-[.K$4];0)" office:value-type="float" office:value="3.8708333333333" calcext:value-type="float">
            <text:p><text:s/>3.87 <text:s text:c="5"/></text:p>
          </table:table-cell>
          <table:table-cell table:style-name="ce84" table:formula="of:=[.L111]+([.K112]*[.J112])" office:value-type="float" office:value="24.2324911347518" calcext:value-type="float">
            <text:p><text:s/>24.23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11]+[.N112]" office:value-type="float" office:value="0" calcext:value-type="float">
            <text:p>0</text:p>
          </table:table-cell>
          <table:table-cell table:formula="of:=[.O11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1]+[.Q112]" office:value-type="float" office:value="0" calcext:value-type="float">
            <text:p>0</text:p>
          </table:table-cell>
          <table:table-cell table:formula="of:=[.R11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1]+[.T112]" office:value-type="float" office:value="0" calcext:value-type="float">
            <text:p>0</text:p>
          </table:table-cell>
          <table:table-cell table:formula="of:=[.U112]*100/[.U$3]" office:value-type="float" office:value="0" calcext:value-type="float">
            <text:p><text:s/>- <text:s text:c="5"/></text:p>
          </table:table-cell>
          <table:table-cell table:style-name="ce102" table:formula="of:=[.O112]+[.R112]" office:value-type="float" office:value="0" calcext:value-type="float">
            <text:p>0</text:p>
          </table:table-cell>
          <table:table-cell table:style-name="ce106" table:formula="of:=[.W112]/2" office:value-type="float" office:value="0" calcext:value-type="float">
            <text:p>0</text:p>
          </table:table-cell>
          <table:table-cell table:style-name="ce95" table:formula="of:=[.X11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18" calcext:value-type="date">
            <text:p>4/18/2005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9" calcext:value-type="float">
            <text:p><text:s/>9.00 <text:s text:c="5"/></text:p>
          </table:table-cell>
          <table:table-cell table:style-name="ce84" office:value-type="float" office:value="16.4" calcext:value-type="float">
            <text:p><text:s/>16.40 <text:s text:c="5"/></text:p>
          </table:table-cell>
          <table:table-cell table:style-name="ce84" office:value-type="float" office:value="12.4541666666667" calcext:value-type="float">
            <text:p><text:s/>12.45 <text:s text:c="5"/></text:p>
          </table:table-cell>
          <table:table-cell table:style-name="ce84" table:formula="of:=([.D113]+[.C113])/2" office:value-type="float" office:value="12.7" calcext:value-type="float">
            <text:p><text:s/>12.70 <text:s text:c="5"/></text:p>
          </table:table-cell>
          <table:table-cell table:style-name="ce84" table:formula="of:=ABS([.E113]-[.F113])" office:value-type="float" office:value="0.2458333333333" calcext:value-type="float">
            <text:p><text:s/>0.25 <text:s text:c="5"/></text:p>
          </table:table-cell>
          <table:table-cell table:formula="of:=ABS([.G113]*100/[.E113])" office:value-type="float" office:value="1.97390431582442" calcext:value-type="float">
            <text:p><text:s/>1.9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13]&gt;=[.$L$4];1;0)" office:value-type="float" office:value="1" calcext:value-type="float">
            <text:p>1</text:p>
          </table:table-cell>
          <table:table-cell table:style-name="ce95" table:formula="of:=IF([.E113]&gt;[.K$4];[.E113]-[.K$4];0)" office:value-type="float" office:value="2.4541666666667" calcext:value-type="float">
            <text:p><text:s/>2.45 <text:s text:c="5"/></text:p>
          </table:table-cell>
          <table:table-cell table:style-name="ce84" table:formula="of:=[.L112]+([.K113]*[.J113])" office:value-type="float" office:value="26.6866578014185" calcext:value-type="float">
            <text:p><text:s/>26.69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12]+[.N113]" office:value-type="float" office:value="0" calcext:value-type="float">
            <text:p>0</text:p>
          </table:table-cell>
          <table:table-cell table:formula="of:=[.O11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2]+[.Q113]" office:value-type="float" office:value="0" calcext:value-type="float">
            <text:p>0</text:p>
          </table:table-cell>
          <table:table-cell table:formula="of:=[.R11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2]+[.T113]" office:value-type="float" office:value="0" calcext:value-type="float">
            <text:p>0</text:p>
          </table:table-cell>
          <table:table-cell table:formula="of:=[.U113]*100/[.U$3]" office:value-type="float" office:value="0" calcext:value-type="float">
            <text:p><text:s/>- <text:s text:c="5"/></text:p>
          </table:table-cell>
          <table:table-cell table:style-name="ce102" table:formula="of:=[.O113]+[.R113]" office:value-type="float" office:value="0" calcext:value-type="float">
            <text:p>0</text:p>
          </table:table-cell>
          <table:table-cell table:style-name="ce106" table:formula="of:=[.W113]/2" office:value-type="float" office:value="0" calcext:value-type="float">
            <text:p>0</text:p>
          </table:table-cell>
          <table:table-cell table:style-name="ce95" table:formula="of:=[.X11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19" calcext:value-type="date">
            <text:p>4/19/2005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5.8" calcext:value-type="float">
            <text:p><text:s/>5.80 <text:s text:c="5"/></text:p>
          </table:table-cell>
          <table:table-cell table:style-name="ce84" office:value-type="float" office:value="16.1" calcext:value-type="float">
            <text:p><text:s/>16.10 <text:s text:c="5"/></text:p>
          </table:table-cell>
          <table:table-cell table:style-name="ce84" office:value-type="float" office:value="11.3340425531915" calcext:value-type="float">
            <text:p><text:s/>11.33 <text:s text:c="5"/></text:p>
          </table:table-cell>
          <table:table-cell table:style-name="ce84" table:formula="of:=([.D114]+[.C114])/2" office:value-type="float" office:value="10.95" calcext:value-type="float">
            <text:p><text:s/>10.95 <text:s text:c="5"/></text:p>
          </table:table-cell>
          <table:table-cell table:style-name="ce84" table:formula="of:=ABS([.E114]-[.F114])" office:value-type="float" office:value="0.384042553191499" calcext:value-type="float">
            <text:p><text:s/>0.38 <text:s text:c="5"/></text:p>
          </table:table-cell>
          <table:table-cell table:formula="of:=ABS([.G114]*100/[.E114])" office:value-type="float" office:value="3.38839872348422" calcext:value-type="float">
            <text:p><text:s/>3.3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14]&gt;=[.$L$4];1;0)" office:value-type="float" office:value="1" calcext:value-type="float">
            <text:p>1</text:p>
          </table:table-cell>
          <table:table-cell table:style-name="ce95" table:formula="of:=IF([.E114]&gt;[.K$4];[.E114]-[.K$4];0)" office:value-type="float" office:value="1.3340425531915" calcext:value-type="float">
            <text:p><text:s/>1.33 <text:s text:c="5"/></text:p>
          </table:table-cell>
          <table:table-cell table:style-name="ce84" table:formula="of:=[.L113]+([.K114]*[.J114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NOAA</text:p>
          </table:table-cell>
          <table:table-cell/>
          <table:table-cell table:style-name="ce102" table:formula="of:=[.O113]+[.N114]" office:value-type="float" office:value="0" calcext:value-type="float">
            <text:p>0</text:p>
          </table:table-cell>
          <table:table-cell table:formula="of:=[.O11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3]+[.Q114]" office:value-type="float" office:value="0" calcext:value-type="float">
            <text:p>0</text:p>
          </table:table-cell>
          <table:table-cell table:formula="of:=[.R11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3]+[.T114]" office:value-type="float" office:value="0" calcext:value-type="float">
            <text:p>0</text:p>
          </table:table-cell>
          <table:table-cell table:formula="of:=[.U114]*100/[.U$3]" office:value-type="float" office:value="0" calcext:value-type="float">
            <text:p><text:s/>- <text:s text:c="5"/></text:p>
          </table:table-cell>
          <table:table-cell table:style-name="ce102" table:formula="of:=[.O114]+[.R114]" office:value-type="float" office:value="0" calcext:value-type="float">
            <text:p>0</text:p>
          </table:table-cell>
          <table:table-cell table:style-name="ce106" table:formula="of:=[.W114]/2" office:value-type="float" office:value="0" calcext:value-type="float">
            <text:p>0</text:p>
          </table:table-cell>
          <table:table-cell table:style-name="ce95" table:formula="of:=[.X11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0" calcext:value-type="date">
            <text:p>4/20/2005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0.125" calcext:value-type="float">
            <text:p><text:s/>0.13 <text:s text:c="5"/></text:p>
          </table:table-cell>
          <table:table-cell table:style-name="ce84" office:value-type="float" office:value="23.438" calcext:value-type="float">
            <text:p><text:s/>23.44 <text:s text:c="5"/></text:p>
          </table:table-cell>
          <table:table-cell table:style-name="ce84" office:value-type="float" office:value="3.62515384615385" calcext:value-type="float">
            <text:p><text:s/>3.63 <text:s text:c="5"/></text:p>
          </table:table-cell>
          <table:table-cell table:style-name="ce84" table:formula="of:=([.D115]+[.C115])/2" office:value-type="float" office:value="11.7815" calcext:value-type="float">
            <text:p><text:s/>11.78 <text:s text:c="5"/></text:p>
          </table:table-cell>
          <table:table-cell table:style-name="ce84" table:formula="of:=ABS([.E115]-[.F115])" office:value-type="float" office:value="8.15634615384615" calcext:value-type="float">
            <text:p><text:s/>8.16 <text:s text:c="5"/></text:p>
          </table:table-cell>
          <table:table-cell table:formula="of:=ABS([.G115]*100/[.E115])" office:value-type="float" office:value="224.993103740955" calcext:value-type="float">
            <text:p><text:s/>224.9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15]&gt;=[.$L$4];1;0)" office:value-type="float" office:value="1" calcext:value-type="float">
            <text:p>1</text:p>
          </table:table-cell>
          <table:table-cell table:style-name="ce95" table:formula="of:=IF([.E115]&gt;[.K$4];[.E115]-[.K$4];0)" office:value-type="float" office:value="0" calcext:value-type="float">
            <text:p><text:s/>- <text:s text:c="5"/></text:p>
          </table:table-cell>
          <table:table-cell table:style-name="ce84" table:formula="of:=[.L114]+([.K115]*[.J115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14]+[.N115]" office:value-type="float" office:value="0" calcext:value-type="float">
            <text:p>0</text:p>
          </table:table-cell>
          <table:table-cell table:formula="of:=[.O11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4]+[.Q115]" office:value-type="float" office:value="0" calcext:value-type="float">
            <text:p>0</text:p>
          </table:table-cell>
          <table:table-cell table:formula="of:=[.R11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4]+[.T115]" office:value-type="float" office:value="0" calcext:value-type="float">
            <text:p>0</text:p>
          </table:table-cell>
          <table:table-cell table:formula="of:=[.U115]*100/[.U$3]" office:value-type="float" office:value="0" calcext:value-type="float">
            <text:p><text:s/>- <text:s text:c="5"/></text:p>
          </table:table-cell>
          <table:table-cell table:style-name="ce102" table:formula="of:=[.O115]+[.R115]" office:value-type="float" office:value="0" calcext:value-type="float">
            <text:p>0</text:p>
          </table:table-cell>
          <table:table-cell table:style-name="ce106" table:formula="of:=[.W115]/2" office:value-type="float" office:value="0" calcext:value-type="float">
            <text:p>0</text:p>
          </table:table-cell>
          <table:table-cell table:style-name="ce95" table:formula="of:=[.X11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1" calcext:value-type="date">
            <text:p>4/21/2005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-4.62" calcext:value-type="float">
            <text:p>-4.62 <text:s text:c="5"/></text:p>
          </table:table-cell>
          <table:table-cell table:style-name="ce84" office:value-type="float" office:value="20.812" calcext:value-type="float">
            <text:p><text:s/>20.81 <text:s text:c="5"/></text:p>
          </table:table-cell>
          <table:table-cell table:style-name="ce84" office:value-type="float" office:value="1.96213541666667" calcext:value-type="float">
            <text:p><text:s/>1.96 <text:s text:c="5"/></text:p>
          </table:table-cell>
          <table:table-cell table:style-name="ce84" table:formula="of:=([.D116]+[.C116])/2" office:value-type="float" office:value="8.096" calcext:value-type="float">
            <text:p><text:s/>8.10 <text:s text:c="5"/></text:p>
          </table:table-cell>
          <table:table-cell table:style-name="ce84" table:formula="of:=ABS([.E116]-[.F116])" office:value-type="float" office:value="6.13386458333333" calcext:value-type="float">
            <text:p><text:s/>6.13 <text:s text:c="5"/></text:p>
          </table:table-cell>
          <table:table-cell table:formula="of:=ABS([.G116]*100/[.E116])" office:value-type="float" office:value="312.611684760969" calcext:value-type="float">
            <text:p><text:s/>312.6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16]&gt;=[.$L$4];1;0)" office:value-type="float" office:value="1" calcext:value-type="float">
            <text:p>1</text:p>
          </table:table-cell>
          <table:table-cell table:style-name="ce95" table:formula="of:=IF([.E116]&gt;[.K$4];[.E116]-[.K$4];0)" office:value-type="float" office:value="0" calcext:value-type="float">
            <text:p><text:s/>- <text:s text:c="5"/></text:p>
          </table:table-cell>
          <table:table-cell table:style-name="ce84" table:formula="of:=[.L115]+([.K116]*[.J116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15]+[.N116]" office:value-type="float" office:value="0" calcext:value-type="float">
            <text:p>0</text:p>
          </table:table-cell>
          <table:table-cell table:formula="of:=[.O11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5]+[.Q116]" office:value-type="float" office:value="0" calcext:value-type="float">
            <text:p>0</text:p>
          </table:table-cell>
          <table:table-cell table:formula="of:=[.R11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5]+[.T116]" office:value-type="float" office:value="0" calcext:value-type="float">
            <text:p>0</text:p>
          </table:table-cell>
          <table:table-cell table:formula="of:=[.U116]*100/[.U$3]" office:value-type="float" office:value="0" calcext:value-type="float">
            <text:p><text:s/>- <text:s text:c="5"/></text:p>
          </table:table-cell>
          <table:table-cell table:style-name="ce102" table:formula="of:=[.O116]+[.R116]" office:value-type="float" office:value="0" calcext:value-type="float">
            <text:p>0</text:p>
          </table:table-cell>
          <table:table-cell table:style-name="ce106" table:formula="of:=[.W116]/2" office:value-type="float" office:value="0" calcext:value-type="float">
            <text:p>0</text:p>
          </table:table-cell>
          <table:table-cell table:style-name="ce95" table:formula="of:=[.X11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2" calcext:value-type="date">
            <text:p>4/22/2005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-2.62" calcext:value-type="float">
            <text:p>-2.62 <text:s text:c="5"/></text:p>
          </table:table-cell>
          <table:table-cell table:style-name="ce84" office:value-type="float" office:value="10.875" calcext:value-type="float">
            <text:p><text:s/>10.88 <text:s text:c="5"/></text:p>
          </table:table-cell>
          <table:table-cell table:style-name="ce84" office:value-type="float" office:value="3.06754166666667" calcext:value-type="float">
            <text:p><text:s/>3.07 <text:s text:c="5"/></text:p>
          </table:table-cell>
          <table:table-cell table:style-name="ce84" table:formula="of:=([.D117]+[.C117])/2" office:value-type="float" office:value="4.1275" calcext:value-type="float">
            <text:p><text:s/>4.13 <text:s text:c="5"/></text:p>
          </table:table-cell>
          <table:table-cell table:style-name="ce84" table:formula="of:=ABS([.E117]-[.F117])" office:value-type="float" office:value="1.05995833333333" calcext:value-type="float">
            <text:p><text:s/>1.06 <text:s text:c="5"/></text:p>
          </table:table-cell>
          <table:table-cell table:formula="of:=ABS([.G117]*100/[.E117])" office:value-type="float" office:value="34.5539995381751" calcext:value-type="float">
            <text:p><text:s/>34.5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17]&gt;=[.$L$4];1;0)" office:value-type="float" office:value="1" calcext:value-type="float">
            <text:p>1</text:p>
          </table:table-cell>
          <table:table-cell table:style-name="ce95" table:formula="of:=IF([.E117]&gt;[.K$4];[.E117]-[.K$4];0)" office:value-type="float" office:value="0" calcext:value-type="float">
            <text:p><text:s/>- <text:s text:c="5"/></text:p>
          </table:table-cell>
          <table:table-cell table:style-name="ce84" table:formula="of:=[.L116]+([.K117]*[.J117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16]+[.N117]" office:value-type="float" office:value="0" calcext:value-type="float">
            <text:p>0</text:p>
          </table:table-cell>
          <table:table-cell table:formula="of:=[.O11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6]+[.Q117]" office:value-type="float" office:value="0" calcext:value-type="float">
            <text:p>0</text:p>
          </table:table-cell>
          <table:table-cell table:formula="of:=[.R11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6]+[.T117]" office:value-type="float" office:value="0" calcext:value-type="float">
            <text:p>0</text:p>
          </table:table-cell>
          <table:table-cell table:formula="of:=[.U117]*100/[.U$3]" office:value-type="float" office:value="0" calcext:value-type="float">
            <text:p><text:s/>- <text:s text:c="5"/></text:p>
          </table:table-cell>
          <table:table-cell table:style-name="ce102" table:formula="of:=[.O117]+[.R117]" office:value-type="float" office:value="0" calcext:value-type="float">
            <text:p>0</text:p>
          </table:table-cell>
          <table:table-cell table:style-name="ce106" table:formula="of:=[.W117]/2" office:value-type="float" office:value="0" calcext:value-type="float">
            <text:p>0</text:p>
          </table:table-cell>
          <table:table-cell table:style-name="ce95" table:formula="of:=[.X11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3" calcext:value-type="date">
            <text:p>4/23/2005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-2.62" calcext:value-type="float">
            <text:p>-2.62 <text:s text:c="5"/></text:p>
          </table:table-cell>
          <table:table-cell table:style-name="ce84" office:value-type="float" office:value="12.312" calcext:value-type="float">
            <text:p><text:s/>12.31 <text:s text:c="5"/></text:p>
          </table:table-cell>
          <table:table-cell table:style-name="ce84" office:value-type="float" office:value="3.03371875" calcext:value-type="float">
            <text:p><text:s/>3.03 <text:s text:c="5"/></text:p>
          </table:table-cell>
          <table:table-cell table:style-name="ce84" table:formula="of:=([.D118]+[.C118])/2" office:value-type="float" office:value="4.846" calcext:value-type="float">
            <text:p><text:s/>4.85 <text:s text:c="5"/></text:p>
          </table:table-cell>
          <table:table-cell table:style-name="ce84" table:formula="of:=ABS([.E118]-[.F118])" office:value-type="float" office:value="1.81228125" calcext:value-type="float">
            <text:p><text:s/>1.81 <text:s text:c="5"/></text:p>
          </table:table-cell>
          <table:table-cell table:formula="of:=ABS([.G118]*100/[.E118])" office:value-type="float" office:value="59.7379453846867" calcext:value-type="float">
            <text:p><text:s/>59.7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18]&gt;=[.$L$4];1;0)" office:value-type="float" office:value="1" calcext:value-type="float">
            <text:p>1</text:p>
          </table:table-cell>
          <table:table-cell table:style-name="ce95" table:formula="of:=IF([.E118]&gt;[.K$4];[.E118]-[.K$4];0)" office:value-type="float" office:value="0" calcext:value-type="float">
            <text:p><text:s/>- <text:s text:c="5"/></text:p>
          </table:table-cell>
          <table:table-cell table:style-name="ce84" table:formula="of:=[.L117]+([.K118]*[.J118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17]+[.N118]" office:value-type="float" office:value="0" calcext:value-type="float">
            <text:p>0</text:p>
          </table:table-cell>
          <table:table-cell table:formula="of:=[.O11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7]+[.Q118]" office:value-type="float" office:value="0" calcext:value-type="float">
            <text:p>0</text:p>
          </table:table-cell>
          <table:table-cell table:formula="of:=[.R11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7]+[.T118]" office:value-type="float" office:value="0" calcext:value-type="float">
            <text:p>0</text:p>
          </table:table-cell>
          <table:table-cell table:formula="of:=[.U118]*100/[.U$3]" office:value-type="float" office:value="0" calcext:value-type="float">
            <text:p><text:s/>- <text:s text:c="5"/></text:p>
          </table:table-cell>
          <table:table-cell table:style-name="ce102" table:formula="of:=[.O118]+[.R118]" office:value-type="float" office:value="0" calcext:value-type="float">
            <text:p>0</text:p>
          </table:table-cell>
          <table:table-cell table:style-name="ce106" table:formula="of:=[.W118]/2" office:value-type="float" office:value="0" calcext:value-type="float">
            <text:p>0</text:p>
          </table:table-cell>
          <table:table-cell table:style-name="ce95" table:formula="of:=[.X11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4" calcext:value-type="date">
            <text:p>4/24/2005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-5.188" calcext:value-type="float">
            <text:p>-5.19 <text:s text:c="5"/></text:p>
          </table:table-cell>
          <table:table-cell table:style-name="ce84" office:value-type="float" office:value="16.75" calcext:value-type="float">
            <text:p><text:s/>16.75 <text:s text:c="5"/></text:p>
          </table:table-cell>
          <table:table-cell table:style-name="ce84" office:value-type="float" office:value="4.46066666666667" calcext:value-type="float">
            <text:p><text:s/>4.46 <text:s text:c="5"/></text:p>
          </table:table-cell>
          <table:table-cell table:style-name="ce84" table:formula="of:=([.D119]+[.C119])/2" office:value-type="float" office:value="5.781" calcext:value-type="float">
            <text:p><text:s/>5.78 <text:s text:c="5"/></text:p>
          </table:table-cell>
          <table:table-cell table:style-name="ce84" table:formula="of:=ABS([.E119]-[.F119])" office:value-type="float" office:value="1.32033333333333" calcext:value-type="float">
            <text:p><text:s/>1.32 <text:s text:c="5"/></text:p>
          </table:table-cell>
          <table:table-cell table:formula="of:=ABS([.G119]*100/[.E119])" office:value-type="float" office:value="29.5994619638319" calcext:value-type="float">
            <text:p><text:s/>29.6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19]&gt;=[.$L$4];1;0)" office:value-type="float" office:value="1" calcext:value-type="float">
            <text:p>1</text:p>
          </table:table-cell>
          <table:table-cell table:style-name="ce95" table:formula="of:=IF([.E119]&gt;[.K$4];[.E119]-[.K$4];0)" office:value-type="float" office:value="0" calcext:value-type="float">
            <text:p><text:s/>- <text:s text:c="5"/></text:p>
          </table:table-cell>
          <table:table-cell table:style-name="ce84" table:formula="of:=[.L118]+([.K119]*[.J119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18]+[.N119]" office:value-type="float" office:value="0" calcext:value-type="float">
            <text:p>0</text:p>
          </table:table-cell>
          <table:table-cell table:formula="of:=[.O11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8]+[.Q119]" office:value-type="float" office:value="0" calcext:value-type="float">
            <text:p>0</text:p>
          </table:table-cell>
          <table:table-cell table:formula="of:=[.R11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8]+[.T119]" office:value-type="float" office:value="0" calcext:value-type="float">
            <text:p>0</text:p>
          </table:table-cell>
          <table:table-cell table:formula="of:=[.U119]*100/[.U$3]" office:value-type="float" office:value="0" calcext:value-type="float">
            <text:p><text:s/>- <text:s text:c="5"/></text:p>
          </table:table-cell>
          <table:table-cell table:style-name="ce102" table:formula="of:=[.O119]+[.R119]" office:value-type="float" office:value="0" calcext:value-type="float">
            <text:p>0</text:p>
          </table:table-cell>
          <table:table-cell table:style-name="ce106" table:formula="of:=[.W119]/2" office:value-type="float" office:value="0" calcext:value-type="float">
            <text:p>0</text:p>
          </table:table-cell>
          <table:table-cell table:style-name="ce95" table:formula="of:=[.X11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5" calcext:value-type="date">
            <text:p>4/25/2005</text:p>
          </table:table-cell>
          <table:table-cell office:value-type="float" office:value="18" calcext:value-type="float">
            <text:p>18</text:p>
          </table:table-cell>
          <table:table-cell table:style-name="ce84" office:value-type="float" office:value="-2.938" calcext:value-type="float">
            <text:p>-2.94 <text:s text:c="5"/></text:p>
          </table:table-cell>
          <table:table-cell table:style-name="ce84" office:value-type="float" office:value="17.25" calcext:value-type="float">
            <text:p><text:s/>17.25 <text:s text:c="5"/></text:p>
          </table:table-cell>
          <table:table-cell table:style-name="ce84" office:value-type="float" office:value="7.467875" calcext:value-type="float">
            <text:p><text:s/>7.47 <text:s text:c="5"/></text:p>
          </table:table-cell>
          <table:table-cell table:style-name="ce84" table:formula="of:=([.D120]+[.C120])/2" office:value-type="float" office:value="7.156" calcext:value-type="float">
            <text:p><text:s/>7.16 <text:s text:c="5"/></text:p>
          </table:table-cell>
          <table:table-cell table:style-name="ce84" table:formula="of:=ABS([.E120]-[.F120])" office:value-type="float" office:value="0.311875000000001" calcext:value-type="float">
            <text:p><text:s/>0.31 <text:s text:c="5"/></text:p>
          </table:table-cell>
          <table:table-cell table:formula="of:=ABS([.G120]*100/[.E120])" office:value-type="float" office:value="4.17622148201464" calcext:value-type="float">
            <text:p><text:s/>4.1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20]&gt;=[.$L$4];1;0)" office:value-type="float" office:value="1" calcext:value-type="float">
            <text:p>1</text:p>
          </table:table-cell>
          <table:table-cell table:style-name="ce95" table:formula="of:=IF([.E120]&gt;[.K$4];[.E120]-[.K$4];0)" office:value-type="float" office:value="0" calcext:value-type="float">
            <text:p><text:s/>- <text:s text:c="5"/></text:p>
          </table:table-cell>
          <table:table-cell table:style-name="ce84" table:formula="of:=[.L119]+([.K120]*[.J120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19]+[.N120]" office:value-type="float" office:value="0" calcext:value-type="float">
            <text:p>0</text:p>
          </table:table-cell>
          <table:table-cell table:formula="of:=[.O12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19]+[.Q120]" office:value-type="float" office:value="0" calcext:value-type="float">
            <text:p>0</text:p>
          </table:table-cell>
          <table:table-cell table:formula="of:=[.R12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19]+[.T120]" office:value-type="float" office:value="0" calcext:value-type="float">
            <text:p>0</text:p>
          </table:table-cell>
          <table:table-cell table:formula="of:=[.U120]*100/[.U$3]" office:value-type="float" office:value="0" calcext:value-type="float">
            <text:p><text:s/>- <text:s text:c="5"/></text:p>
          </table:table-cell>
          <table:table-cell table:style-name="ce102" table:formula="of:=[.O120]+[.R120]" office:value-type="float" office:value="0" calcext:value-type="float">
            <text:p>0</text:p>
          </table:table-cell>
          <table:table-cell table:style-name="ce106" table:formula="of:=[.W120]/2" office:value-type="float" office:value="0" calcext:value-type="float">
            <text:p>0</text:p>
          </table:table-cell>
          <table:table-cell table:style-name="ce95" table:formula="of:=[.X12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6" calcext:value-type="date">
            <text:p>4/26/2005</text:p>
          </table:table-cell>
          <table:table-cell office:value-type="float" office:value="18" calcext:value-type="float">
            <text:p>18</text:p>
          </table:table-cell>
          <table:table-cell table:style-name="ce84" office:value-type="float" office:value="3.562" calcext:value-type="float">
            <text:p><text:s/>3.56 <text:s text:c="5"/></text:p>
          </table:table-cell>
          <table:table-cell table:style-name="ce84" office:value-type="float" office:value="12.938" calcext:value-type="float">
            <text:p><text:s/>12.94 <text:s text:c="5"/></text:p>
          </table:table-cell>
          <table:table-cell table:style-name="ce84" office:value-type="float" office:value="7.27258333333333" calcext:value-type="float">
            <text:p><text:s/>7.27 <text:s text:c="5"/></text:p>
          </table:table-cell>
          <table:table-cell table:style-name="ce84" table:formula="of:=([.D121]+[.C121])/2" office:value-type="float" office:value="8.25" calcext:value-type="float">
            <text:p><text:s/>8.25 <text:s text:c="5"/></text:p>
          </table:table-cell>
          <table:table-cell table:style-name="ce84" table:formula="of:=ABS([.E121]-[.F121])" office:value-type="float" office:value="0.97741666666667" calcext:value-type="float">
            <text:p><text:s/>0.98 <text:s text:c="5"/></text:p>
          </table:table-cell>
          <table:table-cell table:formula="of:=ABS([.G121]*100/[.E121])" office:value-type="float" office:value="13.439745161623" calcext:value-type="float">
            <text:p><text:s/>13.4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21]&gt;=[.$L$4];1;0)" office:value-type="float" office:value="1" calcext:value-type="float">
            <text:p>1</text:p>
          </table:table-cell>
          <table:table-cell table:style-name="ce95" table:formula="of:=IF([.E121]&gt;[.K$4];[.E121]-[.K$4];0)" office:value-type="float" office:value="0" calcext:value-type="float">
            <text:p><text:s/>- <text:s text:c="5"/></text:p>
          </table:table-cell>
          <table:table-cell table:style-name="ce84" table:formula="of:=[.L120]+([.K121]*[.J121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0]+[.N121]" office:value-type="float" office:value="0" calcext:value-type="float">
            <text:p>0</text:p>
          </table:table-cell>
          <table:table-cell table:formula="of:=[.O12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0]+[.Q121]" office:value-type="float" office:value="0" calcext:value-type="float">
            <text:p>0</text:p>
          </table:table-cell>
          <table:table-cell table:formula="of:=[.R12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0]+[.T121]" office:value-type="float" office:value="0" calcext:value-type="float">
            <text:p>0</text:p>
          </table:table-cell>
          <table:table-cell table:formula="of:=[.U121]*100/[.U$3]" office:value-type="float" office:value="0" calcext:value-type="float">
            <text:p><text:s/>- <text:s text:c="5"/></text:p>
          </table:table-cell>
          <table:table-cell table:style-name="ce102" table:formula="of:=[.O121]+[.R121]" office:value-type="float" office:value="0" calcext:value-type="float">
            <text:p>0</text:p>
          </table:table-cell>
          <table:table-cell table:style-name="ce106" table:formula="of:=[.W121]/2" office:value-type="float" office:value="0" calcext:value-type="float">
            <text:p>0</text:p>
          </table:table-cell>
          <table:table-cell table:style-name="ce95" table:formula="of:=[.X12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7" calcext:value-type="date">
            <text:p>4/27/2005</text:p>
          </table:table-cell>
          <table:table-cell office:value-type="float" office:value="18" calcext:value-type="float">
            <text:p>18</text:p>
          </table:table-cell>
          <table:table-cell table:style-name="ce84" office:value-type="float" office:value="1.125" calcext:value-type="float">
            <text:p><text:s/>1.13 <text:s text:c="5"/></text:p>
          </table:table-cell>
          <table:table-cell table:style-name="ce84" office:value-type="float" office:value="20.62" calcext:value-type="float">
            <text:p><text:s/>20.62 <text:s text:c="5"/></text:p>
          </table:table-cell>
          <table:table-cell table:style-name="ce84" office:value-type="float" office:value="9.72694791666667" calcext:value-type="float">
            <text:p><text:s/>9.73 <text:s text:c="5"/></text:p>
          </table:table-cell>
          <table:table-cell table:style-name="ce84" table:formula="of:=([.D122]+[.C122])/2" office:value-type="float" office:value="10.8725" calcext:value-type="float">
            <text:p><text:s/>10.87 <text:s text:c="5"/></text:p>
          </table:table-cell>
          <table:table-cell table:style-name="ce84" table:formula="of:=ABS([.E122]-[.F122])" office:value-type="float" office:value="1.14555208333333" calcext:value-type="float">
            <text:p><text:s/>1.15 <text:s text:c="5"/></text:p>
          </table:table-cell>
          <table:table-cell table:formula="of:=ABS([.G122]*100/[.E122])" office:value-type="float" office:value="11.7770969182479" calcext:value-type="float">
            <text:p><text:s/>11.7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22]&gt;=[.$L$4];1;0)" office:value-type="float" office:value="1" calcext:value-type="float">
            <text:p>1</text:p>
          </table:table-cell>
          <table:table-cell table:style-name="ce95" table:formula="of:=IF([.E122]&gt;[.K$4];[.E122]-[.K$4];0)" office:value-type="float" office:value="0" calcext:value-type="float">
            <text:p><text:s/>- <text:s text:c="5"/></text:p>
          </table:table-cell>
          <table:table-cell table:style-name="ce84" table:formula="of:=[.L121]+([.K122]*[.J122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1]+[.N122]" office:value-type="float" office:value="0" calcext:value-type="float">
            <text:p>0</text:p>
          </table:table-cell>
          <table:table-cell table:formula="of:=[.O12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1]+[.Q122]" office:value-type="float" office:value="0" calcext:value-type="float">
            <text:p>0</text:p>
          </table:table-cell>
          <table:table-cell table:formula="of:=[.R12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1]+[.T122]" office:value-type="float" office:value="0" calcext:value-type="float">
            <text:p>0</text:p>
          </table:table-cell>
          <table:table-cell table:formula="of:=[.U122]*100/[.U$3]" office:value-type="float" office:value="0" calcext:value-type="float">
            <text:p><text:s/>- <text:s text:c="5"/></text:p>
          </table:table-cell>
          <table:table-cell table:style-name="ce102" table:formula="of:=[.O122]+[.R122]" office:value-type="float" office:value="0" calcext:value-type="float">
            <text:p>0</text:p>
          </table:table-cell>
          <table:table-cell table:style-name="ce106" table:formula="of:=[.W122]/2" office:value-type="float" office:value="0" calcext:value-type="float">
            <text:p>0</text:p>
          </table:table-cell>
          <table:table-cell table:style-name="ce95" table:formula="of:=[.X12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8" calcext:value-type="date">
            <text:p>4/28/2005</text:p>
          </table:table-cell>
          <table:table-cell office:value-type="float" office:value="18" calcext:value-type="float">
            <text:p>18</text:p>
          </table:table-cell>
          <table:table-cell table:style-name="ce84" office:value-type="float" office:value="4.812" calcext:value-type="float">
            <text:p><text:s/>4.81 <text:s text:c="5"/></text:p>
          </table:table-cell>
          <table:table-cell table:style-name="ce84" office:value-type="float" office:value="8.812" calcext:value-type="float">
            <text:p><text:s/>8.81 <text:s text:c="5"/></text:p>
          </table:table-cell>
          <table:table-cell table:style-name="ce84" office:value-type="float" office:value="6.63201041666667" calcext:value-type="float">
            <text:p><text:s/>6.63 <text:s text:c="5"/></text:p>
          </table:table-cell>
          <table:table-cell table:style-name="ce84" table:formula="of:=([.D123]+[.C123])/2" office:value-type="float" office:value="6.812" calcext:value-type="float">
            <text:p><text:s/>6.81 <text:s text:c="5"/></text:p>
          </table:table-cell>
          <table:table-cell table:style-name="ce84" table:formula="of:=ABS([.E123]-[.F123])" office:value-type="float" office:value="0.179989583333329" calcext:value-type="float">
            <text:p><text:s/>0.18 <text:s text:c="5"/></text:p>
          </table:table-cell>
          <table:table-cell table:formula="of:=ABS([.G123]*100/[.E123])" office:value-type="float" office:value="2.71395206016269" calcext:value-type="float">
            <text:p><text:s/>2.71 <text:s text:c="5"/></text:p>
          </table:table-cell>
          <table:table-cell table:style-name="ce84" office:value-type="float" office:value="6.1" calcext:value-type="float">
            <text:p><text:s/>6.10 <text:s text:c="5"/></text:p>
          </table:table-cell>
          <table:table-cell table:style-name="ce91" table:formula="of:=IF([.A123]&gt;=[.$L$4];1;0)" office:value-type="float" office:value="1" calcext:value-type="float">
            <text:p>1</text:p>
          </table:table-cell>
          <table:table-cell table:style-name="ce95" table:formula="of:=IF([.E123]&gt;[.K$4];[.E123]-[.K$4];0)" office:value-type="float" office:value="0" calcext:value-type="float">
            <text:p><text:s/>- <text:s text:c="5"/></text:p>
          </table:table-cell>
          <table:table-cell table:style-name="ce84" table:formula="of:=[.L122]+([.K123]*[.J123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2]+[.N123]" office:value-type="float" office:value="0" calcext:value-type="float">
            <text:p>0</text:p>
          </table:table-cell>
          <table:table-cell table:formula="of:=[.O12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2]+[.Q123]" office:value-type="float" office:value="0" calcext:value-type="float">
            <text:p>0</text:p>
          </table:table-cell>
          <table:table-cell table:formula="of:=[.R12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2]+[.T123]" office:value-type="float" office:value="0" calcext:value-type="float">
            <text:p>0</text:p>
          </table:table-cell>
          <table:table-cell table:formula="of:=[.U123]*100/[.U$3]" office:value-type="float" office:value="0" calcext:value-type="float">
            <text:p><text:s/>- <text:s text:c="5"/></text:p>
          </table:table-cell>
          <table:table-cell table:style-name="ce102" table:formula="of:=[.O123]+[.R123]" office:value-type="float" office:value="0" calcext:value-type="float">
            <text:p>0</text:p>
          </table:table-cell>
          <table:table-cell table:style-name="ce106" table:formula="of:=[.W123]/2" office:value-type="float" office:value="0" calcext:value-type="float">
            <text:p>0</text:p>
          </table:table-cell>
          <table:table-cell table:style-name="ce95" table:formula="of:=[.X12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29" calcext:value-type="date">
            <text:p>4/29/2005</text:p>
          </table:table-cell>
          <table:table-cell office:value-type="float" office:value="18" calcext:value-type="float">
            <text:p>18</text:p>
          </table:table-cell>
          <table:table-cell table:style-name="ce84" office:value-type="float" office:value="2.188" calcext:value-type="float">
            <text:p><text:s/>2.19 <text:s text:c="5"/></text:p>
          </table:table-cell>
          <table:table-cell table:style-name="ce84" office:value-type="float" office:value="18.375" calcext:value-type="float">
            <text:p><text:s/>18.38 <text:s text:c="5"/></text:p>
          </table:table-cell>
          <table:table-cell table:style-name="ce84" office:value-type="float" office:value="8.77130208333333" calcext:value-type="float">
            <text:p><text:s/>8.77 <text:s text:c="5"/></text:p>
          </table:table-cell>
          <table:table-cell table:style-name="ce84" table:formula="of:=([.D124]+[.C124])/2" office:value-type="float" office:value="10.2815" calcext:value-type="float">
            <text:p><text:s/>10.28 <text:s text:c="5"/></text:p>
          </table:table-cell>
          <table:table-cell table:style-name="ce84" table:formula="of:=ABS([.E124]-[.F124])" office:value-type="float" office:value="1.51019791666667" calcext:value-type="float">
            <text:p><text:s/>1.51 <text:s text:c="5"/></text:p>
          </table:table-cell>
          <table:table-cell table:formula="of:=ABS([.G124]*100/[.E124])" office:value-type="float" office:value="17.217488376512" calcext:value-type="float">
            <text:p><text:s/>17.2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24]&gt;=[.$L$4];1;0)" office:value-type="float" office:value="1" calcext:value-type="float">
            <text:p>1</text:p>
          </table:table-cell>
          <table:table-cell table:style-name="ce95" table:formula="of:=IF([.E124]&gt;[.K$4];[.E124]-[.K$4];0)" office:value-type="float" office:value="0" calcext:value-type="float">
            <text:p><text:s/>- <text:s text:c="5"/></text:p>
          </table:table-cell>
          <table:table-cell table:style-name="ce84" table:formula="of:=[.L123]+([.K124]*[.J124])" office:value-type="float" office:value="28.02070035461" calcext:value-type="float">
            <text:p><text:s/>2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3]+[.N124]" office:value-type="float" office:value="0" calcext:value-type="float">
            <text:p>0</text:p>
          </table:table-cell>
          <table:table-cell table:formula="of:=[.O12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3]+[.Q124]" office:value-type="float" office:value="0" calcext:value-type="float">
            <text:p>0</text:p>
          </table:table-cell>
          <table:table-cell table:formula="of:=[.R12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3]+[.T124]" office:value-type="float" office:value="0" calcext:value-type="float">
            <text:p>0</text:p>
          </table:table-cell>
          <table:table-cell table:formula="of:=[.U124]*100/[.U$3]" office:value-type="float" office:value="0" calcext:value-type="float">
            <text:p><text:s/>- <text:s text:c="5"/></text:p>
          </table:table-cell>
          <table:table-cell table:style-name="ce102" table:formula="of:=[.O124]+[.R124]" office:value-type="float" office:value="0" calcext:value-type="float">
            <text:p>0</text:p>
          </table:table-cell>
          <table:table-cell table:style-name="ce106" table:formula="of:=[.W124]/2" office:value-type="float" office:value="0" calcext:value-type="float">
            <text:p>0</text:p>
          </table:table-cell>
          <table:table-cell table:style-name="ce95" table:formula="of:=[.X12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4-30" calcext:value-type="date">
            <text:p>4/30/2005</text:p>
          </table:table-cell>
          <table:table-cell office:value-type="float" office:value="18" calcext:value-type="float">
            <text:p>18</text:p>
          </table:table-cell>
          <table:table-cell table:style-name="ce84" office:value-type="float" office:value="2.438" calcext:value-type="float">
            <text:p><text:s/>2.44 <text:s text:c="5"/></text:p>
          </table:table-cell>
          <table:table-cell table:style-name="ce84" office:value-type="float" office:value="20.75" calcext:value-type="float">
            <text:p><text:s/>20.75 <text:s text:c="5"/></text:p>
          </table:table-cell>
          <table:table-cell table:style-name="ce84" office:value-type="float" office:value="11.1846666666667" calcext:value-type="float">
            <text:p><text:s/>11.18 <text:s text:c="5"/></text:p>
          </table:table-cell>
          <table:table-cell table:style-name="ce84" table:formula="of:=([.D125]+[.C125])/2" office:value-type="float" office:value="11.594" calcext:value-type="float">
            <text:p><text:s/>11.59 <text:s text:c="5"/></text:p>
          </table:table-cell>
          <table:table-cell table:style-name="ce84" table:formula="of:=ABS([.E125]-[.F125])" office:value-type="float" office:value="0.409333333333299" calcext:value-type="float">
            <text:p><text:s/>0.41 <text:s text:c="5"/></text:p>
          </table:table-cell>
          <table:table-cell table:formula="of:=ABS([.G125]*100/[.E125])" office:value-type="float" office:value="3.65977230732519" calcext:value-type="float">
            <text:p><text:s/>3.6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25]&gt;=[.$L$4];1;0)" office:value-type="float" office:value="1" calcext:value-type="float">
            <text:p>1</text:p>
          </table:table-cell>
          <table:table-cell table:style-name="ce95" table:formula="of:=IF([.E125]&gt;[.K$4];[.E125]-[.K$4];0)" office:value-type="float" office:value="1.1846666666667" calcext:value-type="float">
            <text:p><text:s/>1.18 <text:s text:c="5"/></text:p>
          </table:table-cell>
          <table:table-cell table:style-name="ce84" table:formula="of:=[.L124]+([.K125]*[.J125])" office:value-type="float" office:value="29.2053670212767" calcext:value-type="float">
            <text:p><text:s/>29.2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4]+[.N125]" office:value-type="float" office:value="0" calcext:value-type="float">
            <text:p>0</text:p>
          </table:table-cell>
          <table:table-cell table:formula="of:=[.O12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4]+[.Q125]" office:value-type="float" office:value="0" calcext:value-type="float">
            <text:p>0</text:p>
          </table:table-cell>
          <table:table-cell table:formula="of:=[.R12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4]+[.T125]" office:value-type="float" office:value="0" calcext:value-type="float">
            <text:p>0</text:p>
          </table:table-cell>
          <table:table-cell table:formula="of:=[.U125]*100/[.U$3]" office:value-type="float" office:value="0" calcext:value-type="float">
            <text:p><text:s/>- <text:s text:c="5"/></text:p>
          </table:table-cell>
          <table:table-cell table:style-name="ce102" table:formula="of:=[.O125]+[.R125]" office:value-type="float" office:value="0" calcext:value-type="float">
            <text:p>0</text:p>
          </table:table-cell>
          <table:table-cell table:style-name="ce106" table:formula="of:=[.W125]/2" office:value-type="float" office:value="0" calcext:value-type="float">
            <text:p>0</text:p>
          </table:table-cell>
          <table:table-cell table:style-name="ce95" table:formula="of:=[.X12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1" calcext:value-type="date">
            <text:p>5/1/2005</text:p>
          </table:table-cell>
          <table:table-cell office:value-type="float" office:value="18" calcext:value-type="float">
            <text:p>18</text:p>
          </table:table-cell>
          <table:table-cell table:style-name="ce84" office:value-type="float" office:value="5.25" calcext:value-type="float">
            <text:p><text:s/>5.25 <text:s text:c="5"/></text:p>
          </table:table-cell>
          <table:table-cell table:style-name="ce84" office:value-type="float" office:value="21.312" calcext:value-type="float">
            <text:p><text:s/>21.31 <text:s text:c="5"/></text:p>
          </table:table-cell>
          <table:table-cell table:style-name="ce84" office:value-type="float" office:value="12.928125" calcext:value-type="float">
            <text:p><text:s/>12.93 <text:s text:c="5"/></text:p>
          </table:table-cell>
          <table:table-cell table:style-name="ce84" table:formula="of:=([.D126]+[.C126])/2" office:value-type="float" office:value="13.281" calcext:value-type="float">
            <text:p><text:s/>13.28 <text:s text:c="5"/></text:p>
          </table:table-cell>
          <table:table-cell table:style-name="ce84" table:formula="of:=ABS([.E126]-[.F126])" office:value-type="float" office:value="0.352875000000001" calcext:value-type="float">
            <text:p><text:s/>0.35 <text:s text:c="5"/></text:p>
          </table:table-cell>
          <table:table-cell table:formula="of:=ABS([.G126]*100/[.E126])" office:value-type="float" office:value="2.72951414068166" calcext:value-type="float">
            <text:p><text:s/>2.7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26]&gt;=[.$L$4];1;0)" office:value-type="float" office:value="1" calcext:value-type="float">
            <text:p>1</text:p>
          </table:table-cell>
          <table:table-cell table:style-name="ce95" table:formula="of:=IF([.E126]&gt;[.K$4];[.E126]-[.K$4];0)" office:value-type="float" office:value="2.928125" calcext:value-type="float">
            <text:p><text:s/>2.93 <text:s text:c="5"/></text:p>
          </table:table-cell>
          <table:table-cell table:style-name="ce84" table:formula="of:=[.L125]+([.K126]*[.J126])" office:value-type="float" office:value="32.1334920212767" calcext:value-type="float">
            <text:p><text:s/>32.1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5]+[.N126]" office:value-type="float" office:value="0" calcext:value-type="float">
            <text:p>0</text:p>
          </table:table-cell>
          <table:table-cell table:formula="of:=[.O12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5]+[.Q126]" office:value-type="float" office:value="0" calcext:value-type="float">
            <text:p>0</text:p>
          </table:table-cell>
          <table:table-cell table:formula="of:=[.R12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5]+[.T126]" office:value-type="float" office:value="0" calcext:value-type="float">
            <text:p>0</text:p>
          </table:table-cell>
          <table:table-cell table:formula="of:=[.U126]*100/[.U$3]" office:value-type="float" office:value="0" calcext:value-type="float">
            <text:p><text:s/>- <text:s text:c="5"/></text:p>
          </table:table-cell>
          <table:table-cell table:style-name="ce102" table:formula="of:=[.O126]+[.R126]" office:value-type="float" office:value="0" calcext:value-type="float">
            <text:p>0</text:p>
          </table:table-cell>
          <table:table-cell table:style-name="ce106" table:formula="of:=[.W126]/2" office:value-type="float" office:value="0" calcext:value-type="float">
            <text:p>0</text:p>
          </table:table-cell>
          <table:table-cell table:style-name="ce95" table:formula="of:=[.X12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2" calcext:value-type="date">
            <text:p>5/2/2005</text:p>
          </table:table-cell>
          <table:table-cell office:value-type="float" office:value="19" calcext:value-type="float">
            <text:p>19</text:p>
          </table:table-cell>
          <table:table-cell table:style-name="ce84" office:value-type="float" office:value="8.812" calcext:value-type="float">
            <text:p><text:s/>8.81 <text:s text:c="5"/></text:p>
          </table:table-cell>
          <table:table-cell table:style-name="ce84" office:value-type="float" office:value="26.188" calcext:value-type="float">
            <text:p><text:s/>26.19 <text:s text:c="5"/></text:p>
          </table:table-cell>
          <table:table-cell table:style-name="ce84" office:value-type="float" office:value="15.07453125" calcext:value-type="float">
            <text:p><text:s/>15.07 <text:s text:c="5"/></text:p>
          </table:table-cell>
          <table:table-cell table:style-name="ce84" table:formula="of:=([.D127]+[.C127])/2" office:value-type="float" office:value="17.5" calcext:value-type="float">
            <text:p><text:s/>17.50 <text:s text:c="5"/></text:p>
          </table:table-cell>
          <table:table-cell table:style-name="ce84" table:formula="of:=ABS([.E127]-[.F127])" office:value-type="float" office:value="2.42546875" calcext:value-type="float">
            <text:p><text:s/>2.43 <text:s text:c="5"/></text:p>
          </table:table-cell>
          <table:table-cell table:formula="of:=ABS([.G127]*100/[.E127])" office:value-type="float" office:value="16.0898452480902" calcext:value-type="float">
            <text:p><text:s/>16.0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27]&gt;=[.$L$4];1;0)" office:value-type="float" office:value="1" calcext:value-type="float">
            <text:p>1</text:p>
          </table:table-cell>
          <table:table-cell table:style-name="ce95" table:formula="of:=IF([.E127]&gt;[.K$4];[.E127]-[.K$4];0)" office:value-type="float" office:value="5.07453125" calcext:value-type="float">
            <text:p><text:s/>5.07 <text:s text:c="5"/></text:p>
          </table:table-cell>
          <table:table-cell table:style-name="ce84" table:formula="of:=[.L126]+([.K127]*[.J127])" office:value-type="float" office:value="37.2080232712767" calcext:value-type="float">
            <text:p><text:s/>37.2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6]+[.N127]" office:value-type="float" office:value="0" calcext:value-type="float">
            <text:p>0</text:p>
          </table:table-cell>
          <table:table-cell table:formula="of:=[.O12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6]+[.Q127]" office:value-type="float" office:value="0" calcext:value-type="float">
            <text:p>0</text:p>
          </table:table-cell>
          <table:table-cell table:formula="of:=[.R12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6]+[.T127]" office:value-type="float" office:value="0" calcext:value-type="float">
            <text:p>0</text:p>
          </table:table-cell>
          <table:table-cell table:formula="of:=[.U127]*100/[.U$3]" office:value-type="float" office:value="0" calcext:value-type="float">
            <text:p><text:s/>- <text:s text:c="5"/></text:p>
          </table:table-cell>
          <table:table-cell table:style-name="ce102" table:formula="of:=[.O127]+[.R127]" office:value-type="float" office:value="0" calcext:value-type="float">
            <text:p>0</text:p>
          </table:table-cell>
          <table:table-cell table:style-name="ce106" table:formula="of:=[.W127]/2" office:value-type="float" office:value="0" calcext:value-type="float">
            <text:p>0</text:p>
          </table:table-cell>
          <table:table-cell table:style-name="ce95" table:formula="of:=[.X12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3" calcext:value-type="date">
            <text:p>5/3/2005</text:p>
          </table:table-cell>
          <table:table-cell office:value-type="float" office:value="19" calcext:value-type="float">
            <text:p>19</text:p>
          </table:table-cell>
          <table:table-cell table:style-name="ce84" office:value-type="float" office:value="7.625" calcext:value-type="float">
            <text:p><text:s/>7.63 <text:s text:c="5"/></text:p>
          </table:table-cell>
          <table:table-cell table:style-name="ce84" office:value-type="float" office:value="27.62" calcext:value-type="float">
            <text:p><text:s/>27.62 <text:s text:c="5"/></text:p>
          </table:table-cell>
          <table:table-cell table:style-name="ce84" office:value-type="float" office:value="16.29965625" calcext:value-type="float">
            <text:p><text:s/>16.30 <text:s text:c="5"/></text:p>
          </table:table-cell>
          <table:table-cell table:style-name="ce84" table:formula="of:=([.D128]+[.C128])/2" office:value-type="float" office:value="17.6225" calcext:value-type="float">
            <text:p><text:s/>17.62 <text:s text:c="5"/></text:p>
          </table:table-cell>
          <table:table-cell table:style-name="ce84" table:formula="of:=ABS([.E128]-[.F128])" office:value-type="float" office:value="1.32284375" calcext:value-type="float">
            <text:p><text:s/>1.32 <text:s text:c="5"/></text:p>
          </table:table-cell>
          <table:table-cell table:formula="of:=ABS([.G128]*100/[.E128])" office:value-type="float" office:value="8.1157769814931" calcext:value-type="float">
            <text:p><text:s/>8.12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91" table:formula="of:=IF([.A128]&gt;=[.$L$4];1;0)" office:value-type="float" office:value="1" calcext:value-type="float">
            <text:p>1</text:p>
          </table:table-cell>
          <table:table-cell table:style-name="ce95" table:formula="of:=IF([.E128]&gt;[.K$4];[.E128]-[.K$4];0)" office:value-type="float" office:value="6.29965625" calcext:value-type="float">
            <text:p><text:s/>6.30 <text:s text:c="5"/></text:p>
          </table:table-cell>
          <table:table-cell table:style-name="ce84" table:formula="of:=[.L127]+([.K128]*[.J128])" office:value-type="float" office:value="43.5076795212767" calcext:value-type="float">
            <text:p><text:s/>43.5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7]+[.N128]" office:value-type="float" office:value="0" calcext:value-type="float">
            <text:p>0</text:p>
          </table:table-cell>
          <table:table-cell table:formula="of:=[.O12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7]+[.Q128]" office:value-type="float" office:value="0" calcext:value-type="float">
            <text:p>0</text:p>
          </table:table-cell>
          <table:table-cell table:formula="of:=[.R12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7]+[.T128]" office:value-type="float" office:value="0" calcext:value-type="float">
            <text:p>0</text:p>
          </table:table-cell>
          <table:table-cell table:formula="of:=[.U128]*100/[.U$3]" office:value-type="float" office:value="0" calcext:value-type="float">
            <text:p><text:s/>- <text:s text:c="5"/></text:p>
          </table:table-cell>
          <table:table-cell table:style-name="ce102" table:formula="of:=[.O128]+[.R128]" office:value-type="float" office:value="0" calcext:value-type="float">
            <text:p>0</text:p>
          </table:table-cell>
          <table:table-cell table:style-name="ce106" table:formula="of:=[.W128]/2" office:value-type="float" office:value="0" calcext:value-type="float">
            <text:p>0</text:p>
          </table:table-cell>
          <table:table-cell table:style-name="ce95" table:formula="of:=[.X12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4" calcext:value-type="date">
            <text:p>5/4/2005</text:p>
          </table:table-cell>
          <table:table-cell office:value-type="float" office:value="19" calcext:value-type="float">
            <text:p>19</text:p>
          </table:table-cell>
          <table:table-cell table:style-name="ce84" office:value-type="float" office:value="10.25" calcext:value-type="float">
            <text:p><text:s/>10.25 <text:s text:c="5"/></text:p>
          </table:table-cell>
          <table:table-cell table:style-name="ce84" office:value-type="float" office:value="17.5" calcext:value-type="float">
            <text:p><text:s/>17.50 <text:s text:c="5"/></text:p>
          </table:table-cell>
          <table:table-cell table:style-name="ce84" office:value-type="float" office:value="13.2312395833333" calcext:value-type="float">
            <text:p><text:s/>13.23 <text:s text:c="5"/></text:p>
          </table:table-cell>
          <table:table-cell table:style-name="ce84" table:formula="of:=([.D129]+[.C129])/2" office:value-type="float" office:value="13.875" calcext:value-type="float">
            <text:p><text:s/>13.88 <text:s text:c="5"/></text:p>
          </table:table-cell>
          <table:table-cell table:style-name="ce84" table:formula="of:=ABS([.E129]-[.F129])" office:value-type="float" office:value="0.6437604166667" calcext:value-type="float">
            <text:p><text:s/>0.64 <text:s text:c="5"/></text:p>
          </table:table-cell>
          <table:table-cell table:formula="of:=ABS([.G129]*100/[.E129])" office:value-type="float" office:value="4.86545808963819" calcext:value-type="float">
            <text:p><text:s/>4.87 <text:s text:c="5"/></text:p>
          </table:table-cell>
          <table:table-cell table:style-name="ce84" office:value-type="float" office:value="6.1" calcext:value-type="float">
            <text:p><text:s/>6.10 <text:s text:c="5"/></text:p>
          </table:table-cell>
          <table:table-cell table:style-name="ce91" table:formula="of:=IF([.A129]&gt;=[.$L$4];1;0)" office:value-type="float" office:value="1" calcext:value-type="float">
            <text:p>1</text:p>
          </table:table-cell>
          <table:table-cell table:style-name="ce95" table:formula="of:=IF([.E129]&gt;[.K$4];[.E129]-[.K$4];0)" office:value-type="float" office:value="3.2312395833333" calcext:value-type="float">
            <text:p><text:s/>3.23 <text:s text:c="5"/></text:p>
          </table:table-cell>
          <table:table-cell table:style-name="ce84" table:formula="of:=[.L128]+([.K129]*[.J129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8]+[.N129]" office:value-type="float" office:value="0" calcext:value-type="float">
            <text:p>0</text:p>
          </table:table-cell>
          <table:table-cell table:formula="of:=[.O12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8]+[.Q129]" office:value-type="float" office:value="0" calcext:value-type="float">
            <text:p>0</text:p>
          </table:table-cell>
          <table:table-cell table:formula="of:=[.R12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8]+[.T129]" office:value-type="float" office:value="0" calcext:value-type="float">
            <text:p>0</text:p>
          </table:table-cell>
          <table:table-cell table:formula="of:=[.U129]*100/[.U$3]" office:value-type="float" office:value="0" calcext:value-type="float">
            <text:p><text:s/>- <text:s text:c="5"/></text:p>
          </table:table-cell>
          <table:table-cell table:style-name="ce102" table:formula="of:=[.O129]+[.R129]" office:value-type="float" office:value="0" calcext:value-type="float">
            <text:p>0</text:p>
          </table:table-cell>
          <table:table-cell table:style-name="ce106" table:formula="of:=[.W129]/2" office:value-type="float" office:value="0" calcext:value-type="float">
            <text:p>0</text:p>
          </table:table-cell>
          <table:table-cell table:style-name="ce95" table:formula="of:=[.X12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5" calcext:value-type="date">
            <text:p>5/5/2005</text:p>
          </table:table-cell>
          <table:table-cell office:value-type="float" office:value="19" calcext:value-type="float">
            <text:p>19</text:p>
          </table:table-cell>
          <table:table-cell table:style-name="ce84" office:value-type="float" office:value="7.125" calcext:value-type="float">
            <text:p><text:s/>7.13 <text:s text:c="5"/></text:p>
          </table:table-cell>
          <table:table-cell table:style-name="ce84" office:value-type="float" office:value="11.25" calcext:value-type="float">
            <text:p><text:s/>11.25 <text:s text:c="5"/></text:p>
          </table:table-cell>
          <table:table-cell table:style-name="ce84" office:value-type="float" office:value="9.33439583333333" calcext:value-type="float">
            <text:p><text:s/>9.33 <text:s text:c="5"/></text:p>
          </table:table-cell>
          <table:table-cell table:style-name="ce84" table:formula="of:=([.D130]+[.C130])/2" office:value-type="float" office:value="9.1875" calcext:value-type="float">
            <text:p><text:s/>9.19 <text:s text:c="5"/></text:p>
          </table:table-cell>
          <table:table-cell table:style-name="ce84" table:formula="of:=ABS([.E130]-[.F130])" office:value-type="float" office:value="0.14689583333333" calcext:value-type="float">
            <text:p><text:s/>0.15 <text:s text:c="5"/></text:p>
          </table:table-cell>
          <table:table-cell table:formula="of:=ABS([.G130]*100/[.E130])" office:value-type="float" office:value="1.57370477914341" calcext:value-type="float">
            <text:p><text:s/>1.57 <text:s text:c="5"/></text:p>
          </table:table-cell>
          <table:table-cell table:style-name="ce84" office:value-type="float" office:value="23" calcext:value-type="float">
            <text:p><text:s/>23.00 <text:s text:c="5"/></text:p>
          </table:table-cell>
          <table:table-cell table:style-name="ce91" table:formula="of:=IF([.A130]&gt;=[.$L$4];1;0)" office:value-type="float" office:value="1" calcext:value-type="float">
            <text:p>1</text:p>
          </table:table-cell>
          <table:table-cell table:style-name="ce95" table:formula="of:=IF([.E130]&gt;[.K$4];[.E130]-[.K$4];0)" office:value-type="float" office:value="0" calcext:value-type="float">
            <text:p><text:s/>- <text:s text:c="5"/></text:p>
          </table:table-cell>
          <table:table-cell table:style-name="ce84" table:formula="of:=[.L129]+([.K130]*[.J130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29]+[.N130]" office:value-type="float" office:value="0" calcext:value-type="float">
            <text:p>0</text:p>
          </table:table-cell>
          <table:table-cell table:formula="of:=[.O13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29]+[.Q130]" office:value-type="float" office:value="0" calcext:value-type="float">
            <text:p>0</text:p>
          </table:table-cell>
          <table:table-cell table:formula="of:=[.R13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29]+[.T130]" office:value-type="float" office:value="0" calcext:value-type="float">
            <text:p>0</text:p>
          </table:table-cell>
          <table:table-cell table:formula="of:=[.U130]*100/[.U$3]" office:value-type="float" office:value="0" calcext:value-type="float">
            <text:p><text:s/>- <text:s text:c="5"/></text:p>
          </table:table-cell>
          <table:table-cell table:style-name="ce102" table:formula="of:=[.O130]+[.R130]" office:value-type="float" office:value="0" calcext:value-type="float">
            <text:p>0</text:p>
          </table:table-cell>
          <table:table-cell table:style-name="ce106" table:formula="of:=[.W130]/2" office:value-type="float" office:value="0" calcext:value-type="float">
            <text:p>0</text:p>
          </table:table-cell>
          <table:table-cell table:style-name="ce95" table:formula="of:=[.X13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6" calcext:value-type="date">
            <text:p>5/6/2005</text:p>
          </table:table-cell>
          <table:table-cell office:value-type="float" office:value="19" calcext:value-type="float">
            <text:p>19</text:p>
          </table:table-cell>
          <table:table-cell table:style-name="ce84" office:value-type="float" office:value="5.438" calcext:value-type="float">
            <text:p><text:s/>5.44 <text:s text:c="5"/></text:p>
          </table:table-cell>
          <table:table-cell table:style-name="ce84" office:value-type="float" office:value="13.312" calcext:value-type="float">
            <text:p><text:s/>13.31 <text:s text:c="5"/></text:p>
          </table:table-cell>
          <table:table-cell table:style-name="ce84" office:value-type="float" office:value="8.14117708333333" calcext:value-type="float">
            <text:p><text:s/>8.14 <text:s text:c="5"/></text:p>
          </table:table-cell>
          <table:table-cell table:style-name="ce84" table:formula="of:=([.D131]+[.C131])/2" office:value-type="float" office:value="9.375" calcext:value-type="float">
            <text:p><text:s/>9.38 <text:s text:c="5"/></text:p>
          </table:table-cell>
          <table:table-cell table:style-name="ce84" table:formula="of:=ABS([.E131]-[.F131])" office:value-type="float" office:value="1.23382291666667" calcext:value-type="float">
            <text:p><text:s/>1.23 <text:s text:c="5"/></text:p>
          </table:table-cell>
          <table:table-cell table:formula="of:=ABS([.G131]*100/[.E131])" office:value-type="float" office:value="15.1553381536505" calcext:value-type="float">
            <text:p><text:s/>15.1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31]&gt;=[.$L$4];1;0)" office:value-type="float" office:value="1" calcext:value-type="float">
            <text:p>1</text:p>
          </table:table-cell>
          <table:table-cell table:style-name="ce95" table:formula="of:=IF([.E131]&gt;[.K$4];[.E131]-[.K$4];0)" office:value-type="float" office:value="0" calcext:value-type="float">
            <text:p><text:s/>- <text:s text:c="5"/></text:p>
          </table:table-cell>
          <table:table-cell table:style-name="ce84" table:formula="of:=[.L130]+([.K131]*[.J131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0]+[.N131]" office:value-type="float" office:value="0" calcext:value-type="float">
            <text:p>0</text:p>
          </table:table-cell>
          <table:table-cell table:formula="of:=[.O13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0]+[.Q131]" office:value-type="float" office:value="0" calcext:value-type="float">
            <text:p>0</text:p>
          </table:table-cell>
          <table:table-cell table:formula="of:=[.R13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0]+[.T131]" office:value-type="float" office:value="0" calcext:value-type="float">
            <text:p>0</text:p>
          </table:table-cell>
          <table:table-cell table:formula="of:=[.U131]*100/[.U$3]" office:value-type="float" office:value="0" calcext:value-type="float">
            <text:p><text:s/>- <text:s text:c="5"/></text:p>
          </table:table-cell>
          <table:table-cell table:style-name="ce102" table:formula="of:=[.O131]+[.R131]" office:value-type="float" office:value="0" calcext:value-type="float">
            <text:p>0</text:p>
          </table:table-cell>
          <table:table-cell table:style-name="ce106" table:formula="of:=[.W131]/2" office:value-type="float" office:value="0" calcext:value-type="float">
            <text:p>0</text:p>
          </table:table-cell>
          <table:table-cell table:style-name="ce95" table:formula="of:=[.X13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7" calcext:value-type="date">
            <text:p>5/7/2005</text:p>
          </table:table-cell>
          <table:table-cell office:value-type="float" office:value="19" calcext:value-type="float">
            <text:p>19</text:p>
          </table:table-cell>
          <table:table-cell table:style-name="ce84" office:value-type="float" office:value="2.375" calcext:value-type="float">
            <text:p><text:s/>2.38 <text:s text:c="5"/></text:p>
          </table:table-cell>
          <table:table-cell table:style-name="ce84" office:value-type="float" office:value="16.188" calcext:value-type="float">
            <text:p><text:s/>16.19 <text:s text:c="5"/></text:p>
          </table:table-cell>
          <table:table-cell table:style-name="ce84" office:value-type="float" office:value="7.28352083333333" calcext:value-type="float">
            <text:p><text:s/>7.28 <text:s text:c="5"/></text:p>
          </table:table-cell>
          <table:table-cell table:style-name="ce84" table:formula="of:=([.D132]+[.C132])/2" office:value-type="float" office:value="9.2815" calcext:value-type="float">
            <text:p><text:s/>9.28 <text:s text:c="5"/></text:p>
          </table:table-cell>
          <table:table-cell table:style-name="ce84" table:formula="of:=ABS([.E132]-[.F132])" office:value-type="float" office:value="1.99797916666667" calcext:value-type="float">
            <text:p><text:s/>2.00 <text:s text:c="5"/></text:p>
          </table:table-cell>
          <table:table-cell table:formula="of:=ABS([.G132]*100/[.E132])" office:value-type="float" office:value="27.4315020494324" calcext:value-type="float">
            <text:p><text:s/>27.43 <text:s text:c="5"/></text:p>
          </table:table-cell>
          <table:table-cell table:style-name="ce84" office:value-type="float" office:value="1.6" calcext:value-type="float">
            <text:p><text:s/>1.60 <text:s text:c="5"/></text:p>
          </table:table-cell>
          <table:table-cell table:style-name="ce91" table:formula="of:=IF([.A132]&gt;=[.$L$4];1;0)" office:value-type="float" office:value="1" calcext:value-type="float">
            <text:p>1</text:p>
          </table:table-cell>
          <table:table-cell table:style-name="ce95" table:formula="of:=IF([.E132]&gt;[.K$4];[.E132]-[.K$4];0)" office:value-type="float" office:value="0" calcext:value-type="float">
            <text:p><text:s/>- <text:s text:c="5"/></text:p>
          </table:table-cell>
          <table:table-cell table:style-name="ce84" table:formula="of:=[.L131]+([.K132]*[.J132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1]+[.N132]" office:value-type="float" office:value="0" calcext:value-type="float">
            <text:p>0</text:p>
          </table:table-cell>
          <table:table-cell table:formula="of:=[.O13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1]+[.Q132]" office:value-type="float" office:value="0" calcext:value-type="float">
            <text:p>0</text:p>
          </table:table-cell>
          <table:table-cell table:formula="of:=[.R13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1]+[.T132]" office:value-type="float" office:value="0" calcext:value-type="float">
            <text:p>0</text:p>
          </table:table-cell>
          <table:table-cell table:formula="of:=[.U132]*100/[.U$3]" office:value-type="float" office:value="0" calcext:value-type="float">
            <text:p><text:s/>- <text:s text:c="5"/></text:p>
          </table:table-cell>
          <table:table-cell table:style-name="ce102" table:formula="of:=[.O132]+[.R132]" office:value-type="float" office:value="0" calcext:value-type="float">
            <text:p>0</text:p>
          </table:table-cell>
          <table:table-cell table:style-name="ce106" table:formula="of:=[.W132]/2" office:value-type="float" office:value="0" calcext:value-type="float">
            <text:p>0</text:p>
          </table:table-cell>
          <table:table-cell table:style-name="ce95" table:formula="of:=[.X13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8" calcext:value-type="date">
            <text:p>5/8/2005</text:p>
          </table:table-cell>
          <table:table-cell office:value-type="float" office:value="19" calcext:value-type="float">
            <text:p>19</text:p>
          </table:table-cell>
          <table:table-cell table:style-name="ce84" office:value-type="float" office:value="0.312" calcext:value-type="float">
            <text:p><text:s/>0.31 <text:s text:c="5"/></text:p>
          </table:table-cell>
          <table:table-cell table:style-name="ce84" office:value-type="float" office:value="10.562" calcext:value-type="float">
            <text:p><text:s/>10.56 <text:s text:c="5"/></text:p>
          </table:table-cell>
          <table:table-cell table:style-name="ce84" office:value-type="float" office:value="4.15480208333333" calcext:value-type="float">
            <text:p><text:s/>4.15 <text:s text:c="5"/></text:p>
          </table:table-cell>
          <table:table-cell table:style-name="ce84" table:formula="of:=([.D133]+[.C133])/2" office:value-type="float" office:value="5.437" calcext:value-type="float">
            <text:p><text:s/>5.44 <text:s text:c="5"/></text:p>
          </table:table-cell>
          <table:table-cell table:style-name="ce84" table:formula="of:=ABS([.E133]-[.F133])" office:value-type="float" office:value="1.28219791666667" calcext:value-type="float">
            <text:p><text:s/>1.28 <text:s text:c="5"/></text:p>
          </table:table-cell>
          <table:table-cell table:formula="of:=ABS([.G133]*100/[.E133])" office:value-type="float" office:value="30.8606256314858" calcext:value-type="float">
            <text:p><text:s/>30.86 <text:s text:c="5"/></text:p>
          </table:table-cell>
          <table:table-cell table:style-name="ce84" office:value-type="float" office:value="16" calcext:value-type="float">
            <text:p><text:s/>16.00 <text:s text:c="5"/></text:p>
          </table:table-cell>
          <table:table-cell table:style-name="ce91" table:formula="of:=IF([.A133]&gt;=[.$L$4];1;0)" office:value-type="float" office:value="1" calcext:value-type="float">
            <text:p>1</text:p>
          </table:table-cell>
          <table:table-cell table:style-name="ce95" table:formula="of:=IF([.E133]&gt;[.K$4];[.E133]-[.K$4];0)" office:value-type="float" office:value="0" calcext:value-type="float">
            <text:p><text:s/>- <text:s text:c="5"/></text:p>
          </table:table-cell>
          <table:table-cell table:style-name="ce84" table:formula="of:=[.L132]+([.K133]*[.J133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2]+[.N133]" office:value-type="float" office:value="0" calcext:value-type="float">
            <text:p>0</text:p>
          </table:table-cell>
          <table:table-cell table:formula="of:=[.O13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2]+[.Q133]" office:value-type="float" office:value="0" calcext:value-type="float">
            <text:p>0</text:p>
          </table:table-cell>
          <table:table-cell table:formula="of:=[.R13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2]+[.T133]" office:value-type="float" office:value="0" calcext:value-type="float">
            <text:p>0</text:p>
          </table:table-cell>
          <table:table-cell table:formula="of:=[.U133]*100/[.U$3]" office:value-type="float" office:value="0" calcext:value-type="float">
            <text:p><text:s/>- <text:s text:c="5"/></text:p>
          </table:table-cell>
          <table:table-cell table:style-name="ce102" table:formula="of:=[.O133]+[.R133]" office:value-type="float" office:value="0" calcext:value-type="float">
            <text:p>0</text:p>
          </table:table-cell>
          <table:table-cell table:style-name="ce106" table:formula="of:=[.W133]/2" office:value-type="float" office:value="0" calcext:value-type="float">
            <text:p>0</text:p>
          </table:table-cell>
          <table:table-cell table:style-name="ce95" table:formula="of:=[.X13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09" calcext:value-type="date">
            <text:p>5/9/2005</text:p>
          </table:table-cell>
          <table:table-cell office:value-type="float" office:value="20" calcext:value-type="float">
            <text:p>20</text:p>
          </table:table-cell>
          <table:table-cell table:style-name="ce84" office:value-type="float" office:value="1.188" calcext:value-type="float">
            <text:p><text:s/>1.19 <text:s text:c="5"/></text:p>
          </table:table-cell>
          <table:table-cell table:style-name="ce84" office:value-type="float" office:value="16.5" calcext:value-type="float">
            <text:p><text:s/>16.50 <text:s text:c="5"/></text:p>
          </table:table-cell>
          <table:table-cell table:style-name="ce84" office:value-type="float" office:value="5.80369791666667" calcext:value-type="float">
            <text:p><text:s/>5.80 <text:s text:c="5"/></text:p>
          </table:table-cell>
          <table:table-cell table:style-name="ce84" table:formula="of:=([.D134]+[.C134])/2" office:value-type="float" office:value="8.844" calcext:value-type="float">
            <text:p><text:s/>8.84 <text:s text:c="5"/></text:p>
          </table:table-cell>
          <table:table-cell table:style-name="ce84" table:formula="of:=ABS([.E134]-[.F134])" office:value-type="float" office:value="3.04030208333333" calcext:value-type="float">
            <text:p><text:s/>3.04 <text:s text:c="5"/></text:p>
          </table:table-cell>
          <table:table-cell table:formula="of:=ABS([.G134]*100/[.E134])" office:value-type="float" office:value="52.3856018522672" calcext:value-type="float">
            <text:p><text:s/>52.39 <text:s text:c="5"/></text:p>
          </table:table-cell>
          <table:table-cell table:style-name="ce84" office:value-type="float" office:value="8.1" calcext:value-type="float">
            <text:p><text:s/>8.10 <text:s text:c="5"/></text:p>
          </table:table-cell>
          <table:table-cell table:style-name="ce91" table:formula="of:=IF([.A134]&gt;=[.$L$4];1;0)" office:value-type="float" office:value="1" calcext:value-type="float">
            <text:p>1</text:p>
          </table:table-cell>
          <table:table-cell table:style-name="ce95" table:formula="of:=IF([.E134]&gt;[.K$4];[.E134]-[.K$4];0)" office:value-type="float" office:value="0" calcext:value-type="float">
            <text:p><text:s/>- <text:s text:c="5"/></text:p>
          </table:table-cell>
          <table:table-cell table:style-name="ce84" table:formula="of:=[.L133]+([.K134]*[.J134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3]+[.N134]" office:value-type="float" office:value="0" calcext:value-type="float">
            <text:p>0</text:p>
          </table:table-cell>
          <table:table-cell table:formula="of:=[.O13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3]+[.Q134]" office:value-type="float" office:value="0" calcext:value-type="float">
            <text:p>0</text:p>
          </table:table-cell>
          <table:table-cell table:formula="of:=[.R13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3]+[.T134]" office:value-type="float" office:value="0" calcext:value-type="float">
            <text:p>0</text:p>
          </table:table-cell>
          <table:table-cell table:formula="of:=[.U134]*100/[.U$3]" office:value-type="float" office:value="0" calcext:value-type="float">
            <text:p><text:s/>- <text:s text:c="5"/></text:p>
          </table:table-cell>
          <table:table-cell table:style-name="ce102" table:formula="of:=[.O134]+[.R134]" office:value-type="float" office:value="0" calcext:value-type="float">
            <text:p>0</text:p>
          </table:table-cell>
          <table:table-cell table:style-name="ce106" table:formula="of:=[.W134]/2" office:value-type="float" office:value="0" calcext:value-type="float">
            <text:p>0</text:p>
          </table:table-cell>
          <table:table-cell table:style-name="ce95" table:formula="of:=[.X13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0" calcext:value-type="date">
            <text:p>5/10/2005</text:p>
          </table:table-cell>
          <table:table-cell office:value-type="float" office:value="20" calcext:value-type="float">
            <text:p>20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84" office:value-type="float" office:value="13.875" calcext:value-type="float">
            <text:p><text:s/>13.88 <text:s text:c="5"/></text:p>
          </table:table-cell>
          <table:table-cell table:style-name="ce84" office:value-type="float" office:value="5.74196875" calcext:value-type="float">
            <text:p><text:s/>5.74 <text:s text:c="5"/></text:p>
          </table:table-cell>
          <table:table-cell table:style-name="ce84" table:formula="of:=([.D135]+[.C135])/2" office:value-type="float" office:value="7.1875" calcext:value-type="float">
            <text:p><text:s/>7.19 <text:s text:c="5"/></text:p>
          </table:table-cell>
          <table:table-cell table:style-name="ce84" table:formula="of:=ABS([.E135]-[.F135])" office:value-type="float" office:value="1.44553125" calcext:value-type="float">
            <text:p><text:s/>1.45 <text:s text:c="5"/></text:p>
          </table:table-cell>
          <table:table-cell table:formula="of:=ABS([.G135]*100/[.E135])" office:value-type="float" office:value="25.1748365924144" calcext:value-type="float">
            <text:p><text:s/>25.1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35]&gt;=[.$L$4];1;0)" office:value-type="float" office:value="1" calcext:value-type="float">
            <text:p>1</text:p>
          </table:table-cell>
          <table:table-cell table:style-name="ce95" table:formula="of:=IF([.E135]&gt;[.K$4];[.E135]-[.K$4];0)" office:value-type="float" office:value="0" calcext:value-type="float">
            <text:p><text:s/>- <text:s text:c="5"/></text:p>
          </table:table-cell>
          <table:table-cell table:style-name="ce84" table:formula="of:=[.L134]+([.K135]*[.J135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4]+[.N135]" office:value-type="float" office:value="0" calcext:value-type="float">
            <text:p>0</text:p>
          </table:table-cell>
          <table:table-cell table:formula="of:=[.O13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4]+[.Q135]" office:value-type="float" office:value="0" calcext:value-type="float">
            <text:p>0</text:p>
          </table:table-cell>
          <table:table-cell table:formula="of:=[.R13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4]+[.T135]" office:value-type="float" office:value="0" calcext:value-type="float">
            <text:p>0</text:p>
          </table:table-cell>
          <table:table-cell table:formula="of:=[.U135]*100/[.U$3]" office:value-type="float" office:value="0" calcext:value-type="float">
            <text:p><text:s/>- <text:s text:c="5"/></text:p>
          </table:table-cell>
          <table:table-cell table:style-name="ce102" table:formula="of:=[.O135]+[.R135]" office:value-type="float" office:value="0" calcext:value-type="float">
            <text:p>0</text:p>
          </table:table-cell>
          <table:table-cell table:style-name="ce106" table:formula="of:=[.W135]/2" office:value-type="float" office:value="0" calcext:value-type="float">
            <text:p>0</text:p>
          </table:table-cell>
          <table:table-cell table:style-name="ce95" table:formula="of:=[.X13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1" calcext:value-type="date">
            <text:p>5/11/2005</text:p>
          </table:table-cell>
          <table:table-cell office:value-type="float" office:value="20" calcext:value-type="float">
            <text:p>20</text:p>
          </table:table-cell>
          <table:table-cell table:style-name="ce84" office:value-type="float" office:value="0.938" calcext:value-type="float">
            <text:p><text:s/>0.94 <text:s text:c="5"/></text:p>
          </table:table-cell>
          <table:table-cell table:style-name="ce84" office:value-type="float" office:value="17.875" calcext:value-type="float">
            <text:p><text:s/>17.88 <text:s text:c="5"/></text:p>
          </table:table-cell>
          <table:table-cell table:style-name="ce84" office:value-type="float" office:value="7.2275625" calcext:value-type="float">
            <text:p><text:s/>7.23 <text:s text:c="5"/></text:p>
          </table:table-cell>
          <table:table-cell table:style-name="ce84" table:formula="of:=([.D136]+[.C136])/2" office:value-type="float" office:value="9.4065" calcext:value-type="float">
            <text:p><text:s/>9.41 <text:s text:c="5"/></text:p>
          </table:table-cell>
          <table:table-cell table:style-name="ce84" table:formula="of:=ABS([.E136]-[.F136])" office:value-type="float" office:value="2.1789375" calcext:value-type="float">
            <text:p><text:s/>2.18 <text:s text:c="5"/></text:p>
          </table:table-cell>
          <table:table-cell table:formula="of:=ABS([.G136]*100/[.E136])" office:value-type="float" office:value="30.1476120061224" calcext:value-type="float">
            <text:p><text:s/>30.1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36]&gt;=[.$L$4];1;0)" office:value-type="float" office:value="1" calcext:value-type="float">
            <text:p>1</text:p>
          </table:table-cell>
          <table:table-cell table:style-name="ce95" table:formula="of:=IF([.E136]&gt;[.K$4];[.E136]-[.K$4];0)" office:value-type="float" office:value="0" calcext:value-type="float">
            <text:p><text:s/>- <text:s text:c="5"/></text:p>
          </table:table-cell>
          <table:table-cell table:style-name="ce84" table:formula="of:=[.L135]+([.K136]*[.J136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5]+[.N136]" office:value-type="float" office:value="0" calcext:value-type="float">
            <text:p>0</text:p>
          </table:table-cell>
          <table:table-cell table:formula="of:=[.O136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5]+[.Q136]" office:value-type="float" office:value="0" calcext:value-type="float">
            <text:p>0</text:p>
          </table:table-cell>
          <table:table-cell table:formula="of:=[.R136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5]+[.T136]" office:value-type="float" office:value="0" calcext:value-type="float">
            <text:p>0</text:p>
          </table:table-cell>
          <table:table-cell table:formula="of:=[.U136]*100/[.U$3]" office:value-type="float" office:value="0" calcext:value-type="float">
            <text:p><text:s/>- <text:s text:c="5"/></text:p>
          </table:table-cell>
          <table:table-cell table:style-name="ce102" table:formula="of:=[.O136]+[.R136]" office:value-type="float" office:value="0" calcext:value-type="float">
            <text:p>0</text:p>
          </table:table-cell>
          <table:table-cell table:style-name="ce106" table:formula="of:=[.W136]/2" office:value-type="float" office:value="0" calcext:value-type="float">
            <text:p>0</text:p>
          </table:table-cell>
          <table:table-cell table:style-name="ce95" table:formula="of:=[.X136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2" calcext:value-type="date">
            <text:p>5/12/2005</text:p>
          </table:table-cell>
          <table:table-cell office:value-type="float" office:value="20" calcext:value-type="float">
            <text:p>20</text:p>
          </table:table-cell>
          <table:table-cell table:style-name="ce84" office:value-type="float" office:value="1.375" calcext:value-type="float">
            <text:p><text:s/>1.38 <text:s text:c="5"/></text:p>
          </table:table-cell>
          <table:table-cell table:style-name="ce84" office:value-type="float" office:value="15.938" calcext:value-type="float">
            <text:p><text:s/>15.94 <text:s text:c="5"/></text:p>
          </table:table-cell>
          <table:table-cell table:style-name="ce84" office:value-type="float" office:value="6.63234375" calcext:value-type="float">
            <text:p><text:s/>6.63 <text:s text:c="5"/></text:p>
          </table:table-cell>
          <table:table-cell table:style-name="ce84" table:formula="of:=([.D137]+[.C137])/2" office:value-type="float" office:value="8.6565" calcext:value-type="float">
            <text:p><text:s/>8.66 <text:s text:c="5"/></text:p>
          </table:table-cell>
          <table:table-cell table:style-name="ce84" table:formula="of:=ABS([.E137]-[.F137])" office:value-type="float" office:value="2.02415625" calcext:value-type="float">
            <text:p><text:s/>2.02 <text:s text:c="5"/></text:p>
          </table:table-cell>
          <table:table-cell table:formula="of:=ABS([.G137]*100/[.E137])" office:value-type="float" office:value="30.5194713407308" calcext:value-type="float">
            <text:p><text:s/>30.52 <text:s text:c="5"/>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91" table:formula="of:=IF([.A137]&gt;=[.$L$4];1;0)" office:value-type="float" office:value="1" calcext:value-type="float">
            <text:p>1</text:p>
          </table:table-cell>
          <table:table-cell table:style-name="ce95" table:formula="of:=IF([.E137]&gt;[.K$4];[.E137]-[.K$4];0)" office:value-type="float" office:value="0" calcext:value-type="float">
            <text:p><text:s/>- <text:s text:c="5"/></text:p>
          </table:table-cell>
          <table:table-cell table:style-name="ce84" table:formula="of:=[.L136]+([.K137]*[.J137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6]+[.N137]" office:value-type="float" office:value="0" calcext:value-type="float">
            <text:p>0</text:p>
          </table:table-cell>
          <table:table-cell table:formula="of:=[.O137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6]+[.Q137]" office:value-type="float" office:value="0" calcext:value-type="float">
            <text:p>0</text:p>
          </table:table-cell>
          <table:table-cell table:formula="of:=[.R13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6]+[.T137]" office:value-type="float" office:value="0" calcext:value-type="float">
            <text:p>0</text:p>
          </table:table-cell>
          <table:table-cell table:formula="of:=[.U137]*100/[.U$3]" office:value-type="float" office:value="0" calcext:value-type="float">
            <text:p><text:s/>- <text:s text:c="5"/></text:p>
          </table:table-cell>
          <table:table-cell table:style-name="ce102" table:formula="of:=[.O137]+[.R137]" office:value-type="float" office:value="0" calcext:value-type="float">
            <text:p>0</text:p>
          </table:table-cell>
          <table:table-cell table:style-name="ce106" table:formula="of:=[.W137]/2" office:value-type="float" office:value="0" calcext:value-type="float">
            <text:p>0</text:p>
          </table:table-cell>
          <table:table-cell table:style-name="ce95" table:formula="of:=[.X137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3" calcext:value-type="date">
            <text:p>5/13/2005</text:p>
          </table:table-cell>
          <table:table-cell office:value-type="float" office:value="20" calcext:value-type="float">
            <text:p>20</text:p>
          </table:table-cell>
          <table:table-cell table:style-name="ce84" office:value-type="float" office:value="1.875" calcext:value-type="float">
            <text:p><text:s/>1.88 <text:s text:c="5"/></text:p>
          </table:table-cell>
          <table:table-cell table:style-name="ce84" office:value-type="float" office:value="20" calcext:value-type="float">
            <text:p><text:s/>20.00 <text:s text:c="5"/></text:p>
          </table:table-cell>
          <table:table-cell table:style-name="ce84" office:value-type="float" office:value="8.17557291666667" calcext:value-type="float">
            <text:p><text:s/>8.18 <text:s text:c="5"/></text:p>
          </table:table-cell>
          <table:table-cell table:style-name="ce84" table:formula="of:=([.D138]+[.C138])/2" office:value-type="float" office:value="10.9375" calcext:value-type="float">
            <text:p><text:s/>10.94 <text:s text:c="5"/></text:p>
          </table:table-cell>
          <table:table-cell table:style-name="ce84" table:formula="of:=ABS([.E138]-[.F138])" office:value-type="float" office:value="2.76192708333333" calcext:value-type="float">
            <text:p><text:s/>2.76 <text:s text:c="5"/></text:p>
          </table:table-cell>
          <table:table-cell table:formula="of:=ABS([.G138]*100/[.E138])" office:value-type="float" office:value="33.7826732326353" calcext:value-type="float">
            <text:p><text:s/>33.78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138]&gt;=[.$L$4];1;0)" office:value-type="float" office:value="1" calcext:value-type="float">
            <text:p>1</text:p>
          </table:table-cell>
          <table:table-cell table:style-name="ce95" table:formula="of:=IF([.E138]&gt;[.K$4];[.E138]-[.K$4];0)" office:value-type="float" office:value="0" calcext:value-type="float">
            <text:p><text:s/>- <text:s text:c="5"/></text:p>
          </table:table-cell>
          <table:table-cell table:style-name="ce84" table:formula="of:=[.L137]+([.K138]*[.J138])" office:value-type="float" office:value="46.73891910461" calcext:value-type="float">
            <text:p><text:s/>46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7]+[.N138]" office:value-type="float" office:value="0" calcext:value-type="float">
            <text:p>0</text:p>
          </table:table-cell>
          <table:table-cell table:formula="of:=[.O138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7]+[.Q138]" office:value-type="float" office:value="0" calcext:value-type="float">
            <text:p>0</text:p>
          </table:table-cell>
          <table:table-cell table:formula="of:=[.R138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7]+[.T138]" office:value-type="float" office:value="0" calcext:value-type="float">
            <text:p>0</text:p>
          </table:table-cell>
          <table:table-cell table:formula="of:=[.U138]*100/[.U$3]" office:value-type="float" office:value="0" calcext:value-type="float">
            <text:p><text:s/>- <text:s text:c="5"/></text:p>
          </table:table-cell>
          <table:table-cell table:style-name="ce102" table:formula="of:=[.O138]+[.R138]" office:value-type="float" office:value="0" calcext:value-type="float">
            <text:p>0</text:p>
          </table:table-cell>
          <table:table-cell table:style-name="ce106" table:formula="of:=[.W138]/2" office:value-type="float" office:value="0" calcext:value-type="float">
            <text:p>0</text:p>
          </table:table-cell>
          <table:table-cell table:style-name="ce95" table:formula="of:=[.X138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4" calcext:value-type="date">
            <text:p>5/14/2005</text:p>
          </table:table-cell>
          <table:table-cell office:value-type="float" office:value="20" calcext:value-type="float">
            <text:p>20</text:p>
          </table:table-cell>
          <table:table-cell table:style-name="ce84" office:value-type="float" office:value="-2.62" calcext:value-type="float">
            <text:p>-2.62 <text:s text:c="5"/></text:p>
          </table:table-cell>
          <table:table-cell table:style-name="ce84" office:value-type="float" office:value="23.75" calcext:value-type="float">
            <text:p><text:s/>23.75 <text:s text:c="5"/></text:p>
          </table:table-cell>
          <table:table-cell table:style-name="ce84" office:value-type="float" office:value="12.3656041666667" calcext:value-type="float">
            <text:p><text:s/>12.37 <text:s text:c="5"/></text:p>
          </table:table-cell>
          <table:table-cell table:style-name="ce84" table:formula="of:=([.D139]+[.C139])/2" office:value-type="float" office:value="10.565" calcext:value-type="float">
            <text:p><text:s/>10.57 <text:s text:c="5"/></text:p>
          </table:table-cell>
          <table:table-cell table:style-name="ce84" table:formula="of:=ABS([.E139]-[.F139])" office:value-type="float" office:value="1.8006041666667" calcext:value-type="float">
            <text:p><text:s/>1.80 <text:s text:c="5"/></text:p>
          </table:table-cell>
          <table:table-cell table:formula="of:=ABS([.G139]*100/[.E139])" office:value-type="float" office:value="14.5613925724753" calcext:value-type="float">
            <text:p><text:s/>14.5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39]&gt;=[.$L$4];1;0)" office:value-type="float" office:value="1" calcext:value-type="float">
            <text:p>1</text:p>
          </table:table-cell>
          <table:table-cell table:style-name="ce95" table:formula="of:=IF([.E139]&gt;[.K$4];[.E139]-[.K$4];0)" office:value-type="float" office:value="2.3656041666667" calcext:value-type="float">
            <text:p><text:s/>2.37 <text:s text:c="5"/></text:p>
          </table:table-cell>
          <table:table-cell table:style-name="ce84" table:formula="of:=[.L138]+([.K139]*[.J139])" office:value-type="float" office:value="49.1045232712767" calcext:value-type="float">
            <text:p><text:s/>49.1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8]+[.N139]" office:value-type="float" office:value="0" calcext:value-type="float">
            <text:p>0</text:p>
          </table:table-cell>
          <table:table-cell table:formula="of:=[.O139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8]+[.Q139]" office:value-type="float" office:value="0" calcext:value-type="float">
            <text:p>0</text:p>
          </table:table-cell>
          <table:table-cell table:formula="of:=[.R139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8]+[.T139]" office:value-type="float" office:value="0" calcext:value-type="float">
            <text:p>0</text:p>
          </table:table-cell>
          <table:table-cell table:formula="of:=[.U139]*100/[.U$3]" office:value-type="float" office:value="0" calcext:value-type="float">
            <text:p><text:s/>- <text:s text:c="5"/></text:p>
          </table:table-cell>
          <table:table-cell table:style-name="ce102" table:formula="of:=[.O139]+[.R139]" office:value-type="float" office:value="0" calcext:value-type="float">
            <text:p>0</text:p>
          </table:table-cell>
          <table:table-cell table:style-name="ce106" table:formula="of:=[.W139]/2" office:value-type="float" office:value="0" calcext:value-type="float">
            <text:p>0</text:p>
          </table:table-cell>
          <table:table-cell table:style-name="ce95" table:formula="of:=[.X139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5" calcext:value-type="date">
            <text:p>5/15/2005</text:p>
          </table:table-cell>
          <table:table-cell office:value-type="float" office:value="20" calcext:value-type="float">
            <text:p>20</text:p>
          </table:table-cell>
          <table:table-cell table:style-name="ce84" office:value-type="float" office:value="7.625" calcext:value-type="float">
            <text:p><text:s/>7.63 <text:s text:c="5"/></text:p>
          </table:table-cell>
          <table:table-cell table:style-name="ce84" office:value-type="float" office:value="23.438" calcext:value-type="float">
            <text:p><text:s/>23.44 <text:s text:c="5"/></text:p>
          </table:table-cell>
          <table:table-cell table:style-name="ce84" office:value-type="float" office:value="14.05253125" calcext:value-type="float">
            <text:p><text:s/>14.05 <text:s text:c="5"/></text:p>
          </table:table-cell>
          <table:table-cell table:style-name="ce84" table:formula="of:=([.D140]+[.C140])/2" office:value-type="float" office:value="15.5315" calcext:value-type="float">
            <text:p><text:s/>15.53 <text:s text:c="5"/></text:p>
          </table:table-cell>
          <table:table-cell table:style-name="ce84" table:formula="of:=ABS([.E140]-[.F140])" office:value-type="float" office:value="1.47896875" calcext:value-type="float">
            <text:p><text:s/>1.48 <text:s text:c="5"/></text:p>
          </table:table-cell>
          <table:table-cell table:formula="of:=ABS([.G140]*100/[.E140])" office:value-type="float" office:value="10.5245718631652" calcext:value-type="float">
            <text:p><text:s/>10.52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140]&gt;=[.$L$4];1;0)" office:value-type="float" office:value="1" calcext:value-type="float">
            <text:p>1</text:p>
          </table:table-cell>
          <table:table-cell table:style-name="ce95" table:formula="of:=IF([.E140]&gt;[.K$4];[.E140]-[.K$4];0)" office:value-type="float" office:value="4.05253125" calcext:value-type="float">
            <text:p><text:s/>4.05 <text:s text:c="5"/></text:p>
          </table:table-cell>
          <table:table-cell table:style-name="ce84" table:formula="of:=[.L139]+([.K140]*[.J140])" office:value-type="float" office:value="53.1570545212767" calcext:value-type="float">
            <text:p><text:s/>53.1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39]+[.N140]" office:value-type="float" office:value="0" calcext:value-type="float">
            <text:p>0</text:p>
          </table:table-cell>
          <table:table-cell table:formula="of:=[.O140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39]+[.Q140]" office:value-type="float" office:value="0" calcext:value-type="float">
            <text:p>0</text:p>
          </table:table-cell>
          <table:table-cell table:formula="of:=[.R140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39]+[.T140]" office:value-type="float" office:value="0" calcext:value-type="float">
            <text:p>0</text:p>
          </table:table-cell>
          <table:table-cell table:formula="of:=[.U140]*100/[.U$3]" office:value-type="float" office:value="0" calcext:value-type="float">
            <text:p><text:s/>- <text:s text:c="5"/></text:p>
          </table:table-cell>
          <table:table-cell table:style-name="ce102" table:formula="of:=[.O140]+[.R140]" office:value-type="float" office:value="0" calcext:value-type="float">
            <text:p>0</text:p>
          </table:table-cell>
          <table:table-cell table:style-name="ce106" table:formula="of:=[.W140]/2" office:value-type="float" office:value="0" calcext:value-type="float">
            <text:p>0</text:p>
          </table:table-cell>
          <table:table-cell table:style-name="ce95" table:formula="of:=[.X140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6" calcext:value-type="date">
            <text:p>5/16/2005</text:p>
          </table:table-cell>
          <table:table-cell office:value-type="float" office:value="21" calcext:value-type="float">
            <text:p>21</text:p>
          </table:table-cell>
          <table:table-cell table:style-name="ce84" office:value-type="float" office:value="4.375" calcext:value-type="float">
            <text:p><text:s/>4.38 <text:s text:c="5"/></text:p>
          </table:table-cell>
          <table:table-cell table:style-name="ce84" office:value-type="float" office:value="16.875" calcext:value-type="float">
            <text:p><text:s/>16.88 <text:s text:c="5"/></text:p>
          </table:table-cell>
          <table:table-cell table:style-name="ce84" office:value-type="float" office:value="10.8720104166667" calcext:value-type="float">
            <text:p><text:s/>10.87 <text:s text:c="5"/></text:p>
          </table:table-cell>
          <table:table-cell table:style-name="ce84" table:formula="of:=([.D141]+[.C141])/2" office:value-type="float" office:value="10.625" calcext:value-type="float">
            <text:p><text:s/>10.63 <text:s text:c="5"/></text:p>
          </table:table-cell>
          <table:table-cell table:style-name="ce84" table:formula="of:=ABS([.E141]-[.F141])" office:value-type="float" office:value="0.247010416666701" calcext:value-type="float">
            <text:p><text:s/>0.25 <text:s text:c="5"/></text:p>
          </table:table-cell>
          <table:table-cell table:formula="of:=ABS([.G141]*100/[.E141])" office:value-type="float" office:value="2.2719847314351" calcext:value-type="float">
            <text:p><text:s/>2.2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41]&gt;=[.$L$4];1;0)" office:value-type="float" office:value="1" calcext:value-type="float">
            <text:p>1</text:p>
          </table:table-cell>
          <table:table-cell table:style-name="ce95" table:formula="of:=IF([.E141]&gt;[.K$4];[.E141]-[.K$4];0)" office:value-type="float" office:value="0.872010416666701" calcext:value-type="float">
            <text:p><text:s/>0.87 <text:s text:c="5"/></text:p>
          </table:table-cell>
          <table:table-cell table:style-name="ce84" table:formula="of:=[.L140]+([.K141]*[.J141])" office:value-type="float" office:value="54.0290649379434" calcext:value-type="float">
            <text:p><text:s/>54.0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40]+[.N141]" office:value-type="float" office:value="0" calcext:value-type="float">
            <text:p>0</text:p>
          </table:table-cell>
          <table:table-cell table:formula="of:=[.O141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40]+[.Q141]" office:value-type="float" office:value="0" calcext:value-type="float">
            <text:p>0</text:p>
          </table:table-cell>
          <table:table-cell table:formula="of:=[.R141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40]+[.T141]" office:value-type="float" office:value="0" calcext:value-type="float">
            <text:p>0</text:p>
          </table:table-cell>
          <table:table-cell table:formula="of:=[.U141]*100/[.U$3]" office:value-type="float" office:value="0" calcext:value-type="float">
            <text:p><text:s/>- <text:s text:c="5"/></text:p>
          </table:table-cell>
          <table:table-cell table:style-name="ce102" table:formula="of:=[.O141]+[.R141]" office:value-type="float" office:value="0" calcext:value-type="float">
            <text:p>0</text:p>
          </table:table-cell>
          <table:table-cell table:style-name="ce106" table:formula="of:=[.W141]/2" office:value-type="float" office:value="0" calcext:value-type="float">
            <text:p>0</text:p>
          </table:table-cell>
          <table:table-cell table:style-name="ce95" table:formula="of:=[.X141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7" calcext:value-type="date">
            <text:p>5/17/2005</text:p>
          </table:table-cell>
          <table:table-cell office:value-type="float" office:value="21" calcext:value-type="float">
            <text:p>21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84" office:value-type="float" office:value="17.25" calcext:value-type="float">
            <text:p><text:s/>17.25 <text:s text:c="5"/></text:p>
          </table:table-cell>
          <table:table-cell table:style-name="ce84" office:value-type="float" office:value="9.08901041666667" calcext:value-type="float">
            <text:p><text:s/>9.09 <text:s text:c="5"/></text:p>
          </table:table-cell>
          <table:table-cell table:style-name="ce84" table:formula="of:=([.D142]+[.C142])/2" office:value-type="float" office:value="10.625" calcext:value-type="float">
            <text:p><text:s/>10.63 <text:s text:c="5"/></text:p>
          </table:table-cell>
          <table:table-cell table:style-name="ce84" table:formula="of:=ABS([.E142]-[.F142])" office:value-type="float" office:value="1.53598958333333" calcext:value-type="float">
            <text:p><text:s/>1.54 <text:s text:c="5"/></text:p>
          </table:table-cell>
          <table:table-cell table:formula="of:=ABS([.G142]*100/[.E142])" office:value-type="float" office:value="16.899414929889" calcext:value-type="float">
            <text:p><text:s/>16.90 <text:s text:c="5"/></text:p>
          </table:table-cell>
          <table:table-cell table:style-name="ce84" office:value-type="float" office:value="7.1" calcext:value-type="float">
            <text:p><text:s/>7.10 <text:s text:c="5"/></text:p>
          </table:table-cell>
          <table:table-cell table:style-name="ce91" table:formula="of:=IF([.A142]&gt;=[.$L$4];1;0)" office:value-type="float" office:value="1" calcext:value-type="float">
            <text:p>1</text:p>
          </table:table-cell>
          <table:table-cell table:style-name="ce95" table:formula="of:=IF([.E142]&gt;[.K$4];[.E142]-[.K$4];0)" office:value-type="float" office:value="0" calcext:value-type="float">
            <text:p><text:s/>- <text:s text:c="5"/></text:p>
          </table:table-cell>
          <table:table-cell table:style-name="ce84" table:formula="of:=[.L141]+([.K142]*[.J142])" office:value-type="float" office:value="54.0290649379434" calcext:value-type="float">
            <text:p><text:s/>54.0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41]+[.N142]" office:value-type="float" office:value="0" calcext:value-type="float">
            <text:p>0</text:p>
          </table:table-cell>
          <table:table-cell table:formula="of:=[.O142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41]+[.Q142]" office:value-type="float" office:value="0" calcext:value-type="float">
            <text:p>0</text:p>
          </table:table-cell>
          <table:table-cell table:formula="of:=[.R142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41]+[.T142]" office:value-type="float" office:value="0" calcext:value-type="float">
            <text:p>0</text:p>
          </table:table-cell>
          <table:table-cell table:formula="of:=[.U142]*100/[.U$3]" office:value-type="float" office:value="0" calcext:value-type="float">
            <text:p><text:s/>- <text:s text:c="5"/></text:p>
          </table:table-cell>
          <table:table-cell table:style-name="ce102" table:formula="of:=[.O142]+[.R142]" office:value-type="float" office:value="0" calcext:value-type="float">
            <text:p>0</text:p>
          </table:table-cell>
          <table:table-cell table:style-name="ce106" table:formula="of:=[.W142]/2" office:value-type="float" office:value="0" calcext:value-type="float">
            <text:p>0</text:p>
          </table:table-cell>
          <table:table-cell table:style-name="ce95" table:formula="of:=[.X142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8" calcext:value-type="date">
            <text:p>5/18/2005</text:p>
          </table:table-cell>
          <table:table-cell office:value-type="float" office:value="21" calcext:value-type="float">
            <text:p>21</text:p>
          </table:table-cell>
          <table:table-cell table:style-name="ce84" office:value-type="float" office:value="4.688" calcext:value-type="float">
            <text:p><text:s/>4.69 <text:s text:c="5"/></text:p>
          </table:table-cell>
          <table:table-cell table:style-name="ce84" office:value-type="float" office:value="11.5" calcext:value-type="float">
            <text:p><text:s/>11.50 <text:s text:c="5"/></text:p>
          </table:table-cell>
          <table:table-cell table:style-name="ce84" office:value-type="float" office:value="7.31429166666667" calcext:value-type="float">
            <text:p><text:s/>7.31 <text:s text:c="5"/></text:p>
          </table:table-cell>
          <table:table-cell table:style-name="ce84" table:formula="of:=([.D143]+[.C143])/2" office:value-type="float" office:value="8.094" calcext:value-type="float">
            <text:p><text:s/>8.09 <text:s text:c="5"/></text:p>
          </table:table-cell>
          <table:table-cell table:style-name="ce84" table:formula="of:=ABS([.E143]-[.F143])" office:value-type="float" office:value="0.779708333333329" calcext:value-type="float">
            <text:p><text:s/>0.78 <text:s text:c="5"/></text:p>
          </table:table-cell>
          <table:table-cell table:formula="of:=ABS([.G143]*100/[.E143])" office:value-type="float" office:value="10.6600661946075" calcext:value-type="float">
            <text:p><text:s/>10.66 <text:s text:c="5"/></text:p>
          </table:table-cell>
          <table:table-cell table:style-name="ce84" office:value-type="float" office:value="4.1" calcext:value-type="float">
            <text:p><text:s/>4.10 <text:s text:c="5"/></text:p>
          </table:table-cell>
          <table:table-cell table:style-name="ce91" table:formula="of:=IF([.A143]&gt;=[.$L$4];1;0)" office:value-type="float" office:value="1" calcext:value-type="float">
            <text:p>1</text:p>
          </table:table-cell>
          <table:table-cell table:style-name="ce95" table:formula="of:=IF([.E143]&gt;[.K$4];[.E143]-[.K$4];0)" office:value-type="float" office:value="0" calcext:value-type="float">
            <text:p><text:s/>- <text:s text:c="5"/></text:p>
          </table:table-cell>
          <table:table-cell table:style-name="ce84" table:formula="of:=[.L142]+([.K143]*[.J143])" office:value-type="float" office:value="54.0290649379434" calcext:value-type="float">
            <text:p><text:s/>54.0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42]+[.N143]" office:value-type="float" office:value="0" calcext:value-type="float">
            <text:p>0</text:p>
          </table:table-cell>
          <table:table-cell table:formula="of:=[.O143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42]+[.Q143]" office:value-type="float" office:value="0" calcext:value-type="float">
            <text:p>0</text:p>
          </table:table-cell>
          <table:table-cell table:formula="of:=[.R143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42]+[.T143]" office:value-type="float" office:value="0" calcext:value-type="float">
            <text:p>0</text:p>
          </table:table-cell>
          <table:table-cell table:formula="of:=[.U143]*100/[.U$3]" office:value-type="float" office:value="0" calcext:value-type="float">
            <text:p><text:s/>- <text:s text:c="5"/></text:p>
          </table:table-cell>
          <table:table-cell table:style-name="ce102" table:formula="of:=[.O143]+[.R143]" office:value-type="float" office:value="0" calcext:value-type="float">
            <text:p>0</text:p>
          </table:table-cell>
          <table:table-cell table:style-name="ce106" table:formula="of:=[.W143]/2" office:value-type="float" office:value="0" calcext:value-type="float">
            <text:p>0</text:p>
          </table:table-cell>
          <table:table-cell table:style-name="ce95" table:formula="of:=[.X143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19" calcext:value-type="date">
            <text:p>5/19/2005</text:p>
          </table:table-cell>
          <table:table-cell office:value-type="float" office:value="21" calcext:value-type="float">
            <text:p>21</text:p>
          </table:table-cell>
          <table:table-cell table:style-name="ce84" office:value-type="float" office:value="4.438" calcext:value-type="float">
            <text:p><text:s/>4.44 <text:s text:c="5"/></text:p>
          </table:table-cell>
          <table:table-cell table:style-name="ce84" office:value-type="float" office:value="15.375" calcext:value-type="float">
            <text:p><text:s/>15.38 <text:s text:c="5"/></text:p>
          </table:table-cell>
          <table:table-cell table:style-name="ce84" office:value-type="float" office:value="8.38444791666667" calcext:value-type="float">
            <text:p><text:s/>8.38 <text:s text:c="5"/></text:p>
          </table:table-cell>
          <table:table-cell table:style-name="ce84" table:formula="of:=([.D144]+[.C144])/2" office:value-type="float" office:value="9.9065" calcext:value-type="float">
            <text:p><text:s/>9.91 <text:s text:c="5"/></text:p>
          </table:table-cell>
          <table:table-cell table:style-name="ce84" table:formula="of:=ABS([.E144]-[.F144])" office:value-type="float" office:value="1.52205208333333" calcext:value-type="float">
            <text:p><text:s/>1.52 <text:s text:c="5"/></text:p>
          </table:table-cell>
          <table:table-cell table:formula="of:=ABS([.G144]*100/[.E144])" office:value-type="float" office:value="18.1532773351455" calcext:value-type="float">
            <text:p><text:s/>18.15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144]&gt;=[.$L$4];1;0)" office:value-type="float" office:value="1" calcext:value-type="float">
            <text:p>1</text:p>
          </table:table-cell>
          <table:table-cell table:style-name="ce95" table:formula="of:=IF([.E144]&gt;[.K$4];[.E144]-[.K$4];0)" office:value-type="float" office:value="0" calcext:value-type="float">
            <text:p><text:s/>- <text:s text:c="5"/></text:p>
          </table:table-cell>
          <table:table-cell table:style-name="ce84" table:formula="of:=[.L143]+([.K144]*[.J144])" office:value-type="float" office:value="54.0290649379434" calcext:value-type="float">
            <text:p><text:s/>54.0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43]+[.N144]" office:value-type="float" office:value="0" calcext:value-type="float">
            <text:p>0</text:p>
          </table:table-cell>
          <table:table-cell table:formula="of:=[.O144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43]+[.Q144]" office:value-type="float" office:value="0" calcext:value-type="float">
            <text:p>0</text:p>
          </table:table-cell>
          <table:table-cell table:formula="of:=[.R144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43]+[.T144]" office:value-type="float" office:value="0" calcext:value-type="float">
            <text:p>0</text:p>
          </table:table-cell>
          <table:table-cell table:formula="of:=[.U144]*100/[.U$3]" office:value-type="float" office:value="0" calcext:value-type="float">
            <text:p><text:s/>- <text:s text:c="5"/></text:p>
          </table:table-cell>
          <table:table-cell table:style-name="ce102" table:formula="of:=[.O144]+[.R144]" office:value-type="float" office:value="0" calcext:value-type="float">
            <text:p>0</text:p>
          </table:table-cell>
          <table:table-cell table:style-name="ce106" table:formula="of:=[.W144]/2" office:value-type="float" office:value="0" calcext:value-type="float">
            <text:p>0</text:p>
          </table:table-cell>
          <table:table-cell table:style-name="ce95" table:formula="of:=[.X144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20" calcext:value-type="date">
            <text:p>5/20/2005</text:p>
          </table:table-cell>
          <table:table-cell office:value-type="float" office:value="21" calcext:value-type="float">
            <text:p>21</text:p>
          </table:table-cell>
          <table:table-cell table:style-name="ce84" office:value-type="float" office:value="1.625" calcext:value-type="float">
            <text:p><text:s/>1.63 <text:s text:c="5"/></text:p>
          </table:table-cell>
          <table:table-cell table:style-name="ce84" office:value-type="float" office:value="19.812" calcext:value-type="float">
            <text:p><text:s/>19.81 <text:s text:c="5"/></text:p>
          </table:table-cell>
          <table:table-cell table:style-name="ce84" office:value-type="float" office:value="10.7723541666667" calcext:value-type="float">
            <text:p><text:s/>10.77 <text:s text:c="5"/></text:p>
          </table:table-cell>
          <table:table-cell table:style-name="ce84" table:formula="of:=([.D145]+[.C145])/2" office:value-type="float" office:value="10.7185" calcext:value-type="float">
            <text:p><text:s/>10.72 <text:s text:c="5"/></text:p>
          </table:table-cell>
          <table:table-cell table:style-name="ce84" table:formula="of:=ABS([.E145]-[.F145])" office:value-type="float" office:value="0.0538541666666994" calcext:value-type="float">
            <text:p><text:s/>0.05 <text:s text:c="5"/></text:p>
          </table:table-cell>
          <table:table-cell table:formula="of:=ABS([.G145]*100/[.E145])" office:value-type="float" office:value="0.499929410354353" calcext:value-type="float">
            <text:p><text:s/>0.5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45]&gt;=[.$L$4];1;0)" office:value-type="float" office:value="1" calcext:value-type="float">
            <text:p>1</text:p>
          </table:table-cell>
          <table:table-cell table:style-name="ce95" table:formula="of:=IF([.E145]&gt;[.K$4];[.E145]-[.K$4];0)" office:value-type="float" office:value="0.7723541666667" calcext:value-type="float">
            <text:p><text:s/>0.77 <text:s text:c="5"/></text:p>
          </table:table-cell>
          <table:table-cell table:style-name="ce84" table:formula="of:=[.L144]+([.K145]*[.J145])" office:value-type="float" office:value="54.8014191046101" calcext:value-type="float">
            <text:p><text:s/>54.8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44]+[.N145]" office:value-type="float" office:value="0" calcext:value-type="float">
            <text:p>0</text:p>
          </table:table-cell>
          <table:table-cell table:formula="of:=[.O145]*100/[.O$3]" office:value-type="float" office:value="0" calcext:value-type="float">
            <text:p><text:s/>- <text:s text:c="5"/></text:p>
          </table:table-cell>
          <table:table-cell/>
          <table:table-cell table:style-name="ce102" table:formula="of:=[.R144]+[.Q145]" office:value-type="float" office:value="0" calcext:value-type="float">
            <text:p>0</text:p>
          </table:table-cell>
          <table:table-cell table:formula="of:=[.R145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44]+[.T145]" office:value-type="float" office:value="0" calcext:value-type="float">
            <text:p>0</text:p>
          </table:table-cell>
          <table:table-cell table:formula="of:=[.U145]*100/[.U$3]" office:value-type="float" office:value="0" calcext:value-type="float">
            <text:p><text:s/>- <text:s text:c="5"/></text:p>
          </table:table-cell>
          <table:table-cell table:style-name="ce102" table:formula="of:=[.O145]+[.R145]" office:value-type="float" office:value="0" calcext:value-type="float">
            <text:p>0</text:p>
          </table:table-cell>
          <table:table-cell table:style-name="ce106" table:formula="of:=[.W145]/2" office:value-type="float" office:value="0" calcext:value-type="float">
            <text:p>0</text:p>
          </table:table-cell>
          <table:table-cell table:style-name="ce95" table:formula="of:=[.X145]*100/[.Y$2]" office:value-type="float" office:value="0" calcext:value-type="float">
            <text:p><text:s/>- <text:s text:c="5"/></text:p>
          </table:table-cell>
          <table:table-cell table:number-columns-repeated="999"/>
        </table:table-row>
        <table:table-row table:style-name="ro1">
          <table:table-cell table:style-name="ce76" office:value-type="date" office:date-value="2005-05-21" calcext:value-type="date">
            <text:p>5/21/2005</text:p>
          </table:table-cell>
          <table:table-cell table:style-name="ce80" office:value-type="float" office:value="21" calcext:value-type="float">
            <text:p>21</text:p>
          </table:table-cell>
          <table:table-cell table:style-name="ce86" office:value-type="float" office:value="3.25" calcext:value-type="float">
            <text:p><text:s/>3.25 <text:s text:c="5"/></text:p>
          </table:table-cell>
          <table:table-cell table:style-name="ce86" office:value-type="float" office:value="26.5" calcext:value-type="float">
            <text:p><text:s/>26.50 <text:s text:c="5"/></text:p>
          </table:table-cell>
          <table:table-cell table:style-name="ce86" office:value-type="float" office:value="14.0861354166667" calcext:value-type="float">
            <text:p><text:s/>14.09 <text:s text:c="5"/></text:p>
          </table:table-cell>
          <table:table-cell table:style-name="ce86" table:formula="of:=([.D146]+[.C146])/2" office:value-type="float" office:value="14.875" calcext:value-type="float">
            <text:p><text:s/>14.88 <text:s text:c="5"/></text:p>
          </table:table-cell>
          <table:table-cell table:style-name="ce86" table:formula="of:=ABS([.E146]-[.F146])" office:value-type="float" office:value="0.7888645833333" calcext:value-type="float">
            <text:p><text:s/>0.79 <text:s text:c="5"/></text:p>
          </table:table-cell>
          <table:table-cell table:style-name="ce86" table:formula="of:=ABS([.G146]*100/[.E146])" office:value-type="float" office:value="5.60029106634824" calcext:value-type="float">
            <text:p><text:s/>5.60 <text:s text:c="5"/></text:p>
          </table:table-cell>
          <table:table-cell table:style-name="ce86" office:value-type="float" office:value="0" calcext:value-type="float">
            <text:p><text:s/>- <text:s text:c="5"/></text:p>
          </table:table-cell>
          <table:table-cell table:style-name="ce93" table:formula="of:=IF([.A146]&gt;=[.$L$4];1;0)" office:value-type="float" office:value="1" calcext:value-type="float">
            <text:p>1</text:p>
          </table:table-cell>
          <table:table-cell table:style-name="ce97" table:formula="of:=IF([.E146]&gt;[.K$4];[.E146]-[.K$4];0)" office:value-type="float" office:value="4.0861354166667" calcext:value-type="float">
            <text:p><text:s/>4.09 <text:s text:c="5"/></text:p>
          </table:table-cell>
          <table:table-cell table:style-name="ce86" table:formula="of:=[.L145]+([.K146]*[.J146])" office:value-type="float" office:value="58.8875545212768" calcext:value-type="float">
            <text:p><text:s/>58.89 <text:s text:c="5"/></text:p>
          </table:table-cell>
          <table:table-cell table:style-name="ce80" office:value-type="string" calcext:value-type="string">
            <text:p>FIELD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O145]+[.N146]" office:value-type="float" office:value="2" calcext:value-type="float">
            <text:p>2</text:p>
          </table:table-cell>
          <table:table-cell table:style-name="ce97" table:formula="of:=[.O146]*100/[.O$3]" office:value-type="float" office:value="1.05820105820106" calcext:value-type="float">
            <text:p><text:s/>1.06 <text:s text:c="5"/></text:p>
          </table:table-cell>
          <table:table-cell table:style-name="ce101"/>
          <table:table-cell table:style-name="ce101" table:formula="of:=[.R145]+[.Q146]" office:value-type="float" office:value="0" calcext:value-type="float">
            <text:p>0</text:p>
          </table:table-cell>
          <table:table-cell table:style-name="ce97" table:formula="of:=[.R146]*100/[.R$3]" office:value-type="float" office:value="0" calcext:value-type="float">
            <text:p><text:s/>- <text:s text:c="5"/>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formula="of:=[.U145]+[.T146]" office:value-type="float" office:value="1" calcext:value-type="float">
            <text:p>1</text:p>
          </table:table-cell>
          <table:table-cell table:style-name="ce97" table:formula="of:=[.U146]*100/[.U$3]" office:value-type="float" office:value="0.263157894736842" calcext:value-type="float">
            <text:p><text:s/>0.26 <text:s text:c="5"/></text:p>
          </table:table-cell>
          <table:table-cell table:style-name="ce102" table:formula="of:=[.O146]+[.R146]" office:value-type="float" office:value="2" calcext:value-type="float">
            <text:p>2</text:p>
          </table:table-cell>
          <table:table-cell table:style-name="ce106" table:formula="of:=[.W146]/2" office:value-type="float" office:value="1" calcext:value-type="float">
            <text:p>1</text:p>
          </table:table-cell>
          <table:table-cell table:style-name="ce95" table:formula="of:=[.X146]*100/[.Y$2]" office:value-type="float" office:value="0.253485424588086" calcext:value-type="float">
            <text:p><text:s/>0.25 <text:s text:c="5"/></text:p>
          </table:table-cell>
          <table:table-cell table:style-name="ce101" table:number-columns-repeated="999"/>
        </table:table-row>
        <table:table-row table:style-name="ro1">
          <table:table-cell table:style-name="ce74" office:value-type="date" office:date-value="2005-05-22" calcext:value-type="date">
            <text:p>5/22/2005</text:p>
          </table:table-cell>
          <table:table-cell office:value-type="float" office:value="21" calcext:value-type="float">
            <text:p>21</text:p>
          </table:table-cell>
          <table:table-cell table:style-name="ce84" office:value-type="float" office:value="6.25" calcext:value-type="float">
            <text:p><text:s/>6.25 <text:s text:c="5"/></text:p>
          </table:table-cell>
          <table:table-cell table:style-name="ce84" office:value-type="float" office:value="26.25" calcext:value-type="float">
            <text:p><text:s/>26.25 <text:s text:c="5"/></text:p>
          </table:table-cell>
          <table:table-cell table:style-name="ce84" office:value-type="float" office:value="16.2533958333333" calcext:value-type="float">
            <text:p><text:s/>16.25 <text:s text:c="5"/></text:p>
          </table:table-cell>
          <table:table-cell table:style-name="ce84" table:formula="of:=([.D147]+[.C147])/2" office:value-type="float" office:value="16.25" calcext:value-type="float">
            <text:p><text:s/>16.25 <text:s text:c="5"/></text:p>
          </table:table-cell>
          <table:table-cell table:style-name="ce84" table:formula="of:=ABS([.E147]-[.F147])" office:value-type="float" office:value="0.0033958333333004" calcext:value-type="float">
            <text:p><text:s/>0.00 <text:s text:c="5"/></text:p>
          </table:table-cell>
          <table:table-cell table:formula="of:=ABS([.G147]*100/[.E147])" office:value-type="float" office:value="0.0208930697813687" calcext:value-type="float">
            <text:p><text:s/>0.0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47]&gt;=[.$L$4];1;0)" office:value-type="float" office:value="1" calcext:value-type="float">
            <text:p>1</text:p>
          </table:table-cell>
          <table:table-cell table:style-name="ce95" table:formula="of:=IF([.E147]&gt;[.K$4];[.E147]-[.K$4];0)" office:value-type="float" office:value="6.2533958333333" calcext:value-type="float">
            <text:p><text:s/>6.25 <text:s text:c="5"/></text:p>
          </table:table-cell>
          <table:table-cell table:style-name="ce84" table:formula="of:=[.L146]+([.K147]*[.J147])" office:value-type="float" office:value="65.1409503546101" calcext:value-type="float">
            <text:p><text:s/>6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46]+[.N147]" office:value-type="float" office:value="2" calcext:value-type="float">
            <text:p>2</text:p>
          </table:table-cell>
          <table:table-cell table:formula="of:=[.O147]*100/[.O$3]" office:value-type="float" office:value="1.05820105820106" calcext:value-type="float">
            <text:p><text:s/>1.06 <text:s text:c="5"/></text:p>
          </table:table-cell>
          <table:table-cell/>
          <table:table-cell table:style-name="ce102" table:formula="of:=[.R146]+[.Q147]" office:value-type="float" office:value="0" calcext:value-type="float">
            <text:p>0</text:p>
          </table:table-cell>
          <table:table-cell table:formula="of:=[.R147]*100/[.R$3]" office:value-type="float" office:value="0" calcext:value-type="float">
            <text:p><text:s/>- <text:s text:c="5"/></text:p>
          </table:table-cell>
          <table:table-cell/>
          <table:table-cell table:style-name="ce102" table:formula="of:=[.U146]+[.T147]" office:value-type="float" office:value="1" calcext:value-type="float">
            <text:p>1</text:p>
          </table:table-cell>
          <table:table-cell table:formula="of:=[.U147]*100/[.U$3]" office:value-type="float" office:value="0.263157894736842" calcext:value-type="float">
            <text:p><text:s/>0.26 <text:s text:c="5"/></text:p>
          </table:table-cell>
          <table:table-cell table:style-name="ce102" table:formula="of:=[.O147]+[.R147]" office:value-type="float" office:value="2" calcext:value-type="float">
            <text:p>2</text:p>
          </table:table-cell>
          <table:table-cell table:style-name="ce106" table:formula="of:=[.W147]/2" office:value-type="float" office:value="1" calcext:value-type="float">
            <text:p>1</text:p>
          </table:table-cell>
          <table:table-cell table:style-name="ce95" table:formula="of:=[.X147]*100/[.Y$2]" office:value-type="float" office:value="0.253485424588086" calcext:value-type="float">
            <text:p><text:s/>0.2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23" calcext:value-type="date">
            <text:p>5/23/2005</text:p>
          </table:table-cell>
          <table:table-cell office:value-type="float" office:value="22" calcext:value-type="float">
            <text:p>22</text:p>
          </table:table-cell>
          <table:table-cell table:style-name="ce84" office:value-type="float" office:value="8.438" calcext:value-type="float">
            <text:p><text:s/>8.44 <text:s text:c="5"/></text:p>
          </table:table-cell>
          <table:table-cell table:style-name="ce84" office:value-type="float" office:value="28.188" calcext:value-type="float">
            <text:p><text:s/>28.19 <text:s text:c="5"/></text:p>
          </table:table-cell>
          <table:table-cell table:style-name="ce84" office:value-type="float" office:value="17.4828541666667" calcext:value-type="float">
            <text:p><text:s/>17.48 <text:s text:c="5"/></text:p>
          </table:table-cell>
          <table:table-cell table:style-name="ce84" table:formula="of:=([.D148]+[.C148])/2" office:value-type="float" office:value="18.313" calcext:value-type="float">
            <text:p><text:s/>18.31 <text:s text:c="5"/></text:p>
          </table:table-cell>
          <table:table-cell table:style-name="ce84" table:formula="of:=ABS([.E148]-[.F148])" office:value-type="float" office:value="0.830145833333297" calcext:value-type="float">
            <text:p><text:s/>0.83 <text:s text:c="5"/></text:p>
          </table:table-cell>
          <table:table-cell table:formula="of:=ABS([.G148]*100/[.E148])" office:value-type="float" office:value="4.74834272149954" calcext:value-type="float">
            <text:p><text:s/>4.7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48]&gt;=[.$L$4];1;0)" office:value-type="float" office:value="1" calcext:value-type="float">
            <text:p>1</text:p>
          </table:table-cell>
          <table:table-cell table:style-name="ce95" table:formula="of:=IF([.E148]&gt;[.K$4];[.E148]-[.K$4];0)" office:value-type="float" office:value="7.4828541666667" calcext:value-type="float">
            <text:p><text:s/>7.48 <text:s text:c="5"/></text:p>
          </table:table-cell>
          <table:table-cell table:style-name="ce84" table:formula="of:=[.L147]+([.K148]*[.J148])" office:value-type="float" office:value="72.6238045212768" calcext:value-type="float">
            <text:p><text:s/>72.6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formula="of:=[.O147]+[.N148]" office:value-type="float" office:value="7" calcext:value-type="float">
            <text:p>7</text:p>
          </table:table-cell>
          <table:table-cell table:formula="of:=[.O148]*100/[.O$3]" office:value-type="float" office:value="3.7037037037037" calcext:value-type="float">
            <text:p><text:s/>3.70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R147]+[.Q148]" office:value-type="float" office:value="1" calcext:value-type="float">
            <text:p>1</text:p>
          </table:table-cell>
          <table:table-cell table:formula="of:=[.R148]*100/[.R$3]" office:value-type="float" office:value="0.257731958762887" calcext:value-type="float">
            <text:p><text:s/>0.26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U147]+[.T148]" office:value-type="float" office:value="4" calcext:value-type="float">
            <text:p>4</text:p>
          </table:table-cell>
          <table:table-cell table:formula="of:=[.U148]*100/[.U$3]" office:value-type="float" office:value="1.05263157894737" calcext:value-type="float">
            <text:p><text:s/>1.05 <text:s text:c="5"/></text:p>
          </table:table-cell>
          <table:table-cell table:style-name="ce102" table:formula="of:=[.O148]+[.R148]" office:value-type="float" office:value="8" calcext:value-type="float">
            <text:p>8</text:p>
          </table:table-cell>
          <table:table-cell table:style-name="ce106" table:formula="of:=[.W148]/2" office:value-type="float" office:value="4" calcext:value-type="float">
            <text:p>4</text:p>
          </table:table-cell>
          <table:table-cell table:style-name="ce95" table:formula="of:=[.X148]*100/[.Y$2]" office:value-type="float" office:value="1.01394169835234" calcext:value-type="float">
            <text:p><text:s/>1.0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24" calcext:value-type="date">
            <text:p>5/24/2005</text:p>
          </table:table-cell>
          <table:table-cell office:value-type="float" office:value="22" calcext:value-type="float">
            <text:p>22</text:p>
          </table:table-cell>
          <table:table-cell table:style-name="ce84" office:value-type="float" office:value="8.625" calcext:value-type="float">
            <text:p><text:s/>8.63 <text:s text:c="5"/></text:p>
          </table:table-cell>
          <table:table-cell table:style-name="ce84" office:value-type="float" office:value="19.875" calcext:value-type="float">
            <text:p><text:s/>19.88 <text:s text:c="5"/></text:p>
          </table:table-cell>
          <table:table-cell table:style-name="ce84" office:value-type="float" office:value="13.7894479166667" calcext:value-type="float">
            <text:p><text:s/>13.79 <text:s text:c="5"/></text:p>
          </table:table-cell>
          <table:table-cell table:style-name="ce84" table:formula="of:=([.D149]+[.C149])/2" office:value-type="float" office:value="14.25" calcext:value-type="float">
            <text:p><text:s/>14.25 <text:s text:c="5"/></text:p>
          </table:table-cell>
          <table:table-cell table:style-name="ce84" table:formula="of:=ABS([.E149]-[.F149])" office:value-type="float" office:value="0.460552083333299" calcext:value-type="float">
            <text:p><text:s/>0.46 <text:s text:c="5"/></text:p>
          </table:table-cell>
          <table:table-cell table:formula="of:=ABS([.G149]*100/[.E149])" office:value-type="float" office:value="3.33988776139943" calcext:value-type="float">
            <text:p><text:s/>3.3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49]&gt;=[.$L$4];1;0)" office:value-type="float" office:value="1" calcext:value-type="float">
            <text:p>1</text:p>
          </table:table-cell>
          <table:table-cell table:style-name="ce95" table:formula="of:=IF([.E149]&gt;[.K$4];[.E149]-[.K$4];0)" office:value-type="float" office:value="3.7894479166667" calcext:value-type="float">
            <text:p><text:s/>3.79 <text:s text:c="5"/></text:p>
          </table:table-cell>
          <table:table-cell table:style-name="ce84" table:formula="of:=[.L148]+([.K149]*[.J149])" office:value-type="float" office:value="76.4132524379435" calcext:value-type="float">
            <text:p><text:s/>76.4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48]+[.N149]" office:value-type="float" office:value="7" calcext:value-type="float">
            <text:p>7</text:p>
          </table:table-cell>
          <table:table-cell table:formula="of:=[.O149]*100/[.O$3]" office:value-type="float" office:value="3.7037037037037" calcext:value-type="float">
            <text:p><text:s/>3.70 <text:s text:c="5"/></text:p>
          </table:table-cell>
          <table:table-cell/>
          <table:table-cell table:style-name="ce102" table:formula="of:=[.R148]+[.Q149]" office:value-type="float" office:value="1" calcext:value-type="float">
            <text:p>1</text:p>
          </table:table-cell>
          <table:table-cell table:formula="of:=[.R149]*100/[.R$3]" office:value-type="float" office:value="0.257731958762887" calcext:value-type="float">
            <text:p><text:s/>0.26 <text:s text:c="5"/></text:p>
          </table:table-cell>
          <table:table-cell/>
          <table:table-cell table:style-name="ce102" table:formula="of:=[.U148]+[.T149]" office:value-type="float" office:value="4" calcext:value-type="float">
            <text:p>4</text:p>
          </table:table-cell>
          <table:table-cell table:formula="of:=[.U149]*100/[.U$3]" office:value-type="float" office:value="1.05263157894737" calcext:value-type="float">
            <text:p><text:s/>1.05 <text:s text:c="5"/></text:p>
          </table:table-cell>
          <table:table-cell table:style-name="ce102" table:formula="of:=[.O149]+[.R149]" office:value-type="float" office:value="8" calcext:value-type="float">
            <text:p>8</text:p>
          </table:table-cell>
          <table:table-cell table:style-name="ce106" table:formula="of:=[.W149]/2" office:value-type="float" office:value="4" calcext:value-type="float">
            <text:p>4</text:p>
          </table:table-cell>
          <table:table-cell table:style-name="ce95" table:formula="of:=[.X149]*100/[.Y$2]" office:value-type="float" office:value="1.01394169835234" calcext:value-type="float">
            <text:p><text:s/>1.0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25" calcext:value-type="date">
            <text:p>5/25/2005</text:p>
          </table:table-cell>
          <table:table-cell office:value-type="float" office:value="22" calcext:value-type="float">
            <text:p>22</text:p>
          </table:table-cell>
          <table:table-cell table:style-name="ce84" office:value-type="float" office:value="5.625" calcext:value-type="float">
            <text:p><text:s/>5.63 <text:s text:c="5"/></text:p>
          </table:table-cell>
          <table:table-cell table:style-name="ce84" office:value-type="float" office:value="24.688" calcext:value-type="float">
            <text:p><text:s/>24.69 <text:s text:c="5"/></text:p>
          </table:table-cell>
          <table:table-cell table:style-name="ce84" office:value-type="float" office:value="14.716125" calcext:value-type="float">
            <text:p><text:s/>14.72 <text:s text:c="5"/></text:p>
          </table:table-cell>
          <table:table-cell table:style-name="ce84" table:formula="of:=([.D150]+[.C150])/2" office:value-type="float" office:value="15.1565" calcext:value-type="float">
            <text:p><text:s/>15.16 <text:s text:c="5"/></text:p>
          </table:table-cell>
          <table:table-cell table:style-name="ce84" table:formula="of:=ABS([.E150]-[.F150])" office:value-type="float" office:value="0.440375" calcext:value-type="float">
            <text:p><text:s/>0.44 <text:s text:c="5"/></text:p>
          </table:table-cell>
          <table:table-cell table:formula="of:=ABS([.G150]*100/[.E150])" office:value-type="float" office:value="2.99246574760679" calcext:value-type="float">
            <text:p><text:s/>2.9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50]&gt;=[.$L$4];1;0)" office:value-type="float" office:value="1" calcext:value-type="float">
            <text:p>1</text:p>
          </table:table-cell>
          <table:table-cell table:style-name="ce95" table:formula="of:=IF([.E150]&gt;[.K$4];[.E150]-[.K$4];0)" office:value-type="float" office:value="4.716125" calcext:value-type="float">
            <text:p><text:s/>4.72 <text:s text:c="5"/></text:p>
          </table:table-cell>
          <table:table-cell table:style-name="ce84" table:formula="of:=[.L149]+([.K150]*[.J150])" office:value-type="float" office:value="81.1293774379435" calcext:value-type="float">
            <text:p><text:s/>81.13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O149]+[.N150]" office:value-type="float" office:value="9" calcext:value-type="float">
            <text:p>9</text:p>
          </table:table-cell>
          <table:table-cell table:formula="of:=[.O150]*100/[.O$3]" office:value-type="float" office:value="4.76190476190476" calcext:value-type="float">
            <text:p><text:s/>4.76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R149]+[.Q150]" office:value-type="float" office:value="5" calcext:value-type="float">
            <text:p>5</text:p>
          </table:table-cell>
          <table:table-cell table:formula="of:=[.R150]*100/[.R$3]" office:value-type="float" office:value="1.28865979381443" calcext:value-type="float">
            <text:p><text:s/>1.29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U149]+[.T150]" office:value-type="float" office:value="7" calcext:value-type="float">
            <text:p>7</text:p>
          </table:table-cell>
          <table:table-cell table:formula="of:=[.U150]*100/[.U$3]" office:value-type="float" office:value="1.84210526315789" calcext:value-type="float">
            <text:p><text:s/>1.84 <text:s text:c="5"/></text:p>
          </table:table-cell>
          <table:table-cell table:style-name="ce102" table:formula="of:=[.O150]+[.R150]" office:value-type="float" office:value="14" calcext:value-type="float">
            <text:p>14</text:p>
          </table:table-cell>
          <table:table-cell table:style-name="ce106" table:formula="of:=[.W150]/2" office:value-type="float" office:value="7" calcext:value-type="float">
            <text:p>7</text:p>
          </table:table-cell>
          <table:table-cell table:style-name="ce95" table:formula="of:=[.X150]*100/[.Y$2]" office:value-type="float" office:value="1.7743979721166" calcext:value-type="float">
            <text:p><text:s/>1.7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26" calcext:value-type="date">
            <text:p>5/26/2005</text:p>
          </table:table-cell>
          <table:table-cell office:value-type="float" office:value="22" calcext:value-type="float">
            <text:p>22</text:p>
          </table:table-cell>
          <table:table-cell table:style-name="ce84" office:value-type="float" office:value="7.5" calcext:value-type="float">
            <text:p><text:s/>7.50 <text:s text:c="5"/></text:p>
          </table:table-cell>
          <table:table-cell table:style-name="ce84" office:value-type="float" office:value="27.375" calcext:value-type="float">
            <text:p><text:s/>27.38 <text:s text:c="5"/></text:p>
          </table:table-cell>
          <table:table-cell table:style-name="ce84" office:value-type="float" office:value="17.69128125" calcext:value-type="float">
            <text:p><text:s/>17.69 <text:s text:c="5"/></text:p>
          </table:table-cell>
          <table:table-cell table:style-name="ce84" table:formula="of:=([.D151]+[.C151])/2" office:value-type="float" office:value="17.4375" calcext:value-type="float">
            <text:p><text:s/>17.44 <text:s text:c="5"/></text:p>
          </table:table-cell>
          <table:table-cell table:style-name="ce84" table:formula="of:=ABS([.E151]-[.F151])" office:value-type="float" office:value="0.253781249999999" calcext:value-type="float">
            <text:p><text:s/>0.25 <text:s text:c="5"/></text:p>
          </table:table-cell>
          <table:table-cell table:formula="of:=ABS([.G151]*100/[.E151])" office:value-type="float" office:value="1.43449898519927" calcext:value-type="float">
            <text:p><text:s/>1.4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51]&gt;=[.$L$4];1;0)" office:value-type="float" office:value="1" calcext:value-type="float">
            <text:p>1</text:p>
          </table:table-cell>
          <table:table-cell table:style-name="ce95" table:formula="of:=IF([.E151]&gt;[.K$4];[.E151]-[.K$4];0)" office:value-type="float" office:value="7.69128125" calcext:value-type="float">
            <text:p><text:s/>7.69 <text:s text:c="5"/></text:p>
          </table:table-cell>
          <table:table-cell table:style-name="ce84" table:formula="of:=[.L150]+([.K151]*[.J151])" office:value-type="float" office:value="88.8206586879435" calcext:value-type="float">
            <text:p><text:s/>88.8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50]+[.N151]" office:value-type="float" office:value="9" calcext:value-type="float">
            <text:p>9</text:p>
          </table:table-cell>
          <table:table-cell table:formula="of:=[.O151]*100/[.O$3]" office:value-type="float" office:value="4.76190476190476" calcext:value-type="float">
            <text:p><text:s/>4.76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150]+[.Q151]" office:value-type="float" office:value="7" calcext:value-type="float">
            <text:p>7</text:p>
          </table:table-cell>
          <table:table-cell table:formula="of:=[.R151]*100/[.R$3]" office:value-type="float" office:value="1.80412371134021" calcext:value-type="float">
            <text:p><text:s/>1.80 <text:s text:c="5"/></text:p>
          </table:table-cell>
          <table:table-cell/>
          <table:table-cell table:style-name="ce102" table:formula="of:=[.U150]+[.T151]" office:value-type="float" office:value="7" calcext:value-type="float">
            <text:p>7</text:p>
          </table:table-cell>
          <table:table-cell table:formula="of:=[.U151]*100/[.U$3]" office:value-type="float" office:value="1.84210526315789" calcext:value-type="float">
            <text:p><text:s/>1.84 <text:s text:c="5"/></text:p>
          </table:table-cell>
          <table:table-cell table:style-name="ce102" table:formula="of:=[.O151]+[.R151]" office:value-type="float" office:value="16" calcext:value-type="float">
            <text:p>16</text:p>
          </table:table-cell>
          <table:table-cell table:style-name="ce106" table:formula="of:=[.W151]/2" office:value-type="float" office:value="8" calcext:value-type="float">
            <text:p>8</text:p>
          </table:table-cell>
          <table:table-cell table:style-name="ce95" table:formula="of:=[.X151]*100/[.Y$2]" office:value-type="float" office:value="2.02788339670469" calcext:value-type="float">
            <text:p><text:s/>2.0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27" calcext:value-type="date">
            <text:p>5/27/2005</text:p>
          </table:table-cell>
          <table:table-cell office:value-type="float" office:value="22" calcext:value-type="float">
            <text:p>22</text:p>
          </table:table-cell>
          <table:table-cell table:style-name="ce84" office:value-type="float" office:value="8.625" calcext:value-type="float">
            <text:p><text:s/>8.63 <text:s text:c="5"/></text:p>
          </table:table-cell>
          <table:table-cell table:style-name="ce84" office:value-type="float" office:value="29.938" calcext:value-type="float">
            <text:p><text:s/>29.94 <text:s text:c="5"/></text:p>
          </table:table-cell>
          <table:table-cell table:style-name="ce84" office:value-type="float" office:value="19.7751354166667" calcext:value-type="float">
            <text:p><text:s/>19.78 <text:s text:c="5"/></text:p>
          </table:table-cell>
          <table:table-cell table:style-name="ce84" table:formula="of:=([.D152]+[.C152])/2" office:value-type="float" office:value="19.2815" calcext:value-type="float">
            <text:p><text:s/>19.28 <text:s text:c="5"/></text:p>
          </table:table-cell>
          <table:table-cell table:style-name="ce84" table:formula="of:=ABS([.E152]-[.F152])" office:value-type="float" office:value="0.493635416666699" calcext:value-type="float">
            <text:p><text:s/>0.49 <text:s text:c="5"/></text:p>
          </table:table-cell>
          <table:table-cell table:formula="of:=ABS([.G152]*100/[.E152])" office:value-type="float" office:value="2.49624291447662" calcext:value-type="float">
            <text:p><text:s/>2.5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52]&gt;=[.$L$4];1;0)" office:value-type="float" office:value="1" calcext:value-type="float">
            <text:p>1</text:p>
          </table:table-cell>
          <table:table-cell table:style-name="ce95" table:formula="of:=IF([.E152]&gt;[.K$4];[.E152]-[.K$4];0)" office:value-type="float" office:value="9.7751354166667" calcext:value-type="float">
            <text:p><text:s/>9.78 <text:s text:c="5"/></text:p>
          </table:table-cell>
          <table:table-cell table:style-name="ce84" table:formula="of:=[.L151]+([.K152]*[.J152])" office:value-type="float" office:value="98.5957941046102" calcext:value-type="float">
            <text:p><text:s/>98.60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O151]+[.N152]" office:value-type="float" office:value="11" calcext:value-type="float">
            <text:p>11</text:p>
          </table:table-cell>
          <table:table-cell table:formula="of:=[.O152]*100/[.O$3]" office:value-type="float" office:value="5.82010582010582" calcext:value-type="float">
            <text:p><text:s/>5.82 <text:s text:c="5"/>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table:formula="of:=[.R151]+[.Q152]" office:value-type="float" office:value="17" calcext:value-type="float">
            <text:p>17</text:p>
          </table:table-cell>
          <table:table-cell table:formula="of:=[.R152]*100/[.R$3]" office:value-type="float" office:value="4.38144329896907" calcext:value-type="float">
            <text:p><text:s/>4.38 <text:s text:c="5"/>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U151]+[.T152]" office:value-type="float" office:value="13" calcext:value-type="float">
            <text:p>13</text:p>
          </table:table-cell>
          <table:table-cell table:formula="of:=[.U152]*100/[.U$3]" office:value-type="float" office:value="3.42105263157895" calcext:value-type="float">
            <text:p><text:s/>3.42 <text:s text:c="5"/></text:p>
          </table:table-cell>
          <table:table-cell table:style-name="ce102" table:formula="of:=[.O152]+[.R152]" office:value-type="float" office:value="28" calcext:value-type="float">
            <text:p>28</text:p>
          </table:table-cell>
          <table:table-cell table:style-name="ce106" table:formula="of:=[.W152]/2" office:value-type="float" office:value="14" calcext:value-type="float">
            <text:p>14</text:p>
          </table:table-cell>
          <table:table-cell table:style-name="ce95" table:formula="of:=[.X152]*100/[.Y$2]" office:value-type="float" office:value="3.54879594423321" calcext:value-type="float">
            <text:p><text:s/>3.5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28" calcext:value-type="date">
            <text:p>5/28/2005</text:p>
          </table:table-cell>
          <table:table-cell office:value-type="float" office:value="22" calcext:value-type="float">
            <text:p>22</text:p>
          </table:table-cell>
          <table:table-cell table:style-name="ce84" office:value-type="float" office:value="11.312" calcext:value-type="float">
            <text:p><text:s/>11.31 <text:s text:c="5"/></text:p>
          </table:table-cell>
          <table:table-cell table:style-name="ce84" office:value-type="float" office:value="29.5" calcext:value-type="float">
            <text:p><text:s/>29.50 <text:s text:c="5"/></text:p>
          </table:table-cell>
          <table:table-cell table:style-name="ce84" office:value-type="float" office:value="21.8056875" calcext:value-type="float">
            <text:p><text:s/>21.81 <text:s text:c="5"/></text:p>
          </table:table-cell>
          <table:table-cell table:style-name="ce84" table:formula="of:=([.D153]+[.C153])/2" office:value-type="float" office:value="20.406" calcext:value-type="float">
            <text:p><text:s/>20.41 <text:s text:c="5"/></text:p>
          </table:table-cell>
          <table:table-cell table:style-name="ce84" table:formula="of:=ABS([.E153]-[.F153])" office:value-type="float" office:value="1.3996875" calcext:value-type="float">
            <text:p><text:s/>1.40 <text:s text:c="5"/></text:p>
          </table:table-cell>
          <table:table-cell table:formula="of:=ABS([.G153]*100/[.E153])" office:value-type="float" office:value="6.41891020404655" calcext:value-type="float">
            <text:p><text:s/>6.4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53]&gt;=[.$L$4];1;0)" office:value-type="float" office:value="1" calcext:value-type="float">
            <text:p>1</text:p>
          </table:table-cell>
          <table:table-cell table:style-name="ce95" table:formula="of:=IF([.E153]&gt;[.K$4];[.E153]-[.K$4];0)" office:value-type="float" office:value="11.8056875" calcext:value-type="float">
            <text:p><text:s/>11.81 <text:s text:c="5"/></text:p>
          </table:table-cell>
          <table:table-cell table:style-name="ce84" table:formula="of:=[.L152]+([.K153]*[.J153])" office:value-type="float" office:value="110.40148160461" calcext:value-type="float">
            <text:p><text:s/>110.4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52]+[.N153]" office:value-type="float" office:value="11" calcext:value-type="float">
            <text:p>11</text:p>
          </table:table-cell>
          <table:table-cell table:formula="of:=[.O153]*100/[.O$3]" office:value-type="float" office:value="5.82010582010582" calcext:value-type="float">
            <text:p><text:s/>5.82 <text:s text:c="5"/></text:p>
          </table:table-cell>
          <table:table-cell/>
          <table:table-cell table:style-name="ce102" table:formula="of:=[.R152]+[.Q153]" office:value-type="float" office:value="17" calcext:value-type="float">
            <text:p>17</text:p>
          </table:table-cell>
          <table:table-cell table:formula="of:=[.R153]*100/[.R$3]" office:value-type="float" office:value="4.38144329896907" calcext:value-type="float">
            <text:p><text:s/>4.38 <text:s text:c="5"/></text:p>
          </table:table-cell>
          <table:table-cell/>
          <table:table-cell table:style-name="ce102" table:formula="of:=[.U152]+[.T153]" office:value-type="float" office:value="13" calcext:value-type="float">
            <text:p>13</text:p>
          </table:table-cell>
          <table:table-cell table:formula="of:=[.U153]*100/[.U$3]" office:value-type="float" office:value="3.42105263157895" calcext:value-type="float">
            <text:p><text:s/>3.42 <text:s text:c="5"/></text:p>
          </table:table-cell>
          <table:table-cell table:style-name="ce102" table:formula="of:=[.O153]+[.R153]" office:value-type="float" office:value="28" calcext:value-type="float">
            <text:p>28</text:p>
          </table:table-cell>
          <table:table-cell table:style-name="ce106" table:formula="of:=[.W153]/2" office:value-type="float" office:value="14" calcext:value-type="float">
            <text:p>14</text:p>
          </table:table-cell>
          <table:table-cell table:style-name="ce95" table:formula="of:=[.X153]*100/[.Y$2]" office:value-type="float" office:value="3.54879594423321" calcext:value-type="float">
            <text:p><text:s/>3.5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29" calcext:value-type="date">
            <text:p>5/29/2005</text:p>
          </table:table-cell>
          <table:table-cell office:value-type="float" office:value="22" calcext:value-type="float">
            <text:p>22</text:p>
          </table:table-cell>
          <table:table-cell table:style-name="ce84" office:value-type="float" office:value="13.938" calcext:value-type="float">
            <text:p><text:s/>13.94 <text:s text:c="5"/></text:p>
          </table:table-cell>
          <table:table-cell table:style-name="ce84" office:value-type="float" office:value="33" calcext:value-type="float">
            <text:p><text:s/>33.00 <text:s text:c="5"/></text:p>
          </table:table-cell>
          <table:table-cell table:style-name="ce84" office:value-type="float" office:value="24.1884166666667" calcext:value-type="float">
            <text:p><text:s/>24.19 <text:s text:c="5"/></text:p>
          </table:table-cell>
          <table:table-cell table:style-name="ce84" table:formula="of:=([.D154]+[.C154])/2" office:value-type="float" office:value="23.469" calcext:value-type="float">
            <text:p><text:s/>23.47 <text:s text:c="5"/></text:p>
          </table:table-cell>
          <table:table-cell table:style-name="ce84" table:formula="of:=ABS([.E154]-[.F154])" office:value-type="float" office:value="0.719416666666699" calcext:value-type="float">
            <text:p><text:s/>0.72 <text:s text:c="5"/></text:p>
          </table:table-cell>
          <table:table-cell table:formula="of:=ABS([.G154]*100/[.E154])" office:value-type="float" office:value="2.97421975394572" calcext:value-type="float">
            <text:p><text:s/>2.9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54]&gt;=[.$L$4];1;0)" office:value-type="float" office:value="1" calcext:value-type="float">
            <text:p>1</text:p>
          </table:table-cell>
          <table:table-cell table:style-name="ce95" table:formula="of:=IF([.E154]&gt;[.K$4];[.E154]-[.K$4];0)" office:value-type="float" office:value="14.1884166666667" calcext:value-type="float">
            <text:p><text:s/>14.19 <text:s text:c="5"/></text:p>
          </table:table-cell>
          <table:table-cell table:style-name="ce84" table:formula="of:=[.L153]+([.K154]*[.J154])" office:value-type="float" office:value="124.589898271277" calcext:value-type="float">
            <text:p><text:s/>124.59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table:formula="of:=[.O153]+[.N154]" office:value-type="float" office:value="21" calcext:value-type="float">
            <text:p>21</text:p>
          </table:table-cell>
          <table:table-cell table:formula="of:=[.O154]*100/[.O$3]" office:value-type="float" office:value="11.1111111111111" calcext:value-type="float">
            <text:p><text:s/>11.11 <text:s text:c="5"/></text:p>
          </table:table-cell>
          <table:table-cell table:style-name="ce102" office:value-type="float" office:value="7" calcext:value-type="float">
            <text:p>7</text:p>
          </table:table-cell>
          <table:table-cell table:style-name="ce102" table:formula="of:=[.R153]+[.Q154]" office:value-type="float" office:value="24" calcext:value-type="float">
            <text:p>24</text:p>
          </table:table-cell>
          <table:table-cell table:formula="of:=[.R154]*100/[.R$3]" office:value-type="float" office:value="6.18556701030928" calcext:value-type="float">
            <text:p><text:s/>6.19 <text:s text:c="5"/></text:p>
          </table:table-cell>
          <table:table-cell table:style-name="ce102" office:value-type="float" office:value="9" calcext:value-type="float">
            <text:p>9</text:p>
          </table:table-cell>
          <table:table-cell table:style-name="ce102" table:formula="of:=[.U153]+[.T154]" office:value-type="float" office:value="22" calcext:value-type="float">
            <text:p>22</text:p>
          </table:table-cell>
          <table:table-cell table:formula="of:=[.U154]*100/[.U$3]" office:value-type="float" office:value="5.78947368421053" calcext:value-type="float">
            <text:p><text:s/>5.79 <text:s text:c="5"/></text:p>
          </table:table-cell>
          <table:table-cell table:style-name="ce102" table:formula="of:=[.O154]+[.R154]" office:value-type="float" office:value="45" calcext:value-type="float">
            <text:p>45</text:p>
          </table:table-cell>
          <table:table-cell table:style-name="ce106" table:formula="of:=[.W154]/2" office:value-type="float" office:value="22.5" calcext:value-type="float">
            <text:p>23</text:p>
          </table:table-cell>
          <table:table-cell table:style-name="ce95" table:formula="of:=[.X154]*100/[.Y$2]" office:value-type="float" office:value="5.70342205323194" calcext:value-type="float">
            <text:p><text:s/>5.7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30" calcext:value-type="date">
            <text:p>5/30/200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14.562" calcext:value-type="float">
            <text:p><text:s/>14.56 <text:s text:c="5"/></text:p>
          </table:table-cell>
          <table:table-cell table:style-name="ce84" office:value-type="float" office:value="33.625" calcext:value-type="float">
            <text:p><text:s/>33.63 <text:s text:c="5"/></text:p>
          </table:table-cell>
          <table:table-cell table:style-name="ce84" office:value-type="float" office:value="23.9631145833333" calcext:value-type="float">
            <text:p><text:s/>23.96 <text:s text:c="5"/></text:p>
          </table:table-cell>
          <table:table-cell table:style-name="ce84" table:formula="of:=([.D155]+[.C155])/2" office:value-type="float" office:value="24.0935" calcext:value-type="float">
            <text:p><text:s/>24.09 <text:s text:c="5"/></text:p>
          </table:table-cell>
          <table:table-cell table:style-name="ce84" table:formula="of:=ABS([.E155]-[.F155])" office:value-type="float" office:value="0.130385416666698" calcext:value-type="float">
            <text:p><text:s/>0.13 <text:s text:c="5"/></text:p>
          </table:table-cell>
          <table:table-cell table:formula="of:=ABS([.G155]*100/[.E155])" office:value-type="float" office:value="0.544108806112303" calcext:value-type="float">
            <text:p><text:s/>0.5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55]&gt;=[.$L$4];1;0)" office:value-type="float" office:value="1" calcext:value-type="float">
            <text:p>1</text:p>
          </table:table-cell>
          <table:table-cell table:style-name="ce95" table:formula="of:=IF([.E155]&gt;[.K$4];[.E155]-[.K$4];0)" office:value-type="float" office:value="13.9631145833333" calcext:value-type="float">
            <text:p><text:s/>13.96 <text:s text:c="5"/></text:p>
          </table:table-cell>
          <table:table-cell table:style-name="ce84" table:formula="of:=[.L154]+([.K155]*[.J155])" office:value-type="float" office:value="138.55301285461" calcext:value-type="float">
            <text:p><text:s/>138.5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54]+[.N155]" office:value-type="float" office:value="21" calcext:value-type="float">
            <text:p>21</text:p>
          </table:table-cell>
          <table:table-cell table:formula="of:=[.O155]*100/[.O$3]" office:value-type="float" office:value="11.1111111111111" calcext:value-type="float">
            <text:p><text:s/>11.11 <text:s text:c="5"/></text:p>
          </table:table-cell>
          <table:table-cell/>
          <table:table-cell table:style-name="ce102" table:formula="of:=[.R154]+[.Q155]" office:value-type="float" office:value="24" calcext:value-type="float">
            <text:p>24</text:p>
          </table:table-cell>
          <table:table-cell table:formula="of:=[.R155]*100/[.R$3]" office:value-type="float" office:value="6.18556701030928" calcext:value-type="float">
            <text:p><text:s/>6.19 <text:s text:c="5"/></text:p>
          </table:table-cell>
          <table:table-cell/>
          <table:table-cell table:style-name="ce102" table:formula="of:=[.U154]+[.T155]" office:value-type="float" office:value="22" calcext:value-type="float">
            <text:p>22</text:p>
          </table:table-cell>
          <table:table-cell table:formula="of:=[.U155]*100/[.U$3]" office:value-type="float" office:value="5.78947368421053" calcext:value-type="float">
            <text:p><text:s/>5.79 <text:s text:c="5"/></text:p>
          </table:table-cell>
          <table:table-cell table:style-name="ce102" table:formula="of:=[.O155]+[.R155]" office:value-type="float" office:value="45" calcext:value-type="float">
            <text:p>45</text:p>
          </table:table-cell>
          <table:table-cell table:style-name="ce106" table:formula="of:=[.W155]/2" office:value-type="float" office:value="22.5" calcext:value-type="float">
            <text:p>23</text:p>
          </table:table-cell>
          <table:table-cell table:style-name="ce95" table:formula="of:=[.X155]*100/[.Y$2]" office:value-type="float" office:value="5.70342205323194" calcext:value-type="float">
            <text:p><text:s/>5.7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5-31" calcext:value-type="date">
            <text:p>5/31/200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7.438" calcext:value-type="float">
            <text:p><text:s/>7.44 <text:s text:c="5"/></text:p>
          </table:table-cell>
          <table:table-cell table:style-name="ce84" office:value-type="float" office:value="18.62" calcext:value-type="float">
            <text:p><text:s/>18.62 <text:s text:c="5"/></text:p>
          </table:table-cell>
          <table:table-cell table:style-name="ce84" office:value-type="float" office:value="13.32459375" calcext:value-type="float">
            <text:p><text:s/>13.32 <text:s text:c="5"/></text:p>
          </table:table-cell>
          <table:table-cell table:style-name="ce84" table:formula="of:=([.D156]+[.C156])/2" office:value-type="float" office:value="13.029" calcext:value-type="float">
            <text:p><text:s/>13.03 <text:s text:c="5"/></text:p>
          </table:table-cell>
          <table:table-cell table:style-name="ce84" table:formula="of:=ABS([.E156]-[.F156])" office:value-type="float" office:value="0.29559375" calcext:value-type="float">
            <text:p><text:s/>0.30 <text:s text:c="5"/></text:p>
          </table:table-cell>
          <table:table-cell table:formula="of:=ABS([.G156]*100/[.E156])" office:value-type="float" office:value="2.21840722160854" calcext:value-type="float">
            <text:p><text:s/>2.22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156]&gt;=[.$L$4];1;0)" office:value-type="float" office:value="1" calcext:value-type="float">
            <text:p>1</text:p>
          </table:table-cell>
          <table:table-cell table:style-name="ce95" table:formula="of:=IF([.E156]&gt;[.K$4];[.E156]-[.K$4];0)" office:value-type="float" office:value="3.32459375" calcext:value-type="float">
            <text:p><text:s/>3.32 <text:s text:c="5"/></text:p>
          </table:table-cell>
          <table:table-cell table:style-name="ce84" table:formula="of:=[.L155]+([.K156]*[.J156])" office:value-type="float" office:value="141.87760660461" calcext:value-type="float">
            <text:p><text:s/>141.8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3" calcext:value-type="float">
            <text:p>33</text:p>
          </table:table-cell>
          <table:table-cell table:style-name="ce102" table:formula="of:=[.O155]+[.N156]" office:value-type="float" office:value="54" calcext:value-type="float">
            <text:p>54</text:p>
          </table:table-cell>
          <table:table-cell table:formula="of:=[.O156]*100/[.O$3]" office:value-type="float" office:value="28.5714285714286" calcext:value-type="float">
            <text:p><text:s/>28.57 <text:s text:c="5"/></text:p>
          </table:table-cell>
          <table:table-cell table:style-name="ce102" office:value-type="float" office:value="25" calcext:value-type="float">
            <text:p>25</text:p>
          </table:table-cell>
          <table:table-cell table:style-name="ce102" table:formula="of:=[.R155]+[.Q156]" office:value-type="float" office:value="49" calcext:value-type="float">
            <text:p>49</text:p>
          </table:table-cell>
          <table:table-cell table:formula="of:=[.R156]*100/[.R$3]" office:value-type="float" office:value="12.6288659793814" calcext:value-type="float">
            <text:p><text:s/>12.63 <text:s text:c="5"/></text:p>
          </table:table-cell>
          <table:table-cell table:style-name="ce102" office:value-type="float" office:value="29" calcext:value-type="float">
            <text:p>29</text:p>
          </table:table-cell>
          <table:table-cell table:style-name="ce102" table:formula="of:=[.U155]+[.T156]" office:value-type="float" office:value="51" calcext:value-type="float">
            <text:p>51</text:p>
          </table:table-cell>
          <table:table-cell table:formula="of:=[.U156]*100/[.U$3]" office:value-type="float" office:value="13.4210526315789" calcext:value-type="float">
            <text:p><text:s/>13.42 <text:s text:c="5"/></text:p>
          </table:table-cell>
          <table:table-cell table:style-name="ce102" table:formula="of:=[.O156]+[.R156]" office:value-type="float" office:value="103" calcext:value-type="float">
            <text:p>103</text:p>
          </table:table-cell>
          <table:table-cell table:style-name="ce106" table:formula="of:=[.W156]/2" office:value-type="float" office:value="51.5" calcext:value-type="float">
            <text:p>52</text:p>
          </table:table-cell>
          <table:table-cell table:style-name="ce95" table:formula="of:=[.X156]*100/[.Y$2]" office:value-type="float" office:value="13.0544993662864" calcext:value-type="float">
            <text:p><text:s/>13.0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1" calcext:value-type="date">
            <text:p>6/1/200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4.938" calcext:value-type="float">
            <text:p><text:s/>4.94 <text:s text:c="5"/></text:p>
          </table:table-cell>
          <table:table-cell table:style-name="ce84" office:value-type="float" office:value="14.5" calcext:value-type="float">
            <text:p><text:s/>14.50 <text:s text:c="5"/></text:p>
          </table:table-cell>
          <table:table-cell table:style-name="ce84" office:value-type="float" office:value="9.38728125" calcext:value-type="float">
            <text:p><text:s/>9.39 <text:s text:c="5"/></text:p>
          </table:table-cell>
          <table:table-cell table:style-name="ce84" table:formula="of:=([.D157]+[.C157])/2" office:value-type="float" office:value="9.719" calcext:value-type="float">
            <text:p><text:s/>9.72 <text:s text:c="5"/></text:p>
          </table:table-cell>
          <table:table-cell table:style-name="ce84" table:formula="of:=ABS([.E157]-[.F157])" office:value-type="float" office:value="0.33171875" calcext:value-type="float">
            <text:p><text:s/>0.33 <text:s text:c="5"/></text:p>
          </table:table-cell>
          <table:table-cell table:formula="of:=ABS([.G157]*100/[.E157])" office:value-type="float" office:value="3.53370418085641" calcext:value-type="float">
            <text:p><text:s/>3.53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157]&gt;=[.$L$4];1;0)" office:value-type="float" office:value="1" calcext:value-type="float">
            <text:p>1</text:p>
          </table:table-cell>
          <table:table-cell table:style-name="ce95" table:formula="of:=IF([.E157]&gt;[.K$4];[.E157]-[.K$4];0)" office:value-type="float" office:value="0" calcext:value-type="float">
            <text:p><text:s/>- <text:s text:c="5"/></text:p>
          </table:table-cell>
          <table:table-cell table:style-name="ce84" table:formula="of:=[.L156]+([.K157]*[.J157])" office:value-type="float" office:value="141.87760660461" calcext:value-type="float">
            <text:p><text:s/>141.8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56]+[.N157]" office:value-type="float" office:value="54" calcext:value-type="float">
            <text:p>54</text:p>
          </table:table-cell>
          <table:table-cell table:formula="of:=[.O157]*100/[.O$3]" office:value-type="float" office:value="28.5714285714286" calcext:value-type="float">
            <text:p><text:s/>28.57 <text:s text:c="5"/></text:p>
          </table:table-cell>
          <table:table-cell/>
          <table:table-cell table:style-name="ce102" table:formula="of:=[.R156]+[.Q157]" office:value-type="float" office:value="49" calcext:value-type="float">
            <text:p>49</text:p>
          </table:table-cell>
          <table:table-cell table:formula="of:=[.R157]*100/[.R$3]" office:value-type="float" office:value="12.6288659793814" calcext:value-type="float">
            <text:p><text:s/>12.63 <text:s text:c="5"/></text:p>
          </table:table-cell>
          <table:table-cell/>
          <table:table-cell table:style-name="ce102" table:formula="of:=[.U156]+[.T157]" office:value-type="float" office:value="51" calcext:value-type="float">
            <text:p>51</text:p>
          </table:table-cell>
          <table:table-cell table:formula="of:=[.U157]*100/[.U$3]" office:value-type="float" office:value="13.4210526315789" calcext:value-type="float">
            <text:p><text:s/>13.42 <text:s text:c="5"/></text:p>
          </table:table-cell>
          <table:table-cell table:style-name="ce102" table:formula="of:=[.O157]+[.R157]" office:value-type="float" office:value="103" calcext:value-type="float">
            <text:p>103</text:p>
          </table:table-cell>
          <table:table-cell table:style-name="ce106" table:formula="of:=[.W157]/2" office:value-type="float" office:value="51.5" calcext:value-type="float">
            <text:p>52</text:p>
          </table:table-cell>
          <table:table-cell table:style-name="ce95" table:formula="of:=[.X157]*100/[.Y$2]" office:value-type="float" office:value="13.0544993662864" calcext:value-type="float">
            <text:p><text:s/>13.0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2" calcext:value-type="date">
            <text:p>6/2/200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7" calcext:value-type="float">
            <text:p><text:s/>7.00 <text:s text:c="5"/></text:p>
          </table:table-cell>
          <table:table-cell table:style-name="ce84" office:value-type="float" office:value="18.312" calcext:value-type="float">
            <text:p><text:s/>18.31 <text:s text:c="5"/></text:p>
          </table:table-cell>
          <table:table-cell table:style-name="ce84" office:value-type="float" office:value="10.6410729166667" calcext:value-type="float">
            <text:p><text:s/>10.64 <text:s text:c="5"/></text:p>
          </table:table-cell>
          <table:table-cell table:style-name="ce84" table:formula="of:=([.D158]+[.C158])/2" office:value-type="float" office:value="12.656" calcext:value-type="float">
            <text:p><text:s/>12.66 <text:s text:c="5"/></text:p>
          </table:table-cell>
          <table:table-cell table:style-name="ce84" table:formula="of:=ABS([.E158]-[.F158])" office:value-type="float" office:value="2.0149270833333" calcext:value-type="float">
            <text:p><text:s/>2.01 <text:s text:c="5"/></text:p>
          </table:table-cell>
          <table:table-cell table:formula="of:=ABS([.G158]*100/[.E158])" office:value-type="float" office:value="18.9353752118116" calcext:value-type="float">
            <text:p><text:s/>18.94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158]&gt;=[.$L$4];1;0)" office:value-type="float" office:value="1" calcext:value-type="float">
            <text:p>1</text:p>
          </table:table-cell>
          <table:table-cell table:style-name="ce95" table:formula="of:=IF([.E158]&gt;[.K$4];[.E158]-[.K$4];0)" office:value-type="float" office:value="0.641072916666699" calcext:value-type="float">
            <text:p><text:s/>0.64 <text:s text:c="5"/></text:p>
          </table:table-cell>
          <table:table-cell table:style-name="ce84" table:formula="of:=[.L157]+([.K158]*[.J158])" office:value-type="float" office:value="142.518679521277" calcext:value-type="float">
            <text:p><text:s/>142.5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157]+[.N158]" office:value-type="float" office:value="57" calcext:value-type="float">
            <text:p>57</text:p>
          </table:table-cell>
          <table:table-cell table:formula="of:=[.O158]*100/[.O$3]" office:value-type="float" office:value="30.1587301587302" calcext:value-type="float">
            <text:p><text:s/>30.16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157]+[.Q158]" office:value-type="float" office:value="51" calcext:value-type="float">
            <text:p>51</text:p>
          </table:table-cell>
          <table:table-cell table:formula="of:=[.R158]*100/[.R$3]" office:value-type="float" office:value="13.1443298969072" calcext:value-type="float">
            <text:p><text:s/>13.14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U157]+[.T158]" office:value-type="float" office:value="54" calcext:value-type="float">
            <text:p>54</text:p>
          </table:table-cell>
          <table:table-cell table:formula="of:=[.U158]*100/[.U$3]" office:value-type="float" office:value="14.2105263157895" calcext:value-type="float">
            <text:p><text:s/>14.21 <text:s text:c="5"/></text:p>
          </table:table-cell>
          <table:table-cell table:style-name="ce102" table:formula="of:=[.O158]+[.R158]" office:value-type="float" office:value="108" calcext:value-type="float">
            <text:p>108</text:p>
          </table:table-cell>
          <table:table-cell table:style-name="ce106" table:formula="of:=[.W158]/2" office:value-type="float" office:value="54" calcext:value-type="float">
            <text:p>54</text:p>
          </table:table-cell>
          <table:table-cell table:style-name="ce95" table:formula="of:=[.X158]*100/[.Y$2]" office:value-type="float" office:value="13.6882129277567" calcext:value-type="float">
            <text:p><text:s/>13.6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3" calcext:value-type="date">
            <text:p>6/3/200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7" calcext:value-type="float">
            <text:p><text:s/>7.00 <text:s text:c="5"/></text:p>
          </table:table-cell>
          <table:table-cell table:style-name="ce84" office:value-type="float" office:value="22.312" calcext:value-type="float">
            <text:p><text:s/>22.31 <text:s text:c="5"/></text:p>
          </table:table-cell>
          <table:table-cell table:style-name="ce84" office:value-type="float" office:value="13.9667708333333" calcext:value-type="float">
            <text:p><text:s/>13.97 <text:s text:c="5"/></text:p>
          </table:table-cell>
          <table:table-cell table:style-name="ce84" table:formula="of:=([.D159]+[.C159])/2" office:value-type="float" office:value="14.656" calcext:value-type="float">
            <text:p><text:s/>14.66 <text:s text:c="5"/></text:p>
          </table:table-cell>
          <table:table-cell table:style-name="ce84" table:formula="of:=ABS([.E159]-[.F159])" office:value-type="float" office:value="0.689229166666701" calcext:value-type="float">
            <text:p><text:s/>0.69 <text:s text:c="5"/></text:p>
          </table:table-cell>
          <table:table-cell table:formula="of:=ABS([.G159]*100/[.E159])" office:value-type="float" office:value="4.93477823106954" calcext:value-type="float">
            <text:p><text:s/>4.9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59]&gt;=[.$L$4];1;0)" office:value-type="float" office:value="1" calcext:value-type="float">
            <text:p>1</text:p>
          </table:table-cell>
          <table:table-cell table:style-name="ce95" table:formula="of:=IF([.E159]&gt;[.K$4];[.E159]-[.K$4];0)" office:value-type="float" office:value="3.9667708333333" calcext:value-type="float">
            <text:p><text:s/>3.97 <text:s text:c="5"/></text:p>
          </table:table-cell>
          <table:table-cell table:style-name="ce84" table:formula="of:=[.L158]+([.K159]*[.J159])" office:value-type="float" office:value="146.48545035461" calcext:value-type="float">
            <text:p><text:s/>146.49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O158]+[.N159]" office:value-type="float" office:value="58" calcext:value-type="float">
            <text:p>58</text:p>
          </table:table-cell>
          <table:table-cell table:formula="of:=[.O159]*100/[.O$3]" office:value-type="float" office:value="30.6878306878307" calcext:value-type="float">
            <text:p><text:s/>30.69 <text:s text:c="5"/></text:p>
          </table:table-cell>
          <table:table-cell/>
          <table:table-cell table:style-name="ce102" table:formula="of:=[.R158]+[.Q159]" office:value-type="float" office:value="51" calcext:value-type="float">
            <text:p>51</text:p>
          </table:table-cell>
          <table:table-cell table:formula="of:=[.R159]*100/[.R$3]" office:value-type="float" office:value="13.1443298969072" calcext:value-type="float">
            <text:p><text:s/>13.14 <text:s text:c="5"/></text:p>
          </table:table-cell>
          <table:table-cell/>
          <table:table-cell table:style-name="ce102" table:formula="of:=[.U158]+[.T159]" office:value-type="float" office:value="54" calcext:value-type="float">
            <text:p>54</text:p>
          </table:table-cell>
          <table:table-cell table:formula="of:=[.U159]*100/[.U$3]" office:value-type="float" office:value="14.2105263157895" calcext:value-type="float">
            <text:p><text:s/>14.21 <text:s text:c="5"/></text:p>
          </table:table-cell>
          <table:table-cell table:style-name="ce102" table:formula="of:=[.O159]+[.R159]" office:value-type="float" office:value="109" calcext:value-type="float">
            <text:p>109</text:p>
          </table:table-cell>
          <table:table-cell table:style-name="ce106" table:formula="of:=[.W159]/2" office:value-type="float" office:value="54.5" calcext:value-type="float">
            <text:p>55</text:p>
          </table:table-cell>
          <table:table-cell table:style-name="ce95" table:formula="of:=[.X159]*100/[.Y$2]" office:value-type="float" office:value="13.8149556400507" calcext:value-type="float">
            <text:p><text:s/>13.8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4" calcext:value-type="date">
            <text:p>6/4/200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9.188" calcext:value-type="float">
            <text:p><text:s/>9.19 <text:s text:c="5"/></text:p>
          </table:table-cell>
          <table:table-cell table:style-name="ce84" office:value-type="float" office:value="26.688" calcext:value-type="float">
            <text:p><text:s/>26.69 <text:s text:c="5"/></text:p>
          </table:table-cell>
          <table:table-cell table:style-name="ce84" office:value-type="float" office:value="17.1593958333333" calcext:value-type="float">
            <text:p><text:s/>17.16 <text:s text:c="5"/></text:p>
          </table:table-cell>
          <table:table-cell table:style-name="ce84" table:formula="of:=([.D160]+[.C160])/2" office:value-type="float" office:value="17.938" calcext:value-type="float">
            <text:p><text:s/>17.94 <text:s text:c="5"/></text:p>
          </table:table-cell>
          <table:table-cell table:style-name="ce84" table:formula="of:=ABS([.E160]-[.F160])" office:value-type="float" office:value="0.7786041666667" calcext:value-type="float">
            <text:p><text:s/>0.78 <text:s text:c="5"/></text:p>
          </table:table-cell>
          <table:table-cell table:formula="of:=ABS([.G160]*100/[.E160])" office:value-type="float" office:value="4.53748007347792" calcext:value-type="float">
            <text:p><text:s/>4.54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91" table:formula="of:=IF([.A160]&gt;=[.$L$4];1;0)" office:value-type="float" office:value="1" calcext:value-type="float">
            <text:p>1</text:p>
          </table:table-cell>
          <table:table-cell table:style-name="ce95" table:formula="of:=IF([.E160]&gt;[.K$4];[.E160]-[.K$4];0)" office:value-type="float" office:value="7.1593958333333" calcext:value-type="float">
            <text:p><text:s/>7.16 <text:s text:c="5"/></text:p>
          </table:table-cell>
          <table:table-cell table:style-name="ce84" table:formula="of:=[.L159]+([.K160]*[.J160])" office:value-type="float" office:value="153.644846187944" calcext:value-type="float">
            <text:p><text:s/>153.64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O159]+[.N160]" office:value-type="float" office:value="60" calcext:value-type="float">
            <text:p>60</text:p>
          </table:table-cell>
          <table:table-cell table:formula="of:=[.O160]*100/[.O$3]" office:value-type="float" office:value="31.7460317460317" calcext:value-type="float">
            <text:p><text:s/>31.75 <text:s text:c="5"/>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formula="of:=[.R159]+[.Q160]" office:value-type="float" office:value="56" calcext:value-type="float">
            <text:p>56</text:p>
          </table:table-cell>
          <table:table-cell table:formula="of:=[.R160]*100/[.R$3]" office:value-type="float" office:value="14.4329896907217" calcext:value-type="float">
            <text:p><text:s/>14.43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U159]+[.T160]" office:value-type="float" office:value="58" calcext:value-type="float">
            <text:p>58</text:p>
          </table:table-cell>
          <table:table-cell table:formula="of:=[.U160]*100/[.U$3]" office:value-type="float" office:value="15.2631578947368" calcext:value-type="float">
            <text:p><text:s/>15.26 <text:s text:c="5"/></text:p>
          </table:table-cell>
          <table:table-cell table:style-name="ce102" table:formula="of:=[.O160]+[.R160]" office:value-type="float" office:value="116" calcext:value-type="float">
            <text:p>116</text:p>
          </table:table-cell>
          <table:table-cell table:style-name="ce106" table:formula="of:=[.W160]/2" office:value-type="float" office:value="58" calcext:value-type="float">
            <text:p>58</text:p>
          </table:table-cell>
          <table:table-cell table:style-name="ce95" table:formula="of:=[.X160]*100/[.Y$2]" office:value-type="float" office:value="14.702154626109" calcext:value-type="float">
            <text:p><text:s/>14.7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5" calcext:value-type="date">
            <text:p>6/5/2005</text:p>
          </table:table-cell>
          <table:table-cell office:value-type="float" office:value="23" calcext:value-type="float">
            <text:p>23</text:p>
          </table:table-cell>
          <table:table-cell table:style-name="ce84" office:value-type="float" office:value="8.875" calcext:value-type="float">
            <text:p><text:s/>8.88 <text:s text:c="5"/></text:p>
          </table:table-cell>
          <table:table-cell table:style-name="ce84" office:value-type="float" office:value="21.5" calcext:value-type="float">
            <text:p><text:s/>21.50 <text:s text:c="5"/></text:p>
          </table:table-cell>
          <table:table-cell table:style-name="ce84" office:value-type="float" office:value="14.3784583333333" calcext:value-type="float">
            <text:p><text:s/>14.38 <text:s text:c="5"/></text:p>
          </table:table-cell>
          <table:table-cell table:style-name="ce84" table:formula="of:=([.D161]+[.C161])/2" office:value-type="float" office:value="15.1875" calcext:value-type="float">
            <text:p><text:s/>15.19 <text:s text:c="5"/></text:p>
          </table:table-cell>
          <table:table-cell table:style-name="ce84" table:formula="of:=ABS([.E161]-[.F161])" office:value-type="float" office:value="0.809041666666699" calcext:value-type="float">
            <text:p><text:s/>0.81 <text:s text:c="5"/></text:p>
          </table:table-cell>
          <table:table-cell table:formula="of:=ABS([.G161]*100/[.E161])" office:value-type="float" office:value="5.62676225719634" calcext:value-type="float">
            <text:p><text:s/>5.63 <text:s text:c="5"/></text:p>
          </table:table-cell>
          <table:table-cell table:style-name="ce84" office:value-type="float" office:value="14" calcext:value-type="float">
            <text:p><text:s/>14.00 <text:s text:c="5"/></text:p>
          </table:table-cell>
          <table:table-cell table:style-name="ce91" table:formula="of:=IF([.A161]&gt;=[.$L$4];1;0)" office:value-type="float" office:value="1" calcext:value-type="float">
            <text:p>1</text:p>
          </table:table-cell>
          <table:table-cell table:style-name="ce95" table:formula="of:=IF([.E161]&gt;[.K$4];[.E161]-[.K$4];0)" office:value-type="float" office:value="4.3784583333333" calcext:value-type="float">
            <text:p><text:s/>4.38 <text:s text:c="5"/></text:p>
          </table:table-cell>
          <table:table-cell table:style-name="ce84" table:formula="of:=[.L160]+([.K161]*[.J161])" office:value-type="float" office:value="158.023304521277" calcext:value-type="float">
            <text:p><text:s/>15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60]+[.N161]" office:value-type="float" office:value="60" calcext:value-type="float">
            <text:p>60</text:p>
          </table:table-cell>
          <table:table-cell table:formula="of:=[.O161]*100/[.O$3]" office:value-type="float" office:value="31.7460317460317" calcext:value-type="float">
            <text:p><text:s/>31.75 <text:s text:c="5"/></text:p>
          </table:table-cell>
          <table:table-cell/>
          <table:table-cell table:style-name="ce102" table:formula="of:=[.R160]+[.Q161]" office:value-type="float" office:value="56" calcext:value-type="float">
            <text:p>56</text:p>
          </table:table-cell>
          <table:table-cell table:formula="of:=[.R161]*100/[.R$3]" office:value-type="float" office:value="14.4329896907217" calcext:value-type="float">
            <text:p><text:s/>14.43 <text:s text:c="5"/></text:p>
          </table:table-cell>
          <table:table-cell/>
          <table:table-cell table:style-name="ce102" table:formula="of:=[.U160]+[.T161]" office:value-type="float" office:value="58" calcext:value-type="float">
            <text:p>58</text:p>
          </table:table-cell>
          <table:table-cell table:formula="of:=[.U161]*100/[.U$3]" office:value-type="float" office:value="15.2631578947368" calcext:value-type="float">
            <text:p><text:s/>15.26 <text:s text:c="5"/></text:p>
          </table:table-cell>
          <table:table-cell table:style-name="ce102" table:formula="of:=[.O161]+[.R161]" office:value-type="float" office:value="116" calcext:value-type="float">
            <text:p>116</text:p>
          </table:table-cell>
          <table:table-cell table:style-name="ce106" table:formula="of:=[.W161]/2" office:value-type="float" office:value="58" calcext:value-type="float">
            <text:p>58</text:p>
          </table:table-cell>
          <table:table-cell table:style-name="ce95" table:formula="of:=[.X161]*100/[.Y$2]" office:value-type="float" office:value="14.702154626109" calcext:value-type="float">
            <text:p><text:s/>14.7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6" calcext:value-type="date">
            <text:p>6/6/2005</text:p>
          </table:table-cell>
          <table:table-cell office:value-type="float" office:value="24" calcext:value-type="float">
            <text:p>24</text:p>
          </table:table-cell>
          <table:table-cell table:style-name="ce84" office:value-type="float" office:value="7.5" calcext:value-type="float">
            <text:p><text:s/>7.50 <text:s text:c="5"/></text:p>
          </table:table-cell>
          <table:table-cell table:style-name="ce84" office:value-type="float" office:value="17.312" calcext:value-type="float">
            <text:p><text:s/>17.31 <text:s text:c="5"/></text:p>
          </table:table-cell>
          <table:table-cell table:style-name="ce84" office:value-type="float" office:value="11.5961458333333" calcext:value-type="float">
            <text:p><text:s/>11.60 <text:s text:c="5"/></text:p>
          </table:table-cell>
          <table:table-cell table:style-name="ce84" table:formula="of:=([.D162]+[.C162])/2" office:value-type="float" office:value="12.406" calcext:value-type="float">
            <text:p><text:s/>12.41 <text:s text:c="5"/></text:p>
          </table:table-cell>
          <table:table-cell table:style-name="ce84" table:formula="of:=ABS([.E162]-[.F162])" office:value-type="float" office:value="0.809854166666701" calcext:value-type="float">
            <text:p><text:s/>0.81 <text:s text:c="5"/></text:p>
          </table:table-cell>
          <table:table-cell table:formula="of:=ABS([.G162]*100/[.E162])" office:value-type="float" office:value="6.98382185172907" calcext:value-type="float">
            <text:p><text:s/>6.98 <text:s text:c="5"/></text:p>
          </table:table-cell>
          <table:table-cell table:style-name="ce84" office:value-type="float" office:value="1.5" calcext:value-type="float">
            <text:p><text:s/>1.50 <text:s text:c="5"/></text:p>
          </table:table-cell>
          <table:table-cell table:style-name="ce91" table:formula="of:=IF([.A162]&gt;=[.$L$4];1;0)" office:value-type="float" office:value="1" calcext:value-type="float">
            <text:p>1</text:p>
          </table:table-cell>
          <table:table-cell table:style-name="ce95" table:formula="of:=IF([.E162]&gt;[.K$4];[.E162]-[.K$4];0)" office:value-type="float" office:value="1.5961458333333" calcext:value-type="float">
            <text:p><text:s/>1.60 <text:s text:c="5"/></text:p>
          </table:table-cell>
          <table:table-cell table:style-name="ce84" table:formula="of:=[.L161]+([.K162]*[.J162])" office:value-type="float" office:value="159.61945035461" calcext:value-type="float">
            <text:p><text:s/>159.6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O161]+[.N162]" office:value-type="float" office:value="61" calcext:value-type="float">
            <text:p>61</text:p>
          </table:table-cell>
          <table:table-cell table:formula="of:=[.O162]*100/[.O$3]" office:value-type="float" office:value="32.2751322751323" calcext:value-type="float">
            <text:p><text:s/>32.28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161]+[.Q162]" office:value-type="float" office:value="58" calcext:value-type="float">
            <text:p>58</text:p>
          </table:table-cell>
          <table:table-cell table:formula="of:=[.R162]*100/[.R$3]" office:value-type="float" office:value="14.9484536082474" calcext:value-type="float">
            <text:p><text:s/>14.95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U161]+[.T162]" office:value-type="float" office:value="61" calcext:value-type="float">
            <text:p>61</text:p>
          </table:table-cell>
          <table:table-cell table:formula="of:=[.U162]*100/[.U$3]" office:value-type="float" office:value="16.0526315789474" calcext:value-type="float">
            <text:p><text:s/>16.05 <text:s text:c="5"/></text:p>
          </table:table-cell>
          <table:table-cell table:style-name="ce102" table:formula="of:=[.O162]+[.R162]" office:value-type="float" office:value="119" calcext:value-type="float">
            <text:p>119</text:p>
          </table:table-cell>
          <table:table-cell table:style-name="ce106" table:formula="of:=[.W162]/2" office:value-type="float" office:value="59.5" calcext:value-type="float">
            <text:p>60</text:p>
          </table:table-cell>
          <table:table-cell table:style-name="ce95" table:formula="of:=[.X162]*100/[.Y$2]" office:value-type="float" office:value="15.0823827629911" calcext:value-type="float">
            <text:p><text:s/>15.0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7" calcext:value-type="date">
            <text:p>6/7/2005</text:p>
          </table:table-cell>
          <table:table-cell office:value-type="float" office:value="24" calcext:value-type="float">
            <text:p>24</text:p>
          </table:table-cell>
          <table:table-cell table:style-name="ce84" office:value-type="float" office:value="6.688" calcext:value-type="float">
            <text:p><text:s/>6.69 <text:s text:c="5"/></text:p>
          </table:table-cell>
          <table:table-cell table:style-name="ce84" office:value-type="float" office:value="13.875" calcext:value-type="float">
            <text:p><text:s/>13.88 <text:s text:c="5"/></text:p>
          </table:table-cell>
          <table:table-cell table:style-name="ce84" office:value-type="float" office:value="10.2295833333333" calcext:value-type="float">
            <text:p><text:s/>10.23 <text:s text:c="5"/></text:p>
          </table:table-cell>
          <table:table-cell table:style-name="ce84" table:formula="of:=([.D163]+[.C163])/2" office:value-type="float" office:value="10.2815" calcext:value-type="float">
            <text:p><text:s/>10.28 <text:s text:c="5"/></text:p>
          </table:table-cell>
          <table:table-cell table:style-name="ce84" table:formula="of:=ABS([.E163]-[.F163])" office:value-type="float" office:value="0.051916666666699" calcext:value-type="float">
            <text:p><text:s/>0.05 <text:s text:c="5"/></text:p>
          </table:table-cell>
          <table:table-cell table:formula="of:=ABS([.G163]*100/[.E163])" office:value-type="float" office:value="0.507514968840691" calcext:value-type="float">
            <text:p><text:s/>0.51 <text:s text:c="5"/></text:p>
          </table:table-cell>
          <table:table-cell table:style-name="ce84" office:value-type="float" office:value="1.6" calcext:value-type="float">
            <text:p><text:s/>1.60 <text:s text:c="5"/></text:p>
          </table:table-cell>
          <table:table-cell table:style-name="ce91" table:formula="of:=IF([.A163]&gt;=[.$L$4];1;0)" office:value-type="float" office:value="1" calcext:value-type="float">
            <text:p>1</text:p>
          </table:table-cell>
          <table:table-cell table:style-name="ce95" table:formula="of:=IF([.E163]&gt;[.K$4];[.E163]-[.K$4];0)" office:value-type="float" office:value="0.2295833333333" calcext:value-type="float">
            <text:p><text:s/>0.23 <text:s text:c="5"/></text:p>
          </table:table-cell>
          <table:table-cell table:style-name="ce84" table:formula="of:=[.L162]+([.K163]*[.J163])" office:value-type="float" office:value="159.849033687943" calcext:value-type="float">
            <text:p><text:s/>159.8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62]+[.N163]" office:value-type="float" office:value="61" calcext:value-type="float">
            <text:p>61</text:p>
          </table:table-cell>
          <table:table-cell table:formula="of:=[.O163]*100/[.O$3]" office:value-type="float" office:value="32.2751322751323" calcext:value-type="float">
            <text:p><text:s/>32.28 <text:s text:c="5"/></text:p>
          </table:table-cell>
          <table:table-cell/>
          <table:table-cell table:style-name="ce102" table:formula="of:=[.R162]+[.Q163]" office:value-type="float" office:value="58" calcext:value-type="float">
            <text:p>58</text:p>
          </table:table-cell>
          <table:table-cell table:formula="of:=[.R163]*100/[.R$3]" office:value-type="float" office:value="14.9484536082474" calcext:value-type="float">
            <text:p><text:s/>14.95 <text:s text:c="5"/></text:p>
          </table:table-cell>
          <table:table-cell/>
          <table:table-cell table:style-name="ce102" table:formula="of:=[.U162]+[.T163]" office:value-type="float" office:value="61" calcext:value-type="float">
            <text:p>61</text:p>
          </table:table-cell>
          <table:table-cell table:formula="of:=[.U163]*100/[.U$3]" office:value-type="float" office:value="16.0526315789474" calcext:value-type="float">
            <text:p><text:s/>16.05 <text:s text:c="5"/></text:p>
          </table:table-cell>
          <table:table-cell table:style-name="ce102" table:formula="of:=[.O163]+[.R163]" office:value-type="float" office:value="119" calcext:value-type="float">
            <text:p>119</text:p>
          </table:table-cell>
          <table:table-cell table:style-name="ce106" table:formula="of:=[.W163]/2" office:value-type="float" office:value="59.5" calcext:value-type="float">
            <text:p>60</text:p>
          </table:table-cell>
          <table:table-cell table:style-name="ce95" table:formula="of:=[.X163]*100/[.Y$2]" office:value-type="float" office:value="15.0823827629911" calcext:value-type="float">
            <text:p><text:s/>15.0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8" calcext:value-type="date">
            <text:p>6/8/2005</text:p>
          </table:table-cell>
          <table:table-cell office:value-type="float" office:value="24" calcext:value-type="float">
            <text:p>24</text:p>
          </table:table-cell>
          <table:table-cell table:style-name="ce84" office:value-type="float" office:value="5.812" calcext:value-type="float">
            <text:p><text:s/>5.81 <text:s text:c="5"/></text:p>
          </table:table-cell>
          <table:table-cell table:style-name="ce84" office:value-type="float" office:value="13.125" calcext:value-type="float">
            <text:p><text:s/>13.13 <text:s text:c="5"/></text:p>
          </table:table-cell>
          <table:table-cell table:style-name="ce84" office:value-type="float" office:value="8.83367708333333" calcext:value-type="float">
            <text:p><text:s/>8.83 <text:s text:c="5"/></text:p>
          </table:table-cell>
          <table:table-cell table:style-name="ce84" table:formula="of:=([.D164]+[.C164])/2" office:value-type="float" office:value="9.4685" calcext:value-type="float">
            <text:p><text:s/>9.47 <text:s text:c="5"/></text:p>
          </table:table-cell>
          <table:table-cell table:style-name="ce84" table:formula="of:=ABS([.E164]-[.F164])" office:value-type="float" office:value="0.634822916666671" calcext:value-type="float">
            <text:p><text:s/>0.63 <text:s text:c="5"/></text:p>
          </table:table-cell>
          <table:table-cell table:formula="of:=ABS([.G164]*100/[.E164])" office:value-type="float" office:value="7.18639486906765" calcext:value-type="float">
            <text:p><text:s/>7.19 <text:s text:c="5"/></text:p>
          </table:table-cell>
          <table:table-cell table:style-name="ce84" office:value-type="float" office:value="6.1" calcext:value-type="float">
            <text:p><text:s/>6.10 <text:s text:c="5"/></text:p>
          </table:table-cell>
          <table:table-cell table:style-name="ce91" table:formula="of:=IF([.A164]&gt;=[.$L$4];1;0)" office:value-type="float" office:value="1" calcext:value-type="float">
            <text:p>1</text:p>
          </table:table-cell>
          <table:table-cell table:style-name="ce95" table:formula="of:=IF([.E164]&gt;[.K$4];[.E164]-[.K$4];0)" office:value-type="float" office:value="0" calcext:value-type="float">
            <text:p><text:s/>- <text:s text:c="5"/></text:p>
          </table:table-cell>
          <table:table-cell table:style-name="ce84" table:formula="of:=[.L163]+([.K164]*[.J164])" office:value-type="float" office:value="159.849033687943" calcext:value-type="float">
            <text:p><text:s/>159.85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163]+[.N164]" office:value-type="float" office:value="61" calcext:value-type="float">
            <text:p>61</text:p>
          </table:table-cell>
          <table:table-cell table:formula="of:=[.O164]*100/[.O$3]" office:value-type="float" office:value="32.2751322751323" calcext:value-type="float">
            <text:p><text:s/>32.28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163]+[.Q164]" office:value-type="float" office:value="58" calcext:value-type="float">
            <text:p>58</text:p>
          </table:table-cell>
          <table:table-cell table:formula="of:=[.R164]*100/[.R$3]" office:value-type="float" office:value="14.9484536082474" calcext:value-type="float">
            <text:p><text:s/>14.95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U163]+[.T164]" office:value-type="float" office:value="62" calcext:value-type="float">
            <text:p>62</text:p>
          </table:table-cell>
          <table:table-cell table:formula="of:=[.U164]*100/[.U$3]" office:value-type="float" office:value="16.3157894736842" calcext:value-type="float">
            <text:p><text:s/>16.32 <text:s text:c="5"/></text:p>
          </table:table-cell>
          <table:table-cell table:style-name="ce102" table:formula="of:=[.O164]+[.R164]" office:value-type="float" office:value="119" calcext:value-type="float">
            <text:p>119</text:p>
          </table:table-cell>
          <table:table-cell table:style-name="ce106" table:formula="of:=[.W164]/2" office:value-type="float" office:value="59.5" calcext:value-type="float">
            <text:p>60</text:p>
          </table:table-cell>
          <table:table-cell table:style-name="ce95" table:formula="of:=[.X164]*100/[.Y$2]" office:value-type="float" office:value="15.0823827629911" calcext:value-type="float">
            <text:p><text:s/>15.0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09" calcext:value-type="date">
            <text:p>6/9/2005</text:p>
          </table:table-cell>
          <table:table-cell office:value-type="float" office:value="24" calcext:value-type="float">
            <text:p>24</text:p>
          </table:table-cell>
          <table:table-cell table:style-name="ce84" office:value-type="float" office:value="3.875" calcext:value-type="float">
            <text:p><text:s/>3.88 <text:s text:c="5"/></text:p>
          </table:table-cell>
          <table:table-cell table:style-name="ce84" office:value-type="float" office:value="15.62" calcext:value-type="float">
            <text:p><text:s/>15.62 <text:s text:c="5"/></text:p>
          </table:table-cell>
          <table:table-cell table:style-name="ce84" office:value-type="float" office:value="9.97771875" calcext:value-type="float">
            <text:p><text:s/>9.98 <text:s text:c="5"/></text:p>
          </table:table-cell>
          <table:table-cell table:style-name="ce84" table:formula="of:=([.D165]+[.C165])/2" office:value-type="float" office:value="9.7475" calcext:value-type="float">
            <text:p><text:s/>9.75 <text:s text:c="5"/></text:p>
          </table:table-cell>
          <table:table-cell table:style-name="ce84" table:formula="of:=ABS([.E165]-[.F165])" office:value-type="float" office:value="0.230218750000001" calcext:value-type="float">
            <text:p><text:s/>0.23 <text:s text:c="5"/></text:p>
          </table:table-cell>
          <table:table-cell table:formula="of:=ABS([.G165]*100/[.E165])" office:value-type="float" office:value="2.3073285163505" calcext:value-type="float">
            <text:p><text:s/>2.3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65]&gt;=[.$L$4];1;0)" office:value-type="float" office:value="1" calcext:value-type="float">
            <text:p>1</text:p>
          </table:table-cell>
          <table:table-cell table:style-name="ce95" table:formula="of:=IF([.E165]&gt;[.K$4];[.E165]-[.K$4];0)" office:value-type="float" office:value="0" calcext:value-type="float">
            <text:p><text:s/>- <text:s text:c="5"/></text:p>
          </table:table-cell>
          <table:table-cell table:style-name="ce84" table:formula="of:=[.L164]+([.K165]*[.J165])" office:value-type="float" office:value="159.849033687943" calcext:value-type="float">
            <text:p><text:s/>159.8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64]+[.N165]" office:value-type="float" office:value="61" calcext:value-type="float">
            <text:p>61</text:p>
          </table:table-cell>
          <table:table-cell table:formula="of:=[.O165]*100/[.O$3]" office:value-type="float" office:value="32.2751322751323" calcext:value-type="float">
            <text:p><text:s/>32.28 <text:s text:c="5"/></text:p>
          </table:table-cell>
          <table:table-cell/>
          <table:table-cell table:style-name="ce102" table:formula="of:=[.R164]+[.Q165]" office:value-type="float" office:value="58" calcext:value-type="float">
            <text:p>58</text:p>
          </table:table-cell>
          <table:table-cell table:formula="of:=[.R165]*100/[.R$3]" office:value-type="float" office:value="14.9484536082474" calcext:value-type="float">
            <text:p><text:s/>14.95 <text:s text:c="5"/></text:p>
          </table:table-cell>
          <table:table-cell/>
          <table:table-cell table:style-name="ce102" table:formula="of:=[.U164]+[.T165]" office:value-type="float" office:value="62" calcext:value-type="float">
            <text:p>62</text:p>
          </table:table-cell>
          <table:table-cell table:formula="of:=[.U165]*100/[.U$3]" office:value-type="float" office:value="16.3157894736842" calcext:value-type="float">
            <text:p><text:s/>16.32 <text:s text:c="5"/></text:p>
          </table:table-cell>
          <table:table-cell table:style-name="ce102" table:formula="of:=[.O165]+[.R165]" office:value-type="float" office:value="119" calcext:value-type="float">
            <text:p>119</text:p>
          </table:table-cell>
          <table:table-cell table:style-name="ce106" table:formula="of:=[.W165]/2" office:value-type="float" office:value="59.5" calcext:value-type="float">
            <text:p>60</text:p>
          </table:table-cell>
          <table:table-cell table:style-name="ce95" table:formula="of:=[.X165]*100/[.Y$2]" office:value-type="float" office:value="15.0823827629911" calcext:value-type="float">
            <text:p><text:s/>15.0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0" calcext:value-type="date">
            <text:p>6/10/2005</text:p>
          </table:table-cell>
          <table:table-cell office:value-type="float" office:value="24" calcext:value-type="float">
            <text:p>24</text:p>
          </table:table-cell>
          <table:table-cell table:style-name="ce84" office:value-type="float" office:value="7.25" calcext:value-type="float">
            <text:p><text:s/>7.25 <text:s text:c="5"/></text:p>
          </table:table-cell>
          <table:table-cell table:style-name="ce84" office:value-type="float" office:value="17.625" calcext:value-type="float">
            <text:p><text:s/>17.63 <text:s text:c="5"/></text:p>
          </table:table-cell>
          <table:table-cell table:style-name="ce84" office:value-type="float" office:value="11.6398854166667" calcext:value-type="float">
            <text:p><text:s/>11.64 <text:s text:c="5"/></text:p>
          </table:table-cell>
          <table:table-cell table:style-name="ce84" table:formula="of:=([.D166]+[.C166])/2" office:value-type="float" office:value="12.4375" calcext:value-type="float">
            <text:p><text:s/>12.44 <text:s text:c="5"/></text:p>
          </table:table-cell>
          <table:table-cell table:style-name="ce84" table:formula="of:=ABS([.E166]-[.F166])" office:value-type="float" office:value="0.797614583333299" calcext:value-type="float">
            <text:p><text:s/>0.80 <text:s text:c="5"/></text:p>
          </table:table-cell>
          <table:table-cell table:formula="of:=ABS([.G166]*100/[.E166])" office:value-type="float" office:value="6.85242641814348" calcext:value-type="float">
            <text:p><text:s/>6.8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66]&gt;=[.$L$4];1;0)" office:value-type="float" office:value="1" calcext:value-type="float">
            <text:p>1</text:p>
          </table:table-cell>
          <table:table-cell table:style-name="ce95" table:formula="of:=IF([.E166]&gt;[.K$4];[.E166]-[.K$4];0)" office:value-type="float" office:value="1.6398854166667" calcext:value-type="float">
            <text:p><text:s/>1.64 <text:s text:c="5"/></text:p>
          </table:table-cell>
          <table:table-cell table:style-name="ce84" table:formula="of:=[.L165]+([.K166]*[.J166])" office:value-type="float" office:value="161.48891910461" calcext:value-type="float">
            <text:p><text:s/>161.49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O165]+[.N166]" office:value-type="float" office:value="62" calcext:value-type="float">
            <text:p>62</text:p>
          </table:table-cell>
          <table:table-cell table:formula="of:=[.O166]*100/[.O$3]" office:value-type="float" office:value="32.8042328042328" calcext:value-type="float">
            <text:p><text:s/>32.80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165]+[.Q166]" office:value-type="float" office:value="58" calcext:value-type="float">
            <text:p>58</text:p>
          </table:table-cell>
          <table:table-cell table:formula="of:=[.R166]*100/[.R$3]" office:value-type="float" office:value="14.9484536082474" calcext:value-type="float">
            <text:p><text:s/>14.95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165]+[.T166]" office:value-type="float" office:value="62" calcext:value-type="float">
            <text:p>62</text:p>
          </table:table-cell>
          <table:table-cell table:formula="of:=[.U166]*100/[.U$3]" office:value-type="float" office:value="16.3157894736842" calcext:value-type="float">
            <text:p><text:s/>16.32 <text:s text:c="5"/></text:p>
          </table:table-cell>
          <table:table-cell table:style-name="ce102" table:formula="of:=[.O166]+[.R166]" office:value-type="float" office:value="120" calcext:value-type="float">
            <text:p>120</text:p>
          </table:table-cell>
          <table:table-cell table:style-name="ce106" table:formula="of:=[.W166]/2" office:value-type="float" office:value="60" calcext:value-type="float">
            <text:p>60</text:p>
          </table:table-cell>
          <table:table-cell table:style-name="ce95" table:formula="of:=[.X166]*100/[.Y$2]" office:value-type="float" office:value="15.2091254752852" calcext:value-type="float">
            <text:p><text:s/>15.2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1" calcext:value-type="date">
            <text:p>6/11/2005</text:p>
          </table:table-cell>
          <table:table-cell office:value-type="float" office:value="24" calcext:value-type="float">
            <text:p>24</text:p>
          </table:table-cell>
          <table:table-cell table:style-name="ce84" office:value-type="float" office:value="7.938" calcext:value-type="float">
            <text:p><text:s/>7.94 <text:s text:c="5"/></text:p>
          </table:table-cell>
          <table:table-cell table:style-name="ce84" office:value-type="float" office:value="17.562" calcext:value-type="float">
            <text:p><text:s/>17.56 <text:s text:c="5"/></text:p>
          </table:table-cell>
          <table:table-cell table:style-name="ce84" office:value-type="float" office:value="11.6966666666667" calcext:value-type="float">
            <text:p><text:s/>11.70 <text:s text:c="5"/></text:p>
          </table:table-cell>
          <table:table-cell table:style-name="ce84" table:formula="of:=([.D167]+[.C167])/2" office:value-type="float" office:value="12.75" calcext:value-type="float">
            <text:p><text:s/>12.75 <text:s text:c="5"/></text:p>
          </table:table-cell>
          <table:table-cell table:style-name="ce84" table:formula="of:=ABS([.E167]-[.F167])" office:value-type="float" office:value="1.0533333333333" calcext:value-type="float">
            <text:p><text:s/>1.05 <text:s text:c="5"/></text:p>
          </table:table-cell>
          <table:table-cell table:formula="of:=ABS([.G167]*100/[.E167])" office:value-type="float" office:value="9.00541464804757" calcext:value-type="float">
            <text:p><text:s/>9.0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67]&gt;=[.$L$4];1;0)" office:value-type="float" office:value="1" calcext:value-type="float">
            <text:p>1</text:p>
          </table:table-cell>
          <table:table-cell table:style-name="ce95" table:formula="of:=IF([.E167]&gt;[.K$4];[.E167]-[.K$4];0)" office:value-type="float" office:value="1.6966666666667" calcext:value-type="float">
            <text:p><text:s/>1.70 <text:s text:c="5"/></text:p>
          </table:table-cell>
          <table:table-cell table:style-name="ce84" table:formula="of:=[.L166]+([.K167]*[.J167])" office:value-type="float" office:value="163.185585771277" calcext:value-type="float">
            <text:p><text:s/>163.1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66]+[.N167]" office:value-type="float" office:value="62" calcext:value-type="float">
            <text:p>62</text:p>
          </table:table-cell>
          <table:table-cell table:formula="of:=[.O167]*100/[.O$3]" office:value-type="float" office:value="32.8042328042328" calcext:value-type="float">
            <text:p><text:s/>32.80 <text:s text:c="5"/></text:p>
          </table:table-cell>
          <table:table-cell/>
          <table:table-cell table:style-name="ce102" table:formula="of:=[.R166]+[.Q167]" office:value-type="float" office:value="58" calcext:value-type="float">
            <text:p>58</text:p>
          </table:table-cell>
          <table:table-cell table:formula="of:=[.R167]*100/[.R$3]" office:value-type="float" office:value="14.9484536082474" calcext:value-type="float">
            <text:p><text:s/>14.95 <text:s text:c="5"/></text:p>
          </table:table-cell>
          <table:table-cell/>
          <table:table-cell table:style-name="ce102" table:formula="of:=[.U166]+[.T167]" office:value-type="float" office:value="62" calcext:value-type="float">
            <text:p>62</text:p>
          </table:table-cell>
          <table:table-cell table:formula="of:=[.U167]*100/[.U$3]" office:value-type="float" office:value="16.3157894736842" calcext:value-type="float">
            <text:p><text:s/>16.32 <text:s text:c="5"/></text:p>
          </table:table-cell>
          <table:table-cell table:style-name="ce102" table:formula="of:=[.O167]+[.R167]" office:value-type="float" office:value="120" calcext:value-type="float">
            <text:p>120</text:p>
          </table:table-cell>
          <table:table-cell table:style-name="ce106" table:formula="of:=[.W167]/2" office:value-type="float" office:value="60" calcext:value-type="float">
            <text:p>60</text:p>
          </table:table-cell>
          <table:table-cell table:style-name="ce95" table:formula="of:=[.X167]*100/[.Y$2]" office:value-type="float" office:value="15.2091254752852" calcext:value-type="float">
            <text:p><text:s/>15.2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2" calcext:value-type="date">
            <text:p>6/12/2005</text:p>
          </table:table-cell>
          <table:table-cell office:value-type="float" office:value="24" calcext:value-type="float">
            <text:p>24</text:p>
          </table:table-cell>
          <table:table-cell table:style-name="ce84" office:value-type="float" office:value="4.375" calcext:value-type="float">
            <text:p><text:s/>4.38 <text:s text:c="5"/></text:p>
          </table:table-cell>
          <table:table-cell table:style-name="ce84" office:value-type="float" office:value="16.62" calcext:value-type="float">
            <text:p><text:s/>16.62 <text:s text:c="5"/></text:p>
          </table:table-cell>
          <table:table-cell table:style-name="ce84" office:value-type="float" office:value="10.5888541666667" calcext:value-type="float">
            <text:p><text:s/>10.59 <text:s text:c="5"/></text:p>
          </table:table-cell>
          <table:table-cell table:style-name="ce84" table:formula="of:=([.D168]+[.C168])/2" office:value-type="float" office:value="10.4975" calcext:value-type="float">
            <text:p><text:s/>10.50 <text:s text:c="5"/></text:p>
          </table:table-cell>
          <table:table-cell table:style-name="ce84" table:formula="of:=ABS([.E168]-[.F168])" office:value-type="float" office:value="0.091354166666699" calcext:value-type="float">
            <text:p><text:s/>0.09 <text:s text:c="5"/></text:p>
          </table:table-cell>
          <table:table-cell table:formula="of:=ABS([.G168]*100/[.E168])" office:value-type="float" office:value="0.862738925560788" calcext:value-type="float">
            <text:p><text:s/>0.8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68]&gt;=[.$L$4];1;0)" office:value-type="float" office:value="1" calcext:value-type="float">
            <text:p>1</text:p>
          </table:table-cell>
          <table:table-cell table:style-name="ce95" table:formula="of:=IF([.E168]&gt;[.K$4];[.E168]-[.K$4];0)" office:value-type="float" office:value="0.5888541666667" calcext:value-type="float">
            <text:p><text:s/>0.59 <text:s text:c="5"/></text:p>
          </table:table-cell>
          <table:table-cell table:style-name="ce84" table:formula="of:=[.L167]+([.K168]*[.J168])" office:value-type="float" office:value="163.774439937943" calcext:value-type="float">
            <text:p><text:s/>163.77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167]+[.N168]" office:value-type="float" office:value="62" calcext:value-type="float">
            <text:p>62</text:p>
          </table:table-cell>
          <table:table-cell table:formula="of:=[.O168]*100/[.O$3]" office:value-type="float" office:value="32.8042328042328" calcext:value-type="float">
            <text:p><text:s/>32.80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167]+[.Q168]" office:value-type="float" office:value="58" calcext:value-type="float">
            <text:p>58</text:p>
          </table:table-cell>
          <table:table-cell table:formula="of:=[.R168]*100/[.R$3]" office:value-type="float" office:value="14.9484536082474" calcext:value-type="float">
            <text:p><text:s/>14.95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167]+[.T168]" office:value-type="float" office:value="62" calcext:value-type="float">
            <text:p>62</text:p>
          </table:table-cell>
          <table:table-cell table:formula="of:=[.U168]*100/[.U$3]" office:value-type="float" office:value="16.3157894736842" calcext:value-type="float">
            <text:p><text:s/>16.32 <text:s text:c="5"/></text:p>
          </table:table-cell>
          <table:table-cell table:style-name="ce102" table:formula="of:=[.O168]+[.R168]" office:value-type="float" office:value="120" calcext:value-type="float">
            <text:p>120</text:p>
          </table:table-cell>
          <table:table-cell table:style-name="ce106" table:formula="of:=[.W168]/2" office:value-type="float" office:value="60" calcext:value-type="float">
            <text:p>60</text:p>
          </table:table-cell>
          <table:table-cell table:style-name="ce95" table:formula="of:=[.X168]*100/[.Y$2]" office:value-type="float" office:value="15.2091254752852" calcext:value-type="float">
            <text:p><text:s/>15.2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3" calcext:value-type="date">
            <text:p>6/13/2005</text:p>
          </table:table-cell>
          <table:table-cell office:value-type="float" office:value="25" calcext:value-type="float">
            <text:p>25</text:p>
          </table:table-cell>
          <table:table-cell table:style-name="ce84" office:value-type="float" office:value="3.812" calcext:value-type="float">
            <text:p><text:s/>3.81 <text:s text:c="5"/></text:p>
          </table:table-cell>
          <table:table-cell table:style-name="ce84" office:value-type="float" office:value="22.938" calcext:value-type="float">
            <text:p><text:s/>22.94 <text:s text:c="5"/></text:p>
          </table:table-cell>
          <table:table-cell table:style-name="ce84" office:value-type="float" office:value="15.1297604166667" calcext:value-type="float">
            <text:p><text:s/>15.13 <text:s text:c="5"/></text:p>
          </table:table-cell>
          <table:table-cell table:style-name="ce84" table:formula="of:=([.D169]+[.C169])/2" office:value-type="float" office:value="13.375" calcext:value-type="float">
            <text:p><text:s/>13.38 <text:s text:c="5"/></text:p>
          </table:table-cell>
          <table:table-cell table:style-name="ce84" table:formula="of:=ABS([.E169]-[.F169])" office:value-type="float" office:value="1.7547604166667" calcext:value-type="float">
            <text:p><text:s/>1.75 <text:s text:c="5"/></text:p>
          </table:table-cell>
          <table:table-cell table:formula="of:=ABS([.G169]*100/[.E169])" office:value-type="float" office:value="11.5980714059007" calcext:value-type="float">
            <text:p><text:s/>11.6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69]&gt;=[.$L$4];1;0)" office:value-type="float" office:value="1" calcext:value-type="float">
            <text:p>1</text:p>
          </table:table-cell>
          <table:table-cell table:style-name="ce95" table:formula="of:=IF([.E169]&gt;[.K$4];[.E169]-[.K$4];0)" office:value-type="float" office:value="5.1297604166667" calcext:value-type="float">
            <text:p><text:s/>5.13 <text:s text:c="5"/></text:p>
          </table:table-cell>
          <table:table-cell table:style-name="ce84" table:formula="of:=[.L168]+([.K169]*[.J169])" office:value-type="float" office:value="168.90420035461" calcext:value-type="float">
            <text:p><text:s/>168.9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68]+[.N169]" office:value-type="float" office:value="62" calcext:value-type="float">
            <text:p>62</text:p>
          </table:table-cell>
          <table:table-cell table:formula="of:=[.O169]*100/[.O$3]" office:value-type="float" office:value="32.8042328042328" calcext:value-type="float">
            <text:p><text:s/>32.80 <text:s text:c="5"/></text:p>
          </table:table-cell>
          <table:table-cell/>
          <table:table-cell table:style-name="ce102" table:formula="of:=[.R168]+[.Q169]" office:value-type="float" office:value="58" calcext:value-type="float">
            <text:p>58</text:p>
          </table:table-cell>
          <table:table-cell table:formula="of:=[.R169]*100/[.R$3]" office:value-type="float" office:value="14.9484536082474" calcext:value-type="float">
            <text:p><text:s/>14.95 <text:s text:c="5"/></text:p>
          </table:table-cell>
          <table:table-cell/>
          <table:table-cell table:style-name="ce102" table:formula="of:=[.U168]+[.T169]" office:value-type="float" office:value="62" calcext:value-type="float">
            <text:p>62</text:p>
          </table:table-cell>
          <table:table-cell table:formula="of:=[.U169]*100/[.U$3]" office:value-type="float" office:value="16.3157894736842" calcext:value-type="float">
            <text:p><text:s/>16.32 <text:s text:c="5"/></text:p>
          </table:table-cell>
          <table:table-cell table:style-name="ce102" table:formula="of:=[.O169]+[.R169]" office:value-type="float" office:value="120" calcext:value-type="float">
            <text:p>120</text:p>
          </table:table-cell>
          <table:table-cell table:style-name="ce106" table:formula="of:=[.W169]/2" office:value-type="float" office:value="60" calcext:value-type="float">
            <text:p>60</text:p>
          </table:table-cell>
          <table:table-cell table:style-name="ce95" table:formula="of:=[.X169]*100/[.Y$2]" office:value-type="float" office:value="15.2091254752852" calcext:value-type="float">
            <text:p><text:s/>15.2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4" calcext:value-type="date">
            <text:p>6/14/2005</text:p>
          </table:table-cell>
          <table:table-cell office:value-type="float" office:value="25" calcext:value-type="float">
            <text:p>25</text:p>
          </table:table-cell>
          <table:table-cell table:style-name="ce84" office:value-type="float" office:value="11.812" calcext:value-type="float">
            <text:p><text:s/>11.81 <text:s text:c="5"/></text:p>
          </table:table-cell>
          <table:table-cell table:style-name="ce84" office:value-type="float" office:value="26.812" calcext:value-type="float">
            <text:p><text:s/>26.81 <text:s text:c="5"/></text:p>
          </table:table-cell>
          <table:table-cell table:style-name="ce84" office:value-type="float" office:value="18.4959895833333" calcext:value-type="float">
            <text:p><text:s/>18.50 <text:s text:c="5"/></text:p>
          </table:table-cell>
          <table:table-cell table:style-name="ce84" table:formula="of:=([.D170]+[.C170])/2" office:value-type="float" office:value="19.312" calcext:value-type="float">
            <text:p><text:s/>19.31 <text:s text:c="5"/></text:p>
          </table:table-cell>
          <table:table-cell table:style-name="ce84" table:formula="of:=ABS([.E170]-[.F170])" office:value-type="float" office:value="0.8160104166667" calcext:value-type="float">
            <text:p><text:s/>0.82 <text:s text:c="5"/></text:p>
          </table:table-cell>
          <table:table-cell table:formula="of:=ABS([.G170]*100/[.E170])" office:value-type="float" office:value="4.4118235090379" calcext:value-type="float">
            <text:p><text:s/>4.4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70]&gt;=[.$L$4];1;0)" office:value-type="float" office:value="1" calcext:value-type="float">
            <text:p>1</text:p>
          </table:table-cell>
          <table:table-cell table:style-name="ce95" table:formula="of:=IF([.E170]&gt;[.K$4];[.E170]-[.K$4];0)" office:value-type="float" office:value="8.4959895833333" calcext:value-type="float">
            <text:p><text:s/>8.50 <text:s text:c="5"/></text:p>
          </table:table-cell>
          <table:table-cell table:style-name="ce84" table:formula="of:=[.L169]+([.K170]*[.J170])" office:value-type="float" office:value="177.400189937943" calcext:value-type="float">
            <text:p><text:s/>177.40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O169]+[.N170]" office:value-type="float" office:value="66" calcext:value-type="float">
            <text:p>66</text:p>
          </table:table-cell>
          <table:table-cell table:formula="of:=[.O170]*100/[.O$3]" office:value-type="float" office:value="34.9206349206349" calcext:value-type="float">
            <text:p><text:s/>34.92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169]+[.Q170]" office:value-type="float" office:value="60" calcext:value-type="float">
            <text:p>60</text:p>
          </table:table-cell>
          <table:table-cell table:formula="of:=[.R170]*100/[.R$3]" office:value-type="float" office:value="15.4639175257732" calcext:value-type="float">
            <text:p><text:s/>15.46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U169]+[.T170]" office:value-type="float" office:value="63" calcext:value-type="float">
            <text:p>63</text:p>
          </table:table-cell>
          <table:table-cell table:formula="of:=[.U170]*100/[.U$3]" office:value-type="float" office:value="16.5789473684211" calcext:value-type="float">
            <text:p><text:s/>16.58 <text:s text:c="5"/></text:p>
          </table:table-cell>
          <table:table-cell table:style-name="ce102" table:formula="of:=[.O170]+[.R170]" office:value-type="float" office:value="126" calcext:value-type="float">
            <text:p>126</text:p>
          </table:table-cell>
          <table:table-cell table:style-name="ce106" table:formula="of:=[.W170]/2" office:value-type="float" office:value="63" calcext:value-type="float">
            <text:p>63</text:p>
          </table:table-cell>
          <table:table-cell table:style-name="ce95" table:formula="of:=[.X170]*100/[.Y$2]" office:value-type="float" office:value="15.9695817490494" calcext:value-type="float">
            <text:p><text:s/>15.9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5" calcext:value-type="date">
            <text:p>6/15/2005</text:p>
          </table:table-cell>
          <table:table-cell office:value-type="float" office:value="25" calcext:value-type="float">
            <text:p>25</text:p>
          </table:table-cell>
          <table:table-cell table:style-name="ce84" office:value-type="float" office:value="11.25" calcext:value-type="float">
            <text:p><text:s/>11.25 <text:s text:c="5"/></text:p>
          </table:table-cell>
          <table:table-cell table:style-name="ce84" office:value-type="float" office:value="29.125" calcext:value-type="float">
            <text:p><text:s/>29.13 <text:s text:c="5"/></text:p>
          </table:table-cell>
          <table:table-cell table:style-name="ce84" office:value-type="float" office:value="19.60778125" calcext:value-type="float">
            <text:p><text:s/>19.61 <text:s text:c="5"/></text:p>
          </table:table-cell>
          <table:table-cell table:style-name="ce84" table:formula="of:=([.D171]+[.C171])/2" office:value-type="float" office:value="20.1875" calcext:value-type="float">
            <text:p><text:s/>20.19 <text:s text:c="5"/></text:p>
          </table:table-cell>
          <table:table-cell table:style-name="ce84" table:formula="of:=ABS([.E171]-[.F171])" office:value-type="float" office:value="0.579718750000001" calcext:value-type="float">
            <text:p><text:s/>0.58 <text:s text:c="5"/></text:p>
          </table:table-cell>
          <table:table-cell table:formula="of:=ABS([.G171]*100/[.E171])" office:value-type="float" office:value="2.95657495668971" calcext:value-type="float">
            <text:p><text:s/>2.96 <text:s text:c="5"/></text:p>
          </table:table-cell>
          <table:table-cell table:style-name="ce84" office:value-type="float" office:value="15" calcext:value-type="float">
            <text:p><text:s/>15.00 <text:s text:c="5"/></text:p>
          </table:table-cell>
          <table:table-cell table:style-name="ce91" table:formula="of:=IF([.A171]&gt;=[.$L$4];1;0)" office:value-type="float" office:value="1" calcext:value-type="float">
            <text:p>1</text:p>
          </table:table-cell>
          <table:table-cell table:style-name="ce95" table:formula="of:=IF([.E171]&gt;[.K$4];[.E171]-[.K$4];0)" office:value-type="float" office:value="9.60778125" calcext:value-type="float">
            <text:p><text:s/>9.61 <text:s text:c="5"/></text:p>
          </table:table-cell>
          <table:table-cell table:style-name="ce84" table:formula="of:=[.L170]+([.K171]*[.J171])" office:value-type="float" office:value="187.007971187943" calcext:value-type="float">
            <text:p><text:s/>187.0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70]+[.N171]" office:value-type="float" office:value="66" calcext:value-type="float">
            <text:p>66</text:p>
          </table:table-cell>
          <table:table-cell table:formula="of:=[.O171]*100/[.O$3]" office:value-type="float" office:value="34.9206349206349" calcext:value-type="float">
            <text:p><text:s/>34.92 <text:s text:c="5"/></text:p>
          </table:table-cell>
          <table:table-cell/>
          <table:table-cell table:style-name="ce102" table:formula="of:=[.R170]+[.Q171]" office:value-type="float" office:value="60" calcext:value-type="float">
            <text:p>60</text:p>
          </table:table-cell>
          <table:table-cell table:formula="of:=[.R171]*100/[.R$3]" office:value-type="float" office:value="15.4639175257732" calcext:value-type="float">
            <text:p><text:s/>15.46 <text:s text:c="5"/></text:p>
          </table:table-cell>
          <table:table-cell/>
          <table:table-cell table:style-name="ce102" table:formula="of:=[.U170]+[.T171]" office:value-type="float" office:value="63" calcext:value-type="float">
            <text:p>63</text:p>
          </table:table-cell>
          <table:table-cell table:formula="of:=[.U171]*100/[.U$3]" office:value-type="float" office:value="16.5789473684211" calcext:value-type="float">
            <text:p><text:s/>16.58 <text:s text:c="5"/></text:p>
          </table:table-cell>
          <table:table-cell table:style-name="ce102" table:formula="of:=[.O171]+[.R171]" office:value-type="float" office:value="126" calcext:value-type="float">
            <text:p>126</text:p>
          </table:table-cell>
          <table:table-cell table:style-name="ce106" table:formula="of:=[.W171]/2" office:value-type="float" office:value="63" calcext:value-type="float">
            <text:p>63</text:p>
          </table:table-cell>
          <table:table-cell table:style-name="ce95" table:formula="of:=[.X171]*100/[.Y$2]" office:value-type="float" office:value="15.9695817490494" calcext:value-type="float">
            <text:p><text:s/>15.9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6" calcext:value-type="date">
            <text:p>6/16/2005</text:p>
          </table:table-cell>
          <table:table-cell office:value-type="float" office:value="25" calcext:value-type="float">
            <text:p>25</text:p>
          </table:table-cell>
          <table:table-cell table:style-name="ce84" office:value-type="float" office:value="14.688" calcext:value-type="float">
            <text:p><text:s/>14.69 <text:s text:c="5"/></text:p>
          </table:table-cell>
          <table:table-cell table:style-name="ce84" office:value-type="float" office:value="26.438" calcext:value-type="float">
            <text:p><text:s/>26.44 <text:s text:c="5"/></text:p>
          </table:table-cell>
          <table:table-cell table:style-name="ce84" office:value-type="float" office:value="18.9719166666667" calcext:value-type="float">
            <text:p><text:s/>18.97 <text:s text:c="5"/></text:p>
          </table:table-cell>
          <table:table-cell table:style-name="ce84" table:formula="of:=([.D172]+[.C172])/2" office:value-type="float" office:value="20.563" calcext:value-type="float">
            <text:p><text:s/>20.56 <text:s text:c="5"/></text:p>
          </table:table-cell>
          <table:table-cell table:style-name="ce84" table:formula="of:=ABS([.E172]-[.F172])" office:value-type="float" office:value="1.5910833333333" calcext:value-type="float">
            <text:p><text:s/>1.59 <text:s text:c="5"/></text:p>
          </table:table-cell>
          <table:table-cell table:formula="of:=ABS([.G172]*100/[.E172])" office:value-type="float" office:value="8.38651867013944" calcext:value-type="float">
            <text:p><text:s/>8.39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172]&gt;=[.$L$4];1;0)" office:value-type="float" office:value="1" calcext:value-type="float">
            <text:p>1</text:p>
          </table:table-cell>
          <table:table-cell table:style-name="ce95" table:formula="of:=IF([.E172]&gt;[.K$4];[.E172]-[.K$4];0)" office:value-type="float" office:value="8.9719166666667" calcext:value-type="float">
            <text:p><text:s/>8.97 <text:s text:c="5"/></text:p>
          </table:table-cell>
          <table:table-cell table:style-name="ce84" table:formula="of:=[.L171]+([.K172]*[.J172])" office:value-type="float" office:value="195.97988785461" calcext:value-type="float">
            <text:p><text:s/>195.9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171]+[.N172]" office:value-type="float" office:value="66" calcext:value-type="float">
            <text:p>66</text:p>
          </table:table-cell>
          <table:table-cell table:formula="of:=[.O172]*100/[.O$3]" office:value-type="float" office:value="34.9206349206349" calcext:value-type="float">
            <text:p><text:s/>34.92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171]+[.Q172]" office:value-type="float" office:value="60" calcext:value-type="float">
            <text:p>60</text:p>
          </table:table-cell>
          <table:table-cell table:formula="of:=[.R172]*100/[.R$3]" office:value-type="float" office:value="15.4639175257732" calcext:value-type="float">
            <text:p><text:s/>15.46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U171]+[.T172]" office:value-type="float" office:value="66" calcext:value-type="float">
            <text:p>66</text:p>
          </table:table-cell>
          <table:table-cell table:formula="of:=[.U172]*100/[.U$3]" office:value-type="float" office:value="17.3684210526316" calcext:value-type="float">
            <text:p><text:s/>17.37 <text:s text:c="5"/></text:p>
          </table:table-cell>
          <table:table-cell table:style-name="ce102" table:formula="of:=[.O172]+[.R172]" office:value-type="float" office:value="126" calcext:value-type="float">
            <text:p>126</text:p>
          </table:table-cell>
          <table:table-cell table:style-name="ce106" table:formula="of:=[.W172]/2" office:value-type="float" office:value="63" calcext:value-type="float">
            <text:p>63</text:p>
          </table:table-cell>
          <table:table-cell table:style-name="ce95" table:formula="of:=[.X172]*100/[.Y$2]" office:value-type="float" office:value="15.9695817490494" calcext:value-type="float">
            <text:p><text:s/>15.9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7" calcext:value-type="date">
            <text:p>6/17/2005</text:p>
          </table:table-cell>
          <table:table-cell office:value-type="float" office:value="25" calcext:value-type="float">
            <text:p>25</text:p>
          </table:table-cell>
          <table:table-cell table:style-name="ce84" office:value-type="float" office:value="13.75" calcext:value-type="float">
            <text:p><text:s/>13.75 <text:s text:c="5"/></text:p>
          </table:table-cell>
          <table:table-cell table:style-name="ce84" office:value-type="float" office:value="23.62" calcext:value-type="float">
            <text:p><text:s/>23.62 <text:s text:c="5"/></text:p>
          </table:table-cell>
          <table:table-cell table:style-name="ce84" office:value-type="float" office:value="17.76009375" calcext:value-type="float">
            <text:p><text:s/>17.76 <text:s text:c="5"/></text:p>
          </table:table-cell>
          <table:table-cell table:style-name="ce84" table:formula="of:=([.D173]+[.C173])/2" office:value-type="float" office:value="18.685" calcext:value-type="float">
            <text:p><text:s/>18.69 <text:s text:c="5"/></text:p>
          </table:table-cell>
          <table:table-cell table:style-name="ce84" table:formula="of:=ABS([.E173]-[.F173])" office:value-type="float" office:value="0.924906250000003" calcext:value-type="float">
            <text:p><text:s/>0.92 <text:s text:c="5"/></text:p>
          </table:table-cell>
          <table:table-cell table:formula="of:=ABS([.G173]*100/[.E173])" office:value-type="float" office:value="5.2077779713297" calcext:value-type="float">
            <text:p><text:s/>5.21 <text:s text:c="5"/></text:p>
          </table:table-cell>
          <table:table-cell table:style-name="ce84" office:value-type="float" office:value="2.1" calcext:value-type="float">
            <text:p><text:s/>2.10 <text:s text:c="5"/></text:p>
          </table:table-cell>
          <table:table-cell table:style-name="ce91" table:formula="of:=IF([.A173]&gt;=[.$L$4];1;0)" office:value-type="float" office:value="1" calcext:value-type="float">
            <text:p>1</text:p>
          </table:table-cell>
          <table:table-cell table:style-name="ce95" table:formula="of:=IF([.E173]&gt;[.K$4];[.E173]-[.K$4];0)" office:value-type="float" office:value="7.76009375" calcext:value-type="float">
            <text:p><text:s/>7.76 <text:s text:c="5"/></text:p>
          </table:table-cell>
          <table:table-cell table:style-name="ce84" table:formula="of:=[.L172]+([.K173]*[.J173])" office:value-type="float" office:value="203.73998160461" calcext:value-type="float">
            <text:p><text:s/>203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72]+[.N173]" office:value-type="float" office:value="66" calcext:value-type="float">
            <text:p>66</text:p>
          </table:table-cell>
          <table:table-cell table:formula="of:=[.O173]*100/[.O$3]" office:value-type="float" office:value="34.9206349206349" calcext:value-type="float">
            <text:p><text:s/>34.92 <text:s text:c="5"/></text:p>
          </table:table-cell>
          <table:table-cell/>
          <table:table-cell table:style-name="ce102" table:formula="of:=[.R172]+[.Q173]" office:value-type="float" office:value="60" calcext:value-type="float">
            <text:p>60</text:p>
          </table:table-cell>
          <table:table-cell table:formula="of:=[.R173]*100/[.R$3]" office:value-type="float" office:value="15.4639175257732" calcext:value-type="float">
            <text:p><text:s/>15.46 <text:s text:c="5"/></text:p>
          </table:table-cell>
          <table:table-cell/>
          <table:table-cell table:style-name="ce102" table:formula="of:=[.U172]+[.T173]" office:value-type="float" office:value="66" calcext:value-type="float">
            <text:p>66</text:p>
          </table:table-cell>
          <table:table-cell table:formula="of:=[.U173]*100/[.U$3]" office:value-type="float" office:value="17.3684210526316" calcext:value-type="float">
            <text:p><text:s/>17.37 <text:s text:c="5"/></text:p>
          </table:table-cell>
          <table:table-cell table:style-name="ce102" table:formula="of:=[.O173]+[.R173]" office:value-type="float" office:value="126" calcext:value-type="float">
            <text:p>126</text:p>
          </table:table-cell>
          <table:table-cell table:style-name="ce106" table:formula="of:=[.W173]/2" office:value-type="float" office:value="63" calcext:value-type="float">
            <text:p>63</text:p>
          </table:table-cell>
          <table:table-cell table:style-name="ce95" table:formula="of:=[.X173]*100/[.Y$2]" office:value-type="float" office:value="15.9695817490494" calcext:value-type="float">
            <text:p><text:s/>15.9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8" calcext:value-type="date">
            <text:p>6/18/2005</text:p>
          </table:table-cell>
          <table:table-cell office:value-type="float" office:value="25" calcext:value-type="float">
            <text:p>25</text:p>
          </table:table-cell>
          <table:table-cell table:style-name="ce84" office:value-type="float" office:value="11.812" calcext:value-type="float">
            <text:p><text:s/>11.81 <text:s text:c="5"/></text:p>
          </table:table-cell>
          <table:table-cell table:style-name="ce84" office:value-type="float" office:value="15.688" calcext:value-type="float">
            <text:p><text:s/>15.69 <text:s text:c="5"/></text:p>
          </table:table-cell>
          <table:table-cell table:style-name="ce84" office:value-type="float" office:value="14.04334375" calcext:value-type="float">
            <text:p><text:s/>14.04 <text:s text:c="5"/></text:p>
          </table:table-cell>
          <table:table-cell table:style-name="ce84" table:formula="of:=([.D174]+[.C174])/2" office:value-type="float" office:value="13.75" calcext:value-type="float">
            <text:p><text:s/>13.75 <text:s text:c="5"/></text:p>
          </table:table-cell>
          <table:table-cell table:style-name="ce84" table:formula="of:=ABS([.E174]-[.F174])" office:value-type="float" office:value="0.29334375" calcext:value-type="float">
            <text:p><text:s/>0.29 <text:s text:c="5"/></text:p>
          </table:table-cell>
          <table:table-cell table:formula="of:=ABS([.G174]*100/[.E174])" office:value-type="float" office:value="2.08884547172037" calcext:value-type="float">
            <text:p><text:s/>2.09 <text:s text:c="5"/></text:p>
          </table:table-cell>
          <table:table-cell table:style-name="ce84" office:value-type="float" office:value="10.2" calcext:value-type="float">
            <text:p><text:s/>10.20 <text:s text:c="5"/></text:p>
          </table:table-cell>
          <table:table-cell table:style-name="ce91" table:formula="of:=IF([.A174]&gt;=[.$L$4];1;0)" office:value-type="float" office:value="1" calcext:value-type="float">
            <text:p>1</text:p>
          </table:table-cell>
          <table:table-cell table:style-name="ce95" table:formula="of:=IF([.E174]&gt;[.K$4];[.E174]-[.K$4];0)" office:value-type="float" office:value="4.04334375" calcext:value-type="float">
            <text:p><text:s/>4.04 <text:s text:c="5"/></text:p>
          </table:table-cell>
          <table:table-cell table:style-name="ce84" table:formula="of:=[.L173]+([.K174]*[.J174])" office:value-type="float" office:value="207.78332535461" calcext:value-type="float">
            <text:p><text:s/>207.7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173]+[.N174]" office:value-type="float" office:value="66" calcext:value-type="float">
            <text:p>66</text:p>
          </table:table-cell>
          <table:table-cell table:formula="of:=[.O174]*100/[.O$3]" office:value-type="float" office:value="34.9206349206349" calcext:value-type="float">
            <text:p><text:s/>34.92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R173]+[.Q174]" office:value-type="float" office:value="61" calcext:value-type="float">
            <text:p>61</text:p>
          </table:table-cell>
          <table:table-cell table:formula="of:=[.R174]*100/[.R$3]" office:value-type="float" office:value="15.7216494845361" calcext:value-type="float">
            <text:p><text:s/>15.72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173]+[.T174]" office:value-type="float" office:value="68" calcext:value-type="float">
            <text:p>68</text:p>
          </table:table-cell>
          <table:table-cell table:formula="of:=[.U174]*100/[.U$3]" office:value-type="float" office:value="17.8947368421053" calcext:value-type="float">
            <text:p><text:s/>17.89 <text:s text:c="5"/></text:p>
          </table:table-cell>
          <table:table-cell table:style-name="ce102" table:formula="of:=[.O174]+[.R174]" office:value-type="float" office:value="127" calcext:value-type="float">
            <text:p>127</text:p>
          </table:table-cell>
          <table:table-cell table:style-name="ce106" table:formula="of:=[.W174]/2" office:value-type="float" office:value="63.5" calcext:value-type="float">
            <text:p>64</text:p>
          </table:table-cell>
          <table:table-cell table:style-name="ce95" table:formula="of:=[.X174]*100/[.Y$2]" office:value-type="float" office:value="16.0963244613435" calcext:value-type="float">
            <text:p><text:s/>16.1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19" calcext:value-type="date">
            <text:p>6/19/2005</text:p>
          </table:table-cell>
          <table:table-cell office:value-type="float" office:value="25" calcext:value-type="float">
            <text:p>25</text:p>
          </table:table-cell>
          <table:table-cell table:style-name="ce84" office:value-type="float" office:value="9.875" calcext:value-type="float">
            <text:p><text:s/>9.88 <text:s text:c="5"/></text:p>
          </table:table-cell>
          <table:table-cell table:style-name="ce84" office:value-type="float" office:value="20.562" calcext:value-type="float">
            <text:p><text:s/>20.56 <text:s text:c="5"/></text:p>
          </table:table-cell>
          <table:table-cell table:style-name="ce84" office:value-type="float" office:value="14.70559375" calcext:value-type="float">
            <text:p><text:s/>14.71 <text:s text:c="5"/></text:p>
          </table:table-cell>
          <table:table-cell table:style-name="ce84" table:formula="of:=([.D175]+[.C175])/2" office:value-type="float" office:value="15.2185" calcext:value-type="float">
            <text:p><text:s/>15.22 <text:s text:c="5"/></text:p>
          </table:table-cell>
          <table:table-cell table:style-name="ce84" table:formula="of:=ABS([.E175]-[.F175])" office:value-type="float" office:value="0.51290625" calcext:value-type="float">
            <text:p><text:s/>0.51 <text:s text:c="5"/></text:p>
          </table:table-cell>
          <table:table-cell table:formula="of:=ABS([.G175]*100/[.E175])" office:value-type="float" office:value="3.48783094868237" calcext:value-type="float">
            <text:p><text:s/>3.4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75]&gt;=[.$L$4];1;0)" office:value-type="float" office:value="1" calcext:value-type="float">
            <text:p>1</text:p>
          </table:table-cell>
          <table:table-cell table:style-name="ce95" table:formula="of:=IF([.E175]&gt;[.K$4];[.E175]-[.K$4];0)" office:value-type="float" office:value="4.70559375" calcext:value-type="float">
            <text:p><text:s/>4.71 <text:s text:c="5"/></text:p>
          </table:table-cell>
          <table:table-cell table:style-name="ce84" table:formula="of:=[.L174]+([.K175]*[.J175])" office:value-type="float" office:value="212.48891910461" calcext:value-type="float">
            <text:p><text:s/>212.4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74]+[.N175]" office:value-type="float" office:value="66" calcext:value-type="float">
            <text:p>66</text:p>
          </table:table-cell>
          <table:table-cell table:formula="of:=[.O175]*100/[.O$3]" office:value-type="float" office:value="34.9206349206349" calcext:value-type="float">
            <text:p><text:s/>34.92 <text:s text:c="5"/></text:p>
          </table:table-cell>
          <table:table-cell/>
          <table:table-cell table:style-name="ce102" table:formula="of:=[.R174]+[.Q175]" office:value-type="float" office:value="61" calcext:value-type="float">
            <text:p>61</text:p>
          </table:table-cell>
          <table:table-cell table:formula="of:=[.R175]*100/[.R$3]" office:value-type="float" office:value="15.7216494845361" calcext:value-type="float">
            <text:p><text:s/>15.72 <text:s text:c="5"/></text:p>
          </table:table-cell>
          <table:table-cell/>
          <table:table-cell table:style-name="ce102" table:formula="of:=[.U174]+[.T175]" office:value-type="float" office:value="68" calcext:value-type="float">
            <text:p>68</text:p>
          </table:table-cell>
          <table:table-cell table:formula="of:=[.U175]*100/[.U$3]" office:value-type="float" office:value="17.8947368421053" calcext:value-type="float">
            <text:p><text:s/>17.89 <text:s text:c="5"/></text:p>
          </table:table-cell>
          <table:table-cell table:style-name="ce102" table:formula="of:=[.O175]+[.R175]" office:value-type="float" office:value="127" calcext:value-type="float">
            <text:p>127</text:p>
          </table:table-cell>
          <table:table-cell table:style-name="ce106" table:formula="of:=[.W175]/2" office:value-type="float" office:value="63.5" calcext:value-type="float">
            <text:p>64</text:p>
          </table:table-cell>
          <table:table-cell table:style-name="ce95" table:formula="of:=[.X175]*100/[.Y$2]" office:value-type="float" office:value="16.0963244613435" calcext:value-type="float">
            <text:p><text:s/>16.1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0" calcext:value-type="date">
            <text:p>6/20/2005</text:p>
          </table:table-cell>
          <table:table-cell office:value-type="float" office:value="26" calcext:value-type="float">
            <text:p>26</text:p>
          </table:table-cell>
          <table:table-cell table:style-name="ce84" office:value-type="float" office:value="8.688" calcext:value-type="float">
            <text:p><text:s/>8.69 <text:s text:c="5"/></text:p>
          </table:table-cell>
          <table:table-cell table:style-name="ce84" office:value-type="float" office:value="19.562" calcext:value-type="float">
            <text:p><text:s/>19.56 <text:s text:c="5"/></text:p>
          </table:table-cell>
          <table:table-cell table:style-name="ce84" office:value-type="float" office:value="13.34225" calcext:value-type="float">
            <text:p><text:s/>13.34 <text:s text:c="5"/></text:p>
          </table:table-cell>
          <table:table-cell table:style-name="ce84" table:formula="of:=([.D176]+[.C176])/2" office:value-type="float" office:value="14.125" calcext:value-type="float">
            <text:p><text:s/>14.13 <text:s text:c="5"/></text:p>
          </table:table-cell>
          <table:table-cell table:style-name="ce84" table:formula="of:=ABS([.E176]-[.F176])" office:value-type="float" office:value="0.78275" calcext:value-type="float">
            <text:p><text:s/>0.78 <text:s text:c="5"/></text:p>
          </table:table-cell>
          <table:table-cell table:formula="of:=ABS([.G176]*100/[.E176])" office:value-type="float" office:value="5.86670164327606" calcext:value-type="float">
            <text:p><text:s/>5.8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76]&gt;=[.$L$4];1;0)" office:value-type="float" office:value="1" calcext:value-type="float">
            <text:p>1</text:p>
          </table:table-cell>
          <table:table-cell table:style-name="ce95" table:formula="of:=IF([.E176]&gt;[.K$4];[.E176]-[.K$4];0)" office:value-type="float" office:value="3.34225" calcext:value-type="float">
            <text:p><text:s/>3.34 <text:s text:c="5"/></text:p>
          </table:table-cell>
          <table:table-cell table:style-name="ce84" table:formula="of:=[.L175]+([.K176]*[.J176])" office:value-type="float" office:value="215.83116910461" calcext:value-type="float">
            <text:p><text:s/>215.83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175]+[.N176]" office:value-type="float" office:value="66" calcext:value-type="float">
            <text:p>66</text:p>
          </table:table-cell>
          <table:table-cell table:formula="of:=[.O176]*100/[.O$3]" office:value-type="float" office:value="34.9206349206349" calcext:value-type="float">
            <text:p><text:s/>34.92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175]+[.Q176]" office:value-type="float" office:value="63" calcext:value-type="float">
            <text:p>63</text:p>
          </table:table-cell>
          <table:table-cell table:formula="of:=[.R176]*100/[.R$3]" office:value-type="float" office:value="16.2371134020619" calcext:value-type="float">
            <text:p><text:s/>16.24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U175]+[.T176]" office:value-type="float" office:value="72" calcext:value-type="float">
            <text:p>72</text:p>
          </table:table-cell>
          <table:table-cell table:formula="of:=[.U176]*100/[.U$3]" office:value-type="float" office:value="18.9473684210526" calcext:value-type="float">
            <text:p><text:s/>18.95 <text:s text:c="5"/></text:p>
          </table:table-cell>
          <table:table-cell table:style-name="ce102" table:formula="of:=[.O176]+[.R176]" office:value-type="float" office:value="129" calcext:value-type="float">
            <text:p>129</text:p>
          </table:table-cell>
          <table:table-cell table:style-name="ce106" table:formula="of:=[.W176]/2" office:value-type="float" office:value="64.5" calcext:value-type="float">
            <text:p>65</text:p>
          </table:table-cell>
          <table:table-cell table:style-name="ce95" table:formula="of:=[.X176]*100/[.Y$2]" office:value-type="float" office:value="16.3498098859316" calcext:value-type="float">
            <text:p><text:s/>16.3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1" calcext:value-type="date">
            <text:p>6/21/2005</text:p>
          </table:table-cell>
          <table:table-cell office:value-type="float" office:value="26" calcext:value-type="float">
            <text:p>26</text:p>
          </table:table-cell>
          <table:table-cell table:style-name="ce84" office:value-type="float" office:value="8.438" calcext:value-type="float">
            <text:p><text:s/>8.44 <text:s text:c="5"/></text:p>
          </table:table-cell>
          <table:table-cell table:style-name="ce84" office:value-type="float" office:value="22.875" calcext:value-type="float">
            <text:p><text:s/>22.88 <text:s text:c="5"/></text:p>
          </table:table-cell>
          <table:table-cell table:style-name="ce84" office:value-type="float" office:value="16.5987291666667" calcext:value-type="float">
            <text:p><text:s/>16.60 <text:s text:c="5"/></text:p>
          </table:table-cell>
          <table:table-cell table:style-name="ce84" table:formula="of:=([.D177]+[.C177])/2" office:value-type="float" office:value="15.6565" calcext:value-type="float">
            <text:p><text:s/>15.66 <text:s text:c="5"/></text:p>
          </table:table-cell>
          <table:table-cell table:style-name="ce84" table:formula="of:=ABS([.E177]-[.F177])" office:value-type="float" office:value="0.942229166666699" calcext:value-type="float">
            <text:p><text:s/>0.94 <text:s text:c="5"/></text:p>
          </table:table-cell>
          <table:table-cell table:formula="of:=ABS([.G177]*100/[.E177])" office:value-type="float" office:value="5.67651388974325" calcext:value-type="float">
            <text:p><text:s/>5.6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77]&gt;=[.$L$4];1;0)" office:value-type="float" office:value="1" calcext:value-type="float">
            <text:p>1</text:p>
          </table:table-cell>
          <table:table-cell table:style-name="ce95" table:formula="of:=IF([.E177]&gt;[.K$4];[.E177]-[.K$4];0)" office:value-type="float" office:value="6.5987291666667" calcext:value-type="float">
            <text:p><text:s/>6.60 <text:s text:c="5"/></text:p>
          </table:table-cell>
          <table:table-cell table:style-name="ce84" table:formula="of:=[.L176]+([.K177]*[.J177])" office:value-type="float" office:value="222.429898271277" calcext:value-type="float">
            <text:p><text:s/>222.4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76]+[.N177]" office:value-type="float" office:value="66" calcext:value-type="float">
            <text:p>66</text:p>
          </table:table-cell>
          <table:table-cell table:formula="of:=[.O177]*100/[.O$3]" office:value-type="float" office:value="34.9206349206349" calcext:value-type="float">
            <text:p><text:s/>34.92 <text:s text:c="5"/></text:p>
          </table:table-cell>
          <table:table-cell/>
          <table:table-cell table:style-name="ce102" table:formula="of:=[.R176]+[.Q177]" office:value-type="float" office:value="63" calcext:value-type="float">
            <text:p>63</text:p>
          </table:table-cell>
          <table:table-cell table:formula="of:=[.R177]*100/[.R$3]" office:value-type="float" office:value="16.2371134020619" calcext:value-type="float">
            <text:p><text:s/>16.24 <text:s text:c="5"/></text:p>
          </table:table-cell>
          <table:table-cell/>
          <table:table-cell table:style-name="ce102" table:formula="of:=[.U176]+[.T177]" office:value-type="float" office:value="72" calcext:value-type="float">
            <text:p>72</text:p>
          </table:table-cell>
          <table:table-cell table:formula="of:=[.U177]*100/[.U$3]" office:value-type="float" office:value="18.9473684210526" calcext:value-type="float">
            <text:p><text:s/>18.95 <text:s text:c="5"/></text:p>
          </table:table-cell>
          <table:table-cell table:style-name="ce102" table:formula="of:=[.O177]+[.R177]" office:value-type="float" office:value="129" calcext:value-type="float">
            <text:p>129</text:p>
          </table:table-cell>
          <table:table-cell table:style-name="ce106" table:formula="of:=[.W177]/2" office:value-type="float" office:value="64.5" calcext:value-type="float">
            <text:p>65</text:p>
          </table:table-cell>
          <table:table-cell table:style-name="ce95" table:formula="of:=[.X177]*100/[.Y$2]" office:value-type="float" office:value="16.3498098859316" calcext:value-type="float">
            <text:p><text:s/>16.3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2" calcext:value-type="date">
            <text:p>6/22/2005</text:p>
          </table:table-cell>
          <table:table-cell office:value-type="float" office:value="26" calcext:value-type="float">
            <text:p>26</text:p>
          </table:table-cell>
          <table:table-cell table:style-name="ce84" office:value-type="float" office:value="9" calcext:value-type="float">
            <text:p><text:s/>9.00 <text:s text:c="5"/></text:p>
          </table:table-cell>
          <table:table-cell table:style-name="ce84" office:value-type="float" office:value="21.62" calcext:value-type="float">
            <text:p><text:s/>21.62 <text:s text:c="5"/></text:p>
          </table:table-cell>
          <table:table-cell table:style-name="ce84" office:value-type="float" office:value="15.5243229166667" calcext:value-type="float">
            <text:p><text:s/>15.52 <text:s text:c="5"/></text:p>
          </table:table-cell>
          <table:table-cell table:style-name="ce84" table:formula="of:=([.D178]+[.C178])/2" office:value-type="float" office:value="15.31" calcext:value-type="float">
            <text:p><text:s/>15.31 <text:s text:c="5"/></text:p>
          </table:table-cell>
          <table:table-cell table:style-name="ce84" table:formula="of:=ABS([.E178]-[.F178])" office:value-type="float" office:value="0.214322916666699" calcext:value-type="float">
            <text:p><text:s/>0.21 <text:s text:c="5"/></text:p>
          </table:table-cell>
          <table:table-cell table:formula="of:=ABS([.G178]*100/[.E178])" office:value-type="float" office:value="1.38056208838973" calcext:value-type="float">
            <text:p><text:s/>1.38 <text:s text:c="5"/></text:p>
          </table:table-cell>
          <table:table-cell table:style-name="ce84" office:value-type="float" office:value="5.1" calcext:value-type="float">
            <text:p><text:s/>5.10 <text:s text:c="5"/></text:p>
          </table:table-cell>
          <table:table-cell table:style-name="ce91" table:formula="of:=IF([.A178]&gt;=[.$L$4];1;0)" office:value-type="float" office:value="1" calcext:value-type="float">
            <text:p>1</text:p>
          </table:table-cell>
          <table:table-cell table:style-name="ce95" table:formula="of:=IF([.E178]&gt;[.K$4];[.E178]-[.K$4];0)" office:value-type="float" office:value="5.5243229166667" calcext:value-type="float">
            <text:p><text:s/>5.52 <text:s text:c="5"/></text:p>
          </table:table-cell>
          <table:table-cell table:style-name="ce84" table:formula="of:=[.L177]+([.K178]*[.J178])" office:value-type="float" office:value="227.954221187944" calcext:value-type="float">
            <text:p><text:s/>227.95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O177]+[.N178]" office:value-type="float" office:value="70" calcext:value-type="float">
            <text:p>70</text:p>
          </table:table-cell>
          <table:table-cell table:formula="of:=[.O178]*100/[.O$3]" office:value-type="float" office:value="37.037037037037" calcext:value-type="float">
            <text:p><text:s/>37.04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R177]+[.Q178]" office:value-type="float" office:value="64" calcext:value-type="float">
            <text:p>64</text:p>
          </table:table-cell>
          <table:table-cell table:formula="of:=[.R178]*100/[.R$3]" office:value-type="float" office:value="16.4948453608247" calcext:value-type="float">
            <text:p><text:s/>16.49 <text:s text:c="5"/>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U177]+[.T178]" office:value-type="float" office:value="78" calcext:value-type="float">
            <text:p>78</text:p>
          </table:table-cell>
          <table:table-cell table:formula="of:=[.U178]*100/[.U$3]" office:value-type="float" office:value="20.5263157894737" calcext:value-type="float">
            <text:p><text:s/>20.53 <text:s text:c="5"/></text:p>
          </table:table-cell>
          <table:table-cell table:style-name="ce102" table:formula="of:=[.O178]+[.R178]" office:value-type="float" office:value="134" calcext:value-type="float">
            <text:p>134</text:p>
          </table:table-cell>
          <table:table-cell table:style-name="ce106" table:formula="of:=[.W178]/2" office:value-type="float" office:value="67" calcext:value-type="float">
            <text:p>67</text:p>
          </table:table-cell>
          <table:table-cell table:style-name="ce95" table:formula="of:=[.X178]*100/[.Y$2]" office:value-type="float" office:value="16.9835234474018" calcext:value-type="float">
            <text:p><text:s/>16.9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3" calcext:value-type="date">
            <text:p>6/23/2005</text:p>
          </table:table-cell>
          <table:table-cell office:value-type="float" office:value="26" calcext:value-type="float">
            <text:p>26</text:p>
          </table:table-cell>
          <table:table-cell table:style-name="ce84" office:value-type="float" office:value="9.625" calcext:value-type="float">
            <text:p><text:s/>9.63 <text:s text:c="5"/></text:p>
          </table:table-cell>
          <table:table-cell table:style-name="ce84" office:value-type="float" office:value="22.562" calcext:value-type="float">
            <text:p><text:s/>22.56 <text:s text:c="5"/></text:p>
          </table:table-cell>
          <table:table-cell table:style-name="ce84" office:value-type="float" office:value="15.9410729166667" calcext:value-type="float">
            <text:p><text:s/>15.94 <text:s text:c="5"/></text:p>
          </table:table-cell>
          <table:table-cell table:style-name="ce84" table:formula="of:=([.D179]+[.C179])/2" office:value-type="float" office:value="16.0935" calcext:value-type="float">
            <text:p><text:s/>16.09 <text:s text:c="5"/></text:p>
          </table:table-cell>
          <table:table-cell table:style-name="ce84" table:formula="of:=ABS([.E179]-[.F179])" office:value-type="float" office:value="0.152427083333299" calcext:value-type="float">
            <text:p><text:s/>0.15 <text:s text:c="5"/></text:p>
          </table:table-cell>
          <table:table-cell table:formula="of:=ABS([.G179]*100/[.E179])" office:value-type="float" office:value="0.956190867014562" calcext:value-type="float">
            <text:p><text:s/>0.9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79]&gt;=[.$L$4];1;0)" office:value-type="float" office:value="1" calcext:value-type="float">
            <text:p>1</text:p>
          </table:table-cell>
          <table:table-cell table:style-name="ce95" table:formula="of:=IF([.E179]&gt;[.K$4];[.E179]-[.K$4];0)" office:value-type="float" office:value="5.9410729166667" calcext:value-type="float">
            <text:p><text:s/>5.94 <text:s text:c="5"/></text:p>
          </table:table-cell>
          <table:table-cell table:style-name="ce84" table:formula="of:=[.L178]+([.K179]*[.J179])" office:value-type="float" office:value="233.89529410461" calcext:value-type="float">
            <text:p><text:s/>233.9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78]+[.N179]" office:value-type="float" office:value="70" calcext:value-type="float">
            <text:p>70</text:p>
          </table:table-cell>
          <table:table-cell table:formula="of:=[.O179]*100/[.O$3]" office:value-type="float" office:value="37.037037037037" calcext:value-type="float">
            <text:p><text:s/>37.04 <text:s text:c="5"/></text:p>
          </table:table-cell>
          <table:table-cell/>
          <table:table-cell table:style-name="ce102" table:formula="of:=[.R178]+[.Q179]" office:value-type="float" office:value="64" calcext:value-type="float">
            <text:p>64</text:p>
          </table:table-cell>
          <table:table-cell table:formula="of:=[.R179]*100/[.R$3]" office:value-type="float" office:value="16.4948453608247" calcext:value-type="float">
            <text:p><text:s/>16.49 <text:s text:c="5"/></text:p>
          </table:table-cell>
          <table:table-cell/>
          <table:table-cell table:style-name="ce102" table:formula="of:=[.U178]+[.T179]" office:value-type="float" office:value="78" calcext:value-type="float">
            <text:p>78</text:p>
          </table:table-cell>
          <table:table-cell table:formula="of:=[.U179]*100/[.U$3]" office:value-type="float" office:value="20.5263157894737" calcext:value-type="float">
            <text:p><text:s/>20.53 <text:s text:c="5"/></text:p>
          </table:table-cell>
          <table:table-cell table:style-name="ce102" table:formula="of:=[.O179]+[.R179]" office:value-type="float" office:value="134" calcext:value-type="float">
            <text:p>134</text:p>
          </table:table-cell>
          <table:table-cell table:style-name="ce106" table:formula="of:=[.W179]/2" office:value-type="float" office:value="67" calcext:value-type="float">
            <text:p>67</text:p>
          </table:table-cell>
          <table:table-cell table:style-name="ce95" table:formula="of:=[.X179]*100/[.Y$2]" office:value-type="float" office:value="16.9835234474018" calcext:value-type="float">
            <text:p><text:s/>16.9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4" calcext:value-type="date">
            <text:p>6/24/2005</text:p>
          </table:table-cell>
          <table:table-cell office:value-type="float" office:value="26" calcext:value-type="float">
            <text:p>26</text:p>
          </table:table-cell>
          <table:table-cell table:style-name="ce84" office:value-type="float" office:value="10.375" calcext:value-type="float">
            <text:p><text:s/>10.38 <text:s text:c="5"/></text:p>
          </table:table-cell>
          <table:table-cell table:style-name="ce84" office:value-type="float" office:value="27.62" calcext:value-type="float">
            <text:p><text:s/>27.62 <text:s text:c="5"/></text:p>
          </table:table-cell>
          <table:table-cell table:style-name="ce84" office:value-type="float" office:value="19.6219270833333" calcext:value-type="float">
            <text:p><text:s/>19.62 <text:s text:c="5"/></text:p>
          </table:table-cell>
          <table:table-cell table:style-name="ce84" table:formula="of:=([.D180]+[.C180])/2" office:value-type="float" office:value="18.9975" calcext:value-type="float">
            <text:p><text:s/>19.00 <text:s text:c="5"/></text:p>
          </table:table-cell>
          <table:table-cell table:style-name="ce84" table:formula="of:=ABS([.E180]-[.F180])" office:value-type="float" office:value="0.624427083333298" calcext:value-type="float">
            <text:p><text:s/>0.62 <text:s text:c="5"/></text:p>
          </table:table-cell>
          <table:table-cell table:formula="of:=ABS([.G180]*100/[.E180])" office:value-type="float" office:value="3.18229234407706" calcext:value-type="float">
            <text:p><text:s/>3.1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0]&gt;=[.$L$4];1;0)" office:value-type="float" office:value="1" calcext:value-type="float">
            <text:p>1</text:p>
          </table:table-cell>
          <table:table-cell table:style-name="ce95" table:formula="of:=IF([.E180]&gt;[.K$4];[.E180]-[.K$4];0)" office:value-type="float" office:value="9.6219270833333" calcext:value-type="float">
            <text:p><text:s/>9.62 <text:s text:c="5"/></text:p>
          </table:table-cell>
          <table:table-cell table:style-name="ce84" table:formula="of:=[.L179]+([.K180]*[.J180])" office:value-type="float" office:value="243.517221187944" calcext:value-type="float">
            <text:p><text:s/>243.5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O179]+[.N180]" office:value-type="float" office:value="71" calcext:value-type="float">
            <text:p>71</text:p>
          </table:table-cell>
          <table:table-cell table:formula="of:=[.O180]*100/[.O$3]" office:value-type="float" office:value="37.5661375661376" calcext:value-type="float">
            <text:p><text:s/>37.57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179]+[.Q180]" office:value-type="float" office:value="64" calcext:value-type="float">
            <text:p>64</text:p>
          </table:table-cell>
          <table:table-cell table:formula="of:=[.R180]*100/[.R$3]" office:value-type="float" office:value="16.4948453608247" calcext:value-type="float">
            <text:p><text:s/>16.49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179]+[.T180]" office:value-type="float" office:value="78" calcext:value-type="float">
            <text:p>78</text:p>
          </table:table-cell>
          <table:table-cell table:formula="of:=[.U180]*100/[.U$3]" office:value-type="float" office:value="20.5263157894737" calcext:value-type="float">
            <text:p><text:s/>20.53 <text:s text:c="5"/></text:p>
          </table:table-cell>
          <table:table-cell table:style-name="ce102" table:formula="of:=[.O180]+[.R180]" office:value-type="float" office:value="135" calcext:value-type="float">
            <text:p>135</text:p>
          </table:table-cell>
          <table:table-cell table:style-name="ce106" table:formula="of:=[.W180]/2" office:value-type="float" office:value="67.5" calcext:value-type="float">
            <text:p>68</text:p>
          </table:table-cell>
          <table:table-cell table:style-name="ce95" table:formula="of:=[.X180]*100/[.Y$2]" office:value-type="float" office:value="17.1102661596958" calcext:value-type="float">
            <text:p><text:s/>17.1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5" calcext:value-type="date">
            <text:p>6/25/2005</text:p>
          </table:table-cell>
          <table:table-cell office:value-type="float" office:value="26" calcext:value-type="float">
            <text:p>26</text:p>
          </table:table-cell>
          <table:table-cell table:style-name="ce84" office:value-type="float" office:value="12" calcext:value-type="float">
            <text:p><text:s/>12.00 <text:s text:c="5"/></text:p>
          </table:table-cell>
          <table:table-cell table:style-name="ce84" office:value-type="float" office:value="29.375" calcext:value-type="float">
            <text:p><text:s/>29.38 <text:s text:c="5"/></text:p>
          </table:table-cell>
          <table:table-cell table:style-name="ce84" office:value-type="float" office:value="21.6539895833333" calcext:value-type="float">
            <text:p><text:s/>21.65 <text:s text:c="5"/></text:p>
          </table:table-cell>
          <table:table-cell table:style-name="ce84" table:formula="of:=([.D181]+[.C181])/2" office:value-type="float" office:value="20.6875" calcext:value-type="float">
            <text:p><text:s/>20.69 <text:s text:c="5"/></text:p>
          </table:table-cell>
          <table:table-cell table:style-name="ce84" table:formula="of:=ABS([.E181]-[.F181])" office:value-type="float" office:value="0.966489583333299" calcext:value-type="float">
            <text:p><text:s/>0.97 <text:s text:c="5"/></text:p>
          </table:table-cell>
          <table:table-cell table:formula="of:=ABS([.G181]*100/[.E181])" office:value-type="float" office:value="4.46333263260267" calcext:value-type="float">
            <text:p><text:s/>4.4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1]&gt;=[.$L$4];1;0)" office:value-type="float" office:value="1" calcext:value-type="float">
            <text:p>1</text:p>
          </table:table-cell>
          <table:table-cell table:style-name="ce95" table:formula="of:=IF([.E181]&gt;[.K$4];[.E181]-[.K$4];0)" office:value-type="float" office:value="11.6539895833333" calcext:value-type="float">
            <text:p><text:s/>11.65 <text:s text:c="5"/></text:p>
          </table:table-cell>
          <table:table-cell table:style-name="ce84" table:formula="of:=[.L180]+([.K181]*[.J181])" office:value-type="float" office:value="255.171210771277" calcext:value-type="float">
            <text:p><text:s/>255.1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80]+[.N181]" office:value-type="float" office:value="71" calcext:value-type="float">
            <text:p>71</text:p>
          </table:table-cell>
          <table:table-cell table:formula="of:=[.O181]*100/[.O$3]" office:value-type="float" office:value="37.5661375661376" calcext:value-type="float">
            <text:p><text:s/>37.57 <text:s text:c="5"/></text:p>
          </table:table-cell>
          <table:table-cell/>
          <table:table-cell table:style-name="ce102" table:formula="of:=[.R180]+[.Q181]" office:value-type="float" office:value="64" calcext:value-type="float">
            <text:p>64</text:p>
          </table:table-cell>
          <table:table-cell table:formula="of:=[.R181]*100/[.R$3]" office:value-type="float" office:value="16.4948453608247" calcext:value-type="float">
            <text:p><text:s/>16.49 <text:s text:c="5"/></text:p>
          </table:table-cell>
          <table:table-cell/>
          <table:table-cell table:style-name="ce102" table:formula="of:=[.U180]+[.T181]" office:value-type="float" office:value="78" calcext:value-type="float">
            <text:p>78</text:p>
          </table:table-cell>
          <table:table-cell table:formula="of:=[.U181]*100/[.U$3]" office:value-type="float" office:value="20.5263157894737" calcext:value-type="float">
            <text:p><text:s/>20.53 <text:s text:c="5"/></text:p>
          </table:table-cell>
          <table:table-cell table:style-name="ce102" table:formula="of:=[.O181]+[.R181]" office:value-type="float" office:value="135" calcext:value-type="float">
            <text:p>135</text:p>
          </table:table-cell>
          <table:table-cell table:style-name="ce106" table:formula="of:=[.W181]/2" office:value-type="float" office:value="67.5" calcext:value-type="float">
            <text:p>68</text:p>
          </table:table-cell>
          <table:table-cell table:style-name="ce95" table:formula="of:=[.X181]*100/[.Y$2]" office:value-type="float" office:value="17.1102661596958" calcext:value-type="float">
            <text:p><text:s/>17.1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6" calcext:value-type="date">
            <text:p>6/26/2005</text:p>
          </table:table-cell>
          <table:table-cell office:value-type="float" office:value="26" calcext:value-type="float">
            <text:p>26</text:p>
          </table:table-cell>
          <table:table-cell table:style-name="ce84" office:value-type="float" office:value="12.438" calcext:value-type="float">
            <text:p><text:s/>12.44 <text:s text:c="5"/></text:p>
          </table:table-cell>
          <table:table-cell table:style-name="ce84" office:value-type="float" office:value="21.62" calcext:value-type="float">
            <text:p><text:s/>21.62 <text:s text:c="5"/></text:p>
          </table:table-cell>
          <table:table-cell table:style-name="ce84" office:value-type="float" office:value="17.7898229166667" calcext:value-type="float">
            <text:p><text:s/>17.79 <text:s text:c="5"/></text:p>
          </table:table-cell>
          <table:table-cell table:style-name="ce84" table:formula="of:=([.D182]+[.C182])/2" office:value-type="float" office:value="17.029" calcext:value-type="float">
            <text:p><text:s/>17.03 <text:s text:c="5"/></text:p>
          </table:table-cell>
          <table:table-cell table:style-name="ce84" table:formula="of:=ABS([.E182]-[.F182])" office:value-type="float" office:value="0.760822916666701" calcext:value-type="float">
            <text:p><text:s/>0.76 <text:s text:c="5"/></text:p>
          </table:table-cell>
          <table:table-cell table:formula="of:=ABS([.G182]*100/[.E182])" office:value-type="float" office:value="4.27673125376594" calcext:value-type="float">
            <text:p><text:s/>4.2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2]&gt;=[.$L$4];1;0)" office:value-type="float" office:value="1" calcext:value-type="float">
            <text:p>1</text:p>
          </table:table-cell>
          <table:table-cell table:style-name="ce95" table:formula="of:=IF([.E182]&gt;[.K$4];[.E182]-[.K$4];0)" office:value-type="float" office:value="7.7898229166667" calcext:value-type="float">
            <text:p><text:s/>7.79 <text:s text:c="5"/></text:p>
          </table:table-cell>
          <table:table-cell table:style-name="ce84" table:formula="of:=[.L181]+([.K182]*[.J182])" office:value-type="float" office:value="262.961033687944" calcext:value-type="float">
            <text:p><text:s/>262.96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9" calcext:value-type="float">
            <text:p>9</text:p>
          </table:table-cell>
          <table:table-cell table:style-name="ce102" table:formula="of:=[.O181]+[.N182]" office:value-type="float" office:value="80" calcext:value-type="float">
            <text:p>80</text:p>
          </table:table-cell>
          <table:table-cell table:formula="of:=[.O182]*100/[.O$3]" office:value-type="float" office:value="42.3280423280423" calcext:value-type="float">
            <text:p><text:s/>42.33 <text:s text:c="5"/></text:p>
          </table:table-cell>
          <table:table-cell table:style-name="ce102" office:value-type="float" office:value="9" calcext:value-type="float">
            <text:p>9</text:p>
          </table:table-cell>
          <table:table-cell table:style-name="ce102" table:formula="of:=[.R181]+[.Q182]" office:value-type="float" office:value="73" calcext:value-type="float">
            <text:p>73</text:p>
          </table:table-cell>
          <table:table-cell table:formula="of:=[.R182]*100/[.R$3]" office:value-type="float" office:value="18.8144329896907" calcext:value-type="float">
            <text:p><text:s/>18.81 <text:s text:c="5"/></text:p>
          </table:table-cell>
          <table:table-cell table:style-name="ce102" office:value-type="float" office:value="7" calcext:value-type="float">
            <text:p>7</text:p>
          </table:table-cell>
          <table:table-cell table:style-name="ce102" table:formula="of:=[.U181]+[.T182]" office:value-type="float" office:value="85" calcext:value-type="float">
            <text:p>85</text:p>
          </table:table-cell>
          <table:table-cell table:formula="of:=[.U182]*100/[.U$3]" office:value-type="float" office:value="22.3684210526316" calcext:value-type="float">
            <text:p><text:s/>22.37 <text:s text:c="5"/></text:p>
          </table:table-cell>
          <table:table-cell table:style-name="ce102" table:formula="of:=[.O182]+[.R182]" office:value-type="float" office:value="153" calcext:value-type="float">
            <text:p>153</text:p>
          </table:table-cell>
          <table:table-cell table:style-name="ce106" table:formula="of:=[.W182]/2" office:value-type="float" office:value="76.5" calcext:value-type="float">
            <text:p>77</text:p>
          </table:table-cell>
          <table:table-cell table:style-name="ce95" table:formula="of:=[.X182]*100/[.Y$2]" office:value-type="float" office:value="19.3916349809886" calcext:value-type="float">
            <text:p><text:s/>19.3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7" calcext:value-type="date">
            <text:p>6/27/2005</text:p>
          </table:table-cell>
          <table:table-cell office:value-type="float" office:value="27" calcext:value-type="float">
            <text:p>27</text:p>
          </table:table-cell>
          <table:table-cell table:style-name="ce84" office:value-type="float" office:value="7.625" calcext:value-type="float">
            <text:p><text:s/>7.63 <text:s text:c="5"/></text:p>
          </table:table-cell>
          <table:table-cell table:style-name="ce84" office:value-type="float" office:value="24.62" calcext:value-type="float">
            <text:p><text:s/>24.62 <text:s text:c="5"/></text:p>
          </table:table-cell>
          <table:table-cell table:style-name="ce84" office:value-type="float" office:value="17.976875" calcext:value-type="float">
            <text:p><text:s/>17.98 <text:s text:c="5"/></text:p>
          </table:table-cell>
          <table:table-cell table:style-name="ce84" table:formula="of:=([.D183]+[.C183])/2" office:value-type="float" office:value="16.1225" calcext:value-type="float">
            <text:p><text:s/>16.12 <text:s text:c="5"/></text:p>
          </table:table-cell>
          <table:table-cell table:style-name="ce84" table:formula="of:=ABS([.E183]-[.F183])" office:value-type="float" office:value="1.854375" calcext:value-type="float">
            <text:p><text:s/>1.85 <text:s text:c="5"/></text:p>
          </table:table-cell>
          <table:table-cell table:formula="of:=ABS([.G183]*100/[.E183])" office:value-type="float" office:value="10.3153356743038" calcext:value-type="float">
            <text:p><text:s/>10.3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3]&gt;=[.$L$4];1;0)" office:value-type="float" office:value="1" calcext:value-type="float">
            <text:p>1</text:p>
          </table:table-cell>
          <table:table-cell table:style-name="ce95" table:formula="of:=IF([.E183]&gt;[.K$4];[.E183]-[.K$4];0)" office:value-type="float" office:value="7.976875" calcext:value-type="float">
            <text:p><text:s/>7.98 <text:s text:c="5"/></text:p>
          </table:table-cell>
          <table:table-cell table:style-name="ce84" table:formula="of:=[.L182]+([.K183]*[.J183])" office:value-type="float" office:value="270.937908687944" calcext:value-type="float">
            <text:p><text:s/>270.9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82]+[.N183]" office:value-type="float" office:value="80" calcext:value-type="float">
            <text:p>80</text:p>
          </table:table-cell>
          <table:table-cell table:formula="of:=[.O183]*100/[.O$3]" office:value-type="float" office:value="42.3280423280423" calcext:value-type="float">
            <text:p><text:s/>42.33 <text:s text:c="5"/></text:p>
          </table:table-cell>
          <table:table-cell/>
          <table:table-cell table:style-name="ce102" table:formula="of:=[.R182]+[.Q183]" office:value-type="float" office:value="73" calcext:value-type="float">
            <text:p>73</text:p>
          </table:table-cell>
          <table:table-cell table:formula="of:=[.R183]*100/[.R$3]" office:value-type="float" office:value="18.8144329896907" calcext:value-type="float">
            <text:p><text:s/>18.81 <text:s text:c="5"/></text:p>
          </table:table-cell>
          <table:table-cell/>
          <table:table-cell table:style-name="ce102" table:formula="of:=[.U182]+[.T183]" office:value-type="float" office:value="85" calcext:value-type="float">
            <text:p>85</text:p>
          </table:table-cell>
          <table:table-cell table:formula="of:=[.U183]*100/[.U$3]" office:value-type="float" office:value="22.3684210526316" calcext:value-type="float">
            <text:p><text:s/>22.37 <text:s text:c="5"/></text:p>
          </table:table-cell>
          <table:table-cell table:style-name="ce102" table:formula="of:=[.O183]+[.R183]" office:value-type="float" office:value="153" calcext:value-type="float">
            <text:p>153</text:p>
          </table:table-cell>
          <table:table-cell table:style-name="ce106" table:formula="of:=[.W183]/2" office:value-type="float" office:value="76.5" calcext:value-type="float">
            <text:p>77</text:p>
          </table:table-cell>
          <table:table-cell table:style-name="ce95" table:formula="of:=[.X183]*100/[.Y$2]" office:value-type="float" office:value="19.3916349809886" calcext:value-type="float">
            <text:p><text:s/>19.3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8" calcext:value-type="date">
            <text:p>6/28/2005</text:p>
          </table:table-cell>
          <table:table-cell office:value-type="float" office:value="27" calcext:value-type="float">
            <text:p>27</text:p>
          </table:table-cell>
          <table:table-cell table:style-name="ce84" office:value-type="float" office:value="11" calcext:value-type="float">
            <text:p><text:s/>11.00 <text:s text:c="5"/></text:p>
          </table:table-cell>
          <table:table-cell table:style-name="ce84" office:value-type="float" office:value="22.812" calcext:value-type="float">
            <text:p><text:s/>22.81 <text:s text:c="5"/></text:p>
          </table:table-cell>
          <table:table-cell table:style-name="ce84" office:value-type="float" office:value="17.1287395833333" calcext:value-type="float">
            <text:p><text:s/>17.13 <text:s text:c="5"/></text:p>
          </table:table-cell>
          <table:table-cell table:style-name="ce84" table:formula="of:=([.D184]+[.C184])/2" office:value-type="float" office:value="16.906" calcext:value-type="float">
            <text:p><text:s/>16.91 <text:s text:c="5"/></text:p>
          </table:table-cell>
          <table:table-cell table:style-name="ce84" table:formula="of:=ABS([.E184]-[.F184])" office:value-type="float" office:value="0.222739583333301" calcext:value-type="float">
            <text:p><text:s/>0.22 <text:s text:c="5"/></text:p>
          </table:table-cell>
          <table:table-cell table:formula="of:=ABS([.G184]*100/[.E184])" office:value-type="float" office:value="1.30038513487608" calcext:value-type="float">
            <text:p><text:s/>1.3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4]&gt;=[.$L$4];1;0)" office:value-type="float" office:value="1" calcext:value-type="float">
            <text:p>1</text:p>
          </table:table-cell>
          <table:table-cell table:style-name="ce95" table:formula="of:=IF([.E184]&gt;[.K$4];[.E184]-[.K$4];0)" office:value-type="float" office:value="7.1287395833333" calcext:value-type="float">
            <text:p><text:s/>7.13 <text:s text:c="5"/></text:p>
          </table:table-cell>
          <table:table-cell table:style-name="ce84" table:formula="of:=[.L183]+([.K184]*[.J184])" office:value-type="float" office:value="278.066648271277" calcext:value-type="float">
            <text:p><text:s/>278.07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O183]+[.N184]" office:value-type="float" office:value="82" calcext:value-type="float">
            <text:p>82</text:p>
          </table:table-cell>
          <table:table-cell table:formula="of:=[.O184]*100/[.O$3]" office:value-type="float" office:value="43.3862433862434" calcext:value-type="float">
            <text:p><text:s/>43.39 <text:s text:c="5"/></text:p>
          </table:table-cell>
          <table:table-cell table:style-name="ce102" office:value-type="float" office:value="7" calcext:value-type="float">
            <text:p>7</text:p>
          </table:table-cell>
          <table:table-cell table:style-name="ce102" table:formula="of:=[.R183]+[.Q184]" office:value-type="float" office:value="80" calcext:value-type="float">
            <text:p>80</text:p>
          </table:table-cell>
          <table:table-cell table:formula="of:=[.R184]*100/[.R$3]" office:value-type="float" office:value="20.6185567010309" calcext:value-type="float">
            <text:p><text:s/>20.62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183]+[.T184]" office:value-type="float" office:value="87" calcext:value-type="float">
            <text:p>87</text:p>
          </table:table-cell>
          <table:table-cell table:formula="of:=[.U184]*100/[.U$3]" office:value-type="float" office:value="22.8947368421053" calcext:value-type="float">
            <text:p><text:s/>22.89 <text:s text:c="5"/></text:p>
          </table:table-cell>
          <table:table-cell table:style-name="ce102" table:formula="of:=[.O184]+[.R184]" office:value-type="float" office:value="162" calcext:value-type="float">
            <text:p>162</text:p>
          </table:table-cell>
          <table:table-cell table:style-name="ce106" table:formula="of:=[.W184]/2" office:value-type="float" office:value="81" calcext:value-type="float">
            <text:p>81</text:p>
          </table:table-cell>
          <table:table-cell table:style-name="ce95" table:formula="of:=[.X184]*100/[.Y$2]" office:value-type="float" office:value="20.532319391635" calcext:value-type="float">
            <text:p><text:s/>20.5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29" calcext:value-type="date">
            <text:p>6/29/2005</text:p>
          </table:table-cell>
          <table:table-cell office:value-type="float" office:value="27" calcext:value-type="float">
            <text:p>27</text:p>
          </table:table-cell>
          <table:table-cell table:style-name="ce84" office:value-type="float" office:value="9.938" calcext:value-type="float">
            <text:p><text:s/>9.94 <text:s text:c="5"/></text:p>
          </table:table-cell>
          <table:table-cell table:style-name="ce84" office:value-type="float" office:value="19.62" calcext:value-type="float">
            <text:p><text:s/>19.62 <text:s text:c="5"/></text:p>
          </table:table-cell>
          <table:table-cell table:style-name="ce84" office:value-type="float" office:value="15.214" calcext:value-type="float">
            <text:p><text:s/>15.21 <text:s text:c="5"/></text:p>
          </table:table-cell>
          <table:table-cell table:style-name="ce84" table:formula="of:=([.D185]+[.C185])/2" office:value-type="float" office:value="14.779" calcext:value-type="float">
            <text:p><text:s/>14.78 <text:s text:c="5"/></text:p>
          </table:table-cell>
          <table:table-cell table:style-name="ce84" table:formula="of:=ABS([.E185]-[.F185])" office:value-type="float" office:value="0.435000000000001" calcext:value-type="float">
            <text:p><text:s/>0.44 <text:s text:c="5"/></text:p>
          </table:table-cell>
          <table:table-cell table:formula="of:=ABS([.G185]*100/[.E185])" office:value-type="float" office:value="2.85920862363613" calcext:value-type="float">
            <text:p><text:s/>2.8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5]&gt;=[.$L$4];1;0)" office:value-type="float" office:value="1" calcext:value-type="float">
            <text:p>1</text:p>
          </table:table-cell>
          <table:table-cell table:style-name="ce95" table:formula="of:=IF([.E185]&gt;[.K$4];[.E185]-[.K$4];0)" office:value-type="float" office:value="5.214" calcext:value-type="float">
            <text:p><text:s/>5.21 <text:s text:c="5"/></text:p>
          </table:table-cell>
          <table:table-cell table:style-name="ce84" table:formula="of:=[.L184]+([.K185]*[.J185])" office:value-type="float" office:value="283.280648271277" calcext:value-type="float">
            <text:p><text:s/>283.2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84]+[.N185]" office:value-type="float" office:value="82" calcext:value-type="float">
            <text:p>82</text:p>
          </table:table-cell>
          <table:table-cell table:formula="of:=[.O185]*100/[.O$3]" office:value-type="float" office:value="43.3862433862434" calcext:value-type="float">
            <text:p><text:s/>43.39 <text:s text:c="5"/></text:p>
          </table:table-cell>
          <table:table-cell/>
          <table:table-cell table:style-name="ce102" table:formula="of:=[.R184]+[.Q185]" office:value-type="float" office:value="80" calcext:value-type="float">
            <text:p>80</text:p>
          </table:table-cell>
          <table:table-cell table:formula="of:=[.R185]*100/[.R$3]" office:value-type="float" office:value="20.6185567010309" calcext:value-type="float">
            <text:p><text:s/>20.62 <text:s text:c="5"/></text:p>
          </table:table-cell>
          <table:table-cell/>
          <table:table-cell table:style-name="ce102" table:formula="of:=[.U184]+[.T185]" office:value-type="float" office:value="87" calcext:value-type="float">
            <text:p>87</text:p>
          </table:table-cell>
          <table:table-cell table:formula="of:=[.U185]*100/[.U$3]" office:value-type="float" office:value="22.8947368421053" calcext:value-type="float">
            <text:p><text:s/>22.89 <text:s text:c="5"/></text:p>
          </table:table-cell>
          <table:table-cell table:style-name="ce102" table:formula="of:=[.O185]+[.R185]" office:value-type="float" office:value="162" calcext:value-type="float">
            <text:p>162</text:p>
          </table:table-cell>
          <table:table-cell table:style-name="ce106" table:formula="of:=[.W185]/2" office:value-type="float" office:value="81" calcext:value-type="float">
            <text:p>81</text:p>
          </table:table-cell>
          <table:table-cell table:style-name="ce95" table:formula="of:=[.X185]*100/[.Y$2]" office:value-type="float" office:value="20.532319391635" calcext:value-type="float">
            <text:p><text:s/>20.5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6-30" calcext:value-type="date">
            <text:p>6/30/2005</text:p>
          </table:table-cell>
          <table:table-cell office:value-type="float" office:value="27" calcext:value-type="float">
            <text:p>27</text:p>
          </table:table-cell>
          <table:table-cell table:style-name="ce84" office:value-type="float" office:value="6.312" calcext:value-type="float">
            <text:p><text:s/>6.31 <text:s text:c="5"/></text:p>
          </table:table-cell>
          <table:table-cell table:style-name="ce84" office:value-type="float" office:value="20.125" calcext:value-type="float">
            <text:p><text:s/>20.13 <text:s text:c="5"/></text:p>
          </table:table-cell>
          <table:table-cell table:style-name="ce84" office:value-type="float" office:value="13.7991458333333" calcext:value-type="float">
            <text:p><text:s/>13.80 <text:s text:c="5"/></text:p>
          </table:table-cell>
          <table:table-cell table:style-name="ce84" table:formula="of:=([.D186]+[.C186])/2" office:value-type="float" office:value="13.2185" calcext:value-type="float">
            <text:p><text:s/>13.22 <text:s text:c="5"/></text:p>
          </table:table-cell>
          <table:table-cell table:style-name="ce84" table:formula="of:=ABS([.E186]-[.F186])" office:value-type="float" office:value="0.5806458333333" calcext:value-type="float">
            <text:p><text:s/>0.58 <text:s text:c="5"/></text:p>
          </table:table-cell>
          <table:table-cell table:formula="of:=ABS([.G186]*100/[.E186])" office:value-type="float" office:value="4.20783895138414" calcext:value-type="float">
            <text:p><text:s/>4.2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6]&gt;=[.$L$4];1;0)" office:value-type="float" office:value="1" calcext:value-type="float">
            <text:p>1</text:p>
          </table:table-cell>
          <table:table-cell table:style-name="ce95" table:formula="of:=IF([.E186]&gt;[.K$4];[.E186]-[.K$4];0)" office:value-type="float" office:value="3.7991458333333" calcext:value-type="float">
            <text:p><text:s/>3.80 <text:s text:c="5"/></text:p>
          </table:table-cell>
          <table:table-cell table:style-name="ce84" table:formula="of:=[.L185]+([.K186]*[.J186])" office:value-type="float" office:value="287.07979410461" calcext:value-type="float">
            <text:p><text:s/>287.0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185]+[.N186]" office:value-type="float" office:value="85" calcext:value-type="float">
            <text:p>85</text:p>
          </table:table-cell>
          <table:table-cell table:formula="of:=[.O186]*100/[.O$3]" office:value-type="float" office:value="44.973544973545" calcext:value-type="float">
            <text:p><text:s/>44.97 <text:s text:c="5"/>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table:formula="of:=[.R185]+[.Q186]" office:value-type="float" office:value="90" calcext:value-type="float">
            <text:p>90</text:p>
          </table:table-cell>
          <table:table-cell table:formula="of:=[.R186]*100/[.R$3]" office:value-type="float" office:value="23.1958762886598" calcext:value-type="float">
            <text:p><text:s/>23.20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U185]+[.T186]" office:value-type="float" office:value="90" calcext:value-type="float">
            <text:p>90</text:p>
          </table:table-cell>
          <table:table-cell table:formula="of:=[.U186]*100/[.U$3]" office:value-type="float" office:value="23.6842105263158" calcext:value-type="float">
            <text:p><text:s/>23.68 <text:s text:c="5"/></text:p>
          </table:table-cell>
          <table:table-cell table:style-name="ce102" table:formula="of:=[.O186]+[.R186]" office:value-type="float" office:value="175" calcext:value-type="float">
            <text:p>175</text:p>
          </table:table-cell>
          <table:table-cell table:style-name="ce106" table:formula="of:=[.W186]/2" office:value-type="float" office:value="87.5" calcext:value-type="float">
            <text:p>88</text:p>
          </table:table-cell>
          <table:table-cell table:style-name="ce95" table:formula="of:=[.X186]*100/[.Y$2]" office:value-type="float" office:value="22.1799746514575" calcext:value-type="float">
            <text:p><text:s/>22.1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01" calcext:value-type="date">
            <text:p>7/1/2005</text:p>
          </table:table-cell>
          <table:table-cell office:value-type="float" office:value="27" calcext:value-type="float">
            <text:p>27</text:p>
          </table:table-cell>
          <table:table-cell table:style-name="ce84" office:value-type="float" office:value="7.188" calcext:value-type="float">
            <text:p><text:s/>7.19 <text:s text:c="5"/></text:p>
          </table:table-cell>
          <table:table-cell table:style-name="ce84" office:value-type="float" office:value="23.438" calcext:value-type="float">
            <text:p><text:s/>23.44 <text:s text:c="5"/></text:p>
          </table:table-cell>
          <table:table-cell table:style-name="ce84" office:value-type="float" office:value="16.0160729166667" calcext:value-type="float">
            <text:p><text:s/>16.02 <text:s text:c="5"/></text:p>
          </table:table-cell>
          <table:table-cell table:style-name="ce84" table:formula="of:=([.D187]+[.C187])/2" office:value-type="float" office:value="15.313" calcext:value-type="float">
            <text:p><text:s/>15.31 <text:s text:c="5"/></text:p>
          </table:table-cell>
          <table:table-cell table:style-name="ce84" table:formula="of:=ABS([.E187]-[.F187])" office:value-type="float" office:value="0.703072916666702" calcext:value-type="float">
            <text:p><text:s/>0.70 <text:s text:c="5"/></text:p>
          </table:table-cell>
          <table:table-cell table:formula="of:=ABS([.G187]*100/[.E187])" office:value-type="float" office:value="4.38979592765882" calcext:value-type="float">
            <text:p><text:s/>4.3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7]&gt;=[.$L$4];1;0)" office:value-type="float" office:value="1" calcext:value-type="float">
            <text:p>1</text:p>
          </table:table-cell>
          <table:table-cell table:style-name="ce95" table:formula="of:=IF([.E187]&gt;[.K$4];[.E187]-[.K$4];0)" office:value-type="float" office:value="6.0160729166667" calcext:value-type="float">
            <text:p><text:s/>6.02 <text:s text:c="5"/></text:p>
          </table:table-cell>
          <table:table-cell table:style-name="ce84" table:formula="of:=[.L186]+([.K187]*[.J187])" office:value-type="float" office:value="293.095867021277" calcext:value-type="float">
            <text:p><text:s/>293.1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86]+[.N187]" office:value-type="float" office:value="85" calcext:value-type="float">
            <text:p>85</text:p>
          </table:table-cell>
          <table:table-cell table:formula="of:=[.O187]*100/[.O$3]" office:value-type="float" office:value="44.973544973545" calcext:value-type="float">
            <text:p><text:s/>44.97 <text:s text:c="5"/></text:p>
          </table:table-cell>
          <table:table-cell/>
          <table:table-cell table:style-name="ce102" table:formula="of:=[.R186]+[.Q187]" office:value-type="float" office:value="90" calcext:value-type="float">
            <text:p>90</text:p>
          </table:table-cell>
          <table:table-cell table:formula="of:=[.R187]*100/[.R$3]" office:value-type="float" office:value="23.1958762886598" calcext:value-type="float">
            <text:p><text:s/>23.20 <text:s text:c="5"/></text:p>
          </table:table-cell>
          <table:table-cell/>
          <table:table-cell table:style-name="ce102" table:formula="of:=[.U186]+[.T187]" office:value-type="float" office:value="90" calcext:value-type="float">
            <text:p>90</text:p>
          </table:table-cell>
          <table:table-cell table:formula="of:=[.U187]*100/[.U$3]" office:value-type="float" office:value="23.6842105263158" calcext:value-type="float">
            <text:p><text:s/>23.68 <text:s text:c="5"/></text:p>
          </table:table-cell>
          <table:table-cell table:style-name="ce102" table:formula="of:=[.O187]+[.R187]" office:value-type="float" office:value="175" calcext:value-type="float">
            <text:p>175</text:p>
          </table:table-cell>
          <table:table-cell table:style-name="ce106" table:formula="of:=[.W187]/2" office:value-type="float" office:value="87.5" calcext:value-type="float">
            <text:p>88</text:p>
          </table:table-cell>
          <table:table-cell table:style-name="ce95" table:formula="of:=[.X187]*100/[.Y$2]" office:value-type="float" office:value="22.1799746514575" calcext:value-type="float">
            <text:p><text:s/>22.1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02" calcext:value-type="date">
            <text:p>7/2/2005</text:p>
          </table:table-cell>
          <table:table-cell office:value-type="float" office:value="27" calcext:value-type="float">
            <text:p>27</text:p>
          </table:table-cell>
          <table:table-cell table:style-name="ce84" office:value-type="float" office:value="10.438" calcext:value-type="float">
            <text:p><text:s/>10.44 <text:s text:c="5"/></text:p>
          </table:table-cell>
          <table:table-cell table:style-name="ce84" office:value-type="float" office:value="24.875" calcext:value-type="float">
            <text:p><text:s/>24.88 <text:s text:c="5"/></text:p>
          </table:table-cell>
          <table:table-cell table:style-name="ce84" office:value-type="float" office:value="17.7145104166667" calcext:value-type="float">
            <text:p><text:s/>17.71 <text:s text:c="5"/></text:p>
          </table:table-cell>
          <table:table-cell table:style-name="ce84" table:formula="of:=([.D188]+[.C188])/2" office:value-type="float" office:value="17.6565" calcext:value-type="float">
            <text:p><text:s/>17.66 <text:s text:c="5"/></text:p>
          </table:table-cell>
          <table:table-cell table:style-name="ce84" table:formula="of:=ABS([.E188]-[.F188])" office:value-type="float" office:value="0.058010416666697" calcext:value-type="float">
            <text:p><text:s/>0.06 <text:s text:c="5"/></text:p>
          </table:table-cell>
          <table:table-cell table:formula="of:=ABS([.G188]*100/[.E188])" office:value-type="float" office:value="0.327474004656194" calcext:value-type="float">
            <text:p><text:s/>0.3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8]&gt;=[.$L$4];1;0)" office:value-type="float" office:value="1" calcext:value-type="float">
            <text:p>1</text:p>
          </table:table-cell>
          <table:table-cell table:style-name="ce95" table:formula="of:=IF([.E188]&gt;[.K$4];[.E188]-[.K$4];0)" office:value-type="float" office:value="7.7145104166667" calcext:value-type="float">
            <text:p><text:s/>7.71 <text:s text:c="5"/></text:p>
          </table:table-cell>
          <table:table-cell table:style-name="ce84" table:formula="of:=[.L187]+([.K188]*[.J188])" office:value-type="float" office:value="300.810377437944" calcext:value-type="float">
            <text:p><text:s/>300.81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187]+[.N188]" office:value-type="float" office:value="88" calcext:value-type="float">
            <text:p>88</text:p>
          </table:table-cell>
          <table:table-cell table:formula="of:=[.O188]*100/[.O$3]" office:value-type="float" office:value="46.5608465608466" calcext:value-type="float">
            <text:p><text:s/>46.56 <text:s text:c="5"/></text:p>
          </table:table-cell>
          <table:table-cell table:style-name="ce102" office:value-type="float" office:value="8" calcext:value-type="float">
            <text:p>8</text:p>
          </table:table-cell>
          <table:table-cell table:style-name="ce102" table:formula="of:=[.R187]+[.Q188]" office:value-type="float" office:value="98" calcext:value-type="float">
            <text:p>98</text:p>
          </table:table-cell>
          <table:table-cell table:formula="of:=[.R188]*100/[.R$3]" office:value-type="float" office:value="25.2577319587629" calcext:value-type="float">
            <text:p><text:s/>25.26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187]+[.T188]" office:value-type="float" office:value="92" calcext:value-type="float">
            <text:p>92</text:p>
          </table:table-cell>
          <table:table-cell table:formula="of:=[.U188]*100/[.U$3]" office:value-type="float" office:value="24.2105263157895" calcext:value-type="float">
            <text:p><text:s/>24.21 <text:s text:c="5"/></text:p>
          </table:table-cell>
          <table:table-cell table:style-name="ce102" table:formula="of:=[.O188]+[.R188]" office:value-type="float" office:value="186" calcext:value-type="float">
            <text:p>186</text:p>
          </table:table-cell>
          <table:table-cell table:style-name="ce106" table:formula="of:=[.W188]/2" office:value-type="float" office:value="93" calcext:value-type="float">
            <text:p>93</text:p>
          </table:table-cell>
          <table:table-cell table:style-name="ce95" table:formula="of:=[.X188]*100/[.Y$2]" office:value-type="float" office:value="23.574144486692" calcext:value-type="float">
            <text:p><text:s/>23.5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03" calcext:value-type="date">
            <text:p>7/3/2005</text:p>
          </table:table-cell>
          <table:table-cell office:value-type="float" office:value="27" calcext:value-type="float">
            <text:p>27</text:p>
          </table:table-cell>
          <table:table-cell table:style-name="ce84" office:value-type="float" office:value="10.188" calcext:value-type="float">
            <text:p><text:s/>10.19 <text:s text:c="5"/></text:p>
          </table:table-cell>
          <table:table-cell table:style-name="ce84" office:value-type="float" office:value="27.62" calcext:value-type="float">
            <text:p><text:s/>27.62 <text:s text:c="5"/></text:p>
          </table:table-cell>
          <table:table-cell table:style-name="ce84" office:value-type="float" office:value="17.9078645833333" calcext:value-type="float">
            <text:p><text:s/>17.91 <text:s text:c="5"/></text:p>
          </table:table-cell>
          <table:table-cell table:style-name="ce84" table:formula="of:=([.D189]+[.C189])/2" office:value-type="float" office:value="18.904" calcext:value-type="float">
            <text:p><text:s/>18.90 <text:s text:c="5"/></text:p>
          </table:table-cell>
          <table:table-cell table:style-name="ce84" table:formula="of:=ABS([.E189]-[.F189])" office:value-type="float" office:value="0.9961354166667" calcext:value-type="float">
            <text:p><text:s/>1.00 <text:s text:c="5"/></text:p>
          </table:table-cell>
          <table:table-cell table:formula="of:=ABS([.G189]*100/[.E189])" office:value-type="float" office:value="5.56255834988721" calcext:value-type="float">
            <text:p><text:s/>5.5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89]&gt;=[.$L$4];1;0)" office:value-type="float" office:value="1" calcext:value-type="float">
            <text:p>1</text:p>
          </table:table-cell>
          <table:table-cell table:style-name="ce95" table:formula="of:=IF([.E189]&gt;[.K$4];[.E189]-[.K$4];0)" office:value-type="float" office:value="7.9078645833333" calcext:value-type="float">
            <text:p><text:s/>7.91 <text:s text:c="5"/></text:p>
          </table:table-cell>
          <table:table-cell table:style-name="ce84" table:formula="of:=[.L188]+([.K189]*[.J189])" office:value-type="float" office:value="308.718242021277" calcext:value-type="float">
            <text:p><text:s/>308.7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88]+[.N189]" office:value-type="float" office:value="88" calcext:value-type="float">
            <text:p>88</text:p>
          </table:table-cell>
          <table:table-cell table:formula="of:=[.O189]*100/[.O$3]" office:value-type="float" office:value="46.5608465608466" calcext:value-type="float">
            <text:p><text:s/>46.56 <text:s text:c="5"/></text:p>
          </table:table-cell>
          <table:table-cell/>
          <table:table-cell table:style-name="ce102" table:formula="of:=[.R188]+[.Q189]" office:value-type="float" office:value="98" calcext:value-type="float">
            <text:p>98</text:p>
          </table:table-cell>
          <table:table-cell table:formula="of:=[.R189]*100/[.R$3]" office:value-type="float" office:value="25.2577319587629" calcext:value-type="float">
            <text:p><text:s/>25.26 <text:s text:c="5"/></text:p>
          </table:table-cell>
          <table:table-cell/>
          <table:table-cell table:style-name="ce102" table:formula="of:=[.U188]+[.T189]" office:value-type="float" office:value="92" calcext:value-type="float">
            <text:p>92</text:p>
          </table:table-cell>
          <table:table-cell table:formula="of:=[.U189]*100/[.U$3]" office:value-type="float" office:value="24.2105263157895" calcext:value-type="float">
            <text:p><text:s/>24.21 <text:s text:c="5"/></text:p>
          </table:table-cell>
          <table:table-cell table:style-name="ce102" table:formula="of:=[.O189]+[.R189]" office:value-type="float" office:value="186" calcext:value-type="float">
            <text:p>186</text:p>
          </table:table-cell>
          <table:table-cell table:style-name="ce106" table:formula="of:=[.W189]/2" office:value-type="float" office:value="93" calcext:value-type="float">
            <text:p>93</text:p>
          </table:table-cell>
          <table:table-cell table:style-name="ce95" table:formula="of:=[.X189]*100/[.Y$2]" office:value-type="float" office:value="23.574144486692" calcext:value-type="float">
            <text:p><text:s/>23.5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04" calcext:value-type="date">
            <text:p>7/4/2005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10.125" calcext:value-type="float">
            <text:p><text:s/>10.13 <text:s text:c="5"/></text:p>
          </table:table-cell>
          <table:table-cell table:style-name="ce84" office:value-type="float" office:value="31.75" calcext:value-type="float">
            <text:p><text:s/>31.75 <text:s text:c="5"/></text:p>
          </table:table-cell>
          <table:table-cell table:style-name="ce84" office:value-type="float" office:value="19.8902083333333" calcext:value-type="float">
            <text:p><text:s/>19.89 <text:s text:c="5"/></text:p>
          </table:table-cell>
          <table:table-cell table:style-name="ce84" table:formula="of:=([.D190]+[.C190])/2" office:value-type="float" office:value="20.9375" calcext:value-type="float">
            <text:p><text:s/>20.94 <text:s text:c="5"/></text:p>
          </table:table-cell>
          <table:table-cell table:style-name="ce84" table:formula="of:=ABS([.E190]-[.F190])" office:value-type="float" office:value="1.0472916666667" calcext:value-type="float">
            <text:p><text:s/>1.05 <text:s text:c="5"/></text:p>
          </table:table-cell>
          <table:table-cell table:formula="of:=ABS([.G190]*100/[.E190])" office:value-type="float" office:value="5.26536298220456" calcext:value-type="float">
            <text:p><text:s/>5.2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0]&gt;=[.$L$4];1;0)" office:value-type="float" office:value="1" calcext:value-type="float">
            <text:p>1</text:p>
          </table:table-cell>
          <table:table-cell table:style-name="ce95" table:formula="of:=IF([.E190]&gt;[.K$4];[.E190]-[.K$4];0)" office:value-type="float" office:value="9.8902083333333" calcext:value-type="float">
            <text:p><text:s/>9.89 <text:s text:c="5"/></text:p>
          </table:table-cell>
          <table:table-cell table:style-name="ce84" table:formula="of:=[.L189]+([.K190]*[.J190])" office:value-type="float" office:value="318.60845035461" calcext:value-type="float">
            <text:p><text:s/>318.61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O189]+[.N190]" office:value-type="float" office:value="94" calcext:value-type="float">
            <text:p>94</text:p>
          </table:table-cell>
          <table:table-cell table:formula="of:=[.O190]*100/[.O$3]" office:value-type="float" office:value="49.7354497354497" calcext:value-type="float">
            <text:p><text:s/>49.74 <text:s text:c="5"/>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table:formula="of:=[.R189]+[.Q190]" office:value-type="float" office:value="108" calcext:value-type="float">
            <text:p>108</text:p>
          </table:table-cell>
          <table:table-cell table:formula="of:=[.R190]*100/[.R$3]" office:value-type="float" office:value="27.8350515463918" calcext:value-type="float">
            <text:p><text:s/>27.84 <text:s text:c="5"/></text:p>
          </table:table-cell>
          <table:table-cell table:style-name="ce102" office:value-type="float" office:value="9" calcext:value-type="float">
            <text:p>9</text:p>
          </table:table-cell>
          <table:table-cell table:style-name="ce102" table:formula="of:=[.U189]+[.T190]" office:value-type="float" office:value="101" calcext:value-type="float">
            <text:p>101</text:p>
          </table:table-cell>
          <table:table-cell table:formula="of:=[.U190]*100/[.U$3]" office:value-type="float" office:value="26.5789473684211" calcext:value-type="float">
            <text:p><text:s/>26.58 <text:s text:c="5"/></text:p>
          </table:table-cell>
          <table:table-cell table:style-name="ce102" table:formula="of:=[.O190]+[.R190]" office:value-type="float" office:value="202" calcext:value-type="float">
            <text:p>202</text:p>
          </table:table-cell>
          <table:table-cell table:style-name="ce106" table:formula="of:=[.W190]/2" office:value-type="float" office:value="101" calcext:value-type="float">
            <text:p>101</text:p>
          </table:table-cell>
          <table:table-cell table:style-name="ce95" table:formula="of:=[.X190]*100/[.Y$2]" office:value-type="float" office:value="25.6020278833967" calcext:value-type="float">
            <text:p><text:s/>25.6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05" calcext:value-type="date">
            <text:p>7/5/2005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10.188" calcext:value-type="float">
            <text:p><text:s/>10.19 <text:s text:c="5"/></text:p>
          </table:table-cell>
          <table:table-cell table:style-name="ce84" office:value-type="float" office:value="29.25" calcext:value-type="float">
            <text:p><text:s/>29.25 <text:s text:c="5"/></text:p>
          </table:table-cell>
          <table:table-cell table:style-name="ce84" office:value-type="float" office:value="19.5511770833333" calcext:value-type="float">
            <text:p><text:s/>19.55 <text:s text:c="5"/></text:p>
          </table:table-cell>
          <table:table-cell table:style-name="ce84" table:formula="of:=([.D191]+[.C191])/2" office:value-type="float" office:value="19.719" calcext:value-type="float">
            <text:p><text:s/>19.72 <text:s text:c="5"/></text:p>
          </table:table-cell>
          <table:table-cell table:style-name="ce84" table:formula="of:=ABS([.E191]-[.F191])" office:value-type="float" office:value="0.167822916666701" calcext:value-type="float">
            <text:p><text:s/>0.17 <text:s text:c="5"/></text:p>
          </table:table-cell>
          <table:table-cell table:formula="of:=ABS([.G191]*100/[.E191])" office:value-type="float" office:value="0.858377559322319" calcext:value-type="float">
            <text:p><text:s/>0.8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1]&gt;=[.$L$4];1;0)" office:value-type="float" office:value="1" calcext:value-type="float">
            <text:p>1</text:p>
          </table:table-cell>
          <table:table-cell table:style-name="ce95" table:formula="of:=IF([.E191]&gt;[.K$4];[.E191]-[.K$4];0)" office:value-type="float" office:value="9.5511770833333" calcext:value-type="float">
            <text:p><text:s/>9.55 <text:s text:c="5"/></text:p>
          </table:table-cell>
          <table:table-cell table:style-name="ce84" table:formula="of:=[.L190]+([.K191]*[.J191])" office:value-type="float" office:value="328.159627437944" calcext:value-type="float">
            <text:p><text:s/>328.16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table:formula="of:=[.O190]+[.N191]" office:value-type="float" office:value="122" calcext:value-type="float">
            <text:p>122</text:p>
          </table:table-cell>
          <table:table-cell table:formula="of:=[.O191]*100/[.O$3]" office:value-type="float" office:value="64.5502645502645" calcext:value-type="float">
            <text:p><text:s/>64.55 <text:s text:c="5"/>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table:formula="of:=[.R190]+[.Q191]" office:value-type="float" office:value="126" calcext:value-type="float">
            <text:p>126</text:p>
          </table:table-cell>
          <table:table-cell table:formula="of:=[.R191]*100/[.R$3]" office:value-type="float" office:value="32.4742268041237" calcext:value-type="float">
            <text:p><text:s/>32.47 <text:s text:c="5"/>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table:formula="of:=[.U190]+[.T191]" office:value-type="float" office:value="125" calcext:value-type="float">
            <text:p>125</text:p>
          </table:table-cell>
          <table:table-cell table:formula="of:=[.U191]*100/[.U$3]" office:value-type="float" office:value="32.8947368421053" calcext:value-type="float">
            <text:p><text:s/>32.89 <text:s text:c="5"/></text:p>
          </table:table-cell>
          <table:table-cell table:style-name="ce102" table:formula="of:=[.O191]+[.R191]" office:value-type="float" office:value="248" calcext:value-type="float">
            <text:p>248</text:p>
          </table:table-cell>
          <table:table-cell table:style-name="ce106" table:formula="of:=[.W191]/2" office:value-type="float" office:value="124" calcext:value-type="float">
            <text:p>124</text:p>
          </table:table-cell>
          <table:table-cell table:style-name="ce95" table:formula="of:=[.X191]*100/[.Y$2]" office:value-type="float" office:value="31.4321926489227" calcext:value-type="float">
            <text:p><text:s/>31.4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06" calcext:value-type="date">
            <text:p>7/6/2005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10" calcext:value-type="float">
            <text:p><text:s/>10.00 <text:s text:c="5"/></text:p>
          </table:table-cell>
          <table:table-cell table:style-name="ce84" office:value-type="float" office:value="29.562" calcext:value-type="float">
            <text:p><text:s/>29.56 <text:s text:c="5"/></text:p>
          </table:table-cell>
          <table:table-cell table:style-name="ce84" office:value-type="float" office:value="19.6011458333333" calcext:value-type="float">
            <text:p><text:s/>19.60 <text:s text:c="5"/></text:p>
          </table:table-cell>
          <table:table-cell table:style-name="ce84" table:formula="of:=([.D192]+[.C192])/2" office:value-type="float" office:value="19.781" calcext:value-type="float">
            <text:p><text:s/>19.78 <text:s text:c="5"/></text:p>
          </table:table-cell>
          <table:table-cell table:style-name="ce84" table:formula="of:=ABS([.E192]-[.F192])" office:value-type="float" office:value="0.179854166666697" calcext:value-type="float">
            <text:p><text:s/>0.18 <text:s text:c="5"/></text:p>
          </table:table-cell>
          <table:table-cell table:formula="of:=ABS([.G192]*100/[.E192])" office:value-type="float" office:value="0.917569657386257" calcext:value-type="float">
            <text:p><text:s/>0.9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2]&gt;=[.$L$4];1;0)" office:value-type="float" office:value="1" calcext:value-type="float">
            <text:p>1</text:p>
          </table:table-cell>
          <table:table-cell table:style-name="ce95" table:formula="of:=IF([.E192]&gt;[.K$4];[.E192]-[.K$4];0)" office:value-type="float" office:value="9.6011458333333" calcext:value-type="float">
            <text:p><text:s/>9.60 <text:s text:c="5"/></text:p>
          </table:table-cell>
          <table:table-cell table:style-name="ce84" table:formula="of:=[.L191]+([.K192]*[.J192])" office:value-type="float" office:value="337.760773271277" calcext:value-type="float">
            <text:p><text:s/>337.7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91]+[.N192]" office:value-type="float" office:value="122" calcext:value-type="float">
            <text:p>122</text:p>
          </table:table-cell>
          <table:table-cell table:formula="of:=[.O192]*100/[.O$3]" office:value-type="float" office:value="64.5502645502645" calcext:value-type="float">
            <text:p><text:s/>64.55 <text:s text:c="5"/></text:p>
          </table:table-cell>
          <table:table-cell/>
          <table:table-cell table:style-name="ce102" table:formula="of:=[.R191]+[.Q192]" office:value-type="float" office:value="126" calcext:value-type="float">
            <text:p>126</text:p>
          </table:table-cell>
          <table:table-cell table:formula="of:=[.R192]*100/[.R$3]" office:value-type="float" office:value="32.4742268041237" calcext:value-type="float">
            <text:p><text:s/>32.47 <text:s text:c="5"/></text:p>
          </table:table-cell>
          <table:table-cell/>
          <table:table-cell table:style-name="ce102" table:formula="of:=[.U191]+[.T192]" office:value-type="float" office:value="125" calcext:value-type="float">
            <text:p>125</text:p>
          </table:table-cell>
          <table:table-cell table:formula="of:=[.U192]*100/[.U$3]" office:value-type="float" office:value="32.8947368421053" calcext:value-type="float">
            <text:p><text:s/>32.89 <text:s text:c="5"/></text:p>
          </table:table-cell>
          <table:table-cell table:style-name="ce102" table:formula="of:=[.O192]+[.R192]" office:value-type="float" office:value="248" calcext:value-type="float">
            <text:p>248</text:p>
          </table:table-cell>
          <table:table-cell table:style-name="ce106" table:formula="of:=[.W192]/2" office:value-type="float" office:value="124" calcext:value-type="float">
            <text:p>124</text:p>
          </table:table-cell>
          <table:table-cell table:style-name="ce95" table:formula="of:=[.X192]*100/[.Y$2]" office:value-type="float" office:value="31.4321926489227" calcext:value-type="float">
            <text:p><text:s/>31.43 <text:s text:c="5"/></text:p>
          </table:table-cell>
          <table:table-cell table:number-columns-repeated="999"/>
        </table:table-row>
        <table:table-row table:style-name="ro1">
          <table:table-cell table:style-name="ce77" office:value-type="date" office:date-value="2005-07-07" calcext:value-type="date">
            <text:p>7/7/2005</text:p>
          </table:table-cell>
          <table:table-cell table:style-name="ce81" office:value-type="float" office:value="28" calcext:value-type="float">
            <text:p>28</text:p>
          </table:table-cell>
          <table:table-cell table:style-name="ce84" office:value-type="float" office:value="11.188" calcext:value-type="float">
            <text:p><text:s/>11.19 <text:s text:c="5"/></text:p>
          </table:table-cell>
          <table:table-cell table:style-name="ce84" office:value-type="float" office:value="26.312" calcext:value-type="float">
            <text:p><text:s/>26.31 <text:s text:c="5"/></text:p>
          </table:table-cell>
          <table:table-cell table:style-name="ce84" office:value-type="float" office:value="17.1598854166667" calcext:value-type="float">
            <text:p><text:s/>17.16 <text:s text:c="5"/></text:p>
          </table:table-cell>
          <table:table-cell table:style-name="ce84" table:formula="of:=([.D193]+[.C193])/2" office:value-type="float" office:value="18.75" calcext:value-type="float">
            <text:p><text:s/>18.75 <text:s text:c="5"/></text:p>
          </table:table-cell>
          <table:table-cell table:style-name="ce84" table:formula="of:=ABS([.E193]-[.F193])" office:value-type="float" office:value="1.5901145833333" calcext:value-type="float">
            <text:p><text:s/>1.59 <text:s text:c="5"/></text:p>
          </table:table-cell>
          <table:table-cell table:formula="of:=ABS([.G193]*100/[.E193])" office:value-type="float" office:value="9.26646387620331" calcext:value-type="float">
            <text:p><text:s/>9.27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91" table:formula="of:=IF([.A193]&gt;=[.$L$4];1;0)" office:value-type="float" office:value="1" calcext:value-type="float">
            <text:p>1</text:p>
          </table:table-cell>
          <table:table-cell table:style-name="ce95" table:formula="of:=IF([.E193]&gt;[.K$4];[.E193]-[.K$4];0)" office:value-type="float" office:value="7.1598854166667" calcext:value-type="float">
            <text:p><text:s/>7.16 <text:s text:c="5"/></text:p>
          </table:table-cell>
          <table:table-cell table:style-name="ce84" table:formula="of:=[.L192]+([.K193]*[.J193])" office:value-type="float" office:value="344.920658687944" calcext:value-type="float">
            <text:p><text:s/>344.92 <text:s text:c="5"/></text:p>
          </table:table-cell>
          <table:table-cell table:style-name="ce81" office:value-type="string" calcext:value-type="string">
            <text:p>FIELD</text:p>
          </table:table-cell>
          <table:table-cell table:style-name="ce103" office:value-type="float" office:value="49" calcext:value-type="float">
            <text:p>49</text:p>
          </table:table-cell>
          <table:table-cell table:style-name="ce103" table:formula="of:=[.O192]+[.N193]" office:value-type="float" office:value="171" calcext:value-type="float">
            <text:p>171</text:p>
          </table:table-cell>
          <table:table-cell table:formula="of:=[.O193]*100/[.O$3]" office:value-type="float" office:value="90.4761904761905" calcext:value-type="float">
            <text:p><text:s/>90.48 <text:s text:c="5"/></text:p>
          </table:table-cell>
          <table:table-cell table:style-name="ce103" office:value-type="float" office:value="43" calcext:value-type="float">
            <text:p>43</text:p>
          </table:table-cell>
          <table:table-cell table:style-name="ce103" table:formula="of:=[.R192]+[.Q193]" office:value-type="float" office:value="169" calcext:value-type="float">
            <text:p>169</text:p>
          </table:table-cell>
          <table:table-cell table:formula="of:=[.R193]*100/[.R$3]" office:value-type="float" office:value="43.5567010309278" calcext:value-type="float">
            <text:p><text:s/>43.56 <text:s text:c="5"/></text:p>
          </table:table-cell>
          <table:table-cell table:style-name="ce103" office:value-type="float" office:value="35" calcext:value-type="float">
            <text:p>35</text:p>
          </table:table-cell>
          <table:table-cell table:style-name="ce103" table:formula="of:=[.U192]+[.T193]" office:value-type="float" office:value="160" calcext:value-type="float">
            <text:p>160</text:p>
          </table:table-cell>
          <table:table-cell table:formula="of:=[.U193]*100/[.U$3]" office:value-type="float" office:value="42.1052631578947" calcext:value-type="float">
            <text:p><text:s/>42.11 <text:s text:c="5"/></text:p>
          </table:table-cell>
          <table:table-cell table:style-name="ce103" table:formula="of:=[.O193]+[.R193]" office:value-type="float" office:value="340" calcext:value-type="float">
            <text:p>340</text:p>
          </table:table-cell>
          <table:table-cell table:style-name="ce107" table:formula="of:=[.W193]/2" office:value-type="float" office:value="170" calcext:value-type="float">
            <text:p>170</text:p>
          </table:table-cell>
          <table:table-cell table:style-name="ce95" table:formula="of:=[.X193]*100/[.Y$2]" office:value-type="float" office:value="43.0925221799747" calcext:value-type="float">
            <text:p><text:s/>43.09 <text:s text:c="5"/></text:p>
          </table:table-cell>
          <table:table-cell table:style-name="ce103" table:number-columns-repeated="999"/>
        </table:table-row>
        <table:table-row table:style-name="ro1">
          <table:table-cell table:style-name="ce74" office:value-type="date" office:date-value="2005-07-08" calcext:value-type="date">
            <text:p>7/8/2005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10.5" calcext:value-type="float">
            <text:p><text:s/>10.50 <text:s text:c="5"/></text:p>
          </table:table-cell>
          <table:table-cell table:style-name="ce84" office:value-type="float" office:value="31.375" calcext:value-type="float">
            <text:p><text:s/>31.38 <text:s text:c="5"/></text:p>
          </table:table-cell>
          <table:table-cell table:style-name="ce84" office:value-type="float" office:value="20.5597708333333" calcext:value-type="float">
            <text:p><text:s/>20.56 <text:s text:c="5"/></text:p>
          </table:table-cell>
          <table:table-cell table:style-name="ce84" table:formula="of:=([.D194]+[.C194])/2" office:value-type="float" office:value="20.9375" calcext:value-type="float">
            <text:p><text:s/>20.94 <text:s text:c="5"/></text:p>
          </table:table-cell>
          <table:table-cell table:style-name="ce84" table:formula="of:=ABS([.E194]-[.F194])" office:value-type="float" office:value="0.3777291666667" calcext:value-type="float">
            <text:p><text:s/>0.38 <text:s text:c="5"/></text:p>
          </table:table-cell>
          <table:table-cell table:formula="of:=ABS([.G194]*100/[.E194])" office:value-type="float" office:value="1.83722459617251" calcext:value-type="float">
            <text:p><text:s/>1.8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4]&gt;=[.$L$4];1;0)" office:value-type="float" office:value="1" calcext:value-type="float">
            <text:p>1</text:p>
          </table:table-cell>
          <table:table-cell table:style-name="ce95" table:formula="of:=IF([.E194]&gt;[.K$4];[.E194]-[.K$4];0)" office:value-type="float" office:value="10.5597708333333" calcext:value-type="float">
            <text:p><text:s/>10.56 <text:s text:c="5"/></text:p>
          </table:table-cell>
          <table:table-cell table:style-name="ce84" table:formula="of:=[.L193]+([.K194]*[.J194])" office:value-type="float" office:value="355.480429521277" calcext:value-type="float">
            <text:p><text:s/>355.4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93]+[.N194]" office:value-type="float" office:value="171" calcext:value-type="float">
            <text:p>171</text:p>
          </table:table-cell>
          <table:table-cell table:formula="of:=[.O194]*100/[.O$3]" office:value-type="float" office:value="90.4761904761905" calcext:value-type="float">
            <text:p><text:s/>90.48 <text:s text:c="5"/></text:p>
          </table:table-cell>
          <table:table-cell/>
          <table:table-cell table:style-name="ce102" table:formula="of:=[.R193]+[.Q194]" office:value-type="float" office:value="169" calcext:value-type="float">
            <text:p>169</text:p>
          </table:table-cell>
          <table:table-cell table:formula="of:=[.R194]*100/[.R$3]" office:value-type="float" office:value="43.5567010309278" calcext:value-type="float">
            <text:p><text:s/>43.56 <text:s text:c="5"/></text:p>
          </table:table-cell>
          <table:table-cell/>
          <table:table-cell table:style-name="ce102" table:formula="of:=[.U193]+[.T194]" office:value-type="float" office:value="160" calcext:value-type="float">
            <text:p>160</text:p>
          </table:table-cell>
          <table:table-cell table:formula="of:=[.U194]*100/[.U$3]" office:value-type="float" office:value="42.1052631578947" calcext:value-type="float">
            <text:p><text:s/>42.11 <text:s text:c="5"/></text:p>
          </table:table-cell>
          <table:table-cell table:style-name="ce102" table:formula="of:=[.O194]+[.R194]" office:value-type="float" office:value="340" calcext:value-type="float">
            <text:p>340</text:p>
          </table:table-cell>
          <table:table-cell table:style-name="ce106" table:formula="of:=[.W194]/2" office:value-type="float" office:value="170" calcext:value-type="float">
            <text:p>170</text:p>
          </table:table-cell>
          <table:table-cell table:style-name="ce95" table:formula="of:=[.X194]*100/[.Y$2]" office:value-type="float" office:value="43.0925221799747" calcext:value-type="float">
            <text:p><text:s/>43.0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09" calcext:value-type="date">
            <text:p>7/9/2005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12.688" calcext:value-type="float">
            <text:p><text:s/>12.69 <text:s text:c="5"/></text:p>
          </table:table-cell>
          <table:table-cell table:style-name="ce84" office:value-type="float" office:value="31.875" calcext:value-type="float">
            <text:p><text:s/>31.88 <text:s text:c="5"/></text:p>
          </table:table-cell>
          <table:table-cell table:style-name="ce84" office:value-type="float" office:value="19.84" calcext:value-type="float">
            <text:p><text:s/>19.84 <text:s text:c="5"/></text:p>
          </table:table-cell>
          <table:table-cell table:style-name="ce84" table:formula="of:=([.D195]+[.C195])/2" office:value-type="float" office:value="22.2815" calcext:value-type="float">
            <text:p><text:s/>22.28 <text:s text:c="5"/></text:p>
          </table:table-cell>
          <table:table-cell table:style-name="ce84" table:formula="of:=ABS([.E195]-[.F195])" office:value-type="float" office:value="2.4415" calcext:value-type="float">
            <text:p><text:s/>2.44 <text:s text:c="5"/></text:p>
          </table:table-cell>
          <table:table-cell table:formula="of:=ABS([.G195]*100/[.E195])" office:value-type="float" office:value="12.3059475806452" calcext:value-type="float">
            <text:p><text:s/>12.31 <text:s text:c="5"/></text:p>
          </table:table-cell>
          <table:table-cell table:style-name="ce84" office:value-type="float" office:value="9.9" calcext:value-type="float">
            <text:p><text:s/>9.90 <text:s text:c="5"/></text:p>
          </table:table-cell>
          <table:table-cell table:style-name="ce91" table:formula="of:=IF([.A195]&gt;=[.$L$4];1;0)" office:value-type="float" office:value="1" calcext:value-type="float">
            <text:p>1</text:p>
          </table:table-cell>
          <table:table-cell table:style-name="ce95" table:formula="of:=IF([.E195]&gt;[.K$4];[.E195]-[.K$4];0)" office:value-type="float" office:value="9.84" calcext:value-type="float">
            <text:p><text:s/>9.84 <text:s text:c="5"/></text:p>
          </table:table-cell>
          <table:table-cell table:style-name="ce84" table:formula="of:=[.L194]+([.K195]*[.J195])" office:value-type="float" office:value="365.320429521277" calcext:value-type="float">
            <text:p><text:s/>365.3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table:formula="of:=[.O194]+[.N195]" office:value-type="float" office:value="189" calcext:value-type="float">
            <text:p>189</text:p>
          </table:table-cell>
          <table:table-cell table:formula="of:=[.O195]*100/[.O$3]" office:value-type="float" office:value="100" calcext:value-type="float">
            <text:p><text:s/>100.00 <text:s text:c="5"/></text:p>
          </table:table-cell>
          <table:table-cell table:style-name="ce102" office:value-type="float" office:value="18" calcext:value-type="float">
            <text:p>18</text:p>
          </table:table-cell>
          <table:table-cell table:style-name="ce102" table:formula="of:=[.R194]+[.Q195]" office:value-type="float" office:value="187" calcext:value-type="float">
            <text:p>187</text:p>
          </table:table-cell>
          <table:table-cell table:formula="of:=[.R195]*100/[.R$3]" office:value-type="float" office:value="48.1958762886598" calcext:value-type="float">
            <text:p><text:s/>48.20 <text:s text:c="5"/>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table:formula="of:=[.U194]+[.T195]" office:value-type="float" office:value="179" calcext:value-type="float">
            <text:p>179</text:p>
          </table:table-cell>
          <table:table-cell table:formula="of:=[.U195]*100/[.U$3]" office:value-type="float" office:value="47.1052631578947" calcext:value-type="float">
            <text:p><text:s/>47.11 <text:s text:c="5"/></text:p>
          </table:table-cell>
          <table:table-cell table:style-name="ce102" table:formula="of:=[.O195]+[.R195]" office:value-type="float" office:value="376" calcext:value-type="float">
            <text:p>376</text:p>
          </table:table-cell>
          <table:table-cell table:style-name="ce106" table:formula="of:=[.W195]/2" office:value-type="float" office:value="188" calcext:value-type="float">
            <text:p>188</text:p>
          </table:table-cell>
          <table:table-cell table:style-name="ce95" table:formula="of:=[.X195]*100/[.Y$2]" office:value-type="float" office:value="47.6552598225602" calcext:value-type="float">
            <text:p><text:s/>47.66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0" calcext:value-type="date">
            <text:p>7/10/2005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13.938" calcext:value-type="float">
            <text:p><text:s/>13.94 <text:s text:c="5"/></text:p>
          </table:table-cell>
          <table:table-cell table:style-name="ce84" office:value-type="float" office:value="29.688" calcext:value-type="float">
            <text:p><text:s/>29.69 <text:s text:c="5"/></text:p>
          </table:table-cell>
          <table:table-cell table:style-name="ce84" office:value-type="float" office:value="21.436625" calcext:value-type="float">
            <text:p><text:s/>21.44 <text:s text:c="5"/></text:p>
          </table:table-cell>
          <table:table-cell table:style-name="ce84" table:formula="of:=([.D196]+[.C196])/2" office:value-type="float" office:value="21.813" calcext:value-type="float">
            <text:p><text:s/>21.81 <text:s text:c="5"/></text:p>
          </table:table-cell>
          <table:table-cell table:style-name="ce84" table:formula="of:=ABS([.E196]-[.F196])" office:value-type="float" office:value="0.376374999999999" calcext:value-type="float">
            <text:p><text:s/>0.38 <text:s text:c="5"/></text:p>
          </table:table-cell>
          <table:table-cell table:formula="of:=ABS([.G196]*100/[.E196])" office:value-type="float" office:value="1.75575679473798" calcext:value-type="float">
            <text:p><text:s/>1.7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6]&gt;=[.$L$4];1;0)" office:value-type="float" office:value="1" calcext:value-type="float">
            <text:p>1</text:p>
          </table:table-cell>
          <table:table-cell table:style-name="ce95" table:formula="of:=IF([.E196]&gt;[.K$4];[.E196]-[.K$4];0)" office:value-type="float" office:value="11.436625" calcext:value-type="float">
            <text:p><text:s/>11.44 <text:s text:c="5"/></text:p>
          </table:table-cell>
          <table:table-cell table:style-name="ce84" table:formula="of:=[.L195]+([.K196]*[.J196])" office:value-type="float" office:value="376.757054521277" calcext:value-type="float">
            <text:p><text:s/>376.7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95]+[.N196]" office:value-type="float" office:value="189" calcext:value-type="float">
            <text:p>189</text:p>
          </table:table-cell>
          <table:table-cell table:formula="of:=[.O196]*100/[.O$3]" office:value-type="float" office:value="100" calcext:value-type="float">
            <text:p><text:s/>100.00 <text:s text:c="5"/></text:p>
          </table:table-cell>
          <table:table-cell/>
          <table:table-cell table:style-name="ce102" table:formula="of:=[.R195]+[.Q196]" office:value-type="float" office:value="187" calcext:value-type="float">
            <text:p>187</text:p>
          </table:table-cell>
          <table:table-cell table:formula="of:=[.R196]*100/[.R$3]" office:value-type="float" office:value="48.1958762886598" calcext:value-type="float">
            <text:p><text:s/>48.20 <text:s text:c="5"/></text:p>
          </table:table-cell>
          <table:table-cell/>
          <table:table-cell table:style-name="ce102" table:formula="of:=[.U195]+[.T196]" office:value-type="float" office:value="179" calcext:value-type="float">
            <text:p>179</text:p>
          </table:table-cell>
          <table:table-cell table:formula="of:=[.U196]*100/[.U$3]" office:value-type="float" office:value="47.1052631578947" calcext:value-type="float">
            <text:p><text:s/>47.11 <text:s text:c="5"/></text:p>
          </table:table-cell>
          <table:table-cell table:style-name="ce102" table:formula="of:=[.O196]+[.R196]" office:value-type="float" office:value="376" calcext:value-type="float">
            <text:p>376</text:p>
          </table:table-cell>
          <table:table-cell table:style-name="ce106" table:formula="of:=[.W196]/2" office:value-type="float" office:value="188" calcext:value-type="float">
            <text:p>188</text:p>
          </table:table-cell>
          <table:table-cell table:style-name="ce95" table:formula="of:=[.X196]*100/[.Y$2]" office:value-type="float" office:value="47.6552598225602" calcext:value-type="float">
            <text:p><text:s/>47.66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1" calcext:value-type="date">
            <text:p>7/11/2005</text:p>
          </table:table-cell>
          <table:table-cell office:value-type="float" office:value="29" calcext:value-type="float">
            <text:p>29</text:p>
          </table:table-cell>
          <table:table-cell table:style-name="ce84" office:value-type="float" office:value="12.625" calcext:value-type="float">
            <text:p><text:s/>12.63 <text:s text:c="5"/></text:p>
          </table:table-cell>
          <table:table-cell table:style-name="ce84" office:value-type="float" office:value="29.375" calcext:value-type="float">
            <text:p><text:s/>29.38 <text:s text:c="5"/></text:p>
          </table:table-cell>
          <table:table-cell table:style-name="ce84" office:value-type="float" office:value="21.2029479166667" calcext:value-type="float">
            <text:p><text:s/>21.20 <text:s text:c="5"/></text:p>
          </table:table-cell>
          <table:table-cell table:style-name="ce84" table:formula="of:=([.D197]+[.C197])/2" office:value-type="float" office:value="21" calcext:value-type="float">
            <text:p><text:s/>21.00 <text:s text:c="5"/></text:p>
          </table:table-cell>
          <table:table-cell table:style-name="ce84" table:formula="of:=ABS([.E197]-[.F197])" office:value-type="float" office:value="0.202947916666702" calcext:value-type="float">
            <text:p><text:s/>0.20 <text:s text:c="5"/></text:p>
          </table:table-cell>
          <table:table-cell table:formula="of:=ABS([.G197]*100/[.E197])" office:value-type="float" office:value="0.957168396886799" calcext:value-type="float">
            <text:p><text:s/>0.9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7]&gt;=[.$L$4];1;0)" office:value-type="float" office:value="1" calcext:value-type="float">
            <text:p>1</text:p>
          </table:table-cell>
          <table:table-cell table:style-name="ce95" table:formula="of:=IF([.E197]&gt;[.K$4];[.E197]-[.K$4];0)" office:value-type="float" office:value="11.2029479166667" calcext:value-type="float">
            <text:p><text:s/>11.20 <text:s text:c="5"/></text:p>
          </table:table-cell>
          <table:table-cell table:style-name="ce84" table:formula="of:=[.L196]+([.K197]*[.J197])" office:value-type="float" office:value="387.960002437943" calcext:value-type="float">
            <text:p><text:s/>387.96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table:formula="of:=[.O196]+[.N197]" office:value-type="float" office:value="201" calcext:value-type="float">
            <text:p>201</text:p>
          </table:table-cell>
          <table:table-cell table:formula="of:=[.O197]*100/[.O$3]" office:value-type="float" office:value="106.349206349206" calcext:value-type="float">
            <text:p><text:s/>106.35 <text:s text:c="5"/></text:p>
          </table:table-cell>
          <table:table-cell table:style-name="ce102" office:value-type="float" office:value="9" calcext:value-type="float">
            <text:p>9</text:p>
          </table:table-cell>
          <table:table-cell table:style-name="ce102" table:formula="of:=[.R196]+[.Q197]" office:value-type="float" office:value="196" calcext:value-type="float">
            <text:p>196</text:p>
          </table:table-cell>
          <table:table-cell table:formula="of:=[.R197]*100/[.R$3]" office:value-type="float" office:value="50.5154639175258" calcext:value-type="float">
            <text:p><text:s/>50.52 <text:s text:c="5"/>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table:formula="of:=[.U196]+[.T197]" office:value-type="float" office:value="190" calcext:value-type="float">
            <text:p>190</text:p>
          </table:table-cell>
          <table:table-cell table:formula="of:=[.U197]*100/[.U$3]" office:value-type="float" office:value="50" calcext:value-type="float">
            <text:p><text:s/>50.00 <text:s text:c="5"/></text:p>
          </table:table-cell>
          <table:table-cell table:style-name="ce102" table:formula="of:=[.O197]+[.R197]" office:value-type="float" office:value="397" calcext:value-type="float">
            <text:p>397</text:p>
          </table:table-cell>
          <table:table-cell table:style-name="ce106" table:formula="of:=[.W197]/2" office:value-type="float" office:value="198.5" calcext:value-type="float">
            <text:p>199</text:p>
          </table:table-cell>
          <table:table-cell table:style-name="ce95" table:formula="of:=[.X197]*100/[.Y$2]" office:value-type="float" office:value="50.3168567807351" calcext:value-type="float">
            <text:p><text:s/>50.32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2" calcext:value-type="date">
            <text:p>7/12/2005</text:p>
          </table:table-cell>
          <table:table-cell office:value-type="float" office:value="29" calcext:value-type="float">
            <text:p>29</text:p>
          </table:table-cell>
          <table:table-cell table:style-name="ce84" office:value-type="float" office:value="11.625" calcext:value-type="float">
            <text:p><text:s/>11.63 <text:s text:c="5"/></text:p>
          </table:table-cell>
          <table:table-cell table:style-name="ce84" office:value-type="float" office:value="31.188" calcext:value-type="float">
            <text:p><text:s/>31.19 <text:s text:c="5"/></text:p>
          </table:table-cell>
          <table:table-cell table:style-name="ce84" office:value-type="float" office:value="21.4815833333333" calcext:value-type="float">
            <text:p><text:s/>21.48 <text:s text:c="5"/></text:p>
          </table:table-cell>
          <table:table-cell table:style-name="ce84" table:formula="of:=([.D198]+[.C198])/2" office:value-type="float" office:value="21.4065" calcext:value-type="float">
            <text:p><text:s/>21.41 <text:s text:c="5"/></text:p>
          </table:table-cell>
          <table:table-cell table:style-name="ce84" table:formula="of:=ABS([.E198]-[.F198])" office:value-type="float" office:value="0.0750833333332999" calcext:value-type="float">
            <text:p><text:s/>0.08 <text:s text:c="5"/></text:p>
          </table:table-cell>
          <table:table-cell table:formula="of:=ABS([.G198]*100/[.E198])" office:value-type="float" office:value="0.349524204841977" calcext:value-type="float">
            <text:p><text:s/>0.3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8]&gt;=[.$L$4];1;0)" office:value-type="float" office:value="1" calcext:value-type="float">
            <text:p>1</text:p>
          </table:table-cell>
          <table:table-cell table:style-name="ce95" table:formula="of:=IF([.E198]&gt;[.K$4];[.E198]-[.K$4];0)" office:value-type="float" office:value="11.4815833333333" calcext:value-type="float">
            <text:p><text:s/>11.48 <text:s text:c="5"/></text:p>
          </table:table-cell>
          <table:table-cell table:style-name="ce84" table:formula="of:=[.L197]+([.K198]*[.J198])" office:value-type="float" office:value="399.441585771277" calcext:value-type="float">
            <text:p><text:s/>399.4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97]+[.N198]" office:value-type="float" office:value="201" calcext:value-type="float">
            <text:p>201</text:p>
          </table:table-cell>
          <table:table-cell table:formula="of:=[.O198]*100/[.O$3]" office:value-type="float" office:value="106.349206349206" calcext:value-type="float">
            <text:p><text:s/>106.35 <text:s text:c="5"/></text:p>
          </table:table-cell>
          <table:table-cell/>
          <table:table-cell table:style-name="ce102" table:formula="of:=[.R197]+[.Q198]" office:value-type="float" office:value="196" calcext:value-type="float">
            <text:p>196</text:p>
          </table:table-cell>
          <table:table-cell table:formula="of:=[.R198]*100/[.R$3]" office:value-type="float" office:value="50.5154639175258" calcext:value-type="float">
            <text:p><text:s/>50.52 <text:s text:c="5"/></text:p>
          </table:table-cell>
          <table:table-cell/>
          <table:table-cell table:style-name="ce102" table:formula="of:=[.U197]+[.T198]" office:value-type="float" office:value="190" calcext:value-type="float">
            <text:p>190</text:p>
          </table:table-cell>
          <table:table-cell table:formula="of:=[.U198]*100/[.U$3]" office:value-type="float" office:value="50" calcext:value-type="float">
            <text:p><text:s/>50.00 <text:s text:c="5"/></text:p>
          </table:table-cell>
          <table:table-cell table:style-name="ce102" table:formula="of:=[.O198]+[.R198]" office:value-type="float" office:value="397" calcext:value-type="float">
            <text:p>397</text:p>
          </table:table-cell>
          <table:table-cell table:style-name="ce106" table:formula="of:=[.W198]/2" office:value-type="float" office:value="198.5" calcext:value-type="float">
            <text:p>199</text:p>
          </table:table-cell>
          <table:table-cell table:style-name="ce95" table:formula="of:=[.X198]*100/[.Y$2]" office:value-type="float" office:value="50.3168567807351" calcext:value-type="float">
            <text:p><text:s/>50.32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3" calcext:value-type="date">
            <text:p>7/13/2005</text:p>
          </table:table-cell>
          <table:table-cell office:value-type="float" office:value="29" calcext:value-type="float">
            <text:p>29</text:p>
          </table:table-cell>
          <table:table-cell table:style-name="ce84" office:value-type="float" office:value="12.5" calcext:value-type="float">
            <text:p><text:s/>12.50 <text:s text:c="5"/></text:p>
          </table:table-cell>
          <table:table-cell table:style-name="ce84" office:value-type="float" office:value="31.62" calcext:value-type="float">
            <text:p><text:s/>31.62 <text:s text:c="5"/></text:p>
          </table:table-cell>
          <table:table-cell table:style-name="ce84" office:value-type="float" office:value="21.5100416666667" calcext:value-type="float">
            <text:p><text:s/>21.51 <text:s text:c="5"/></text:p>
          </table:table-cell>
          <table:table-cell table:style-name="ce84" table:formula="of:=([.D199]+[.C199])/2" office:value-type="float" office:value="22.06" calcext:value-type="float">
            <text:p><text:s/>22.06 <text:s text:c="5"/></text:p>
          </table:table-cell>
          <table:table-cell table:style-name="ce84" table:formula="of:=ABS([.E199]-[.F199])" office:value-type="float" office:value="0.549958333333301" calcext:value-type="float">
            <text:p><text:s/>0.55 <text:s text:c="5"/></text:p>
          </table:table-cell>
          <table:table-cell table:formula="of:=ABS([.G199]*100/[.E199])" office:value-type="float" office:value="2.55675159470077" calcext:value-type="float">
            <text:p><text:s/>2.5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199]&gt;=[.$L$4];1;0)" office:value-type="float" office:value="1" calcext:value-type="float">
            <text:p>1</text:p>
          </table:table-cell>
          <table:table-cell table:style-name="ce95" table:formula="of:=IF([.E199]&gt;[.K$4];[.E199]-[.K$4];0)" office:value-type="float" office:value="11.5100416666667" calcext:value-type="float">
            <text:p><text:s/>11.51 <text:s text:c="5"/></text:p>
          </table:table-cell>
          <table:table-cell table:style-name="ce84" table:formula="of:=[.L198]+([.K199]*[.J199])" office:value-type="float" office:value="410.951627437944" calcext:value-type="float">
            <text:p><text:s/>410.95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9" calcext:value-type="float">
            <text:p>9</text:p>
          </table:table-cell>
          <table:table-cell table:style-name="ce102" table:formula="of:=[.O198]+[.N199]" office:value-type="float" office:value="210" calcext:value-type="float">
            <text:p>210</text:p>
          </table:table-cell>
          <table:table-cell table:formula="of:=[.O199]*100/[.O$3]" office:value-type="float" office:value="111.111111111111" calcext:value-type="float">
            <text:p><text:s/>111.11 <text:s text:c="5"/>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table:formula="of:=[.R198]+[.Q199]" office:value-type="float" office:value="208" calcext:value-type="float">
            <text:p>208</text:p>
          </table:table-cell>
          <table:table-cell table:formula="of:=[.R199]*100/[.R$3]" office:value-type="float" office:value="53.6082474226804" calcext:value-type="float">
            <text:p><text:s/>53.61 <text:s text:c="5"/>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table:formula="of:=[.U198]+[.T199]" office:value-type="float" office:value="200" calcext:value-type="float">
            <text:p>200</text:p>
          </table:table-cell>
          <table:table-cell table:formula="of:=[.U199]*100/[.U$3]" office:value-type="float" office:value="52.6315789473684" calcext:value-type="float">
            <text:p><text:s/>52.63 <text:s text:c="5"/></text:p>
          </table:table-cell>
          <table:table-cell table:style-name="ce102" table:formula="of:=[.O199]+[.R199]" office:value-type="float" office:value="418" calcext:value-type="float">
            <text:p>418</text:p>
          </table:table-cell>
          <table:table-cell table:style-name="ce106" table:formula="of:=[.W199]/2" office:value-type="float" office:value="209" calcext:value-type="float">
            <text:p>209</text:p>
          </table:table-cell>
          <table:table-cell table:style-name="ce95" table:formula="of:=[.X199]*100/[.Y$2]" office:value-type="float" office:value="52.97845373891" calcext:value-type="float">
            <text:p><text:s/>52.9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4" calcext:value-type="date">
            <text:p>7/14/2005</text:p>
          </table:table-cell>
          <table:table-cell office:value-type="float" office:value="29" calcext:value-type="float">
            <text:p>29</text:p>
          </table:table-cell>
          <table:table-cell table:style-name="ce84" office:value-type="float" office:value="14.438" calcext:value-type="float">
            <text:p><text:s/>14.44 <text:s text:c="5"/></text:p>
          </table:table-cell>
          <table:table-cell table:style-name="ce84" office:value-type="float" office:value="30.438" calcext:value-type="float">
            <text:p><text:s/>30.44 <text:s text:c="5"/></text:p>
          </table:table-cell>
          <table:table-cell table:style-name="ce84" office:value-type="float" office:value="22.5892083333333" calcext:value-type="float">
            <text:p><text:s/>22.59 <text:s text:c="5"/></text:p>
          </table:table-cell>
          <table:table-cell table:style-name="ce84" table:formula="of:=([.D200]+[.C200])/2" office:value-type="float" office:value="22.438" calcext:value-type="float">
            <text:p><text:s/>22.44 <text:s text:c="5"/></text:p>
          </table:table-cell>
          <table:table-cell table:style-name="ce84" table:formula="of:=ABS([.E200]-[.F200])" office:value-type="float" office:value="0.151208333333301" calcext:value-type="float">
            <text:p><text:s/>0.15 <text:s text:c="5"/></text:p>
          </table:table-cell>
          <table:table-cell table:formula="of:=ABS([.G200]*100/[.E200])" office:value-type="float" office:value="0.669383057175021" calcext:value-type="float">
            <text:p><text:s/>0.6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00]&gt;=[.$L$4];1;0)" office:value-type="float" office:value="1" calcext:value-type="float">
            <text:p>1</text:p>
          </table:table-cell>
          <table:table-cell table:style-name="ce95" table:formula="of:=IF([.E200]&gt;[.K$4];[.E200]-[.K$4];0)" office:value-type="float" office:value="12.5892083333333" calcext:value-type="float">
            <text:p><text:s/>12.59 <text:s text:c="5"/></text:p>
          </table:table-cell>
          <table:table-cell table:style-name="ce84" table:formula="of:=[.L199]+([.K200]*[.J200])" office:value-type="float" office:value="423.540835771277" calcext:value-type="float">
            <text:p><text:s/>423.5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199]+[.N200]" office:value-type="float" office:value="210" calcext:value-type="float">
            <text:p>210</text:p>
          </table:table-cell>
          <table:table-cell table:formula="of:=[.O200]*100/[.O$3]" office:value-type="float" office:value="111.111111111111" calcext:value-type="float">
            <text:p><text:s/>111.11 <text:s text:c="5"/></text:p>
          </table:table-cell>
          <table:table-cell/>
          <table:table-cell table:style-name="ce102" table:formula="of:=[.R199]+[.Q200]" office:value-type="float" office:value="208" calcext:value-type="float">
            <text:p>208</text:p>
          </table:table-cell>
          <table:table-cell table:formula="of:=[.R200]*100/[.R$3]" office:value-type="float" office:value="53.6082474226804" calcext:value-type="float">
            <text:p><text:s/>53.61 <text:s text:c="5"/></text:p>
          </table:table-cell>
          <table:table-cell/>
          <table:table-cell table:style-name="ce102" table:formula="of:=[.U199]+[.T200]" office:value-type="float" office:value="200" calcext:value-type="float">
            <text:p>200</text:p>
          </table:table-cell>
          <table:table-cell table:formula="of:=[.U200]*100/[.U$3]" office:value-type="float" office:value="52.6315789473684" calcext:value-type="float">
            <text:p><text:s/>52.63 <text:s text:c="5"/></text:p>
          </table:table-cell>
          <table:table-cell table:style-name="ce102" table:formula="of:=[.O200]+[.R200]" office:value-type="float" office:value="418" calcext:value-type="float">
            <text:p>418</text:p>
          </table:table-cell>
          <table:table-cell table:style-name="ce106" table:formula="of:=[.W200]/2" office:value-type="float" office:value="209" calcext:value-type="float">
            <text:p>209</text:p>
          </table:table-cell>
          <table:table-cell table:style-name="ce95" table:formula="of:=[.X200]*100/[.Y$2]" office:value-type="float" office:value="52.97845373891" calcext:value-type="float">
            <text:p><text:s/>52.9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5" calcext:value-type="date">
            <text:p>7/15/2005</text:p>
          </table:table-cell>
          <table:table-cell office:value-type="float" office:value="29" calcext:value-type="float">
            <text:p>29</text:p>
          </table:table-cell>
          <table:table-cell table:style-name="ce84" office:value-type="float" office:value="12.312" calcext:value-type="float">
            <text:p><text:s/>12.31 <text:s text:c="5"/></text:p>
          </table:table-cell>
          <table:table-cell table:style-name="ce84" office:value-type="float" office:value="32.562" calcext:value-type="float">
            <text:p><text:s/>32.56 <text:s text:c="5"/></text:p>
          </table:table-cell>
          <table:table-cell table:style-name="ce84" office:value-type="float" office:value="22.5057083333333" calcext:value-type="float">
            <text:p><text:s/>22.51 <text:s text:c="5"/></text:p>
          </table:table-cell>
          <table:table-cell table:style-name="ce84" table:formula="of:=([.D201]+[.C201])/2" office:value-type="float" office:value="22.437" calcext:value-type="float">
            <text:p><text:s/>22.44 <text:s text:c="5"/></text:p>
          </table:table-cell>
          <table:table-cell table:style-name="ce84" table:formula="of:=ABS([.E201]-[.F201])" office:value-type="float" office:value="0.0687083333333014" calcext:value-type="float">
            <text:p><text:s/>0.07 <text:s text:c="5"/></text:p>
          </table:table-cell>
          <table:table-cell table:formula="of:=ABS([.G201]*100/[.E201])" office:value-type="float" office:value="0.305292916426617" calcext:value-type="float">
            <text:p><text:s/>0.3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01]&gt;=[.$L$4];1;0)" office:value-type="float" office:value="1" calcext:value-type="float">
            <text:p>1</text:p>
          </table:table-cell>
          <table:table-cell table:style-name="ce95" table:formula="of:=IF([.E201]&gt;[.K$4];[.E201]-[.K$4];0)" office:value-type="float" office:value="12.5057083333333" calcext:value-type="float">
            <text:p><text:s/>12.51 <text:s text:c="5"/></text:p>
          </table:table-cell>
          <table:table-cell table:style-name="ce84" table:formula="of:=[.L200]+([.K201]*[.J201])" office:value-type="float" office:value="436.04654410461" calcext:value-type="float">
            <text:p><text:s/>436.05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table:formula="of:=[.O200]+[.N201]" office:value-type="float" office:value="221" calcext:value-type="float">
            <text:p>221</text:p>
          </table:table-cell>
          <table:table-cell table:formula="of:=[.O201]*100/[.O$3]" office:value-type="float" office:value="116.931216931217" calcext:value-type="float">
            <text:p><text:s/>116.93 <text:s text:c="5"/></text:p>
          </table:table-cell>
          <table:table-cell table:style-name="ce102" office:value-type="float" office:value="16" calcext:value-type="float">
            <text:p>16</text:p>
          </table:table-cell>
          <table:table-cell table:style-name="ce102" table:formula="of:=[.R200]+[.Q201]" office:value-type="float" office:value="224" calcext:value-type="float">
            <text:p>224</text:p>
          </table:table-cell>
          <table:table-cell table:formula="of:=[.R201]*100/[.R$3]" office:value-type="float" office:value="57.7319587628866" calcext:value-type="float">
            <text:p><text:s/>57.73 <text:s text:c="5"/>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table:formula="of:=[.U200]+[.T201]" office:value-type="float" office:value="212" calcext:value-type="float">
            <text:p>212</text:p>
          </table:table-cell>
          <table:table-cell table:formula="of:=[.U201]*100/[.U$3]" office:value-type="float" office:value="55.7894736842105" calcext:value-type="float">
            <text:p><text:s/>55.79 <text:s text:c="5"/></text:p>
          </table:table-cell>
          <table:table-cell table:style-name="ce102" table:formula="of:=[.O201]+[.R201]" office:value-type="float" office:value="445" calcext:value-type="float">
            <text:p>445</text:p>
          </table:table-cell>
          <table:table-cell table:style-name="ce106" table:formula="of:=[.W201]/2" office:value-type="float" office:value="222.5" calcext:value-type="float">
            <text:p>223</text:p>
          </table:table-cell>
          <table:table-cell table:style-name="ce95" table:formula="of:=[.X201]*100/[.Y$2]" office:value-type="float" office:value="56.4005069708492" calcext:value-type="float">
            <text:p><text:s/>56.4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6" calcext:value-type="date">
            <text:p>7/16/2005</text:p>
          </table:table-cell>
          <table:table-cell office:value-type="float" office:value="29" calcext:value-type="float">
            <text:p>29</text:p>
          </table:table-cell>
          <table:table-cell table:style-name="ce84" office:value-type="float" office:value="14" calcext:value-type="float">
            <text:p><text:s/>14.00 <text:s text:c="5"/></text:p>
          </table:table-cell>
          <table:table-cell table:style-name="ce84" office:value-type="float" office:value="27.562" calcext:value-type="float">
            <text:p><text:s/>27.56 <text:s text:c="5"/></text:p>
          </table:table-cell>
          <table:table-cell table:style-name="ce84" office:value-type="float" office:value="18.1495208333333" calcext:value-type="float">
            <text:p><text:s/>18.15 <text:s text:c="5"/></text:p>
          </table:table-cell>
          <table:table-cell table:style-name="ce84" table:formula="of:=([.D202]+[.C202])/2" office:value-type="float" office:value="20.781" calcext:value-type="float">
            <text:p><text:s/>20.78 <text:s text:c="5"/></text:p>
          </table:table-cell>
          <table:table-cell table:style-name="ce84" table:formula="of:=ABS([.E202]-[.F202])" office:value-type="float" office:value="2.6314791666667" calcext:value-type="float">
            <text:p><text:s/>2.63 <text:s text:c="5"/></text:p>
          </table:table-cell>
          <table:table-cell table:formula="of:=ABS([.G202]*100/[.E202])" office:value-type="float" office:value="14.4988905813631" calcext:value-type="float">
            <text:p><text:s/>14.50 <text:s text:c="5"/></text:p>
          </table:table-cell>
          <table:table-cell table:style-name="ce84" office:value-type="float" office:value="1.5" calcext:value-type="float">
            <text:p><text:s/>1.50 <text:s text:c="5"/></text:p>
          </table:table-cell>
          <table:table-cell table:style-name="ce91" table:formula="of:=IF([.A202]&gt;=[.$L$4];1;0)" office:value-type="float" office:value="1" calcext:value-type="float">
            <text:p>1</text:p>
          </table:table-cell>
          <table:table-cell table:style-name="ce95" table:formula="of:=IF([.E202]&gt;[.K$4];[.E202]-[.K$4];0)" office:value-type="float" office:value="8.1495208333333" calcext:value-type="float">
            <text:p><text:s/>8.15 <text:s text:c="5"/></text:p>
          </table:table-cell>
          <table:table-cell table:style-name="ce84" table:formula="of:=[.L201]+([.K202]*[.J202])" office:value-type="float" office:value="444.196064937943" calcext:value-type="float">
            <text:p><text:s/>444.2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01]+[.N202]" office:value-type="float" office:value="221" calcext:value-type="float">
            <text:p>221</text:p>
          </table:table-cell>
          <table:table-cell table:formula="of:=[.O202]*100/[.O$3]" office:value-type="float" office:value="116.931216931217" calcext:value-type="float">
            <text:p><text:s/>116.93 <text:s text:c="5"/></text:p>
          </table:table-cell>
          <table:table-cell/>
          <table:table-cell table:style-name="ce102" table:formula="of:=[.R201]+[.Q202]" office:value-type="float" office:value="224" calcext:value-type="float">
            <text:p>224</text:p>
          </table:table-cell>
          <table:table-cell table:formula="of:=[.R202]*100/[.R$3]" office:value-type="float" office:value="57.7319587628866" calcext:value-type="float">
            <text:p><text:s/>57.73 <text:s text:c="5"/></text:p>
          </table:table-cell>
          <table:table-cell/>
          <table:table-cell table:style-name="ce102" table:formula="of:=[.U201]+[.T202]" office:value-type="float" office:value="212" calcext:value-type="float">
            <text:p>212</text:p>
          </table:table-cell>
          <table:table-cell table:formula="of:=[.U202]*100/[.U$3]" office:value-type="float" office:value="55.7894736842105" calcext:value-type="float">
            <text:p><text:s/>55.79 <text:s text:c="5"/></text:p>
          </table:table-cell>
          <table:table-cell table:style-name="ce102" table:formula="of:=[.O202]+[.R202]" office:value-type="float" office:value="445" calcext:value-type="float">
            <text:p>445</text:p>
          </table:table-cell>
          <table:table-cell table:style-name="ce106" table:formula="of:=[.W202]/2" office:value-type="float" office:value="222.5" calcext:value-type="float">
            <text:p>223</text:p>
          </table:table-cell>
          <table:table-cell table:style-name="ce95" table:formula="of:=[.X202]*100/[.Y$2]" office:value-type="float" office:value="56.4005069708492" calcext:value-type="float">
            <text:p><text:s/>56.4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7" calcext:value-type="date">
            <text:p>7/17/2005</text:p>
          </table:table-cell>
          <table:table-cell office:value-type="float" office:value="29" calcext:value-type="float">
            <text:p>29</text:p>
          </table:table-cell>
          <table:table-cell table:style-name="ce84" office:value-type="float" office:value="12.938" calcext:value-type="float">
            <text:p><text:s/>12.94 <text:s text:c="5"/></text:p>
          </table:table-cell>
          <table:table-cell table:style-name="ce84" office:value-type="float" office:value="23.75" calcext:value-type="float">
            <text:p><text:s/>23.75 <text:s text:c="5"/></text:p>
          </table:table-cell>
          <table:table-cell table:style-name="ce84" office:value-type="float" office:value="18.0563645833333" calcext:value-type="float">
            <text:p><text:s/>18.06 <text:s text:c="5"/></text:p>
          </table:table-cell>
          <table:table-cell table:style-name="ce84" table:formula="of:=([.D203]+[.C203])/2" office:value-type="float" office:value="18.344" calcext:value-type="float">
            <text:p><text:s/>18.34 <text:s text:c="5"/></text:p>
          </table:table-cell>
          <table:table-cell table:style-name="ce84" table:formula="of:=ABS([.E203]-[.F203])" office:value-type="float" office:value="0.287635416666703" calcext:value-type="float">
            <text:p><text:s/>0.29 <text:s text:c="5"/></text:p>
          </table:table-cell>
          <table:table-cell table:formula="of:=ABS([.G203]*100/[.E203])" office:value-type="float" office:value="1.59298631426728" calcext:value-type="float">
            <text:p><text:s/>1.5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03]&gt;=[.$L$4];1;0)" office:value-type="float" office:value="1" calcext:value-type="float">
            <text:p>1</text:p>
          </table:table-cell>
          <table:table-cell table:style-name="ce95" table:formula="of:=IF([.E203]&gt;[.K$4];[.E203]-[.K$4];0)" office:value-type="float" office:value="8.0563645833333" calcext:value-type="float">
            <text:p><text:s/>8.06 <text:s text:c="5"/></text:p>
          </table:table-cell>
          <table:table-cell table:style-name="ce84" table:formula="of:=[.L202]+([.K203]*[.J203])" office:value-type="float" office:value="452.252429521277" calcext:value-type="float">
            <text:p><text:s/>452.25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O202]+[.N203]" office:value-type="float" office:value="227" calcext:value-type="float">
            <text:p>227</text:p>
          </table:table-cell>
          <table:table-cell table:formula="of:=[.O203]*100/[.O$3]" office:value-type="float" office:value="120.10582010582" calcext:value-type="float">
            <text:p><text:s/>120.11 <text:s text:c="5"/>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table:formula="of:=[.R202]+[.Q203]" office:value-type="float" office:value="234" calcext:value-type="float">
            <text:p>234</text:p>
          </table:table-cell>
          <table:table-cell table:formula="of:=[.R203]*100/[.R$3]" office:value-type="float" office:value="60.3092783505155" calcext:value-type="float">
            <text:p><text:s/>60.31 <text:s text:c="5"/></text:p>
          </table:table-cell>
          <table:table-cell table:style-name="ce102" office:value-type="float" office:value="8" calcext:value-type="float">
            <text:p>8</text:p>
          </table:table-cell>
          <table:table-cell table:style-name="ce102" table:formula="of:=[.U202]+[.T203]" office:value-type="float" office:value="220" calcext:value-type="float">
            <text:p>220</text:p>
          </table:table-cell>
          <table:table-cell table:formula="of:=[.U203]*100/[.U$3]" office:value-type="float" office:value="57.8947368421053" calcext:value-type="float">
            <text:p><text:s/>57.89 <text:s text:c="5"/></text:p>
          </table:table-cell>
          <table:table-cell table:style-name="ce102" table:formula="of:=[.O203]+[.R203]" office:value-type="float" office:value="461" calcext:value-type="float">
            <text:p>461</text:p>
          </table:table-cell>
          <table:table-cell table:style-name="ce106" table:formula="of:=[.W203]/2" office:value-type="float" office:value="230.5" calcext:value-type="float">
            <text:p>231</text:p>
          </table:table-cell>
          <table:table-cell table:style-name="ce95" table:formula="of:=[.X203]*100/[.Y$2]" office:value-type="float" office:value="58.4283903675539" calcext:value-type="float">
            <text:p><text:s/>58.4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8" calcext:value-type="date">
            <text:p>7/18/2005</text:p>
          </table:table-cell>
          <table:table-cell office:value-type="float" office:value="30" calcext:value-type="float">
            <text:p>30</text:p>
          </table:table-cell>
          <table:table-cell table:style-name="ce84" office:value-type="float" office:value="9.812" calcext:value-type="float">
            <text:p><text:s/>9.81 <text:s text:c="5"/></text:p>
          </table:table-cell>
          <table:table-cell table:style-name="ce84" office:value-type="float" office:value="25.938" calcext:value-type="float">
            <text:p><text:s/>25.94 <text:s text:c="5"/></text:p>
          </table:table-cell>
          <table:table-cell table:style-name="ce84" office:value-type="float" office:value="17.4904479166667" calcext:value-type="float">
            <text:p><text:s/>17.49 <text:s text:c="5"/></text:p>
          </table:table-cell>
          <table:table-cell table:style-name="ce84" table:formula="of:=([.D204]+[.C204])/2" office:value-type="float" office:value="17.875" calcext:value-type="float">
            <text:p><text:s/>17.88 <text:s text:c="5"/></text:p>
          </table:table-cell>
          <table:table-cell table:style-name="ce84" table:formula="of:=ABS([.E204]-[.F204])" office:value-type="float" office:value="0.3845520833333" calcext:value-type="float">
            <text:p><text:s/>0.38 <text:s text:c="5"/></text:p>
          </table:table-cell>
          <table:table-cell table:formula="of:=ABS([.G204]*100/[.E204])" office:value-type="float" office:value="2.19864056750004" calcext:value-type="float">
            <text:p><text:s/>2.2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04]&gt;=[.$L$4];1;0)" office:value-type="float" office:value="1" calcext:value-type="float">
            <text:p>1</text:p>
          </table:table-cell>
          <table:table-cell table:style-name="ce95" table:formula="of:=IF([.E204]&gt;[.K$4];[.E204]-[.K$4];0)" office:value-type="float" office:value="7.4904479166667" calcext:value-type="float">
            <text:p><text:s/>7.49 <text:s text:c="5"/></text:p>
          </table:table-cell>
          <table:table-cell table:style-name="ce84" table:formula="of:=[.L203]+([.K204]*[.J204])" office:value-type="float" office:value="459.742877437943" calcext:value-type="float">
            <text:p><text:s/>459.7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03]+[.N204]" office:value-type="float" office:value="227" calcext:value-type="float">
            <text:p>227</text:p>
          </table:table-cell>
          <table:table-cell table:formula="of:=[.O204]*100/[.O$3]" office:value-type="float" office:value="120.10582010582" calcext:value-type="float">
            <text:p><text:s/>120.11 <text:s text:c="5"/></text:p>
          </table:table-cell>
          <table:table-cell/>
          <table:table-cell table:style-name="ce102" table:formula="of:=[.R203]+[.Q204]" office:value-type="float" office:value="234" calcext:value-type="float">
            <text:p>234</text:p>
          </table:table-cell>
          <table:table-cell table:formula="of:=[.R204]*100/[.R$3]" office:value-type="float" office:value="60.3092783505155" calcext:value-type="float">
            <text:p><text:s/>60.31 <text:s text:c="5"/></text:p>
          </table:table-cell>
          <table:table-cell/>
          <table:table-cell table:style-name="ce102" table:formula="of:=[.U203]+[.T204]" office:value-type="float" office:value="220" calcext:value-type="float">
            <text:p>220</text:p>
          </table:table-cell>
          <table:table-cell table:formula="of:=[.U204]*100/[.U$3]" office:value-type="float" office:value="57.8947368421053" calcext:value-type="float">
            <text:p><text:s/>57.89 <text:s text:c="5"/></text:p>
          </table:table-cell>
          <table:table-cell table:style-name="ce102" table:formula="of:=[.O204]+[.R204]" office:value-type="float" office:value="461" calcext:value-type="float">
            <text:p>461</text:p>
          </table:table-cell>
          <table:table-cell table:style-name="ce106" table:formula="of:=[.W204]/2" office:value-type="float" office:value="230.5" calcext:value-type="float">
            <text:p>231</text:p>
          </table:table-cell>
          <table:table-cell table:style-name="ce95" table:formula="of:=[.X204]*100/[.Y$2]" office:value-type="float" office:value="58.4283903675539" calcext:value-type="float">
            <text:p><text:s/>58.4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19" calcext:value-type="date">
            <text:p>7/19/2005</text:p>
          </table:table-cell>
          <table:table-cell office:value-type="float" office:value="30" calcext:value-type="float">
            <text:p>30</text:p>
          </table:table-cell>
          <table:table-cell table:style-name="ce84" office:value-type="float" office:value="11.625" calcext:value-type="float">
            <text:p><text:s/>11.63 <text:s text:c="5"/></text:p>
          </table:table-cell>
          <table:table-cell table:style-name="ce84" office:value-type="float" office:value="21.625" calcext:value-type="float">
            <text:p><text:s/>21.63 <text:s text:c="5"/></text:p>
          </table:table-cell>
          <table:table-cell table:style-name="ce84" office:value-type="float" office:value="16.19328125" calcext:value-type="float">
            <text:p><text:s/>16.19 <text:s text:c="5"/></text:p>
          </table:table-cell>
          <table:table-cell table:style-name="ce84" table:formula="of:=([.D205]+[.C205])/2" office:value-type="float" office:value="16.625" calcext:value-type="float">
            <text:p><text:s/>16.63 <text:s text:c="5"/></text:p>
          </table:table-cell>
          <table:table-cell table:style-name="ce84" table:formula="of:=ABS([.E205]-[.F205])" office:value-type="float" office:value="0.431718750000002" calcext:value-type="float">
            <text:p><text:s/>0.43 <text:s text:c="5"/></text:p>
          </table:table-cell>
          <table:table-cell table:formula="of:=ABS([.G205]*100/[.E205])" office:value-type="float" office:value="2.66603626118086" calcext:value-type="float">
            <text:p><text:s/>2.67 <text:s text:c="5"/></text:p>
          </table:table-cell>
          <table:table-cell table:style-name="ce84" office:value-type="float" office:value="7.6" calcext:value-type="float">
            <text:p><text:s/>7.60 <text:s text:c="5"/></text:p>
          </table:table-cell>
          <table:table-cell table:style-name="ce91" table:formula="of:=IF([.A205]&gt;=[.$L$4];1;0)" office:value-type="float" office:value="1" calcext:value-type="float">
            <text:p>1</text:p>
          </table:table-cell>
          <table:table-cell table:style-name="ce95" table:formula="of:=IF([.E205]&gt;[.K$4];[.E205]-[.K$4];0)" office:value-type="float" office:value="6.19328125" calcext:value-type="float">
            <text:p><text:s/>6.19 <text:s text:c="5"/></text:p>
          </table:table-cell>
          <table:table-cell table:style-name="ce84" table:formula="of:=[.L204]+([.K205]*[.J205])" office:value-type="float" office:value="465.936158687943" calcext:value-type="float">
            <text:p><text:s/>465.94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04]+[.N205]" office:value-type="float" office:value="230" calcext:value-type="float">
            <text:p>230</text:p>
          </table:table-cell>
          <table:table-cell table:formula="of:=[.O205]*100/[.O$3]" office:value-type="float" office:value="121.693121693122" calcext:value-type="float">
            <text:p><text:s/>121.69 <text:s text:c="5"/>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formula="of:=[.R204]+[.Q205]" office:value-type="float" office:value="239" calcext:value-type="float">
            <text:p>239</text:p>
          </table:table-cell>
          <table:table-cell table:formula="of:=[.R205]*100/[.R$3]" office:value-type="float" office:value="61.5979381443299" calcext:value-type="float">
            <text:p><text:s/>61.60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U204]+[.T205]" office:value-type="float" office:value="224" calcext:value-type="float">
            <text:p>224</text:p>
          </table:table-cell>
          <table:table-cell table:formula="of:=[.U205]*100/[.U$3]" office:value-type="float" office:value="58.9473684210526" calcext:value-type="float">
            <text:p><text:s/>58.95 <text:s text:c="5"/></text:p>
          </table:table-cell>
          <table:table-cell table:style-name="ce102" table:formula="of:=[.O205]+[.R205]" office:value-type="float" office:value="469" calcext:value-type="float">
            <text:p>469</text:p>
          </table:table-cell>
          <table:table-cell table:style-name="ce106" table:formula="of:=[.W205]/2" office:value-type="float" office:value="234.5" calcext:value-type="float">
            <text:p>235</text:p>
          </table:table-cell>
          <table:table-cell table:style-name="ce95" table:formula="of:=[.X205]*100/[.Y$2]" office:value-type="float" office:value="59.4423320659062" calcext:value-type="float">
            <text:p><text:s/>59.44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0" calcext:value-type="date">
            <text:p>7/20/2005</text:p>
          </table:table-cell>
          <table:table-cell office:value-type="float" office:value="30" calcext:value-type="float">
            <text:p>30</text:p>
          </table:table-cell>
          <table:table-cell table:style-name="ce84" office:value-type="float" office:value="11.75" calcext:value-type="float">
            <text:p><text:s/>11.75 <text:s text:c="5"/></text:p>
          </table:table-cell>
          <table:table-cell table:style-name="ce84" office:value-type="float" office:value="23.25" calcext:value-type="float">
            <text:p><text:s/>23.25 <text:s text:c="5"/></text:p>
          </table:table-cell>
          <table:table-cell table:style-name="ce84" office:value-type="float" office:value="16.9601041666667" calcext:value-type="float">
            <text:p><text:s/>16.96 <text:s text:c="5"/></text:p>
          </table:table-cell>
          <table:table-cell table:style-name="ce84" table:formula="of:=([.D206]+[.C206])/2" office:value-type="float" office:value="17.5" calcext:value-type="float">
            <text:p><text:s/>17.50 <text:s text:c="5"/></text:p>
          </table:table-cell>
          <table:table-cell table:style-name="ce84" table:formula="of:=ABS([.E206]-[.F206])" office:value-type="float" office:value="0.539895833333301" calcext:value-type="float">
            <text:p><text:s/>0.54 <text:s text:c="5"/></text:p>
          </table:table-cell>
          <table:table-cell table:formula="of:=ABS([.G206]*100/[.E206])" office:value-type="float" office:value="3.18332852220571" calcext:value-type="float">
            <text:p><text:s/>3.18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206]&gt;=[.$L$4];1;0)" office:value-type="float" office:value="1" calcext:value-type="float">
            <text:p>1</text:p>
          </table:table-cell>
          <table:table-cell table:style-name="ce95" table:formula="of:=IF([.E206]&gt;[.K$4];[.E206]-[.K$4];0)" office:value-type="float" office:value="6.9601041666667" calcext:value-type="float">
            <text:p><text:s/>6.96 <text:s text:c="5"/></text:p>
          </table:table-cell>
          <table:table-cell table:style-name="ce84" table:formula="of:=[.L205]+([.K206]*[.J206])" office:value-type="float" office:value="472.89626285461" calcext:value-type="float">
            <text:p><text:s/>472.9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05]+[.N206]" office:value-type="float" office:value="230" calcext:value-type="float">
            <text:p>230</text:p>
          </table:table-cell>
          <table:table-cell table:formula="of:=[.O206]*100/[.O$3]" office:value-type="float" office:value="121.693121693122" calcext:value-type="float">
            <text:p><text:s/>121.69 <text:s text:c="5"/></text:p>
          </table:table-cell>
          <table:table-cell/>
          <table:table-cell table:style-name="ce102" table:formula="of:=[.R205]+[.Q206]" office:value-type="float" office:value="239" calcext:value-type="float">
            <text:p>239</text:p>
          </table:table-cell>
          <table:table-cell table:formula="of:=[.R206]*100/[.R$3]" office:value-type="float" office:value="61.5979381443299" calcext:value-type="float">
            <text:p><text:s/>61.60 <text:s text:c="5"/></text:p>
          </table:table-cell>
          <table:table-cell/>
          <table:table-cell table:style-name="ce102" table:formula="of:=[.U205]+[.T206]" office:value-type="float" office:value="224" calcext:value-type="float">
            <text:p>224</text:p>
          </table:table-cell>
          <table:table-cell table:formula="of:=[.U206]*100/[.U$3]" office:value-type="float" office:value="58.9473684210526" calcext:value-type="float">
            <text:p><text:s/>58.95 <text:s text:c="5"/></text:p>
          </table:table-cell>
          <table:table-cell table:style-name="ce102" table:formula="of:=[.O206]+[.R206]" office:value-type="float" office:value="469" calcext:value-type="float">
            <text:p>469</text:p>
          </table:table-cell>
          <table:table-cell table:style-name="ce106" table:formula="of:=[.W206]/2" office:value-type="float" office:value="234.5" calcext:value-type="float">
            <text:p>235</text:p>
          </table:table-cell>
          <table:table-cell table:style-name="ce95" table:formula="of:=[.X206]*100/[.Y$2]" office:value-type="float" office:value="59.4423320659062" calcext:value-type="float">
            <text:p><text:s/>59.44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1" calcext:value-type="date">
            <text:p>7/21/2005</text:p>
          </table:table-cell>
          <table:table-cell office:value-type="float" office:value="30" calcext:value-type="float">
            <text:p>30</text:p>
          </table:table-cell>
          <table:table-cell table:style-name="ce84" office:value-type="float" office:value="10.375" calcext:value-type="float">
            <text:p><text:s/>10.38 <text:s text:c="5"/></text:p>
          </table:table-cell>
          <table:table-cell table:style-name="ce84" office:value-type="float" office:value="19.375" calcext:value-type="float">
            <text:p><text:s/>19.38 <text:s text:c="5"/></text:p>
          </table:table-cell>
          <table:table-cell table:style-name="ce84" office:value-type="float" office:value="13.7660208333333" calcext:value-type="float">
            <text:p><text:s/>13.77 <text:s text:c="5"/></text:p>
          </table:table-cell>
          <table:table-cell table:style-name="ce84" table:formula="of:=([.D207]+[.C207])/2" office:value-type="float" office:value="14.875" calcext:value-type="float">
            <text:p><text:s/>14.88 <text:s text:c="5"/></text:p>
          </table:table-cell>
          <table:table-cell table:style-name="ce84" table:formula="of:=ABS([.E207]-[.F207])" office:value-type="float" office:value="1.1089791666667" calcext:value-type="float">
            <text:p><text:s/>1.11 <text:s text:c="5"/></text:p>
          </table:table-cell>
          <table:table-cell table:formula="of:=ABS([.G207]*100/[.E207])" office:value-type="float" office:value="8.05591666679304" calcext:value-type="float">
            <text:p><text:s/>8.06 <text:s text:c="5"/></text:p>
          </table:table-cell>
          <table:table-cell table:style-name="ce84" office:value-type="float" office:value="0.8" calcext:value-type="float">
            <text:p><text:s/>0.80 <text:s text:c="5"/></text:p>
          </table:table-cell>
          <table:table-cell table:style-name="ce91" table:formula="of:=IF([.A207]&gt;=[.$L$4];1;0)" office:value-type="float" office:value="1" calcext:value-type="float">
            <text:p>1</text:p>
          </table:table-cell>
          <table:table-cell table:style-name="ce95" table:formula="of:=IF([.E207]&gt;[.K$4];[.E207]-[.K$4];0)" office:value-type="float" office:value="3.7660208333333" calcext:value-type="float">
            <text:p><text:s/>3.77 <text:s text:c="5"/></text:p>
          </table:table-cell>
          <table:table-cell table:style-name="ce84" table:formula="of:=[.L206]+([.K207]*[.J207])" office:value-type="float" office:value="476.662283687943" calcext:value-type="float">
            <text:p><text:s/>476.66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O206]+[.N207]" office:value-type="float" office:value="232" calcext:value-type="float">
            <text:p>232</text:p>
          </table:table-cell>
          <table:table-cell table:formula="of:=[.O207]*100/[.O$3]" office:value-type="float" office:value="122.751322751323" calcext:value-type="float">
            <text:p><text:s/>122.75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R206]+[.Q207]" office:value-type="float" office:value="242" calcext:value-type="float">
            <text:p>242</text:p>
          </table:table-cell>
          <table:table-cell table:formula="of:=[.R207]*100/[.R$3]" office:value-type="float" office:value="62.3711340206186" calcext:value-type="float">
            <text:p><text:s/>62.37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06]+[.T207]" office:value-type="float" office:value="226" calcext:value-type="float">
            <text:p>226</text:p>
          </table:table-cell>
          <table:table-cell table:formula="of:=[.U207]*100/[.U$3]" office:value-type="float" office:value="59.4736842105263" calcext:value-type="float">
            <text:p><text:s/>59.47 <text:s text:c="5"/></text:p>
          </table:table-cell>
          <table:table-cell table:style-name="ce102" table:formula="of:=[.O207]+[.R207]" office:value-type="float" office:value="474" calcext:value-type="float">
            <text:p>474</text:p>
          </table:table-cell>
          <table:table-cell table:style-name="ce106" table:formula="of:=[.W207]/2" office:value-type="float" office:value="237" calcext:value-type="float">
            <text:p>237</text:p>
          </table:table-cell>
          <table:table-cell table:style-name="ce95" table:formula="of:=[.X207]*100/[.Y$2]" office:value-type="float" office:value="60.0760456273764" calcext:value-type="float">
            <text:p><text:s/>60.0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2" calcext:value-type="date">
            <text:p>7/22/2005</text:p>
          </table:table-cell>
          <table:table-cell office:value-type="float" office:value="30" calcext:value-type="float">
            <text:p>30</text:p>
          </table:table-cell>
          <table:table-cell table:style-name="ce84" office:value-type="float" office:value="10.25" calcext:value-type="float">
            <text:p><text:s/>10.25 <text:s text:c="5"/></text:p>
          </table:table-cell>
          <table:table-cell table:style-name="ce84" office:value-type="float" office:value="20.625" calcext:value-type="float">
            <text:p><text:s/>20.63 <text:s text:c="5"/></text:p>
          </table:table-cell>
          <table:table-cell table:style-name="ce84" office:value-type="float" office:value="13.6885104166667" calcext:value-type="float">
            <text:p><text:s/>13.69 <text:s text:c="5"/></text:p>
          </table:table-cell>
          <table:table-cell table:style-name="ce84" table:formula="of:=([.D208]+[.C208])/2" office:value-type="float" office:value="15.4375" calcext:value-type="float">
            <text:p><text:s/>15.44 <text:s text:c="5"/></text:p>
          </table:table-cell>
          <table:table-cell table:style-name="ce84" table:formula="of:=ABS([.E208]-[.F208])" office:value-type="float" office:value="1.7489895833333" calcext:value-type="float">
            <text:p><text:s/>1.75 <text:s text:c="5"/></text:p>
          </table:table-cell>
          <table:table-cell table:formula="of:=ABS([.G208]*100/[.E208])" office:value-type="float" office:value="12.7770628804416" calcext:value-type="float">
            <text:p><text:s/>12.78 <text:s text:c="5"/></text:p>
          </table:table-cell>
          <table:table-cell table:style-name="ce84" office:value-type="float" office:value="11.2" calcext:value-type="float">
            <text:p><text:s/>11.20 <text:s text:c="5"/></text:p>
          </table:table-cell>
          <table:table-cell table:style-name="ce91" table:formula="of:=IF([.A208]&gt;=[.$L$4];1;0)" office:value-type="float" office:value="1" calcext:value-type="float">
            <text:p>1</text:p>
          </table:table-cell>
          <table:table-cell table:style-name="ce95" table:formula="of:=IF([.E208]&gt;[.K$4];[.E208]-[.K$4];0)" office:value-type="float" office:value="3.6885104166667" calcext:value-type="float">
            <text:p><text:s/>3.69 <text:s text:c="5"/></text:p>
          </table:table-cell>
          <table:table-cell table:style-name="ce84" table:formula="of:=[.L207]+([.K208]*[.J208])" office:value-type="float" office:value="480.35079410461" calcext:value-type="float">
            <text:p><text:s/>480.3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07]+[.N208]" office:value-type="float" office:value="232" calcext:value-type="float">
            <text:p>232</text:p>
          </table:table-cell>
          <table:table-cell table:formula="of:=[.O208]*100/[.O$3]" office:value-type="float" office:value="122.751322751323" calcext:value-type="float">
            <text:p><text:s/>122.75 <text:s text:c="5"/></text:p>
          </table:table-cell>
          <table:table-cell/>
          <table:table-cell table:style-name="ce102" table:formula="of:=[.R207]+[.Q208]" office:value-type="float" office:value="242" calcext:value-type="float">
            <text:p>242</text:p>
          </table:table-cell>
          <table:table-cell table:formula="of:=[.R208]*100/[.R$3]" office:value-type="float" office:value="62.3711340206186" calcext:value-type="float">
            <text:p><text:s/>62.37 <text:s text:c="5"/></text:p>
          </table:table-cell>
          <table:table-cell/>
          <table:table-cell table:style-name="ce102" table:formula="of:=[.U207]+[.T208]" office:value-type="float" office:value="226" calcext:value-type="float">
            <text:p>226</text:p>
          </table:table-cell>
          <table:table-cell table:formula="of:=[.U208]*100/[.U$3]" office:value-type="float" office:value="59.4736842105263" calcext:value-type="float">
            <text:p><text:s/>59.47 <text:s text:c="5"/></text:p>
          </table:table-cell>
          <table:table-cell table:style-name="ce102" table:formula="of:=[.O208]+[.R208]" office:value-type="float" office:value="474" calcext:value-type="float">
            <text:p>474</text:p>
          </table:table-cell>
          <table:table-cell table:style-name="ce106" table:formula="of:=[.W208]/2" office:value-type="float" office:value="237" calcext:value-type="float">
            <text:p>237</text:p>
          </table:table-cell>
          <table:table-cell table:style-name="ce95" table:formula="of:=[.X208]*100/[.Y$2]" office:value-type="float" office:value="60.0760456273764" calcext:value-type="float">
            <text:p><text:s/>60.0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3" calcext:value-type="date">
            <text:p>7/23/2005</text:p>
          </table:table-cell>
          <table:table-cell office:value-type="float" office:value="30" calcext:value-type="float">
            <text:p>30</text:p>
          </table:table-cell>
          <table:table-cell table:style-name="ce84" office:value-type="float" office:value="11.25" calcext:value-type="float">
            <text:p><text:s/>11.25 <text:s text:c="5"/></text:p>
          </table:table-cell>
          <table:table-cell table:style-name="ce84" office:value-type="float" office:value="20.938" calcext:value-type="float">
            <text:p><text:s/>20.94 <text:s text:c="5"/></text:p>
          </table:table-cell>
          <table:table-cell table:style-name="ce84" office:value-type="float" office:value="14.96984375" calcext:value-type="float">
            <text:p><text:s/>14.97 <text:s text:c="5"/></text:p>
          </table:table-cell>
          <table:table-cell table:style-name="ce84" table:formula="of:=([.D209]+[.C209])/2" office:value-type="float" office:value="16.094" calcext:value-type="float">
            <text:p><text:s/>16.09 <text:s text:c="5"/></text:p>
          </table:table-cell>
          <table:table-cell table:style-name="ce84" table:formula="of:=ABS([.E209]-[.F209])" office:value-type="float" office:value="1.12415625" calcext:value-type="float">
            <text:p><text:s/>1.12 <text:s text:c="5"/></text:p>
          </table:table-cell>
          <table:table-cell table:formula="of:=ABS([.G209]*100/[.E209])" office:value-type="float" office:value="7.50947216800443" calcext:value-type="float">
            <text:p><text:s/>7.51 <text:s text:c="5"/>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91" table:formula="of:=IF([.A209]&gt;=[.$L$4];1;0)" office:value-type="float" office:value="1" calcext:value-type="float">
            <text:p>1</text:p>
          </table:table-cell>
          <table:table-cell table:style-name="ce95" table:formula="of:=IF([.E209]&gt;[.K$4];[.E209]-[.K$4];0)" office:value-type="float" office:value="4.96984375" calcext:value-type="float">
            <text:p><text:s/>4.97 <text:s text:c="5"/></text:p>
          </table:table-cell>
          <table:table-cell table:style-name="ce84" table:formula="of:=[.L208]+([.K209]*[.J209])" office:value-type="float" office:value="485.32063785461" calcext:value-type="float">
            <text:p><text:s/>485.3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O208]+[.N209]" office:value-type="float" office:value="233" calcext:value-type="float">
            <text:p>233</text:p>
          </table:table-cell>
          <table:table-cell table:formula="of:=[.O209]*100/[.O$3]" office:value-type="float" office:value="123.280423280423" calcext:value-type="float">
            <text:p><text:s/>123.28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208]+[.Q209]" office:value-type="float" office:value="244" calcext:value-type="float">
            <text:p>244</text:p>
          </table:table-cell>
          <table:table-cell table:formula="of:=[.R209]*100/[.R$3]" office:value-type="float" office:value="62.8865979381443" calcext:value-type="float">
            <text:p><text:s/>62.89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08]+[.T209]" office:value-type="float" office:value="228" calcext:value-type="float">
            <text:p>228</text:p>
          </table:table-cell>
          <table:table-cell table:formula="of:=[.U209]*100/[.U$3]" office:value-type="float" office:value="60" calcext:value-type="float">
            <text:p><text:s/>60.00 <text:s text:c="5"/></text:p>
          </table:table-cell>
          <table:table-cell table:style-name="ce102" table:formula="of:=[.O209]+[.R209]" office:value-type="float" office:value="477" calcext:value-type="float">
            <text:p>477</text:p>
          </table:table-cell>
          <table:table-cell table:style-name="ce106" table:formula="of:=[.W209]/2" office:value-type="float" office:value="238.5" calcext:value-type="float">
            <text:p>239</text:p>
          </table:table-cell>
          <table:table-cell table:style-name="ce95" table:formula="of:=[.X209]*100/[.Y$2]" office:value-type="float" office:value="60.4562737642586" calcext:value-type="float">
            <text:p><text:s/>60.46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4" calcext:value-type="date">
            <text:p>7/24/2005</text:p>
          </table:table-cell>
          <table:table-cell office:value-type="float" office:value="30" calcext:value-type="float">
            <text:p>30</text:p>
          </table:table-cell>
          <table:table-cell table:style-name="ce84" office:value-type="float" office:value="10.625" calcext:value-type="float">
            <text:p><text:s/>10.63 <text:s text:c="5"/></text:p>
          </table:table-cell>
          <table:table-cell table:style-name="ce84" office:value-type="float" office:value="20.562" calcext:value-type="float">
            <text:p><text:s/>20.56 <text:s text:c="5"/></text:p>
          </table:table-cell>
          <table:table-cell table:style-name="ce84" office:value-type="float" office:value="15.2111666666667" calcext:value-type="float">
            <text:p><text:s/>15.21 <text:s text:c="5"/></text:p>
          </table:table-cell>
          <table:table-cell table:style-name="ce84" table:formula="of:=([.D210]+[.C210])/2" office:value-type="float" office:value="15.5935" calcext:value-type="float">
            <text:p><text:s/>15.59 <text:s text:c="5"/></text:p>
          </table:table-cell>
          <table:table-cell table:style-name="ce84" table:formula="of:=ABS([.E210]-[.F210])" office:value-type="float" office:value="0.382333333333301" calcext:value-type="float">
            <text:p><text:s/>0.38 <text:s text:c="5"/></text:p>
          </table:table-cell>
          <table:table-cell table:formula="of:=ABS([.G210]*100/[.E210])" office:value-type="float" office:value="2.51350433343903" calcext:value-type="float">
            <text:p><text:s/>2.5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10]&gt;=[.$L$4];1;0)" office:value-type="float" office:value="1" calcext:value-type="float">
            <text:p>1</text:p>
          </table:table-cell>
          <table:table-cell table:style-name="ce95" table:formula="of:=IF([.E210]&gt;[.K$4];[.E210]-[.K$4];0)" office:value-type="float" office:value="5.2111666666667" calcext:value-type="float">
            <text:p><text:s/>5.21 <text:s text:c="5"/></text:p>
          </table:table-cell>
          <table:table-cell table:style-name="ce84" table:formula="of:=[.L209]+([.K210]*[.J210])" office:value-type="float" office:value="490.531804521277" calcext:value-type="float">
            <text:p><text:s/>490.5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09]+[.N210]" office:value-type="float" office:value="233" calcext:value-type="float">
            <text:p>233</text:p>
          </table:table-cell>
          <table:table-cell table:formula="of:=[.O210]*100/[.O$3]" office:value-type="float" office:value="123.280423280423" calcext:value-type="float">
            <text:p><text:s/>123.28 <text:s text:c="5"/></text:p>
          </table:table-cell>
          <table:table-cell/>
          <table:table-cell table:style-name="ce102" table:formula="of:=[.R209]+[.Q210]" office:value-type="float" office:value="244" calcext:value-type="float">
            <text:p>244</text:p>
          </table:table-cell>
          <table:table-cell table:formula="of:=[.R210]*100/[.R$3]" office:value-type="float" office:value="62.8865979381443" calcext:value-type="float">
            <text:p><text:s/>62.89 <text:s text:c="5"/></text:p>
          </table:table-cell>
          <table:table-cell/>
          <table:table-cell table:style-name="ce102" table:formula="of:=[.U209]+[.T210]" office:value-type="float" office:value="228" calcext:value-type="float">
            <text:p>228</text:p>
          </table:table-cell>
          <table:table-cell table:formula="of:=[.U210]*100/[.U$3]" office:value-type="float" office:value="60" calcext:value-type="float">
            <text:p><text:s/>60.00 <text:s text:c="5"/></text:p>
          </table:table-cell>
          <table:table-cell table:style-name="ce102" table:formula="of:=[.O210]+[.R210]" office:value-type="float" office:value="477" calcext:value-type="float">
            <text:p>477</text:p>
          </table:table-cell>
          <table:table-cell table:style-name="ce106" table:formula="of:=[.W210]/2" office:value-type="float" office:value="238.5" calcext:value-type="float">
            <text:p>239</text:p>
          </table:table-cell>
          <table:table-cell table:style-name="ce95" table:formula="of:=[.X210]*100/[.Y$2]" office:value-type="float" office:value="60.4562737642586" calcext:value-type="float">
            <text:p><text:s/>60.46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5" calcext:value-type="date">
            <text:p>7/25/2005</text:p>
          </table:table-cell>
          <table:table-cell office:value-type="float" office:value="31" calcext:value-type="float">
            <text:p>31</text:p>
          </table:table-cell>
          <table:table-cell table:style-name="ce84" office:value-type="float" office:value="9.125" calcext:value-type="float">
            <text:p><text:s/>9.13 <text:s text:c="5"/></text:p>
          </table:table-cell>
          <table:table-cell table:style-name="ce84" office:value-type="float" office:value="25.375" calcext:value-type="float">
            <text:p><text:s/>25.38 <text:s text:c="5"/></text:p>
          </table:table-cell>
          <table:table-cell table:style-name="ce84" office:value-type="float" office:value="16.8565520833333" calcext:value-type="float">
            <text:p><text:s/>16.86 <text:s text:c="5"/></text:p>
          </table:table-cell>
          <table:table-cell table:style-name="ce84" table:formula="of:=([.D211]+[.C211])/2" office:value-type="float" office:value="17.25" calcext:value-type="float">
            <text:p><text:s/>17.25 <text:s text:c="5"/></text:p>
          </table:table-cell>
          <table:table-cell table:style-name="ce84" table:formula="of:=ABS([.E211]-[.F211])" office:value-type="float" office:value="0.393447916666702" calcext:value-type="float">
            <text:p><text:s/>0.39 <text:s text:c="5"/></text:p>
          </table:table-cell>
          <table:table-cell table:formula="of:=ABS([.G211]*100/[.E211])" office:value-type="float" office:value="2.33409486543644" calcext:value-type="float">
            <text:p><text:s/>2.33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211]&gt;=[.$L$4];1;0)" office:value-type="float" office:value="1" calcext:value-type="float">
            <text:p>1</text:p>
          </table:table-cell>
          <table:table-cell table:style-name="ce95" table:formula="of:=IF([.E211]&gt;[.K$4];[.E211]-[.K$4];0)" office:value-type="float" office:value="6.8565520833333" calcext:value-type="float">
            <text:p><text:s/>6.86 <text:s text:c="5"/></text:p>
          </table:table-cell>
          <table:table-cell table:style-name="ce84" table:formula="of:=[.L210]+([.K211]*[.J211])" office:value-type="float" office:value="497.38835660461" calcext:value-type="float">
            <text:p><text:s/>497.39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8" calcext:value-type="float">
            <text:p>8</text:p>
          </table:table-cell>
          <table:table-cell table:style-name="ce102" table:formula="of:=[.O210]+[.N211]" office:value-type="float" office:value="241" calcext:value-type="float">
            <text:p>241</text:p>
          </table:table-cell>
          <table:table-cell table:formula="of:=[.O211]*100/[.O$3]" office:value-type="float" office:value="127.513227513228" calcext:value-type="float">
            <text:p><text:s/>127.51 <text:s text:c="5"/>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R210]+[.Q211]" office:value-type="float" office:value="250" calcext:value-type="float">
            <text:p>250</text:p>
          </table:table-cell>
          <table:table-cell table:formula="of:=[.R211]*100/[.R$3]" office:value-type="float" office:value="64.4329896907217" calcext:value-type="float">
            <text:p><text:s/>64.43 <text:s text:c="5"/>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U210]+[.T211]" office:value-type="float" office:value="234" calcext:value-type="float">
            <text:p>234</text:p>
          </table:table-cell>
          <table:table-cell table:formula="of:=[.U211]*100/[.U$3]" office:value-type="float" office:value="61.5789473684211" calcext:value-type="float">
            <text:p><text:s/>61.58 <text:s text:c="5"/></text:p>
          </table:table-cell>
          <table:table-cell table:style-name="ce102" table:formula="of:=[.O211]+[.R211]" office:value-type="float" office:value="491" calcext:value-type="float">
            <text:p>491</text:p>
          </table:table-cell>
          <table:table-cell table:style-name="ce106" table:formula="of:=[.W211]/2" office:value-type="float" office:value="245.5" calcext:value-type="float">
            <text:p>246</text:p>
          </table:table-cell>
          <table:table-cell table:style-name="ce95" table:formula="of:=[.X211]*100/[.Y$2]" office:value-type="float" office:value="62.2306717363752" calcext:value-type="float">
            <text:p><text:s/>62.2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6" calcext:value-type="date">
            <text:p>7/26/2005</text:p>
          </table:table-cell>
          <table:table-cell office:value-type="float" office:value="31" calcext:value-type="float">
            <text:p>31</text:p>
          </table:table-cell>
          <table:table-cell table:style-name="ce84" office:value-type="float" office:value="13.562" calcext:value-type="float">
            <text:p><text:s/>13.56 <text:s text:c="5"/></text:p>
          </table:table-cell>
          <table:table-cell table:style-name="ce84" office:value-type="float" office:value="25.25" calcext:value-type="float">
            <text:p><text:s/>25.25 <text:s text:c="5"/></text:p>
          </table:table-cell>
          <table:table-cell table:style-name="ce84" office:value-type="float" office:value="18.3988958333333" calcext:value-type="float">
            <text:p><text:s/>18.40 <text:s text:c="5"/></text:p>
          </table:table-cell>
          <table:table-cell table:style-name="ce84" table:formula="of:=([.D212]+[.C212])/2" office:value-type="float" office:value="19.406" calcext:value-type="float">
            <text:p><text:s/>19.41 <text:s text:c="5"/></text:p>
          </table:table-cell>
          <table:table-cell table:style-name="ce84" table:formula="of:=ABS([.E212]-[.F212])" office:value-type="float" office:value="1.0071041666667" calcext:value-type="float">
            <text:p><text:s/>1.01 <text:s text:c="5"/></text:p>
          </table:table-cell>
          <table:table-cell table:formula="of:=ABS([.G212]*100/[.E212])" office:value-type="float" office:value="5.4737206829669" calcext:value-type="float">
            <text:p><text:s/>5.4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12]&gt;=[.$L$4];1;0)" office:value-type="float" office:value="1" calcext:value-type="float">
            <text:p>1</text:p>
          </table:table-cell>
          <table:table-cell table:style-name="ce95" table:formula="of:=IF([.E212]&gt;[.K$4];[.E212]-[.K$4];0)" office:value-type="float" office:value="8.3988958333333" calcext:value-type="float">
            <text:p><text:s/>8.40 <text:s text:c="5"/></text:p>
          </table:table-cell>
          <table:table-cell table:style-name="ce84" table:formula="of:=[.L211]+([.K212]*[.J212])" office:value-type="float" office:value="505.787252437944" calcext:value-type="float">
            <text:p><text:s/>505.7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11]+[.N212]" office:value-type="float" office:value="241" calcext:value-type="float">
            <text:p>241</text:p>
          </table:table-cell>
          <table:table-cell table:formula="of:=[.O212]*100/[.O$3]" office:value-type="float" office:value="127.513227513228" calcext:value-type="float">
            <text:p><text:s/>127.51 <text:s text:c="5"/></text:p>
          </table:table-cell>
          <table:table-cell/>
          <table:table-cell table:style-name="ce102" table:formula="of:=[.R211]+[.Q212]" office:value-type="float" office:value="250" calcext:value-type="float">
            <text:p>250</text:p>
          </table:table-cell>
          <table:table-cell table:formula="of:=[.R212]*100/[.R$3]" office:value-type="float" office:value="64.4329896907217" calcext:value-type="float">
            <text:p><text:s/>64.43 <text:s text:c="5"/></text:p>
          </table:table-cell>
          <table:table-cell/>
          <table:table-cell table:style-name="ce102" table:formula="of:=[.U211]+[.T212]" office:value-type="float" office:value="234" calcext:value-type="float">
            <text:p>234</text:p>
          </table:table-cell>
          <table:table-cell table:formula="of:=[.U212]*100/[.U$3]" office:value-type="float" office:value="61.5789473684211" calcext:value-type="float">
            <text:p><text:s/>61.58 <text:s text:c="5"/></text:p>
          </table:table-cell>
          <table:table-cell table:style-name="ce102" table:formula="of:=[.O212]+[.R212]" office:value-type="float" office:value="491" calcext:value-type="float">
            <text:p>491</text:p>
          </table:table-cell>
          <table:table-cell table:style-name="ce106" table:formula="of:=[.W212]/2" office:value-type="float" office:value="245.5" calcext:value-type="float">
            <text:p>246</text:p>
          </table:table-cell>
          <table:table-cell table:style-name="ce95" table:formula="of:=[.X212]*100/[.Y$2]" office:value-type="float" office:value="62.2306717363752" calcext:value-type="float">
            <text:p><text:s/>62.2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7" calcext:value-type="date">
            <text:p>7/27/2005</text:p>
          </table:table-cell>
          <table:table-cell office:value-type="float" office:value="31" calcext:value-type="float">
            <text:p>31</text:p>
          </table:table-cell>
          <table:table-cell table:style-name="ce84" office:value-type="float" office:value="12.125" calcext:value-type="float">
            <text:p><text:s/>12.13 <text:s text:c="5"/></text:p>
          </table:table-cell>
          <table:table-cell table:style-name="ce84" office:value-type="float" office:value="26.812" calcext:value-type="float">
            <text:p><text:s/>26.81 <text:s text:c="5"/></text:p>
          </table:table-cell>
          <table:table-cell table:style-name="ce84" office:value-type="float" office:value="19.5855" calcext:value-type="float">
            <text:p><text:s/>19.59 <text:s text:c="5"/></text:p>
          </table:table-cell>
          <table:table-cell table:style-name="ce84" table:formula="of:=([.D213]+[.C213])/2" office:value-type="float" office:value="19.4685" calcext:value-type="float">
            <text:p><text:s/>19.47 <text:s text:c="5"/></text:p>
          </table:table-cell>
          <table:table-cell table:style-name="ce84" table:formula="of:=ABS([.E213]-[.F213])" office:value-type="float" office:value="0.117000000000001" calcext:value-type="float">
            <text:p><text:s/>0.12 <text:s text:c="5"/></text:p>
          </table:table-cell>
          <table:table-cell table:formula="of:=ABS([.G213]*100/[.E213])" office:value-type="float" office:value="0.597380715325117" calcext:value-type="float">
            <text:p><text:s/>0.6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13]&gt;=[.$L$4];1;0)" office:value-type="float" office:value="1" calcext:value-type="float">
            <text:p>1</text:p>
          </table:table-cell>
          <table:table-cell table:style-name="ce95" table:formula="of:=IF([.E213]&gt;[.K$4];[.E213]-[.K$4];0)" office:value-type="float" office:value="9.5855" calcext:value-type="float">
            <text:p><text:s/>9.59 <text:s text:c="5"/></text:p>
          </table:table-cell>
          <table:table-cell table:style-name="ce84" table:formula="of:=[.L212]+([.K213]*[.J213])" office:value-type="float" office:value="515.372752437944" calcext:value-type="float">
            <text:p><text:s/>515.37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7" calcext:value-type="float">
            <text:p>7</text:p>
          </table:table-cell>
          <table:table-cell table:style-name="ce102" table:formula="of:=[.O212]+[.N213]" office:value-type="float" office:value="248" calcext:value-type="float">
            <text:p>248</text:p>
          </table:table-cell>
          <table:table-cell table:formula="of:=[.O213]*100/[.O$3]" office:value-type="float" office:value="131.216931216931" calcext:value-type="float">
            <text:p><text:s/>131.22 <text:s text:c="5"/>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formula="of:=[.R212]+[.Q213]" office:value-type="float" office:value="255" calcext:value-type="float">
            <text:p>255</text:p>
          </table:table-cell>
          <table:table-cell table:formula="of:=[.R213]*100/[.R$3]" office:value-type="float" office:value="65.7216494845361" calcext:value-type="float">
            <text:p><text:s/>65.72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U212]+[.T213]" office:value-type="float" office:value="238" calcext:value-type="float">
            <text:p>238</text:p>
          </table:table-cell>
          <table:table-cell table:formula="of:=[.U213]*100/[.U$3]" office:value-type="float" office:value="62.6315789473684" calcext:value-type="float">
            <text:p><text:s/>62.63 <text:s text:c="5"/></text:p>
          </table:table-cell>
          <table:table-cell table:style-name="ce102" table:formula="of:=[.O213]+[.R213]" office:value-type="float" office:value="503" calcext:value-type="float">
            <text:p>503</text:p>
          </table:table-cell>
          <table:table-cell table:style-name="ce106" table:formula="of:=[.W213]/2" office:value-type="float" office:value="251.5" calcext:value-type="float">
            <text:p>252</text:p>
          </table:table-cell>
          <table:table-cell table:style-name="ce95" table:formula="of:=[.X213]*100/[.Y$2]" office:value-type="float" office:value="63.7515842839037" calcext:value-type="float">
            <text:p><text:s/>63.7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8" calcext:value-type="date">
            <text:p>7/28/2005</text:p>
          </table:table-cell>
          <table:table-cell office:value-type="float" office:value="31" calcext:value-type="float">
            <text:p>31</text:p>
          </table:table-cell>
          <table:table-cell table:style-name="ce84" office:value-type="float" office:value="13.625" calcext:value-type="float">
            <text:p><text:s/>13.63 <text:s text:c="5"/></text:p>
          </table:table-cell>
          <table:table-cell table:style-name="ce84" office:value-type="float" office:value="33.75" calcext:value-type="float">
            <text:p><text:s/>33.75 <text:s text:c="5"/></text:p>
          </table:table-cell>
          <table:table-cell table:style-name="ce84" office:value-type="float" office:value="22.8485833333333" calcext:value-type="float">
            <text:p><text:s/>22.85 <text:s text:c="5"/></text:p>
          </table:table-cell>
          <table:table-cell table:style-name="ce84" table:formula="of:=([.D214]+[.C214])/2" office:value-type="float" office:value="23.6875" calcext:value-type="float">
            <text:p><text:s/>23.69 <text:s text:c="5"/></text:p>
          </table:table-cell>
          <table:table-cell table:style-name="ce84" table:formula="of:=ABS([.E214]-[.F214])" office:value-type="float" office:value="0.838916666666702" calcext:value-type="float">
            <text:p><text:s/>0.84 <text:s text:c="5"/></text:p>
          </table:table-cell>
          <table:table-cell table:formula="of:=ABS([.G214]*100/[.E214])" office:value-type="float" office:value="3.6716353676196" calcext:value-type="float">
            <text:p><text:s/>3.67 <text:s text:c="5"/></text:p>
          </table:table-cell>
          <table:table-cell table:style-name="ce84" office:value-type="float" office:value="16" calcext:value-type="float">
            <text:p><text:s/>16.00 <text:s text:c="5"/></text:p>
          </table:table-cell>
          <table:table-cell table:style-name="ce91" table:formula="of:=IF([.A214]&gt;=[.$L$4];1;0)" office:value-type="float" office:value="1" calcext:value-type="float">
            <text:p>1</text:p>
          </table:table-cell>
          <table:table-cell table:style-name="ce95" table:formula="of:=IF([.E214]&gt;[.K$4];[.E214]-[.K$4];0)" office:value-type="float" office:value="12.8485833333333" calcext:value-type="float">
            <text:p><text:s/>12.85 <text:s text:c="5"/></text:p>
          </table:table-cell>
          <table:table-cell table:style-name="ce84" table:formula="of:=[.L213]+([.K214]*[.J214])" office:value-type="float" office:value="528.221335771277" calcext:value-type="float">
            <text:p><text:s/>528.2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13]+[.N214]" office:value-type="float" office:value="248" calcext:value-type="float">
            <text:p>248</text:p>
          </table:table-cell>
          <table:table-cell table:formula="of:=[.O214]*100/[.O$3]" office:value-type="float" office:value="131.216931216931" calcext:value-type="float">
            <text:p><text:s/>131.22 <text:s text:c="5"/></text:p>
          </table:table-cell>
          <table:table-cell/>
          <table:table-cell table:style-name="ce102" table:formula="of:=[.R213]+[.Q214]" office:value-type="float" office:value="255" calcext:value-type="float">
            <text:p>255</text:p>
          </table:table-cell>
          <table:table-cell table:formula="of:=[.R214]*100/[.R$3]" office:value-type="float" office:value="65.7216494845361" calcext:value-type="float">
            <text:p><text:s/>65.72 <text:s text:c="5"/></text:p>
          </table:table-cell>
          <table:table-cell/>
          <table:table-cell table:style-name="ce102" table:formula="of:=[.U213]+[.T214]" office:value-type="float" office:value="238" calcext:value-type="float">
            <text:p>238</text:p>
          </table:table-cell>
          <table:table-cell table:formula="of:=[.U214]*100/[.U$3]" office:value-type="float" office:value="62.6315789473684" calcext:value-type="float">
            <text:p><text:s/>62.63 <text:s text:c="5"/></text:p>
          </table:table-cell>
          <table:table-cell table:style-name="ce102" table:formula="of:=[.O214]+[.R214]" office:value-type="float" office:value="503" calcext:value-type="float">
            <text:p>503</text:p>
          </table:table-cell>
          <table:table-cell table:style-name="ce106" table:formula="of:=[.W214]/2" office:value-type="float" office:value="251.5" calcext:value-type="float">
            <text:p>252</text:p>
          </table:table-cell>
          <table:table-cell table:style-name="ce95" table:formula="of:=[.X214]*100/[.Y$2]" office:value-type="float" office:value="63.7515842839037" calcext:value-type="float">
            <text:p><text:s/>63.7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29" calcext:value-type="date">
            <text:p>7/29/2005</text:p>
          </table:table-cell>
          <table:table-cell office:value-type="float" office:value="31" calcext:value-type="float">
            <text:p>31</text:p>
          </table:table-cell>
          <table:table-cell table:style-name="ce84" office:value-type="float" office:value="15.938" calcext:value-type="float">
            <text:p><text:s/>15.94 <text:s text:c="5"/></text:p>
          </table:table-cell>
          <table:table-cell table:style-name="ce84" office:value-type="float" office:value="31.875" calcext:value-type="float">
            <text:p><text:s/>31.88 <text:s text:c="5"/></text:p>
          </table:table-cell>
          <table:table-cell table:style-name="ce84" office:value-type="float" office:value="21.7145520833333" calcext:value-type="float">
            <text:p><text:s/>21.71 <text:s text:c="5"/></text:p>
          </table:table-cell>
          <table:table-cell table:style-name="ce84" table:formula="of:=([.D215]+[.C215])/2" office:value-type="float" office:value="23.9065" calcext:value-type="float">
            <text:p><text:s/>23.91 <text:s text:c="5"/></text:p>
          </table:table-cell>
          <table:table-cell table:style-name="ce84" table:formula="of:=ABS([.E215]-[.F215])" office:value-type="float" office:value="2.1919479166667" calcext:value-type="float">
            <text:p><text:s/>2.19 <text:s text:c="5"/></text:p>
          </table:table-cell>
          <table:table-cell table:formula="of:=ABS([.G215]*100/[.E215])" office:value-type="float" office:value="10.0943731570181" calcext:value-type="float">
            <text:p><text:s/>10.09 <text:s text:c="5"/></text:p>
          </table:table-cell>
          <table:table-cell table:style-name="ce84" office:value-type="float" office:value="22.1" calcext:value-type="float">
            <text:p><text:s/>22.10 <text:s text:c="5"/></text:p>
          </table:table-cell>
          <table:table-cell table:style-name="ce91" table:formula="of:=IF([.A215]&gt;=[.$L$4];1;0)" office:value-type="float" office:value="1" calcext:value-type="float">
            <text:p>1</text:p>
          </table:table-cell>
          <table:table-cell table:style-name="ce95" table:formula="of:=IF([.E215]&gt;[.K$4];[.E215]-[.K$4];0)" office:value-type="float" office:value="11.7145520833333" calcext:value-type="float">
            <text:p><text:s/>11.71 <text:s text:c="5"/></text:p>
          </table:table-cell>
          <table:table-cell table:style-name="ce84" table:formula="of:=[.L214]+([.K215]*[.J215])" office:value-type="float" office:value="539.93588785461" calcext:value-type="float">
            <text:p><text:s/>539.94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14]+[.N215]" office:value-type="float" office:value="251" calcext:value-type="float">
            <text:p>251</text:p>
          </table:table-cell>
          <table:table-cell table:formula="of:=[.O215]*100/[.O$3]" office:value-type="float" office:value="132.804232804233" calcext:value-type="float">
            <text:p><text:s/>132.80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214]+[.Q215]" office:value-type="float" office:value="257" calcext:value-type="float">
            <text:p>257</text:p>
          </table:table-cell>
          <table:table-cell table:formula="of:=[.R215]*100/[.R$3]" office:value-type="float" office:value="66.2371134020619" calcext:value-type="float">
            <text:p><text:s/>66.24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14]+[.T215]" office:value-type="float" office:value="240" calcext:value-type="float">
            <text:p>240</text:p>
          </table:table-cell>
          <table:table-cell table:formula="of:=[.U215]*100/[.U$3]" office:value-type="float" office:value="63.1578947368421" calcext:value-type="float">
            <text:p><text:s/>63.16 <text:s text:c="5"/></text:p>
          </table:table-cell>
          <table:table-cell table:style-name="ce102" table:formula="of:=[.O215]+[.R215]" office:value-type="float" office:value="508" calcext:value-type="float">
            <text:p>508</text:p>
          </table:table-cell>
          <table:table-cell table:style-name="ce106" table:formula="of:=[.W215]/2" office:value-type="float" office:value="254" calcext:value-type="float">
            <text:p>254</text:p>
          </table:table-cell>
          <table:table-cell table:style-name="ce95" table:formula="of:=[.X215]*100/[.Y$2]" office:value-type="float" office:value="64.3852978453739" calcext:value-type="float">
            <text:p><text:s/>64.3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30" calcext:value-type="date">
            <text:p>7/30/2005</text:p>
          </table:table-cell>
          <table:table-cell office:value-type="float" office:value="31" calcext:value-type="float">
            <text:p>31</text:p>
          </table:table-cell>
          <table:table-cell table:style-name="ce84" office:value-type="float" office:value="16.188" calcext:value-type="float">
            <text:p><text:s/>16.19 <text:s text:c="5"/></text:p>
          </table:table-cell>
          <table:table-cell table:style-name="ce84" office:value-type="float" office:value="32.25" calcext:value-type="float">
            <text:p><text:s/>32.25 <text:s text:c="5"/></text:p>
          </table:table-cell>
          <table:table-cell table:style-name="ce84" office:value-type="float" office:value="23.888375" calcext:value-type="float">
            <text:p><text:s/>23.89 <text:s text:c="5"/></text:p>
          </table:table-cell>
          <table:table-cell table:style-name="ce84" table:formula="of:=([.D216]+[.C216])/2" office:value-type="float" office:value="24.219" calcext:value-type="float">
            <text:p><text:s/>24.22 <text:s text:c="5"/></text:p>
          </table:table-cell>
          <table:table-cell table:style-name="ce84" table:formula="of:=ABS([.E216]-[.F216])" office:value-type="float" office:value="0.330625000000001" calcext:value-type="float">
            <text:p><text:s/>0.33 <text:s text:c="5"/></text:p>
          </table:table-cell>
          <table:table-cell table:formula="of:=ABS([.G216]*100/[.E216])" office:value-type="float" office:value="1.38404140089061" calcext:value-type="float">
            <text:p><text:s/>1.3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16]&gt;=[.$L$4];1;0)" office:value-type="float" office:value="1" calcext:value-type="float">
            <text:p>1</text:p>
          </table:table-cell>
          <table:table-cell table:style-name="ce95" table:formula="of:=IF([.E216]&gt;[.K$4];[.E216]-[.K$4];0)" office:value-type="float" office:value="13.888375" calcext:value-type="float">
            <text:p><text:s/>13.89 <text:s text:c="5"/></text:p>
          </table:table-cell>
          <table:table-cell table:style-name="ce84" table:formula="of:=[.L215]+([.K216]*[.J216])" office:value-type="float" office:value="553.82426285461" calcext:value-type="float">
            <text:p><text:s/>553.8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15]+[.N216]" office:value-type="float" office:value="251" calcext:value-type="float">
            <text:p>251</text:p>
          </table:table-cell>
          <table:table-cell table:formula="of:=[.O216]*100/[.O$3]" office:value-type="float" office:value="132.804232804233" calcext:value-type="float">
            <text:p><text:s/>132.80 <text:s text:c="5"/></text:p>
          </table:table-cell>
          <table:table-cell/>
          <table:table-cell table:style-name="ce102" table:formula="of:=[.R215]+[.Q216]" office:value-type="float" office:value="257" calcext:value-type="float">
            <text:p>257</text:p>
          </table:table-cell>
          <table:table-cell table:formula="of:=[.R216]*100/[.R$3]" office:value-type="float" office:value="66.2371134020619" calcext:value-type="float">
            <text:p><text:s/>66.24 <text:s text:c="5"/></text:p>
          </table:table-cell>
          <table:table-cell/>
          <table:table-cell table:style-name="ce102" table:formula="of:=[.U215]+[.T216]" office:value-type="float" office:value="240" calcext:value-type="float">
            <text:p>240</text:p>
          </table:table-cell>
          <table:table-cell table:formula="of:=[.U216]*100/[.U$3]" office:value-type="float" office:value="63.1578947368421" calcext:value-type="float">
            <text:p><text:s/>63.16 <text:s text:c="5"/></text:p>
          </table:table-cell>
          <table:table-cell table:style-name="ce102" table:formula="of:=[.O216]+[.R216]" office:value-type="float" office:value="508" calcext:value-type="float">
            <text:p>508</text:p>
          </table:table-cell>
          <table:table-cell table:style-name="ce106" table:formula="of:=[.W216]/2" office:value-type="float" office:value="254" calcext:value-type="float">
            <text:p>254</text:p>
          </table:table-cell>
          <table:table-cell table:style-name="ce95" table:formula="of:=[.X216]*100/[.Y$2]" office:value-type="float" office:value="64.3852978453739" calcext:value-type="float">
            <text:p><text:s/>64.3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7-31" calcext:value-type="date">
            <text:p>7/31/2005</text:p>
          </table:table-cell>
          <table:table-cell office:value-type="float" office:value="31" calcext:value-type="float">
            <text:p>31</text:p>
          </table:table-cell>
          <table:table-cell table:style-name="ce84" office:value-type="float" office:value="16.375" calcext:value-type="float">
            <text:p><text:s/>16.38 <text:s text:c="5"/></text:p>
          </table:table-cell>
          <table:table-cell table:style-name="ce84" office:value-type="float" office:value="24.812" calcext:value-type="float">
            <text:p><text:s/>24.81 <text:s text:c="5"/></text:p>
          </table:table-cell>
          <table:table-cell table:style-name="ce84" office:value-type="float" office:value="19.5043020833333" calcext:value-type="float">
            <text:p><text:s/>19.50 <text:s text:c="5"/></text:p>
          </table:table-cell>
          <table:table-cell table:style-name="ce84" table:formula="of:=([.D217]+[.C217])/2" office:value-type="float" office:value="20.5935" calcext:value-type="float">
            <text:p><text:s/>20.59 <text:s text:c="5"/></text:p>
          </table:table-cell>
          <table:table-cell table:style-name="ce84" table:formula="of:=ABS([.E217]-[.F217])" office:value-type="float" office:value="1.0891979166667" calcext:value-type="float">
            <text:p><text:s/>1.09 <text:s text:c="5"/></text:p>
          </table:table-cell>
          <table:table-cell table:formula="of:=ABS([.G217]*100/[.E217])" office:value-type="float" office:value="5.58439831383371" calcext:value-type="float">
            <text:p><text:s/>5.58 <text:s text:c="5"/></text:p>
          </table:table-cell>
          <table:table-cell table:style-name="ce84" office:value-type="float" office:value="4.6" calcext:value-type="float">
            <text:p><text:s/>4.60 <text:s text:c="5"/></text:p>
          </table:table-cell>
          <table:table-cell table:style-name="ce91" table:formula="of:=IF([.A217]&gt;=[.$L$4];1;0)" office:value-type="float" office:value="1" calcext:value-type="float">
            <text:p>1</text:p>
          </table:table-cell>
          <table:table-cell table:style-name="ce95" table:formula="of:=IF([.E217]&gt;[.K$4];[.E217]-[.K$4];0)" office:value-type="float" office:value="9.5043020833333" calcext:value-type="float">
            <text:p><text:s/>9.50 <text:s text:c="5"/></text:p>
          </table:table-cell>
          <table:table-cell table:style-name="ce84" table:formula="of:=[.L216]+([.K217]*[.J217])" office:value-type="float" office:value="563.328564937943" calcext:value-type="float">
            <text:p><text:s/>563.33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16]+[.N217]" office:value-type="float" office:value="254" calcext:value-type="float">
            <text:p>254</text:p>
          </table:table-cell>
          <table:table-cell table:formula="of:=[.O217]*100/[.O$3]" office:value-type="float" office:value="134.391534391534" calcext:value-type="float">
            <text:p><text:s/>134.39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216]+[.Q217]" office:value-type="float" office:value="259" calcext:value-type="float">
            <text:p>259</text:p>
          </table:table-cell>
          <table:table-cell table:formula="of:=[.R217]*100/[.R$3]" office:value-type="float" office:value="66.7525773195876" calcext:value-type="float">
            <text:p><text:s/>66.75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16]+[.T217]" office:value-type="float" office:value="242" calcext:value-type="float">
            <text:p>242</text:p>
          </table:table-cell>
          <table:table-cell table:formula="of:=[.U217]*100/[.U$3]" office:value-type="float" office:value="63.6842105263158" calcext:value-type="float">
            <text:p><text:s/>63.68 <text:s text:c="5"/></text:p>
          </table:table-cell>
          <table:table-cell table:style-name="ce102" table:formula="of:=[.O217]+[.R217]" office:value-type="float" office:value="513" calcext:value-type="float">
            <text:p>513</text:p>
          </table:table-cell>
          <table:table-cell table:style-name="ce106" table:formula="of:=[.W217]/2" office:value-type="float" office:value="256.5" calcext:value-type="float">
            <text:p>257</text:p>
          </table:table-cell>
          <table:table-cell table:style-name="ce95" table:formula="of:=[.X217]*100/[.Y$2]" office:value-type="float" office:value="65.0190114068441" calcext:value-type="float">
            <text:p><text:s/>65.02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1" calcext:value-type="date">
            <text:p>8/1/2005</text:p>
          </table:table-cell>
          <table:table-cell office:value-type="float" office:value="32" calcext:value-type="float">
            <text:p>32</text:p>
          </table:table-cell>
          <table:table-cell table:style-name="ce84" office:value-type="float" office:value="14.562" calcext:value-type="float">
            <text:p><text:s/>14.56 <text:s text:c="5"/></text:p>
          </table:table-cell>
          <table:table-cell table:style-name="ce84" office:value-type="float" office:value="27.625" calcext:value-type="float">
            <text:p><text:s/>27.63 <text:s text:c="5"/></text:p>
          </table:table-cell>
          <table:table-cell table:style-name="ce84" office:value-type="float" office:value="20.0785416666667" calcext:value-type="float">
            <text:p><text:s/>20.08 <text:s text:c="5"/></text:p>
          </table:table-cell>
          <table:table-cell table:style-name="ce84" table:formula="of:=([.D218]+[.C218])/2" office:value-type="float" office:value="21.0935" calcext:value-type="float">
            <text:p><text:s/>21.09 <text:s text:c="5"/></text:p>
          </table:table-cell>
          <table:table-cell table:style-name="ce84" table:formula="of:=ABS([.E218]-[.F218])" office:value-type="float" office:value="1.0149583333333" calcext:value-type="float">
            <text:p><text:s/>1.01 <text:s text:c="5"/></text:p>
          </table:table-cell>
          <table:table-cell table:formula="of:=ABS([.G218]*100/[.E218])" office:value-type="float" office:value="5.05494049410112" calcext:value-type="float">
            <text:p><text:s/>5.05 <text:s text:c="5"/></text:p>
          </table:table-cell>
          <table:table-cell table:style-name="ce84" office:value-type="float" office:value="12.2" calcext:value-type="float">
            <text:p><text:s/>12.20 <text:s text:c="5"/></text:p>
          </table:table-cell>
          <table:table-cell table:style-name="ce91" table:formula="of:=IF([.A218]&gt;=[.$L$4];1;0)" office:value-type="float" office:value="1" calcext:value-type="float">
            <text:p>1</text:p>
          </table:table-cell>
          <table:table-cell table:style-name="ce95" table:formula="of:=IF([.E218]&gt;[.K$4];[.E218]-[.K$4];0)" office:value-type="float" office:value="10.0785416666667" calcext:value-type="float">
            <text:p><text:s/>10.08 <text:s text:c="5"/></text:p>
          </table:table-cell>
          <table:table-cell table:style-name="ce84" table:formula="of:=[.L217]+([.K218]*[.J218])" office:value-type="float" office:value="573.40710660461" calcext:value-type="float">
            <text:p><text:s/>573.4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17]+[.N218]" office:value-type="float" office:value="254" calcext:value-type="float">
            <text:p>254</text:p>
          </table:table-cell>
          <table:table-cell table:formula="of:=[.O218]*100/[.O$3]" office:value-type="float" office:value="134.391534391534" calcext:value-type="float">
            <text:p><text:s/>134.39 <text:s text:c="5"/></text:p>
          </table:table-cell>
          <table:table-cell/>
          <table:table-cell table:style-name="ce102" table:formula="of:=[.R217]+[.Q218]" office:value-type="float" office:value="259" calcext:value-type="float">
            <text:p>259</text:p>
          </table:table-cell>
          <table:table-cell table:formula="of:=[.R218]*100/[.R$3]" office:value-type="float" office:value="66.7525773195876" calcext:value-type="float">
            <text:p><text:s/>66.75 <text:s text:c="5"/></text:p>
          </table:table-cell>
          <table:table-cell/>
          <table:table-cell table:style-name="ce102" table:formula="of:=[.U217]+[.T218]" office:value-type="float" office:value="242" calcext:value-type="float">
            <text:p>242</text:p>
          </table:table-cell>
          <table:table-cell table:formula="of:=[.U218]*100/[.U$3]" office:value-type="float" office:value="63.6842105263158" calcext:value-type="float">
            <text:p><text:s/>63.68 <text:s text:c="5"/></text:p>
          </table:table-cell>
          <table:table-cell table:style-name="ce102" table:formula="of:=[.O218]+[.R218]" office:value-type="float" office:value="513" calcext:value-type="float">
            <text:p>513</text:p>
          </table:table-cell>
          <table:table-cell table:style-name="ce106" table:formula="of:=[.W218]/2" office:value-type="float" office:value="256.5" calcext:value-type="float">
            <text:p>257</text:p>
          </table:table-cell>
          <table:table-cell table:style-name="ce95" table:formula="of:=[.X218]*100/[.Y$2]" office:value-type="float" office:value="65.0190114068441" calcext:value-type="float">
            <text:p><text:s/>65.02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2" calcext:value-type="date">
            <text:p>8/2/2005</text:p>
          </table:table-cell>
          <table:table-cell office:value-type="float" office:value="32" calcext:value-type="float">
            <text:p>32</text:p>
          </table:table-cell>
          <table:table-cell table:style-name="ce84" office:value-type="float" office:value="12.375" calcext:value-type="float">
            <text:p><text:s/>12.38 <text:s text:c="5"/></text:p>
          </table:table-cell>
          <table:table-cell table:style-name="ce84" office:value-type="float" office:value="26.812" calcext:value-type="float">
            <text:p><text:s/>26.81 <text:s text:c="5"/></text:p>
          </table:table-cell>
          <table:table-cell table:style-name="ce84" office:value-type="float" office:value="18.5079479166667" calcext:value-type="float">
            <text:p><text:s/>18.51 <text:s text:c="5"/></text:p>
          </table:table-cell>
          <table:table-cell table:style-name="ce84" table:formula="of:=([.D219]+[.C219])/2" office:value-type="float" office:value="19.5935" calcext:value-type="float">
            <text:p><text:s/>19.59 <text:s text:c="5"/></text:p>
          </table:table-cell>
          <table:table-cell table:style-name="ce84" table:formula="of:=ABS([.E219]-[.F219])" office:value-type="float" office:value="1.0855520833333" calcext:value-type="float">
            <text:p><text:s/>1.09 <text:s text:c="5"/></text:p>
          </table:table-cell>
          <table:table-cell table:formula="of:=ABS([.G219]*100/[.E219])" office:value-type="float" office:value="5.86532925325417" calcext:value-type="float">
            <text:p><text:s/>5.8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19]&gt;=[.$L$4];1;0)" office:value-type="float" office:value="1" calcext:value-type="float">
            <text:p>1</text:p>
          </table:table-cell>
          <table:table-cell table:style-name="ce95" table:formula="of:=IF([.E219]&gt;[.K$4];[.E219]-[.K$4];0)" office:value-type="float" office:value="8.5079479166667" calcext:value-type="float">
            <text:p><text:s/>8.51 <text:s text:c="5"/></text:p>
          </table:table-cell>
          <table:table-cell table:style-name="ce84" table:formula="of:=[.L218]+([.K219]*[.J219])" office:value-type="float" office:value="581.915054521277" calcext:value-type="float">
            <text:p><text:s/>581.9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18]+[.N219]" office:value-type="float" office:value="257" calcext:value-type="float">
            <text:p>257</text:p>
          </table:table-cell>
          <table:table-cell table:formula="of:=[.O219]*100/[.O$3]" office:value-type="float" office:value="135.978835978836" calcext:value-type="float">
            <text:p><text:s/>135.98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218]+[.Q219]" office:value-type="float" office:value="261" calcext:value-type="float">
            <text:p>261</text:p>
          </table:table-cell>
          <table:table-cell table:formula="of:=[.R219]*100/[.R$3]" office:value-type="float" office:value="67.2680412371134" calcext:value-type="float">
            <text:p><text:s/>67.27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18]+[.T219]" office:value-type="float" office:value="244" calcext:value-type="float">
            <text:p>244</text:p>
          </table:table-cell>
          <table:table-cell table:formula="of:=[.U219]*100/[.U$3]" office:value-type="float" office:value="64.2105263157895" calcext:value-type="float">
            <text:p><text:s/>64.21 <text:s text:c="5"/></text:p>
          </table:table-cell>
          <table:table-cell table:style-name="ce102" table:formula="of:=[.O219]+[.R219]" office:value-type="float" office:value="518" calcext:value-type="float">
            <text:p>518</text:p>
          </table:table-cell>
          <table:table-cell table:style-name="ce106" table:formula="of:=[.W219]/2" office:value-type="float" office:value="259" calcext:value-type="float">
            <text:p>259</text:p>
          </table:table-cell>
          <table:table-cell table:style-name="ce95" table:formula="of:=[.X219]*100/[.Y$2]" office:value-type="float" office:value="65.6527249683143" calcext:value-type="float">
            <text:p><text:s/>65.6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3" calcext:value-type="date">
            <text:p>8/3/2005</text:p>
          </table:table-cell>
          <table:table-cell office:value-type="float" office:value="32" calcext:value-type="float">
            <text:p>32</text:p>
          </table:table-cell>
          <table:table-cell table:style-name="ce84" office:value-type="float" office:value="11.125" calcext:value-type="float">
            <text:p><text:s/>11.13 <text:s text:c="5"/></text:p>
          </table:table-cell>
          <table:table-cell table:style-name="ce84" office:value-type="float" office:value="30.75" calcext:value-type="float">
            <text:p><text:s/>30.75 <text:s text:c="5"/></text:p>
          </table:table-cell>
          <table:table-cell table:style-name="ce84" office:value-type="float" office:value="20.7014791666667" calcext:value-type="float">
            <text:p><text:s/>20.70 <text:s text:c="5"/></text:p>
          </table:table-cell>
          <table:table-cell table:style-name="ce84" table:formula="of:=([.D220]+[.C220])/2" office:value-type="float" office:value="20.9375" calcext:value-type="float">
            <text:p><text:s/>20.94 <text:s text:c="5"/></text:p>
          </table:table-cell>
          <table:table-cell table:style-name="ce84" table:formula="of:=ABS([.E220]-[.F220])" office:value-type="float" office:value="0.236020833333299" calcext:value-type="float">
            <text:p><text:s/>0.24 <text:s text:c="5"/></text:p>
          </table:table-cell>
          <table:table-cell table:formula="of:=ABS([.G220]*100/[.E220])" office:value-type="float" office:value="1.1401157928528" calcext:value-type="float">
            <text:p><text:s/>1.1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20]&gt;=[.$L$4];1;0)" office:value-type="float" office:value="1" calcext:value-type="float">
            <text:p>1</text:p>
          </table:table-cell>
          <table:table-cell table:style-name="ce95" table:formula="of:=IF([.E220]&gt;[.K$4];[.E220]-[.K$4];0)" office:value-type="float" office:value="10.7014791666667" calcext:value-type="float">
            <text:p><text:s/>10.70 <text:s text:c="5"/></text:p>
          </table:table-cell>
          <table:table-cell table:style-name="ce84" table:formula="of:=[.L219]+([.K220]*[.J220])" office:value-type="float" office:value="592.616533687944" calcext:value-type="float">
            <text:p><text:s/>592.6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19]+[.N220]" office:value-type="float" office:value="257" calcext:value-type="float">
            <text:p>257</text:p>
          </table:table-cell>
          <table:table-cell table:formula="of:=[.O220]*100/[.O$3]" office:value-type="float" office:value="135.978835978836" calcext:value-type="float">
            <text:p><text:s/>135.98 <text:s text:c="5"/></text:p>
          </table:table-cell>
          <table:table-cell/>
          <table:table-cell table:style-name="ce102" table:formula="of:=[.R219]+[.Q220]" office:value-type="float" office:value="261" calcext:value-type="float">
            <text:p>261</text:p>
          </table:table-cell>
          <table:table-cell table:formula="of:=[.R220]*100/[.R$3]" office:value-type="float" office:value="67.2680412371134" calcext:value-type="float">
            <text:p><text:s/>67.27 <text:s text:c="5"/></text:p>
          </table:table-cell>
          <table:table-cell/>
          <table:table-cell table:style-name="ce102" table:formula="of:=[.U219]+[.T220]" office:value-type="float" office:value="244" calcext:value-type="float">
            <text:p>244</text:p>
          </table:table-cell>
          <table:table-cell table:formula="of:=[.U220]*100/[.U$3]" office:value-type="float" office:value="64.2105263157895" calcext:value-type="float">
            <text:p><text:s/>64.21 <text:s text:c="5"/></text:p>
          </table:table-cell>
          <table:table-cell table:style-name="ce102" table:formula="of:=[.O220]+[.R220]" office:value-type="float" office:value="518" calcext:value-type="float">
            <text:p>518</text:p>
          </table:table-cell>
          <table:table-cell table:style-name="ce106" table:formula="of:=[.W220]/2" office:value-type="float" office:value="259" calcext:value-type="float">
            <text:p>259</text:p>
          </table:table-cell>
          <table:table-cell table:style-name="ce95" table:formula="of:=[.X220]*100/[.Y$2]" office:value-type="float" office:value="65.6527249683143" calcext:value-type="float">
            <text:p><text:s/>65.65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4" calcext:value-type="date">
            <text:p>8/4/2005</text:p>
          </table:table-cell>
          <table:table-cell office:value-type="float" office:value="32" calcext:value-type="float">
            <text:p>32</text:p>
          </table:table-cell>
          <table:table-cell table:style-name="ce84" office:value-type="float" office:value="12.688" calcext:value-type="float">
            <text:p><text:s/>12.69 <text:s text:c="5"/></text:p>
          </table:table-cell>
          <table:table-cell table:style-name="ce84" office:value-type="float" office:value="18.875" calcext:value-type="float">
            <text:p><text:s/>18.88 <text:s text:c="5"/></text:p>
          </table:table-cell>
          <table:table-cell table:style-name="ce84" office:value-type="float" office:value="15.4068125" calcext:value-type="float">
            <text:p><text:s/>15.41 <text:s text:c="5"/></text:p>
          </table:table-cell>
          <table:table-cell table:style-name="ce84" table:formula="of:=([.D221]+[.C221])/2" office:value-type="float" office:value="15.7815" calcext:value-type="float">
            <text:p><text:s/>15.78 <text:s text:c="5"/></text:p>
          </table:table-cell>
          <table:table-cell table:style-name="ce84" table:formula="of:=ABS([.E221]-[.F221])" office:value-type="float" office:value="0.374687500000002" calcext:value-type="float">
            <text:p><text:s/>0.37 <text:s text:c="5"/></text:p>
          </table:table-cell>
          <table:table-cell table:formula="of:=ABS([.G221]*100/[.E221])" office:value-type="float" office:value="2.43195988787429" calcext:value-type="float">
            <text:p><text:s/>2.43 <text:s text:c="5"/></text:p>
          </table:table-cell>
          <table:table-cell table:style-name="ce84" office:value-type="float" office:value="21.6" calcext:value-type="float">
            <text:p><text:s/>21.60 <text:s text:c="5"/></text:p>
          </table:table-cell>
          <table:table-cell table:style-name="ce91" table:formula="of:=IF([.A221]&gt;=[.$L$4];1;0)" office:value-type="float" office:value="1" calcext:value-type="float">
            <text:p>1</text:p>
          </table:table-cell>
          <table:table-cell table:style-name="ce95" table:formula="of:=IF([.E221]&gt;[.K$4];[.E221]-[.K$4];0)" office:value-type="float" office:value="5.4068125" calcext:value-type="float">
            <text:p><text:s/>5.41 <text:s text:c="5"/></text:p>
          </table:table-cell>
          <table:table-cell table:style-name="ce84" table:formula="of:=[.L220]+([.K221]*[.J221])" office:value-type="float" office:value="598.023346187944" calcext:value-type="float">
            <text:p><text:s/>598.0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20]+[.N221]" office:value-type="float" office:value="260" calcext:value-type="float">
            <text:p>260</text:p>
          </table:table-cell>
          <table:table-cell table:formula="of:=[.O221]*100/[.O$3]" office:value-type="float" office:value="137.566137566138" calcext:value-type="float">
            <text:p><text:s/>137.57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R220]+[.Q221]" office:value-type="float" office:value="264" calcext:value-type="float">
            <text:p>264</text:p>
          </table:table-cell>
          <table:table-cell table:formula="of:=[.R221]*100/[.R$3]" office:value-type="float" office:value="68.0412371134021" calcext:value-type="float">
            <text:p><text:s/>68.04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220]+[.T221]" office:value-type="float" office:value="244" calcext:value-type="float">
            <text:p>244</text:p>
          </table:table-cell>
          <table:table-cell table:formula="of:=[.U221]*100/[.U$3]" office:value-type="float" office:value="64.2105263157895" calcext:value-type="float">
            <text:p><text:s/>64.21 <text:s text:c="5"/></text:p>
          </table:table-cell>
          <table:table-cell table:style-name="ce102" table:formula="of:=[.O221]+[.R221]" office:value-type="float" office:value="524" calcext:value-type="float">
            <text:p>524</text:p>
          </table:table-cell>
          <table:table-cell table:style-name="ce106" table:formula="of:=[.W221]/2" office:value-type="float" office:value="262" calcext:value-type="float">
            <text:p>262</text:p>
          </table:table-cell>
          <table:table-cell table:style-name="ce95" table:formula="of:=[.X221]*100/[.Y$2]" office:value-type="float" office:value="66.4131812420786" calcext:value-type="float">
            <text:p><text:s/>66.4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5" calcext:value-type="date">
            <text:p>8/5/2005</text:p>
          </table:table-cell>
          <table:table-cell office:value-type="float" office:value="32" calcext:value-type="float">
            <text:p>32</text:p>
          </table:table-cell>
          <table:table-cell table:style-name="ce84" office:value-type="float" office:value="10.688" calcext:value-type="float">
            <text:p><text:s/>10.69 <text:s text:c="5"/></text:p>
          </table:table-cell>
          <table:table-cell table:style-name="ce84" office:value-type="float" office:value="17.438" calcext:value-type="float">
            <text:p><text:s/>17.44 <text:s text:c="5"/></text:p>
          </table:table-cell>
          <table:table-cell table:style-name="ce84" office:value-type="float" office:value="13.5167708333333" calcext:value-type="float">
            <text:p><text:s/>13.52 <text:s text:c="5"/></text:p>
          </table:table-cell>
          <table:table-cell table:style-name="ce84" table:formula="of:=([.D222]+[.C222])/2" office:value-type="float" office:value="14.063" calcext:value-type="float">
            <text:p><text:s/>14.06 <text:s text:c="5"/></text:p>
          </table:table-cell>
          <table:table-cell table:style-name="ce84" table:formula="of:=ABS([.E222]-[.F222])" office:value-type="float" office:value="0.546229166666699" calcext:value-type="float">
            <text:p><text:s/>0.55 <text:s text:c="5"/></text:p>
          </table:table-cell>
          <table:table-cell table:formula="of:=ABS([.G222]*100/[.E222])" office:value-type="float" office:value="4.04112175461064" calcext:value-type="float">
            <text:p><text:s/>4.0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22]&gt;=[.$L$4];1;0)" office:value-type="float" office:value="1" calcext:value-type="float">
            <text:p>1</text:p>
          </table:table-cell>
          <table:table-cell table:style-name="ce95" table:formula="of:=IF([.E222]&gt;[.K$4];[.E222]-[.K$4];0)" office:value-type="float" office:value="3.5167708333333" calcext:value-type="float">
            <text:p><text:s/>3.52 <text:s text:c="5"/></text:p>
          </table:table-cell>
          <table:table-cell table:style-name="ce84" table:formula="of:=[.L221]+([.K222]*[.J222])" office:value-type="float" office:value="601.540117021277" calcext:value-type="float">
            <text:p><text:s/>601.5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21]+[.N222]" office:value-type="float" office:value="260" calcext:value-type="float">
            <text:p>260</text:p>
          </table:table-cell>
          <table:table-cell table:formula="of:=[.O222]*100/[.O$3]" office:value-type="float" office:value="137.566137566138" calcext:value-type="float">
            <text:p><text:s/>137.57 <text:s text:c="5"/></text:p>
          </table:table-cell>
          <table:table-cell/>
          <table:table-cell table:style-name="ce102" table:formula="of:=[.R221]+[.Q222]" office:value-type="float" office:value="264" calcext:value-type="float">
            <text:p>264</text:p>
          </table:table-cell>
          <table:table-cell table:formula="of:=[.R222]*100/[.R$3]" office:value-type="float" office:value="68.0412371134021" calcext:value-type="float">
            <text:p><text:s/>68.04 <text:s text:c="5"/></text:p>
          </table:table-cell>
          <table:table-cell/>
          <table:table-cell table:style-name="ce102" table:formula="of:=[.U221]+[.T222]" office:value-type="float" office:value="244" calcext:value-type="float">
            <text:p>244</text:p>
          </table:table-cell>
          <table:table-cell table:formula="of:=[.U222]*100/[.U$3]" office:value-type="float" office:value="64.2105263157895" calcext:value-type="float">
            <text:p><text:s/>64.21 <text:s text:c="5"/></text:p>
          </table:table-cell>
          <table:table-cell table:style-name="ce102" table:formula="of:=[.O222]+[.R222]" office:value-type="float" office:value="524" calcext:value-type="float">
            <text:p>524</text:p>
          </table:table-cell>
          <table:table-cell table:style-name="ce106" table:formula="of:=[.W222]/2" office:value-type="float" office:value="262" calcext:value-type="float">
            <text:p>262</text:p>
          </table:table-cell>
          <table:table-cell table:style-name="ce95" table:formula="of:=[.X222]*100/[.Y$2]" office:value-type="float" office:value="66.4131812420786" calcext:value-type="float">
            <text:p><text:s/>66.41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6" calcext:value-type="date">
            <text:p>8/6/2005</text:p>
          </table:table-cell>
          <table:table-cell office:value-type="float" office:value="32" calcext:value-type="float">
            <text:p>32</text:p>
          </table:table-cell>
          <table:table-cell table:style-name="ce84" office:value-type="float" office:value="7.875" calcext:value-type="float">
            <text:p><text:s/>7.88 <text:s text:c="5"/></text:p>
          </table:table-cell>
          <table:table-cell table:style-name="ce84" office:value-type="float" office:value="20.5" calcext:value-type="float">
            <text:p><text:s/>20.50 <text:s text:c="5"/></text:p>
          </table:table-cell>
          <table:table-cell table:style-name="ce84" office:value-type="float" office:value="13.6697291666667" calcext:value-type="float">
            <text:p><text:s/>13.67 <text:s text:c="5"/></text:p>
          </table:table-cell>
          <table:table-cell table:style-name="ce84" table:formula="of:=([.D223]+[.C223])/2" office:value-type="float" office:value="14.1875" calcext:value-type="float">
            <text:p><text:s/>14.19 <text:s text:c="5"/></text:p>
          </table:table-cell>
          <table:table-cell table:style-name="ce84" table:formula="of:=ABS([.E223]-[.F223])" office:value-type="float" office:value="0.5177708333333" calcext:value-type="float">
            <text:p><text:s/>0.52 <text:s text:c="5"/></text:p>
          </table:table-cell>
          <table:table-cell table:formula="of:=ABS([.G223]*100/[.E223])" office:value-type="float" office:value="3.78771830092926" calcext:value-type="float">
            <text:p><text:s/>3.79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223]&gt;=[.$L$4];1;0)" office:value-type="float" office:value="1" calcext:value-type="float">
            <text:p>1</text:p>
          </table:table-cell>
          <table:table-cell table:style-name="ce95" table:formula="of:=IF([.E223]&gt;[.K$4];[.E223]-[.K$4];0)" office:value-type="float" office:value="3.6697291666667" calcext:value-type="float">
            <text:p><text:s/>3.67 <text:s text:c="5"/></text:p>
          </table:table-cell>
          <table:table-cell table:style-name="ce84" table:formula="of:=[.L222]+([.K223]*[.J223])" office:value-type="float" office:value="605.209846187944" calcext:value-type="float">
            <text:p><text:s/>605.21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O222]+[.N223]" office:value-type="float" office:value="262" calcext:value-type="float">
            <text:p>262</text:p>
          </table:table-cell>
          <table:table-cell table:formula="of:=[.O223]*100/[.O$3]" office:value-type="float" office:value="138.624338624339" calcext:value-type="float">
            <text:p><text:s/>138.62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222]+[.Q223]" office:value-type="float" office:value="266" calcext:value-type="float">
            <text:p>266</text:p>
          </table:table-cell>
          <table:table-cell table:formula="of:=[.R223]*100/[.R$3]" office:value-type="float" office:value="68.5567010309278" calcext:value-type="float">
            <text:p><text:s/>68.56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222]+[.T223]" office:value-type="float" office:value="244" calcext:value-type="float">
            <text:p>244</text:p>
          </table:table-cell>
          <table:table-cell table:formula="of:=[.U223]*100/[.U$3]" office:value-type="float" office:value="64.2105263157895" calcext:value-type="float">
            <text:p><text:s/>64.21 <text:s text:c="5"/></text:p>
          </table:table-cell>
          <table:table-cell table:style-name="ce102" table:formula="of:=[.O223]+[.R223]" office:value-type="float" office:value="528" calcext:value-type="float">
            <text:p>528</text:p>
          </table:table-cell>
          <table:table-cell table:style-name="ce106" table:formula="of:=[.W223]/2" office:value-type="float" office:value="264" calcext:value-type="float">
            <text:p>264</text:p>
          </table:table-cell>
          <table:table-cell table:style-name="ce95" table:formula="of:=[.X223]*100/[.Y$2]" office:value-type="float" office:value="66.9201520912548" calcext:value-type="float">
            <text:p><text:s/>66.92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7" calcext:value-type="date">
            <text:p>8/7/2005</text:p>
          </table:table-cell>
          <table:table-cell office:value-type="float" office:value="32" calcext:value-type="float">
            <text:p>32</text:p>
          </table:table-cell>
          <table:table-cell table:style-name="ce84" office:value-type="float" office:value="7.5" calcext:value-type="float">
            <text:p><text:s/>7.50 <text:s text:c="5"/></text:p>
          </table:table-cell>
          <table:table-cell table:style-name="ce84" office:value-type="float" office:value="23.188" calcext:value-type="float">
            <text:p><text:s/>23.19 <text:s text:c="5"/></text:p>
          </table:table-cell>
          <table:table-cell table:style-name="ce84" office:value-type="float" office:value="14.1142604166667" calcext:value-type="float">
            <text:p><text:s/>14.11 <text:s text:c="5"/></text:p>
          </table:table-cell>
          <table:table-cell table:style-name="ce84" table:formula="of:=([.D224]+[.C224])/2" office:value-type="float" office:value="15.344" calcext:value-type="float">
            <text:p><text:s/>15.34 <text:s text:c="5"/></text:p>
          </table:table-cell>
          <table:table-cell table:style-name="ce84" table:formula="of:=ABS([.E224]-[.F224])" office:value-type="float" office:value="1.2297395833333" calcext:value-type="float">
            <text:p><text:s/>1.23 <text:s text:c="5"/></text:p>
          </table:table-cell>
          <table:table-cell table:formula="of:=ABS([.G224]*100/[.E224])" office:value-type="float" office:value="8.7127454576449" calcext:value-type="float">
            <text:p><text:s/>8.71 <text:s text:c="5"/></text:p>
          </table:table-cell>
          <table:table-cell table:style-name="ce84" office:value-type="float" office:value="1.6" calcext:value-type="float">
            <text:p><text:s/>1.60 <text:s text:c="5"/></text:p>
          </table:table-cell>
          <table:table-cell table:style-name="ce91" table:formula="of:=IF([.A224]&gt;=[.$L$4];1;0)" office:value-type="float" office:value="1" calcext:value-type="float">
            <text:p>1</text:p>
          </table:table-cell>
          <table:table-cell table:style-name="ce95" table:formula="of:=IF([.E224]&gt;[.K$4];[.E224]-[.K$4];0)" office:value-type="float" office:value="4.1142604166667" calcext:value-type="float">
            <text:p><text:s/>4.11 <text:s text:c="5"/></text:p>
          </table:table-cell>
          <table:table-cell table:style-name="ce84" table:formula="of:=[.L223]+([.K224]*[.J224])" office:value-type="float" office:value="609.32410660461" calcext:value-type="float">
            <text:p><text:s/>609.3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23]+[.N224]" office:value-type="float" office:value="262" calcext:value-type="float">
            <text:p>262</text:p>
          </table:table-cell>
          <table:table-cell table:formula="of:=[.O224]*100/[.O$3]" office:value-type="float" office:value="138.624338624339" calcext:value-type="float">
            <text:p><text:s/>138.62 <text:s text:c="5"/></text:p>
          </table:table-cell>
          <table:table-cell/>
          <table:table-cell table:style-name="ce102" table:formula="of:=[.R223]+[.Q224]" office:value-type="float" office:value="266" calcext:value-type="float">
            <text:p>266</text:p>
          </table:table-cell>
          <table:table-cell table:formula="of:=[.R224]*100/[.R$3]" office:value-type="float" office:value="68.5567010309278" calcext:value-type="float">
            <text:p><text:s/>68.56 <text:s text:c="5"/></text:p>
          </table:table-cell>
          <table:table-cell/>
          <table:table-cell table:style-name="ce102" table:formula="of:=[.U223]+[.T224]" office:value-type="float" office:value="244" calcext:value-type="float">
            <text:p>244</text:p>
          </table:table-cell>
          <table:table-cell table:formula="of:=[.U224]*100/[.U$3]" office:value-type="float" office:value="64.2105263157895" calcext:value-type="float">
            <text:p><text:s/>64.21 <text:s text:c="5"/></text:p>
          </table:table-cell>
          <table:table-cell table:style-name="ce102" table:formula="of:=[.O224]+[.R224]" office:value-type="float" office:value="528" calcext:value-type="float">
            <text:p>528</text:p>
          </table:table-cell>
          <table:table-cell table:style-name="ce106" table:formula="of:=[.W224]/2" office:value-type="float" office:value="264" calcext:value-type="float">
            <text:p>264</text:p>
          </table:table-cell>
          <table:table-cell table:style-name="ce95" table:formula="of:=[.X224]*100/[.Y$2]" office:value-type="float" office:value="66.9201520912548" calcext:value-type="float">
            <text:p><text:s/>66.92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8" calcext:value-type="date">
            <text:p>8/8/2005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9.125" calcext:value-type="float">
            <text:p><text:s/>9.13 <text:s text:c="5"/></text:p>
          </table:table-cell>
          <table:table-cell table:style-name="ce84" office:value-type="float" office:value="16.812" calcext:value-type="float">
            <text:p><text:s/>16.81 <text:s text:c="5"/></text:p>
          </table:table-cell>
          <table:table-cell table:style-name="ce84" office:value-type="float" office:value="11.4588645833333" calcext:value-type="float">
            <text:p><text:s/>11.46 <text:s text:c="5"/></text:p>
          </table:table-cell>
          <table:table-cell table:style-name="ce84" table:formula="of:=([.D225]+[.C225])/2" office:value-type="float" office:value="12.9685" calcext:value-type="float">
            <text:p><text:s/>12.97 <text:s text:c="5"/></text:p>
          </table:table-cell>
          <table:table-cell table:style-name="ce84" table:formula="of:=ABS([.E225]-[.F225])" office:value-type="float" office:value="1.5096354166667" calcext:value-type="float">
            <text:p><text:s/>1.51 <text:s text:c="5"/></text:p>
          </table:table-cell>
          <table:table-cell table:formula="of:=ABS([.G225]*100/[.E225])" office:value-type="float" office:value="13.1743891874107" calcext:value-type="float">
            <text:p><text:s/>13.17 <text:s text:c="5"/></text:p>
          </table:table-cell>
          <table:table-cell table:style-name="ce84" office:value-type="float" office:value="5" calcext:value-type="float">
            <text:p><text:s/>5.00 <text:s text:c="5"/></text:p>
          </table:table-cell>
          <table:table-cell table:style-name="ce91" table:formula="of:=IF([.A225]&gt;=[.$L$4];1;0)" office:value-type="float" office:value="1" calcext:value-type="float">
            <text:p>1</text:p>
          </table:table-cell>
          <table:table-cell table:style-name="ce95" table:formula="of:=IF([.E225]&gt;[.K$4];[.E225]-[.K$4];0)" office:value-type="float" office:value="1.4588645833333" calcext:value-type="float">
            <text:p><text:s/>1.46 <text:s text:c="5"/></text:p>
          </table:table-cell>
          <table:table-cell table:style-name="ce84" table:formula="of:=[.L224]+([.K225]*[.J225])" office:value-type="float" office:value="610.782971187944" calcext:value-type="float">
            <text:p><text:s/>610.7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24]+[.N225]" office:value-type="float" office:value="265" calcext:value-type="float">
            <text:p>265</text:p>
          </table:table-cell>
          <table:table-cell table:formula="of:=[.O225]*100/[.O$3]" office:value-type="float" office:value="140.21164021164" calcext:value-type="float">
            <text:p><text:s/>140.21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R224]+[.Q225]" office:value-type="float" office:value="269" calcext:value-type="float">
            <text:p>269</text:p>
          </table:table-cell>
          <table:table-cell table:formula="of:=[.R225]*100/[.R$3]" office:value-type="float" office:value="69.3298969072165" calcext:value-type="float">
            <text:p><text:s/>69.33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24]+[.T225]" office:value-type="float" office:value="246" calcext:value-type="float">
            <text:p>246</text:p>
          </table:table-cell>
          <table:table-cell table:formula="of:=[.U225]*100/[.U$3]" office:value-type="float" office:value="64.7368421052632" calcext:value-type="float">
            <text:p><text:s/>64.74 <text:s text:c="5"/></text:p>
          </table:table-cell>
          <table:table-cell table:style-name="ce102" table:formula="of:=[.O225]+[.R225]" office:value-type="float" office:value="534" calcext:value-type="float">
            <text:p>534</text:p>
          </table:table-cell>
          <table:table-cell table:style-name="ce106" table:formula="of:=[.W225]/2" office:value-type="float" office:value="267" calcext:value-type="float">
            <text:p>267</text:p>
          </table:table-cell>
          <table:table-cell table:style-name="ce95" table:formula="of:=[.X225]*100/[.Y$2]" office:value-type="float" office:value="67.680608365019" calcext:value-type="float">
            <text:p><text:s/>67.6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09" calcext:value-type="date">
            <text:p>8/9/2005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9.625" calcext:value-type="float">
            <text:p><text:s/>9.63 <text:s text:c="5"/></text:p>
          </table:table-cell>
          <table:table-cell table:style-name="ce84" office:value-type="float" office:value="18.62" calcext:value-type="float">
            <text:p><text:s/>18.62 <text:s text:c="5"/></text:p>
          </table:table-cell>
          <table:table-cell table:style-name="ce84" office:value-type="float" office:value="13.4263125" calcext:value-type="float">
            <text:p><text:s/>13.43 <text:s text:c="5"/></text:p>
          </table:table-cell>
          <table:table-cell table:style-name="ce84" table:formula="of:=([.D226]+[.C226])/2" office:value-type="float" office:value="14.1225" calcext:value-type="float">
            <text:p><text:s/>14.12 <text:s text:c="5"/></text:p>
          </table:table-cell>
          <table:table-cell table:style-name="ce84" table:formula="of:=ABS([.E226]-[.F226])" office:value-type="float" office:value="0.696187500000001" calcext:value-type="float">
            <text:p><text:s/>0.70 <text:s text:c="5"/></text:p>
          </table:table-cell>
          <table:table-cell table:formula="of:=ABS([.G226]*100/[.E226])" office:value-type="float" office:value="5.1852472523636" calcext:value-type="float">
            <text:p><text:s/>5.1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26]&gt;=[.$L$4];1;0)" office:value-type="float" office:value="1" calcext:value-type="float">
            <text:p>1</text:p>
          </table:table-cell>
          <table:table-cell table:style-name="ce95" table:formula="of:=IF([.E226]&gt;[.K$4];[.E226]-[.K$4];0)" office:value-type="float" office:value="3.4263125" calcext:value-type="float">
            <text:p><text:s/>3.43 <text:s text:c="5"/></text:p>
          </table:table-cell>
          <table:table-cell table:style-name="ce84" table:formula="of:=[.L225]+([.K226]*[.J226])" office:value-type="float" office:value="614.209283687944" calcext:value-type="float">
            <text:p><text:s/>614.2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25]+[.N226]" office:value-type="float" office:value="265" calcext:value-type="float">
            <text:p>265</text:p>
          </table:table-cell>
          <table:table-cell table:formula="of:=[.O226]*100/[.O$3]" office:value-type="float" office:value="140.21164021164" calcext:value-type="float">
            <text:p><text:s/>140.21 <text:s text:c="5"/></text:p>
          </table:table-cell>
          <table:table-cell/>
          <table:table-cell table:style-name="ce102" table:formula="of:=[.R225]+[.Q226]" office:value-type="float" office:value="269" calcext:value-type="float">
            <text:p>269</text:p>
          </table:table-cell>
          <table:table-cell table:formula="of:=[.R226]*100/[.R$3]" office:value-type="float" office:value="69.3298969072165" calcext:value-type="float">
            <text:p><text:s/>69.33 <text:s text:c="5"/></text:p>
          </table:table-cell>
          <table:table-cell/>
          <table:table-cell table:style-name="ce102" table:formula="of:=[.U225]+[.T226]" office:value-type="float" office:value="246" calcext:value-type="float">
            <text:p>246</text:p>
          </table:table-cell>
          <table:table-cell table:formula="of:=[.U226]*100/[.U$3]" office:value-type="float" office:value="64.7368421052632" calcext:value-type="float">
            <text:p><text:s/>64.74 <text:s text:c="5"/></text:p>
          </table:table-cell>
          <table:table-cell table:style-name="ce102" table:formula="of:=[.O226]+[.R226]" office:value-type="float" office:value="534" calcext:value-type="float">
            <text:p>534</text:p>
          </table:table-cell>
          <table:table-cell table:style-name="ce106" table:formula="of:=[.W226]/2" office:value-type="float" office:value="267" calcext:value-type="float">
            <text:p>267</text:p>
          </table:table-cell>
          <table:table-cell table:style-name="ce95" table:formula="of:=[.X226]*100/[.Y$2]" office:value-type="float" office:value="67.680608365019" calcext:value-type="float">
            <text:p><text:s/>67.6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0" calcext:value-type="date">
            <text:p>8/10/2005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10.438" calcext:value-type="float">
            <text:p><text:s/>10.44 <text:s text:c="5"/></text:p>
          </table:table-cell>
          <table:table-cell table:style-name="ce84" office:value-type="float" office:value="21.75" calcext:value-type="float">
            <text:p><text:s/>21.75 <text:s text:c="5"/></text:p>
          </table:table-cell>
          <table:table-cell table:style-name="ce84" office:value-type="float" office:value="14.8254479166667" calcext:value-type="float">
            <text:p><text:s/>14.83 <text:s text:c="5"/></text:p>
          </table:table-cell>
          <table:table-cell table:style-name="ce84" table:formula="of:=([.D227]+[.C227])/2" office:value-type="float" office:value="16.094" calcext:value-type="float">
            <text:p><text:s/>16.09 <text:s text:c="5"/></text:p>
          </table:table-cell>
          <table:table-cell table:style-name="ce84" table:formula="of:=ABS([.E227]-[.F227])" office:value-type="float" office:value="1.2685520833333" calcext:value-type="float">
            <text:p><text:s/>1.27 <text:s text:c="5"/></text:p>
          </table:table-cell>
          <table:table-cell table:formula="of:=ABS([.G227]*100/[.E227])" office:value-type="float" office:value="8.55658520716396" calcext:value-type="float">
            <text:p><text:s/>8.5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27]&gt;=[.$L$4];1;0)" office:value-type="float" office:value="1" calcext:value-type="float">
            <text:p>1</text:p>
          </table:table-cell>
          <table:table-cell table:style-name="ce95" table:formula="of:=IF([.E227]&gt;[.K$4];[.E227]-[.K$4];0)" office:value-type="float" office:value="4.8254479166667" calcext:value-type="float">
            <text:p><text:s/>4.83 <text:s text:c="5"/></text:p>
          </table:table-cell>
          <table:table-cell table:style-name="ce84" table:formula="of:=[.L226]+([.K227]*[.J227])" office:value-type="float" office:value="619.03473160461" calcext:value-type="float">
            <text:p><text:s/>619.03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26]+[.N227]" office:value-type="float" office:value="268" calcext:value-type="float">
            <text:p>268</text:p>
          </table:table-cell>
          <table:table-cell table:formula="of:=[.O227]*100/[.O$3]" office:value-type="float" office:value="141.798941798942" calcext:value-type="float">
            <text:p><text:s/>141.80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R226]+[.Q227]" office:value-type="float" office:value="272" calcext:value-type="float">
            <text:p>272</text:p>
          </table:table-cell>
          <table:table-cell table:formula="of:=[.R227]*100/[.R$3]" office:value-type="float" office:value="70.1030927835052" calcext:value-type="float">
            <text:p><text:s/>70.10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U226]+[.T227]" office:value-type="float" office:value="249" calcext:value-type="float">
            <text:p>249</text:p>
          </table:table-cell>
          <table:table-cell table:formula="of:=[.U227]*100/[.U$3]" office:value-type="float" office:value="65.5263157894737" calcext:value-type="float">
            <text:p><text:s/>65.53 <text:s text:c="5"/></text:p>
          </table:table-cell>
          <table:table-cell table:style-name="ce102" table:formula="of:=[.O227]+[.R227]" office:value-type="float" office:value="540" calcext:value-type="float">
            <text:p>540</text:p>
          </table:table-cell>
          <table:table-cell table:style-name="ce106" table:formula="of:=[.W227]/2" office:value-type="float" office:value="270" calcext:value-type="float">
            <text:p>270</text:p>
          </table:table-cell>
          <table:table-cell table:style-name="ce95" table:formula="of:=[.X227]*100/[.Y$2]" office:value-type="float" office:value="68.4410646387833" calcext:value-type="float">
            <text:p><text:s/>68.44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1" calcext:value-type="date">
            <text:p>8/11/2005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7.75" calcext:value-type="float">
            <text:p><text:s/>7.75 <text:s text:c="5"/></text:p>
          </table:table-cell>
          <table:table-cell table:style-name="ce84" office:value-type="float" office:value="16.375" calcext:value-type="float">
            <text:p><text:s/>16.38 <text:s text:c="5"/></text:p>
          </table:table-cell>
          <table:table-cell table:style-name="ce84" office:value-type="float" office:value="12.1378125" calcext:value-type="float">
            <text:p><text:s/>12.14 <text:s text:c="5"/></text:p>
          </table:table-cell>
          <table:table-cell table:style-name="ce84" table:formula="of:=([.D228]+[.C228])/2" office:value-type="float" office:value="12.0625" calcext:value-type="float">
            <text:p><text:s/>12.06 <text:s text:c="5"/></text:p>
          </table:table-cell>
          <table:table-cell table:style-name="ce84" table:formula="of:=ABS([.E228]-[.F228])" office:value-type="float" office:value="0.0753125000000008" calcext:value-type="float">
            <text:p><text:s/>0.08 <text:s text:c="5"/></text:p>
          </table:table-cell>
          <table:table-cell table:formula="of:=ABS([.G228]*100/[.E228])" office:value-type="float" office:value="0.620478360495359" calcext:value-type="float">
            <text:p><text:s/>0.6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28]&gt;=[.$L$4];1;0)" office:value-type="float" office:value="1" calcext:value-type="float">
            <text:p>1</text:p>
          </table:table-cell>
          <table:table-cell table:style-name="ce95" table:formula="of:=IF([.E228]&gt;[.K$4];[.E228]-[.K$4];0)" office:value-type="float" office:value="2.1378125" calcext:value-type="float">
            <text:p><text:s/>2.14 <text:s text:c="5"/></text:p>
          </table:table-cell>
          <table:table-cell table:style-name="ce84" table:formula="of:=[.L227]+([.K228]*[.J228])" office:value-type="float" office:value="621.17254410461" calcext:value-type="float">
            <text:p><text:s/>621.1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27]+[.N228]" office:value-type="float" office:value="268" calcext:value-type="float">
            <text:p>268</text:p>
          </table:table-cell>
          <table:table-cell table:formula="of:=[.O228]*100/[.O$3]" office:value-type="float" office:value="141.798941798942" calcext:value-type="float">
            <text:p><text:s/>141.80 <text:s text:c="5"/></text:p>
          </table:table-cell>
          <table:table-cell/>
          <table:table-cell table:style-name="ce102" table:formula="of:=[.R227]+[.Q228]" office:value-type="float" office:value="272" calcext:value-type="float">
            <text:p>272</text:p>
          </table:table-cell>
          <table:table-cell table:formula="of:=[.R228]*100/[.R$3]" office:value-type="float" office:value="70.1030927835052" calcext:value-type="float">
            <text:p><text:s/>70.10 <text:s text:c="5"/></text:p>
          </table:table-cell>
          <table:table-cell/>
          <table:table-cell table:style-name="ce102" table:formula="of:=[.U227]+[.T228]" office:value-type="float" office:value="249" calcext:value-type="float">
            <text:p>249</text:p>
          </table:table-cell>
          <table:table-cell table:formula="of:=[.U228]*100/[.U$3]" office:value-type="float" office:value="65.5263157894737" calcext:value-type="float">
            <text:p><text:s/>65.53 <text:s text:c="5"/></text:p>
          </table:table-cell>
          <table:table-cell table:style-name="ce102" table:formula="of:=[.O228]+[.R228]" office:value-type="float" office:value="540" calcext:value-type="float">
            <text:p>540</text:p>
          </table:table-cell>
          <table:table-cell table:style-name="ce106" table:formula="of:=[.W228]/2" office:value-type="float" office:value="270" calcext:value-type="float">
            <text:p>270</text:p>
          </table:table-cell>
          <table:table-cell table:style-name="ce95" table:formula="of:=[.X228]*100/[.Y$2]" office:value-type="float" office:value="68.4410646387833" calcext:value-type="float">
            <text:p><text:s/>68.44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2" calcext:value-type="date">
            <text:p>8/12/2005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9.812" calcext:value-type="float">
            <text:p><text:s/>9.81 <text:s text:c="5"/></text:p>
          </table:table-cell>
          <table:table-cell table:style-name="ce84" office:value-type="float" office:value="21.5" calcext:value-type="float">
            <text:p><text:s/>21.50 <text:s text:c="5"/></text:p>
          </table:table-cell>
          <table:table-cell table:style-name="ce84" office:value-type="float" office:value="13.94421875" calcext:value-type="float">
            <text:p><text:s/>13.94 <text:s text:c="5"/></text:p>
          </table:table-cell>
          <table:table-cell table:style-name="ce84" table:formula="of:=([.D229]+[.C229])/2" office:value-type="float" office:value="15.656" calcext:value-type="float">
            <text:p><text:s/>15.66 <text:s text:c="5"/></text:p>
          </table:table-cell>
          <table:table-cell table:style-name="ce84" table:formula="of:=ABS([.E229]-[.F229])" office:value-type="float" office:value="1.71178125" calcext:value-type="float">
            <text:p><text:s/>1.71 <text:s text:c="5"/></text:p>
          </table:table-cell>
          <table:table-cell table:formula="of:=ABS([.G229]*100/[.E229])" office:value-type="float" office:value="12.275920800511" calcext:value-type="float">
            <text:p><text:s/>12.2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29]&gt;=[.$L$4];1;0)" office:value-type="float" office:value="1" calcext:value-type="float">
            <text:p>1</text:p>
          </table:table-cell>
          <table:table-cell table:style-name="ce95" table:formula="of:=IF([.E229]&gt;[.K$4];[.E229]-[.K$4];0)" office:value-type="float" office:value="3.94421875" calcext:value-type="float">
            <text:p><text:s/>3.94 <text:s text:c="5"/></text:p>
          </table:table-cell>
          <table:table-cell table:style-name="ce84" table:formula="of:=[.L228]+([.K229]*[.J229])" office:value-type="float" office:value="625.11676285461" calcext:value-type="float">
            <text:p><text:s/>625.1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O228]+[.N229]" office:value-type="float" office:value="272" calcext:value-type="float">
            <text:p>272</text:p>
          </table:table-cell>
          <table:table-cell table:formula="of:=[.O229]*100/[.O$3]" office:value-type="float" office:value="143.915343915344" calcext:value-type="float">
            <text:p><text:s/>143.92 <text:s text:c="5"/>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formula="of:=[.R228]+[.Q229]" office:value-type="float" office:value="277" calcext:value-type="float">
            <text:p>277</text:p>
          </table:table-cell>
          <table:table-cell table:formula="of:=[.R229]*100/[.R$3]" office:value-type="float" office:value="71.3917525773196" calcext:value-type="float">
            <text:p><text:s/>71.39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U228]+[.T229]" office:value-type="float" office:value="253" calcext:value-type="float">
            <text:p>253</text:p>
          </table:table-cell>
          <table:table-cell table:formula="of:=[.U229]*100/[.U$3]" office:value-type="float" office:value="66.5789473684211" calcext:value-type="float">
            <text:p><text:s/>66.58 <text:s text:c="5"/></text:p>
          </table:table-cell>
          <table:table-cell table:style-name="ce102" table:formula="of:=[.O229]+[.R229]" office:value-type="float" office:value="549" calcext:value-type="float">
            <text:p>549</text:p>
          </table:table-cell>
          <table:table-cell table:style-name="ce106" table:formula="of:=[.W229]/2" office:value-type="float" office:value="274.5" calcext:value-type="float">
            <text:p>275</text:p>
          </table:table-cell>
          <table:table-cell table:style-name="ce95" table:formula="of:=[.X229]*100/[.Y$2]" office:value-type="float" office:value="69.5817490494297" calcext:value-type="float">
            <text:p><text:s/>69.5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3" calcext:value-type="date">
            <text:p>8/13/2005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7.188" calcext:value-type="float">
            <text:p><text:s/>7.19 <text:s text:c="5"/></text:p>
          </table:table-cell>
          <table:table-cell table:style-name="ce84" office:value-type="float" office:value="25.438" calcext:value-type="float">
            <text:p><text:s/>25.44 <text:s text:c="5"/></text:p>
          </table:table-cell>
          <table:table-cell table:style-name="ce84" office:value-type="float" office:value="14.0614895833333" calcext:value-type="float">
            <text:p><text:s/>14.06 <text:s text:c="5"/></text:p>
          </table:table-cell>
          <table:table-cell table:style-name="ce84" table:formula="of:=([.D230]+[.C230])/2" office:value-type="float" office:value="16.313" calcext:value-type="float">
            <text:p><text:s/>16.31 <text:s text:c="5"/></text:p>
          </table:table-cell>
          <table:table-cell table:style-name="ce84" table:formula="of:=ABS([.E230]-[.F230])" office:value-type="float" office:value="2.2515104166667" calcext:value-type="float">
            <text:p><text:s/>2.25 <text:s text:c="5"/></text:p>
          </table:table-cell>
          <table:table-cell table:formula="of:=ABS([.G230]*100/[.E230])" office:value-type="float" office:value="16.0118912247772" calcext:value-type="float">
            <text:p><text:s/>16.01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91" table:formula="of:=IF([.A230]&gt;=[.$L$4];1;0)" office:value-type="float" office:value="1" calcext:value-type="float">
            <text:p>1</text:p>
          </table:table-cell>
          <table:table-cell table:style-name="ce95" table:formula="of:=IF([.E230]&gt;[.K$4];[.E230]-[.K$4];0)" office:value-type="float" office:value="4.0614895833333" calcext:value-type="float">
            <text:p><text:s/>4.06 <text:s text:c="5"/></text:p>
          </table:table-cell>
          <table:table-cell table:style-name="ce84" table:formula="of:=[.L229]+([.K230]*[.J230])" office:value-type="float" office:value="629.178252437944" calcext:value-type="float">
            <text:p><text:s/>629.1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29]+[.N230]" office:value-type="float" office:value="272" calcext:value-type="float">
            <text:p>272</text:p>
          </table:table-cell>
          <table:table-cell table:formula="of:=[.O230]*100/[.O$3]" office:value-type="float" office:value="143.915343915344" calcext:value-type="float">
            <text:p><text:s/>143.92 <text:s text:c="5"/></text:p>
          </table:table-cell>
          <table:table-cell/>
          <table:table-cell table:style-name="ce102" table:formula="of:=[.R229]+[.Q230]" office:value-type="float" office:value="277" calcext:value-type="float">
            <text:p>277</text:p>
          </table:table-cell>
          <table:table-cell table:formula="of:=[.R230]*100/[.R$3]" office:value-type="float" office:value="71.3917525773196" calcext:value-type="float">
            <text:p><text:s/>71.39 <text:s text:c="5"/></text:p>
          </table:table-cell>
          <table:table-cell/>
          <table:table-cell table:style-name="ce102" table:formula="of:=[.U229]+[.T230]" office:value-type="float" office:value="253" calcext:value-type="float">
            <text:p>253</text:p>
          </table:table-cell>
          <table:table-cell table:formula="of:=[.U230]*100/[.U$3]" office:value-type="float" office:value="66.5789473684211" calcext:value-type="float">
            <text:p><text:s/>66.58 <text:s text:c="5"/></text:p>
          </table:table-cell>
          <table:table-cell table:style-name="ce102" table:formula="of:=[.O230]+[.R230]" office:value-type="float" office:value="549" calcext:value-type="float">
            <text:p>549</text:p>
          </table:table-cell>
          <table:table-cell table:style-name="ce106" table:formula="of:=[.W230]/2" office:value-type="float" office:value="274.5" calcext:value-type="float">
            <text:p>275</text:p>
          </table:table-cell>
          <table:table-cell table:style-name="ce95" table:formula="of:=[.X230]*100/[.Y$2]" office:value-type="float" office:value="69.5817490494297" calcext:value-type="float">
            <text:p><text:s/>69.5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4" calcext:value-type="date">
            <text:p>8/14/2005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10" calcext:value-type="float">
            <text:p><text:s/>10.00 <text:s text:c="5"/></text:p>
          </table:table-cell>
          <table:table-cell table:style-name="ce84" office:value-type="float" office:value="21.938" calcext:value-type="float">
            <text:p><text:s/>21.94 <text:s text:c="5"/></text:p>
          </table:table-cell>
          <table:table-cell table:style-name="ce84" office:value-type="float" office:value="13.6787708333333" calcext:value-type="float">
            <text:p><text:s/>13.68 <text:s text:c="5"/></text:p>
          </table:table-cell>
          <table:table-cell table:style-name="ce84" table:formula="of:=([.D231]+[.C231])/2" office:value-type="float" office:value="15.969" calcext:value-type="float">
            <text:p><text:s/>15.97 <text:s text:c="5"/></text:p>
          </table:table-cell>
          <table:table-cell table:style-name="ce84" table:formula="of:=ABS([.E231]-[.F231])" office:value-type="float" office:value="2.2902291666667" calcext:value-type="float">
            <text:p><text:s/>2.29 <text:s text:c="5"/></text:p>
          </table:table-cell>
          <table:table-cell table:formula="of:=ABS([.G231]*100/[.E231])" office:value-type="float" office:value="16.7429456533165" calcext:value-type="float">
            <text:p><text:s/>16.7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1]&gt;=[.$L$4];1;0)" office:value-type="float" office:value="1" calcext:value-type="float">
            <text:p>1</text:p>
          </table:table-cell>
          <table:table-cell table:style-name="ce95" table:formula="of:=IF([.E231]&gt;[.K$4];[.E231]-[.K$4];0)" office:value-type="float" office:value="3.6787708333333" calcext:value-type="float">
            <text:p><text:s/>3.68 <text:s text:c="5"/></text:p>
          </table:table-cell>
          <table:table-cell table:style-name="ce84" table:formula="of:=[.L230]+([.K231]*[.J231])" office:value-type="float" office:value="632.857023271277" calcext:value-type="float">
            <text:p><text:s/>632.86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O230]+[.N231]" office:value-type="float" office:value="278" calcext:value-type="float">
            <text:p>278</text:p>
          </table:table-cell>
          <table:table-cell table:formula="of:=[.O231]*100/[.O$3]" office:value-type="float" office:value="147.089947089947" calcext:value-type="float">
            <text:p><text:s/>147.09 <text:s text:c="5"/></text:p>
          </table:table-cell>
          <table:table-cell table:style-name="ce102" office:value-type="float" office:value="7" calcext:value-type="float">
            <text:p>7</text:p>
          </table:table-cell>
          <table:table-cell table:style-name="ce102" table:formula="of:=[.R230]+[.Q231]" office:value-type="float" office:value="284" calcext:value-type="float">
            <text:p>284</text:p>
          </table:table-cell>
          <table:table-cell table:formula="of:=[.R231]*100/[.R$3]" office:value-type="float" office:value="73.1958762886598" calcext:value-type="float">
            <text:p><text:s/>73.20 <text:s text:c="5"/>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U230]+[.T231]" office:value-type="float" office:value="259" calcext:value-type="float">
            <text:p>259</text:p>
          </table:table-cell>
          <table:table-cell table:formula="of:=[.U231]*100/[.U$3]" office:value-type="float" office:value="68.1578947368421" calcext:value-type="float">
            <text:p><text:s/>68.16 <text:s text:c="5"/></text:p>
          </table:table-cell>
          <table:table-cell table:style-name="ce102" table:formula="of:=[.O231]+[.R231]" office:value-type="float" office:value="562" calcext:value-type="float">
            <text:p>562</text:p>
          </table:table-cell>
          <table:table-cell table:style-name="ce106" table:formula="of:=[.W231]/2" office:value-type="float" office:value="281" calcext:value-type="float">
            <text:p>281</text:p>
          </table:table-cell>
          <table:table-cell table:style-name="ce95" table:formula="of:=[.X231]*100/[.Y$2]" office:value-type="float" office:value="71.2294043092522" calcext:value-type="float">
            <text:p><text:s/>71.2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5" calcext:value-type="date">
            <text:p>8/15/2005</text:p>
          </table:table-cell>
          <table:table-cell office:value-type="float" office:value="34" calcext:value-type="float">
            <text:p>34</text:p>
          </table:table-cell>
          <table:table-cell table:style-name="ce84" office:value-type="float" office:value="8.188" calcext:value-type="float">
            <text:p><text:s/>8.19 <text:s text:c="5"/></text:p>
          </table:table-cell>
          <table:table-cell table:style-name="ce84" office:value-type="float" office:value="21.375" calcext:value-type="float">
            <text:p><text:s/>21.38 <text:s text:c="5"/></text:p>
          </table:table-cell>
          <table:table-cell table:style-name="ce84" office:value-type="float" office:value="15.7504432989691" calcext:value-type="float">
            <text:p><text:s/>15.75 <text:s text:c="5"/></text:p>
          </table:table-cell>
          <table:table-cell table:style-name="ce84" table:formula="of:=([.D232]+[.C232])/2" office:value-type="float" office:value="14.7815" calcext:value-type="float">
            <text:p><text:s/>14.78 <text:s text:c="5"/></text:p>
          </table:table-cell>
          <table:table-cell table:style-name="ce84" table:formula="of:=ABS([.E232]-[.F232])" office:value-type="float" office:value="0.9689432989691" calcext:value-type="float">
            <text:p><text:s/>0.97 <text:s text:c="5"/></text:p>
          </table:table-cell>
          <table:table-cell table:formula="of:=ABS([.G232]*100/[.E232])" office:value-type="float" office:value="6.15184779613485" calcext:value-type="float">
            <text:p><text:s/>6.1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2]&gt;=[.$L$4];1;0)" office:value-type="float" office:value="1" calcext:value-type="float">
            <text:p>1</text:p>
          </table:table-cell>
          <table:table-cell table:style-name="ce95" table:formula="of:=IF([.E232]&gt;[.K$4];[.E232]-[.K$4];0)" office:value-type="float" office:value="5.7504432989691" calcext:value-type="float">
            <text:p><text:s/>5.75 <text:s text:c="5"/></text:p>
          </table:table-cell>
          <table:table-cell table:style-name="ce84" table:formula="of:=[.L231]+([.K232]*[.J232])" office:value-type="float" office:value="638.607466570246" calcext:value-type="float">
            <text:p><text:s/>638.6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31]+[.N232]" office:value-type="float" office:value="278" calcext:value-type="float">
            <text:p>278</text:p>
          </table:table-cell>
          <table:table-cell table:formula="of:=[.O232]*100/[.O$3]" office:value-type="float" office:value="147.089947089947" calcext:value-type="float">
            <text:p><text:s/>147.09 <text:s text:c="5"/></text:p>
          </table:table-cell>
          <table:table-cell/>
          <table:table-cell table:style-name="ce102" table:formula="of:=[.R231]+[.Q232]" office:value-type="float" office:value="284" calcext:value-type="float">
            <text:p>284</text:p>
          </table:table-cell>
          <table:table-cell table:formula="of:=[.R232]*100/[.R$3]" office:value-type="float" office:value="73.1958762886598" calcext:value-type="float">
            <text:p><text:s/>73.20 <text:s text:c="5"/></text:p>
          </table:table-cell>
          <table:table-cell/>
          <table:table-cell table:style-name="ce102" table:formula="of:=[.U231]+[.T232]" office:value-type="float" office:value="259" calcext:value-type="float">
            <text:p>259</text:p>
          </table:table-cell>
          <table:table-cell table:formula="of:=[.U232]*100/[.U$3]" office:value-type="float" office:value="68.1578947368421" calcext:value-type="float">
            <text:p><text:s/>68.16 <text:s text:c="5"/></text:p>
          </table:table-cell>
          <table:table-cell table:style-name="ce102" table:formula="of:=[.O232]+[.R232]" office:value-type="float" office:value="562" calcext:value-type="float">
            <text:p>562</text:p>
          </table:table-cell>
          <table:table-cell table:style-name="ce106" table:formula="of:=[.W232]/2" office:value-type="float" office:value="281" calcext:value-type="float">
            <text:p>281</text:p>
          </table:table-cell>
          <table:table-cell table:style-name="ce95" table:formula="of:=[.X232]*100/[.Y$2]" office:value-type="float" office:value="71.2294043092522" calcext:value-type="float">
            <text:p><text:s/>71.23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6" calcext:value-type="date">
            <text:p>8/16/2005</text:p>
          </table:table-cell>
          <table:table-cell office:value-type="float" office:value="34" calcext:value-type="float">
            <text:p>34</text:p>
          </table:table-cell>
          <table:table-cell table:style-name="ce84" office:value-type="float" office:value="9.125" calcext:value-type="float">
            <text:p><text:s/>9.13 <text:s text:c="5"/></text:p>
          </table:table-cell>
          <table:table-cell table:style-name="ce84" office:value-type="float" office:value="19.812" calcext:value-type="float">
            <text:p><text:s/>19.81 <text:s text:c="5"/></text:p>
          </table:table-cell>
          <table:table-cell table:style-name="ce84" office:value-type="float" office:value="15.09478125" calcext:value-type="float">
            <text:p><text:s/>15.09 <text:s text:c="5"/></text:p>
          </table:table-cell>
          <table:table-cell table:style-name="ce84" table:formula="of:=([.D233]+[.C233])/2" office:value-type="float" office:value="14.4685" calcext:value-type="float">
            <text:p><text:s/>14.47 <text:s text:c="5"/></text:p>
          </table:table-cell>
          <table:table-cell table:style-name="ce84" table:formula="of:=ABS([.E233]-[.F233])" office:value-type="float" office:value="0.62628125" calcext:value-type="float">
            <text:p><text:s/>0.63 <text:s text:c="5"/></text:p>
          </table:table-cell>
          <table:table-cell table:formula="of:=ABS([.G233]*100/[.E233])" office:value-type="float" office:value="4.14899189082319" calcext:value-type="float">
            <text:p><text:s/>4.1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3]&gt;=[.$L$4];1;0)" office:value-type="float" office:value="1" calcext:value-type="float">
            <text:p>1</text:p>
          </table:table-cell>
          <table:table-cell table:style-name="ce95" table:formula="of:=IF([.E233]&gt;[.K$4];[.E233]-[.K$4];0)" office:value-type="float" office:value="5.09478125" calcext:value-type="float">
            <text:p><text:s/>5.09 <text:s text:c="5"/></text:p>
          </table:table-cell>
          <table:table-cell table:style-name="ce84" table:formula="of:=[.L232]+([.K233]*[.J233])" office:value-type="float" office:value="643.702247820246" calcext:value-type="float">
            <text:p><text:s/>643.70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table:formula="of:=[.O232]+[.N233]" office:value-type="float" office:value="291" calcext:value-type="float">
            <text:p>291</text:p>
          </table:table-cell>
          <table:table-cell table:formula="of:=[.O233]*100/[.O$3]" office:value-type="float" office:value="153.968253968254" calcext:value-type="float">
            <text:p><text:s/>153.97 <text:s text:c="5"/></text:p>
          </table:table-cell>
          <table:table-cell table:style-name="ce102" office:value-type="float" office:value="11" calcext:value-type="float">
            <text:p>11</text:p>
          </table:table-cell>
          <table:table-cell table:style-name="ce102" table:formula="of:=[.R232]+[.Q233]" office:value-type="float" office:value="295" calcext:value-type="float">
            <text:p>295</text:p>
          </table:table-cell>
          <table:table-cell table:formula="of:=[.R233]*100/[.R$3]" office:value-type="float" office:value="76.0309278350515" calcext:value-type="float">
            <text:p><text:s/>76.03 <text:s text:c="5"/>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table:formula="of:=[.U232]+[.T233]" office:value-type="float" office:value="271" calcext:value-type="float">
            <text:p>271</text:p>
          </table:table-cell>
          <table:table-cell table:formula="of:=[.U233]*100/[.U$3]" office:value-type="float" office:value="71.3157894736842" calcext:value-type="float">
            <text:p><text:s/>71.32 <text:s text:c="5"/></text:p>
          </table:table-cell>
          <table:table-cell table:style-name="ce102" table:formula="of:=[.O233]+[.R233]" office:value-type="float" office:value="586" calcext:value-type="float">
            <text:p>586</text:p>
          </table:table-cell>
          <table:table-cell table:style-name="ce106" table:formula="of:=[.W233]/2" office:value-type="float" office:value="293" calcext:value-type="float">
            <text:p>293</text:p>
          </table:table-cell>
          <table:table-cell table:style-name="ce95" table:formula="of:=[.X233]*100/[.Y$2]" office:value-type="float" office:value="74.2712294043093" calcext:value-type="float">
            <text:p><text:s/>74.2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7" calcext:value-type="date">
            <text:p>8/17/2005</text:p>
          </table:table-cell>
          <table:table-cell office:value-type="float" office:value="34" calcext:value-type="float">
            <text:p>34</text:p>
          </table:table-cell>
          <table:table-cell table:style-name="ce84" office:value-type="float" office:value="13.562" calcext:value-type="float">
            <text:p><text:s/>13.56 <text:s text:c="5"/></text:p>
          </table:table-cell>
          <table:table-cell table:style-name="ce84" office:value-type="float" office:value="26.438" calcext:value-type="float">
            <text:p><text:s/>26.44 <text:s text:c="5"/></text:p>
          </table:table-cell>
          <table:table-cell table:style-name="ce84" office:value-type="float" office:value="18.8766666666667" calcext:value-type="float">
            <text:p><text:s/>18.88 <text:s text:c="5"/></text:p>
          </table:table-cell>
          <table:table-cell table:style-name="ce84" table:formula="of:=([.D234]+[.C234])/2" office:value-type="float" office:value="20" calcext:value-type="float">
            <text:p><text:s/>20.00 <text:s text:c="5"/></text:p>
          </table:table-cell>
          <table:table-cell table:style-name="ce84" table:formula="of:=ABS([.E234]-[.F234])" office:value-type="float" office:value="1.1233333333333" calcext:value-type="float">
            <text:p><text:s/>1.12 <text:s text:c="5"/></text:p>
          </table:table-cell>
          <table:table-cell table:formula="of:=ABS([.G234]*100/[.E234])" office:value-type="float" office:value="5.95090941197226" calcext:value-type="float">
            <text:p><text:s/>5.95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234]&gt;=[.$L$4];1;0)" office:value-type="float" office:value="1" calcext:value-type="float">
            <text:p>1</text:p>
          </table:table-cell>
          <table:table-cell table:style-name="ce95" table:formula="of:=IF([.E234]&gt;[.K$4];[.E234]-[.K$4];0)" office:value-type="float" office:value="8.8766666666667" calcext:value-type="float">
            <text:p><text:s/>8.88 <text:s text:c="5"/></text:p>
          </table:table-cell>
          <table:table-cell table:style-name="ce84" table:formula="of:=[.L233]+([.K234]*[.J234])" office:value-type="float" office:value="652.578914486913" calcext:value-type="float">
            <text:p><text:s/>652.5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33]+[.N234]" office:value-type="float" office:value="291" calcext:value-type="float">
            <text:p>291</text:p>
          </table:table-cell>
          <table:table-cell table:formula="of:=[.O234]*100/[.O$3]" office:value-type="float" office:value="153.968253968254" calcext:value-type="float">
            <text:p><text:s/>153.97 <text:s text:c="5"/></text:p>
          </table:table-cell>
          <table:table-cell/>
          <table:table-cell table:style-name="ce102" table:formula="of:=[.R233]+[.Q234]" office:value-type="float" office:value="295" calcext:value-type="float">
            <text:p>295</text:p>
          </table:table-cell>
          <table:table-cell table:formula="of:=[.R234]*100/[.R$3]" office:value-type="float" office:value="76.0309278350515" calcext:value-type="float">
            <text:p><text:s/>76.03 <text:s text:c="5"/></text:p>
          </table:table-cell>
          <table:table-cell/>
          <table:table-cell table:style-name="ce102" table:formula="of:=[.U233]+[.T234]" office:value-type="float" office:value="271" calcext:value-type="float">
            <text:p>271</text:p>
          </table:table-cell>
          <table:table-cell table:formula="of:=[.U234]*100/[.U$3]" office:value-type="float" office:value="71.3157894736842" calcext:value-type="float">
            <text:p><text:s/>71.32 <text:s text:c="5"/></text:p>
          </table:table-cell>
          <table:table-cell table:style-name="ce102" table:formula="of:=[.O234]+[.R234]" office:value-type="float" office:value="586" calcext:value-type="float">
            <text:p>586</text:p>
          </table:table-cell>
          <table:table-cell table:style-name="ce106" table:formula="of:=[.W234]/2" office:value-type="float" office:value="293" calcext:value-type="float">
            <text:p>293</text:p>
          </table:table-cell>
          <table:table-cell table:style-name="ce95" table:formula="of:=[.X234]*100/[.Y$2]" office:value-type="float" office:value="74.2712294043093" calcext:value-type="float">
            <text:p><text:s/>74.2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8" calcext:value-type="date">
            <text:p>8/18/2005</text:p>
          </table:table-cell>
          <table:table-cell office:value-type="float" office:value="34" calcext:value-type="float">
            <text:p>34</text:p>
          </table:table-cell>
          <table:table-cell table:style-name="ce84" office:value-type="float" office:value="11.375" calcext:value-type="float">
            <text:p><text:s/>11.38 <text:s text:c="5"/></text:p>
          </table:table-cell>
          <table:table-cell table:style-name="ce84" office:value-type="float" office:value="30.25" calcext:value-type="float">
            <text:p><text:s/>30.25 <text:s text:c="5"/></text:p>
          </table:table-cell>
          <table:table-cell table:style-name="ce84" office:value-type="float" office:value="18.3044583333333" calcext:value-type="float">
            <text:p><text:s/>18.30 <text:s text:c="5"/></text:p>
          </table:table-cell>
          <table:table-cell table:style-name="ce84" table:formula="of:=([.D235]+[.C235])/2" office:value-type="float" office:value="20.8125" calcext:value-type="float">
            <text:p><text:s/>20.81 <text:s text:c="5"/></text:p>
          </table:table-cell>
          <table:table-cell table:style-name="ce84" table:formula="of:=ABS([.E235]-[.F235])" office:value-type="float" office:value="2.5080416666667" calcext:value-type="float">
            <text:p><text:s/>2.51 <text:s text:c="5"/></text:p>
          </table:table-cell>
          <table:table-cell table:formula="of:=ABS([.G235]*100/[.E235])" office:value-type="float" office:value="13.7018076197285" calcext:value-type="float">
            <text:p><text:s/>13.7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5]&gt;=[.$L$4];1;0)" office:value-type="float" office:value="1" calcext:value-type="float">
            <text:p>1</text:p>
          </table:table-cell>
          <table:table-cell table:style-name="ce95" table:formula="of:=IF([.E235]&gt;[.K$4];[.E235]-[.K$4];0)" office:value-type="float" office:value="8.3044583333333" calcext:value-type="float">
            <text:p><text:s/>8.30 <text:s text:c="5"/></text:p>
          </table:table-cell>
          <table:table-cell table:style-name="ce84" table:formula="of:=[.L234]+([.K235]*[.J235])" office:value-type="float" office:value="660.883372820246" calcext:value-type="float">
            <text:p><text:s/>660.8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table:formula="of:=[.O234]+[.N235]" office:value-type="float" office:value="308" calcext:value-type="float">
            <text:p>308</text:p>
          </table:table-cell>
          <table:table-cell table:formula="of:=[.O235]*100/[.O$3]" office:value-type="float" office:value="162.962962962963" calcext:value-type="float">
            <text:p><text:s/>162.96 <text:s text:c="5"/></text:p>
          </table:table-cell>
          <table:table-cell table:style-name="ce102" office:value-type="float" office:value="14" calcext:value-type="float">
            <text:p>14</text:p>
          </table:table-cell>
          <table:table-cell table:style-name="ce102" table:formula="of:=[.R234]+[.Q235]" office:value-type="float" office:value="309" calcext:value-type="float">
            <text:p>309</text:p>
          </table:table-cell>
          <table:table-cell table:formula="of:=[.R235]*100/[.R$3]" office:value-type="float" office:value="79.639175257732" calcext:value-type="float">
            <text:p><text:s/>79.64 <text:s text:c="5"/></text:p>
          </table:table-cell>
          <table:table-cell table:style-name="ce102" office:value-type="float" office:value="15" calcext:value-type="float">
            <text:p>15</text:p>
          </table:table-cell>
          <table:table-cell table:style-name="ce102" table:formula="of:=[.U234]+[.T235]" office:value-type="float" office:value="286" calcext:value-type="float">
            <text:p>286</text:p>
          </table:table-cell>
          <table:table-cell table:formula="of:=[.U235]*100/[.U$3]" office:value-type="float" office:value="75.2631578947368" calcext:value-type="float">
            <text:p><text:s/>75.26 <text:s text:c="5"/></text:p>
          </table:table-cell>
          <table:table-cell table:style-name="ce102" table:formula="of:=[.O235]+[.R235]" office:value-type="float" office:value="617" calcext:value-type="float">
            <text:p>617</text:p>
          </table:table-cell>
          <table:table-cell table:style-name="ce106" table:formula="of:=[.W235]/2" office:value-type="float" office:value="308.5" calcext:value-type="float">
            <text:p>309</text:p>
          </table:table-cell>
          <table:table-cell table:style-name="ce95" table:formula="of:=[.X235]*100/[.Y$2]" office:value-type="float" office:value="78.2002534854246" calcext:value-type="float">
            <text:p><text:s/>78.2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19" calcext:value-type="date">
            <text:p>8/19/2005</text:p>
          </table:table-cell>
          <table:table-cell office:value-type="float" office:value="34" calcext:value-type="float">
            <text:p>34</text:p>
          </table:table-cell>
          <table:table-cell table:style-name="ce84" office:value-type="float" office:value="10.125" calcext:value-type="float">
            <text:p><text:s/>10.13 <text:s text:c="5"/></text:p>
          </table:table-cell>
          <table:table-cell table:style-name="ce84" office:value-type="float" office:value="29.438" calcext:value-type="float">
            <text:p><text:s/>29.44 <text:s text:c="5"/></text:p>
          </table:table-cell>
          <table:table-cell table:style-name="ce84" office:value-type="float" office:value="18.0715520833333" calcext:value-type="float">
            <text:p><text:s/>18.07 <text:s text:c="5"/></text:p>
          </table:table-cell>
          <table:table-cell table:style-name="ce84" table:formula="of:=([.D236]+[.C236])/2" office:value-type="float" office:value="19.7815" calcext:value-type="float">
            <text:p><text:s/>19.78 <text:s text:c="5"/></text:p>
          </table:table-cell>
          <table:table-cell table:style-name="ce84" table:formula="of:=ABS([.E236]-[.F236])" office:value-type="float" office:value="1.7099479166667" calcext:value-type="float">
            <text:p><text:s/>1.71 <text:s text:c="5"/></text:p>
          </table:table-cell>
          <table:table-cell table:formula="of:=ABS([.G236]*100/[.E236])" office:value-type="float" office:value="9.46209771458268" calcext:value-type="float">
            <text:p><text:s/>9.4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6]&gt;=[.$L$4];1;0)" office:value-type="float" office:value="1" calcext:value-type="float">
            <text:p>1</text:p>
          </table:table-cell>
          <table:table-cell table:style-name="ce95" table:formula="of:=IF([.E236]&gt;[.K$4];[.E236]-[.K$4];0)" office:value-type="float" office:value="8.0715520833333" calcext:value-type="float">
            <text:p><text:s/>8.07 <text:s text:c="5"/></text:p>
          </table:table-cell>
          <table:table-cell table:style-name="ce84" table:formula="of:=[.L235]+([.K236]*[.J236])" office:value-type="float" office:value="668.954924903579" calcext:value-type="float">
            <text:p><text:s/>668.9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35]+[.N236]" office:value-type="float" office:value="308" calcext:value-type="float">
            <text:p>308</text:p>
          </table:table-cell>
          <table:table-cell table:formula="of:=[.O236]*100/[.O$3]" office:value-type="float" office:value="162.962962962963" calcext:value-type="float">
            <text:p><text:s/>162.96 <text:s text:c="5"/></text:p>
          </table:table-cell>
          <table:table-cell/>
          <table:table-cell table:style-name="ce102" table:formula="of:=[.R235]+[.Q236]" office:value-type="float" office:value="309" calcext:value-type="float">
            <text:p>309</text:p>
          </table:table-cell>
          <table:table-cell table:formula="of:=[.R236]*100/[.R$3]" office:value-type="float" office:value="79.639175257732" calcext:value-type="float">
            <text:p><text:s/>79.64 <text:s text:c="5"/></text:p>
          </table:table-cell>
          <table:table-cell/>
          <table:table-cell table:style-name="ce102" table:formula="of:=[.U235]+[.T236]" office:value-type="float" office:value="286" calcext:value-type="float">
            <text:p>286</text:p>
          </table:table-cell>
          <table:table-cell table:formula="of:=[.U236]*100/[.U$3]" office:value-type="float" office:value="75.2631578947368" calcext:value-type="float">
            <text:p><text:s/>75.26 <text:s text:c="5"/></text:p>
          </table:table-cell>
          <table:table-cell table:style-name="ce102" table:formula="of:=[.O236]+[.R236]" office:value-type="float" office:value="617" calcext:value-type="float">
            <text:p>617</text:p>
          </table:table-cell>
          <table:table-cell table:style-name="ce106" table:formula="of:=[.W236]/2" office:value-type="float" office:value="308.5" calcext:value-type="float">
            <text:p>309</text:p>
          </table:table-cell>
          <table:table-cell table:style-name="ce95" table:formula="of:=[.X236]*100/[.Y$2]" office:value-type="float" office:value="78.2002534854246" calcext:value-type="float">
            <text:p><text:s/>78.2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0" calcext:value-type="date">
            <text:p>8/20/2005</text:p>
          </table:table-cell>
          <table:table-cell office:value-type="float" office:value="34" calcext:value-type="float">
            <text:p>34</text:p>
          </table:table-cell>
          <table:table-cell table:style-name="ce84" office:value-type="float" office:value="9.875" calcext:value-type="float">
            <text:p><text:s/>9.88 <text:s text:c="5"/></text:p>
          </table:table-cell>
          <table:table-cell table:style-name="ce84" office:value-type="float" office:value="30.312" calcext:value-type="float">
            <text:p><text:s/>30.31 <text:s text:c="5"/></text:p>
          </table:table-cell>
          <table:table-cell table:style-name="ce84" office:value-type="float" office:value="18.02846875" calcext:value-type="float">
            <text:p><text:s/>18.03 <text:s text:c="5"/></text:p>
          </table:table-cell>
          <table:table-cell table:style-name="ce84" table:formula="of:=([.D237]+[.C237])/2" office:value-type="float" office:value="20.0935" calcext:value-type="float">
            <text:p><text:s/>20.09 <text:s text:c="5"/></text:p>
          </table:table-cell>
          <table:table-cell table:style-name="ce84" table:formula="of:=ABS([.E237]-[.F237])" office:value-type="float" office:value="2.06503125" calcext:value-type="float">
            <text:p><text:s/>2.07 <text:s text:c="5"/></text:p>
          </table:table-cell>
          <table:table-cell table:formula="of:=ABS([.G237]*100/[.E237])" office:value-type="float" office:value="11.4542797762567" calcext:value-type="float">
            <text:p><text:s/>11.4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7]&gt;=[.$L$4];1;0)" office:value-type="float" office:value="1" calcext:value-type="float">
            <text:p>1</text:p>
          </table:table-cell>
          <table:table-cell table:style-name="ce95" table:formula="of:=IF([.E237]&gt;[.K$4];[.E237]-[.K$4];0)" office:value-type="float" office:value="8.02846875" calcext:value-type="float">
            <text:p><text:s/>8.03 <text:s text:c="5"/></text:p>
          </table:table-cell>
          <table:table-cell table:style-name="ce84" table:formula="of:=[.L236]+([.K237]*[.J237])" office:value-type="float" office:value="676.983393653579" calcext:value-type="float">
            <text:p><text:s/>676.9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7" calcext:value-type="float">
            <text:p>7</text:p>
          </table:table-cell>
          <table:table-cell table:style-name="ce102" table:formula="of:=[.O236]+[.N237]" office:value-type="float" office:value="315" calcext:value-type="float">
            <text:p>315</text:p>
          </table:table-cell>
          <table:table-cell table:formula="of:=[.O237]*100/[.O$3]" office:value-type="float" office:value="166.666666666667" calcext:value-type="float">
            <text:p><text:s/>166.67 <text:s text:c="5"/></text:p>
          </table:table-cell>
          <table:table-cell table:style-name="ce102" office:value-type="float" office:value="8" calcext:value-type="float">
            <text:p>8</text:p>
          </table:table-cell>
          <table:table-cell table:style-name="ce102" table:formula="of:=[.R236]+[.Q237]" office:value-type="float" office:value="317" calcext:value-type="float">
            <text:p>317</text:p>
          </table:table-cell>
          <table:table-cell table:formula="of:=[.R237]*100/[.R$3]" office:value-type="float" office:value="81.701030927835" calcext:value-type="float">
            <text:p><text:s/>81.70 <text:s text:c="5"/></text:p>
          </table:table-cell>
          <table:table-cell table:style-name="ce102" office:value-type="float" office:value="8" calcext:value-type="float">
            <text:p>8</text:p>
          </table:table-cell>
          <table:table-cell table:style-name="ce102" table:formula="of:=[.U236]+[.T237]" office:value-type="float" office:value="294" calcext:value-type="float">
            <text:p>294</text:p>
          </table:table-cell>
          <table:table-cell table:formula="of:=[.U237]*100/[.U$3]" office:value-type="float" office:value="77.3684210526316" calcext:value-type="float">
            <text:p><text:s/>77.37 <text:s text:c="5"/></text:p>
          </table:table-cell>
          <table:table-cell table:style-name="ce102" table:formula="of:=[.O237]+[.R237]" office:value-type="float" office:value="632" calcext:value-type="float">
            <text:p>632</text:p>
          </table:table-cell>
          <table:table-cell table:style-name="ce106" table:formula="of:=[.W237]/2" office:value-type="float" office:value="316" calcext:value-type="float">
            <text:p>316</text:p>
          </table:table-cell>
          <table:table-cell table:style-name="ce95" table:formula="of:=[.X237]*100/[.Y$2]" office:value-type="float" office:value="80.1013941698352" calcext:value-type="float">
            <text:p><text:s/>80.1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1" calcext:value-type="date">
            <text:p>8/21/2005</text:p>
          </table:table-cell>
          <table:table-cell office:value-type="float" office:value="34" calcext:value-type="float">
            <text:p>34</text:p>
          </table:table-cell>
          <table:table-cell table:style-name="ce84" office:value-type="float" office:value="7.312" calcext:value-type="float">
            <text:p><text:s/>7.31 <text:s text:c="5"/></text:p>
          </table:table-cell>
          <table:table-cell table:style-name="ce84" office:value-type="float" office:value="29.875" calcext:value-type="float">
            <text:p><text:s/>29.88 <text:s text:c="5"/></text:p>
          </table:table-cell>
          <table:table-cell table:style-name="ce84" office:value-type="float" office:value="17.5967291666667" calcext:value-type="float">
            <text:p><text:s/>17.60 <text:s text:c="5"/></text:p>
          </table:table-cell>
          <table:table-cell table:style-name="ce84" table:formula="of:=([.D238]+[.C238])/2" office:value-type="float" office:value="18.5935" calcext:value-type="float">
            <text:p><text:s/>18.59 <text:s text:c="5"/></text:p>
          </table:table-cell>
          <table:table-cell table:style-name="ce84" table:formula="of:=ABS([.E238]-[.F238])" office:value-type="float" office:value="0.996770833333297" calcext:value-type="float">
            <text:p><text:s/>1.00 <text:s text:c="5"/></text:p>
          </table:table-cell>
          <table:table-cell table:formula="of:=ABS([.G238]*100/[.E238])" office:value-type="float" office:value="5.66452335483727" calcext:value-type="float">
            <text:p><text:s/>5.6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8]&gt;=[.$L$4];1;0)" office:value-type="float" office:value="1" calcext:value-type="float">
            <text:p>1</text:p>
          </table:table-cell>
          <table:table-cell table:style-name="ce95" table:formula="of:=IF([.E238]&gt;[.K$4];[.E238]-[.K$4];0)" office:value-type="float" office:value="7.5967291666667" calcext:value-type="float">
            <text:p><text:s/>7.60 <text:s text:c="5"/></text:p>
          </table:table-cell>
          <table:table-cell table:style-name="ce84" table:formula="of:=[.L237]+([.K238]*[.J238])" office:value-type="float" office:value="684.580122820246" calcext:value-type="float">
            <text:p><text:s/>684.5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37]+[.N238]" office:value-type="float" office:value="315" calcext:value-type="float">
            <text:p>315</text:p>
          </table:table-cell>
          <table:table-cell table:formula="of:=[.O238]*100/[.O$3]" office:value-type="float" office:value="166.666666666667" calcext:value-type="float">
            <text:p><text:s/>166.67 <text:s text:c="5"/></text:p>
          </table:table-cell>
          <table:table-cell/>
          <table:table-cell table:style-name="ce102" table:formula="of:=[.R237]+[.Q238]" office:value-type="float" office:value="317" calcext:value-type="float">
            <text:p>317</text:p>
          </table:table-cell>
          <table:table-cell table:formula="of:=[.R238]*100/[.R$3]" office:value-type="float" office:value="81.701030927835" calcext:value-type="float">
            <text:p><text:s/>81.70 <text:s text:c="5"/></text:p>
          </table:table-cell>
          <table:table-cell/>
          <table:table-cell table:style-name="ce102" table:formula="of:=[.U237]+[.T238]" office:value-type="float" office:value="294" calcext:value-type="float">
            <text:p>294</text:p>
          </table:table-cell>
          <table:table-cell table:formula="of:=[.U238]*100/[.U$3]" office:value-type="float" office:value="77.3684210526316" calcext:value-type="float">
            <text:p><text:s/>77.37 <text:s text:c="5"/></text:p>
          </table:table-cell>
          <table:table-cell table:style-name="ce102" table:formula="of:=[.O238]+[.R238]" office:value-type="float" office:value="632" calcext:value-type="float">
            <text:p>632</text:p>
          </table:table-cell>
          <table:table-cell table:style-name="ce106" table:formula="of:=[.W238]/2" office:value-type="float" office:value="316" calcext:value-type="float">
            <text:p>316</text:p>
          </table:table-cell>
          <table:table-cell table:style-name="ce95" table:formula="of:=[.X238]*100/[.Y$2]" office:value-type="float" office:value="80.1013941698352" calcext:value-type="float">
            <text:p><text:s/>80.1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2" calcext:value-type="date">
            <text:p>8/22/2005</text:p>
          </table:table-cell>
          <table:table-cell office:value-type="float" office:value="35" calcext:value-type="float">
            <text:p>35</text:p>
          </table:table-cell>
          <table:table-cell table:style-name="ce84" office:value-type="float" office:value="7.938" calcext:value-type="float">
            <text:p><text:s/>7.94 <text:s text:c="5"/></text:p>
          </table:table-cell>
          <table:table-cell table:style-name="ce84" office:value-type="float" office:value="26.812" calcext:value-type="float">
            <text:p><text:s/>26.81 <text:s text:c="5"/></text:p>
          </table:table-cell>
          <table:table-cell table:style-name="ce84" office:value-type="float" office:value="17.6377708333333" calcext:value-type="float">
            <text:p><text:s/>17.64 <text:s text:c="5"/></text:p>
          </table:table-cell>
          <table:table-cell table:style-name="ce84" table:formula="of:=([.D239]+[.C239])/2" office:value-type="float" office:value="17.375" calcext:value-type="float">
            <text:p><text:s/>17.38 <text:s text:c="5"/></text:p>
          </table:table-cell>
          <table:table-cell table:style-name="ce84" table:formula="of:=ABS([.E239]-[.F239])" office:value-type="float" office:value="0.262770833333299" calcext:value-type="float">
            <text:p><text:s/>0.26 <text:s text:c="5"/></text:p>
          </table:table-cell>
          <table:table-cell table:formula="of:=ABS([.G239]*100/[.E239])" office:value-type="float" office:value="1.48981884284772" calcext:value-type="float">
            <text:p><text:s/>1.4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39]&gt;=[.$L$4];1;0)" office:value-type="float" office:value="1" calcext:value-type="float">
            <text:p>1</text:p>
          </table:table-cell>
          <table:table-cell table:style-name="ce95" table:formula="of:=IF([.E239]&gt;[.K$4];[.E239]-[.K$4];0)" office:value-type="float" office:value="7.6377708333333" calcext:value-type="float">
            <text:p><text:s/>7.64 <text:s text:c="5"/></text:p>
          </table:table-cell>
          <table:table-cell table:style-name="ce84" table:formula="of:=[.L238]+([.K239]*[.J239])" office:value-type="float" office:value="692.217893653579" calcext:value-type="float">
            <text:p><text:s/>692.2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table:formula="of:=[.O238]+[.N239]" office:value-type="float" office:value="341" calcext:value-type="float">
            <text:p>341</text:p>
          </table:table-cell>
          <table:table-cell table:formula="of:=[.O239]*100/[.O$3]" office:value-type="float" office:value="180.42328042328" calcext:value-type="float">
            <text:p><text:s/>180.42 <text:s text:c="5"/></text:p>
          </table:table-cell>
          <table:table-cell table:style-name="ce102" office:value-type="float" office:value="19" calcext:value-type="float">
            <text:p>19</text:p>
          </table:table-cell>
          <table:table-cell table:style-name="ce102" table:formula="of:=[.R238]+[.Q239]" office:value-type="float" office:value="336" calcext:value-type="float">
            <text:p>336</text:p>
          </table:table-cell>
          <table:table-cell table:formula="of:=[.R239]*100/[.R$3]" office:value-type="float" office:value="86.5979381443299" calcext:value-type="float">
            <text:p><text:s/>86.60 <text:s text:c="5"/>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table:formula="of:=[.U238]+[.T239]" office:value-type="float" office:value="318" calcext:value-type="float">
            <text:p>318</text:p>
          </table:table-cell>
          <table:table-cell table:formula="of:=[.U239]*100/[.U$3]" office:value-type="float" office:value="83.6842105263158" calcext:value-type="float">
            <text:p><text:s/>83.68 <text:s text:c="5"/></text:p>
          </table:table-cell>
          <table:table-cell table:style-name="ce102" table:formula="of:=[.O239]+[.R239]" office:value-type="float" office:value="677" calcext:value-type="float">
            <text:p>677</text:p>
          </table:table-cell>
          <table:table-cell table:style-name="ce106" table:formula="of:=[.W239]/2" office:value-type="float" office:value="338.5" calcext:value-type="float">
            <text:p>339</text:p>
          </table:table-cell>
          <table:table-cell table:style-name="ce95" table:formula="of:=[.X239]*100/[.Y$2]" office:value-type="float" office:value="85.8048162230672" calcext:value-type="float">
            <text:p><text:s/>85.8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3" calcext:value-type="date">
            <text:p>8/23/2005</text:p>
          </table:table-cell>
          <table:table-cell office:value-type="float" office:value="35" calcext:value-type="float">
            <text:p>35</text:p>
          </table:table-cell>
          <table:table-cell table:style-name="ce84" office:value-type="float" office:value="10.625" calcext:value-type="float">
            <text:p><text:s/>10.63 <text:s text:c="5"/></text:p>
          </table:table-cell>
          <table:table-cell table:style-name="ce84" office:value-type="float" office:value="24.625" calcext:value-type="float">
            <text:p><text:s/>24.63 <text:s text:c="5"/></text:p>
          </table:table-cell>
          <table:table-cell table:style-name="ce84" office:value-type="float" office:value="17.7093541666667" calcext:value-type="float">
            <text:p><text:s/>17.71 <text:s text:c="5"/></text:p>
          </table:table-cell>
          <table:table-cell table:style-name="ce84" table:formula="of:=([.D240]+[.C240])/2" office:value-type="float" office:value="17.625" calcext:value-type="float">
            <text:p><text:s/>17.63 <text:s text:c="5"/></text:p>
          </table:table-cell>
          <table:table-cell table:style-name="ce84" table:formula="of:=ABS([.E240]-[.F240])" office:value-type="float" office:value="0.0843541666666994" calcext:value-type="float">
            <text:p><text:s/>0.08 <text:s text:c="5"/></text:p>
          </table:table-cell>
          <table:table-cell table:formula="of:=ABS([.G240]*100/[.E240])" office:value-type="float" office:value="0.476325482413551" calcext:value-type="float">
            <text:p><text:s/>0.4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0]&gt;=[.$L$4];1;0)" office:value-type="float" office:value="1" calcext:value-type="float">
            <text:p>1</text:p>
          </table:table-cell>
          <table:table-cell table:style-name="ce95" table:formula="of:=IF([.E240]&gt;[.K$4];[.E240]-[.K$4];0)" office:value-type="float" office:value="7.7093541666667" calcext:value-type="float">
            <text:p><text:s/>7.71 <text:s text:c="5"/></text:p>
          </table:table-cell>
          <table:table-cell table:style-name="ce84" table:formula="of:=[.L239]+([.K240]*[.J240])" office:value-type="float" office:value="699.927247820246" calcext:value-type="float">
            <text:p><text:s/>699.9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39]+[.N240]" office:value-type="float" office:value="341" calcext:value-type="float">
            <text:p>341</text:p>
          </table:table-cell>
          <table:table-cell table:formula="of:=[.O240]*100/[.O$3]" office:value-type="float" office:value="180.42328042328" calcext:value-type="float">
            <text:p><text:s/>180.42 <text:s text:c="5"/></text:p>
          </table:table-cell>
          <table:table-cell/>
          <table:table-cell table:style-name="ce102" table:formula="of:=[.R239]+[.Q240]" office:value-type="float" office:value="336" calcext:value-type="float">
            <text:p>336</text:p>
          </table:table-cell>
          <table:table-cell table:formula="of:=[.R240]*100/[.R$3]" office:value-type="float" office:value="86.5979381443299" calcext:value-type="float">
            <text:p><text:s/>86.60 <text:s text:c="5"/></text:p>
          </table:table-cell>
          <table:table-cell/>
          <table:table-cell table:style-name="ce102" table:formula="of:=[.U239]+[.T240]" office:value-type="float" office:value="318" calcext:value-type="float">
            <text:p>318</text:p>
          </table:table-cell>
          <table:table-cell table:formula="of:=[.U240]*100/[.U$3]" office:value-type="float" office:value="83.6842105263158" calcext:value-type="float">
            <text:p><text:s/>83.68 <text:s text:c="5"/></text:p>
          </table:table-cell>
          <table:table-cell table:style-name="ce102" table:formula="of:=[.O240]+[.R240]" office:value-type="float" office:value="677" calcext:value-type="float">
            <text:p>677</text:p>
          </table:table-cell>
          <table:table-cell table:style-name="ce106" table:formula="of:=[.W240]/2" office:value-type="float" office:value="338.5" calcext:value-type="float">
            <text:p>339</text:p>
          </table:table-cell>
          <table:table-cell table:style-name="ce95" table:formula="of:=[.X240]*100/[.Y$2]" office:value-type="float" office:value="85.8048162230672" calcext:value-type="float">
            <text:p><text:s/>85.8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4" calcext:value-type="date">
            <text:p>8/24/2005</text:p>
          </table:table-cell>
          <table:table-cell office:value-type="float" office:value="35" calcext:value-type="float">
            <text:p>35</text:p>
          </table:table-cell>
          <table:table-cell table:style-name="ce84" office:value-type="float" office:value="12.812" calcext:value-type="float">
            <text:p><text:s/>12.81 <text:s text:c="5"/></text:p>
          </table:table-cell>
          <table:table-cell table:style-name="ce84" office:value-type="float" office:value="30.75" calcext:value-type="float">
            <text:p><text:s/>30.75 <text:s text:c="5"/></text:p>
          </table:table-cell>
          <table:table-cell table:style-name="ce84" office:value-type="float" office:value="17.730125" calcext:value-type="float">
            <text:p><text:s/>17.73 <text:s text:c="5"/></text:p>
          </table:table-cell>
          <table:table-cell table:style-name="ce84" table:formula="of:=([.D241]+[.C241])/2" office:value-type="float" office:value="21.781" calcext:value-type="float">
            <text:p><text:s/>21.78 <text:s text:c="5"/></text:p>
          </table:table-cell>
          <table:table-cell table:style-name="ce84" table:formula="of:=ABS([.E241]-[.F241])" office:value-type="float" office:value="4.050875" calcext:value-type="float">
            <text:p><text:s/>4.05 <text:s text:c="5"/></text:p>
          </table:table-cell>
          <table:table-cell table:formula="of:=ABS([.G241]*100/[.E241])" office:value-type="float" office:value="22.847413653316" calcext:value-type="float">
            <text:p><text:s/>22.8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1]&gt;=[.$L$4];1;0)" office:value-type="float" office:value="1" calcext:value-type="float">
            <text:p>1</text:p>
          </table:table-cell>
          <table:table-cell table:style-name="ce95" table:formula="of:=IF([.E241]&gt;[.K$4];[.E241]-[.K$4];0)" office:value-type="float" office:value="7.730125" calcext:value-type="float">
            <text:p><text:s/>7.73 <text:s text:c="5"/></text:p>
          </table:table-cell>
          <table:table-cell table:style-name="ce84" table:formula="of:=[.L240]+([.K241]*[.J241])" office:value-type="float" office:value="707.657372820246" calcext:value-type="float">
            <text:p><text:s/>707.66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7" calcext:value-type="float">
            <text:p>17</text:p>
          </table:table-cell>
          <table:table-cell table:style-name="ce102" table:formula="of:=[.O240]+[.N241]" office:value-type="float" office:value="358" calcext:value-type="float">
            <text:p>358</text:p>
          </table:table-cell>
          <table:table-cell table:formula="of:=[.O241]*100/[.O$3]" office:value-type="float" office:value="189.417989417989" calcext:value-type="float">
            <text:p><text:s/>189.42 <text:s text:c="5"/>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table:formula="of:=[.R240]+[.Q241]" office:value-type="float" office:value="348" calcext:value-type="float">
            <text:p>348</text:p>
          </table:table-cell>
          <table:table-cell table:formula="of:=[.R241]*100/[.R$3]" office:value-type="float" office:value="89.6907216494845" calcext:value-type="float">
            <text:p><text:s/>89.69 <text:s text:c="5"/>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table:formula="of:=[.U240]+[.T241]" office:value-type="float" office:value="342" calcext:value-type="float">
            <text:p>342</text:p>
          </table:table-cell>
          <table:table-cell table:formula="of:=[.U241]*100/[.U$3]" office:value-type="float" office:value="90" calcext:value-type="float">
            <text:p><text:s/>90.00 <text:s text:c="5"/></text:p>
          </table:table-cell>
          <table:table-cell table:style-name="ce102" table:formula="of:=[.O241]+[.R241]" office:value-type="float" office:value="706" calcext:value-type="float">
            <text:p>706</text:p>
          </table:table-cell>
          <table:table-cell table:style-name="ce106" table:formula="of:=[.W241]/2" office:value-type="float" office:value="353" calcext:value-type="float">
            <text:p>353</text:p>
          </table:table-cell>
          <table:table-cell table:style-name="ce95" table:formula="of:=[.X241]*100/[.Y$2]" office:value-type="float" office:value="89.4803548795944" calcext:value-type="float">
            <text:p><text:s/>89.4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5" calcext:value-type="date">
            <text:p>8/25/2005</text:p>
          </table:table-cell>
          <table:table-cell office:value-type="float" office:value="35" calcext:value-type="float">
            <text:p>35</text:p>
          </table:table-cell>
          <table:table-cell table:style-name="ce84" office:value-type="float" office:value="10.625" calcext:value-type="float">
            <text:p><text:s/>10.63 <text:s text:c="5"/></text:p>
          </table:table-cell>
          <table:table-cell table:style-name="ce84" office:value-type="float" office:value="30.188" calcext:value-type="float">
            <text:p><text:s/>30.19 <text:s text:c="5"/></text:p>
          </table:table-cell>
          <table:table-cell table:style-name="ce84" office:value-type="float" office:value="18.7493020833333" calcext:value-type="float">
            <text:p><text:s/>18.75 <text:s text:c="5"/></text:p>
          </table:table-cell>
          <table:table-cell table:style-name="ce84" table:formula="of:=([.D242]+[.C242])/2" office:value-type="float" office:value="20.4065" calcext:value-type="float">
            <text:p><text:s/>20.41 <text:s text:c="5"/></text:p>
          </table:table-cell>
          <table:table-cell table:style-name="ce84" table:formula="of:=ABS([.E242]-[.F242])" office:value-type="float" office:value="1.6571979166667" calcext:value-type="float">
            <text:p><text:s/>1.66 <text:s text:c="5"/></text:p>
          </table:table-cell>
          <table:table-cell table:formula="of:=ABS([.G242]*100/[.E242])" office:value-type="float" office:value="8.83871788561038" calcext:value-type="float">
            <text:p><text:s/>8.8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2]&gt;=[.$L$4];1;0)" office:value-type="float" office:value="1" calcext:value-type="float">
            <text:p>1</text:p>
          </table:table-cell>
          <table:table-cell table:style-name="ce95" table:formula="of:=IF([.E242]&gt;[.K$4];[.E242]-[.K$4];0)" office:value-type="float" office:value="8.7493020833333" calcext:value-type="float">
            <text:p><text:s/>8.75 <text:s text:c="5"/></text:p>
          </table:table-cell>
          <table:table-cell table:style-name="ce84" table:formula="of:=[.L241]+([.K242]*[.J242])" office:value-type="float" office:value="716.406674903579" calcext:value-type="float">
            <text:p><text:s/>716.4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41]+[.N242]" office:value-type="float" office:value="358" calcext:value-type="float">
            <text:p>358</text:p>
          </table:table-cell>
          <table:table-cell table:formula="of:=[.O242]*100/[.O$3]" office:value-type="float" office:value="189.417989417989" calcext:value-type="float">
            <text:p><text:s/>189.42 <text:s text:c="5"/></text:p>
          </table:table-cell>
          <table:table-cell/>
          <table:table-cell table:style-name="ce102" table:formula="of:=[.R241]+[.Q242]" office:value-type="float" office:value="348" calcext:value-type="float">
            <text:p>348</text:p>
          </table:table-cell>
          <table:table-cell table:formula="of:=[.R242]*100/[.R$3]" office:value-type="float" office:value="89.6907216494845" calcext:value-type="float">
            <text:p><text:s/>89.69 <text:s text:c="5"/></text:p>
          </table:table-cell>
          <table:table-cell/>
          <table:table-cell table:style-name="ce102" table:formula="of:=[.U241]+[.T242]" office:value-type="float" office:value="342" calcext:value-type="float">
            <text:p>342</text:p>
          </table:table-cell>
          <table:table-cell table:formula="of:=[.U242]*100/[.U$3]" office:value-type="float" office:value="90" calcext:value-type="float">
            <text:p><text:s/>90.00 <text:s text:c="5"/></text:p>
          </table:table-cell>
          <table:table-cell table:style-name="ce102" table:formula="of:=[.O242]+[.R242]" office:value-type="float" office:value="706" calcext:value-type="float">
            <text:p>706</text:p>
          </table:table-cell>
          <table:table-cell table:style-name="ce106" table:formula="of:=[.W242]/2" office:value-type="float" office:value="353" calcext:value-type="float">
            <text:p>353</text:p>
          </table:table-cell>
          <table:table-cell table:style-name="ce95" table:formula="of:=[.X242]*100/[.Y$2]" office:value-type="float" office:value="89.4803548795944" calcext:value-type="float">
            <text:p><text:s/>89.4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6" calcext:value-type="date">
            <text:p>8/26/2005</text:p>
          </table:table-cell>
          <table:table-cell office:value-type="float" office:value="35" calcext:value-type="float">
            <text:p>35</text:p>
          </table:table-cell>
          <table:table-cell table:style-name="ce84" office:value-type="float" office:value="8.938" calcext:value-type="float">
            <text:p><text:s/>8.94 <text:s text:c="5"/></text:p>
          </table:table-cell>
          <table:table-cell table:style-name="ce84" office:value-type="float" office:value="23.812" calcext:value-type="float">
            <text:p><text:s/>23.81 <text:s text:c="5"/></text:p>
          </table:table-cell>
          <table:table-cell table:style-name="ce84" office:value-type="float" office:value="16.2346770833333" calcext:value-type="float">
            <text:p><text:s/>16.23 <text:s text:c="5"/></text:p>
          </table:table-cell>
          <table:table-cell table:style-name="ce84" table:formula="of:=([.D243]+[.C243])/2" office:value-type="float" office:value="16.375" calcext:value-type="float">
            <text:p><text:s/>16.38 <text:s text:c="5"/></text:p>
          </table:table-cell>
          <table:table-cell table:style-name="ce84" table:formula="of:=ABS([.E243]-[.F243])" office:value-type="float" office:value="0.140322916666701" calcext:value-type="float">
            <text:p><text:s/>0.14 <text:s text:c="5"/></text:p>
          </table:table-cell>
          <table:table-cell table:formula="of:=ABS([.G243]*100/[.E243])" office:value-type="float" office:value="0.864340669952457" calcext:value-type="float">
            <text:p><text:s/>0.8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3]&gt;=[.$L$4];1;0)" office:value-type="float" office:value="1" calcext:value-type="float">
            <text:p>1</text:p>
          </table:table-cell>
          <table:table-cell table:style-name="ce95" table:formula="of:=IF([.E243]&gt;[.K$4];[.E243]-[.K$4];0)" office:value-type="float" office:value="6.2346770833333" calcext:value-type="float">
            <text:p><text:s/>6.23 <text:s text:c="5"/></text:p>
          </table:table-cell>
          <table:table-cell table:style-name="ce84" table:formula="of:=[.L242]+([.K243]*[.J243])" office:value-type="float" office:value="722.641351986913" calcext:value-type="float">
            <text:p><text:s/>722.64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7" calcext:value-type="float">
            <text:p>7</text:p>
          </table:table-cell>
          <table:table-cell table:style-name="ce102" table:formula="of:=[.O242]+[.N243]" office:value-type="float" office:value="365" calcext:value-type="float">
            <text:p>365</text:p>
          </table:table-cell>
          <table:table-cell table:formula="of:=[.O243]*100/[.O$3]" office:value-type="float" office:value="193.121693121693" calcext:value-type="float">
            <text:p><text:s/>193.12 <text:s text:c="5"/>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formula="of:=[.R242]+[.Q243]" office:value-type="float" office:value="353" calcext:value-type="float">
            <text:p>353</text:p>
          </table:table-cell>
          <table:table-cell table:formula="of:=[.R243]*100/[.R$3]" office:value-type="float" office:value="90.979381443299" calcext:value-type="float">
            <text:p><text:s/>90.98 <text:s text:c="5"/>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U242]+[.T243]" office:value-type="float" office:value="348" calcext:value-type="float">
            <text:p>348</text:p>
          </table:table-cell>
          <table:table-cell table:formula="of:=[.U243]*100/[.U$3]" office:value-type="float" office:value="91.5789473684211" calcext:value-type="float">
            <text:p><text:s/>91.58 <text:s text:c="5"/></text:p>
          </table:table-cell>
          <table:table-cell table:style-name="ce102" table:formula="of:=[.O243]+[.R243]" office:value-type="float" office:value="718" calcext:value-type="float">
            <text:p>718</text:p>
          </table:table-cell>
          <table:table-cell table:style-name="ce106" table:formula="of:=[.W243]/2" office:value-type="float" office:value="359" calcext:value-type="float">
            <text:p>359</text:p>
          </table:table-cell>
          <table:table-cell table:style-name="ce95" table:formula="of:=[.X243]*100/[.Y$2]" office:value-type="float" office:value="91.001267427123" calcext:value-type="float">
            <text:p><text:s/>91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7" calcext:value-type="date">
            <text:p>8/27/2005</text:p>
          </table:table-cell>
          <table:table-cell office:value-type="float" office:value="35" calcext:value-type="float">
            <text:p>35</text:p>
          </table:table-cell>
          <table:table-cell table:style-name="ce84" office:value-type="float" office:value="6.625" calcext:value-type="float">
            <text:p><text:s/>6.63 <text:s text:c="5"/></text:p>
          </table:table-cell>
          <table:table-cell table:style-name="ce84" office:value-type="float" office:value="26.375" calcext:value-type="float">
            <text:p><text:s/>26.38 <text:s text:c="5"/></text:p>
          </table:table-cell>
          <table:table-cell table:style-name="ce84" office:value-type="float" office:value="14.03621875" calcext:value-type="float">
            <text:p><text:s/>14.04 <text:s text:c="5"/></text:p>
          </table:table-cell>
          <table:table-cell table:style-name="ce84" table:formula="of:=([.D244]+[.C244])/2" office:value-type="float" office:value="16.5" calcext:value-type="float">
            <text:p><text:s/>16.50 <text:s text:c="5"/></text:p>
          </table:table-cell>
          <table:table-cell table:style-name="ce84" table:formula="of:=ABS([.E244]-[.F244])" office:value-type="float" office:value="2.46378125" calcext:value-type="float">
            <text:p><text:s/>2.46 <text:s text:c="5"/></text:p>
          </table:table-cell>
          <table:table-cell table:formula="of:=ABS([.G244]*100/[.E244])" office:value-type="float" office:value="17.553026879123" calcext:value-type="float">
            <text:p><text:s/>17.5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4]&gt;=[.$L$4];1;0)" office:value-type="float" office:value="1" calcext:value-type="float">
            <text:p>1</text:p>
          </table:table-cell>
          <table:table-cell table:style-name="ce95" table:formula="of:=IF([.E244]&gt;[.K$4];[.E244]-[.K$4];0)" office:value-type="float" office:value="4.03621875" calcext:value-type="float">
            <text:p><text:s/>4.04 <text:s text:c="5"/></text:p>
          </table:table-cell>
          <table:table-cell table:style-name="ce84" table:formula="of:=[.L243]+([.K244]*[.J244])" office:value-type="float" office:value="726.677570736913" calcext:value-type="float">
            <text:p><text:s/>726.6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43]+[.N244]" office:value-type="float" office:value="365" calcext:value-type="float">
            <text:p>365</text:p>
          </table:table-cell>
          <table:table-cell table:formula="of:=[.O244]*100/[.O$3]" office:value-type="float" office:value="193.121693121693" calcext:value-type="float">
            <text:p><text:s/>193.12 <text:s text:c="5"/></text:p>
          </table:table-cell>
          <table:table-cell/>
          <table:table-cell table:style-name="ce102" table:formula="of:=[.R243]+[.Q244]" office:value-type="float" office:value="353" calcext:value-type="float">
            <text:p>353</text:p>
          </table:table-cell>
          <table:table-cell table:formula="of:=[.R244]*100/[.R$3]" office:value-type="float" office:value="90.979381443299" calcext:value-type="float">
            <text:p><text:s/>90.98 <text:s text:c="5"/></text:p>
          </table:table-cell>
          <table:table-cell/>
          <table:table-cell table:style-name="ce102" table:formula="of:=[.U243]+[.T244]" office:value-type="float" office:value="348" calcext:value-type="float">
            <text:p>348</text:p>
          </table:table-cell>
          <table:table-cell table:formula="of:=[.U244]*100/[.U$3]" office:value-type="float" office:value="91.5789473684211" calcext:value-type="float">
            <text:p><text:s/>91.58 <text:s text:c="5"/></text:p>
          </table:table-cell>
          <table:table-cell table:style-name="ce102" table:formula="of:=[.O244]+[.R244]" office:value-type="float" office:value="718" calcext:value-type="float">
            <text:p>718</text:p>
          </table:table-cell>
          <table:table-cell table:style-name="ce106" table:formula="of:=[.W244]/2" office:value-type="float" office:value="359" calcext:value-type="float">
            <text:p>359</text:p>
          </table:table-cell>
          <table:table-cell table:style-name="ce95" table:formula="of:=[.X244]*100/[.Y$2]" office:value-type="float" office:value="91.001267427123" calcext:value-type="float">
            <text:p><text:s/>91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8" calcext:value-type="date">
            <text:p>8/28/2005</text:p>
          </table:table-cell>
          <table:table-cell office:value-type="float" office:value="35" calcext:value-type="float">
            <text:p>35</text:p>
          </table:table-cell>
          <table:table-cell table:style-name="ce84" office:value-type="float" office:value="7.812" calcext:value-type="float">
            <text:p><text:s/>7.81 <text:s text:c="5"/></text:p>
          </table:table-cell>
          <table:table-cell table:style-name="ce84" office:value-type="float" office:value="28.875" calcext:value-type="float">
            <text:p><text:s/>28.88 <text:s text:c="5"/></text:p>
          </table:table-cell>
          <table:table-cell table:style-name="ce84" office:value-type="float" office:value="15.8591666666667" calcext:value-type="float">
            <text:p><text:s/>15.86 <text:s text:c="5"/></text:p>
          </table:table-cell>
          <table:table-cell table:style-name="ce84" table:formula="of:=([.D245]+[.C245])/2" office:value-type="float" office:value="18.3435" calcext:value-type="float">
            <text:p><text:s/>18.34 <text:s text:c="5"/></text:p>
          </table:table-cell>
          <table:table-cell table:style-name="ce84" table:formula="of:=ABS([.E245]-[.F245])" office:value-type="float" office:value="2.4843333333333" calcext:value-type="float">
            <text:p><text:s/>2.48 <text:s text:c="5"/></text:p>
          </table:table-cell>
          <table:table-cell table:formula="of:=ABS([.G245]*100/[.E245])" office:value-type="float" office:value="15.6649676843043" calcext:value-type="float">
            <text:p><text:s/>15.6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5]&gt;=[.$L$4];1;0)" office:value-type="float" office:value="1" calcext:value-type="float">
            <text:p>1</text:p>
          </table:table-cell>
          <table:table-cell table:style-name="ce95" table:formula="of:=IF([.E245]&gt;[.K$4];[.E245]-[.K$4];0)" office:value-type="float" office:value="5.8591666666667" calcext:value-type="float">
            <text:p><text:s/>5.86 <text:s text:c="5"/></text:p>
          </table:table-cell>
          <table:table-cell table:style-name="ce84" table:formula="of:=[.L244]+([.K245]*[.J245])" office:value-type="float" office:value="732.536737403579" calcext:value-type="float">
            <text:p><text:s/>732.54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O244]+[.N245]" office:value-type="float" office:value="369" calcext:value-type="float">
            <text:p>369</text:p>
          </table:table-cell>
          <table:table-cell table:formula="of:=[.O245]*100/[.O$3]" office:value-type="float" office:value="195.238095238095" calcext:value-type="float">
            <text:p><text:s/>195.24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R244]+[.Q245]" office:value-type="float" office:value="356" calcext:value-type="float">
            <text:p>356</text:p>
          </table:table-cell>
          <table:table-cell table:formula="of:=[.R245]*100/[.R$3]" office:value-type="float" office:value="91.7525773195876" calcext:value-type="float">
            <text:p><text:s/>91.75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U244]+[.T245]" office:value-type="float" office:value="352" calcext:value-type="float">
            <text:p>352</text:p>
          </table:table-cell>
          <table:table-cell table:formula="of:=[.U245]*100/[.U$3]" office:value-type="float" office:value="92.6315789473684" calcext:value-type="float">
            <text:p><text:s/>92.63 <text:s text:c="5"/></text:p>
          </table:table-cell>
          <table:table-cell table:style-name="ce102" table:formula="of:=[.O245]+[.R245]" office:value-type="float" office:value="725" calcext:value-type="float">
            <text:p>725</text:p>
          </table:table-cell>
          <table:table-cell table:style-name="ce106" table:formula="of:=[.W245]/2" office:value-type="float" office:value="362.5" calcext:value-type="float">
            <text:p>363</text:p>
          </table:table-cell>
          <table:table-cell table:style-name="ce95" table:formula="of:=[.X245]*100/[.Y$2]" office:value-type="float" office:value="91.8884664131813" calcext:value-type="float">
            <text:p><text:s/>91.8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29" calcext:value-type="date">
            <text:p>8/29/2005</text:p>
          </table:table-cell>
          <table:table-cell office:value-type="float" office:value="36" calcext:value-type="float">
            <text:p>36</text:p>
          </table:table-cell>
          <table:table-cell table:style-name="ce84" office:value-type="float" office:value="10" calcext:value-type="float">
            <text:p><text:s/>10.00 <text:s text:c="5"/></text:p>
          </table:table-cell>
          <table:table-cell table:style-name="ce84" office:value-type="float" office:value="34.375" calcext:value-type="float">
            <text:p><text:s/>34.38 <text:s text:c="5"/></text:p>
          </table:table-cell>
          <table:table-cell table:style-name="ce84" office:value-type="float" office:value="18.5207604166667" calcext:value-type="float">
            <text:p><text:s/>18.52 <text:s text:c="5"/></text:p>
          </table:table-cell>
          <table:table-cell table:style-name="ce84" table:formula="of:=([.D246]+[.C246])/2" office:value-type="float" office:value="22.1875" calcext:value-type="float">
            <text:p><text:s/>22.19 <text:s text:c="5"/></text:p>
          </table:table-cell>
          <table:table-cell table:style-name="ce84" table:formula="of:=ABS([.E246]-[.F246])" office:value-type="float" office:value="3.6667395833333" calcext:value-type="float">
            <text:p><text:s/>3.67 <text:s text:c="5"/></text:p>
          </table:table-cell>
          <table:table-cell table:formula="of:=ABS([.G246]*100/[.E246])" office:value-type="float" office:value="19.7979969549934" calcext:value-type="float">
            <text:p><text:s/>19.8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6]&gt;=[.$L$4];1;0)" office:value-type="float" office:value="1" calcext:value-type="float">
            <text:p>1</text:p>
          </table:table-cell>
          <table:table-cell table:style-name="ce95" table:formula="of:=IF([.E246]&gt;[.K$4];[.E246]-[.K$4];0)" office:value-type="float" office:value="8.5207604166667" calcext:value-type="float">
            <text:p><text:s/>8.52 <text:s text:c="5"/></text:p>
          </table:table-cell>
          <table:table-cell table:style-name="ce84" table:formula="of:=[.L245]+([.K246]*[.J246])" office:value-type="float" office:value="741.057497820246" calcext:value-type="float">
            <text:p><text:s/>741.0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45]+[.N246]" office:value-type="float" office:value="369" calcext:value-type="float">
            <text:p>369</text:p>
          </table:table-cell>
          <table:table-cell table:formula="of:=[.O246]*100/[.O$3]" office:value-type="float" office:value="195.238095238095" calcext:value-type="float">
            <text:p><text:s/>195.24 <text:s text:c="5"/></text:p>
          </table:table-cell>
          <table:table-cell/>
          <table:table-cell table:style-name="ce102" table:formula="of:=[.R245]+[.Q246]" office:value-type="float" office:value="356" calcext:value-type="float">
            <text:p>356</text:p>
          </table:table-cell>
          <table:table-cell table:formula="of:=[.R246]*100/[.R$3]" office:value-type="float" office:value="91.7525773195876" calcext:value-type="float">
            <text:p><text:s/>91.75 <text:s text:c="5"/></text:p>
          </table:table-cell>
          <table:table-cell/>
          <table:table-cell table:style-name="ce102" table:formula="of:=[.U245]+[.T246]" office:value-type="float" office:value="352" calcext:value-type="float">
            <text:p>352</text:p>
          </table:table-cell>
          <table:table-cell table:formula="of:=[.U246]*100/[.U$3]" office:value-type="float" office:value="92.6315789473684" calcext:value-type="float">
            <text:p><text:s/>92.63 <text:s text:c="5"/></text:p>
          </table:table-cell>
          <table:table-cell table:style-name="ce102" table:formula="of:=[.O246]+[.R246]" office:value-type="float" office:value="725" calcext:value-type="float">
            <text:p>725</text:p>
          </table:table-cell>
          <table:table-cell table:style-name="ce106" table:formula="of:=[.W246]/2" office:value-type="float" office:value="362.5" calcext:value-type="float">
            <text:p>363</text:p>
          </table:table-cell>
          <table:table-cell table:style-name="ce95" table:formula="of:=[.X246]*100/[.Y$2]" office:value-type="float" office:value="91.8884664131813" calcext:value-type="float">
            <text:p><text:s/>91.8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30" calcext:value-type="date">
            <text:p>8/30/2005</text:p>
          </table:table-cell>
          <table:table-cell office:value-type="float" office:value="36" calcext:value-type="float">
            <text:p>36</text:p>
          </table:table-cell>
          <table:table-cell table:style-name="ce84" office:value-type="float" office:value="12.438" calcext:value-type="float">
            <text:p><text:s/>12.44 <text:s text:c="5"/></text:p>
          </table:table-cell>
          <table:table-cell table:style-name="ce84" office:value-type="float" office:value="31.438" calcext:value-type="float">
            <text:p><text:s/>31.44 <text:s text:c="5"/></text:p>
          </table:table-cell>
          <table:table-cell table:style-name="ce84" office:value-type="float" office:value="20.3539270833333" calcext:value-type="float">
            <text:p><text:s/>20.35 <text:s text:c="5"/></text:p>
          </table:table-cell>
          <table:table-cell table:style-name="ce84" table:formula="of:=([.D247]+[.C247])/2" office:value-type="float" office:value="21.938" calcext:value-type="float">
            <text:p><text:s/>21.94 <text:s text:c="5"/></text:p>
          </table:table-cell>
          <table:table-cell table:style-name="ce84" table:formula="of:=ABS([.E247]-[.F247])" office:value-type="float" office:value="1.5840729166667" calcext:value-type="float">
            <text:p><text:s/>1.58 <text:s text:c="5"/></text:p>
          </table:table-cell>
          <table:table-cell table:formula="of:=ABS([.G247]*100/[.E247])" office:value-type="float" office:value="7.78264022555042" calcext:value-type="float">
            <text:p><text:s/>7.7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7]&gt;=[.$L$4];1;0)" office:value-type="float" office:value="1" calcext:value-type="float">
            <text:p>1</text:p>
          </table:table-cell>
          <table:table-cell table:style-name="ce95" table:formula="of:=IF([.E247]&gt;[.K$4];[.E247]-[.K$4];0)" office:value-type="float" office:value="10.3539270833333" calcext:value-type="float">
            <text:p><text:s/>10.35 <text:s text:c="5"/></text:p>
          </table:table-cell>
          <table:table-cell table:style-name="ce84" table:formula="of:=[.L246]+([.K247]*[.J247])" office:value-type="float" office:value="751.411424903579" calcext:value-type="float">
            <text:p><text:s/>751.41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46]+[.N247]" office:value-type="float" office:value="372" calcext:value-type="float">
            <text:p>372</text:p>
          </table:table-cell>
          <table:table-cell table:formula="of:=[.O247]*100/[.O$3]" office:value-type="float" office:value="196.825396825397" calcext:value-type="float">
            <text:p><text:s/>196.83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R246]+[.Q247]" office:value-type="float" office:value="360" calcext:value-type="float">
            <text:p>360</text:p>
          </table:table-cell>
          <table:table-cell table:formula="of:=[.R247]*100/[.R$3]" office:value-type="float" office:value="92.7835051546392" calcext:value-type="float">
            <text:p><text:s/>92.78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U246]+[.T247]" office:value-type="float" office:value="356" calcext:value-type="float">
            <text:p>356</text:p>
          </table:table-cell>
          <table:table-cell table:formula="of:=[.U247]*100/[.U$3]" office:value-type="float" office:value="93.6842105263158" calcext:value-type="float">
            <text:p><text:s/>93.68 <text:s text:c="5"/></text:p>
          </table:table-cell>
          <table:table-cell table:style-name="ce102" table:formula="of:=[.O247]+[.R247]" office:value-type="float" office:value="732" calcext:value-type="float">
            <text:p>732</text:p>
          </table:table-cell>
          <table:table-cell table:style-name="ce106" table:formula="of:=[.W247]/2" office:value-type="float" office:value="366" calcext:value-type="float">
            <text:p>366</text:p>
          </table:table-cell>
          <table:table-cell table:style-name="ce95" table:formula="of:=[.X247]*100/[.Y$2]" office:value-type="float" office:value="92.7756653992395" calcext:value-type="float">
            <text:p><text:s/>92.7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8-31" calcext:value-type="date">
            <text:p>8/31/2005</text:p>
          </table:table-cell>
          <table:table-cell office:value-type="float" office:value="36" calcext:value-type="float">
            <text:p>36</text:p>
          </table:table-cell>
          <table:table-cell table:style-name="ce84" office:value-type="float" office:value="9" calcext:value-type="float">
            <text:p><text:s/>9.00 <text:s text:c="5"/></text:p>
          </table:table-cell>
          <table:table-cell table:style-name="ce84" office:value-type="float" office:value="28.125" calcext:value-type="float">
            <text:p><text:s/>28.13 <text:s text:c="5"/></text:p>
          </table:table-cell>
          <table:table-cell table:style-name="ce84" office:value-type="float" office:value="16.72953125" calcext:value-type="float">
            <text:p><text:s/>16.73 <text:s text:c="5"/></text:p>
          </table:table-cell>
          <table:table-cell table:style-name="ce84" table:formula="of:=([.D248]+[.C248])/2" office:value-type="float" office:value="18.5625" calcext:value-type="float">
            <text:p><text:s/>18.56 <text:s text:c="5"/></text:p>
          </table:table-cell>
          <table:table-cell table:style-name="ce84" table:formula="of:=ABS([.E248]-[.F248])" office:value-type="float" office:value="1.83296875" calcext:value-type="float">
            <text:p><text:s/>1.83 <text:s text:c="5"/></text:p>
          </table:table-cell>
          <table:table-cell table:formula="of:=ABS([.G248]*100/[.E248])" office:value-type="float" office:value="10.9564860043523" calcext:value-type="float">
            <text:p><text:s/>10.9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8]&gt;=[.$L$4];1;0)" office:value-type="float" office:value="1" calcext:value-type="float">
            <text:p>1</text:p>
          </table:table-cell>
          <table:table-cell table:style-name="ce95" table:formula="of:=IF([.E248]&gt;[.K$4];[.E248]-[.K$4];0)" office:value-type="float" office:value="6.72953125" calcext:value-type="float">
            <text:p><text:s/>6.73 <text:s text:c="5"/></text:p>
          </table:table-cell>
          <table:table-cell table:style-name="ce84" table:formula="of:=[.L247]+([.K248]*[.J248])" office:value-type="float" office:value="758.140956153579" calcext:value-type="float">
            <text:p><text:s/>758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47]+[.N248]" office:value-type="float" office:value="372" calcext:value-type="float">
            <text:p>372</text:p>
          </table:table-cell>
          <table:table-cell table:formula="of:=[.O248]*100/[.O$3]" office:value-type="float" office:value="196.825396825397" calcext:value-type="float">
            <text:p><text:s/>196.83 <text:s text:c="5"/></text:p>
          </table:table-cell>
          <table:table-cell/>
          <table:table-cell table:style-name="ce102" table:formula="of:=[.R247]+[.Q248]" office:value-type="float" office:value="360" calcext:value-type="float">
            <text:p>360</text:p>
          </table:table-cell>
          <table:table-cell table:formula="of:=[.R248]*100/[.R$3]" office:value-type="float" office:value="92.7835051546392" calcext:value-type="float">
            <text:p><text:s/>92.78 <text:s text:c="5"/></text:p>
          </table:table-cell>
          <table:table-cell/>
          <table:table-cell table:style-name="ce102" table:formula="of:=[.U247]+[.T248]" office:value-type="float" office:value="356" calcext:value-type="float">
            <text:p>356</text:p>
          </table:table-cell>
          <table:table-cell table:formula="of:=[.U248]*100/[.U$3]" office:value-type="float" office:value="93.6842105263158" calcext:value-type="float">
            <text:p><text:s/>93.68 <text:s text:c="5"/></text:p>
          </table:table-cell>
          <table:table-cell table:style-name="ce102" table:formula="of:=[.O248]+[.R248]" office:value-type="float" office:value="732" calcext:value-type="float">
            <text:p>732</text:p>
          </table:table-cell>
          <table:table-cell table:style-name="ce106" table:formula="of:=[.W248]/2" office:value-type="float" office:value="366" calcext:value-type="float">
            <text:p>366</text:p>
          </table:table-cell>
          <table:table-cell table:style-name="ce95" table:formula="of:=[.X248]*100/[.Y$2]" office:value-type="float" office:value="92.7756653992395" calcext:value-type="float">
            <text:p><text:s/>92.7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1" calcext:value-type="date">
            <text:p>9/1/2005</text:p>
          </table:table-cell>
          <table:table-cell office:value-type="float" office:value="36" calcext:value-type="float">
            <text:p>36</text:p>
          </table:table-cell>
          <table:table-cell table:style-name="ce84" office:value-type="float" office:value="5.5" calcext:value-type="float">
            <text:p><text:s/>5.50 <text:s text:c="5"/></text:p>
          </table:table-cell>
          <table:table-cell table:style-name="ce84" office:value-type="float" office:value="30.375" calcext:value-type="float">
            <text:p><text:s/>30.38 <text:s text:c="5"/></text:p>
          </table:table-cell>
          <table:table-cell table:style-name="ce84" office:value-type="float" office:value="15.12725" calcext:value-type="float">
            <text:p><text:s/>15.13 <text:s text:c="5"/></text:p>
          </table:table-cell>
          <table:table-cell table:style-name="ce84" table:formula="of:=([.D249]+[.C249])/2" office:value-type="float" office:value="17.9375" calcext:value-type="float">
            <text:p><text:s/>17.94 <text:s text:c="5"/></text:p>
          </table:table-cell>
          <table:table-cell table:style-name="ce84" table:formula="of:=ABS([.E249]-[.F249])" office:value-type="float" office:value="2.81025" calcext:value-type="float">
            <text:p><text:s/>2.81 <text:s text:c="5"/></text:p>
          </table:table-cell>
          <table:table-cell table:formula="of:=ABS([.G249]*100/[.E249])" office:value-type="float" office:value="18.5774017088367" calcext:value-type="float">
            <text:p><text:s/>18.5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49]&gt;=[.$L$4];1;0)" office:value-type="float" office:value="1" calcext:value-type="float">
            <text:p>1</text:p>
          </table:table-cell>
          <table:table-cell table:style-name="ce95" table:formula="of:=IF([.E249]&gt;[.K$4];[.E249]-[.K$4];0)" office:value-type="float" office:value="5.12725" calcext:value-type="float">
            <text:p><text:s/>5.13 <text:s text:c="5"/></text:p>
          </table:table-cell>
          <table:table-cell table:style-name="ce84" table:formula="of:=[.L248]+([.K249]*[.J249])" office:value-type="float" office:value="763.268206153579" calcext:value-type="float">
            <text:p><text:s/>763.27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O248]+[.N249]" office:value-type="float" office:value="378" calcext:value-type="float">
            <text:p>378</text:p>
          </table:table-cell>
          <table:table-cell table:formula="of:=[.O249]*100/[.O$3]" office:value-type="float" office:value="200" calcext:value-type="float">
            <text:p><text:s/>200.00 <text:s text:c="5"/>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R248]+[.Q249]" office:value-type="float" office:value="366" calcext:value-type="float">
            <text:p>366</text:p>
          </table:table-cell>
          <table:table-cell table:formula="of:=[.R249]*100/[.R$3]" office:value-type="float" office:value="94.3298969072165" calcext:value-type="float">
            <text:p><text:s/>94.33 <text:s text:c="5"/>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formula="of:=[.U248]+[.T249]" office:value-type="float" office:value="361" calcext:value-type="float">
            <text:p>361</text:p>
          </table:table-cell>
          <table:table-cell table:formula="of:=[.U249]*100/[.U$3]" office:value-type="float" office:value="95" calcext:value-type="float">
            <text:p><text:s/>95.00 <text:s text:c="5"/></text:p>
          </table:table-cell>
          <table:table-cell table:style-name="ce102" table:formula="of:=[.O249]+[.R249]" office:value-type="float" office:value="744" calcext:value-type="float">
            <text:p>744</text:p>
          </table:table-cell>
          <table:table-cell table:style-name="ce106" table:formula="of:=[.W249]/2" office:value-type="float" office:value="372" calcext:value-type="float">
            <text:p>372</text:p>
          </table:table-cell>
          <table:table-cell table:style-name="ce95" table:formula="of:=[.X249]*100/[.Y$2]" office:value-type="float" office:value="94.2965779467681" calcext:value-type="float">
            <text:p><text:s/>94.3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2" calcext:value-type="date">
            <text:p>9/2/2005</text:p>
          </table:table-cell>
          <table:table-cell office:value-type="float" office:value="36" calcext:value-type="float">
            <text:p>36</text:p>
          </table:table-cell>
          <table:table-cell table:style-name="ce84" office:value-type="float" office:value="4.188" calcext:value-type="float">
            <text:p><text:s/>4.19 <text:s text:c="5"/></text:p>
          </table:table-cell>
          <table:table-cell table:style-name="ce84" office:value-type="float" office:value="24.875" calcext:value-type="float">
            <text:p><text:s/>24.88 <text:s text:c="5"/></text:p>
          </table:table-cell>
          <table:table-cell table:style-name="ce84" office:value-type="float" office:value="14.1867395833333" calcext:value-type="float">
            <text:p><text:s/>14.19 <text:s text:c="5"/></text:p>
          </table:table-cell>
          <table:table-cell table:style-name="ce84" table:formula="of:=([.D250]+[.C250])/2" office:value-type="float" office:value="14.5315" calcext:value-type="float">
            <text:p><text:s/>14.53 <text:s text:c="5"/></text:p>
          </table:table-cell>
          <table:table-cell table:style-name="ce84" table:formula="of:=ABS([.E250]-[.F250])" office:value-type="float" office:value="0.3447604166667" calcext:value-type="float">
            <text:p><text:s/>0.34 <text:s text:c="5"/></text:p>
          </table:table-cell>
          <table:table-cell table:formula="of:=ABS([.G250]*100/[.E250])" office:value-type="float" office:value="2.43015961942184" calcext:value-type="float">
            <text:p><text:s/>2.4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0]&gt;=[.$L$4];1;0)" office:value-type="float" office:value="1" calcext:value-type="float">
            <text:p>1</text:p>
          </table:table-cell>
          <table:table-cell table:style-name="ce95" table:formula="of:=IF([.E250]&gt;[.K$4];[.E250]-[.K$4];0)" office:value-type="float" office:value="4.1867395833333" calcext:value-type="float">
            <text:p><text:s/>4.19 <text:s text:c="5"/></text:p>
          </table:table-cell>
          <table:table-cell table:style-name="ce84" table:formula="of:=[.L249]+([.K250]*[.J250])" office:value-type="float" office:value="767.454945736913" calcext:value-type="float">
            <text:p><text:s/>767.4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49]+[.N250]" office:value-type="float" office:value="378" calcext:value-type="float">
            <text:p>378</text:p>
          </table:table-cell>
          <table:table-cell table:formula="of:=[.O250]*100/[.O$3]" office:value-type="float" office:value="200" calcext:value-type="float">
            <text:p><text:s/>200.00 <text:s text:c="5"/></text:p>
          </table:table-cell>
          <table:table-cell/>
          <table:table-cell table:style-name="ce102" table:formula="of:=[.R249]+[.Q250]" office:value-type="float" office:value="366" calcext:value-type="float">
            <text:p>366</text:p>
          </table:table-cell>
          <table:table-cell table:formula="of:=[.R250]*100/[.R$3]" office:value-type="float" office:value="94.3298969072165" calcext:value-type="float">
            <text:p><text:s/>94.33 <text:s text:c="5"/></text:p>
          </table:table-cell>
          <table:table-cell/>
          <table:table-cell table:style-name="ce102" table:formula="of:=[.U249]+[.T250]" office:value-type="float" office:value="361" calcext:value-type="float">
            <text:p>361</text:p>
          </table:table-cell>
          <table:table-cell table:formula="of:=[.U250]*100/[.U$3]" office:value-type="float" office:value="95" calcext:value-type="float">
            <text:p><text:s/>95.00 <text:s text:c="5"/></text:p>
          </table:table-cell>
          <table:table-cell table:style-name="ce102" table:formula="of:=[.O250]+[.R250]" office:value-type="float" office:value="744" calcext:value-type="float">
            <text:p>744</text:p>
          </table:table-cell>
          <table:table-cell table:style-name="ce106" table:formula="of:=[.W250]/2" office:value-type="float" office:value="372" calcext:value-type="float">
            <text:p>372</text:p>
          </table:table-cell>
          <table:table-cell table:style-name="ce95" table:formula="of:=[.X250]*100/[.Y$2]" office:value-type="float" office:value="94.2965779467681" calcext:value-type="float">
            <text:p><text:s/>94.3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3" calcext:value-type="date">
            <text:p>9/3/2005</text:p>
          </table:table-cell>
          <table:table-cell office:value-type="float" office:value="36" calcext:value-type="float">
            <text:p>36</text:p>
          </table:table-cell>
          <table:table-cell table:style-name="ce84" office:value-type="float" office:value="5.812" calcext:value-type="float">
            <text:p><text:s/>5.81 <text:s text:c="5"/></text:p>
          </table:table-cell>
          <table:table-cell table:style-name="ce84" office:value-type="float" office:value="24.688" calcext:value-type="float">
            <text:p><text:s/>24.69 <text:s text:c="5"/></text:p>
          </table:table-cell>
          <table:table-cell table:style-name="ce84" office:value-type="float" office:value="14.5435416666667" calcext:value-type="float">
            <text:p><text:s/>14.54 <text:s text:c="5"/></text:p>
          </table:table-cell>
          <table:table-cell table:style-name="ce84" table:formula="of:=([.D251]+[.C251])/2" office:value-type="float" office:value="15.25" calcext:value-type="float">
            <text:p><text:s/>15.25 <text:s text:c="5"/></text:p>
          </table:table-cell>
          <table:table-cell table:style-name="ce84" table:formula="of:=ABS([.E251]-[.F251])" office:value-type="float" office:value="0.7064583333333" calcext:value-type="float">
            <text:p><text:s/>0.71 <text:s text:c="5"/></text:p>
          </table:table-cell>
          <table:table-cell table:formula="of:=ABS([.G251]*100/[.E251])" office:value-type="float" office:value="4.85753985875723" calcext:value-type="float">
            <text:p><text:s/>4.8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1]&gt;=[.$L$4];1;0)" office:value-type="float" office:value="1" calcext:value-type="float">
            <text:p>1</text:p>
          </table:table-cell>
          <table:table-cell table:style-name="ce95" table:formula="of:=IF([.E251]&gt;[.K$4];[.E251]-[.K$4];0)" office:value-type="float" office:value="4.5435416666667" calcext:value-type="float">
            <text:p><text:s/>4.54 <text:s text:c="5"/></text:p>
          </table:table-cell>
          <table:table-cell table:style-name="ce84" table:formula="of:=[.L250]+([.K251]*[.J251])" office:value-type="float" office:value="771.998487403579" calcext:value-type="float">
            <text:p><text:s/>772.00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9" calcext:value-type="float">
            <text:p>9</text:p>
          </table:table-cell>
          <table:table-cell table:style-name="ce102" table:formula="of:=[.O250]+[.N251]" office:value-type="float" office:value="387" calcext:value-type="float">
            <text:p>387</text:p>
          </table:table-cell>
          <table:table-cell table:formula="of:=[.O251]*100/[.O$3]" office:value-type="float" office:value="204.761904761905" calcext:value-type="float">
            <text:p><text:s/>204.76 <text:s text:c="5"/></text:p>
          </table:table-cell>
          <table:table-cell table:style-name="ce102" office:value-type="float" office:value="7" calcext:value-type="float">
            <text:p>7</text:p>
          </table:table-cell>
          <table:table-cell table:style-name="ce102" table:formula="of:=[.R250]+[.Q251]" office:value-type="float" office:value="373" calcext:value-type="float">
            <text:p>373</text:p>
          </table:table-cell>
          <table:table-cell table:formula="of:=[.R251]*100/[.R$3]" office:value-type="float" office:value="96.1340206185567" calcext:value-type="float">
            <text:p><text:s/>96.13 <text:s text:c="5"/></text:p>
          </table:table-cell>
          <table:table-cell table:style-name="ce102" office:value-type="float" office:value="6" calcext:value-type="float">
            <text:p>6</text:p>
          </table:table-cell>
          <table:table-cell table:style-name="ce102" table:formula="of:=[.U250]+[.T251]" office:value-type="float" office:value="367" calcext:value-type="float">
            <text:p>367</text:p>
          </table:table-cell>
          <table:table-cell table:formula="of:=[.U251]*100/[.U$3]" office:value-type="float" office:value="96.5789473684211" calcext:value-type="float">
            <text:p><text:s/>96.58 <text:s text:c="5"/></text:p>
          </table:table-cell>
          <table:table-cell table:style-name="ce102" table:formula="of:=[.O251]+[.R251]" office:value-type="float" office:value="760" calcext:value-type="float">
            <text:p>760</text:p>
          </table:table-cell>
          <table:table-cell table:style-name="ce106" table:formula="of:=[.W251]/2" office:value-type="float" office:value="380" calcext:value-type="float">
            <text:p>380</text:p>
          </table:table-cell>
          <table:table-cell table:style-name="ce95" table:formula="of:=[.X251]*100/[.Y$2]" office:value-type="float" office:value="96.3244613434727" calcext:value-type="float">
            <text:p><text:s/>96.32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4" calcext:value-type="date">
            <text:p>9/4/2005</text:p>
          </table:table-cell>
          <table:table-cell office:value-type="float" office:value="36" calcext:value-type="float">
            <text:p>36</text:p>
          </table:table-cell>
          <table:table-cell table:style-name="ce84" office:value-type="float" office:value="7.188" calcext:value-type="float">
            <text:p><text:s/>7.19 <text:s text:c="5"/></text:p>
          </table:table-cell>
          <table:table-cell table:style-name="ce84" office:value-type="float" office:value="27.25" calcext:value-type="float">
            <text:p><text:s/>27.25 <text:s text:c="5"/></text:p>
          </table:table-cell>
          <table:table-cell table:style-name="ce84" office:value-type="float" office:value="16.083625" calcext:value-type="float">
            <text:p><text:s/>16.08 <text:s text:c="5"/></text:p>
          </table:table-cell>
          <table:table-cell table:style-name="ce84" table:formula="of:=([.D252]+[.C252])/2" office:value-type="float" office:value="17.219" calcext:value-type="float">
            <text:p><text:s/>17.22 <text:s text:c="5"/></text:p>
          </table:table-cell>
          <table:table-cell table:style-name="ce84" table:formula="of:=ABS([.E252]-[.F252])" office:value-type="float" office:value="1.135375" calcext:value-type="float">
            <text:p><text:s/>1.14 <text:s text:c="5"/></text:p>
          </table:table-cell>
          <table:table-cell table:formula="of:=ABS([.G252]*100/[.E252])" office:value-type="float" office:value="7.05919840831902" calcext:value-type="float">
            <text:p><text:s/>7.0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2]&gt;=[.$L$4];1;0)" office:value-type="float" office:value="1" calcext:value-type="float">
            <text:p>1</text:p>
          </table:table-cell>
          <table:table-cell table:style-name="ce95" table:formula="of:=IF([.E252]&gt;[.K$4];[.E252]-[.K$4];0)" office:value-type="float" office:value="6.083625" calcext:value-type="float">
            <text:p><text:s/>6.08 <text:s text:c="5"/></text:p>
          </table:table-cell>
          <table:table-cell table:style-name="ce84" table:formula="of:=[.L251]+([.K252]*[.J252])" office:value-type="float" office:value="778.082112403579" calcext:value-type="float">
            <text:p><text:s/>778.0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51]+[.N252]" office:value-type="float" office:value="387" calcext:value-type="float">
            <text:p>387</text:p>
          </table:table-cell>
          <table:table-cell table:formula="of:=[.O252]*100/[.O$3]" office:value-type="float" office:value="204.761904761905" calcext:value-type="float">
            <text:p><text:s/>204.76 <text:s text:c="5"/></text:p>
          </table:table-cell>
          <table:table-cell/>
          <table:table-cell table:style-name="ce102" table:formula="of:=[.R251]+[.Q252]" office:value-type="float" office:value="373" calcext:value-type="float">
            <text:p>373</text:p>
          </table:table-cell>
          <table:table-cell table:formula="of:=[.R252]*100/[.R$3]" office:value-type="float" office:value="96.1340206185567" calcext:value-type="float">
            <text:p><text:s/>96.13 <text:s text:c="5"/></text:p>
          </table:table-cell>
          <table:table-cell/>
          <table:table-cell table:style-name="ce102" table:formula="of:=[.U251]+[.T252]" office:value-type="float" office:value="367" calcext:value-type="float">
            <text:p>367</text:p>
          </table:table-cell>
          <table:table-cell table:formula="of:=[.U252]*100/[.U$3]" office:value-type="float" office:value="96.5789473684211" calcext:value-type="float">
            <text:p><text:s/>96.58 <text:s text:c="5"/></text:p>
          </table:table-cell>
          <table:table-cell table:style-name="ce102" table:formula="of:=[.O252]+[.R252]" office:value-type="float" office:value="760" calcext:value-type="float">
            <text:p>760</text:p>
          </table:table-cell>
          <table:table-cell table:style-name="ce106" table:formula="of:=[.W252]/2" office:value-type="float" office:value="380" calcext:value-type="float">
            <text:p>380</text:p>
          </table:table-cell>
          <table:table-cell table:style-name="ce95" table:formula="of:=[.X252]*100/[.Y$2]" office:value-type="float" office:value="96.3244613434727" calcext:value-type="float">
            <text:p><text:s/>96.32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5" calcext:value-type="date">
            <text:p>9/5/200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7.438" calcext:value-type="float">
            <text:p><text:s/>7.44 <text:s text:c="5"/></text:p>
          </table:table-cell>
          <table:table-cell table:style-name="ce84" office:value-type="float" office:value="24.938" calcext:value-type="float">
            <text:p><text:s/>24.94 <text:s text:c="5"/></text:p>
          </table:table-cell>
          <table:table-cell table:style-name="ce84" office:value-type="float" office:value="16.1865625" calcext:value-type="float">
            <text:p><text:s/>16.19 <text:s text:c="5"/></text:p>
          </table:table-cell>
          <table:table-cell table:style-name="ce84" table:formula="of:=([.D253]+[.C253])/2" office:value-type="float" office:value="16.188" calcext:value-type="float">
            <text:p><text:s/>16.19 <text:s text:c="5"/></text:p>
          </table:table-cell>
          <table:table-cell table:style-name="ce84" table:formula="of:=ABS([.E253]-[.F253])" office:value-type="float" office:value="0.00143749999999798" calcext:value-type="float">
            <text:p><text:s/>0.00 <text:s text:c="5"/></text:p>
          </table:table-cell>
          <table:table-cell table:formula="of:=ABS([.G253]*100/[.E253])" office:value-type="float" office:value="0.00888082321368717" calcext:value-type="float">
            <text:p><text:s/>0.0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3]&gt;=[.$L$4];1;0)" office:value-type="float" office:value="1" calcext:value-type="float">
            <text:p>1</text:p>
          </table:table-cell>
          <table:table-cell table:style-name="ce95" table:formula="of:=IF([.E253]&gt;[.K$4];[.E253]-[.K$4];0)" office:value-type="float" office:value="6.1865625" calcext:value-type="float">
            <text:p><text:s/>6.19 <text:s text:c="5"/></text:p>
          </table:table-cell>
          <table:table-cell table:style-name="ce84" table:formula="of:=[.L252]+([.K253]*[.J253])" office:value-type="float" office:value="784.268674903579" calcext:value-type="float">
            <text:p><text:s/>784.27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formula="of:=[.O252]+[.N253]" office:value-type="float" office:value="392" calcext:value-type="float">
            <text:p>392</text:p>
          </table:table-cell>
          <table:table-cell table:formula="of:=[.O253]*100/[.O$3]" office:value-type="float" office:value="207.407407407407" calcext:value-type="float">
            <text:p><text:s/>207.41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R252]+[.Q253]" office:value-type="float" office:value="377" calcext:value-type="float">
            <text:p>377</text:p>
          </table:table-cell>
          <table:table-cell table:formula="of:=[.R253]*100/[.R$3]" office:value-type="float" office:value="97.1649484536082" calcext:value-type="float">
            <text:p><text:s/>97.16 <text:s text:c="5"/>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U252]+[.T253]" office:value-type="float" office:value="371" calcext:value-type="float">
            <text:p>371</text:p>
          </table:table-cell>
          <table:table-cell table:formula="of:=[.U253]*100/[.U$3]" office:value-type="float" office:value="97.6315789473684" calcext:value-type="float">
            <text:p><text:s/>97.63 <text:s text:c="5"/></text:p>
          </table:table-cell>
          <table:table-cell table:style-name="ce102" table:formula="of:=[.O253]+[.R253]" office:value-type="float" office:value="769" calcext:value-type="float">
            <text:p>769</text:p>
          </table:table-cell>
          <table:table-cell table:style-name="ce106" table:formula="of:=[.W253]/2" office:value-type="float" office:value="384.5" calcext:value-type="float">
            <text:p>385</text:p>
          </table:table-cell>
          <table:table-cell table:style-name="ce95" table:formula="of:=[.X253]*100/[.Y$2]" office:value-type="float" office:value="97.4651457541191" calcext:value-type="float">
            <text:p><text:s/>97.4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6" calcext:value-type="date">
            <text:p>9/6/200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7" calcext:value-type="float">
            <text:p><text:s/>7.00 <text:s text:c="5"/></text:p>
          </table:table-cell>
          <table:table-cell table:style-name="ce84" office:value-type="float" office:value="25.125" calcext:value-type="float">
            <text:p><text:s/>25.13 <text:s text:c="5"/></text:p>
          </table:table-cell>
          <table:table-cell table:style-name="ce84" office:value-type="float" office:value="16.223875" calcext:value-type="float">
            <text:p><text:s/>16.22 <text:s text:c="5"/></text:p>
          </table:table-cell>
          <table:table-cell table:style-name="ce84" table:formula="of:=([.D254]+[.C254])/2" office:value-type="float" office:value="16.0625" calcext:value-type="float">
            <text:p><text:s/>16.06 <text:s text:c="5"/></text:p>
          </table:table-cell>
          <table:table-cell table:style-name="ce84" table:formula="of:=ABS([.E254]-[.F254])" office:value-type="float" office:value="0.161375" calcext:value-type="float">
            <text:p><text:s/>0.16 <text:s text:c="5"/></text:p>
          </table:table-cell>
          <table:table-cell table:formula="of:=ABS([.G254]*100/[.E254])" office:value-type="float" office:value="0.994676056120992" calcext:value-type="float">
            <text:p><text:s/>0.9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4]&gt;=[.$L$4];1;0)" office:value-type="float" office:value="1" calcext:value-type="float">
            <text:p>1</text:p>
          </table:table-cell>
          <table:table-cell table:style-name="ce95" table:formula="of:=IF([.E254]&gt;[.K$4];[.E254]-[.K$4];0)" office:value-type="float" office:value="6.223875" calcext:value-type="float">
            <text:p><text:s/>6.22 <text:s text:c="5"/></text:p>
          </table:table-cell>
          <table:table-cell table:style-name="ce84" table:formula="of:=[.L253]+([.K254]*[.J254])" office:value-type="float" office:value="790.492549903579" calcext:value-type="float">
            <text:p><text:s/>790.4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53]+[.N254]" office:value-type="float" office:value="392" calcext:value-type="float">
            <text:p>392</text:p>
          </table:table-cell>
          <table:table-cell table:formula="of:=[.O254]*100/[.O$3]" office:value-type="float" office:value="207.407407407407" calcext:value-type="float">
            <text:p><text:s/>207.41 <text:s text:c="5"/></text:p>
          </table:table-cell>
          <table:table-cell/>
          <table:table-cell table:style-name="ce102" table:formula="of:=[.R253]+[.Q254]" office:value-type="float" office:value="377" calcext:value-type="float">
            <text:p>377</text:p>
          </table:table-cell>
          <table:table-cell table:formula="of:=[.R254]*100/[.R$3]" office:value-type="float" office:value="97.1649484536082" calcext:value-type="float">
            <text:p><text:s/>97.16 <text:s text:c="5"/></text:p>
          </table:table-cell>
          <table:table-cell/>
          <table:table-cell table:style-name="ce102" table:formula="of:=[.U253]+[.T254]" office:value-type="float" office:value="371" calcext:value-type="float">
            <text:p>371</text:p>
          </table:table-cell>
          <table:table-cell table:formula="of:=[.U254]*100/[.U$3]" office:value-type="float" office:value="97.6315789473684" calcext:value-type="float">
            <text:p><text:s/>97.63 <text:s text:c="5"/></text:p>
          </table:table-cell>
          <table:table-cell table:style-name="ce102" table:formula="of:=[.O254]+[.R254]" office:value-type="float" office:value="769" calcext:value-type="float">
            <text:p>769</text:p>
          </table:table-cell>
          <table:table-cell table:style-name="ce106" table:formula="of:=[.W254]/2" office:value-type="float" office:value="384.5" calcext:value-type="float">
            <text:p>385</text:p>
          </table:table-cell>
          <table:table-cell table:style-name="ce95" table:formula="of:=[.X254]*100/[.Y$2]" office:value-type="float" office:value="97.4651457541191" calcext:value-type="float">
            <text:p><text:s/>97.4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7" calcext:value-type="date">
            <text:p>9/7/200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7.125" calcext:value-type="float">
            <text:p><text:s/>7.13 <text:s text:c="5"/></text:p>
          </table:table-cell>
          <table:table-cell table:style-name="ce84" office:value-type="float" office:value="25.438" calcext:value-type="float">
            <text:p><text:s/>25.44 <text:s text:c="5"/></text:p>
          </table:table-cell>
          <table:table-cell table:style-name="ce84" office:value-type="float" office:value="16.5790625" calcext:value-type="float">
            <text:p><text:s/>16.58 <text:s text:c="5"/></text:p>
          </table:table-cell>
          <table:table-cell table:style-name="ce84" table:formula="of:=([.D255]+[.C255])/2" office:value-type="float" office:value="16.2815" calcext:value-type="float">
            <text:p><text:s/>16.28 <text:s text:c="5"/></text:p>
          </table:table-cell>
          <table:table-cell table:style-name="ce84" table:formula="of:=ABS([.E255]-[.F255])" office:value-type="float" office:value="0.297562499999998" calcext:value-type="float">
            <text:p><text:s/>0.30 <text:s text:c="5"/></text:p>
          </table:table-cell>
          <table:table-cell table:formula="of:=ABS([.G255]*100/[.E255])" office:value-type="float" office:value="1.79480896462027" calcext:value-type="float">
            <text:p><text:s/>1.7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5]&gt;=[.$L$4];1;0)" office:value-type="float" office:value="1" calcext:value-type="float">
            <text:p>1</text:p>
          </table:table-cell>
          <table:table-cell table:style-name="ce95" table:formula="of:=IF([.E255]&gt;[.K$4];[.E255]-[.K$4];0)" office:value-type="float" office:value="6.5790625" calcext:value-type="float">
            <text:p><text:s/>6.58 <text:s text:c="5"/></text:p>
          </table:table-cell>
          <table:table-cell table:style-name="ce84" table:formula="of:=[.L254]+([.K255]*[.J255])" office:value-type="float" office:value="797.071612403579" calcext:value-type="float">
            <text:p><text:s/>797.07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O254]+[.N255]" office:value-type="float" office:value="395" calcext:value-type="float">
            <text:p>395</text:p>
          </table:table-cell>
          <table:table-cell table:formula="of:=[.O255]*100/[.O$3]" office:value-type="float" office:value="208.994708994709" calcext:value-type="float">
            <text:p><text:s/>208.99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254]+[.Q255]" office:value-type="float" office:value="379" calcext:value-type="float">
            <text:p>379</text:p>
          </table:table-cell>
          <table:table-cell table:formula="of:=[.R255]*100/[.R$3]" office:value-type="float" office:value="97.680412371134" calcext:value-type="float">
            <text:p><text:s/>97.68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54]+[.T255]" office:value-type="float" office:value="373" calcext:value-type="float">
            <text:p>373</text:p>
          </table:table-cell>
          <table:table-cell table:formula="of:=[.U255]*100/[.U$3]" office:value-type="float" office:value="98.1578947368421" calcext:value-type="float">
            <text:p><text:s/>98.16 <text:s text:c="5"/></text:p>
          </table:table-cell>
          <table:table-cell table:style-name="ce102" table:formula="of:=[.O255]+[.R255]" office:value-type="float" office:value="774" calcext:value-type="float">
            <text:p>774</text:p>
          </table:table-cell>
          <table:table-cell table:style-name="ce106" table:formula="of:=[.W255]/2" office:value-type="float" office:value="387" calcext:value-type="float">
            <text:p>387</text:p>
          </table:table-cell>
          <table:table-cell table:style-name="ce95" table:formula="of:=[.X255]*100/[.Y$2]" office:value-type="float" office:value="98.0988593155893" calcext:value-type="float">
            <text:p><text:s/>98.1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8" calcext:value-type="date">
            <text:p>9/8/200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11.688" calcext:value-type="float">
            <text:p><text:s/>11.69 <text:s text:c="5"/></text:p>
          </table:table-cell>
          <table:table-cell table:style-name="ce84" office:value-type="float" office:value="26.75" calcext:value-type="float">
            <text:p><text:s/>26.75 <text:s text:c="5"/></text:p>
          </table:table-cell>
          <table:table-cell table:style-name="ce84" office:value-type="float" office:value="19.2033854166667" calcext:value-type="float">
            <text:p><text:s/>19.20 <text:s text:c="5"/></text:p>
          </table:table-cell>
          <table:table-cell table:style-name="ce84" table:formula="of:=([.D256]+[.C256])/2" office:value-type="float" office:value="19.219" calcext:value-type="float">
            <text:p><text:s/>19.22 <text:s text:c="5"/></text:p>
          </table:table-cell>
          <table:table-cell table:style-name="ce84" table:formula="of:=ABS([.E256]-[.F256])" office:value-type="float" office:value="0.0156145833333028" calcext:value-type="float">
            <text:p><text:s/>0.02 <text:s text:c="5"/></text:p>
          </table:table-cell>
          <table:table-cell table:formula="of:=ABS([.G256]*100/[.E256])" office:value-type="float" office:value="0.0813116176887791" calcext:value-type="float">
            <text:p><text:s/>0.0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6]&gt;=[.$L$4];1;0)" office:value-type="float" office:value="1" calcext:value-type="float">
            <text:p>1</text:p>
          </table:table-cell>
          <table:table-cell table:style-name="ce95" table:formula="of:=IF([.E256]&gt;[.K$4];[.E256]-[.K$4];0)" office:value-type="float" office:value="9.2033854166667" calcext:value-type="float">
            <text:p><text:s/>9.20 <text:s text:c="5"/></text:p>
          </table:table-cell>
          <table:table-cell table:style-name="ce84" table:formula="of:=[.L255]+([.K256]*[.J256])" office:value-type="float" office:value="806.274997820246" calcext:value-type="float">
            <text:p><text:s/>806.2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55]+[.N256]" office:value-type="float" office:value="395" calcext:value-type="float">
            <text:p>395</text:p>
          </table:table-cell>
          <table:table-cell table:formula="of:=[.O256]*100/[.O$3]" office:value-type="float" office:value="208.994708994709" calcext:value-type="float">
            <text:p><text:s/>208.99 <text:s text:c="5"/></text:p>
          </table:table-cell>
          <table:table-cell/>
          <table:table-cell table:style-name="ce102" table:formula="of:=[.R255]+[.Q256]" office:value-type="float" office:value="379" calcext:value-type="float">
            <text:p>379</text:p>
          </table:table-cell>
          <table:table-cell table:formula="of:=[.R256]*100/[.R$3]" office:value-type="float" office:value="97.680412371134" calcext:value-type="float">
            <text:p><text:s/>97.68 <text:s text:c="5"/></text:p>
          </table:table-cell>
          <table:table-cell/>
          <table:table-cell table:style-name="ce102" table:formula="of:=[.U255]+[.T256]" office:value-type="float" office:value="373" calcext:value-type="float">
            <text:p>373</text:p>
          </table:table-cell>
          <table:table-cell table:formula="of:=[.U256]*100/[.U$3]" office:value-type="float" office:value="98.1578947368421" calcext:value-type="float">
            <text:p><text:s/>98.16 <text:s text:c="5"/></text:p>
          </table:table-cell>
          <table:table-cell table:style-name="ce102" table:formula="of:=[.O256]+[.R256]" office:value-type="float" office:value="774" calcext:value-type="float">
            <text:p>774</text:p>
          </table:table-cell>
          <table:table-cell table:style-name="ce106" table:formula="of:=[.W256]/2" office:value-type="float" office:value="387" calcext:value-type="float">
            <text:p>387</text:p>
          </table:table-cell>
          <table:table-cell table:style-name="ce95" table:formula="of:=[.X256]*100/[.Y$2]" office:value-type="float" office:value="98.0988593155893" calcext:value-type="float">
            <text:p><text:s/>98.1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09" calcext:value-type="date">
            <text:p>9/9/200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13.562" calcext:value-type="float">
            <text:p><text:s/>13.56 <text:s text:c="5"/></text:p>
          </table:table-cell>
          <table:table-cell table:style-name="ce84" office:value-type="float" office:value="34.62" calcext:value-type="float">
            <text:p><text:s/>34.62 <text:s text:c="5"/></text:p>
          </table:table-cell>
          <table:table-cell table:style-name="ce84" office:value-type="float" office:value="20.4461041666667" calcext:value-type="float">
            <text:p><text:s/>20.45 <text:s text:c="5"/></text:p>
          </table:table-cell>
          <table:table-cell table:style-name="ce84" table:formula="of:=([.D257]+[.C257])/2" office:value-type="float" office:value="24.091" calcext:value-type="float">
            <text:p><text:s/>24.09 <text:s text:c="5"/></text:p>
          </table:table-cell>
          <table:table-cell table:style-name="ce84" table:formula="of:=ABS([.E257]-[.F257])" office:value-type="float" office:value="3.6448958333333" calcext:value-type="float">
            <text:p><text:s/>3.64 <text:s text:c="5"/></text:p>
          </table:table-cell>
          <table:table-cell table:formula="of:=ABS([.G257]*100/[.E257])" office:value-type="float" office:value="17.8268476166505" calcext:value-type="float">
            <text:p><text:s/>17.8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7]&gt;=[.$L$4];1;0)" office:value-type="float" office:value="1" calcext:value-type="float">
            <text:p>1</text:p>
          </table:table-cell>
          <table:table-cell table:style-name="ce95" table:formula="of:=IF([.E257]&gt;[.K$4];[.E257]-[.K$4];0)" office:value-type="float" office:value="10.4461041666667" calcext:value-type="float">
            <text:p><text:s/>10.45 <text:s text:c="5"/></text:p>
          </table:table-cell>
          <table:table-cell table:style-name="ce84" table:formula="of:=[.L256]+([.K257]*[.J257])" office:value-type="float" office:value="816.721101986913" calcext:value-type="float">
            <text:p><text:s/>816.7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O256]+[.N257]" office:value-type="float" office:value="397" calcext:value-type="float">
            <text:p>397</text:p>
          </table:table-cell>
          <table:table-cell table:formula="of:=[.O257]*100/[.O$3]" office:value-type="float" office:value="210.05291005291" calcext:value-type="float">
            <text:p><text:s/>210.05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R256]+[.Q257]" office:value-type="float" office:value="380" calcext:value-type="float">
            <text:p>380</text:p>
          </table:table-cell>
          <table:table-cell table:formula="of:=[.R257]*100/[.R$3]" office:value-type="float" office:value="97.9381443298969" calcext:value-type="float">
            <text:p><text:s/>97.94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56]+[.T257]" office:value-type="float" office:value="375" calcext:value-type="float">
            <text:p>375</text:p>
          </table:table-cell>
          <table:table-cell table:formula="of:=[.U257]*100/[.U$3]" office:value-type="float" office:value="98.6842105263158" calcext:value-type="float">
            <text:p><text:s/>98.68 <text:s text:c="5"/></text:p>
          </table:table-cell>
          <table:table-cell table:style-name="ce102" table:formula="of:=[.O257]+[.R257]" office:value-type="float" office:value="777" calcext:value-type="float">
            <text:p>777</text:p>
          </table:table-cell>
          <table:table-cell table:style-name="ce106" table:formula="of:=[.W257]/2" office:value-type="float" office:value="388.5" calcext:value-type="float">
            <text:p>389</text:p>
          </table:table-cell>
          <table:table-cell table:style-name="ce95" table:formula="of:=[.X257]*100/[.Y$2]" office:value-type="float" office:value="98.4790874524715" calcext:value-type="float">
            <text:p><text:s/>98.4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0" calcext:value-type="date">
            <text:p>9/10/200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12.5" calcext:value-type="float">
            <text:p><text:s/>12.50 <text:s text:c="5"/></text:p>
          </table:table-cell>
          <table:table-cell table:style-name="ce84" office:value-type="float" office:value="27.438" calcext:value-type="float">
            <text:p><text:s/>27.44 <text:s text:c="5"/></text:p>
          </table:table-cell>
          <table:table-cell table:style-name="ce84" office:value-type="float" office:value="20.0922916666667" calcext:value-type="float">
            <text:p><text:s/>20.09 <text:s text:c="5"/></text:p>
          </table:table-cell>
          <table:table-cell table:style-name="ce84" table:formula="of:=([.D258]+[.C258])/2" office:value-type="float" office:value="19.969" calcext:value-type="float">
            <text:p><text:s/>19.97 <text:s text:c="5"/></text:p>
          </table:table-cell>
          <table:table-cell table:style-name="ce84" table:formula="of:=ABS([.E258]-[.F258])" office:value-type="float" office:value="0.123291666666699" calcext:value-type="float">
            <text:p><text:s/>0.12 <text:s text:c="5"/></text:p>
          </table:table-cell>
          <table:table-cell table:formula="of:=ABS([.G258]*100/[.E258])" office:value-type="float" office:value="0.613626701782559" calcext:value-type="float">
            <text:p><text:s/>0.6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58]&gt;=[.$L$4];1;0)" office:value-type="float" office:value="1" calcext:value-type="float">
            <text:p>1</text:p>
          </table:table-cell>
          <table:table-cell table:style-name="ce95" table:formula="of:=IF([.E258]&gt;[.K$4];[.E258]-[.K$4];0)" office:value-type="float" office:value="10.0922916666667" calcext:value-type="float">
            <text:p><text:s/>10.09 <text:s text:c="5"/></text:p>
          </table:table-cell>
          <table:table-cell table:style-name="ce84" table:formula="of:=[.L257]+([.K258]*[.J258])" office:value-type="float" office:value="826.813393653579" calcext:value-type="float">
            <text:p><text:s/>826.8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57]+[.N258]" office:value-type="float" office:value="397" calcext:value-type="float">
            <text:p>397</text:p>
          </table:table-cell>
          <table:table-cell table:formula="of:=[.O258]*100/[.O$3]" office:value-type="float" office:value="210.05291005291" calcext:value-type="float">
            <text:p><text:s/>210.05 <text:s text:c="5"/></text:p>
          </table:table-cell>
          <table:table-cell/>
          <table:table-cell table:style-name="ce102" table:formula="of:=[.R257]+[.Q258]" office:value-type="float" office:value="380" calcext:value-type="float">
            <text:p>380</text:p>
          </table:table-cell>
          <table:table-cell table:formula="of:=[.R258]*100/[.R$3]" office:value-type="float" office:value="97.9381443298969" calcext:value-type="float">
            <text:p><text:s/>97.94 <text:s text:c="5"/></text:p>
          </table:table-cell>
          <table:table-cell/>
          <table:table-cell table:style-name="ce102" table:formula="of:=[.U257]+[.T258]" office:value-type="float" office:value="375" calcext:value-type="float">
            <text:p>375</text:p>
          </table:table-cell>
          <table:table-cell table:formula="of:=[.U258]*100/[.U$3]" office:value-type="float" office:value="98.6842105263158" calcext:value-type="float">
            <text:p><text:s/>98.68 <text:s text:c="5"/></text:p>
          </table:table-cell>
          <table:table-cell table:style-name="ce102" table:formula="of:=[.O258]+[.R258]" office:value-type="float" office:value="777" calcext:value-type="float">
            <text:p>777</text:p>
          </table:table-cell>
          <table:table-cell table:style-name="ce106" table:formula="of:=[.W258]/2" office:value-type="float" office:value="388.5" calcext:value-type="float">
            <text:p>389</text:p>
          </table:table-cell>
          <table:table-cell table:style-name="ce95" table:formula="of:=[.X258]*100/[.Y$2]" office:value-type="float" office:value="98.4790874524715" calcext:value-type="float">
            <text:p><text:s/>98.48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1" calcext:value-type="date">
            <text:p>9/11/200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14.438" calcext:value-type="float">
            <text:p><text:s/>14.44 <text:s text:c="5"/></text:p>
          </table:table-cell>
          <table:table-cell table:style-name="ce84" office:value-type="float" office:value="27.375" calcext:value-type="float">
            <text:p><text:s/>27.38 <text:s text:c="5"/></text:p>
          </table:table-cell>
          <table:table-cell table:style-name="ce84" office:value-type="float" office:value="20.3531770833333" calcext:value-type="float">
            <text:p><text:s/>20.35 <text:s text:c="5"/></text:p>
          </table:table-cell>
          <table:table-cell table:style-name="ce84" table:formula="of:=([.D259]+[.C259])/2" office:value-type="float" office:value="20.9065" calcext:value-type="float">
            <text:p><text:s/>20.91 <text:s text:c="5"/></text:p>
          </table:table-cell>
          <table:table-cell table:style-name="ce84" table:formula="of:=ABS([.E259]-[.F259])" office:value-type="float" office:value="0.553322916666701" calcext:value-type="float">
            <text:p><text:s/>0.55 <text:s text:c="5"/></text:p>
          </table:table-cell>
          <table:table-cell table:formula="of:=ABS([.G259]*100/[.E259])" office:value-type="float" office:value="2.71860709706989" calcext:value-type="float">
            <text:p><text:s/>2.72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259]&gt;=[.$L$4];1;0)" office:value-type="float" office:value="1" calcext:value-type="float">
            <text:p>1</text:p>
          </table:table-cell>
          <table:table-cell table:style-name="ce95" table:formula="of:=IF([.E259]&gt;[.K$4];[.E259]-[.K$4];0)" office:value-type="float" office:value="10.3531770833333" calcext:value-type="float">
            <text:p><text:s/>10.35 <text:s text:c="5"/></text:p>
          </table:table-cell>
          <table:table-cell table:style-name="ce84" table:formula="of:=[.L258]+([.K259]*[.J259])" office:value-type="float" office:value="837.166570736913" calcext:value-type="float">
            <text:p><text:s/>837.17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O258]+[.N259]" office:value-type="float" office:value="398" calcext:value-type="float">
            <text:p>398</text:p>
          </table:table-cell>
          <table:table-cell table:formula="of:=[.O259]*100/[.O$3]" office:value-type="float" office:value="210.582010582011" calcext:value-type="float">
            <text:p><text:s/>210.58 <text:s text:c="5"/>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R258]+[.Q259]" office:value-type="float" office:value="383" calcext:value-type="float">
            <text:p>383</text:p>
          </table:table-cell>
          <table:table-cell table:formula="of:=[.R259]*100/[.R$3]" office:value-type="float" office:value="98.7113402061856" calcext:value-type="float">
            <text:p><text:s/>98.71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U258]+[.T259]" office:value-type="float" office:value="376" calcext:value-type="float">
            <text:p>376</text:p>
          </table:table-cell>
          <table:table-cell table:formula="of:=[.U259]*100/[.U$3]" office:value-type="float" office:value="98.9473684210526" calcext:value-type="float">
            <text:p><text:s/>98.95 <text:s text:c="5"/></text:p>
          </table:table-cell>
          <table:table-cell table:style-name="ce102" table:formula="of:=[.O259]+[.R259]" office:value-type="float" office:value="781" calcext:value-type="float">
            <text:p>781</text:p>
          </table:table-cell>
          <table:table-cell table:style-name="ce106" table:formula="of:=[.W259]/2" office:value-type="float" office:value="390.5" calcext:value-type="float">
            <text:p>391</text:p>
          </table:table-cell>
          <table:table-cell table:style-name="ce95" table:formula="of:=[.X259]*100/[.Y$2]" office:value-type="float" office:value="98.9860583016477" calcext:value-type="float">
            <text:p><text:s/>98.9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2" calcext:value-type="date">
            <text:p>9/12/2005</text:p>
          </table:table-cell>
          <table:table-cell office:value-type="float" office:value="38" calcext:value-type="float">
            <text:p>38</text:p>
          </table:table-cell>
          <table:table-cell table:style-name="ce84" office:value-type="float" office:value="12.125" calcext:value-type="float">
            <text:p><text:s/>12.13 <text:s text:c="5"/></text:p>
          </table:table-cell>
          <table:table-cell table:style-name="ce84" office:value-type="float" office:value="27" calcext:value-type="float">
            <text:p><text:s/>27.00 <text:s text:c="5"/></text:p>
          </table:table-cell>
          <table:table-cell table:style-name="ce84" office:value-type="float" office:value="18.25946875" calcext:value-type="float">
            <text:p><text:s/>18.26 <text:s text:c="5"/></text:p>
          </table:table-cell>
          <table:table-cell table:style-name="ce84" table:formula="of:=([.D260]+[.C260])/2" office:value-type="float" office:value="19.5625" calcext:value-type="float">
            <text:p><text:s/>19.56 <text:s text:c="5"/></text:p>
          </table:table-cell>
          <table:table-cell table:style-name="ce84" table:formula="of:=ABS([.E260]-[.F260])" office:value-type="float" office:value="1.30303125" calcext:value-type="float">
            <text:p><text:s/>1.30 <text:s text:c="5"/></text:p>
          </table:table-cell>
          <table:table-cell table:formula="of:=ABS([.G260]*100/[.E260])" office:value-type="float" office:value="7.13619474827273" calcext:value-type="float">
            <text:p><text:s/>7.14 <text:s text:c="5"/></text:p>
          </table:table-cell>
          <table:table-cell table:style-name="ce84" office:value-type="float" office:value="7.1" calcext:value-type="float">
            <text:p><text:s/>7.10 <text:s text:c="5"/></text:p>
          </table:table-cell>
          <table:table-cell table:style-name="ce91" table:formula="of:=IF([.A260]&gt;=[.$L$4];1;0)" office:value-type="float" office:value="1" calcext:value-type="float">
            <text:p>1</text:p>
          </table:table-cell>
          <table:table-cell table:style-name="ce95" table:formula="of:=IF([.E260]&gt;[.K$4];[.E260]-[.K$4];0)" office:value-type="float" office:value="8.25946875" calcext:value-type="float">
            <text:p><text:s/>8.26 <text:s text:c="5"/></text:p>
          </table:table-cell>
          <table:table-cell table:style-name="ce84" table:formula="of:=[.L259]+([.K260]*[.J260])" office:value-type="float" office:value="845.426039486913" calcext:value-type="float">
            <text:p><text:s/>845.4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59]+[.N260]" office:value-type="float" office:value="398" calcext:value-type="float">
            <text:p>398</text:p>
          </table:table-cell>
          <table:table-cell table:formula="of:=[.O260]*100/[.O$3]" office:value-type="float" office:value="210.582010582011" calcext:value-type="float">
            <text:p><text:s/>210.58 <text:s text:c="5"/></text:p>
          </table:table-cell>
          <table:table-cell/>
          <table:table-cell table:style-name="ce102" table:formula="of:=[.R259]+[.Q260]" office:value-type="float" office:value="383" calcext:value-type="float">
            <text:p>383</text:p>
          </table:table-cell>
          <table:table-cell table:formula="of:=[.R260]*100/[.R$3]" office:value-type="float" office:value="98.7113402061856" calcext:value-type="float">
            <text:p><text:s/>98.71 <text:s text:c="5"/></text:p>
          </table:table-cell>
          <table:table-cell/>
          <table:table-cell table:style-name="ce102" table:formula="of:=[.U259]+[.T260]" office:value-type="float" office:value="376" calcext:value-type="float">
            <text:p>376</text:p>
          </table:table-cell>
          <table:table-cell table:formula="of:=[.U260]*100/[.U$3]" office:value-type="float" office:value="98.9473684210526" calcext:value-type="float">
            <text:p><text:s/>98.95 <text:s text:c="5"/></text:p>
          </table:table-cell>
          <table:table-cell table:style-name="ce102" table:formula="of:=[.O260]+[.R260]" office:value-type="float" office:value="781" calcext:value-type="float">
            <text:p>781</text:p>
          </table:table-cell>
          <table:table-cell table:style-name="ce106" table:formula="of:=[.W260]/2" office:value-type="float" office:value="390.5" calcext:value-type="float">
            <text:p>391</text:p>
          </table:table-cell>
          <table:table-cell table:style-name="ce95" table:formula="of:=[.X260]*100/[.Y$2]" office:value-type="float" office:value="98.9860583016477" calcext:value-type="float">
            <text:p><text:s/>98.9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3" calcext:value-type="date">
            <text:p>9/13/2005</text:p>
          </table:table-cell>
          <table:table-cell office:value-type="float" office:value="38" calcext:value-type="float">
            <text:p>38</text:p>
          </table:table-cell>
          <table:table-cell table:style-name="ce84" office:value-type="float" office:value="8.75" calcext:value-type="float">
            <text:p><text:s/>8.75 <text:s text:c="5"/></text:p>
          </table:table-cell>
          <table:table-cell table:style-name="ce84" office:value-type="float" office:value="20.562" calcext:value-type="float">
            <text:p><text:s/>20.56 <text:s text:c="5"/></text:p>
          </table:table-cell>
          <table:table-cell table:style-name="ce84" office:value-type="float" office:value="15.6181770833333" calcext:value-type="float">
            <text:p><text:s/>15.62 <text:s text:c="5"/></text:p>
          </table:table-cell>
          <table:table-cell table:style-name="ce84" table:formula="of:=([.D261]+[.C261])/2" office:value-type="float" office:value="14.656" calcext:value-type="float">
            <text:p><text:s/>14.66 <text:s text:c="5"/></text:p>
          </table:table-cell>
          <table:table-cell table:style-name="ce84" table:formula="of:=ABS([.E261]-[.F261])" office:value-type="float" office:value="0.9621770833333" calcext:value-type="float">
            <text:p><text:s/>0.96 <text:s text:c="5"/></text:p>
          </table:table-cell>
          <table:table-cell table:formula="of:=ABS([.G261]*100/[.E261])" office:value-type="float" office:value="6.16062347224935" calcext:value-type="float">
            <text:p><text:s/>6.1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61]&gt;=[.$L$4];1;0)" office:value-type="float" office:value="1" calcext:value-type="float">
            <text:p>1</text:p>
          </table:table-cell>
          <table:table-cell table:style-name="ce95" table:formula="of:=IF([.E261]&gt;[.K$4];[.E261]-[.K$4];0)" office:value-type="float" office:value="5.6181770833333" calcext:value-type="float">
            <text:p><text:s/>5.62 <text:s text:c="5"/></text:p>
          </table:table-cell>
          <table:table-cell table:style-name="ce84" table:formula="of:=[.L260]+([.K261]*[.J261])" office:value-type="float" office:value="851.044216570246" calcext:value-type="float">
            <text:p><text:s/>851.04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O260]+[.N261]" office:value-type="float" office:value="400" calcext:value-type="float">
            <text:p>400</text:p>
          </table:table-cell>
          <table:table-cell table:formula="of:=[.O261]*100/[.O$3]" office:value-type="float" office:value="211.640211640212" calcext:value-type="float">
            <text:p><text:s/>211.64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260]+[.Q261]" office:value-type="float" office:value="385" calcext:value-type="float">
            <text:p>385</text:p>
          </table:table-cell>
          <table:table-cell table:formula="of:=[.R261]*100/[.R$3]" office:value-type="float" office:value="99.2268041237113" calcext:value-type="float">
            <text:p><text:s/>99.23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U260]+[.T261]" office:value-type="float" office:value="377" calcext:value-type="float">
            <text:p>377</text:p>
          </table:table-cell>
          <table:table-cell table:formula="of:=[.U261]*100/[.U$3]" office:value-type="float" office:value="99.2105263157895" calcext:value-type="float">
            <text:p><text:s/>99.21 <text:s text:c="5"/></text:p>
          </table:table-cell>
          <table:table-cell table:style-name="ce102" table:formula="of:=[.O261]+[.R261]" office:value-type="float" office:value="785" calcext:value-type="float">
            <text:p>785</text:p>
          </table:table-cell>
          <table:table-cell table:style-name="ce106" table:formula="of:=[.W261]/2" office:value-type="float" office:value="392.5" calcext:value-type="float">
            <text:p>393</text:p>
          </table:table-cell>
          <table:table-cell table:style-name="ce95" table:formula="of:=[.X261]*100/[.Y$2]" office:value-type="float" office:value="99.4930291508238" calcext:value-type="float">
            <text:p><text:s/>99.4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4" calcext:value-type="date">
            <text:p>9/14/2005</text:p>
          </table:table-cell>
          <table:table-cell office:value-type="float" office:value="38" calcext:value-type="float">
            <text:p>38</text:p>
          </table:table-cell>
          <table:table-cell table:style-name="ce84" office:value-type="float" office:value="5.312" calcext:value-type="float">
            <text:p><text:s/>5.31 <text:s text:c="5"/></text:p>
          </table:table-cell>
          <table:table-cell table:style-name="ce84" office:value-type="float" office:value="22.125" calcext:value-type="float">
            <text:p><text:s/>22.13 <text:s text:c="5"/></text:p>
          </table:table-cell>
          <table:table-cell table:style-name="ce84" office:value-type="float" office:value="13.9618020833333" calcext:value-type="float">
            <text:p><text:s/>13.96 <text:s text:c="5"/></text:p>
          </table:table-cell>
          <table:table-cell table:style-name="ce84" table:formula="of:=([.D262]+[.C262])/2" office:value-type="float" office:value="13.7185" calcext:value-type="float">
            <text:p><text:s/>13.72 <text:s text:c="5"/></text:p>
          </table:table-cell>
          <table:table-cell table:style-name="ce84" table:formula="of:=ABS([.E262]-[.F262])" office:value-type="float" office:value="0.243302083333299" calcext:value-type="float">
            <text:p><text:s/>0.24 <text:s text:c="5"/></text:p>
          </table:table-cell>
          <table:table-cell table:formula="of:=ABS([.G262]*100/[.E262])" office:value-type="float" office:value="1.74262664576615" calcext:value-type="float">
            <text:p><text:s/>1.7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62]&gt;=[.$L$4];1;0)" office:value-type="float" office:value="1" calcext:value-type="float">
            <text:p>1</text:p>
          </table:table-cell>
          <table:table-cell table:style-name="ce95" table:formula="of:=IF([.E262]&gt;[.K$4];[.E262]-[.K$4];0)" office:value-type="float" office:value="3.9618020833333" calcext:value-type="float">
            <text:p><text:s/>3.96 <text:s text:c="5"/></text:p>
          </table:table-cell>
          <table:table-cell table:style-name="ce84" table:formula="of:=[.L261]+([.K262]*[.J262])" office:value-type="float" office:value="855.006018653579" calcext:value-type="float">
            <text:p><text:s/>855.01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61]+[.N262]" office:value-type="float" office:value="400" calcext:value-type="float">
            <text:p>400</text:p>
          </table:table-cell>
          <table:table-cell table:formula="of:=[.O262]*100/[.O$3]" office:value-type="float" office:value="211.640211640212" calcext:value-type="float">
            <text:p><text:s/>211.64 <text:s text:c="5"/></text:p>
          </table:table-cell>
          <table:table-cell/>
          <table:table-cell table:style-name="ce102" table:formula="of:=[.R261]+[.Q262]" office:value-type="float" office:value="385" calcext:value-type="float">
            <text:p>385</text:p>
          </table:table-cell>
          <table:table-cell table:formula="of:=[.R262]*100/[.R$3]" office:value-type="float" office:value="99.2268041237113" calcext:value-type="float">
            <text:p><text:s/>99.23 <text:s text:c="5"/></text:p>
          </table:table-cell>
          <table:table-cell/>
          <table:table-cell table:style-name="ce102" table:formula="of:=[.U261]+[.T262]" office:value-type="float" office:value="377" calcext:value-type="float">
            <text:p>377</text:p>
          </table:table-cell>
          <table:table-cell table:formula="of:=[.U262]*100/[.U$3]" office:value-type="float" office:value="99.2105263157895" calcext:value-type="float">
            <text:p><text:s/>99.21 <text:s text:c="5"/></text:p>
          </table:table-cell>
          <table:table-cell table:style-name="ce102" table:formula="of:=[.O262]+[.R262]" office:value-type="float" office:value="785" calcext:value-type="float">
            <text:p>785</text:p>
          </table:table-cell>
          <table:table-cell table:style-name="ce106" table:formula="of:=[.W262]/2" office:value-type="float" office:value="392.5" calcext:value-type="float">
            <text:p>393</text:p>
          </table:table-cell>
          <table:table-cell table:style-name="ce95" table:formula="of:=[.X262]*100/[.Y$2]" office:value-type="float" office:value="99.4930291508238" calcext:value-type="float">
            <text:p><text:s/>99.49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5" calcext:value-type="date">
            <text:p>9/15/2005</text:p>
          </table:table-cell>
          <table:table-cell office:value-type="float" office:value="38" calcext:value-type="float">
            <text:p>38</text:p>
          </table:table-cell>
          <table:table-cell table:style-name="ce84" office:value-type="float" office:value="10" calcext:value-type="float">
            <text:p><text:s/>10.00 <text:s text:c="5"/></text:p>
          </table:table-cell>
          <table:table-cell table:style-name="ce84" office:value-type="float" office:value="19.688" calcext:value-type="float">
            <text:p><text:s/>19.69 <text:s text:c="5"/></text:p>
          </table:table-cell>
          <table:table-cell table:style-name="ce84" office:value-type="float" office:value="14.8876145833333" calcext:value-type="float">
            <text:p><text:s/>14.89 <text:s text:c="5"/></text:p>
          </table:table-cell>
          <table:table-cell table:style-name="ce84" table:formula="of:=([.D263]+[.C263])/2" office:value-type="float" office:value="14.844" calcext:value-type="float">
            <text:p><text:s/>14.84 <text:s text:c="5"/></text:p>
          </table:table-cell>
          <table:table-cell table:style-name="ce84" table:formula="of:=ABS([.E263]-[.F263])" office:value-type="float" office:value="0.0436145833332997" calcext:value-type="float">
            <text:p><text:s/>0.04 <text:s text:c="5"/></text:p>
          </table:table-cell>
          <table:table-cell table:formula="of:=ABS([.G263]*100/[.E263])" office:value-type="float" office:value="0.292958842326065" calcext:value-type="float">
            <text:p><text:s/>0.2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63]&gt;=[.$L$4];1;0)" office:value-type="float" office:value="1" calcext:value-type="float">
            <text:p>1</text:p>
          </table:table-cell>
          <table:table-cell table:style-name="ce95" table:formula="of:=IF([.E263]&gt;[.K$4];[.E263]-[.K$4];0)" office:value-type="float" office:value="4.8876145833333" calcext:value-type="float">
            <text:p><text:s/>4.89 <text:s text:c="5"/></text:p>
          </table:table-cell>
          <table:table-cell table:style-name="ce84" table:formula="of:=[.L262]+([.K263]*[.J263])" office:value-type="float" office:value="859.893633236913" calcext:value-type="float">
            <text:p><text:s/>859.89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O262]+[.N263]" office:value-type="float" office:value="401" calcext:value-type="float">
            <text:p>401</text:p>
          </table:table-cell>
          <table:table-cell table:formula="of:=[.O263]*100/[.O$3]" office:value-type="float" office:value="212.169312169312" calcext:value-type="float">
            <text:p><text:s/>212.17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R262]+[.Q263]" office:value-type="float" office:value="387" calcext:value-type="float">
            <text:p>387</text:p>
          </table:table-cell>
          <table:table-cell table:formula="of:=[.R263]*100/[.R$3]" office:value-type="float" office:value="99.7422680412371" calcext:value-type="float">
            <text:p><text:s/>99.74 <text:s text:c="5"/></text:p>
          </table:table-cell>
          <table:table-cell table:style-name="ce102" office:value-type="float" office:value="2" calcext:value-type="float">
            <text:p>2</text:p>
          </table:table-cell>
          <table:table-cell table:style-name="ce102" table:formula="of:=[.U262]+[.T263]" office:value-type="float" office:value="379" calcext:value-type="float">
            <text:p>379</text:p>
          </table:table-cell>
          <table:table-cell table:formula="of:=[.U263]*100/[.U$3]" office:value-type="float" office:value="99.7368421052632" calcext:value-type="float">
            <text:p><text:s/>99.74 <text:s text:c="5"/></text:p>
          </table:table-cell>
          <table:table-cell table:style-name="ce102" table:formula="of:=[.O263]+[.R263]" office:value-type="float" office:value="788" calcext:value-type="float">
            <text:p>788</text:p>
          </table:table-cell>
          <table:table-cell table:style-name="ce106" table:formula="of:=[.W263]/2" office:value-type="float" office:value="394" calcext:value-type="float">
            <text:p>394</text:p>
          </table:table-cell>
          <table:table-cell table:style-name="ce95" table:formula="of:=[.X263]*100/[.Y$2]" office:value-type="float" office:value="99.873257287706" calcext:value-type="float">
            <text:p><text:s/>99.8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6" calcext:value-type="date">
            <text:p>9/16/2005</text:p>
          </table:table-cell>
          <table:table-cell office:value-type="float" office:value="38" calcext:value-type="float">
            <text:p>38</text:p>
          </table:table-cell>
          <table:table-cell table:style-name="ce84" office:value-type="float" office:value="7.438" calcext:value-type="float">
            <text:p><text:s/>7.44 <text:s text:c="5"/></text:p>
          </table:table-cell>
          <table:table-cell table:style-name="ce84" office:value-type="float" office:value="16.688" calcext:value-type="float">
            <text:p><text:s/>16.69 <text:s text:c="5"/></text:p>
          </table:table-cell>
          <table:table-cell table:style-name="ce84" office:value-type="float" office:value="11.7874375" calcext:value-type="float">
            <text:p><text:s/>11.79 <text:s text:c="5"/></text:p>
          </table:table-cell>
          <table:table-cell table:style-name="ce84" table:formula="of:=([.D264]+[.C264])/2" office:value-type="float" office:value="12.063" calcext:value-type="float">
            <text:p><text:s/>12.06 <text:s text:c="5"/></text:p>
          </table:table-cell>
          <table:table-cell table:style-name="ce84" table:formula="of:=ABS([.E264]-[.F264])" office:value-type="float" office:value="0.275562499999999" calcext:value-type="float">
            <text:p><text:s/>0.28 <text:s text:c="5"/></text:p>
          </table:table-cell>
          <table:table-cell table:formula="of:=ABS([.G264]*100/[.E264])" office:value-type="float" office:value="2.337764251136" calcext:value-type="float">
            <text:p><text:s/>2.34 <text:s text:c="5"/></text:p>
          </table:table-cell>
          <table:table-cell table:style-name="ce84" office:value-type="float" office:value="22" calcext:value-type="float">
            <text:p><text:s/>22.00 <text:s text:c="5"/></text:p>
          </table:table-cell>
          <table:table-cell table:style-name="ce91" table:formula="of:=IF([.A264]&gt;=[.$L$4];1;0)" office:value-type="float" office:value="1" calcext:value-type="float">
            <text:p>1</text:p>
          </table:table-cell>
          <table:table-cell table:style-name="ce95" table:formula="of:=IF([.E264]&gt;[.K$4];[.E264]-[.K$4];0)" office:value-type="float" office:value="1.7874375" calcext:value-type="float">
            <text:p><text:s/>1.79 <text:s text:c="5"/></text:p>
          </table:table-cell>
          <table:table-cell table:style-name="ce84" table:formula="of:=[.L263]+([.K264]*[.J264])" office:value-type="float" office:value="861.681070736913" calcext:value-type="float">
            <text:p><text:s/>861.6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63]+[.N264]" office:value-type="float" office:value="401" calcext:value-type="float">
            <text:p>401</text:p>
          </table:table-cell>
          <table:table-cell table:formula="of:=[.O26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63]+[.Q264]" office:value-type="float" office:value="387" calcext:value-type="float">
            <text:p>387</text:p>
          </table:table-cell>
          <table:table-cell table:formula="of:=[.R264]*100/[.R$3]" office:value-type="float" office:value="99.7422680412371" calcext:value-type="float">
            <text:p><text:s/>99.74 <text:s text:c="5"/></text:p>
          </table:table-cell>
          <table:table-cell/>
          <table:table-cell table:style-name="ce102" table:formula="of:=[.U263]+[.T264]" office:value-type="float" office:value="379" calcext:value-type="float">
            <text:p>379</text:p>
          </table:table-cell>
          <table:table-cell table:formula="of:=[.U264]*100/[.U$3]" office:value-type="float" office:value="99.7368421052632" calcext:value-type="float">
            <text:p><text:s/>99.74 <text:s text:c="5"/></text:p>
          </table:table-cell>
          <table:table-cell table:style-name="ce102" table:formula="of:=[.O264]+[.R264]" office:value-type="float" office:value="788" calcext:value-type="float">
            <text:p>788</text:p>
          </table:table-cell>
          <table:table-cell table:style-name="ce106" table:formula="of:=[.W264]/2" office:value-type="float" office:value="394" calcext:value-type="float">
            <text:p>394</text:p>
          </table:table-cell>
          <table:table-cell table:style-name="ce95" table:formula="of:=[.X264]*100/[.Y$2]" office:value-type="float" office:value="99.873257287706" calcext:value-type="float">
            <text:p><text:s/>99.87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7" calcext:value-type="date">
            <text:p>9/17/2005</text:p>
          </table:table-cell>
          <table:table-cell office:value-type="float" office:value="38" calcext:value-type="float">
            <text:p>38</text:p>
          </table:table-cell>
          <table:table-cell table:style-name="ce84" office:value-type="float" office:value="5" calcext:value-type="float">
            <text:p><text:s/>5.00 <text:s text:c="5"/></text:p>
          </table:table-cell>
          <table:table-cell table:style-name="ce84" office:value-type="float" office:value="11.62" calcext:value-type="float">
            <text:p><text:s/>11.62 <text:s text:c="5"/></text:p>
          </table:table-cell>
          <table:table-cell table:style-name="ce84" office:value-type="float" office:value="7.75935416666667" calcext:value-type="float">
            <text:p><text:s/>7.76 <text:s text:c="5"/></text:p>
          </table:table-cell>
          <table:table-cell table:style-name="ce84" table:formula="of:=([.D265]+[.C265])/2" office:value-type="float" office:value="8.31" calcext:value-type="float">
            <text:p><text:s/>8.31 <text:s text:c="5"/></text:p>
          </table:table-cell>
          <table:table-cell table:style-name="ce84" table:formula="of:=ABS([.E265]-[.F265])" office:value-type="float" office:value="0.550645833333329" calcext:value-type="float">
            <text:p><text:s/>0.55 <text:s text:c="5"/></text:p>
          </table:table-cell>
          <table:table-cell table:formula="of:=ABS([.G265]*100/[.E265])" office:value-type="float" office:value="7.09654207690174" calcext:value-type="float">
            <text:p><text:s/>7.1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65]&gt;=[.$L$4];1;0)" office:value-type="float" office:value="1" calcext:value-type="float">
            <text:p>1</text:p>
          </table:table-cell>
          <table:table-cell table:style-name="ce95" table:formula="of:=IF([.E265]&gt;[.K$4];[.E265]-[.K$4];0)" office:value-type="float" office:value="0" calcext:value-type="float">
            <text:p><text:s/>- <text:s text:c="5"/></text:p>
          </table:table-cell>
          <table:table-cell table:style-name="ce84" table:formula="of:=[.L264]+([.K265]*[.J265])" office:value-type="float" office:value="861.681070736913" calcext:value-type="float">
            <text:p><text:s/>861.6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264]+[.N265]" office:value-type="float" office:value="401" calcext:value-type="float">
            <text:p>401</text:p>
          </table:table-cell>
          <table:table-cell table:formula="of:=[.O265]*100/[.O$3]" office:value-type="float" office:value="212.169312169312" calcext:value-type="float">
            <text:p><text:s/>212.17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R264]+[.Q265]" office:value-type="float" office:value="388" calcext:value-type="float">
            <text:p>388</text:p>
          </table:table-cell>
          <table:table-cell table:formula="of:=[.R265]*100/[.R$3]" office:value-type="float" office:value="100" calcext:value-type="float">
            <text:p><text:s/>100.00 <text:s text:c="5"/></text:p>
          </table:table-cell>
          <table:table-cell table:style-name="ce102" office:value-type="float" office:value="1" calcext:value-type="float">
            <text:p>1</text:p>
          </table:table-cell>
          <table:table-cell table:style-name="ce102" table:formula="of:=[.U264]+[.T265]" office:value-type="float" office:value="380" calcext:value-type="float">
            <text:p>380</text:p>
          </table:table-cell>
          <table:table-cell table:formula="of:=[.U265]*100/[.U$3]" office:value-type="float" office:value="100" calcext:value-type="float">
            <text:p><text:s/>100.00 <text:s text:c="5"/></text:p>
          </table:table-cell>
          <table:table-cell table:style-name="ce102" table:formula="of:=[.O265]+[.R265]" office:value-type="float" office:value="789" calcext:value-type="float">
            <text:p>789</text:p>
          </table:table-cell>
          <table:table-cell table:style-name="ce106" table:formula="of:=[.W265]/2" office:value-type="float" office:value="394.5" calcext:value-type="float">
            <text:p>395</text:p>
          </table:table-cell>
          <table:table-cell table:style-name="ce95" table:formula="of:=[.X26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8" calcext:value-type="date">
            <text:p>9/18/2005</text:p>
          </table:table-cell>
          <table:table-cell office:value-type="float" office:value="38" calcext:value-type="float">
            <text:p>38</text:p>
          </table:table-cell>
          <table:table-cell table:style-name="ce84" office:value-type="float" office:value="2.5" calcext:value-type="float">
            <text:p><text:s/>2.50 <text:s text:c="5"/></text:p>
          </table:table-cell>
          <table:table-cell table:style-name="ce84" office:value-type="float" office:value="17.625" calcext:value-type="float">
            <text:p><text:s/>17.63 <text:s text:c="5"/></text:p>
          </table:table-cell>
          <table:table-cell table:style-name="ce84" office:value-type="float" office:value="8.77196875" calcext:value-type="float">
            <text:p><text:s/>8.77 <text:s text:c="5"/></text:p>
          </table:table-cell>
          <table:table-cell table:style-name="ce84" table:formula="of:=([.D266]+[.C266])/2" office:value-type="float" office:value="10.0625" calcext:value-type="float">
            <text:p><text:s/>10.06 <text:s text:c="5"/></text:p>
          </table:table-cell>
          <table:table-cell table:style-name="ce84" table:formula="of:=ABS([.E266]-[.F266])" office:value-type="float" office:value="1.29053125" calcext:value-type="float">
            <text:p><text:s/>1.29 <text:s text:c="5"/></text:p>
          </table:table-cell>
          <table:table-cell table:formula="of:=ABS([.G266]*100/[.E266])" office:value-type="float" office:value="14.7119909655401" calcext:value-type="float">
            <text:p><text:s/>14.7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66]&gt;=[.$L$4];1;0)" office:value-type="float" office:value="1" calcext:value-type="float">
            <text:p>1</text:p>
          </table:table-cell>
          <table:table-cell table:style-name="ce95" table:formula="of:=IF([.E266]&gt;[.K$4];[.E266]-[.K$4];0)" office:value-type="float" office:value="0" calcext:value-type="float">
            <text:p><text:s/>- <text:s text:c="5"/></text:p>
          </table:table-cell>
          <table:table-cell table:style-name="ce84" table:formula="of:=[.L265]+([.K266]*[.J266])" office:value-type="float" office:value="861.681070736913" calcext:value-type="float">
            <text:p><text:s/>861.6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65]+[.N266]" office:value-type="float" office:value="401" calcext:value-type="float">
            <text:p>401</text:p>
          </table:table-cell>
          <table:table-cell table:formula="of:=[.O26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65]+[.Q266]" office:value-type="float" office:value="388" calcext:value-type="float">
            <text:p>388</text:p>
          </table:table-cell>
          <table:table-cell table:formula="of:=[.R26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65]+[.T266]" office:value-type="float" office:value="380" calcext:value-type="float">
            <text:p>380</text:p>
          </table:table-cell>
          <table:table-cell table:formula="of:=[.U266]*100/[.U$3]" office:value-type="float" office:value="100" calcext:value-type="float">
            <text:p><text:s/>100.00 <text:s text:c="5"/></text:p>
          </table:table-cell>
          <table:table-cell table:style-name="ce102" table:formula="of:=[.O266]+[.R266]" office:value-type="float" office:value="789" calcext:value-type="float">
            <text:p>789</text:p>
          </table:table-cell>
          <table:table-cell table:style-name="ce106" table:formula="of:=[.W266]/2" office:value-type="float" office:value="394.5" calcext:value-type="float">
            <text:p>395</text:p>
          </table:table-cell>
          <table:table-cell table:style-name="ce95" table:formula="of:=[.X26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19" calcext:value-type="date">
            <text:p>9/19/2005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24.875" calcext:value-type="float">
            <text:p><text:s/>24.88 <text:s text:c="5"/></text:p>
          </table:table-cell>
          <table:table-cell table:style-name="ce84" office:value-type="float" office:value="9.19777083333333" calcext:value-type="float">
            <text:p><text:s/>9.20 <text:s text:c="5"/></text:p>
          </table:table-cell>
          <table:table-cell table:style-name="ce84" table:formula="of:=([.D267]+[.C267])/2" office:value-type="float" office:value="12.4375" calcext:value-type="float">
            <text:p><text:s/>12.44 <text:s text:c="5"/></text:p>
          </table:table-cell>
          <table:table-cell table:style-name="ce84" table:formula="of:=ABS([.E267]-[.F267])" office:value-type="float" office:value="3.23972916666667" calcext:value-type="float">
            <text:p><text:s/>3.24 <text:s text:c="5"/></text:p>
          </table:table-cell>
          <table:table-cell table:formula="of:=ABS([.G267]*100/[.E267])" office:value-type="float" office:value="35.222982017835" calcext:value-type="float">
            <text:p><text:s/>35.2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67]&gt;=[.$L$4];1;0)" office:value-type="float" office:value="1" calcext:value-type="float">
            <text:p>1</text:p>
          </table:table-cell>
          <table:table-cell table:style-name="ce95" table:formula="of:=IF([.E267]&gt;[.K$4];[.E267]-[.K$4];0)" office:value-type="float" office:value="0" calcext:value-type="float">
            <text:p><text:s/>- <text:s text:c="5"/></text:p>
          </table:table-cell>
          <table:table-cell table:style-name="ce84" table:formula="of:=[.L266]+([.K267]*[.J267])" office:value-type="float" office:value="861.681070736913" calcext:value-type="float">
            <text:p><text:s/>861.6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266]+[.N267]" office:value-type="float" office:value="401" calcext:value-type="float">
            <text:p>401</text:p>
          </table:table-cell>
          <table:table-cell table:formula="of:=[.O267]*100/[.O$3]" office:value-type="float" office:value="212.169312169312" calcext:value-type="float">
            <text:p><text:s/>212.17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266]+[.Q267]" office:value-type="float" office:value="388" calcext:value-type="float">
            <text:p>388</text:p>
          </table:table-cell>
          <table:table-cell table:formula="of:=[.R267]*100/[.R$3]" office:value-type="float" office:value="100" calcext:value-type="float">
            <text:p><text:s/>100.00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266]+[.T267]" office:value-type="float" office:value="380" calcext:value-type="float">
            <text:p>380</text:p>
          </table:table-cell>
          <table:table-cell table:formula="of:=[.U267]*100/[.U$3]" office:value-type="float" office:value="100" calcext:value-type="float">
            <text:p><text:s/>100.00 <text:s text:c="5"/></text:p>
          </table:table-cell>
          <table:table-cell table:style-name="ce102" table:formula="of:=[.O267]+[.R267]" office:value-type="float" office:value="789" calcext:value-type="float">
            <text:p>789</text:p>
          </table:table-cell>
          <table:table-cell table:style-name="ce106" table:formula="of:=[.W267]/2" office:value-type="float" office:value="394.5" calcext:value-type="float">
            <text:p>395</text:p>
          </table:table-cell>
          <table:table-cell table:style-name="ce95" table:formula="of:=[.X26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0" calcext:value-type="date">
            <text:p>9/20/2005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1.188" calcext:value-type="float">
            <text:p><text:s/>1.19 <text:s text:c="5"/></text:p>
          </table:table-cell>
          <table:table-cell table:style-name="ce84" office:value-type="float" office:value="24.5" calcext:value-type="float">
            <text:p><text:s/>24.50 <text:s text:c="5"/></text:p>
          </table:table-cell>
          <table:table-cell table:style-name="ce84" office:value-type="float" office:value="10.56140625" calcext:value-type="float">
            <text:p><text:s/>10.56 <text:s text:c="5"/></text:p>
          </table:table-cell>
          <table:table-cell table:style-name="ce84" table:formula="of:=([.D268]+[.C268])/2" office:value-type="float" office:value="12.844" calcext:value-type="float">
            <text:p><text:s/>12.84 <text:s text:c="5"/></text:p>
          </table:table-cell>
          <table:table-cell table:style-name="ce84" table:formula="of:=ABS([.E268]-[.F268])" office:value-type="float" office:value="2.28259375" calcext:value-type="float">
            <text:p><text:s/>2.28 <text:s text:c="5"/></text:p>
          </table:table-cell>
          <table:table-cell table:formula="of:=ABS([.G268]*100/[.E268])" office:value-type="float" office:value="21.6125930199873" calcext:value-type="float">
            <text:p><text:s/>21.6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68]&gt;=[.$L$4];1;0)" office:value-type="float" office:value="1" calcext:value-type="float">
            <text:p>1</text:p>
          </table:table-cell>
          <table:table-cell table:style-name="ce95" table:formula="of:=IF([.E268]&gt;[.K$4];[.E268]-[.K$4];0)" office:value-type="float" office:value="0.561406249999999" calcext:value-type="float">
            <text:p><text:s/>0.56 <text:s text:c="5"/></text:p>
          </table:table-cell>
          <table:table-cell table:style-name="ce84" table:formula="of:=[.L267]+([.K268]*[.J268])" office:value-type="float" office:value="862.242476986913" calcext:value-type="float">
            <text:p><text:s/>862.2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67]+[.N268]" office:value-type="float" office:value="401" calcext:value-type="float">
            <text:p>401</text:p>
          </table:table-cell>
          <table:table-cell table:formula="of:=[.O26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67]+[.Q268]" office:value-type="float" office:value="388" calcext:value-type="float">
            <text:p>388</text:p>
          </table:table-cell>
          <table:table-cell table:formula="of:=[.R26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67]+[.T268]" office:value-type="float" office:value="380" calcext:value-type="float">
            <text:p>380</text:p>
          </table:table-cell>
          <table:table-cell table:formula="of:=[.U268]*100/[.U$3]" office:value-type="float" office:value="100" calcext:value-type="float">
            <text:p><text:s/>100.00 <text:s text:c="5"/></text:p>
          </table:table-cell>
          <table:table-cell table:style-name="ce102" table:formula="of:=[.O268]+[.R268]" office:value-type="float" office:value="789" calcext:value-type="float">
            <text:p>789</text:p>
          </table:table-cell>
          <table:table-cell table:style-name="ce106" table:formula="of:=[.W268]/2" office:value-type="float" office:value="394.5" calcext:value-type="float">
            <text:p>395</text:p>
          </table:table-cell>
          <table:table-cell table:style-name="ce95" table:formula="of:=[.X26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1" calcext:value-type="date">
            <text:p>9/21/2005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4.438" calcext:value-type="float">
            <text:p><text:s/>4.44 <text:s text:c="5"/></text:p>
          </table:table-cell>
          <table:table-cell table:style-name="ce84" office:value-type="float" office:value="24" calcext:value-type="float">
            <text:p><text:s/>24.00 <text:s text:c="5"/></text:p>
          </table:table-cell>
          <table:table-cell table:style-name="ce84" office:value-type="float" office:value="11.6787604166667" calcext:value-type="float">
            <text:p><text:s/>11.68 <text:s text:c="5"/></text:p>
          </table:table-cell>
          <table:table-cell table:style-name="ce84" table:formula="of:=([.D269]+[.C269])/2" office:value-type="float" office:value="14.219" calcext:value-type="float">
            <text:p><text:s/>14.22 <text:s text:c="5"/></text:p>
          </table:table-cell>
          <table:table-cell table:style-name="ce84" table:formula="of:=ABS([.E269]-[.F269])" office:value-type="float" office:value="2.5402395833333" calcext:value-type="float">
            <text:p><text:s/>2.54 <text:s text:c="5"/></text:p>
          </table:table-cell>
          <table:table-cell table:formula="of:=ABS([.G269]*100/[.E269])" office:value-type="float" office:value="21.7509349683048" calcext:value-type="float">
            <text:p><text:s/>21.7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69]&gt;=[.$L$4];1;0)" office:value-type="float" office:value="1" calcext:value-type="float">
            <text:p>1</text:p>
          </table:table-cell>
          <table:table-cell table:style-name="ce95" table:formula="of:=IF([.E269]&gt;[.K$4];[.E269]-[.K$4];0)" office:value-type="float" office:value="1.6787604166667" calcext:value-type="float">
            <text:p><text:s/>1.68 <text:s text:c="5"/></text:p>
          </table:table-cell>
          <table:table-cell table:style-name="ce84" table:formula="of:=[.L268]+([.K269]*[.J269])" office:value-type="float" office:value="863.921237403579" calcext:value-type="float">
            <text:p><text:s/>863.92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268]+[.N269]" office:value-type="float" office:value="401" calcext:value-type="float">
            <text:p>401</text:p>
          </table:table-cell>
          <table:table-cell table:formula="of:=[.O269]*100/[.O$3]" office:value-type="float" office:value="212.169312169312" calcext:value-type="float">
            <text:p><text:s/>212.17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268]+[.Q269]" office:value-type="float" office:value="388" calcext:value-type="float">
            <text:p>388</text:p>
          </table:table-cell>
          <table:table-cell table:formula="of:=[.R269]*100/[.R$3]" office:value-type="float" office:value="100" calcext:value-type="float">
            <text:p><text:s/>100.00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268]+[.T269]" office:value-type="float" office:value="380" calcext:value-type="float">
            <text:p>380</text:p>
          </table:table-cell>
          <table:table-cell table:formula="of:=[.U269]*100/[.U$3]" office:value-type="float" office:value="100" calcext:value-type="float">
            <text:p><text:s/>100.00 <text:s text:c="5"/></text:p>
          </table:table-cell>
          <table:table-cell table:style-name="ce102" table:formula="of:=[.O269]+[.R269]" office:value-type="float" office:value="789" calcext:value-type="float">
            <text:p>789</text:p>
          </table:table-cell>
          <table:table-cell table:style-name="ce106" table:formula="of:=[.W269]/2" office:value-type="float" office:value="394.5" calcext:value-type="float">
            <text:p>395</text:p>
          </table:table-cell>
          <table:table-cell table:style-name="ce95" table:formula="of:=[.X26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2" calcext:value-type="date">
            <text:p>9/22/2005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3.75" calcext:value-type="float">
            <text:p><text:s/>3.75 <text:s text:c="5"/></text:p>
          </table:table-cell>
          <table:table-cell table:style-name="ce84" office:value-type="float" office:value="21.25" calcext:value-type="float">
            <text:p><text:s/>21.25 <text:s text:c="5"/></text:p>
          </table:table-cell>
          <table:table-cell table:style-name="ce84" office:value-type="float" office:value="11.1775833333333" calcext:value-type="float">
            <text:p><text:s/>11.18 <text:s text:c="5"/></text:p>
          </table:table-cell>
          <table:table-cell table:style-name="ce84" table:formula="of:=([.D270]+[.C270])/2" office:value-type="float" office:value="12.5" calcext:value-type="float">
            <text:p><text:s/>12.50 <text:s text:c="5"/></text:p>
          </table:table-cell>
          <table:table-cell table:style-name="ce84" table:formula="of:=ABS([.E270]-[.F270])" office:value-type="float" office:value="1.3224166666667" calcext:value-type="float">
            <text:p><text:s/>1.32 <text:s text:c="5"/></text:p>
          </table:table-cell>
          <table:table-cell table:formula="of:=ABS([.G270]*100/[.E270])" office:value-type="float" office:value="11.8309712147083" calcext:value-type="float">
            <text:p><text:s/>11.8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0]&gt;=[.$L$4];1;0)" office:value-type="float" office:value="1" calcext:value-type="float">
            <text:p>1</text:p>
          </table:table-cell>
          <table:table-cell table:style-name="ce95" table:formula="of:=IF([.E270]&gt;[.K$4];[.E270]-[.K$4];0)" office:value-type="float" office:value="1.1775833333333" calcext:value-type="float">
            <text:p><text:s/>1.18 <text:s text:c="5"/></text:p>
          </table:table-cell>
          <table:table-cell table:style-name="ce84" table:formula="of:=[.L269]+([.K270]*[.J270])" office:value-type="float" office:value="865.098820736913" calcext:value-type="float">
            <text:p><text:s/>865.10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69]+[.N270]" office:value-type="float" office:value="401" calcext:value-type="float">
            <text:p>401</text:p>
          </table:table-cell>
          <table:table-cell table:formula="of:=[.O27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69]+[.Q270]" office:value-type="float" office:value="388" calcext:value-type="float">
            <text:p>388</text:p>
          </table:table-cell>
          <table:table-cell table:formula="of:=[.R27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69]+[.T270]" office:value-type="float" office:value="380" calcext:value-type="float">
            <text:p>380</text:p>
          </table:table-cell>
          <table:table-cell table:formula="of:=[.U270]*100/[.U$3]" office:value-type="float" office:value="100" calcext:value-type="float">
            <text:p><text:s/>100.00 <text:s text:c="5"/></text:p>
          </table:table-cell>
          <table:table-cell table:style-name="ce102" table:formula="of:=[.O270]+[.R270]" office:value-type="float" office:value="789" calcext:value-type="float">
            <text:p>789</text:p>
          </table:table-cell>
          <table:table-cell table:style-name="ce106" table:formula="of:=[.W270]/2" office:value-type="float" office:value="394.5" calcext:value-type="float">
            <text:p>395</text:p>
          </table:table-cell>
          <table:table-cell table:style-name="ce95" table:formula="of:=[.X27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3" calcext:value-type="date">
            <text:p>9/23/2005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3.812" calcext:value-type="float">
            <text:p><text:s/>3.81 <text:s text:c="5"/></text:p>
          </table:table-cell>
          <table:table-cell table:style-name="ce84" office:value-type="float" office:value="23.25" calcext:value-type="float">
            <text:p><text:s/>23.25 <text:s text:c="5"/></text:p>
          </table:table-cell>
          <table:table-cell table:style-name="ce84" office:value-type="float" office:value="11.6838125" calcext:value-type="float">
            <text:p><text:s/>11.68 <text:s text:c="5"/></text:p>
          </table:table-cell>
          <table:table-cell table:style-name="ce84" table:formula="of:=([.D271]+[.C271])/2" office:value-type="float" office:value="13.531" calcext:value-type="float">
            <text:p><text:s/>13.53 <text:s text:c="5"/></text:p>
          </table:table-cell>
          <table:table-cell table:style-name="ce84" table:formula="of:=ABS([.E271]-[.F271])" office:value-type="float" office:value="1.8471875" calcext:value-type="float">
            <text:p><text:s/>1.85 <text:s text:c="5"/></text:p>
          </table:table-cell>
          <table:table-cell table:formula="of:=ABS([.G271]*100/[.E271])" office:value-type="float" office:value="15.8098009532419" calcext:value-type="float">
            <text:p><text:s/>15.8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1]&gt;=[.$L$4];1;0)" office:value-type="float" office:value="1" calcext:value-type="float">
            <text:p>1</text:p>
          </table:table-cell>
          <table:table-cell table:style-name="ce95" table:formula="of:=IF([.E271]&gt;[.K$4];[.E271]-[.K$4];0)" office:value-type="float" office:value="1.6838125" calcext:value-type="float">
            <text:p><text:s/>1.68 <text:s text:c="5"/></text:p>
          </table:table-cell>
          <table:table-cell table:style-name="ce84" table:formula="of:=[.L270]+([.K271]*[.J271])" office:value-type="float" office:value="866.782633236913" calcext:value-type="float">
            <text:p><text:s/>866.78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270]+[.N271]" office:value-type="float" office:value="401" calcext:value-type="float">
            <text:p>401</text:p>
          </table:table-cell>
          <table:table-cell table:formula="of:=[.O271]*100/[.O$3]" office:value-type="float" office:value="212.169312169312" calcext:value-type="float">
            <text:p><text:s/>212.17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270]+[.Q271]" office:value-type="float" office:value="388" calcext:value-type="float">
            <text:p>388</text:p>
          </table:table-cell>
          <table:table-cell table:formula="of:=[.R271]*100/[.R$3]" office:value-type="float" office:value="100" calcext:value-type="float">
            <text:p><text:s/>100.00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270]+[.T271]" office:value-type="float" office:value="380" calcext:value-type="float">
            <text:p>380</text:p>
          </table:table-cell>
          <table:table-cell table:formula="of:=[.U271]*100/[.U$3]" office:value-type="float" office:value="100" calcext:value-type="float">
            <text:p><text:s/>100.00 <text:s text:c="5"/></text:p>
          </table:table-cell>
          <table:table-cell table:style-name="ce102" table:formula="of:=[.O271]+[.R271]" office:value-type="float" office:value="789" calcext:value-type="float">
            <text:p>789</text:p>
          </table:table-cell>
          <table:table-cell table:style-name="ce106" table:formula="of:=[.W271]/2" office:value-type="float" office:value="394.5" calcext:value-type="float">
            <text:p>395</text:p>
          </table:table-cell>
          <table:table-cell table:style-name="ce95" table:formula="of:=[.X27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4" calcext:value-type="date">
            <text:p>9/24/2005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3.312" calcext:value-type="float">
            <text:p><text:s/>3.31 <text:s text:c="5"/></text:p>
          </table:table-cell>
          <table:table-cell table:style-name="ce84" office:value-type="float" office:value="21.562" calcext:value-type="float">
            <text:p><text:s/>21.56 <text:s text:c="5"/></text:p>
          </table:table-cell>
          <table:table-cell table:style-name="ce84" office:value-type="float" office:value="12.01025" calcext:value-type="float">
            <text:p><text:s/>12.01 <text:s text:c="5"/></text:p>
          </table:table-cell>
          <table:table-cell table:style-name="ce84" table:formula="of:=([.D272]+[.C272])/2" office:value-type="float" office:value="12.437" calcext:value-type="float">
            <text:p><text:s/>12.44 <text:s text:c="5"/></text:p>
          </table:table-cell>
          <table:table-cell table:style-name="ce84" table:formula="of:=ABS([.E272]-[.F272])" office:value-type="float" office:value="0.426750000000002" calcext:value-type="float">
            <text:p><text:s/>0.43 <text:s text:c="5"/></text:p>
          </table:table-cell>
          <table:table-cell table:formula="of:=ABS([.G272]*100/[.E272])" office:value-type="float" office:value="3.55321496221979" calcext:value-type="float">
            <text:p><text:s/>3.5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2]&gt;=[.$L$4];1;0)" office:value-type="float" office:value="1" calcext:value-type="float">
            <text:p>1</text:p>
          </table:table-cell>
          <table:table-cell table:style-name="ce95" table:formula="of:=IF([.E272]&gt;[.K$4];[.E272]-[.K$4];0)" office:value-type="float" office:value="2.01025" calcext:value-type="float">
            <text:p><text:s/>2.01 <text:s text:c="5"/></text:p>
          </table:table-cell>
          <table:table-cell table:style-name="ce84" table:formula="of:=[.L271]+([.K272]*[.J272])" office:value-type="float" office:value="868.792883236913" calcext:value-type="float">
            <text:p><text:s/>868.79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71]+[.N272]" office:value-type="float" office:value="401" calcext:value-type="float">
            <text:p>401</text:p>
          </table:table-cell>
          <table:table-cell table:formula="of:=[.O27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71]+[.Q272]" office:value-type="float" office:value="388" calcext:value-type="float">
            <text:p>388</text:p>
          </table:table-cell>
          <table:table-cell table:formula="of:=[.R27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71]+[.T272]" office:value-type="float" office:value="380" calcext:value-type="float">
            <text:p>380</text:p>
          </table:table-cell>
          <table:table-cell table:formula="of:=[.U272]*100/[.U$3]" office:value-type="float" office:value="100" calcext:value-type="float">
            <text:p><text:s/>100.00 <text:s text:c="5"/></text:p>
          </table:table-cell>
          <table:table-cell table:style-name="ce102" table:formula="of:=[.O272]+[.R272]" office:value-type="float" office:value="789" calcext:value-type="float">
            <text:p>789</text:p>
          </table:table-cell>
          <table:table-cell table:style-name="ce106" table:formula="of:=[.W272]/2" office:value-type="float" office:value="394.5" calcext:value-type="float">
            <text:p>395</text:p>
          </table:table-cell>
          <table:table-cell table:style-name="ce95" table:formula="of:=[.X27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5" calcext:value-type="date">
            <text:p>9/25/2005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.75" calcext:value-type="float">
            <text:p><text:s/>5.75 <text:s text:c="5"/></text:p>
          </table:table-cell>
          <table:table-cell table:style-name="ce84" office:value-type="float" office:value="23.25" calcext:value-type="float">
            <text:p><text:s/>23.25 <text:s text:c="5"/></text:p>
          </table:table-cell>
          <table:table-cell table:style-name="ce84" office:value-type="float" office:value="13.4540729166667" calcext:value-type="float">
            <text:p><text:s/>13.45 <text:s text:c="5"/></text:p>
          </table:table-cell>
          <table:table-cell table:style-name="ce84" table:formula="of:=([.D273]+[.C273])/2" office:value-type="float" office:value="14.5" calcext:value-type="float">
            <text:p><text:s/>14.50 <text:s text:c="5"/></text:p>
          </table:table-cell>
          <table:table-cell table:style-name="ce84" table:formula="of:=ABS([.E273]-[.F273])" office:value-type="float" office:value="1.0459270833333" calcext:value-type="float">
            <text:p><text:s/>1.05 <text:s text:c="5"/></text:p>
          </table:table-cell>
          <table:table-cell table:formula="of:=ABS([.G273]*100/[.E273])" office:value-type="float" office:value="7.77405540918112" calcext:value-type="float">
            <text:p><text:s/>7.7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3]&gt;=[.$L$4];1;0)" office:value-type="float" office:value="1" calcext:value-type="float">
            <text:p>1</text:p>
          </table:table-cell>
          <table:table-cell table:style-name="ce95" table:formula="of:=IF([.E273]&gt;[.K$4];[.E273]-[.K$4];0)" office:value-type="float" office:value="3.4540729166667" calcext:value-type="float">
            <text:p><text:s/>3.45 <text:s text:c="5"/></text:p>
          </table:table-cell>
          <table:table-cell table:style-name="ce84" table:formula="of:=[.L272]+([.K273]*[.J273])" office:value-type="float" office:value="872.246956153579" calcext:value-type="float">
            <text:p><text:s/>872.25 <text:s text:c="5"/></text:p>
          </table:table-cell>
          <table:table-cell office:value-type="string" calcext:value-type="string">
            <text:p>FIELD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O272]+[.N273]" office:value-type="float" office:value="401" calcext:value-type="float">
            <text:p>401</text:p>
          </table:table-cell>
          <table:table-cell table:formula="of:=[.O273]*100/[.O$3]" office:value-type="float" office:value="212.169312169312" calcext:value-type="float">
            <text:p><text:s/>212.17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R272]+[.Q273]" office:value-type="float" office:value="388" calcext:value-type="float">
            <text:p>388</text:p>
          </table:table-cell>
          <table:table-cell table:formula="of:=[.R273]*100/[.R$3]" office:value-type="float" office:value="100" calcext:value-type="float">
            <text:p><text:s/>100.00 <text:s text:c="5"/></text:p>
          </table:table-cell>
          <table:table-cell table:style-name="ce102" office:value-type="float" office:value="0" calcext:value-type="float">
            <text:p>0</text:p>
          </table:table-cell>
          <table:table-cell table:style-name="ce102" table:formula="of:=[.U272]+[.T273]" office:value-type="float" office:value="380" calcext:value-type="float">
            <text:p>380</text:p>
          </table:table-cell>
          <table:table-cell table:formula="of:=[.U273]*100/[.U$3]" office:value-type="float" office:value="100" calcext:value-type="float">
            <text:p><text:s/>100.00 <text:s text:c="5"/></text:p>
          </table:table-cell>
          <table:table-cell table:style-name="ce102" table:formula="of:=[.O273]+[.R273]" office:value-type="float" office:value="789" calcext:value-type="float">
            <text:p>789</text:p>
          </table:table-cell>
          <table:table-cell table:style-name="ce106" table:formula="of:=[.W273]/2" office:value-type="float" office:value="394.5" calcext:value-type="float">
            <text:p>395</text:p>
          </table:table-cell>
          <table:table-cell table:style-name="ce95" table:formula="of:=[.X27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6" calcext:value-type="date">
            <text:p>9/26/2005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6.875" calcext:value-type="float">
            <text:p><text:s/>6.88 <text:s text:c="5"/></text:p>
          </table:table-cell>
          <table:table-cell table:style-name="ce84" office:value-type="float" office:value="24.875" calcext:value-type="float">
            <text:p><text:s/>24.88 <text:s text:c="5"/></text:p>
          </table:table-cell>
          <table:table-cell table:style-name="ce84" office:value-type="float" office:value="14.4266458333333" calcext:value-type="float">
            <text:p><text:s/>14.43 <text:s text:c="5"/></text:p>
          </table:table-cell>
          <table:table-cell table:style-name="ce84" table:formula="of:=([.D274]+[.C274])/2" office:value-type="float" office:value="15.875" calcext:value-type="float">
            <text:p><text:s/>15.88 <text:s text:c="5"/></text:p>
          </table:table-cell>
          <table:table-cell table:style-name="ce84" table:formula="of:=ABS([.E274]-[.F274])" office:value-type="float" office:value="1.4483541666667" calcext:value-type="float">
            <text:p><text:s/>1.45 <text:s text:c="5"/></text:p>
          </table:table-cell>
          <table:table-cell table:formula="of:=ABS([.G274]*100/[.E274])" office:value-type="float" office:value="10.0394380190593" calcext:value-type="float">
            <text:p><text:s/>10.0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4]&gt;=[.$L$4];1;0)" office:value-type="float" office:value="1" calcext:value-type="float">
            <text:p>1</text:p>
          </table:table-cell>
          <table:table-cell table:style-name="ce95" table:formula="of:=IF([.E274]&gt;[.K$4];[.E274]-[.K$4];0)" office:value-type="float" office:value="4.4266458333333" calcext:value-type="float">
            <text:p><text:s/>4.43 <text:s text:c="5"/></text:p>
          </table:table-cell>
          <table:table-cell table:style-name="ce84" table:formula="of:=[.L273]+([.K274]*[.J274])" office:value-type="float" office:value="876.673601986913" calcext:value-type="float">
            <text:p><text:s/>876.67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73]+[.N274]" office:value-type="float" office:value="401" calcext:value-type="float">
            <text:p>401</text:p>
          </table:table-cell>
          <table:table-cell table:formula="of:=[.O27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73]+[.Q274]" office:value-type="float" office:value="388" calcext:value-type="float">
            <text:p>388</text:p>
          </table:table-cell>
          <table:table-cell table:formula="of:=[.R27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73]+[.T274]" office:value-type="float" office:value="380" calcext:value-type="float">
            <text:p>380</text:p>
          </table:table-cell>
          <table:table-cell table:formula="of:=[.U274]*100/[.U$3]" office:value-type="float" office:value="100" calcext:value-type="float">
            <text:p><text:s/>100.00 <text:s text:c="5"/></text:p>
          </table:table-cell>
          <table:table-cell table:style-name="ce102" table:formula="of:=[.O274]+[.R274]" office:value-type="float" office:value="789" calcext:value-type="float">
            <text:p>789</text:p>
          </table:table-cell>
          <table:table-cell table:style-name="ce106" table:formula="of:=[.W274]/2" office:value-type="float" office:value="394.5" calcext:value-type="float">
            <text:p>395</text:p>
          </table:table-cell>
          <table:table-cell table:style-name="ce95" table:formula="of:=[.X27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7" calcext:value-type="date">
            <text:p>9/27/2005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8.938" calcext:value-type="float">
            <text:p><text:s/>8.94 <text:s text:c="5"/></text:p>
          </table:table-cell>
          <table:table-cell table:style-name="ce84" office:value-type="float" office:value="23.375" calcext:value-type="float">
            <text:p><text:s/>23.38 <text:s text:c="5"/></text:p>
          </table:table-cell>
          <table:table-cell table:style-name="ce84" office:value-type="float" office:value="15.2816041666667" calcext:value-type="float">
            <text:p><text:s/>15.28 <text:s text:c="5"/></text:p>
          </table:table-cell>
          <table:table-cell table:style-name="ce84" table:formula="of:=([.D275]+[.C275])/2" office:value-type="float" office:value="16.1565" calcext:value-type="float">
            <text:p><text:s/>16.16 <text:s text:c="5"/></text:p>
          </table:table-cell>
          <table:table-cell table:style-name="ce84" table:formula="of:=ABS([.E275]-[.F275])" office:value-type="float" office:value="0.874895833333301" calcext:value-type="float">
            <text:p><text:s/>0.87 <text:s text:c="5"/></text:p>
          </table:table-cell>
          <table:table-cell table:formula="of:=ABS([.G275]*100/[.E275])" office:value-type="float" office:value="5.72515701749222" calcext:value-type="float">
            <text:p><text:s/>5.7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5]&gt;=[.$L$4];1;0)" office:value-type="float" office:value="1" calcext:value-type="float">
            <text:p>1</text:p>
          </table:table-cell>
          <table:table-cell table:style-name="ce95" table:formula="of:=IF([.E275]&gt;[.K$4];[.E275]-[.K$4];0)" office:value-type="float" office:value="5.2816041666667" calcext:value-type="float">
            <text:p><text:s/>5.28 <text:s text:c="5"/></text:p>
          </table:table-cell>
          <table:table-cell table:style-name="ce84" table:formula="of:=[.L274]+([.K275]*[.J275])" office:value-type="float" office:value="881.95520615358" calcext:value-type="float">
            <text:p><text:s/>881.9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74]+[.N275]" office:value-type="float" office:value="401" calcext:value-type="float">
            <text:p>401</text:p>
          </table:table-cell>
          <table:table-cell table:formula="of:=[.O27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74]+[.Q275]" office:value-type="float" office:value="388" calcext:value-type="float">
            <text:p>388</text:p>
          </table:table-cell>
          <table:table-cell table:formula="of:=[.R27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74]+[.T275]" office:value-type="float" office:value="380" calcext:value-type="float">
            <text:p>380</text:p>
          </table:table-cell>
          <table:table-cell table:formula="of:=[.U275]*100/[.U$3]" office:value-type="float" office:value="100" calcext:value-type="float">
            <text:p><text:s/>100.00 <text:s text:c="5"/></text:p>
          </table:table-cell>
          <table:table-cell table:style-name="ce102" table:formula="of:=[.O275]+[.R275]" office:value-type="float" office:value="789" calcext:value-type="float">
            <text:p>789</text:p>
          </table:table-cell>
          <table:table-cell table:style-name="ce106" table:formula="of:=[.W275]/2" office:value-type="float" office:value="394.5" calcext:value-type="float">
            <text:p>395</text:p>
          </table:table-cell>
          <table:table-cell table:style-name="ce95" table:formula="of:=[.X27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8" calcext:value-type="date">
            <text:p>9/28/2005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8.375" calcext:value-type="float">
            <text:p><text:s/>8.38 <text:s text:c="5"/></text:p>
          </table:table-cell>
          <table:table-cell table:style-name="ce84" office:value-type="float" office:value="21.312" calcext:value-type="float">
            <text:p><text:s/>21.31 <text:s text:c="5"/></text:p>
          </table:table-cell>
          <table:table-cell table:style-name="ce84" office:value-type="float" office:value="14.0219270833333" calcext:value-type="float">
            <text:p><text:s/>14.02 <text:s text:c="5"/></text:p>
          </table:table-cell>
          <table:table-cell table:style-name="ce84" table:formula="of:=([.D276]+[.C276])/2" office:value-type="float" office:value="14.8435" calcext:value-type="float">
            <text:p><text:s/>14.84 <text:s text:c="5"/></text:p>
          </table:table-cell>
          <table:table-cell table:style-name="ce84" table:formula="of:=ABS([.E276]-[.F276])" office:value-type="float" office:value="0.821572916666701" calcext:value-type="float">
            <text:p><text:s/>0.82 <text:s text:c="5"/></text:p>
          </table:table-cell>
          <table:table-cell table:formula="of:=ABS([.G276]*100/[.E276])" office:value-type="float" office:value="5.85920117672868" calcext:value-type="float">
            <text:p><text:s/>5.8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6]&gt;=[.$L$4];1;0)" office:value-type="float" office:value="1" calcext:value-type="float">
            <text:p>1</text:p>
          </table:table-cell>
          <table:table-cell table:style-name="ce95" table:formula="of:=IF([.E276]&gt;[.K$4];[.E276]-[.K$4];0)" office:value-type="float" office:value="4.0219270833333" calcext:value-type="float">
            <text:p><text:s/>4.02 <text:s text:c="5"/></text:p>
          </table:table-cell>
          <table:table-cell table:style-name="ce84" table:formula="of:=[.L275]+([.K276]*[.J276])" office:value-type="float" office:value="885.977133236913" calcext:value-type="float">
            <text:p><text:s/>885.9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75]+[.N276]" office:value-type="float" office:value="401" calcext:value-type="float">
            <text:p>401</text:p>
          </table:table-cell>
          <table:table-cell table:formula="of:=[.O27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75]+[.Q276]" office:value-type="float" office:value="388" calcext:value-type="float">
            <text:p>388</text:p>
          </table:table-cell>
          <table:table-cell table:formula="of:=[.R27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75]+[.T276]" office:value-type="float" office:value="380" calcext:value-type="float">
            <text:p>380</text:p>
          </table:table-cell>
          <table:table-cell table:formula="of:=[.U276]*100/[.U$3]" office:value-type="float" office:value="100" calcext:value-type="float">
            <text:p><text:s/>100.00 <text:s text:c="5"/></text:p>
          </table:table-cell>
          <table:table-cell table:style-name="ce102" table:formula="of:=[.O276]+[.R276]" office:value-type="float" office:value="789" calcext:value-type="float">
            <text:p>789</text:p>
          </table:table-cell>
          <table:table-cell table:style-name="ce106" table:formula="of:=[.W276]/2" office:value-type="float" office:value="394.5" calcext:value-type="float">
            <text:p>395</text:p>
          </table:table-cell>
          <table:table-cell table:style-name="ce95" table:formula="of:=[.X27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29" calcext:value-type="date">
            <text:p>9/29/2005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9.25" calcext:value-type="float">
            <text:p><text:s/>9.25 <text:s text:c="5"/></text:p>
          </table:table-cell>
          <table:table-cell table:style-name="ce84" office:value-type="float" office:value="16.312" calcext:value-type="float">
            <text:p><text:s/>16.31 <text:s text:c="5"/></text:p>
          </table:table-cell>
          <table:table-cell table:style-name="ce84" office:value-type="float" office:value="12.0474270833333" calcext:value-type="float">
            <text:p><text:s/>12.05 <text:s text:c="5"/></text:p>
          </table:table-cell>
          <table:table-cell table:style-name="ce84" table:formula="of:=([.D277]+[.C277])/2" office:value-type="float" office:value="12.781" calcext:value-type="float">
            <text:p><text:s/>12.78 <text:s text:c="5"/></text:p>
          </table:table-cell>
          <table:table-cell table:style-name="ce84" table:formula="of:=ABS([.E277]-[.F277])" office:value-type="float" office:value="0.7335729166667" calcext:value-type="float">
            <text:p><text:s/>0.73 <text:s text:c="5"/></text:p>
          </table:table-cell>
          <table:table-cell table:formula="of:=ABS([.G277]*100/[.E277])" office:value-type="float" office:value="6.08904217964965" calcext:value-type="float">
            <text:p><text:s/>6.09 <text:s text:c="5"/></text:p>
          </table:table-cell>
          <table:table-cell table:style-name="ce84" office:value-type="float" office:value="5.1" calcext:value-type="float">
            <text:p><text:s/>5.10 <text:s text:c="5"/></text:p>
          </table:table-cell>
          <table:table-cell table:style-name="ce91" table:formula="of:=IF([.A277]&gt;=[.$L$4];1;0)" office:value-type="float" office:value="1" calcext:value-type="float">
            <text:p>1</text:p>
          </table:table-cell>
          <table:table-cell table:style-name="ce95" table:formula="of:=IF([.E277]&gt;[.K$4];[.E277]-[.K$4];0)" office:value-type="float" office:value="2.0474270833333" calcext:value-type="float">
            <text:p><text:s/>2.05 <text:s text:c="5"/></text:p>
          </table:table-cell>
          <table:table-cell table:style-name="ce84" table:formula="of:=[.L276]+([.K277]*[.J277])" office:value-type="float" office:value="888.024560320246" calcext:value-type="float">
            <text:p><text:s/>88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76]+[.N277]" office:value-type="float" office:value="401" calcext:value-type="float">
            <text:p>401</text:p>
          </table:table-cell>
          <table:table-cell table:formula="of:=[.O27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76]+[.Q277]" office:value-type="float" office:value="388" calcext:value-type="float">
            <text:p>388</text:p>
          </table:table-cell>
          <table:table-cell table:formula="of:=[.R27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76]+[.T277]" office:value-type="float" office:value="380" calcext:value-type="float">
            <text:p>380</text:p>
          </table:table-cell>
          <table:table-cell table:formula="of:=[.U277]*100/[.U$3]" office:value-type="float" office:value="100" calcext:value-type="float">
            <text:p><text:s/>100.00 <text:s text:c="5"/></text:p>
          </table:table-cell>
          <table:table-cell table:style-name="ce102" table:formula="of:=[.O277]+[.R277]" office:value-type="float" office:value="789" calcext:value-type="float">
            <text:p>789</text:p>
          </table:table-cell>
          <table:table-cell table:style-name="ce106" table:formula="of:=[.W277]/2" office:value-type="float" office:value="394.5" calcext:value-type="float">
            <text:p>395</text:p>
          </table:table-cell>
          <table:table-cell table:style-name="ce95" table:formula="of:=[.X27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09-30" calcext:value-type="date">
            <text:p>9/30/2005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5.75" calcext:value-type="float">
            <text:p><text:s/>5.75 <text:s text:c="5"/></text:p>
          </table:table-cell>
          <table:table-cell table:style-name="ce84" office:value-type="float" office:value="10.75" calcext:value-type="float">
            <text:p><text:s/>10.75 <text:s text:c="5"/></text:p>
          </table:table-cell>
          <table:table-cell table:style-name="ce84" office:value-type="float" office:value="8.65088541666667" calcext:value-type="float">
            <text:p><text:s/>8.65 <text:s text:c="5"/></text:p>
          </table:table-cell>
          <table:table-cell table:style-name="ce84" table:formula="of:=([.D278]+[.C278])/2" office:value-type="float" office:value="8.25" calcext:value-type="float">
            <text:p><text:s/>8.25 <text:s text:c="5"/></text:p>
          </table:table-cell>
          <table:table-cell table:style-name="ce84" table:formula="of:=ABS([.E278]-[.F278])" office:value-type="float" office:value="0.40088541666667" calcext:value-type="float">
            <text:p><text:s/>0.40 <text:s text:c="5"/></text:p>
          </table:table-cell>
          <table:table-cell table:formula="of:=ABS([.G278]*100/[.E278])" office:value-type="float" office:value="4.63403914580038" calcext:value-type="float">
            <text:p><text:s/>4.63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278]&gt;=[.$L$4];1;0)" office:value-type="float" office:value="1" calcext:value-type="float">
            <text:p>1</text:p>
          </table:table-cell>
          <table:table-cell table:style-name="ce95" table:formula="of:=IF([.E278]&gt;[.K$4];[.E278]-[.K$4];0)" office:value-type="float" office:value="0" calcext:value-type="float">
            <text:p><text:s/>- <text:s text:c="5"/></text:p>
          </table:table-cell>
          <table:table-cell table:style-name="ce84" table:formula="of:=[.L277]+([.K278]*[.J278])" office:value-type="float" office:value="888.024560320246" calcext:value-type="float">
            <text:p><text:s/>88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77]+[.N278]" office:value-type="float" office:value="401" calcext:value-type="float">
            <text:p>401</text:p>
          </table:table-cell>
          <table:table-cell table:formula="of:=[.O27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77]+[.Q278]" office:value-type="float" office:value="388" calcext:value-type="float">
            <text:p>388</text:p>
          </table:table-cell>
          <table:table-cell table:formula="of:=[.R27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77]+[.T278]" office:value-type="float" office:value="380" calcext:value-type="float">
            <text:p>380</text:p>
          </table:table-cell>
          <table:table-cell table:formula="of:=[.U278]*100/[.U$3]" office:value-type="float" office:value="100" calcext:value-type="float">
            <text:p><text:s/>100.00 <text:s text:c="5"/></text:p>
          </table:table-cell>
          <table:table-cell table:style-name="ce102" table:formula="of:=[.O278]+[.R278]" office:value-type="float" office:value="789" calcext:value-type="float">
            <text:p>789</text:p>
          </table:table-cell>
          <table:table-cell table:style-name="ce106" table:formula="of:=[.W278]/2" office:value-type="float" office:value="394.5" calcext:value-type="float">
            <text:p>395</text:p>
          </table:table-cell>
          <table:table-cell table:style-name="ce95" table:formula="of:=[.X27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1" calcext:value-type="date">
            <text:p>10/1/2005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5.125" calcext:value-type="float">
            <text:p><text:s/>5.13 <text:s text:c="5"/></text:p>
          </table:table-cell>
          <table:table-cell table:style-name="ce84" office:value-type="float" office:value="12.688" calcext:value-type="float">
            <text:p><text:s/>12.69 <text:s text:c="5"/></text:p>
          </table:table-cell>
          <table:table-cell table:style-name="ce84" office:value-type="float" office:value="8.87858333333333" calcext:value-type="float">
            <text:p><text:s/>8.88 <text:s text:c="5"/></text:p>
          </table:table-cell>
          <table:table-cell table:style-name="ce84" table:formula="of:=([.D279]+[.C279])/2" office:value-type="float" office:value="8.9065" calcext:value-type="float">
            <text:p><text:s/>8.91 <text:s text:c="5"/></text:p>
          </table:table-cell>
          <table:table-cell table:style-name="ce84" table:formula="of:=ABS([.E279]-[.F279])" office:value-type="float" office:value="0.0279166666666715" calcext:value-type="float">
            <text:p><text:s/>0.03 <text:s text:c="5"/></text:p>
          </table:table-cell>
          <table:table-cell table:formula="of:=ABS([.G279]*100/[.E279])" office:value-type="float" office:value="0.314427038848219" calcext:value-type="float">
            <text:p><text:s/>0.3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79]&gt;=[.$L$4];1;0)" office:value-type="float" office:value="1" calcext:value-type="float">
            <text:p>1</text:p>
          </table:table-cell>
          <table:table-cell table:style-name="ce95" table:formula="of:=IF([.E279]&gt;[.K$4];[.E279]-[.K$4];0)" office:value-type="float" office:value="0" calcext:value-type="float">
            <text:p><text:s/>- <text:s text:c="5"/></text:p>
          </table:table-cell>
          <table:table-cell table:style-name="ce84" table:formula="of:=[.L278]+([.K279]*[.J279])" office:value-type="float" office:value="888.024560320246" calcext:value-type="float">
            <text:p><text:s/>888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78]+[.N279]" office:value-type="float" office:value="401" calcext:value-type="float">
            <text:p>401</text:p>
          </table:table-cell>
          <table:table-cell table:formula="of:=[.O27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78]+[.Q279]" office:value-type="float" office:value="388" calcext:value-type="float">
            <text:p>388</text:p>
          </table:table-cell>
          <table:table-cell table:formula="of:=[.R27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78]+[.T279]" office:value-type="float" office:value="380" calcext:value-type="float">
            <text:p>380</text:p>
          </table:table-cell>
          <table:table-cell table:formula="of:=[.U279]*100/[.U$3]" office:value-type="float" office:value="100" calcext:value-type="float">
            <text:p><text:s/>100.00 <text:s text:c="5"/></text:p>
          </table:table-cell>
          <table:table-cell table:style-name="ce102" table:formula="of:=[.O279]+[.R279]" office:value-type="float" office:value="789" calcext:value-type="float">
            <text:p>789</text:p>
          </table:table-cell>
          <table:table-cell table:style-name="ce106" table:formula="of:=[.W279]/2" office:value-type="float" office:value="394.5" calcext:value-type="float">
            <text:p>395</text:p>
          </table:table-cell>
          <table:table-cell table:style-name="ce95" table:formula="of:=[.X27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2" calcext:value-type="date">
            <text:p>10/2/2005</text:p>
          </table:table-cell>
          <table:table-cell office:value-type="float" office:value="40" calcext:value-type="float">
            <text:p>40</text:p>
          </table:table-cell>
          <table:table-cell table:style-name="ce84" office:value-type="float" office:value="8.875" calcext:value-type="float">
            <text:p><text:s/>8.88 <text:s text:c="5"/></text:p>
          </table:table-cell>
          <table:table-cell table:style-name="ce84" office:value-type="float" office:value="20.812" calcext:value-type="float">
            <text:p><text:s/>20.81 <text:s text:c="5"/></text:p>
          </table:table-cell>
          <table:table-cell table:style-name="ce84" office:value-type="float" office:value="11.9967216494845" calcext:value-type="float">
            <text:p><text:s/>12.00 <text:s text:c="5"/></text:p>
          </table:table-cell>
          <table:table-cell table:style-name="ce84" table:formula="of:=([.D280]+[.C280])/2" office:value-type="float" office:value="14.8435" calcext:value-type="float">
            <text:p><text:s/>14.84 <text:s text:c="5"/></text:p>
          </table:table-cell>
          <table:table-cell table:style-name="ce84" table:formula="of:=ABS([.E280]-[.F280])" office:value-type="float" office:value="2.8467783505155" calcext:value-type="float">
            <text:p><text:s/>2.85 <text:s text:c="5"/></text:p>
          </table:table-cell>
          <table:table-cell table:formula="of:=ABS([.G280]*100/[.E280])" office:value-type="float" office:value="23.7296357595979" calcext:value-type="float">
            <text:p><text:s/>23.7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0]&gt;=[.$L$4];1;0)" office:value-type="float" office:value="1" calcext:value-type="float">
            <text:p>1</text:p>
          </table:table-cell>
          <table:table-cell table:style-name="ce95" table:formula="of:=IF([.E280]&gt;[.K$4];[.E280]-[.K$4];0)" office:value-type="float" office:value="1.9967216494845" calcext:value-type="float">
            <text:p><text:s/>2.00 <text:s text:c="5"/></text:p>
          </table:table-cell>
          <table:table-cell table:style-name="ce84" table:formula="of:=[.L279]+([.K280]*[.J280])" office:value-type="float" office:value="890.021281969731" calcext:value-type="float">
            <text:p><text:s/>890.02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79]+[.N280]" office:value-type="float" office:value="401" calcext:value-type="float">
            <text:p>401</text:p>
          </table:table-cell>
          <table:table-cell table:formula="of:=[.O28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79]+[.Q280]" office:value-type="float" office:value="388" calcext:value-type="float">
            <text:p>388</text:p>
          </table:table-cell>
          <table:table-cell table:formula="of:=[.R28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79]+[.T280]" office:value-type="float" office:value="380" calcext:value-type="float">
            <text:p>380</text:p>
          </table:table-cell>
          <table:table-cell table:formula="of:=[.U280]*100/[.U$3]" office:value-type="float" office:value="100" calcext:value-type="float">
            <text:p><text:s/>100.00 <text:s text:c="5"/></text:p>
          </table:table-cell>
          <table:table-cell table:style-name="ce102" table:formula="of:=[.O280]+[.R280]" office:value-type="float" office:value="789" calcext:value-type="float">
            <text:p>789</text:p>
          </table:table-cell>
          <table:table-cell table:style-name="ce106" table:formula="of:=[.W280]/2" office:value-type="float" office:value="394.5" calcext:value-type="float">
            <text:p>395</text:p>
          </table:table-cell>
          <table:table-cell table:style-name="ce95" table:formula="of:=[.X28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3" calcext:value-type="date">
            <text:p>10/3/2005</text:p>
          </table:table-cell>
          <table:table-cell office:value-type="float" office:value="41" calcext:value-type="float">
            <text:p>41</text:p>
          </table:table-cell>
          <table:table-cell table:style-name="ce84" office:value-type="float" office:value="8.75" calcext:value-type="float">
            <text:p><text:s/>8.75 <text:s text:c="5"/></text:p>
          </table:table-cell>
          <table:table-cell table:style-name="ce84" office:value-type="float" office:value="18" calcext:value-type="float">
            <text:p><text:s/>18.00 <text:s text:c="5"/></text:p>
          </table:table-cell>
          <table:table-cell table:style-name="ce84" office:value-type="float" office:value="11.9593958333333" calcext:value-type="float">
            <text:p><text:s/>11.96 <text:s text:c="5"/></text:p>
          </table:table-cell>
          <table:table-cell table:style-name="ce84" table:formula="of:=([.D281]+[.C281])/2" office:value-type="float" office:value="13.375" calcext:value-type="float">
            <text:p><text:s/>13.38 <text:s text:c="5"/></text:p>
          </table:table-cell>
          <table:table-cell table:style-name="ce84" table:formula="of:=ABS([.E281]-[.F281])" office:value-type="float" office:value="1.4156041666667" calcext:value-type="float">
            <text:p><text:s/>1.42 <text:s text:c="5"/></text:p>
          </table:table-cell>
          <table:table-cell table:formula="of:=ABS([.G281]*100/[.E281])" office:value-type="float" office:value="11.8367531804669" calcext:value-type="float">
            <text:p><text:s/>11.8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1]&gt;=[.$L$4];1;0)" office:value-type="float" office:value="1" calcext:value-type="float">
            <text:p>1</text:p>
          </table:table-cell>
          <table:table-cell table:style-name="ce95" table:formula="of:=IF([.E281]&gt;[.K$4];[.E281]-[.K$4];0)" office:value-type="float" office:value="1.9593958333333" calcext:value-type="float">
            <text:p><text:s/>1.96 <text:s text:c="5"/></text:p>
          </table:table-cell>
          <table:table-cell table:style-name="ce84" table:formula="of:=[.L280]+([.K281]*[.J281])" office:value-type="float" office:value="891.980677803064" calcext:value-type="float">
            <text:p><text:s/>891.9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0]+[.N281]" office:value-type="float" office:value="401" calcext:value-type="float">
            <text:p>401</text:p>
          </table:table-cell>
          <table:table-cell table:formula="of:=[.O28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0]+[.Q281]" office:value-type="float" office:value="388" calcext:value-type="float">
            <text:p>388</text:p>
          </table:table-cell>
          <table:table-cell table:formula="of:=[.R28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0]+[.T281]" office:value-type="float" office:value="380" calcext:value-type="float">
            <text:p>380</text:p>
          </table:table-cell>
          <table:table-cell table:formula="of:=[.U281]*100/[.U$3]" office:value-type="float" office:value="100" calcext:value-type="float">
            <text:p><text:s/>100.00 <text:s text:c="5"/></text:p>
          </table:table-cell>
          <table:table-cell table:style-name="ce102" table:formula="of:=[.O281]+[.R281]" office:value-type="float" office:value="789" calcext:value-type="float">
            <text:p>789</text:p>
          </table:table-cell>
          <table:table-cell table:style-name="ce106" table:formula="of:=[.W281]/2" office:value-type="float" office:value="394.5" calcext:value-type="float">
            <text:p>395</text:p>
          </table:table-cell>
          <table:table-cell table:style-name="ce95" table:formula="of:=[.X28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4" calcext:value-type="date">
            <text:p>10/4/2005</text:p>
          </table:table-cell>
          <table:table-cell office:value-type="float" office:value="41" calcext:value-type="float">
            <text:p>41</text:p>
          </table:table-cell>
          <table:table-cell table:style-name="ce84" office:value-type="float" office:value="8" calcext:value-type="float">
            <text:p><text:s/>8.00 <text:s text:c="5"/></text:p>
          </table:table-cell>
          <table:table-cell table:style-name="ce84" office:value-type="float" office:value="17.875" calcext:value-type="float">
            <text:p><text:s/>17.88 <text:s text:c="5"/></text:p>
          </table:table-cell>
          <table:table-cell table:style-name="ce84" office:value-type="float" office:value="11.9755625" calcext:value-type="float">
            <text:p><text:s/>11.98 <text:s text:c="5"/></text:p>
          </table:table-cell>
          <table:table-cell table:style-name="ce84" table:formula="of:=([.D282]+[.C282])/2" office:value-type="float" office:value="12.9375" calcext:value-type="float">
            <text:p><text:s/>12.94 <text:s text:c="5"/></text:p>
          </table:table-cell>
          <table:table-cell table:style-name="ce84" table:formula="of:=ABS([.E282]-[.F282])" office:value-type="float" office:value="0.961937499999999" calcext:value-type="float">
            <text:p><text:s/>0.96 <text:s text:c="5"/></text:p>
          </table:table-cell>
          <table:table-cell table:formula="of:=ABS([.G282]*100/[.E282])" office:value-type="float" office:value="8.03250369241528" calcext:value-type="float">
            <text:p><text:s/>8.0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2]&gt;=[.$L$4];1;0)" office:value-type="float" office:value="1" calcext:value-type="float">
            <text:p>1</text:p>
          </table:table-cell>
          <table:table-cell table:style-name="ce95" table:formula="of:=IF([.E282]&gt;[.K$4];[.E282]-[.K$4];0)" office:value-type="float" office:value="1.9755625" calcext:value-type="float">
            <text:p><text:s/>1.98 <text:s text:c="5"/></text:p>
          </table:table-cell>
          <table:table-cell table:style-name="ce84" table:formula="of:=[.L281]+([.K282]*[.J282])" office:value-type="float" office:value="893.956240303064" calcext:value-type="float">
            <text:p><text:s/>893.9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1]+[.N282]" office:value-type="float" office:value="401" calcext:value-type="float">
            <text:p>401</text:p>
          </table:table-cell>
          <table:table-cell table:formula="of:=[.O28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1]+[.Q282]" office:value-type="float" office:value="388" calcext:value-type="float">
            <text:p>388</text:p>
          </table:table-cell>
          <table:table-cell table:formula="of:=[.R28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1]+[.T282]" office:value-type="float" office:value="380" calcext:value-type="float">
            <text:p>380</text:p>
          </table:table-cell>
          <table:table-cell table:formula="of:=[.U282]*100/[.U$3]" office:value-type="float" office:value="100" calcext:value-type="float">
            <text:p><text:s/>100.00 <text:s text:c="5"/></text:p>
          </table:table-cell>
          <table:table-cell table:style-name="ce102" table:formula="of:=[.O282]+[.R282]" office:value-type="float" office:value="789" calcext:value-type="float">
            <text:p>789</text:p>
          </table:table-cell>
          <table:table-cell table:style-name="ce106" table:formula="of:=[.W282]/2" office:value-type="float" office:value="394.5" calcext:value-type="float">
            <text:p>395</text:p>
          </table:table-cell>
          <table:table-cell table:style-name="ce95" table:formula="of:=[.X28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5" calcext:value-type="date">
            <text:p>10/5/2005</text:p>
          </table:table-cell>
          <table:table-cell office:value-type="float" office:value="41" calcext:value-type="float">
            <text:p>41</text:p>
          </table:table-cell>
          <table:table-cell table:style-name="ce84" office:value-type="float" office:value="5.938" calcext:value-type="float">
            <text:p><text:s/>5.94 <text:s text:c="5"/></text:p>
          </table:table-cell>
          <table:table-cell table:style-name="ce84" office:value-type="float" office:value="18.62" calcext:value-type="float">
            <text:p><text:s/>18.62 <text:s text:c="5"/></text:p>
          </table:table-cell>
          <table:table-cell table:style-name="ce84" office:value-type="float" office:value="10.888875" calcext:value-type="float">
            <text:p><text:s/>10.89 <text:s text:c="5"/></text:p>
          </table:table-cell>
          <table:table-cell table:style-name="ce84" table:formula="of:=([.D283]+[.C283])/2" office:value-type="float" office:value="12.279" calcext:value-type="float">
            <text:p><text:s/>12.28 <text:s text:c="5"/></text:p>
          </table:table-cell>
          <table:table-cell table:style-name="ce84" table:formula="of:=ABS([.E283]-[.F283])" office:value-type="float" office:value="1.390125" calcext:value-type="float">
            <text:p><text:s/>1.39 <text:s text:c="5"/></text:p>
          </table:table-cell>
          <table:table-cell table:formula="of:=ABS([.G283]*100/[.E283])" office:value-type="float" office:value="12.7664703653959" calcext:value-type="float">
            <text:p><text:s/>12.7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3]&gt;=[.$L$4];1;0)" office:value-type="float" office:value="1" calcext:value-type="float">
            <text:p>1</text:p>
          </table:table-cell>
          <table:table-cell table:style-name="ce95" table:formula="of:=IF([.E283]&gt;[.K$4];[.E283]-[.K$4];0)" office:value-type="float" office:value="0.888875000000001" calcext:value-type="float">
            <text:p><text:s/>0.89 <text:s text:c="5"/></text:p>
          </table:table-cell>
          <table:table-cell table:style-name="ce84" table:formula="of:=[.L282]+([.K283]*[.J283])" office:value-type="float" office:value="894.845115303064" calcext:value-type="float">
            <text:p><text:s/>894.8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2]+[.N283]" office:value-type="float" office:value="401" calcext:value-type="float">
            <text:p>401</text:p>
          </table:table-cell>
          <table:table-cell table:formula="of:=[.O28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2]+[.Q283]" office:value-type="float" office:value="388" calcext:value-type="float">
            <text:p>388</text:p>
          </table:table-cell>
          <table:table-cell table:formula="of:=[.R28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2]+[.T283]" office:value-type="float" office:value="380" calcext:value-type="float">
            <text:p>380</text:p>
          </table:table-cell>
          <table:table-cell table:formula="of:=[.U283]*100/[.U$3]" office:value-type="float" office:value="100" calcext:value-type="float">
            <text:p><text:s/>100.00 <text:s text:c="5"/></text:p>
          </table:table-cell>
          <table:table-cell table:style-name="ce102" table:formula="of:=[.O283]+[.R283]" office:value-type="float" office:value="789" calcext:value-type="float">
            <text:p>789</text:p>
          </table:table-cell>
          <table:table-cell table:style-name="ce106" table:formula="of:=[.W283]/2" office:value-type="float" office:value="394.5" calcext:value-type="float">
            <text:p>395</text:p>
          </table:table-cell>
          <table:table-cell table:style-name="ce95" table:formula="of:=[.X28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6" calcext:value-type="date">
            <text:p>10/6/2005</text:p>
          </table:table-cell>
          <table:table-cell office:value-type="float" office:value="41" calcext:value-type="float">
            <text:p>41</text:p>
          </table:table-cell>
          <table:table-cell table:style-name="ce84" office:value-type="float" office:value="2.125" calcext:value-type="float">
            <text:p><text:s/>2.13 <text:s text:c="5"/></text:p>
          </table:table-cell>
          <table:table-cell table:style-name="ce84" office:value-type="float" office:value="18.312" calcext:value-type="float">
            <text:p><text:s/>18.31 <text:s text:c="5"/></text:p>
          </table:table-cell>
          <table:table-cell table:style-name="ce84" office:value-type="float" office:value="9.3448125" calcext:value-type="float">
            <text:p><text:s/>9.34 <text:s text:c="5"/></text:p>
          </table:table-cell>
          <table:table-cell table:style-name="ce84" table:formula="of:=([.D284]+[.C284])/2" office:value-type="float" office:value="10.2185" calcext:value-type="float">
            <text:p><text:s/>10.22 <text:s text:c="5"/></text:p>
          </table:table-cell>
          <table:table-cell table:style-name="ce84" table:formula="of:=ABS([.E284]-[.F284])" office:value-type="float" office:value="0.873687500000001" calcext:value-type="float">
            <text:p><text:s/>0.87 <text:s text:c="5"/></text:p>
          </table:table-cell>
          <table:table-cell table:formula="of:=ABS([.G284]*100/[.E284])" office:value-type="float" office:value="9.34943852538508" calcext:value-type="float">
            <text:p><text:s/>9.3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4]&gt;=[.$L$4];1;0)" office:value-type="float" office:value="1" calcext:value-type="float">
            <text:p>1</text:p>
          </table:table-cell>
          <table:table-cell table:style-name="ce95" table:formula="of:=IF([.E284]&gt;[.K$4];[.E284]-[.K$4];0)" office:value-type="float" office:value="0" calcext:value-type="float">
            <text:p><text:s/>- <text:s text:c="5"/></text:p>
          </table:table-cell>
          <table:table-cell table:style-name="ce84" table:formula="of:=[.L283]+([.K284]*[.J284])" office:value-type="float" office:value="894.845115303064" calcext:value-type="float">
            <text:p><text:s/>894.8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3]+[.N284]" office:value-type="float" office:value="401" calcext:value-type="float">
            <text:p>401</text:p>
          </table:table-cell>
          <table:table-cell table:formula="of:=[.O28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3]+[.Q284]" office:value-type="float" office:value="388" calcext:value-type="float">
            <text:p>388</text:p>
          </table:table-cell>
          <table:table-cell table:formula="of:=[.R28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3]+[.T284]" office:value-type="float" office:value="380" calcext:value-type="float">
            <text:p>380</text:p>
          </table:table-cell>
          <table:table-cell table:formula="of:=[.U284]*100/[.U$3]" office:value-type="float" office:value="100" calcext:value-type="float">
            <text:p><text:s/>100.00 <text:s text:c="5"/></text:p>
          </table:table-cell>
          <table:table-cell table:style-name="ce102" table:formula="of:=[.O284]+[.R284]" office:value-type="float" office:value="789" calcext:value-type="float">
            <text:p>789</text:p>
          </table:table-cell>
          <table:table-cell table:style-name="ce106" table:formula="of:=[.W284]/2" office:value-type="float" office:value="394.5" calcext:value-type="float">
            <text:p>395</text:p>
          </table:table-cell>
          <table:table-cell table:style-name="ce95" table:formula="of:=[.X28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7" calcext:value-type="date">
            <text:p>10/7/2005</text:p>
          </table:table-cell>
          <table:table-cell office:value-type="float" office:value="41" calcext:value-type="float">
            <text:p>41</text:p>
          </table:table-cell>
          <table:table-cell table:style-name="ce84" office:value-type="float" office:value="1.875" calcext:value-type="float">
            <text:p><text:s/>1.88 <text:s text:c="5"/></text:p>
          </table:table-cell>
          <table:table-cell table:style-name="ce84" office:value-type="float" office:value="18.938" calcext:value-type="float">
            <text:p><text:s/>18.94 <text:s text:c="5"/></text:p>
          </table:table-cell>
          <table:table-cell table:style-name="ce84" office:value-type="float" office:value="9.60817708333333" calcext:value-type="float">
            <text:p><text:s/>9.61 <text:s text:c="5"/></text:p>
          </table:table-cell>
          <table:table-cell table:style-name="ce84" table:formula="of:=([.D285]+[.C285])/2" office:value-type="float" office:value="10.4065" calcext:value-type="float">
            <text:p><text:s/>10.41 <text:s text:c="5"/></text:p>
          </table:table-cell>
          <table:table-cell table:style-name="ce84" table:formula="of:=ABS([.E285]-[.F285])" office:value-type="float" office:value="0.798322916666669" calcext:value-type="float">
            <text:p><text:s/>0.80 <text:s text:c="5"/></text:p>
          </table:table-cell>
          <table:table-cell table:formula="of:=ABS([.G285]*100/[.E285])" office:value-type="float" office:value="8.30878646118489" calcext:value-type="float">
            <text:p><text:s/>8.3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5]&gt;=[.$L$4];1;0)" office:value-type="float" office:value="1" calcext:value-type="float">
            <text:p>1</text:p>
          </table:table-cell>
          <table:table-cell table:style-name="ce95" table:formula="of:=IF([.E285]&gt;[.K$4];[.E285]-[.K$4];0)" office:value-type="float" office:value="0" calcext:value-type="float">
            <text:p><text:s/>- <text:s text:c="5"/></text:p>
          </table:table-cell>
          <table:table-cell table:style-name="ce84" table:formula="of:=[.L284]+([.K285]*[.J285])" office:value-type="float" office:value="894.845115303064" calcext:value-type="float">
            <text:p><text:s/>894.85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4]+[.N285]" office:value-type="float" office:value="401" calcext:value-type="float">
            <text:p>401</text:p>
          </table:table-cell>
          <table:table-cell table:formula="of:=[.O28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4]+[.Q285]" office:value-type="float" office:value="388" calcext:value-type="float">
            <text:p>388</text:p>
          </table:table-cell>
          <table:table-cell table:formula="of:=[.R28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4]+[.T285]" office:value-type="float" office:value="380" calcext:value-type="float">
            <text:p>380</text:p>
          </table:table-cell>
          <table:table-cell table:formula="of:=[.U285]*100/[.U$3]" office:value-type="float" office:value="100" calcext:value-type="float">
            <text:p><text:s/>100.00 <text:s text:c="5"/></text:p>
          </table:table-cell>
          <table:table-cell table:style-name="ce102" table:formula="of:=[.O285]+[.R285]" office:value-type="float" office:value="789" calcext:value-type="float">
            <text:p>789</text:p>
          </table:table-cell>
          <table:table-cell table:style-name="ce106" table:formula="of:=[.W285]/2" office:value-type="float" office:value="394.5" calcext:value-type="float">
            <text:p>395</text:p>
          </table:table-cell>
          <table:table-cell table:style-name="ce95" table:formula="of:=[.X28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8" calcext:value-type="date">
            <text:p>10/8/2005</text:p>
          </table:table-cell>
          <table:table-cell office:value-type="float" office:value="41" calcext:value-type="float">
            <text:p>41</text:p>
          </table:table-cell>
          <table:table-cell table:style-name="ce84" office:value-type="float" office:value="2.375" calcext:value-type="float">
            <text:p><text:s/>2.38 <text:s text:c="5"/></text:p>
          </table:table-cell>
          <table:table-cell table:style-name="ce84" office:value-type="float" office:value="20.875" calcext:value-type="float">
            <text:p><text:s/>20.88 <text:s text:c="5"/></text:p>
          </table:table-cell>
          <table:table-cell table:style-name="ce84" office:value-type="float" office:value="10.2933958333333" calcext:value-type="float">
            <text:p><text:s/>10.29 <text:s text:c="5"/></text:p>
          </table:table-cell>
          <table:table-cell table:style-name="ce84" table:formula="of:=([.D286]+[.C286])/2" office:value-type="float" office:value="11.625" calcext:value-type="float">
            <text:p><text:s/>11.63 <text:s text:c="5"/></text:p>
          </table:table-cell>
          <table:table-cell table:style-name="ce84" table:formula="of:=ABS([.E286]-[.F286])" office:value-type="float" office:value="1.3316041666667" calcext:value-type="float">
            <text:p><text:s/>1.33 <text:s text:c="5"/></text:p>
          </table:table-cell>
          <table:table-cell table:formula="of:=ABS([.G286]*100/[.E286])" office:value-type="float" office:value="12.936490427722" calcext:value-type="float">
            <text:p><text:s/>12.9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6]&gt;=[.$L$4];1;0)" office:value-type="float" office:value="1" calcext:value-type="float">
            <text:p>1</text:p>
          </table:table-cell>
          <table:table-cell table:style-name="ce95" table:formula="of:=IF([.E286]&gt;[.K$4];[.E286]-[.K$4];0)" office:value-type="float" office:value="0.2933958333333" calcext:value-type="float">
            <text:p><text:s/>0.29 <text:s text:c="5"/></text:p>
          </table:table-cell>
          <table:table-cell table:style-name="ce84" table:formula="of:=[.L285]+([.K286]*[.J286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5]+[.N286]" office:value-type="float" office:value="401" calcext:value-type="float">
            <text:p>401</text:p>
          </table:table-cell>
          <table:table-cell table:formula="of:=[.O28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5]+[.Q286]" office:value-type="float" office:value="388" calcext:value-type="float">
            <text:p>388</text:p>
          </table:table-cell>
          <table:table-cell table:formula="of:=[.R28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5]+[.T286]" office:value-type="float" office:value="380" calcext:value-type="float">
            <text:p>380</text:p>
          </table:table-cell>
          <table:table-cell table:formula="of:=[.U286]*100/[.U$3]" office:value-type="float" office:value="100" calcext:value-type="float">
            <text:p><text:s/>100.00 <text:s text:c="5"/></text:p>
          </table:table-cell>
          <table:table-cell table:style-name="ce102" table:formula="of:=[.O286]+[.R286]" office:value-type="float" office:value="789" calcext:value-type="float">
            <text:p>789</text:p>
          </table:table-cell>
          <table:table-cell table:style-name="ce106" table:formula="of:=[.W286]/2" office:value-type="float" office:value="394.5" calcext:value-type="float">
            <text:p>395</text:p>
          </table:table-cell>
          <table:table-cell table:style-name="ce95" table:formula="of:=[.X28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09" calcext:value-type="date">
            <text:p>10/9/2005</text:p>
          </table:table-cell>
          <table:table-cell office:value-type="float" office:value="41" calcext:value-type="float">
            <text:p>41</text:p>
          </table:table-cell>
          <table:table-cell table:style-name="ce84" office:value-type="float" office:value="2.312" calcext:value-type="float">
            <text:p><text:s/>2.31 <text:s text:c="5"/></text:p>
          </table:table-cell>
          <table:table-cell table:style-name="ce84" office:value-type="float" office:value="20.312" calcext:value-type="float">
            <text:p><text:s/>20.31 <text:s text:c="5"/></text:p>
          </table:table-cell>
          <table:table-cell table:style-name="ce84" office:value-type="float" office:value="8.98494791666667" calcext:value-type="float">
            <text:p><text:s/>8.98 <text:s text:c="5"/></text:p>
          </table:table-cell>
          <table:table-cell table:style-name="ce84" table:formula="of:=([.D287]+[.C287])/2" office:value-type="float" office:value="11.312" calcext:value-type="float">
            <text:p><text:s/>11.31 <text:s text:c="5"/></text:p>
          </table:table-cell>
          <table:table-cell table:style-name="ce84" table:formula="of:=ABS([.E287]-[.F287])" office:value-type="float" office:value="2.32705208333333" calcext:value-type="float">
            <text:p><text:s/>2.33 <text:s text:c="5"/></text:p>
          </table:table-cell>
          <table:table-cell table:formula="of:=ABS([.G287]*100/[.E287])" office:value-type="float" office:value="25.8994498901519" calcext:value-type="float">
            <text:p><text:s/>25.9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7]&gt;=[.$L$4];1;0)" office:value-type="float" office:value="1" calcext:value-type="float">
            <text:p>1</text:p>
          </table:table-cell>
          <table:table-cell table:style-name="ce95" table:formula="of:=IF([.E287]&gt;[.K$4];[.E287]-[.K$4];0)" office:value-type="float" office:value="0" calcext:value-type="float">
            <text:p><text:s/>- <text:s text:c="5"/></text:p>
          </table:table-cell>
          <table:table-cell table:style-name="ce84" table:formula="of:=[.L286]+([.K287]*[.J287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6]+[.N287]" office:value-type="float" office:value="401" calcext:value-type="float">
            <text:p>401</text:p>
          </table:table-cell>
          <table:table-cell table:formula="of:=[.O28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6]+[.Q287]" office:value-type="float" office:value="388" calcext:value-type="float">
            <text:p>388</text:p>
          </table:table-cell>
          <table:table-cell table:formula="of:=[.R28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6]+[.T287]" office:value-type="float" office:value="380" calcext:value-type="float">
            <text:p>380</text:p>
          </table:table-cell>
          <table:table-cell table:formula="of:=[.U287]*100/[.U$3]" office:value-type="float" office:value="100" calcext:value-type="float">
            <text:p><text:s/>100.00 <text:s text:c="5"/></text:p>
          </table:table-cell>
          <table:table-cell table:style-name="ce102" table:formula="of:=[.O287]+[.R287]" office:value-type="float" office:value="789" calcext:value-type="float">
            <text:p>789</text:p>
          </table:table-cell>
          <table:table-cell table:style-name="ce106" table:formula="of:=[.W287]/2" office:value-type="float" office:value="394.5" calcext:value-type="float">
            <text:p>395</text:p>
          </table:table-cell>
          <table:table-cell table:style-name="ce95" table:formula="of:=[.X28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0" calcext:value-type="date">
            <text:p>10/10/2005</text:p>
          </table:table-cell>
          <table:table-cell office:value-type="float" office:value="42" calcext:value-type="float">
            <text:p>42</text:p>
          </table:table-cell>
          <table:table-cell table:style-name="ce84" office:value-type="float" office:value="1.688" calcext:value-type="float">
            <text:p><text:s/>1.69 <text:s text:c="5"/></text:p>
          </table:table-cell>
          <table:table-cell table:style-name="ce84" office:value-type="float" office:value="21.188" calcext:value-type="float">
            <text:p><text:s/>21.19 <text:s text:c="5"/></text:p>
          </table:table-cell>
          <table:table-cell table:style-name="ce84" office:value-type="float" office:value="9.86221875" calcext:value-type="float">
            <text:p><text:s/>9.86 <text:s text:c="5"/></text:p>
          </table:table-cell>
          <table:table-cell table:style-name="ce84" table:formula="of:=([.D288]+[.C288])/2" office:value-type="float" office:value="11.438" calcext:value-type="float">
            <text:p><text:s/>11.44 <text:s text:c="5"/></text:p>
          </table:table-cell>
          <table:table-cell table:style-name="ce84" table:formula="of:=ABS([.E288]-[.F288])" office:value-type="float" office:value="1.57578125" calcext:value-type="float">
            <text:p><text:s/>1.58 <text:s text:c="5"/></text:p>
          </table:table-cell>
          <table:table-cell table:formula="of:=ABS([.G288]*100/[.E288])" office:value-type="float" office:value="15.9779588137811" calcext:value-type="float">
            <text:p><text:s/>15.9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8]&gt;=[.$L$4];1;0)" office:value-type="float" office:value="1" calcext:value-type="float">
            <text:p>1</text:p>
          </table:table-cell>
          <table:table-cell table:style-name="ce95" table:formula="of:=IF([.E288]&gt;[.K$4];[.E288]-[.K$4];0)" office:value-type="float" office:value="0" calcext:value-type="float">
            <text:p><text:s/>- <text:s text:c="5"/></text:p>
          </table:table-cell>
          <table:table-cell table:style-name="ce84" table:formula="of:=[.L287]+([.K288]*[.J288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7]+[.N288]" office:value-type="float" office:value="401" calcext:value-type="float">
            <text:p>401</text:p>
          </table:table-cell>
          <table:table-cell table:formula="of:=[.O28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7]+[.Q288]" office:value-type="float" office:value="388" calcext:value-type="float">
            <text:p>388</text:p>
          </table:table-cell>
          <table:table-cell table:formula="of:=[.R28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7]+[.T288]" office:value-type="float" office:value="380" calcext:value-type="float">
            <text:p>380</text:p>
          </table:table-cell>
          <table:table-cell table:formula="of:=[.U288]*100/[.U$3]" office:value-type="float" office:value="100" calcext:value-type="float">
            <text:p><text:s/>100.00 <text:s text:c="5"/></text:p>
          </table:table-cell>
          <table:table-cell table:style-name="ce102" table:formula="of:=[.O288]+[.R288]" office:value-type="float" office:value="789" calcext:value-type="float">
            <text:p>789</text:p>
          </table:table-cell>
          <table:table-cell table:style-name="ce106" table:formula="of:=[.W288]/2" office:value-type="float" office:value="394.5" calcext:value-type="float">
            <text:p>395</text:p>
          </table:table-cell>
          <table:table-cell table:style-name="ce95" table:formula="of:=[.X28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1" calcext:value-type="date">
            <text:p>10/11/2005</text:p>
          </table:table-cell>
          <table:table-cell office:value-type="float" office:value="42" calcext:value-type="float">
            <text:p>42</text:p>
          </table:table-cell>
          <table:table-cell table:style-name="ce84" office:value-type="float" office:value="1.562" calcext:value-type="float">
            <text:p><text:s/>1.56 <text:s text:c="5"/></text:p>
          </table:table-cell>
          <table:table-cell table:style-name="ce84" office:value-type="float" office:value="16.562" calcext:value-type="float">
            <text:p><text:s/>16.56 <text:s text:c="5"/></text:p>
          </table:table-cell>
          <table:table-cell table:style-name="ce84" office:value-type="float" office:value="7.42944791666666" calcext:value-type="float">
            <text:p><text:s/>7.43 <text:s text:c="5"/></text:p>
          </table:table-cell>
          <table:table-cell table:style-name="ce84" table:formula="of:=([.D289]+[.C289])/2" office:value-type="float" office:value="9.062" calcext:value-type="float">
            <text:p><text:s/>9.06 <text:s text:c="5"/></text:p>
          </table:table-cell>
          <table:table-cell table:style-name="ce84" table:formula="of:=ABS([.E289]-[.F289])" office:value-type="float" office:value="1.63255208333334" calcext:value-type="float">
            <text:p><text:s/>1.63 <text:s text:c="5"/></text:p>
          </table:table-cell>
          <table:table-cell table:formula="of:=ABS([.G289]*100/[.E289])" office:value-type="float" office:value="21.9740699665045" calcext:value-type="float">
            <text:p><text:s/>21.9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89]&gt;=[.$L$4];1;0)" office:value-type="float" office:value="1" calcext:value-type="float">
            <text:p>1</text:p>
          </table:table-cell>
          <table:table-cell table:style-name="ce95" table:formula="of:=IF([.E289]&gt;[.K$4];[.E289]-[.K$4];0)" office:value-type="float" office:value="0" calcext:value-type="float">
            <text:p><text:s/>- <text:s text:c="5"/></text:p>
          </table:table-cell>
          <table:table-cell table:style-name="ce84" table:formula="of:=[.L288]+([.K289]*[.J289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8]+[.N289]" office:value-type="float" office:value="401" calcext:value-type="float">
            <text:p>401</text:p>
          </table:table-cell>
          <table:table-cell table:formula="of:=[.O28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8]+[.Q289]" office:value-type="float" office:value="388" calcext:value-type="float">
            <text:p>388</text:p>
          </table:table-cell>
          <table:table-cell table:formula="of:=[.R28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8]+[.T289]" office:value-type="float" office:value="380" calcext:value-type="float">
            <text:p>380</text:p>
          </table:table-cell>
          <table:table-cell table:formula="of:=[.U289]*100/[.U$3]" office:value-type="float" office:value="100" calcext:value-type="float">
            <text:p><text:s/>100.00 <text:s text:c="5"/></text:p>
          </table:table-cell>
          <table:table-cell table:style-name="ce102" table:formula="of:=[.O289]+[.R289]" office:value-type="float" office:value="789" calcext:value-type="float">
            <text:p>789</text:p>
          </table:table-cell>
          <table:table-cell table:style-name="ce106" table:formula="of:=[.W289]/2" office:value-type="float" office:value="394.5" calcext:value-type="float">
            <text:p>395</text:p>
          </table:table-cell>
          <table:table-cell table:style-name="ce95" table:formula="of:=[.X28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2" calcext:value-type="date">
            <text:p>10/12/2005</text:p>
          </table:table-cell>
          <table:table-cell office:value-type="float" office:value="42" calcext:value-type="float">
            <text:p>42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16.312" calcext:value-type="float">
            <text:p><text:s/>16.31 <text:s text:c="5"/></text:p>
          </table:table-cell>
          <table:table-cell table:style-name="ce84" office:value-type="float" office:value="7.25214583333333" calcext:value-type="float">
            <text:p><text:s/>7.25 <text:s text:c="5"/></text:p>
          </table:table-cell>
          <table:table-cell table:style-name="ce84" table:formula="of:=([.D290]+[.C290])/2" office:value-type="float" office:value="8.156" calcext:value-type="float">
            <text:p><text:s/>8.16 <text:s text:c="5"/></text:p>
          </table:table-cell>
          <table:table-cell table:style-name="ce84" table:formula="of:=ABS([.E290]-[.F290])" office:value-type="float" office:value="0.903854166666671" calcext:value-type="float">
            <text:p><text:s/>0.90 <text:s text:c="5"/></text:p>
          </table:table-cell>
          <table:table-cell table:formula="of:=ABS([.G290]*100/[.E290])" office:value-type="float" office:value="12.4632651830062" calcext:value-type="float">
            <text:p><text:s/>12.4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90]&gt;=[.$L$4];1;0)" office:value-type="float" office:value="1" calcext:value-type="float">
            <text:p>1</text:p>
          </table:table-cell>
          <table:table-cell table:style-name="ce95" table:formula="of:=IF([.E290]&gt;[.K$4];[.E290]-[.K$4];0)" office:value-type="float" office:value="0" calcext:value-type="float">
            <text:p><text:s/>- <text:s text:c="5"/></text:p>
          </table:table-cell>
          <table:table-cell table:style-name="ce84" table:formula="of:=[.L289]+([.K290]*[.J290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89]+[.N290]" office:value-type="float" office:value="401" calcext:value-type="float">
            <text:p>401</text:p>
          </table:table-cell>
          <table:table-cell table:formula="of:=[.O29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89]+[.Q290]" office:value-type="float" office:value="388" calcext:value-type="float">
            <text:p>388</text:p>
          </table:table-cell>
          <table:table-cell table:formula="of:=[.R29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89]+[.T290]" office:value-type="float" office:value="380" calcext:value-type="float">
            <text:p>380</text:p>
          </table:table-cell>
          <table:table-cell table:formula="of:=[.U290]*100/[.U$3]" office:value-type="float" office:value="100" calcext:value-type="float">
            <text:p><text:s/>100.00 <text:s text:c="5"/></text:p>
          </table:table-cell>
          <table:table-cell table:style-name="ce102" table:formula="of:=[.O290]+[.R290]" office:value-type="float" office:value="789" calcext:value-type="float">
            <text:p>789</text:p>
          </table:table-cell>
          <table:table-cell table:style-name="ce106" table:formula="of:=[.W290]/2" office:value-type="float" office:value="394.5" calcext:value-type="float">
            <text:p>395</text:p>
          </table:table-cell>
          <table:table-cell table:style-name="ce95" table:formula="of:=[.X29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3" calcext:value-type="date">
            <text:p>10/13/2005</text:p>
          </table:table-cell>
          <table:table-cell office:value-type="float" office:value="42" calcext:value-type="float">
            <text:p>42</text:p>
          </table:table-cell>
          <table:table-cell table:style-name="ce84" office:value-type="float" office:value="3.125" calcext:value-type="float">
            <text:p><text:s/>3.13 <text:s text:c="5"/></text:p>
          </table:table-cell>
          <table:table-cell table:style-name="ce84" office:value-type="float" office:value="8.688" calcext:value-type="float">
            <text:p><text:s/>8.69 <text:s text:c="5"/></text:p>
          </table:table-cell>
          <table:table-cell table:style-name="ce84" office:value-type="float" office:value="6.32596875" calcext:value-type="float">
            <text:p><text:s/>6.33 <text:s text:c="5"/></text:p>
          </table:table-cell>
          <table:table-cell table:style-name="ce84" table:formula="of:=([.D291]+[.C291])/2" office:value-type="float" office:value="5.9065" calcext:value-type="float">
            <text:p><text:s/>5.91 <text:s text:c="5"/></text:p>
          </table:table-cell>
          <table:table-cell table:style-name="ce84" table:formula="of:=ABS([.E291]-[.F291])" office:value-type="float" office:value="0.41946875" calcext:value-type="float">
            <text:p><text:s/>0.42 <text:s text:c="5"/></text:p>
          </table:table-cell>
          <table:table-cell table:formula="of:=ABS([.G291]*100/[.E291])" office:value-type="float" office:value="6.63090139356126" calcext:value-type="float">
            <text:p><text:s/>6.63 <text:s text:c="5"/></text:p>
          </table:table-cell>
          <table:table-cell table:style-name="ce84" office:value-type="float" office:value="2.5" calcext:value-type="float">
            <text:p><text:s/>2.50 <text:s text:c="5"/></text:p>
          </table:table-cell>
          <table:table-cell table:style-name="ce91" table:formula="of:=IF([.A291]&gt;=[.$L$4];1;0)" office:value-type="float" office:value="1" calcext:value-type="float">
            <text:p>1</text:p>
          </table:table-cell>
          <table:table-cell table:style-name="ce95" table:formula="of:=IF([.E291]&gt;[.K$4];[.E291]-[.K$4];0)" office:value-type="float" office:value="0" calcext:value-type="float">
            <text:p><text:s/>- <text:s text:c="5"/></text:p>
          </table:table-cell>
          <table:table-cell table:style-name="ce84" table:formula="of:=[.L290]+([.K291]*[.J291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0]+[.N291]" office:value-type="float" office:value="401" calcext:value-type="float">
            <text:p>401</text:p>
          </table:table-cell>
          <table:table-cell table:formula="of:=[.O29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0]+[.Q291]" office:value-type="float" office:value="388" calcext:value-type="float">
            <text:p>388</text:p>
          </table:table-cell>
          <table:table-cell table:formula="of:=[.R29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0]+[.T291]" office:value-type="float" office:value="380" calcext:value-type="float">
            <text:p>380</text:p>
          </table:table-cell>
          <table:table-cell table:formula="of:=[.U291]*100/[.U$3]" office:value-type="float" office:value="100" calcext:value-type="float">
            <text:p><text:s/>100.00 <text:s text:c="5"/></text:p>
          </table:table-cell>
          <table:table-cell table:style-name="ce102" table:formula="of:=[.O291]+[.R291]" office:value-type="float" office:value="789" calcext:value-type="float">
            <text:p>789</text:p>
          </table:table-cell>
          <table:table-cell table:style-name="ce106" table:formula="of:=[.W291]/2" office:value-type="float" office:value="394.5" calcext:value-type="float">
            <text:p>395</text:p>
          </table:table-cell>
          <table:table-cell table:style-name="ce95" table:formula="of:=[.X29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4" calcext:value-type="date">
            <text:p>10/14/2005</text:p>
          </table:table-cell>
          <table:table-cell office:value-type="float" office:value="42" calcext:value-type="float">
            <text:p>42</text:p>
          </table:table-cell>
          <table:table-cell table:style-name="ce84" office:value-type="float" office:value="5.312" calcext:value-type="float">
            <text:p><text:s/>5.31 <text:s text:c="5"/></text:p>
          </table:table-cell>
          <table:table-cell table:style-name="ce84" office:value-type="float" office:value="11.812" calcext:value-type="float">
            <text:p><text:s/>11.81 <text:s text:c="5"/></text:p>
          </table:table-cell>
          <table:table-cell table:style-name="ce84" office:value-type="float" office:value="7.69114583333333" calcext:value-type="float">
            <text:p><text:s/>7.69 <text:s text:c="5"/></text:p>
          </table:table-cell>
          <table:table-cell table:style-name="ce84" table:formula="of:=([.D292]+[.C292])/2" office:value-type="float" office:value="8.562" calcext:value-type="float">
            <text:p><text:s/>8.56 <text:s text:c="5"/></text:p>
          </table:table-cell>
          <table:table-cell table:style-name="ce84" table:formula="of:=ABS([.E292]-[.F292])" office:value-type="float" office:value="0.870854166666669" calcext:value-type="float">
            <text:p><text:s/>0.87 <text:s text:c="5"/></text:p>
          </table:table-cell>
          <table:table-cell table:formula="of:=ABS([.G292]*100/[.E292])" office:value-type="float" office:value="11.3228143834225" calcext:value-type="float">
            <text:p><text:s/>11.3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92]&gt;=[.$L$4];1;0)" office:value-type="float" office:value="1" calcext:value-type="float">
            <text:p>1</text:p>
          </table:table-cell>
          <table:table-cell table:style-name="ce95" table:formula="of:=IF([.E292]&gt;[.K$4];[.E292]-[.K$4];0)" office:value-type="float" office:value="0" calcext:value-type="float">
            <text:p><text:s/>- <text:s text:c="5"/></text:p>
          </table:table-cell>
          <table:table-cell table:style-name="ce84" table:formula="of:=[.L291]+([.K292]*[.J292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1]+[.N292]" office:value-type="float" office:value="401" calcext:value-type="float">
            <text:p>401</text:p>
          </table:table-cell>
          <table:table-cell table:formula="of:=[.O29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1]+[.Q292]" office:value-type="float" office:value="388" calcext:value-type="float">
            <text:p>388</text:p>
          </table:table-cell>
          <table:table-cell table:formula="of:=[.R29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1]+[.T292]" office:value-type="float" office:value="380" calcext:value-type="float">
            <text:p>380</text:p>
          </table:table-cell>
          <table:table-cell table:formula="of:=[.U292]*100/[.U$3]" office:value-type="float" office:value="100" calcext:value-type="float">
            <text:p><text:s/>100.00 <text:s text:c="5"/></text:p>
          </table:table-cell>
          <table:table-cell table:style-name="ce102" table:formula="of:=[.O292]+[.R292]" office:value-type="float" office:value="789" calcext:value-type="float">
            <text:p>789</text:p>
          </table:table-cell>
          <table:table-cell table:style-name="ce106" table:formula="of:=[.W292]/2" office:value-type="float" office:value="394.5" calcext:value-type="float">
            <text:p>395</text:p>
          </table:table-cell>
          <table:table-cell table:style-name="ce95" table:formula="of:=[.X29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5" calcext:value-type="date">
            <text:p>10/15/2005</text:p>
          </table:table-cell>
          <table:table-cell office:value-type="float" office:value="42" calcext:value-type="float">
            <text:p>42</text:p>
          </table:table-cell>
          <table:table-cell table:style-name="ce84" office:value-type="float" office:value="3.75" calcext:value-type="float">
            <text:p><text:s/>3.75 <text:s text:c="5"/></text:p>
          </table:table-cell>
          <table:table-cell table:style-name="ce84" office:value-type="float" office:value="11.875" calcext:value-type="float">
            <text:p><text:s/>11.88 <text:s text:c="5"/></text:p>
          </table:table-cell>
          <table:table-cell table:style-name="ce84" office:value-type="float" office:value="7.10973958333333" calcext:value-type="float">
            <text:p><text:s/>7.11 <text:s text:c="5"/></text:p>
          </table:table-cell>
          <table:table-cell table:style-name="ce84" table:formula="of:=([.D293]+[.C293])/2" office:value-type="float" office:value="7.8125" calcext:value-type="float">
            <text:p><text:s/>7.81 <text:s text:c="5"/></text:p>
          </table:table-cell>
          <table:table-cell table:style-name="ce84" table:formula="of:=ABS([.E293]-[.F293])" office:value-type="float" office:value="0.70276041666667" calcext:value-type="float">
            <text:p><text:s/>0.70 <text:s text:c="5"/></text:p>
          </table:table-cell>
          <table:table-cell table:formula="of:=ABS([.G293]*100/[.E293])" office:value-type="float" office:value="9.88447478883871" calcext:value-type="float">
            <text:p><text:s/>9.8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93]&gt;=[.$L$4];1;0)" office:value-type="float" office:value="1" calcext:value-type="float">
            <text:p>1</text:p>
          </table:table-cell>
          <table:table-cell table:style-name="ce95" table:formula="of:=IF([.E293]&gt;[.K$4];[.E293]-[.K$4];0)" office:value-type="float" office:value="0" calcext:value-type="float">
            <text:p><text:s/>- <text:s text:c="5"/></text:p>
          </table:table-cell>
          <table:table-cell table:style-name="ce84" table:formula="of:=[.L292]+([.K293]*[.J293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2]+[.N293]" office:value-type="float" office:value="401" calcext:value-type="float">
            <text:p>401</text:p>
          </table:table-cell>
          <table:table-cell table:formula="of:=[.O29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2]+[.Q293]" office:value-type="float" office:value="388" calcext:value-type="float">
            <text:p>388</text:p>
          </table:table-cell>
          <table:table-cell table:formula="of:=[.R29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2]+[.T293]" office:value-type="float" office:value="380" calcext:value-type="float">
            <text:p>380</text:p>
          </table:table-cell>
          <table:table-cell table:formula="of:=[.U293]*100/[.U$3]" office:value-type="float" office:value="100" calcext:value-type="float">
            <text:p><text:s/>100.00 <text:s text:c="5"/></text:p>
          </table:table-cell>
          <table:table-cell table:style-name="ce102" table:formula="of:=[.O293]+[.R293]" office:value-type="float" office:value="789" calcext:value-type="float">
            <text:p>789</text:p>
          </table:table-cell>
          <table:table-cell table:style-name="ce106" table:formula="of:=[.W293]/2" office:value-type="float" office:value="394.5" calcext:value-type="float">
            <text:p>395</text:p>
          </table:table-cell>
          <table:table-cell table:style-name="ce95" table:formula="of:=[.X29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6" calcext:value-type="date">
            <text:p>10/16/2005</text:p>
          </table:table-cell>
          <table:table-cell office:value-type="float" office:value="42" calcext:value-type="float">
            <text:p>42</text:p>
          </table:table-cell>
          <table:table-cell table:style-name="ce84" office:value-type="float" office:value="2.375" calcext:value-type="float">
            <text:p><text:s/>2.38 <text:s text:c="5"/></text:p>
          </table:table-cell>
          <table:table-cell table:style-name="ce84" office:value-type="float" office:value="9.75" calcext:value-type="float">
            <text:p><text:s/>9.75 <text:s text:c="5"/></text:p>
          </table:table-cell>
          <table:table-cell table:style-name="ce84" office:value-type="float" office:value="5.12614583333333" calcext:value-type="float">
            <text:p><text:s/>5.13 <text:s text:c="5"/></text:p>
          </table:table-cell>
          <table:table-cell table:style-name="ce84" table:formula="of:=([.D294]+[.C294])/2" office:value-type="float" office:value="6.0625" calcext:value-type="float">
            <text:p><text:s/>6.06 <text:s text:c="5"/></text:p>
          </table:table-cell>
          <table:table-cell table:style-name="ce84" table:formula="of:=ABS([.E294]-[.F294])" office:value-type="float" office:value="0.93635416666667" calcext:value-type="float">
            <text:p><text:s/>0.94 <text:s text:c="5"/></text:p>
          </table:table-cell>
          <table:table-cell table:formula="of:=ABS([.G294]*100/[.E294])" office:value-type="float" office:value="18.2662412875171" calcext:value-type="float">
            <text:p><text:s/>18.27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294]&gt;=[.$L$4];1;0)" office:value-type="float" office:value="1" calcext:value-type="float">
            <text:p>1</text:p>
          </table:table-cell>
          <table:table-cell table:style-name="ce95" table:formula="of:=IF([.E294]&gt;[.K$4];[.E294]-[.K$4];0)" office:value-type="float" office:value="0" calcext:value-type="float">
            <text:p><text:s/>- <text:s text:c="5"/></text:p>
          </table:table-cell>
          <table:table-cell table:style-name="ce84" table:formula="of:=[.L293]+([.K294]*[.J294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3]+[.N294]" office:value-type="float" office:value="401" calcext:value-type="float">
            <text:p>401</text:p>
          </table:table-cell>
          <table:table-cell table:formula="of:=[.O29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3]+[.Q294]" office:value-type="float" office:value="388" calcext:value-type="float">
            <text:p>388</text:p>
          </table:table-cell>
          <table:table-cell table:formula="of:=[.R29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3]+[.T294]" office:value-type="float" office:value="380" calcext:value-type="float">
            <text:p>380</text:p>
          </table:table-cell>
          <table:table-cell table:formula="of:=[.U294]*100/[.U$3]" office:value-type="float" office:value="100" calcext:value-type="float">
            <text:p><text:s/>100.00 <text:s text:c="5"/></text:p>
          </table:table-cell>
          <table:table-cell table:style-name="ce102" table:formula="of:=[.O294]+[.R294]" office:value-type="float" office:value="789" calcext:value-type="float">
            <text:p>789</text:p>
          </table:table-cell>
          <table:table-cell table:style-name="ce106" table:formula="of:=[.W294]/2" office:value-type="float" office:value="394.5" calcext:value-type="float">
            <text:p>395</text:p>
          </table:table-cell>
          <table:table-cell table:style-name="ce95" table:formula="of:=[.X29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7" calcext:value-type="date">
            <text:p>10/17/2005</text:p>
          </table:table-cell>
          <table:table-cell office:value-type="float" office:value="43" calcext:value-type="float">
            <text:p>43</text:p>
          </table:table-cell>
          <table:table-cell table:style-name="ce84" office:value-type="float" office:value="2.375" calcext:value-type="float">
            <text:p><text:s/>2.38 <text:s text:c="5"/></text:p>
          </table:table-cell>
          <table:table-cell table:style-name="ce84" office:value-type="float" office:value="8.62" calcext:value-type="float">
            <text:p><text:s/>8.62 <text:s text:c="5"/></text:p>
          </table:table-cell>
          <table:table-cell table:style-name="ce84" office:value-type="float" office:value="4.711125" calcext:value-type="float">
            <text:p><text:s/>4.71 <text:s text:c="5"/></text:p>
          </table:table-cell>
          <table:table-cell table:style-name="ce84" table:formula="of:=([.D295]+[.C295])/2" office:value-type="float" office:value="5.4975" calcext:value-type="float">
            <text:p><text:s/>5.50 <text:s text:c="5"/></text:p>
          </table:table-cell>
          <table:table-cell table:style-name="ce84" table:formula="of:=ABS([.E295]-[.F295])" office:value-type="float" office:value="0.786375" calcext:value-type="float">
            <text:p><text:s/>0.79 <text:s text:c="5"/></text:p>
          </table:table-cell>
          <table:table-cell table:formula="of:=ABS([.G295]*100/[.E295])" office:value-type="float" office:value="16.6918729602802" calcext:value-type="float">
            <text:p><text:s/>16.6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95]&gt;=[.$L$4];1;0)" office:value-type="float" office:value="1" calcext:value-type="float">
            <text:p>1</text:p>
          </table:table-cell>
          <table:table-cell table:style-name="ce95" table:formula="of:=IF([.E295]&gt;[.K$4];[.E295]-[.K$4];0)" office:value-type="float" office:value="0" calcext:value-type="float">
            <text:p><text:s/>- <text:s text:c="5"/></text:p>
          </table:table-cell>
          <table:table-cell table:style-name="ce84" table:formula="of:=[.L294]+([.K295]*[.J295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4]+[.N295]" office:value-type="float" office:value="401" calcext:value-type="float">
            <text:p>401</text:p>
          </table:table-cell>
          <table:table-cell table:formula="of:=[.O29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4]+[.Q295]" office:value-type="float" office:value="388" calcext:value-type="float">
            <text:p>388</text:p>
          </table:table-cell>
          <table:table-cell table:formula="of:=[.R29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4]+[.T295]" office:value-type="float" office:value="380" calcext:value-type="float">
            <text:p>380</text:p>
          </table:table-cell>
          <table:table-cell table:formula="of:=[.U295]*100/[.U$3]" office:value-type="float" office:value="100" calcext:value-type="float">
            <text:p><text:s/>100.00 <text:s text:c="5"/></text:p>
          </table:table-cell>
          <table:table-cell table:style-name="ce102" table:formula="of:=[.O295]+[.R295]" office:value-type="float" office:value="789" calcext:value-type="float">
            <text:p>789</text:p>
          </table:table-cell>
          <table:table-cell table:style-name="ce106" table:formula="of:=[.W295]/2" office:value-type="float" office:value="394.5" calcext:value-type="float">
            <text:p>395</text:p>
          </table:table-cell>
          <table:table-cell table:style-name="ce95" table:formula="of:=[.X29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8" calcext:value-type="date">
            <text:p>10/18/2005</text:p>
          </table:table-cell>
          <table:table-cell office:value-type="float" office:value="43" calcext:value-type="float">
            <text:p>43</text:p>
          </table:table-cell>
          <table:table-cell table:style-name="ce84" office:value-type="float" office:value="0.812" calcext:value-type="float">
            <text:p><text:s/>0.81 <text:s text:c="5"/></text:p>
          </table:table-cell>
          <table:table-cell table:style-name="ce84" office:value-type="float" office:value="5.875" calcext:value-type="float">
            <text:p><text:s/>5.88 <text:s text:c="5"/></text:p>
          </table:table-cell>
          <table:table-cell table:style-name="ce84" office:value-type="float" office:value="3.61121875" calcext:value-type="float">
            <text:p><text:s/>3.61 <text:s text:c="5"/></text:p>
          </table:table-cell>
          <table:table-cell table:style-name="ce84" table:formula="of:=([.D296]+[.C296])/2" office:value-type="float" office:value="3.3435" calcext:value-type="float">
            <text:p><text:s/>3.34 <text:s text:c="5"/></text:p>
          </table:table-cell>
          <table:table-cell table:style-name="ce84" table:formula="of:=ABS([.E296]-[.F296])" office:value-type="float" office:value="0.26771875" calcext:value-type="float">
            <text:p><text:s/>0.27 <text:s text:c="5"/></text:p>
          </table:table-cell>
          <table:table-cell table:formula="of:=ABS([.G296]*100/[.E296])" office:value-type="float" office:value="7.41352901980806" calcext:value-type="float">
            <text:p><text:s/>7.4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96]&gt;=[.$L$4];1;0)" office:value-type="float" office:value="1" calcext:value-type="float">
            <text:p>1</text:p>
          </table:table-cell>
          <table:table-cell table:style-name="ce95" table:formula="of:=IF([.E296]&gt;[.K$4];[.E296]-[.K$4];0)" office:value-type="float" office:value="0" calcext:value-type="float">
            <text:p><text:s/>- <text:s text:c="5"/></text:p>
          </table:table-cell>
          <table:table-cell table:style-name="ce84" table:formula="of:=[.L295]+([.K296]*[.J296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5]+[.N296]" office:value-type="float" office:value="401" calcext:value-type="float">
            <text:p>401</text:p>
          </table:table-cell>
          <table:table-cell table:formula="of:=[.O29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5]+[.Q296]" office:value-type="float" office:value="388" calcext:value-type="float">
            <text:p>388</text:p>
          </table:table-cell>
          <table:table-cell table:formula="of:=[.R29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5]+[.T296]" office:value-type="float" office:value="380" calcext:value-type="float">
            <text:p>380</text:p>
          </table:table-cell>
          <table:table-cell table:formula="of:=[.U296]*100/[.U$3]" office:value-type="float" office:value="100" calcext:value-type="float">
            <text:p><text:s/>100.00 <text:s text:c="5"/></text:p>
          </table:table-cell>
          <table:table-cell table:style-name="ce102" table:formula="of:=[.O296]+[.R296]" office:value-type="float" office:value="789" calcext:value-type="float">
            <text:p>789</text:p>
          </table:table-cell>
          <table:table-cell table:style-name="ce106" table:formula="of:=[.W296]/2" office:value-type="float" office:value="394.5" calcext:value-type="float">
            <text:p>395</text:p>
          </table:table-cell>
          <table:table-cell table:style-name="ce95" table:formula="of:=[.X29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19" calcext:value-type="date">
            <text:p>10/19/2005</text:p>
          </table:table-cell>
          <table:table-cell office:value-type="float" office:value="43" calcext:value-type="float">
            <text:p>43</text:p>
          </table:table-cell>
          <table:table-cell table:style-name="ce84" office:value-type="float" office:value="0.125" calcext:value-type="float">
            <text:p><text:s/>0.13 <text:s text:c="5"/></text:p>
          </table:table-cell>
          <table:table-cell table:style-name="ce84" office:value-type="float" office:value="9.688" calcext:value-type="float">
            <text:p><text:s/>9.69 <text:s text:c="5"/></text:p>
          </table:table-cell>
          <table:table-cell table:style-name="ce84" office:value-type="float" office:value="3.29464583333333" calcext:value-type="float">
            <text:p><text:s/>3.29 <text:s text:c="5"/></text:p>
          </table:table-cell>
          <table:table-cell table:style-name="ce84" table:formula="of:=([.D297]+[.C297])/2" office:value-type="float" office:value="4.9065" calcext:value-type="float">
            <text:p><text:s/>4.91 <text:s text:c="5"/></text:p>
          </table:table-cell>
          <table:table-cell table:style-name="ce84" table:formula="of:=ABS([.E297]-[.F297])" office:value-type="float" office:value="1.61185416666667" calcext:value-type="float">
            <text:p><text:s/>1.61 <text:s text:c="5"/></text:p>
          </table:table-cell>
          <table:table-cell table:formula="of:=ABS([.G297]*100/[.E297])" office:value-type="float" office:value="48.9234427069173" calcext:value-type="float">
            <text:p><text:s/>48.9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97]&gt;=[.$L$4];1;0)" office:value-type="float" office:value="1" calcext:value-type="float">
            <text:p>1</text:p>
          </table:table-cell>
          <table:table-cell table:style-name="ce95" table:formula="of:=IF([.E297]&gt;[.K$4];[.E297]-[.K$4];0)" office:value-type="float" office:value="0" calcext:value-type="float">
            <text:p><text:s/>- <text:s text:c="5"/></text:p>
          </table:table-cell>
          <table:table-cell table:style-name="ce84" table:formula="of:=[.L296]+([.K297]*[.J297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6]+[.N297]" office:value-type="float" office:value="401" calcext:value-type="float">
            <text:p>401</text:p>
          </table:table-cell>
          <table:table-cell table:formula="of:=[.O29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6]+[.Q297]" office:value-type="float" office:value="388" calcext:value-type="float">
            <text:p>388</text:p>
          </table:table-cell>
          <table:table-cell table:formula="of:=[.R29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6]+[.T297]" office:value-type="float" office:value="380" calcext:value-type="float">
            <text:p>380</text:p>
          </table:table-cell>
          <table:table-cell table:formula="of:=[.U297]*100/[.U$3]" office:value-type="float" office:value="100" calcext:value-type="float">
            <text:p><text:s/>100.00 <text:s text:c="5"/></text:p>
          </table:table-cell>
          <table:table-cell table:style-name="ce102" table:formula="of:=[.O297]+[.R297]" office:value-type="float" office:value="789" calcext:value-type="float">
            <text:p>789</text:p>
          </table:table-cell>
          <table:table-cell table:style-name="ce106" table:formula="of:=[.W297]/2" office:value-type="float" office:value="394.5" calcext:value-type="float">
            <text:p>395</text:p>
          </table:table-cell>
          <table:table-cell table:style-name="ce95" table:formula="of:=[.X29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0" calcext:value-type="date">
            <text:p>10/20/2005</text:p>
          </table:table-cell>
          <table:table-cell office:value-type="float" office:value="43" calcext:value-type="float">
            <text:p>43</text:p>
          </table:table-cell>
          <table:table-cell table:style-name="ce84" office:value-type="float" office:value="-3.938" calcext:value-type="float">
            <text:p>-3.94 <text:s text:c="5"/></text:p>
          </table:table-cell>
          <table:table-cell table:style-name="ce84" office:value-type="float" office:value="12.312" calcext:value-type="float">
            <text:p><text:s/>12.31 <text:s text:c="5"/></text:p>
          </table:table-cell>
          <table:table-cell table:style-name="ce84" office:value-type="float" office:value="3.27180208333333" calcext:value-type="float">
            <text:p><text:s/>3.27 <text:s text:c="5"/></text:p>
          </table:table-cell>
          <table:table-cell table:style-name="ce84" table:formula="of:=([.D298]+[.C298])/2" office:value-type="float" office:value="4.187" calcext:value-type="float">
            <text:p><text:s/>4.19 <text:s text:c="5"/></text:p>
          </table:table-cell>
          <table:table-cell table:style-name="ce84" table:formula="of:=ABS([.E298]-[.F298])" office:value-type="float" office:value="0.915197916666669" calcext:value-type="float">
            <text:p><text:s/>0.92 <text:s text:c="5"/></text:p>
          </table:table-cell>
          <table:table-cell table:formula="of:=ABS([.G298]*100/[.E298])" office:value-type="float" office:value="27.9722884623345" calcext:value-type="float">
            <text:p><text:s/>27.9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98]&gt;=[.$L$4];1;0)" office:value-type="float" office:value="1" calcext:value-type="float">
            <text:p>1</text:p>
          </table:table-cell>
          <table:table-cell table:style-name="ce95" table:formula="of:=IF([.E298]&gt;[.K$4];[.E298]-[.K$4];0)" office:value-type="float" office:value="0" calcext:value-type="float">
            <text:p><text:s/>- <text:s text:c="5"/></text:p>
          </table:table-cell>
          <table:table-cell table:style-name="ce84" table:formula="of:=[.L297]+([.K298]*[.J298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7]+[.N298]" office:value-type="float" office:value="401" calcext:value-type="float">
            <text:p>401</text:p>
          </table:table-cell>
          <table:table-cell table:formula="of:=[.O29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7]+[.Q298]" office:value-type="float" office:value="388" calcext:value-type="float">
            <text:p>388</text:p>
          </table:table-cell>
          <table:table-cell table:formula="of:=[.R29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7]+[.T298]" office:value-type="float" office:value="380" calcext:value-type="float">
            <text:p>380</text:p>
          </table:table-cell>
          <table:table-cell table:formula="of:=[.U298]*100/[.U$3]" office:value-type="float" office:value="100" calcext:value-type="float">
            <text:p><text:s/>100.00 <text:s text:c="5"/></text:p>
          </table:table-cell>
          <table:table-cell table:style-name="ce102" table:formula="of:=[.O298]+[.R298]" office:value-type="float" office:value="789" calcext:value-type="float">
            <text:p>789</text:p>
          </table:table-cell>
          <table:table-cell table:style-name="ce106" table:formula="of:=[.W298]/2" office:value-type="float" office:value="394.5" calcext:value-type="float">
            <text:p>395</text:p>
          </table:table-cell>
          <table:table-cell table:style-name="ce95" table:formula="of:=[.X29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1" calcext:value-type="date">
            <text:p>10/21/2005</text:p>
          </table:table-cell>
          <table:table-cell office:value-type="float" office:value="43" calcext:value-type="float">
            <text:p>43</text:p>
          </table:table-cell>
          <table:table-cell table:style-name="ce84" office:value-type="float" office:value="0.375" calcext:value-type="float">
            <text:p><text:s/>0.38 <text:s text:c="5"/></text:p>
          </table:table-cell>
          <table:table-cell table:style-name="ce84" office:value-type="float" office:value="14.625" calcext:value-type="float">
            <text:p><text:s/>14.63 <text:s text:c="5"/></text:p>
          </table:table-cell>
          <table:table-cell table:style-name="ce84" office:value-type="float" office:value="6.34941666666667" calcext:value-type="float">
            <text:p><text:s/>6.35 <text:s text:c="5"/></text:p>
          </table:table-cell>
          <table:table-cell table:style-name="ce84" table:formula="of:=([.D299]+[.C299])/2" office:value-type="float" office:value="7.5" calcext:value-type="float">
            <text:p><text:s/>7.50 <text:s text:c="5"/></text:p>
          </table:table-cell>
          <table:table-cell table:style-name="ce84" table:formula="of:=ABS([.E299]-[.F299])" office:value-type="float" office:value="1.15058333333333" calcext:value-type="float">
            <text:p><text:s/>1.15 <text:s text:c="5"/></text:p>
          </table:table-cell>
          <table:table-cell table:formula="of:=ABS([.G299]*100/[.E299])" office:value-type="float" office:value="18.1210872389851" calcext:value-type="float">
            <text:p><text:s/>18.1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299]&gt;=[.$L$4];1;0)" office:value-type="float" office:value="1" calcext:value-type="float">
            <text:p>1</text:p>
          </table:table-cell>
          <table:table-cell table:style-name="ce95" table:formula="of:=IF([.E299]&gt;[.K$4];[.E299]-[.K$4];0)" office:value-type="float" office:value="0" calcext:value-type="float">
            <text:p><text:s/>- <text:s text:c="5"/></text:p>
          </table:table-cell>
          <table:table-cell table:style-name="ce84" table:formula="of:=[.L298]+([.K299]*[.J299])" office:value-type="float" office:value="895.138511136397" calcext:value-type="float">
            <text:p><text:s/>895.14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8]+[.N299]" office:value-type="float" office:value="401" calcext:value-type="float">
            <text:p>401</text:p>
          </table:table-cell>
          <table:table-cell table:formula="of:=[.O29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8]+[.Q299]" office:value-type="float" office:value="388" calcext:value-type="float">
            <text:p>388</text:p>
          </table:table-cell>
          <table:table-cell table:formula="of:=[.R29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8]+[.T299]" office:value-type="float" office:value="380" calcext:value-type="float">
            <text:p>380</text:p>
          </table:table-cell>
          <table:table-cell table:formula="of:=[.U299]*100/[.U$3]" office:value-type="float" office:value="100" calcext:value-type="float">
            <text:p><text:s/>100.00 <text:s text:c="5"/></text:p>
          </table:table-cell>
          <table:table-cell table:style-name="ce102" table:formula="of:=[.O299]+[.R299]" office:value-type="float" office:value="789" calcext:value-type="float">
            <text:p>789</text:p>
          </table:table-cell>
          <table:table-cell table:style-name="ce106" table:formula="of:=[.W299]/2" office:value-type="float" office:value="394.5" calcext:value-type="float">
            <text:p>395</text:p>
          </table:table-cell>
          <table:table-cell table:style-name="ce95" table:formula="of:=[.X29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2" calcext:value-type="date">
            <text:p>10/22/2005</text:p>
          </table:table-cell>
          <table:table-cell office:value-type="float" office:value="43" calcext:value-type="float">
            <text:p>43</text:p>
          </table:table-cell>
          <table:table-cell table:style-name="ce84" office:value-type="float" office:value="3.562" calcext:value-type="float">
            <text:p><text:s/>3.56 <text:s text:c="5"/></text:p>
          </table:table-cell>
          <table:table-cell table:style-name="ce84" office:value-type="float" office:value="18.25" calcext:value-type="float">
            <text:p><text:s/>18.25 <text:s text:c="5"/></text:p>
          </table:table-cell>
          <table:table-cell table:style-name="ce84" office:value-type="float" office:value="10.4412083333333" calcext:value-type="float">
            <text:p><text:s/>10.44 <text:s text:c="5"/></text:p>
          </table:table-cell>
          <table:table-cell table:style-name="ce84" table:formula="of:=([.D300]+[.C300])/2" office:value-type="float" office:value="10.906" calcext:value-type="float">
            <text:p><text:s/>10.91 <text:s text:c="5"/></text:p>
          </table:table-cell>
          <table:table-cell table:style-name="ce84" table:formula="of:=ABS([.E300]-[.F300])" office:value-type="float" office:value="0.4647916666667" calcext:value-type="float">
            <text:p><text:s/>0.46 <text:s text:c="5"/></text:p>
          </table:table-cell>
          <table:table-cell table:formula="of:=ABS([.G300]*100/[.E300])" office:value-type="float" office:value="4.45151223716957" calcext:value-type="float">
            <text:p><text:s/>4.4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00]&gt;=[.$L$4];1;0)" office:value-type="float" office:value="1" calcext:value-type="float">
            <text:p>1</text:p>
          </table:table-cell>
          <table:table-cell table:style-name="ce95" table:formula="of:=IF([.E300]&gt;[.K$4];[.E300]-[.K$4];0)" office:value-type="float" office:value="0.4412083333333" calcext:value-type="float">
            <text:p><text:s/>0.44 <text:s text:c="5"/></text:p>
          </table:table-cell>
          <table:table-cell table:style-name="ce84" table:formula="of:=[.L299]+([.K300]*[.J300])" office:value-type="float" office:value="895.57971946973" calcext:value-type="float">
            <text:p><text:s/>895.58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299]+[.N300]" office:value-type="float" office:value="401" calcext:value-type="float">
            <text:p>401</text:p>
          </table:table-cell>
          <table:table-cell table:formula="of:=[.O30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299]+[.Q300]" office:value-type="float" office:value="388" calcext:value-type="float">
            <text:p>388</text:p>
          </table:table-cell>
          <table:table-cell table:formula="of:=[.R30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299]+[.T300]" office:value-type="float" office:value="380" calcext:value-type="float">
            <text:p>380</text:p>
          </table:table-cell>
          <table:table-cell table:formula="of:=[.U300]*100/[.U$3]" office:value-type="float" office:value="100" calcext:value-type="float">
            <text:p><text:s/>100.00 <text:s text:c="5"/></text:p>
          </table:table-cell>
          <table:table-cell table:style-name="ce102" table:formula="of:=[.O300]+[.R300]" office:value-type="float" office:value="789" calcext:value-type="float">
            <text:p>789</text:p>
          </table:table-cell>
          <table:table-cell table:style-name="ce106" table:formula="of:=[.W300]/2" office:value-type="float" office:value="394.5" calcext:value-type="float">
            <text:p>395</text:p>
          </table:table-cell>
          <table:table-cell table:style-name="ce95" table:formula="of:=[.X30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3" calcext:value-type="date">
            <text:p>10/23/2005</text:p>
          </table:table-cell>
          <table:table-cell office:value-type="float" office:value="43" calcext:value-type="float">
            <text:p>43</text:p>
          </table:table-cell>
          <table:table-cell table:style-name="ce84" office:value-type="float" office:value="8.25" calcext:value-type="float">
            <text:p><text:s/>8.25 <text:s text:c="5"/></text:p>
          </table:table-cell>
          <table:table-cell table:style-name="ce84" office:value-type="float" office:value="15.812" calcext:value-type="float">
            <text:p><text:s/>15.81 <text:s text:c="5"/></text:p>
          </table:table-cell>
          <table:table-cell table:style-name="ce84" office:value-type="float" office:value="11.4516875" calcext:value-type="float">
            <text:p><text:s/>11.45 <text:s text:c="5"/></text:p>
          </table:table-cell>
          <table:table-cell table:style-name="ce84" table:formula="of:=([.D301]+[.C301])/2" office:value-type="float" office:value="12.031" calcext:value-type="float">
            <text:p><text:s/>12.03 <text:s text:c="5"/></text:p>
          </table:table-cell>
          <table:table-cell table:style-name="ce84" table:formula="of:=ABS([.E301]-[.F301])" office:value-type="float" office:value="0.579312499999999" calcext:value-type="float">
            <text:p><text:s/>0.58 <text:s text:c="5"/></text:p>
          </table:table-cell>
          <table:table-cell table:formula="of:=ABS([.G301]*100/[.E301])" office:value-type="float" office:value="5.05875225812788" calcext:value-type="float">
            <text:p><text:s/>5.06 <text:s text:c="5"/></text:p>
          </table:table-cell>
          <table:table-cell table:style-name="ce84" office:value-type="float" office:value="2.5" calcext:value-type="float">
            <text:p><text:s/>2.50 <text:s text:c="5"/></text:p>
          </table:table-cell>
          <table:table-cell table:style-name="ce91" table:formula="of:=IF([.A301]&gt;=[.$L$4];1;0)" office:value-type="float" office:value="1" calcext:value-type="float">
            <text:p>1</text:p>
          </table:table-cell>
          <table:table-cell table:style-name="ce95" table:formula="of:=IF([.E301]&gt;[.K$4];[.E301]-[.K$4];0)" office:value-type="float" office:value="1.4516875" calcext:value-type="float">
            <text:p><text:s/>1.45 <text:s text:c="5"/></text:p>
          </table:table-cell>
          <table:table-cell table:style-name="ce84" table:formula="of:=[.L300]+([.K301]*[.J301])" office:value-type="float" office:value="897.03140696973" calcext:value-type="float">
            <text:p><text:s/>897.0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0]+[.N301]" office:value-type="float" office:value="401" calcext:value-type="float">
            <text:p>401</text:p>
          </table:table-cell>
          <table:table-cell table:formula="of:=[.O30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0]+[.Q301]" office:value-type="float" office:value="388" calcext:value-type="float">
            <text:p>388</text:p>
          </table:table-cell>
          <table:table-cell table:formula="of:=[.R30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0]+[.T301]" office:value-type="float" office:value="380" calcext:value-type="float">
            <text:p>380</text:p>
          </table:table-cell>
          <table:table-cell table:formula="of:=[.U301]*100/[.U$3]" office:value-type="float" office:value="100" calcext:value-type="float">
            <text:p><text:s/>100.00 <text:s text:c="5"/></text:p>
          </table:table-cell>
          <table:table-cell table:style-name="ce102" table:formula="of:=[.O301]+[.R301]" office:value-type="float" office:value="789" calcext:value-type="float">
            <text:p>789</text:p>
          </table:table-cell>
          <table:table-cell table:style-name="ce106" table:formula="of:=[.W301]/2" office:value-type="float" office:value="394.5" calcext:value-type="float">
            <text:p>395</text:p>
          </table:table-cell>
          <table:table-cell table:style-name="ce95" table:formula="of:=[.X30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4" calcext:value-type="date">
            <text:p>10/24/2005</text:p>
          </table:table-cell>
          <table:table-cell office:value-type="float" office:value="44" calcext:value-type="float">
            <text:p>44</text:p>
          </table:table-cell>
          <table:table-cell table:style-name="ce84" office:value-type="float" office:value="2.812" calcext:value-type="float">
            <text:p><text:s/>2.81 <text:s text:c="5"/></text:p>
          </table:table-cell>
          <table:table-cell table:style-name="ce84" office:value-type="float" office:value="10.25" calcext:value-type="float">
            <text:p><text:s/>10.25 <text:s text:c="5"/></text:p>
          </table:table-cell>
          <table:table-cell table:style-name="ce84" office:value-type="float" office:value="6.86957291666667" calcext:value-type="float">
            <text:p><text:s/>6.87 <text:s text:c="5"/></text:p>
          </table:table-cell>
          <table:table-cell table:style-name="ce84" table:formula="of:=([.D302]+[.C302])/2" office:value-type="float" office:value="6.531" calcext:value-type="float">
            <text:p><text:s/>6.53 <text:s text:c="5"/></text:p>
          </table:table-cell>
          <table:table-cell table:style-name="ce84" table:formula="of:=ABS([.E302]-[.F302])" office:value-type="float" office:value="0.338572916666671" calcext:value-type="float">
            <text:p><text:s/>0.34 <text:s text:c="5"/></text:p>
          </table:table-cell>
          <table:table-cell table:formula="of:=ABS([.G302]*100/[.E302])" office:value-type="float" office:value="4.92858756685207" calcext:value-type="float">
            <text:p><text:s/>4.93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302]&gt;=[.$L$4];1;0)" office:value-type="float" office:value="1" calcext:value-type="float">
            <text:p>1</text:p>
          </table:table-cell>
          <table:table-cell table:style-name="ce95" table:formula="of:=IF([.E302]&gt;[.K$4];[.E302]-[.K$4];0)" office:value-type="float" office:value="0" calcext:value-type="float">
            <text:p><text:s/>- <text:s text:c="5"/></text:p>
          </table:table-cell>
          <table:table-cell table:style-name="ce84" table:formula="of:=[.L301]+([.K302]*[.J302])" office:value-type="float" office:value="897.03140696973" calcext:value-type="float">
            <text:p><text:s/>897.0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1]+[.N302]" office:value-type="float" office:value="401" calcext:value-type="float">
            <text:p>401</text:p>
          </table:table-cell>
          <table:table-cell table:formula="of:=[.O30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1]+[.Q302]" office:value-type="float" office:value="388" calcext:value-type="float">
            <text:p>388</text:p>
          </table:table-cell>
          <table:table-cell table:formula="of:=[.R30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1]+[.T302]" office:value-type="float" office:value="380" calcext:value-type="float">
            <text:p>380</text:p>
          </table:table-cell>
          <table:table-cell table:formula="of:=[.U302]*100/[.U$3]" office:value-type="float" office:value="100" calcext:value-type="float">
            <text:p><text:s/>100.00 <text:s text:c="5"/></text:p>
          </table:table-cell>
          <table:table-cell table:style-name="ce102" table:formula="of:=[.O302]+[.R302]" office:value-type="float" office:value="789" calcext:value-type="float">
            <text:p>789</text:p>
          </table:table-cell>
          <table:table-cell table:style-name="ce106" table:formula="of:=[.W302]/2" office:value-type="float" office:value="394.5" calcext:value-type="float">
            <text:p>395</text:p>
          </table:table-cell>
          <table:table-cell table:style-name="ce95" table:formula="of:=[.X30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5" calcext:value-type="date">
            <text:p>10/25/2005</text:p>
          </table:table-cell>
          <table:table-cell office:value-type="float" office:value="44" calcext:value-type="float">
            <text:p>44</text:p>
          </table:table-cell>
          <table:table-cell table:style-name="ce84" office:value-type="float" office:value="4.188" calcext:value-type="float">
            <text:p><text:s/>4.19 <text:s text:c="5"/></text:p>
          </table:table-cell>
          <table:table-cell table:style-name="ce84" office:value-type="float" office:value="14.62" calcext:value-type="float">
            <text:p><text:s/>14.62 <text:s text:c="5"/></text:p>
          </table:table-cell>
          <table:table-cell table:style-name="ce84" office:value-type="float" office:value="9.2589375" calcext:value-type="float">
            <text:p><text:s/>9.26 <text:s text:c="5"/></text:p>
          </table:table-cell>
          <table:table-cell table:style-name="ce84" table:formula="of:=([.D303]+[.C303])/2" office:value-type="float" office:value="9.404" calcext:value-type="float">
            <text:p><text:s/>9.40 <text:s text:c="5"/></text:p>
          </table:table-cell>
          <table:table-cell table:style-name="ce84" table:formula="of:=ABS([.E303]-[.F303])" office:value-type="float" office:value="0.1450625" calcext:value-type="float">
            <text:p><text:s/>0.15 <text:s text:c="5"/></text:p>
          </table:table-cell>
          <table:table-cell table:formula="of:=ABS([.G303]*100/[.E303])" office:value-type="float" office:value="1.56672944384817" calcext:value-type="float">
            <text:p><text:s/>1.57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303]&gt;=[.$L$4];1;0)" office:value-type="float" office:value="1" calcext:value-type="float">
            <text:p>1</text:p>
          </table:table-cell>
          <table:table-cell table:style-name="ce95" table:formula="of:=IF([.E303]&gt;[.K$4];[.E303]-[.K$4];0)" office:value-type="float" office:value="0" calcext:value-type="float">
            <text:p><text:s/>- <text:s text:c="5"/></text:p>
          </table:table-cell>
          <table:table-cell table:style-name="ce84" table:formula="of:=[.L302]+([.K303]*[.J303])" office:value-type="float" office:value="897.03140696973" calcext:value-type="float">
            <text:p><text:s/>897.03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2]+[.N303]" office:value-type="float" office:value="401" calcext:value-type="float">
            <text:p>401</text:p>
          </table:table-cell>
          <table:table-cell table:formula="of:=[.O30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2]+[.Q303]" office:value-type="float" office:value="388" calcext:value-type="float">
            <text:p>388</text:p>
          </table:table-cell>
          <table:table-cell table:formula="of:=[.R30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2]+[.T303]" office:value-type="float" office:value="380" calcext:value-type="float">
            <text:p>380</text:p>
          </table:table-cell>
          <table:table-cell table:formula="of:=[.U303]*100/[.U$3]" office:value-type="float" office:value="100" calcext:value-type="float">
            <text:p><text:s/>100.00 <text:s text:c="5"/></text:p>
          </table:table-cell>
          <table:table-cell table:style-name="ce102" table:formula="of:=[.O303]+[.R303]" office:value-type="float" office:value="789" calcext:value-type="float">
            <text:p>789</text:p>
          </table:table-cell>
          <table:table-cell table:style-name="ce106" table:formula="of:=[.W303]/2" office:value-type="float" office:value="394.5" calcext:value-type="float">
            <text:p>395</text:p>
          </table:table-cell>
          <table:table-cell table:style-name="ce95" table:formula="of:=[.X30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6" calcext:value-type="date">
            <text:p>10/26/2005</text:p>
          </table:table-cell>
          <table:table-cell office:value-type="float" office:value="44" calcext:value-type="float">
            <text:p>44</text:p>
          </table:table-cell>
          <table:table-cell table:style-name="ce84" office:value-type="float" office:value="10.688" calcext:value-type="float">
            <text:p><text:s/>10.69 <text:s text:c="5"/></text:p>
          </table:table-cell>
          <table:table-cell table:style-name="ce84" office:value-type="float" office:value="15.62" calcext:value-type="float">
            <text:p><text:s/>15.62 <text:s text:c="5"/></text:p>
          </table:table-cell>
          <table:table-cell table:style-name="ce84" office:value-type="float" office:value="12.8265208333333" calcext:value-type="float">
            <text:p><text:s/>12.83 <text:s text:c="5"/></text:p>
          </table:table-cell>
          <table:table-cell table:style-name="ce84" table:formula="of:=([.D304]+[.C304])/2" office:value-type="float" office:value="13.154" calcext:value-type="float">
            <text:p><text:s/>13.15 <text:s text:c="5"/></text:p>
          </table:table-cell>
          <table:table-cell table:style-name="ce84" table:formula="of:=ABS([.E304]-[.F304])" office:value-type="float" office:value="0.3274791666667" calcext:value-type="float">
            <text:p><text:s/>0.33 <text:s text:c="5"/></text:p>
          </table:table-cell>
          <table:table-cell table:formula="of:=ABS([.G304]*100/[.E304])" office:value-type="float" office:value="2.55314103428308" calcext:value-type="float">
            <text:p><text:s/>2.5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04]&gt;=[.$L$4];1;0)" office:value-type="float" office:value="1" calcext:value-type="float">
            <text:p>1</text:p>
          </table:table-cell>
          <table:table-cell table:style-name="ce95" table:formula="of:=IF([.E304]&gt;[.K$4];[.E304]-[.K$4];0)" office:value-type="float" office:value="2.8265208333333" calcext:value-type="float">
            <text:p><text:s/>2.83 <text:s text:c="5"/></text:p>
          </table:table-cell>
          <table:table-cell table:style-name="ce84" table:formula="of:=[.L303]+([.K304]*[.J304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3]+[.N304]" office:value-type="float" office:value="401" calcext:value-type="float">
            <text:p>401</text:p>
          </table:table-cell>
          <table:table-cell table:formula="of:=[.O30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3]+[.Q304]" office:value-type="float" office:value="388" calcext:value-type="float">
            <text:p>388</text:p>
          </table:table-cell>
          <table:table-cell table:formula="of:=[.R30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3]+[.T304]" office:value-type="float" office:value="380" calcext:value-type="float">
            <text:p>380</text:p>
          </table:table-cell>
          <table:table-cell table:formula="of:=[.U304]*100/[.U$3]" office:value-type="float" office:value="100" calcext:value-type="float">
            <text:p><text:s/>100.00 <text:s text:c="5"/></text:p>
          </table:table-cell>
          <table:table-cell table:style-name="ce102" table:formula="of:=[.O304]+[.R304]" office:value-type="float" office:value="789" calcext:value-type="float">
            <text:p>789</text:p>
          </table:table-cell>
          <table:table-cell table:style-name="ce106" table:formula="of:=[.W304]/2" office:value-type="float" office:value="394.5" calcext:value-type="float">
            <text:p>395</text:p>
          </table:table-cell>
          <table:table-cell table:style-name="ce95" table:formula="of:=[.X30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7" calcext:value-type="date">
            <text:p>10/27/2005</text:p>
          </table:table-cell>
          <table:table-cell office:value-type="float" office:value="44" calcext:value-type="float">
            <text:p>44</text:p>
          </table:table-cell>
          <table:table-cell table:style-name="ce84" office:value-type="float" office:value="1.375" calcext:value-type="float">
            <text:p><text:s/>1.38 <text:s text:c="5"/></text:p>
          </table:table-cell>
          <table:table-cell table:style-name="ce84" office:value-type="float" office:value="13.812" calcext:value-type="float">
            <text:p><text:s/>13.81 <text:s text:c="5"/></text:p>
          </table:table-cell>
          <table:table-cell table:style-name="ce84" office:value-type="float" office:value="8.75689583333333" calcext:value-type="float">
            <text:p><text:s/>8.76 <text:s text:c="5"/></text:p>
          </table:table-cell>
          <table:table-cell table:style-name="ce84" table:formula="of:=([.D305]+[.C305])/2" office:value-type="float" office:value="7.5935" calcext:value-type="float">
            <text:p><text:s/>7.59 <text:s text:c="5"/></text:p>
          </table:table-cell>
          <table:table-cell table:style-name="ce84" table:formula="of:=ABS([.E305]-[.F305])" office:value-type="float" office:value="1.16339583333333" calcext:value-type="float">
            <text:p><text:s/>1.16 <text:s text:c="5"/></text:p>
          </table:table-cell>
          <table:table-cell table:formula="of:=ABS([.G305]*100/[.E305])" office:value-type="float" office:value="13.2854821557296" calcext:value-type="float">
            <text:p><text:s/>13.2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05]&gt;=[.$L$4];1;0)" office:value-type="float" office:value="1" calcext:value-type="float">
            <text:p>1</text:p>
          </table:table-cell>
          <table:table-cell table:style-name="ce95" table:formula="of:=IF([.E305]&gt;[.K$4];[.E305]-[.K$4];0)" office:value-type="float" office:value="0" calcext:value-type="float">
            <text:p><text:s/>- <text:s text:c="5"/></text:p>
          </table:table-cell>
          <table:table-cell table:style-name="ce84" table:formula="of:=[.L304]+([.K305]*[.J305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4]+[.N305]" office:value-type="float" office:value="401" calcext:value-type="float">
            <text:p>401</text:p>
          </table:table-cell>
          <table:table-cell table:formula="of:=[.O30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4]+[.Q305]" office:value-type="float" office:value="388" calcext:value-type="float">
            <text:p>388</text:p>
          </table:table-cell>
          <table:table-cell table:formula="of:=[.R30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4]+[.T305]" office:value-type="float" office:value="380" calcext:value-type="float">
            <text:p>380</text:p>
          </table:table-cell>
          <table:table-cell table:formula="of:=[.U305]*100/[.U$3]" office:value-type="float" office:value="100" calcext:value-type="float">
            <text:p><text:s/>100.00 <text:s text:c="5"/></text:p>
          </table:table-cell>
          <table:table-cell table:style-name="ce102" table:formula="of:=[.O305]+[.R305]" office:value-type="float" office:value="789" calcext:value-type="float">
            <text:p>789</text:p>
          </table:table-cell>
          <table:table-cell table:style-name="ce106" table:formula="of:=[.W305]/2" office:value-type="float" office:value="394.5" calcext:value-type="float">
            <text:p>395</text:p>
          </table:table-cell>
          <table:table-cell table:style-name="ce95" table:formula="of:=[.X30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8" calcext:value-type="date">
            <text:p>10/28/2005</text:p>
          </table:table-cell>
          <table:table-cell office:value-type="float" office:value="44" calcext:value-type="float">
            <text:p>44</text:p>
          </table:table-cell>
          <table:table-cell table:style-name="ce84" office:value-type="float" office:value="-3.75" calcext:value-type="float">
            <text:p>-3.75 <text:s text:c="5"/></text:p>
          </table:table-cell>
          <table:table-cell table:style-name="ce84" office:value-type="float" office:value="7.938" calcext:value-type="float">
            <text:p><text:s/>7.94 <text:s text:c="5"/></text:p>
          </table:table-cell>
          <table:table-cell table:style-name="ce84" office:value-type="float" office:value="0.978885416666667" calcext:value-type="float">
            <text:p><text:s/>0.98 <text:s text:c="5"/></text:p>
          </table:table-cell>
          <table:table-cell table:style-name="ce84" table:formula="of:=([.D306]+[.C306])/2" office:value-type="float" office:value="2.094" calcext:value-type="float">
            <text:p><text:s/>2.09 <text:s text:c="5"/></text:p>
          </table:table-cell>
          <table:table-cell table:style-name="ce84" table:formula="of:=ABS([.E306]-[.F306])" office:value-type="float" office:value="1.11511458333333" calcext:value-type="float">
            <text:p><text:s/>1.12 <text:s text:c="5"/></text:p>
          </table:table-cell>
          <table:table-cell table:formula="of:=ABS([.G306]*100/[.E306])" office:value-type="float" office:value="113.916763325636" calcext:value-type="float">
            <text:p><text:s/>113.9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06]&gt;=[.$L$4];1;0)" office:value-type="float" office:value="1" calcext:value-type="float">
            <text:p>1</text:p>
          </table:table-cell>
          <table:table-cell table:style-name="ce95" table:formula="of:=IF([.E306]&gt;[.K$4];[.E306]-[.K$4];0)" office:value-type="float" office:value="0" calcext:value-type="float">
            <text:p><text:s/>- <text:s text:c="5"/></text:p>
          </table:table-cell>
          <table:table-cell table:style-name="ce84" table:formula="of:=[.L305]+([.K306]*[.J306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5]+[.N306]" office:value-type="float" office:value="401" calcext:value-type="float">
            <text:p>401</text:p>
          </table:table-cell>
          <table:table-cell table:formula="of:=[.O30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5]+[.Q306]" office:value-type="float" office:value="388" calcext:value-type="float">
            <text:p>388</text:p>
          </table:table-cell>
          <table:table-cell table:formula="of:=[.R30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5]+[.T306]" office:value-type="float" office:value="380" calcext:value-type="float">
            <text:p>380</text:p>
          </table:table-cell>
          <table:table-cell table:formula="of:=[.U306]*100/[.U$3]" office:value-type="float" office:value="100" calcext:value-type="float">
            <text:p><text:s/>100.00 <text:s text:c="5"/></text:p>
          </table:table-cell>
          <table:table-cell table:style-name="ce102" table:formula="of:=[.O306]+[.R306]" office:value-type="float" office:value="789" calcext:value-type="float">
            <text:p>789</text:p>
          </table:table-cell>
          <table:table-cell table:style-name="ce106" table:formula="of:=[.W306]/2" office:value-type="float" office:value="394.5" calcext:value-type="float">
            <text:p>395</text:p>
          </table:table-cell>
          <table:table-cell table:style-name="ce95" table:formula="of:=[.X30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29" calcext:value-type="date">
            <text:p>10/29/2005</text:p>
          </table:table-cell>
          <table:table-cell office:value-type="float" office:value="44" calcext:value-type="float">
            <text:p>44</text:p>
          </table:table-cell>
          <table:table-cell table:style-name="ce84" office:value-type="float" office:value="-5" calcext:value-type="float">
            <text:p>-5.00 <text:s text:c="5"/></text:p>
          </table:table-cell>
          <table:table-cell table:style-name="ce84" office:value-type="float" office:value="18.5" calcext:value-type="float">
            <text:p><text:s/>18.50 <text:s text:c="5"/></text:p>
          </table:table-cell>
          <table:table-cell table:style-name="ce84" office:value-type="float" office:value="0.220708333333334" calcext:value-type="float">
            <text:p><text:s/>0.22 <text:s text:c="5"/></text:p>
          </table:table-cell>
          <table:table-cell table:style-name="ce84" table:formula="of:=([.D307]+[.C307])/2" office:value-type="float" office:value="6.75" calcext:value-type="float">
            <text:p><text:s/>6.75 <text:s text:c="5"/></text:p>
          </table:table-cell>
          <table:table-cell table:style-name="ce84" table:formula="of:=ABS([.E307]-[.F307])" office:value-type="float" office:value="6.52929166666667" calcext:value-type="float">
            <text:p><text:s/>6.53 <text:s text:c="5"/></text:p>
          </table:table-cell>
          <table:table-cell table:formula="of:=ABS([.G307]*100/[.E307])" office:value-type="float" office:value="2958.33490655087" calcext:value-type="float">
            <text:p><text:s/>2,958.3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07]&gt;=[.$L$4];1;0)" office:value-type="float" office:value="1" calcext:value-type="float">
            <text:p>1</text:p>
          </table:table-cell>
          <table:table-cell table:style-name="ce95" table:formula="of:=IF([.E307]&gt;[.K$4];[.E307]-[.K$4];0)" office:value-type="float" office:value="0" calcext:value-type="float">
            <text:p><text:s/>- <text:s text:c="5"/></text:p>
          </table:table-cell>
          <table:table-cell table:style-name="ce84" table:formula="of:=[.L306]+([.K307]*[.J307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6]+[.N307]" office:value-type="float" office:value="401" calcext:value-type="float">
            <text:p>401</text:p>
          </table:table-cell>
          <table:table-cell table:formula="of:=[.O30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6]+[.Q307]" office:value-type="float" office:value="388" calcext:value-type="float">
            <text:p>388</text:p>
          </table:table-cell>
          <table:table-cell table:formula="of:=[.R30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6]+[.T307]" office:value-type="float" office:value="380" calcext:value-type="float">
            <text:p>380</text:p>
          </table:table-cell>
          <table:table-cell table:formula="of:=[.U307]*100/[.U$3]" office:value-type="float" office:value="100" calcext:value-type="float">
            <text:p><text:s/>100.00 <text:s text:c="5"/></text:p>
          </table:table-cell>
          <table:table-cell table:style-name="ce102" table:formula="of:=[.O307]+[.R307]" office:value-type="float" office:value="789" calcext:value-type="float">
            <text:p>789</text:p>
          </table:table-cell>
          <table:table-cell table:style-name="ce106" table:formula="of:=[.W307]/2" office:value-type="float" office:value="394.5" calcext:value-type="float">
            <text:p>395</text:p>
          </table:table-cell>
          <table:table-cell table:style-name="ce95" table:formula="of:=[.X30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30" calcext:value-type="date">
            <text:p>10/30/2005</text:p>
          </table:table-cell>
          <table:table-cell office:value-type="float" office:value="44" calcext:value-type="float">
            <text:p>44</text:p>
          </table:table-cell>
          <table:table-cell table:style-name="ce84" office:value-type="float" office:value="-5.75" calcext:value-type="float">
            <text:p>-5.75 <text:s text:c="5"/></text:p>
          </table:table-cell>
          <table:table-cell table:style-name="ce84" office:value-type="float" office:value="6.625" calcext:value-type="float">
            <text:p><text:s/>6.63 <text:s text:c="5"/></text:p>
          </table:table-cell>
          <table:table-cell table:style-name="ce84" office:value-type="float" office:value="-0.597838383838384" calcext:value-type="float">
            <text:p>-0.60 <text:s text:c="5"/></text:p>
          </table:table-cell>
          <table:table-cell table:style-name="ce84" table:formula="of:=([.D308]+[.C308])/2" office:value-type="float" office:value="0.4375" calcext:value-type="float">
            <text:p><text:s/>0.44 <text:s text:c="5"/></text:p>
          </table:table-cell>
          <table:table-cell table:style-name="ce84" table:formula="of:=ABS([.E308]-[.F308])" office:value-type="float" office:value="1.03533838383838" calcext:value-type="float">
            <text:p><text:s/>1.04 <text:s text:c="5"/></text:p>
          </table:table-cell>
          <table:table-cell table:formula="of:=ABS([.G308]*100/[.E308])" office:value-type="float" office:value="173.180312911837" calcext:value-type="float">
            <text:p><text:s/>173.1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08]&gt;=[.$L$4];1;0)" office:value-type="float" office:value="1" calcext:value-type="float">
            <text:p>1</text:p>
          </table:table-cell>
          <table:table-cell table:style-name="ce95" table:formula="of:=IF([.E308]&gt;[.K$4];[.E308]-[.K$4];0)" office:value-type="float" office:value="0" calcext:value-type="float">
            <text:p><text:s/>- <text:s text:c="5"/></text:p>
          </table:table-cell>
          <table:table-cell table:style-name="ce84" table:formula="of:=[.L307]+([.K308]*[.J308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7]+[.N308]" office:value-type="float" office:value="401" calcext:value-type="float">
            <text:p>401</text:p>
          </table:table-cell>
          <table:table-cell table:formula="of:=[.O30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7]+[.Q308]" office:value-type="float" office:value="388" calcext:value-type="float">
            <text:p>388</text:p>
          </table:table-cell>
          <table:table-cell table:formula="of:=[.R30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7]+[.T308]" office:value-type="float" office:value="380" calcext:value-type="float">
            <text:p>380</text:p>
          </table:table-cell>
          <table:table-cell table:formula="of:=[.U308]*100/[.U$3]" office:value-type="float" office:value="100" calcext:value-type="float">
            <text:p><text:s/>100.00 <text:s text:c="5"/></text:p>
          </table:table-cell>
          <table:table-cell table:style-name="ce102" table:formula="of:=[.O308]+[.R308]" office:value-type="float" office:value="789" calcext:value-type="float">
            <text:p>789</text:p>
          </table:table-cell>
          <table:table-cell table:style-name="ce106" table:formula="of:=[.W308]/2" office:value-type="float" office:value="394.5" calcext:value-type="float">
            <text:p>395</text:p>
          </table:table-cell>
          <table:table-cell table:style-name="ce95" table:formula="of:=[.X30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0-31" calcext:value-type="date">
            <text:p>10/31/2005</text:p>
          </table:table-cell>
          <table:table-cell office:value-type="float" office:value="45" calcext:value-type="float">
            <text:p>45</text:p>
          </table:table-cell>
          <table:table-cell table:style-name="ce84" office:value-type="float" office:value="-6.312" calcext:value-type="float">
            <text:p>-6.31 <text:s text:c="5"/></text:p>
          </table:table-cell>
          <table:table-cell table:style-name="ce84" office:value-type="float" office:value="8.62" calcext:value-type="float">
            <text:p><text:s/>8.62 <text:s text:c="5"/></text:p>
          </table:table-cell>
          <table:table-cell table:style-name="ce84" office:value-type="float" office:value="0.441947916666666" calcext:value-type="float">
            <text:p><text:s/>0.44 <text:s text:c="5"/></text:p>
          </table:table-cell>
          <table:table-cell table:style-name="ce84" table:formula="of:=([.D309]+[.C309])/2" office:value-type="float" office:value="1.154" calcext:value-type="float">
            <text:p><text:s/>1.15 <text:s text:c="5"/></text:p>
          </table:table-cell>
          <table:table-cell table:style-name="ce84" table:formula="of:=ABS([.E309]-[.F309])" office:value-type="float" office:value="0.712052083333334" calcext:value-type="float">
            <text:p><text:s/>0.71 <text:s text:c="5"/></text:p>
          </table:table-cell>
          <table:table-cell table:formula="of:=ABS([.G309]*100/[.E309])" office:value-type="float" office:value="161.116741697504" calcext:value-type="float">
            <text:p><text:s/>161.1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09]&gt;=[.$L$4];1;0)" office:value-type="float" office:value="1" calcext:value-type="float">
            <text:p>1</text:p>
          </table:table-cell>
          <table:table-cell table:style-name="ce95" table:formula="of:=IF([.E309]&gt;[.K$4];[.E309]-[.K$4];0)" office:value-type="float" office:value="0" calcext:value-type="float">
            <text:p><text:s/>- <text:s text:c="5"/></text:p>
          </table:table-cell>
          <table:table-cell table:style-name="ce84" table:formula="of:=[.L308]+([.K309]*[.J309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8]+[.N309]" office:value-type="float" office:value="401" calcext:value-type="float">
            <text:p>401</text:p>
          </table:table-cell>
          <table:table-cell table:formula="of:=[.O30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8]+[.Q309]" office:value-type="float" office:value="388" calcext:value-type="float">
            <text:p>388</text:p>
          </table:table-cell>
          <table:table-cell table:formula="of:=[.R30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8]+[.T309]" office:value-type="float" office:value="380" calcext:value-type="float">
            <text:p>380</text:p>
          </table:table-cell>
          <table:table-cell table:formula="of:=[.U309]*100/[.U$3]" office:value-type="float" office:value="100" calcext:value-type="float">
            <text:p><text:s/>100.00 <text:s text:c="5"/></text:p>
          </table:table-cell>
          <table:table-cell table:style-name="ce102" table:formula="of:=[.O309]+[.R309]" office:value-type="float" office:value="789" calcext:value-type="float">
            <text:p>789</text:p>
          </table:table-cell>
          <table:table-cell table:style-name="ce106" table:formula="of:=[.W309]/2" office:value-type="float" office:value="394.5" calcext:value-type="float">
            <text:p>395</text:p>
          </table:table-cell>
          <table:table-cell table:style-name="ce95" table:formula="of:=[.X30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1" calcext:value-type="date">
            <text:p>11/1/2005</text:p>
          </table:table-cell>
          <table:table-cell office:value-type="float" office:value="45" calcext:value-type="float">
            <text:p>45</text:p>
          </table:table-cell>
          <table:table-cell table:style-name="ce84" office:value-type="float" office:value="-3.62" calcext:value-type="float">
            <text:p>-3.62 <text:s text:c="5"/></text:p>
          </table:table-cell>
          <table:table-cell table:style-name="ce84" office:value-type="float" office:value="12.62" calcext:value-type="float">
            <text:p><text:s/>12.62 <text:s text:c="5"/></text:p>
          </table:table-cell>
          <table:table-cell table:style-name="ce84" office:value-type="float" office:value="2.99863541666667" calcext:value-type="float">
            <text:p><text:s/>3.00 <text:s text:c="5"/></text:p>
          </table:table-cell>
          <table:table-cell table:style-name="ce84" table:formula="of:=([.D310]+[.C310])/2" office:value-type="float" office:value="4.5" calcext:value-type="float">
            <text:p><text:s/>4.50 <text:s text:c="5"/></text:p>
          </table:table-cell>
          <table:table-cell table:style-name="ce84" table:formula="of:=ABS([.E310]-[.F310])" office:value-type="float" office:value="1.50136458333333" calcext:value-type="float">
            <text:p><text:s/>1.50 <text:s text:c="5"/></text:p>
          </table:table-cell>
          <table:table-cell table:formula="of:=ABS([.G310]*100/[.E310])" office:value-type="float" office:value="50.068260215584" calcext:value-type="float">
            <text:p><text:s/>50.0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0]&gt;=[.$L$4];1;0)" office:value-type="float" office:value="1" calcext:value-type="float">
            <text:p>1</text:p>
          </table:table-cell>
          <table:table-cell table:style-name="ce95" table:formula="of:=IF([.E310]&gt;[.K$4];[.E310]-[.K$4];0)" office:value-type="float" office:value="0" calcext:value-type="float">
            <text:p><text:s/>- <text:s text:c="5"/></text:p>
          </table:table-cell>
          <table:table-cell table:style-name="ce84" table:formula="of:=[.L309]+([.K310]*[.J310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09]+[.N310]" office:value-type="float" office:value="401" calcext:value-type="float">
            <text:p>401</text:p>
          </table:table-cell>
          <table:table-cell table:formula="of:=[.O31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09]+[.Q310]" office:value-type="float" office:value="388" calcext:value-type="float">
            <text:p>388</text:p>
          </table:table-cell>
          <table:table-cell table:formula="of:=[.R31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09]+[.T310]" office:value-type="float" office:value="380" calcext:value-type="float">
            <text:p>380</text:p>
          </table:table-cell>
          <table:table-cell table:formula="of:=[.U310]*100/[.U$3]" office:value-type="float" office:value="100" calcext:value-type="float">
            <text:p><text:s/>100.00 <text:s text:c="5"/></text:p>
          </table:table-cell>
          <table:table-cell table:style-name="ce102" table:formula="of:=[.O310]+[.R310]" office:value-type="float" office:value="789" calcext:value-type="float">
            <text:p>789</text:p>
          </table:table-cell>
          <table:table-cell table:style-name="ce106" table:formula="of:=[.W310]/2" office:value-type="float" office:value="394.5" calcext:value-type="float">
            <text:p>395</text:p>
          </table:table-cell>
          <table:table-cell table:style-name="ce95" table:formula="of:=[.X31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2" calcext:value-type="date">
            <text:p>11/2/2005</text:p>
          </table:table-cell>
          <table:table-cell office:value-type="float" office:value="45" calcext:value-type="float">
            <text:p>45</text:p>
          </table:table-cell>
          <table:table-cell table:style-name="ce84" office:value-type="float" office:value="-2.688" calcext:value-type="float">
            <text:p>-2.69 <text:s text:c="5"/></text:p>
          </table:table-cell>
          <table:table-cell table:style-name="ce84" office:value-type="float" office:value="10.875" calcext:value-type="float">
            <text:p><text:s/>10.88 <text:s text:c="5"/></text:p>
          </table:table-cell>
          <table:table-cell table:style-name="ce84" office:value-type="float" office:value="2.24851041666667" calcext:value-type="float">
            <text:p><text:s/>2.25 <text:s text:c="5"/></text:p>
          </table:table-cell>
          <table:table-cell table:style-name="ce84" table:formula="of:=([.D311]+[.C311])/2" office:value-type="float" office:value="4.0935" calcext:value-type="float">
            <text:p><text:s/>4.09 <text:s text:c="5"/></text:p>
          </table:table-cell>
          <table:table-cell table:style-name="ce84" table:formula="of:=ABS([.E311]-[.F311])" office:value-type="float" office:value="1.84498958333333" calcext:value-type="float">
            <text:p><text:s/>1.84 <text:s text:c="5"/></text:p>
          </table:table-cell>
          <table:table-cell table:formula="of:=ABS([.G311]*100/[.E311])" office:value-type="float" office:value="82.0538597312106" calcext:value-type="float">
            <text:p><text:s/>82.0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1]&gt;=[.$L$4];1;0)" office:value-type="float" office:value="1" calcext:value-type="float">
            <text:p>1</text:p>
          </table:table-cell>
          <table:table-cell table:style-name="ce95" table:formula="of:=IF([.E311]&gt;[.K$4];[.E311]-[.K$4];0)" office:value-type="float" office:value="0" calcext:value-type="float">
            <text:p><text:s/>- <text:s text:c="5"/></text:p>
          </table:table-cell>
          <table:table-cell table:style-name="ce84" table:formula="of:=[.L310]+([.K311]*[.J311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0]+[.N311]" office:value-type="float" office:value="401" calcext:value-type="float">
            <text:p>401</text:p>
          </table:table-cell>
          <table:table-cell table:formula="of:=[.O31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0]+[.Q311]" office:value-type="float" office:value="388" calcext:value-type="float">
            <text:p>388</text:p>
          </table:table-cell>
          <table:table-cell table:formula="of:=[.R31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0]+[.T311]" office:value-type="float" office:value="380" calcext:value-type="float">
            <text:p>380</text:p>
          </table:table-cell>
          <table:table-cell table:formula="of:=[.U311]*100/[.U$3]" office:value-type="float" office:value="100" calcext:value-type="float">
            <text:p><text:s/>100.00 <text:s text:c="5"/></text:p>
          </table:table-cell>
          <table:table-cell table:style-name="ce102" table:formula="of:=[.O311]+[.R311]" office:value-type="float" office:value="789" calcext:value-type="float">
            <text:p>789</text:p>
          </table:table-cell>
          <table:table-cell table:style-name="ce106" table:formula="of:=[.W311]/2" office:value-type="float" office:value="394.5" calcext:value-type="float">
            <text:p>395</text:p>
          </table:table-cell>
          <table:table-cell table:style-name="ce95" table:formula="of:=[.X31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3" calcext:value-type="date">
            <text:p>11/3/2005</text:p>
          </table:table-cell>
          <table:table-cell office:value-type="float" office:value="45" calcext:value-type="float">
            <text:p>45</text:p>
          </table:table-cell>
          <table:table-cell table:style-name="ce84" office:value-type="float" office:value="-2.938" calcext:value-type="float">
            <text:p>-2.94 <text:s text:c="5"/></text:p>
          </table:table-cell>
          <table:table-cell table:style-name="ce84" office:value-type="float" office:value="9.125" calcext:value-type="float">
            <text:p><text:s/>9.13 <text:s text:c="5"/></text:p>
          </table:table-cell>
          <table:table-cell table:style-name="ce84" office:value-type="float" office:value="2.65222916666667" calcext:value-type="float">
            <text:p><text:s/>2.65 <text:s text:c="5"/></text:p>
          </table:table-cell>
          <table:table-cell table:style-name="ce84" table:formula="of:=([.D312]+[.C312])/2" office:value-type="float" office:value="3.0935" calcext:value-type="float">
            <text:p><text:s/>3.09 <text:s text:c="5"/></text:p>
          </table:table-cell>
          <table:table-cell table:style-name="ce84" table:formula="of:=ABS([.E312]-[.F312])" office:value-type="float" office:value="0.44127083333333" calcext:value-type="float">
            <text:p><text:s/>0.44 <text:s text:c="5"/></text:p>
          </table:table-cell>
          <table:table-cell table:formula="of:=ABS([.G312]*100/[.E312])" office:value-type="float" office:value="16.6377339816348" calcext:value-type="float">
            <text:p><text:s/>16.6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2]&gt;=[.$L$4];1;0)" office:value-type="float" office:value="1" calcext:value-type="float">
            <text:p>1</text:p>
          </table:table-cell>
          <table:table-cell table:style-name="ce95" table:formula="of:=IF([.E312]&gt;[.K$4];[.E312]-[.K$4];0)" office:value-type="float" office:value="0" calcext:value-type="float">
            <text:p><text:s/>- <text:s text:c="5"/></text:p>
          </table:table-cell>
          <table:table-cell table:style-name="ce84" table:formula="of:=[.L311]+([.K312]*[.J312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1]+[.N312]" office:value-type="float" office:value="401" calcext:value-type="float">
            <text:p>401</text:p>
          </table:table-cell>
          <table:table-cell table:formula="of:=[.O31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1]+[.Q312]" office:value-type="float" office:value="388" calcext:value-type="float">
            <text:p>388</text:p>
          </table:table-cell>
          <table:table-cell table:formula="of:=[.R31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1]+[.T312]" office:value-type="float" office:value="380" calcext:value-type="float">
            <text:p>380</text:p>
          </table:table-cell>
          <table:table-cell table:formula="of:=[.U312]*100/[.U$3]" office:value-type="float" office:value="100" calcext:value-type="float">
            <text:p><text:s/>100.00 <text:s text:c="5"/></text:p>
          </table:table-cell>
          <table:table-cell table:style-name="ce102" table:formula="of:=[.O312]+[.R312]" office:value-type="float" office:value="789" calcext:value-type="float">
            <text:p>789</text:p>
          </table:table-cell>
          <table:table-cell table:style-name="ce106" table:formula="of:=[.W312]/2" office:value-type="float" office:value="394.5" calcext:value-type="float">
            <text:p>395</text:p>
          </table:table-cell>
          <table:table-cell table:style-name="ce95" table:formula="of:=[.X31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4" calcext:value-type="date">
            <text:p>11/4/2005</text:p>
          </table:table-cell>
          <table:table-cell office:value-type="float" office:value="45" calcext:value-type="float">
            <text:p>45</text:p>
          </table:table-cell>
          <table:table-cell table:style-name="ce84" office:value-type="float" office:value="-1.688" calcext:value-type="float">
            <text:p>-1.69 <text:s text:c="5"/></text:p>
          </table:table-cell>
          <table:table-cell table:style-name="ce84" office:value-type="float" office:value="10.875" calcext:value-type="float">
            <text:p><text:s/>10.88 <text:s text:c="5"/></text:p>
          </table:table-cell>
          <table:table-cell table:style-name="ce84" office:value-type="float" office:value="4.16969791666667" calcext:value-type="float">
            <text:p><text:s/>4.17 <text:s text:c="5"/></text:p>
          </table:table-cell>
          <table:table-cell table:style-name="ce84" table:formula="of:=([.D313]+[.C313])/2" office:value-type="float" office:value="4.5935" calcext:value-type="float">
            <text:p><text:s/>4.59 <text:s text:c="5"/></text:p>
          </table:table-cell>
          <table:table-cell table:style-name="ce84" table:formula="of:=ABS([.E313]-[.F313])" office:value-type="float" office:value="0.42380208333333" calcext:value-type="float">
            <text:p><text:s/>0.42 <text:s text:c="5"/></text:p>
          </table:table-cell>
          <table:table-cell table:formula="of:=ABS([.G313]*100/[.E313])" office:value-type="float" office:value="10.1638557949091" calcext:value-type="float">
            <text:p><text:s/>10.1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3]&gt;=[.$L$4];1;0)" office:value-type="float" office:value="1" calcext:value-type="float">
            <text:p>1</text:p>
          </table:table-cell>
          <table:table-cell table:style-name="ce95" table:formula="of:=IF([.E313]&gt;[.K$4];[.E313]-[.K$4];0)" office:value-type="float" office:value="0" calcext:value-type="float">
            <text:p><text:s/>- <text:s text:c="5"/></text:p>
          </table:table-cell>
          <table:table-cell table:style-name="ce84" table:formula="of:=[.L312]+([.K313]*[.J313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2]+[.N313]" office:value-type="float" office:value="401" calcext:value-type="float">
            <text:p>401</text:p>
          </table:table-cell>
          <table:table-cell table:formula="of:=[.O31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2]+[.Q313]" office:value-type="float" office:value="388" calcext:value-type="float">
            <text:p>388</text:p>
          </table:table-cell>
          <table:table-cell table:formula="of:=[.R31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2]+[.T313]" office:value-type="float" office:value="380" calcext:value-type="float">
            <text:p>380</text:p>
          </table:table-cell>
          <table:table-cell table:formula="of:=[.U313]*100/[.U$3]" office:value-type="float" office:value="100" calcext:value-type="float">
            <text:p><text:s/>100.00 <text:s text:c="5"/></text:p>
          </table:table-cell>
          <table:table-cell table:style-name="ce102" table:formula="of:=[.O313]+[.R313]" office:value-type="float" office:value="789" calcext:value-type="float">
            <text:p>789</text:p>
          </table:table-cell>
          <table:table-cell table:style-name="ce106" table:formula="of:=[.W313]/2" office:value-type="float" office:value="394.5" calcext:value-type="float">
            <text:p>395</text:p>
          </table:table-cell>
          <table:table-cell table:style-name="ce95" table:formula="of:=[.X31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5" calcext:value-type="date">
            <text:p>11/5/2005</text:p>
          </table:table-cell>
          <table:table-cell office:value-type="float" office:value="45" calcext:value-type="float">
            <text:p>45</text:p>
          </table:table-cell>
          <table:table-cell table:style-name="ce84" office:value-type="float" office:value="-2" calcext:value-type="float">
            <text:p>-2.00 <text:s text:c="5"/></text:p>
          </table:table-cell>
          <table:table-cell table:style-name="ce84" office:value-type="float" office:value="8.75" calcext:value-type="float">
            <text:p><text:s/>8.75 <text:s text:c="5"/></text:p>
          </table:table-cell>
          <table:table-cell table:style-name="ce84" office:value-type="float" office:value="5.02841666666667" calcext:value-type="float">
            <text:p><text:s/>5.03 <text:s text:c="5"/></text:p>
          </table:table-cell>
          <table:table-cell table:style-name="ce84" table:formula="of:=([.D314]+[.C314])/2" office:value-type="float" office:value="3.375" calcext:value-type="float">
            <text:p><text:s/>3.38 <text:s text:c="5"/></text:p>
          </table:table-cell>
          <table:table-cell table:style-name="ce84" table:formula="of:=ABS([.E314]-[.F314])" office:value-type="float" office:value="1.65341666666667" calcext:value-type="float">
            <text:p><text:s/>1.65 <text:s text:c="5"/></text:p>
          </table:table-cell>
          <table:table-cell table:formula="of:=ABS([.G314]*100/[.E314])" office:value-type="float" office:value="32.8814570524188" calcext:value-type="float">
            <text:p><text:s/>32.8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4]&gt;=[.$L$4];1;0)" office:value-type="float" office:value="1" calcext:value-type="float">
            <text:p>1</text:p>
          </table:table-cell>
          <table:table-cell table:style-name="ce95" table:formula="of:=IF([.E314]&gt;[.K$4];[.E314]-[.K$4];0)" office:value-type="float" office:value="0" calcext:value-type="float">
            <text:p><text:s/>- <text:s text:c="5"/></text:p>
          </table:table-cell>
          <table:table-cell table:style-name="ce84" table:formula="of:=[.L313]+([.K314]*[.J314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3]+[.N314]" office:value-type="float" office:value="401" calcext:value-type="float">
            <text:p>401</text:p>
          </table:table-cell>
          <table:table-cell table:formula="of:=[.O31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3]+[.Q314]" office:value-type="float" office:value="388" calcext:value-type="float">
            <text:p>388</text:p>
          </table:table-cell>
          <table:table-cell table:formula="of:=[.R31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3]+[.T314]" office:value-type="float" office:value="380" calcext:value-type="float">
            <text:p>380</text:p>
          </table:table-cell>
          <table:table-cell table:formula="of:=[.U314]*100/[.U$3]" office:value-type="float" office:value="100" calcext:value-type="float">
            <text:p><text:s/>100.00 <text:s text:c="5"/></text:p>
          </table:table-cell>
          <table:table-cell table:style-name="ce102" table:formula="of:=[.O314]+[.R314]" office:value-type="float" office:value="789" calcext:value-type="float">
            <text:p>789</text:p>
          </table:table-cell>
          <table:table-cell table:style-name="ce106" table:formula="of:=[.W314]/2" office:value-type="float" office:value="394.5" calcext:value-type="float">
            <text:p>395</text:p>
          </table:table-cell>
          <table:table-cell table:style-name="ce95" table:formula="of:=[.X31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6" calcext:value-type="date">
            <text:p>11/6/2005</text:p>
          </table:table-cell>
          <table:table-cell office:value-type="float" office:value="45" calcext:value-type="float">
            <text:p>45</text:p>
          </table:table-cell>
          <table:table-cell table:style-name="ce84" office:value-type="float" office:value="0.938" calcext:value-type="float">
            <text:p><text:s/>0.94 <text:s text:c="5"/></text:p>
          </table:table-cell>
          <table:table-cell table:style-name="ce84" office:value-type="float" office:value="10.5" calcext:value-type="float">
            <text:p><text:s/>10.50 <text:s text:c="5"/></text:p>
          </table:table-cell>
          <table:table-cell table:style-name="ce84" office:value-type="float" office:value="5.82064583333333" calcext:value-type="float">
            <text:p><text:s/>5.82 <text:s text:c="5"/></text:p>
          </table:table-cell>
          <table:table-cell table:style-name="ce84" table:formula="of:=([.D315]+[.C315])/2" office:value-type="float" office:value="5.719" calcext:value-type="float">
            <text:p><text:s/>5.72 <text:s text:c="5"/></text:p>
          </table:table-cell>
          <table:table-cell table:style-name="ce84" table:formula="of:=ABS([.E315]-[.F315])" office:value-type="float" office:value="0.10164583333333" calcext:value-type="float">
            <text:p><text:s/>0.10 <text:s text:c="5"/></text:p>
          </table:table-cell>
          <table:table-cell table:formula="of:=ABS([.G315]*100/[.E315])" office:value-type="float" office:value="1.74629819858186" calcext:value-type="float">
            <text:p><text:s/>1.75 <text:s text:c="5"/></text:p>
          </table:table-cell>
          <table:table-cell table:style-name="ce84" office:value-type="float" office:value="1.3" calcext:value-type="float">
            <text:p><text:s/>1.30 <text:s text:c="5"/></text:p>
          </table:table-cell>
          <table:table-cell table:style-name="ce91" table:formula="of:=IF([.A315]&gt;=[.$L$4];1;0)" office:value-type="float" office:value="1" calcext:value-type="float">
            <text:p>1</text:p>
          </table:table-cell>
          <table:table-cell table:style-name="ce95" table:formula="of:=IF([.E315]&gt;[.K$4];[.E315]-[.K$4];0)" office:value-type="float" office:value="0" calcext:value-type="float">
            <text:p><text:s/>- <text:s text:c="5"/></text:p>
          </table:table-cell>
          <table:table-cell table:style-name="ce84" table:formula="of:=[.L314]+([.K315]*[.J315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4]+[.N315]" office:value-type="float" office:value="401" calcext:value-type="float">
            <text:p>401</text:p>
          </table:table-cell>
          <table:table-cell table:formula="of:=[.O31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4]+[.Q315]" office:value-type="float" office:value="388" calcext:value-type="float">
            <text:p>388</text:p>
          </table:table-cell>
          <table:table-cell table:formula="of:=[.R31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4]+[.T315]" office:value-type="float" office:value="380" calcext:value-type="float">
            <text:p>380</text:p>
          </table:table-cell>
          <table:table-cell table:formula="of:=[.U315]*100/[.U$3]" office:value-type="float" office:value="100" calcext:value-type="float">
            <text:p><text:s/>100.00 <text:s text:c="5"/></text:p>
          </table:table-cell>
          <table:table-cell table:style-name="ce102" table:formula="of:=[.O315]+[.R315]" office:value-type="float" office:value="789" calcext:value-type="float">
            <text:p>789</text:p>
          </table:table-cell>
          <table:table-cell table:style-name="ce106" table:formula="of:=[.W315]/2" office:value-type="float" office:value="394.5" calcext:value-type="float">
            <text:p>395</text:p>
          </table:table-cell>
          <table:table-cell table:style-name="ce95" table:formula="of:=[.X31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7" calcext:value-type="date">
            <text:p>11/7/2005</text:p>
          </table:table-cell>
          <table:table-cell office:value-type="float" office:value="46" calcext:value-type="float">
            <text:p>46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5.562" calcext:value-type="float">
            <text:p><text:s/>5.56 <text:s text:c="5"/></text:p>
          </table:table-cell>
          <table:table-cell table:style-name="ce84" office:value-type="float" office:value="3.45864583333333" calcext:value-type="float">
            <text:p><text:s/>3.46 <text:s text:c="5"/></text:p>
          </table:table-cell>
          <table:table-cell table:style-name="ce84" table:formula="of:=([.D316]+[.C316])/2" office:value-type="float" office:value="2.781" calcext:value-type="float">
            <text:p><text:s/>2.78 <text:s text:c="5"/></text:p>
          </table:table-cell>
          <table:table-cell table:style-name="ce84" table:formula="of:=ABS([.E316]-[.F316])" office:value-type="float" office:value="0.67764583333333" calcext:value-type="float">
            <text:p><text:s/>0.68 <text:s text:c="5"/></text:p>
          </table:table-cell>
          <table:table-cell table:formula="of:=ABS([.G316]*100/[.E316])" office:value-type="float" office:value="19.5928078788061" calcext:value-type="float">
            <text:p><text:s/>19.59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91" table:formula="of:=IF([.A316]&gt;=[.$L$4];1;0)" office:value-type="float" office:value="1" calcext:value-type="float">
            <text:p>1</text:p>
          </table:table-cell>
          <table:table-cell table:style-name="ce95" table:formula="of:=IF([.E316]&gt;[.K$4];[.E316]-[.K$4];0)" office:value-type="float" office:value="0" calcext:value-type="float">
            <text:p><text:s/>- <text:s text:c="5"/></text:p>
          </table:table-cell>
          <table:table-cell table:style-name="ce84" table:formula="of:=[.L315]+([.K316]*[.J316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5]+[.N316]" office:value-type="float" office:value="401" calcext:value-type="float">
            <text:p>401</text:p>
          </table:table-cell>
          <table:table-cell table:formula="of:=[.O31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5]+[.Q316]" office:value-type="float" office:value="388" calcext:value-type="float">
            <text:p>388</text:p>
          </table:table-cell>
          <table:table-cell table:formula="of:=[.R31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5]+[.T316]" office:value-type="float" office:value="380" calcext:value-type="float">
            <text:p>380</text:p>
          </table:table-cell>
          <table:table-cell table:formula="of:=[.U316]*100/[.U$3]" office:value-type="float" office:value="100" calcext:value-type="float">
            <text:p><text:s/>100.00 <text:s text:c="5"/></text:p>
          </table:table-cell>
          <table:table-cell table:style-name="ce102" table:formula="of:=[.O316]+[.R316]" office:value-type="float" office:value="789" calcext:value-type="float">
            <text:p>789</text:p>
          </table:table-cell>
          <table:table-cell table:style-name="ce106" table:formula="of:=[.W316]/2" office:value-type="float" office:value="394.5" calcext:value-type="float">
            <text:p>395</text:p>
          </table:table-cell>
          <table:table-cell table:style-name="ce95" table:formula="of:=[.X31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8" calcext:value-type="date">
            <text:p>11/8/2005</text:p>
          </table:table-cell>
          <table:table-cell office:value-type="float" office:value="46" calcext:value-type="float">
            <text:p>46</text:p>
          </table:table-cell>
          <table:table-cell table:style-name="ce84" office:value-type="float" office:value="0.625" calcext:value-type="float">
            <text:p><text:s/>0.63 <text:s text:c="5"/></text:p>
          </table:table-cell>
          <table:table-cell table:style-name="ce84" office:value-type="float" office:value="11.62" calcext:value-type="float">
            <text:p><text:s/>11.62 <text:s text:c="5"/></text:p>
          </table:table-cell>
          <table:table-cell table:style-name="ce84" office:value-type="float" office:value="5.76626041666667" calcext:value-type="float">
            <text:p><text:s/>5.77 <text:s text:c="5"/></text:p>
          </table:table-cell>
          <table:table-cell table:style-name="ce84" table:formula="of:=([.D317]+[.C317])/2" office:value-type="float" office:value="6.1225" calcext:value-type="float">
            <text:p><text:s/>6.12 <text:s text:c="5"/></text:p>
          </table:table-cell>
          <table:table-cell table:style-name="ce84" table:formula="of:=ABS([.E317]-[.F317])" office:value-type="float" office:value="0.35623958333333" calcext:value-type="float">
            <text:p><text:s/>0.36 <text:s text:c="5"/></text:p>
          </table:table-cell>
          <table:table-cell table:formula="of:=ABS([.G317]*100/[.E317])" office:value-type="float" office:value="6.17800025652089" calcext:value-type="float">
            <text:p><text:s/>6.1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7]&gt;=[.$L$4];1;0)" office:value-type="float" office:value="1" calcext:value-type="float">
            <text:p>1</text:p>
          </table:table-cell>
          <table:table-cell table:style-name="ce95" table:formula="of:=IF([.E317]&gt;[.K$4];[.E317]-[.K$4];0)" office:value-type="float" office:value="0" calcext:value-type="float">
            <text:p><text:s/>- <text:s text:c="5"/></text:p>
          </table:table-cell>
          <table:table-cell table:style-name="ce84" table:formula="of:=[.L316]+([.K317]*[.J317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6]+[.N317]" office:value-type="float" office:value="401" calcext:value-type="float">
            <text:p>401</text:p>
          </table:table-cell>
          <table:table-cell table:formula="of:=[.O31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6]+[.Q317]" office:value-type="float" office:value="388" calcext:value-type="float">
            <text:p>388</text:p>
          </table:table-cell>
          <table:table-cell table:formula="of:=[.R31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6]+[.T317]" office:value-type="float" office:value="380" calcext:value-type="float">
            <text:p>380</text:p>
          </table:table-cell>
          <table:table-cell table:formula="of:=[.U317]*100/[.U$3]" office:value-type="float" office:value="100" calcext:value-type="float">
            <text:p><text:s/>100.00 <text:s text:c="5"/></text:p>
          </table:table-cell>
          <table:table-cell table:style-name="ce102" table:formula="of:=[.O317]+[.R317]" office:value-type="float" office:value="789" calcext:value-type="float">
            <text:p>789</text:p>
          </table:table-cell>
          <table:table-cell table:style-name="ce106" table:formula="of:=[.W317]/2" office:value-type="float" office:value="394.5" calcext:value-type="float">
            <text:p>395</text:p>
          </table:table-cell>
          <table:table-cell table:style-name="ce95" table:formula="of:=[.X31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09" calcext:value-type="date">
            <text:p>11/9/2005</text:p>
          </table:table-cell>
          <table:table-cell office:value-type="float" office:value="46" calcext:value-type="float">
            <text:p>46</text:p>
          </table:table-cell>
          <table:table-cell table:style-name="ce84" office:value-type="float" office:value="1.938" calcext:value-type="float">
            <text:p><text:s/>1.94 <text:s text:c="5"/></text:p>
          </table:table-cell>
          <table:table-cell table:style-name="ce84" office:value-type="float" office:value="6.62" calcext:value-type="float">
            <text:p><text:s/>6.62 <text:s text:c="5"/></text:p>
          </table:table-cell>
          <table:table-cell table:style-name="ce84" office:value-type="float" office:value="4.27567708333333" calcext:value-type="float">
            <text:p><text:s/>4.28 <text:s text:c="5"/></text:p>
          </table:table-cell>
          <table:table-cell table:style-name="ce84" table:formula="of:=([.D318]+[.C318])/2" office:value-type="float" office:value="4.279" calcext:value-type="float">
            <text:p><text:s/>4.28 <text:s text:c="5"/></text:p>
          </table:table-cell>
          <table:table-cell table:style-name="ce84" table:formula="of:=ABS([.E318]-[.F318])" office:value-type="float" office:value="0.00332291666666951" calcext:value-type="float">
            <text:p><text:s/>0.00 <text:s text:c="5"/></text:p>
          </table:table-cell>
          <table:table-cell table:formula="of:=ABS([.G318]*100/[.E318])" office:value-type="float" office:value="0.0777167358971588" calcext:value-type="float">
            <text:p><text:s/>0.08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8]&gt;=[.$L$4];1;0)" office:value-type="float" office:value="1" calcext:value-type="float">
            <text:p>1</text:p>
          </table:table-cell>
          <table:table-cell table:style-name="ce95" table:formula="of:=IF([.E318]&gt;[.K$4];[.E318]-[.K$4];0)" office:value-type="float" office:value="0" calcext:value-type="float">
            <text:p><text:s/>- <text:s text:c="5"/></text:p>
          </table:table-cell>
          <table:table-cell table:style-name="ce84" table:formula="of:=[.L317]+([.K318]*[.J318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7]+[.N318]" office:value-type="float" office:value="401" calcext:value-type="float">
            <text:p>401</text:p>
          </table:table-cell>
          <table:table-cell table:formula="of:=[.O31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7]+[.Q318]" office:value-type="float" office:value="388" calcext:value-type="float">
            <text:p>388</text:p>
          </table:table-cell>
          <table:table-cell table:formula="of:=[.R31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7]+[.T318]" office:value-type="float" office:value="380" calcext:value-type="float">
            <text:p>380</text:p>
          </table:table-cell>
          <table:table-cell table:formula="of:=[.U318]*100/[.U$3]" office:value-type="float" office:value="100" calcext:value-type="float">
            <text:p><text:s/>100.00 <text:s text:c="5"/></text:p>
          </table:table-cell>
          <table:table-cell table:style-name="ce102" table:formula="of:=[.O318]+[.R318]" office:value-type="float" office:value="789" calcext:value-type="float">
            <text:p>789</text:p>
          </table:table-cell>
          <table:table-cell table:style-name="ce106" table:formula="of:=[.W318]/2" office:value-type="float" office:value="394.5" calcext:value-type="float">
            <text:p>395</text:p>
          </table:table-cell>
          <table:table-cell table:style-name="ce95" table:formula="of:=[.X31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0" calcext:value-type="date">
            <text:p>11/10/2005</text:p>
          </table:table-cell>
          <table:table-cell office:value-type="float" office:value="46" calcext:value-type="float">
            <text:p>46</text:p>
          </table:table-cell>
          <table:table-cell table:style-name="ce84" office:value-type="float" office:value="2.438" calcext:value-type="float">
            <text:p><text:s/>2.44 <text:s text:c="5"/></text:p>
          </table:table-cell>
          <table:table-cell table:style-name="ce84" office:value-type="float" office:value="4.62" calcext:value-type="float">
            <text:p><text:s/>4.62 <text:s text:c="5"/></text:p>
          </table:table-cell>
          <table:table-cell table:style-name="ce84" office:value-type="float" office:value="3.36838541666667" calcext:value-type="float">
            <text:p><text:s/>3.37 <text:s text:c="5"/></text:p>
          </table:table-cell>
          <table:table-cell table:style-name="ce84" table:formula="of:=([.D319]+[.C319])/2" office:value-type="float" office:value="3.529" calcext:value-type="float">
            <text:p><text:s/>3.53 <text:s text:c="5"/></text:p>
          </table:table-cell>
          <table:table-cell table:style-name="ce84" table:formula="of:=ABS([.E319]-[.F319])" office:value-type="float" office:value="0.16061458333333" calcext:value-type="float">
            <text:p><text:s/>0.16 <text:s text:c="5"/></text:p>
          </table:table-cell>
          <table:table-cell table:formula="of:=ABS([.G319]*100/[.E319])" office:value-type="float" office:value="4.76829588854689" calcext:value-type="float">
            <text:p><text:s/>4.7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19]&gt;=[.$L$4];1;0)" office:value-type="float" office:value="1" calcext:value-type="float">
            <text:p>1</text:p>
          </table:table-cell>
          <table:table-cell table:style-name="ce95" table:formula="of:=IF([.E319]&gt;[.K$4];[.E319]-[.K$4];0)" office:value-type="float" office:value="0" calcext:value-type="float">
            <text:p><text:s/>- <text:s text:c="5"/></text:p>
          </table:table-cell>
          <table:table-cell table:style-name="ce84" table:formula="of:=[.L318]+([.K319]*[.J319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8]+[.N319]" office:value-type="float" office:value="401" calcext:value-type="float">
            <text:p>401</text:p>
          </table:table-cell>
          <table:table-cell table:formula="of:=[.O31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8]+[.Q319]" office:value-type="float" office:value="388" calcext:value-type="float">
            <text:p>388</text:p>
          </table:table-cell>
          <table:table-cell table:formula="of:=[.R31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8]+[.T319]" office:value-type="float" office:value="380" calcext:value-type="float">
            <text:p>380</text:p>
          </table:table-cell>
          <table:table-cell table:formula="of:=[.U319]*100/[.U$3]" office:value-type="float" office:value="100" calcext:value-type="float">
            <text:p><text:s/>100.00 <text:s text:c="5"/></text:p>
          </table:table-cell>
          <table:table-cell table:style-name="ce102" table:formula="of:=[.O319]+[.R319]" office:value-type="float" office:value="789" calcext:value-type="float">
            <text:p>789</text:p>
          </table:table-cell>
          <table:table-cell table:style-name="ce106" table:formula="of:=[.W319]/2" office:value-type="float" office:value="394.5" calcext:value-type="float">
            <text:p>395</text:p>
          </table:table-cell>
          <table:table-cell table:style-name="ce95" table:formula="of:=[.X31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1" calcext:value-type="date">
            <text:p>11/11/2005</text:p>
          </table:table-cell>
          <table:table-cell office:value-type="float" office:value="46" calcext:value-type="float">
            <text:p>46</text:p>
          </table:table-cell>
          <table:table-cell table:style-name="ce84" office:value-type="float" office:value="2.375" calcext:value-type="float">
            <text:p><text:s/>2.38 <text:s text:c="5"/></text:p>
          </table:table-cell>
          <table:table-cell table:style-name="ce84" office:value-type="float" office:value="9" calcext:value-type="float">
            <text:p><text:s/>9.00 <text:s text:c="5"/></text:p>
          </table:table-cell>
          <table:table-cell table:style-name="ce84" office:value-type="float" office:value="5.67227083333333" calcext:value-type="float">
            <text:p><text:s/>5.67 <text:s text:c="5"/></text:p>
          </table:table-cell>
          <table:table-cell table:style-name="ce84" table:formula="of:=([.D320]+[.C320])/2" office:value-type="float" office:value="5.6875" calcext:value-type="float">
            <text:p><text:s/>5.69 <text:s text:c="5"/></text:p>
          </table:table-cell>
          <table:table-cell table:style-name="ce84" table:formula="of:=ABS([.E320]-[.F320])" office:value-type="float" office:value="0.0152291666666704" calcext:value-type="float">
            <text:p><text:s/>0.02 <text:s text:c="5"/></text:p>
          </table:table-cell>
          <table:table-cell table:formula="of:=ABS([.G320]*100/[.E320])" office:value-type="float" office:value="0.268484476749163" calcext:value-type="float">
            <text:p><text:s/>0.2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20]&gt;=[.$L$4];1;0)" office:value-type="float" office:value="1" calcext:value-type="float">
            <text:p>1</text:p>
          </table:table-cell>
          <table:table-cell table:style-name="ce95" table:formula="of:=IF([.E320]&gt;[.K$4];[.E320]-[.K$4];0)" office:value-type="float" office:value="0" calcext:value-type="float">
            <text:p><text:s/>- <text:s text:c="5"/></text:p>
          </table:table-cell>
          <table:table-cell table:style-name="ce84" table:formula="of:=[.L319]+([.K320]*[.J320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19]+[.N320]" office:value-type="float" office:value="401" calcext:value-type="float">
            <text:p>401</text:p>
          </table:table-cell>
          <table:table-cell table:formula="of:=[.O32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19]+[.Q320]" office:value-type="float" office:value="388" calcext:value-type="float">
            <text:p>388</text:p>
          </table:table-cell>
          <table:table-cell table:formula="of:=[.R32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19]+[.T320]" office:value-type="float" office:value="380" calcext:value-type="float">
            <text:p>380</text:p>
          </table:table-cell>
          <table:table-cell table:formula="of:=[.U320]*100/[.U$3]" office:value-type="float" office:value="100" calcext:value-type="float">
            <text:p><text:s/>100.00 <text:s text:c="5"/></text:p>
          </table:table-cell>
          <table:table-cell table:style-name="ce102" table:formula="of:=[.O320]+[.R320]" office:value-type="float" office:value="789" calcext:value-type="float">
            <text:p>789</text:p>
          </table:table-cell>
          <table:table-cell table:style-name="ce106" table:formula="of:=[.W320]/2" office:value-type="float" office:value="394.5" calcext:value-type="float">
            <text:p>395</text:p>
          </table:table-cell>
          <table:table-cell table:style-name="ce95" table:formula="of:=[.X32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2" calcext:value-type="date">
            <text:p>11/12/2005</text:p>
          </table:table-cell>
          <table:table-cell office:value-type="float" office:value="46" calcext:value-type="float">
            <text:p>46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84" office:value-type="float" office:value="9.812" calcext:value-type="float">
            <text:p><text:s/>9.81 <text:s text:c="5"/></text:p>
          </table:table-cell>
          <table:table-cell table:style-name="ce84" office:value-type="float" office:value="7.29832291666667" calcext:value-type="float">
            <text:p><text:s/>7.30 <text:s text:c="5"/></text:p>
          </table:table-cell>
          <table:table-cell table:style-name="ce84" table:formula="of:=([.D321]+[.C321])/2" office:value-type="float" office:value="6.906" calcext:value-type="float">
            <text:p><text:s/>6.91 <text:s text:c="5"/></text:p>
          </table:table-cell>
          <table:table-cell table:style-name="ce84" table:formula="of:=ABS([.E321]-[.F321])" office:value-type="float" office:value="0.392322916666671" calcext:value-type="float">
            <text:p><text:s/>0.39 <text:s text:c="5"/></text:p>
          </table:table-cell>
          <table:table-cell table:formula="of:=ABS([.G321]*100/[.E321])" office:value-type="float" office:value="5.3755214882415" calcext:value-type="float">
            <text:p><text:s/>5.38 <text:s text:c="5"/></text:p>
          </table:table-cell>
          <table:table-cell table:style-name="ce84" office:value-type="float" office:value="7.1" calcext:value-type="float">
            <text:p><text:s/>7.10 <text:s text:c="5"/></text:p>
          </table:table-cell>
          <table:table-cell table:style-name="ce91" table:formula="of:=IF([.A321]&gt;=[.$L$4];1;0)" office:value-type="float" office:value="1" calcext:value-type="float">
            <text:p>1</text:p>
          </table:table-cell>
          <table:table-cell table:style-name="ce95" table:formula="of:=IF([.E321]&gt;[.K$4];[.E321]-[.K$4];0)" office:value-type="float" office:value="0" calcext:value-type="float">
            <text:p><text:s/>- <text:s text:c="5"/></text:p>
          </table:table-cell>
          <table:table-cell table:style-name="ce84" table:formula="of:=[.L320]+([.K321]*[.J321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0]+[.N321]" office:value-type="float" office:value="401" calcext:value-type="float">
            <text:p>401</text:p>
          </table:table-cell>
          <table:table-cell table:formula="of:=[.O32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0]+[.Q321]" office:value-type="float" office:value="388" calcext:value-type="float">
            <text:p>388</text:p>
          </table:table-cell>
          <table:table-cell table:formula="of:=[.R32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0]+[.T321]" office:value-type="float" office:value="380" calcext:value-type="float">
            <text:p>380</text:p>
          </table:table-cell>
          <table:table-cell table:formula="of:=[.U321]*100/[.U$3]" office:value-type="float" office:value="100" calcext:value-type="float">
            <text:p><text:s/>100.00 <text:s text:c="5"/></text:p>
          </table:table-cell>
          <table:table-cell table:style-name="ce102" table:formula="of:=[.O321]+[.R321]" office:value-type="float" office:value="789" calcext:value-type="float">
            <text:p>789</text:p>
          </table:table-cell>
          <table:table-cell table:style-name="ce106" table:formula="of:=[.W321]/2" office:value-type="float" office:value="394.5" calcext:value-type="float">
            <text:p>395</text:p>
          </table:table-cell>
          <table:table-cell table:style-name="ce95" table:formula="of:=[.X32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3" calcext:value-type="date">
            <text:p>11/13/2005</text:p>
          </table:table-cell>
          <table:table-cell office:value-type="float" office:value="46" calcext:value-type="float">
            <text:p>46</text:p>
          </table:table-cell>
          <table:table-cell table:style-name="ce84" office:value-type="float" office:value="2.875" calcext:value-type="float">
            <text:p><text:s/>2.88 <text:s text:c="5"/></text:p>
          </table:table-cell>
          <table:table-cell table:style-name="ce84" office:value-type="float" office:value="5.688" calcext:value-type="float">
            <text:p><text:s/>5.69 <text:s text:c="5"/></text:p>
          </table:table-cell>
          <table:table-cell table:style-name="ce84" office:value-type="float" office:value="4.19454166666667" calcext:value-type="float">
            <text:p><text:s/>4.19 <text:s text:c="5"/></text:p>
          </table:table-cell>
          <table:table-cell table:style-name="ce84" table:formula="of:=([.D322]+[.C322])/2" office:value-type="float" office:value="4.2815" calcext:value-type="float">
            <text:p><text:s/>4.28 <text:s text:c="5"/></text:p>
          </table:table-cell>
          <table:table-cell table:style-name="ce84" table:formula="of:=ABS([.E322]-[.F322])" office:value-type="float" office:value="0.086958333333329" calcext:value-type="float">
            <text:p><text:s/>0.09 <text:s text:c="5"/></text:p>
          </table:table-cell>
          <table:table-cell table:formula="of:=ABS([.G322]*100/[.E322])" office:value-type="float" office:value="2.07313075524729" calcext:value-type="float">
            <text:p><text:s/>2.0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22]&gt;=[.$L$4];1;0)" office:value-type="float" office:value="1" calcext:value-type="float">
            <text:p>1</text:p>
          </table:table-cell>
          <table:table-cell table:style-name="ce95" table:formula="of:=IF([.E322]&gt;[.K$4];[.E322]-[.K$4];0)" office:value-type="float" office:value="0" calcext:value-type="float">
            <text:p><text:s/>- <text:s text:c="5"/></text:p>
          </table:table-cell>
          <table:table-cell table:style-name="ce84" table:formula="of:=[.L321]+([.K322]*[.J322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1]+[.N322]" office:value-type="float" office:value="401" calcext:value-type="float">
            <text:p>401</text:p>
          </table:table-cell>
          <table:table-cell table:formula="of:=[.O32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1]+[.Q322]" office:value-type="float" office:value="388" calcext:value-type="float">
            <text:p>388</text:p>
          </table:table-cell>
          <table:table-cell table:formula="of:=[.R32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1]+[.T322]" office:value-type="float" office:value="380" calcext:value-type="float">
            <text:p>380</text:p>
          </table:table-cell>
          <table:table-cell table:formula="of:=[.U322]*100/[.U$3]" office:value-type="float" office:value="100" calcext:value-type="float">
            <text:p><text:s/>100.00 <text:s text:c="5"/></text:p>
          </table:table-cell>
          <table:table-cell table:style-name="ce102" table:formula="of:=[.O322]+[.R322]" office:value-type="float" office:value="789" calcext:value-type="float">
            <text:p>789</text:p>
          </table:table-cell>
          <table:table-cell table:style-name="ce106" table:formula="of:=[.W322]/2" office:value-type="float" office:value="394.5" calcext:value-type="float">
            <text:p>395</text:p>
          </table:table-cell>
          <table:table-cell table:style-name="ce95" table:formula="of:=[.X32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4" calcext:value-type="date">
            <text:p>11/14/2005</text:p>
          </table:table-cell>
          <table:table-cell office:value-type="float" office:value="47" calcext:value-type="float">
            <text:p>47</text:p>
          </table:table-cell>
          <table:table-cell table:style-name="ce84" office:value-type="float" office:value="0.875" calcext:value-type="float">
            <text:p><text:s/>0.88 <text:s text:c="5"/></text:p>
          </table:table-cell>
          <table:table-cell table:style-name="ce84" office:value-type="float" office:value="6.25" calcext:value-type="float">
            <text:p><text:s/>6.25 <text:s text:c="5"/></text:p>
          </table:table-cell>
          <table:table-cell table:style-name="ce84" office:value-type="float" office:value="3.45840625" calcext:value-type="float">
            <text:p><text:s/>3.46 <text:s text:c="5"/></text:p>
          </table:table-cell>
          <table:table-cell table:style-name="ce84" table:formula="of:=([.D323]+[.C323])/2" office:value-type="float" office:value="3.5625" calcext:value-type="float">
            <text:p><text:s/>3.56 <text:s text:c="5"/></text:p>
          </table:table-cell>
          <table:table-cell table:style-name="ce84" table:formula="of:=ABS([.E323]-[.F323])" office:value-type="float" office:value="0.10409375" calcext:value-type="float">
            <text:p><text:s/>0.10 <text:s text:c="5"/></text:p>
          </table:table-cell>
          <table:table-cell table:formula="of:=ABS([.G323]*100/[.E323])" office:value-type="float" office:value="3.0098762977889" calcext:value-type="float">
            <text:p><text:s/>3.0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23]&gt;=[.$L$4];1;0)" office:value-type="float" office:value="1" calcext:value-type="float">
            <text:p>1</text:p>
          </table:table-cell>
          <table:table-cell table:style-name="ce95" table:formula="of:=IF([.E323]&gt;[.K$4];[.E323]-[.K$4];0)" office:value-type="float" office:value="0" calcext:value-type="float">
            <text:p><text:s/>- <text:s text:c="5"/></text:p>
          </table:table-cell>
          <table:table-cell table:style-name="ce84" table:formula="of:=[.L322]+([.K323]*[.J323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2]+[.N323]" office:value-type="float" office:value="401" calcext:value-type="float">
            <text:p>401</text:p>
          </table:table-cell>
          <table:table-cell table:formula="of:=[.O32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2]+[.Q323]" office:value-type="float" office:value="388" calcext:value-type="float">
            <text:p>388</text:p>
          </table:table-cell>
          <table:table-cell table:formula="of:=[.R32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2]+[.T323]" office:value-type="float" office:value="380" calcext:value-type="float">
            <text:p>380</text:p>
          </table:table-cell>
          <table:table-cell table:formula="of:=[.U323]*100/[.U$3]" office:value-type="float" office:value="100" calcext:value-type="float">
            <text:p><text:s/>100.00 <text:s text:c="5"/></text:p>
          </table:table-cell>
          <table:table-cell table:style-name="ce102" table:formula="of:=[.O323]+[.R323]" office:value-type="float" office:value="789" calcext:value-type="float">
            <text:p>789</text:p>
          </table:table-cell>
          <table:table-cell table:style-name="ce106" table:formula="of:=[.W323]/2" office:value-type="float" office:value="394.5" calcext:value-type="float">
            <text:p>395</text:p>
          </table:table-cell>
          <table:table-cell table:style-name="ce95" table:formula="of:=[.X32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5" calcext:value-type="date">
            <text:p>11/15/2005</text:p>
          </table:table-cell>
          <table:table-cell office:value-type="float" office:value="47" calcext:value-type="float">
            <text:p>47</text:p>
          </table:table-cell>
          <table:table-cell table:style-name="ce84" office:value-type="float" office:value="1.312" calcext:value-type="float">
            <text:p><text:s/>1.31 <text:s text:c="5"/></text:p>
          </table:table-cell>
          <table:table-cell table:style-name="ce84" office:value-type="float" office:value="8.62" calcext:value-type="float">
            <text:p><text:s/>8.62 <text:s text:c="5"/></text:p>
          </table:table-cell>
          <table:table-cell table:style-name="ce84" office:value-type="float" office:value="3.9815625" calcext:value-type="float">
            <text:p><text:s/>3.98 <text:s text:c="5"/></text:p>
          </table:table-cell>
          <table:table-cell table:style-name="ce84" table:formula="of:=([.D324]+[.C324])/2" office:value-type="float" office:value="4.966" calcext:value-type="float">
            <text:p><text:s/>4.97 <text:s text:c="5"/></text:p>
          </table:table-cell>
          <table:table-cell table:style-name="ce84" table:formula="of:=ABS([.E324]-[.F324])" office:value-type="float" office:value="0.984437499999999" calcext:value-type="float">
            <text:p><text:s/>0.98 <text:s text:c="5"/></text:p>
          </table:table-cell>
          <table:table-cell table:formula="of:=ABS([.G324]*100/[.E324])" office:value-type="float" office:value="24.7249038537006" calcext:value-type="float">
            <text:p><text:s/>24.72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24]&gt;=[.$L$4];1;0)" office:value-type="float" office:value="1" calcext:value-type="float">
            <text:p>1</text:p>
          </table:table-cell>
          <table:table-cell table:style-name="ce95" table:formula="of:=IF([.E324]&gt;[.K$4];[.E324]-[.K$4];0)" office:value-type="float" office:value="0" calcext:value-type="float">
            <text:p><text:s/>- <text:s text:c="5"/></text:p>
          </table:table-cell>
          <table:table-cell table:style-name="ce84" table:formula="of:=[.L323]+([.K324]*[.J324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3]+[.N324]" office:value-type="float" office:value="401" calcext:value-type="float">
            <text:p>401</text:p>
          </table:table-cell>
          <table:table-cell table:formula="of:=[.O32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3]+[.Q324]" office:value-type="float" office:value="388" calcext:value-type="float">
            <text:p>388</text:p>
          </table:table-cell>
          <table:table-cell table:formula="of:=[.R32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3]+[.T324]" office:value-type="float" office:value="380" calcext:value-type="float">
            <text:p>380</text:p>
          </table:table-cell>
          <table:table-cell table:formula="of:=[.U324]*100/[.U$3]" office:value-type="float" office:value="100" calcext:value-type="float">
            <text:p><text:s/>100.00 <text:s text:c="5"/></text:p>
          </table:table-cell>
          <table:table-cell table:style-name="ce102" table:formula="of:=[.O324]+[.R324]" office:value-type="float" office:value="789" calcext:value-type="float">
            <text:p>789</text:p>
          </table:table-cell>
          <table:table-cell table:style-name="ce106" table:formula="of:=[.W324]/2" office:value-type="float" office:value="394.5" calcext:value-type="float">
            <text:p>395</text:p>
          </table:table-cell>
          <table:table-cell table:style-name="ce95" table:formula="of:=[.X32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6" calcext:value-type="date">
            <text:p>11/16/2005</text:p>
          </table:table-cell>
          <table:table-cell office:value-type="float" office:value="47" calcext:value-type="float">
            <text:p>47</text:p>
          </table:table-cell>
          <table:table-cell table:style-name="ce84" office:value-type="float" office:value="0.125" calcext:value-type="float">
            <text:p><text:s/>0.13 <text:s text:c="5"/></text:p>
          </table:table-cell>
          <table:table-cell table:style-name="ce84" office:value-type="float" office:value="3.5" calcext:value-type="float">
            <text:p><text:s/>3.50 <text:s text:c="5"/></text:p>
          </table:table-cell>
          <table:table-cell table:style-name="ce84" office:value-type="float" office:value="1.98227083333333" calcext:value-type="float">
            <text:p><text:s/>1.98 <text:s text:c="5"/></text:p>
          </table:table-cell>
          <table:table-cell table:style-name="ce84" table:formula="of:=([.D325]+[.C325])/2" office:value-type="float" office:value="1.8125" calcext:value-type="float">
            <text:p><text:s/>1.81 <text:s text:c="5"/></text:p>
          </table:table-cell>
          <table:table-cell table:style-name="ce84" table:formula="of:=ABS([.E325]-[.F325])" office:value-type="float" office:value="0.16977083333333" calcext:value-type="float">
            <text:p><text:s/>0.17 <text:s text:c="5"/></text:p>
          </table:table-cell>
          <table:table-cell table:formula="of:=ABS([.G325]*100/[.E325])" office:value-type="float" office:value="8.5644620542516" calcext:value-type="float">
            <text:p><text:s/>8.56 <text:s text:c="5"/></text:p>
          </table:table-cell>
          <table:table-cell table:style-name="ce84" office:value-type="float" office:value="3" calcext:value-type="float">
            <text:p><text:s/>3.00 <text:s text:c="5"/></text:p>
          </table:table-cell>
          <table:table-cell table:style-name="ce91" table:formula="of:=IF([.A325]&gt;=[.$L$4];1;0)" office:value-type="float" office:value="1" calcext:value-type="float">
            <text:p>1</text:p>
          </table:table-cell>
          <table:table-cell table:style-name="ce95" table:formula="of:=IF([.E325]&gt;[.K$4];[.E325]-[.K$4];0)" office:value-type="float" office:value="0" calcext:value-type="float">
            <text:p><text:s/>- <text:s text:c="5"/></text:p>
          </table:table-cell>
          <table:table-cell table:style-name="ce84" table:formula="of:=[.L324]+([.K325]*[.J325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4]+[.N325]" office:value-type="float" office:value="401" calcext:value-type="float">
            <text:p>401</text:p>
          </table:table-cell>
          <table:table-cell table:formula="of:=[.O32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4]+[.Q325]" office:value-type="float" office:value="388" calcext:value-type="float">
            <text:p>388</text:p>
          </table:table-cell>
          <table:table-cell table:formula="of:=[.R32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4]+[.T325]" office:value-type="float" office:value="380" calcext:value-type="float">
            <text:p>380</text:p>
          </table:table-cell>
          <table:table-cell table:formula="of:=[.U325]*100/[.U$3]" office:value-type="float" office:value="100" calcext:value-type="float">
            <text:p><text:s/>100.00 <text:s text:c="5"/></text:p>
          </table:table-cell>
          <table:table-cell table:style-name="ce102" table:formula="of:=[.O325]+[.R325]" office:value-type="float" office:value="789" calcext:value-type="float">
            <text:p>789</text:p>
          </table:table-cell>
          <table:table-cell table:style-name="ce106" table:formula="of:=[.W325]/2" office:value-type="float" office:value="394.5" calcext:value-type="float">
            <text:p>395</text:p>
          </table:table-cell>
          <table:table-cell table:style-name="ce95" table:formula="of:=[.X32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7" calcext:value-type="date">
            <text:p>11/17/2005</text:p>
          </table:table-cell>
          <table:table-cell office:value-type="float" office:value="47" calcext:value-type="float">
            <text:p>47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1.688" calcext:value-type="float">
            <text:p><text:s/>1.69 <text:s text:c="5"/></text:p>
          </table:table-cell>
          <table:table-cell table:style-name="ce84" office:value-type="float" office:value="0.594604166666666" calcext:value-type="float">
            <text:p><text:s/>0.59 <text:s text:c="5"/></text:p>
          </table:table-cell>
          <table:table-cell table:style-name="ce84" table:formula="of:=([.D326]+[.C326])/2" office:value-type="float" office:value="0.844" calcext:value-type="float">
            <text:p><text:s/>0.84 <text:s text:c="5"/></text:p>
          </table:table-cell>
          <table:table-cell table:style-name="ce84" table:formula="of:=ABS([.E326]-[.F326])" office:value-type="float" office:value="0.249395833333334" calcext:value-type="float">
            <text:p><text:s/>0.25 <text:s text:c="5"/></text:p>
          </table:table-cell>
          <table:table-cell table:formula="of:=ABS([.G326]*100/[.E326])" office:value-type="float" office:value="41.9431694754915" calcext:value-type="float">
            <text:p><text:s/>41.94 <text:s text:c="5"/></text:p>
          </table:table-cell>
          <table:table-cell table:style-name="ce84" office:value-type="float" office:value="10.7" calcext:value-type="float">
            <text:p><text:s/>10.70 <text:s text:c="5"/></text:p>
          </table:table-cell>
          <table:table-cell table:style-name="ce91" table:formula="of:=IF([.A326]&gt;=[.$L$4];1;0)" office:value-type="float" office:value="1" calcext:value-type="float">
            <text:p>1</text:p>
          </table:table-cell>
          <table:table-cell table:style-name="ce95" table:formula="of:=IF([.E326]&gt;[.K$4];[.E326]-[.K$4];0)" office:value-type="float" office:value="0" calcext:value-type="float">
            <text:p><text:s/>- <text:s text:c="5"/></text:p>
          </table:table-cell>
          <table:table-cell table:style-name="ce84" table:formula="of:=[.L325]+([.K326]*[.J326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5]+[.N326]" office:value-type="float" office:value="401" calcext:value-type="float">
            <text:p>401</text:p>
          </table:table-cell>
          <table:table-cell table:formula="of:=[.O32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5]+[.Q326]" office:value-type="float" office:value="388" calcext:value-type="float">
            <text:p>388</text:p>
          </table:table-cell>
          <table:table-cell table:formula="of:=[.R32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5]+[.T326]" office:value-type="float" office:value="380" calcext:value-type="float">
            <text:p>380</text:p>
          </table:table-cell>
          <table:table-cell table:formula="of:=[.U326]*100/[.U$3]" office:value-type="float" office:value="100" calcext:value-type="float">
            <text:p><text:s/>100.00 <text:s text:c="5"/></text:p>
          </table:table-cell>
          <table:table-cell table:style-name="ce102" table:formula="of:=[.O326]+[.R326]" office:value-type="float" office:value="789" calcext:value-type="float">
            <text:p>789</text:p>
          </table:table-cell>
          <table:table-cell table:style-name="ce106" table:formula="of:=[.W326]/2" office:value-type="float" office:value="394.5" calcext:value-type="float">
            <text:p>395</text:p>
          </table:table-cell>
          <table:table-cell table:style-name="ce95" table:formula="of:=[.X32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8" calcext:value-type="date">
            <text:p>11/18/2005</text:p>
          </table:table-cell>
          <table:table-cell office:value-type="float" office:value="47" calcext:value-type="float">
            <text:p>47</text:p>
          </table:table-cell>
          <table:table-cell table:style-name="ce84" office:value-type="float" office:value="-1.812" calcext:value-type="float">
            <text:p>-1.81 <text:s text:c="5"/></text:p>
          </table:table-cell>
          <table:table-cell table:style-name="ce84" office:value-type="float" office:value="0.938" calcext:value-type="float">
            <text:p><text:s/>0.94 <text:s text:c="5"/></text:p>
          </table:table-cell>
          <table:table-cell table:style-name="ce84" office:value-type="float" office:value="-0.6348125" calcext:value-type="float">
            <text:p>-0.63 <text:s text:c="5"/></text:p>
          </table:table-cell>
          <table:table-cell table:style-name="ce84" table:formula="of:=([.D327]+[.C327])/2" office:value-type="float" office:value="-0.437" calcext:value-type="float">
            <text:p>-0.44 <text:s text:c="5"/></text:p>
          </table:table-cell>
          <table:table-cell table:style-name="ce84" table:formula="of:=ABS([.E327]-[.F327])" office:value-type="float" office:value="0.1978125" calcext:value-type="float">
            <text:p><text:s/>0.20 <text:s text:c="5"/></text:p>
          </table:table-cell>
          <table:table-cell table:formula="of:=ABS([.G327]*100/[.E327])" office:value-type="float" office:value="31.1607758196318" calcext:value-type="float">
            <text:p><text:s/>31.16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27]&gt;=[.$L$4];1;0)" office:value-type="float" office:value="1" calcext:value-type="float">
            <text:p>1</text:p>
          </table:table-cell>
          <table:table-cell table:style-name="ce95" table:formula="of:=IF([.E327]&gt;[.K$4];[.E327]-[.K$4];0)" office:value-type="float" office:value="0" calcext:value-type="float">
            <text:p><text:s/>- <text:s text:c="5"/></text:p>
          </table:table-cell>
          <table:table-cell table:style-name="ce84" table:formula="of:=[.L326]+([.K327]*[.J327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6]+[.N327]" office:value-type="float" office:value="401" calcext:value-type="float">
            <text:p>401</text:p>
          </table:table-cell>
          <table:table-cell table:formula="of:=[.O32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6]+[.Q327]" office:value-type="float" office:value="388" calcext:value-type="float">
            <text:p>388</text:p>
          </table:table-cell>
          <table:table-cell table:formula="of:=[.R32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6]+[.T327]" office:value-type="float" office:value="380" calcext:value-type="float">
            <text:p>380</text:p>
          </table:table-cell>
          <table:table-cell table:formula="of:=[.U327]*100/[.U$3]" office:value-type="float" office:value="100" calcext:value-type="float">
            <text:p><text:s/>100.00 <text:s text:c="5"/></text:p>
          </table:table-cell>
          <table:table-cell table:style-name="ce102" table:formula="of:=[.O327]+[.R327]" office:value-type="float" office:value="789" calcext:value-type="float">
            <text:p>789</text:p>
          </table:table-cell>
          <table:table-cell table:style-name="ce106" table:formula="of:=[.W327]/2" office:value-type="float" office:value="394.5" calcext:value-type="float">
            <text:p>395</text:p>
          </table:table-cell>
          <table:table-cell table:style-name="ce95" table:formula="of:=[.X32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19" calcext:value-type="date">
            <text:p>11/19/2005</text:p>
          </table:table-cell>
          <table:table-cell office:value-type="float" office:value="47" calcext:value-type="float">
            <text:p>47</text:p>
          </table:table-cell>
          <table:table-cell table:style-name="ce84" office:value-type="float" office:value="-3.688" calcext:value-type="float">
            <text:p>-3.69 <text:s text:c="5"/></text:p>
          </table:table-cell>
          <table:table-cell table:style-name="ce84" office:value-type="float" office:value="0.938" calcext:value-type="float">
            <text:p><text:s/>0.94 <text:s text:c="5"/></text:p>
          </table:table-cell>
          <table:table-cell table:style-name="ce84" office:value-type="float" office:value="-2.10014583333333" calcext:value-type="float">
            <text:p>-2.10 <text:s text:c="5"/></text:p>
          </table:table-cell>
          <table:table-cell table:style-name="ce84" table:formula="of:=([.D328]+[.C328])/2" office:value-type="float" office:value="-1.375" calcext:value-type="float">
            <text:p>-1.38 <text:s text:c="5"/></text:p>
          </table:table-cell>
          <table:table-cell table:style-name="ce84" table:formula="of:=ABS([.E328]-[.F328])" office:value-type="float" office:value="0.72514583333333" calcext:value-type="float">
            <text:p><text:s/>0.73 <text:s text:c="5"/></text:p>
          </table:table-cell>
          <table:table-cell table:formula="of:=ABS([.G328]*100/[.E328])" office:value-type="float" office:value="34.5283561657423" calcext:value-type="float">
            <text:p><text:s/>34.5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28]&gt;=[.$L$4];1;0)" office:value-type="float" office:value="1" calcext:value-type="float">
            <text:p>1</text:p>
          </table:table-cell>
          <table:table-cell table:style-name="ce95" table:formula="of:=IF([.E328]&gt;[.K$4];[.E328]-[.K$4];0)" office:value-type="float" office:value="0" calcext:value-type="float">
            <text:p><text:s/>- <text:s text:c="5"/></text:p>
          </table:table-cell>
          <table:table-cell table:style-name="ce84" table:formula="of:=[.L327]+([.K328]*[.J328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7]+[.N328]" office:value-type="float" office:value="401" calcext:value-type="float">
            <text:p>401</text:p>
          </table:table-cell>
          <table:table-cell table:formula="of:=[.O32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7]+[.Q328]" office:value-type="float" office:value="388" calcext:value-type="float">
            <text:p>388</text:p>
          </table:table-cell>
          <table:table-cell table:formula="of:=[.R32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7]+[.T328]" office:value-type="float" office:value="380" calcext:value-type="float">
            <text:p>380</text:p>
          </table:table-cell>
          <table:table-cell table:formula="of:=[.U328]*100/[.U$3]" office:value-type="float" office:value="100" calcext:value-type="float">
            <text:p><text:s/>100.00 <text:s text:c="5"/></text:p>
          </table:table-cell>
          <table:table-cell table:style-name="ce102" table:formula="of:=[.O328]+[.R328]" office:value-type="float" office:value="789" calcext:value-type="float">
            <text:p>789</text:p>
          </table:table-cell>
          <table:table-cell table:style-name="ce106" table:formula="of:=[.W328]/2" office:value-type="float" office:value="394.5" calcext:value-type="float">
            <text:p>395</text:p>
          </table:table-cell>
          <table:table-cell table:style-name="ce95" table:formula="of:=[.X32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0" calcext:value-type="date">
            <text:p>11/20/2005</text:p>
          </table:table-cell>
          <table:table-cell office:value-type="float" office:value="47" calcext:value-type="float">
            <text:p>47</text:p>
          </table:table-cell>
          <table:table-cell table:style-name="ce84" office:value-type="float" office:value="-5.62" calcext:value-type="float">
            <text:p>-5.62 <text:s text:c="5"/></text:p>
          </table:table-cell>
          <table:table-cell table:style-name="ce84" office:value-type="float" office:value="14" calcext:value-type="float">
            <text:p><text:s/>14.00 <text:s text:c="5"/></text:p>
          </table:table-cell>
          <table:table-cell table:style-name="ce84" office:value-type="float" office:value="-1.75723287671233" calcext:value-type="float">
            <text:p>-1.76 <text:s text:c="5"/></text:p>
          </table:table-cell>
          <table:table-cell table:style-name="ce84" table:formula="of:=([.D329]+[.C329])/2" office:value-type="float" office:value="4.19" calcext:value-type="float">
            <text:p><text:s/>4.19 <text:s text:c="5"/></text:p>
          </table:table-cell>
          <table:table-cell table:style-name="ce84" table:formula="of:=ABS([.E329]-[.F329])" office:value-type="float" office:value="5.94723287671233" calcext:value-type="float">
            <text:p><text:s/>5.95 <text:s text:c="5"/></text:p>
          </table:table-cell>
          <table:table-cell table:formula="of:=ABS([.G329]*100/[.E329])" office:value-type="float" office:value="338.443068959603" calcext:value-type="float">
            <text:p><text:s/>338.4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29]&gt;=[.$L$4];1;0)" office:value-type="float" office:value="1" calcext:value-type="float">
            <text:p>1</text:p>
          </table:table-cell>
          <table:table-cell table:style-name="ce95" table:formula="of:=IF([.E329]&gt;[.K$4];[.E329]-[.K$4];0)" office:value-type="float" office:value="0" calcext:value-type="float">
            <text:p><text:s/>- <text:s text:c="5"/></text:p>
          </table:table-cell>
          <table:table-cell table:style-name="ce84" table:formula="of:=[.L328]+([.K329]*[.J329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8]+[.N329]" office:value-type="float" office:value="401" calcext:value-type="float">
            <text:p>401</text:p>
          </table:table-cell>
          <table:table-cell table:formula="of:=[.O32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8]+[.Q329]" office:value-type="float" office:value="388" calcext:value-type="float">
            <text:p>388</text:p>
          </table:table-cell>
          <table:table-cell table:formula="of:=[.R32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8]+[.T329]" office:value-type="float" office:value="380" calcext:value-type="float">
            <text:p>380</text:p>
          </table:table-cell>
          <table:table-cell table:formula="of:=[.U329]*100/[.U$3]" office:value-type="float" office:value="100" calcext:value-type="float">
            <text:p><text:s/>100.00 <text:s text:c="5"/></text:p>
          </table:table-cell>
          <table:table-cell table:style-name="ce102" table:formula="of:=[.O329]+[.R329]" office:value-type="float" office:value="789" calcext:value-type="float">
            <text:p>789</text:p>
          </table:table-cell>
          <table:table-cell table:style-name="ce106" table:formula="of:=[.W329]/2" office:value-type="float" office:value="394.5" calcext:value-type="float">
            <text:p>395</text:p>
          </table:table-cell>
          <table:table-cell table:style-name="ce95" table:formula="of:=[.X32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1" calcext:value-type="date">
            <text:p>11/21/2005</text:p>
          </table:table-cell>
          <table:table-cell office:value-type="float" office:value="48" calcext:value-type="float">
            <text:p>48</text:p>
          </table:table-cell>
          <table:table-cell table:style-name="ce84" office:value-type="float" office:value="-4.875" calcext:value-type="float">
            <text:p>-4.88 <text:s text:c="5"/></text:p>
          </table:table-cell>
          <table:table-cell table:style-name="ce84" office:value-type="float" office:value="-1" calcext:value-type="float">
            <text:p>-1.00 <text:s text:c="5"/></text:p>
          </table:table-cell>
          <table:table-cell table:style-name="ce84" office:value-type="float" office:value="-2.619625" calcext:value-type="float">
            <text:p>-2.62 <text:s text:c="5"/></text:p>
          </table:table-cell>
          <table:table-cell table:style-name="ce84" table:formula="of:=([.D330]+[.C330])/2" office:value-type="float" office:value="-2.9375" calcext:value-type="float">
            <text:p>-2.94 <text:s text:c="5"/></text:p>
          </table:table-cell>
          <table:table-cell table:style-name="ce84" table:formula="of:=ABS([.E330]-[.F330])" office:value-type="float" office:value="0.317875" calcext:value-type="float">
            <text:p><text:s/>0.32 <text:s text:c="5"/></text:p>
          </table:table-cell>
          <table:table-cell table:formula="of:=ABS([.G330]*100/[.E330])" office:value-type="float" office:value="12.1343703774395" calcext:value-type="float">
            <text:p><text:s/>12.1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30]&gt;=[.$L$4];1;0)" office:value-type="float" office:value="1" calcext:value-type="float">
            <text:p>1</text:p>
          </table:table-cell>
          <table:table-cell table:style-name="ce95" table:formula="of:=IF([.E330]&gt;[.K$4];[.E330]-[.K$4];0)" office:value-type="float" office:value="0" calcext:value-type="float">
            <text:p><text:s/>- <text:s text:c="5"/></text:p>
          </table:table-cell>
          <table:table-cell table:style-name="ce84" table:formula="of:=[.L329]+([.K330]*[.J330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29]+[.N330]" office:value-type="float" office:value="401" calcext:value-type="float">
            <text:p>401</text:p>
          </table:table-cell>
          <table:table-cell table:formula="of:=[.O33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29]+[.Q330]" office:value-type="float" office:value="388" calcext:value-type="float">
            <text:p>388</text:p>
          </table:table-cell>
          <table:table-cell table:formula="of:=[.R33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29]+[.T330]" office:value-type="float" office:value="380" calcext:value-type="float">
            <text:p>380</text:p>
          </table:table-cell>
          <table:table-cell table:formula="of:=[.U330]*100/[.U$3]" office:value-type="float" office:value="100" calcext:value-type="float">
            <text:p><text:s/>100.00 <text:s text:c="5"/></text:p>
          </table:table-cell>
          <table:table-cell table:style-name="ce102" table:formula="of:=[.O330]+[.R330]" office:value-type="float" office:value="789" calcext:value-type="float">
            <text:p>789</text:p>
          </table:table-cell>
          <table:table-cell table:style-name="ce106" table:formula="of:=[.W330]/2" office:value-type="float" office:value="394.5" calcext:value-type="float">
            <text:p>395</text:p>
          </table:table-cell>
          <table:table-cell table:style-name="ce95" table:formula="of:=[.X33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2" calcext:value-type="date">
            <text:p>11/22/2005</text:p>
          </table:table-cell>
          <table:table-cell office:value-type="float" office:value="48" calcext:value-type="float">
            <text:p>48</text:p>
          </table:table-cell>
          <table:table-cell table:style-name="ce84" office:value-type="float" office:value="-4.75" calcext:value-type="float">
            <text:p>-4.75 <text:s text:c="5"/></text:p>
          </table:table-cell>
          <table:table-cell table:style-name="ce84" office:value-type="float" office:value="-1.75" calcext:value-type="float">
            <text:p>-1.75 <text:s text:c="5"/></text:p>
          </table:table-cell>
          <table:table-cell table:style-name="ce84" office:value-type="float" office:value="-2.63245833333333" calcext:value-type="float">
            <text:p>-2.63 <text:s text:c="5"/></text:p>
          </table:table-cell>
          <table:table-cell table:style-name="ce84" table:formula="of:=([.D331]+[.C331])/2" office:value-type="float" office:value="-3.25" calcext:value-type="float">
            <text:p>-3.25 <text:s text:c="5"/></text:p>
          </table:table-cell>
          <table:table-cell table:style-name="ce84" table:formula="of:=ABS([.E331]-[.F331])" office:value-type="float" office:value="0.61754166666667" calcext:value-type="float">
            <text:p><text:s/>0.62 <text:s text:c="5"/></text:p>
          </table:table-cell>
          <table:table-cell table:formula="of:=ABS([.G331]*100/[.E331])" office:value-type="float" office:value="23.458744202979" calcext:value-type="float">
            <text:p><text:s/>23.46 <text:s text:c="5"/>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91" table:formula="of:=IF([.A331]&gt;=[.$L$4];1;0)" office:value-type="float" office:value="1" calcext:value-type="float">
            <text:p>1</text:p>
          </table:table-cell>
          <table:table-cell table:style-name="ce95" table:formula="of:=IF([.E331]&gt;[.K$4];[.E331]-[.K$4];0)" office:value-type="float" office:value="0" calcext:value-type="float">
            <text:p><text:s/>- <text:s text:c="5"/></text:p>
          </table:table-cell>
          <table:table-cell table:style-name="ce84" table:formula="of:=[.L330]+([.K331]*[.J331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0]+[.N331]" office:value-type="float" office:value="401" calcext:value-type="float">
            <text:p>401</text:p>
          </table:table-cell>
          <table:table-cell table:formula="of:=[.O33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0]+[.Q331]" office:value-type="float" office:value="388" calcext:value-type="float">
            <text:p>388</text:p>
          </table:table-cell>
          <table:table-cell table:formula="of:=[.R33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0]+[.T331]" office:value-type="float" office:value="380" calcext:value-type="float">
            <text:p>380</text:p>
          </table:table-cell>
          <table:table-cell table:formula="of:=[.U331]*100/[.U$3]" office:value-type="float" office:value="100" calcext:value-type="float">
            <text:p><text:s/>100.00 <text:s text:c="5"/></text:p>
          </table:table-cell>
          <table:table-cell table:style-name="ce102" table:formula="of:=[.O331]+[.R331]" office:value-type="float" office:value="789" calcext:value-type="float">
            <text:p>789</text:p>
          </table:table-cell>
          <table:table-cell table:style-name="ce106" table:formula="of:=[.W331]/2" office:value-type="float" office:value="394.5" calcext:value-type="float">
            <text:p>395</text:p>
          </table:table-cell>
          <table:table-cell table:style-name="ce95" table:formula="of:=[.X33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3" calcext:value-type="date">
            <text:p>11/23/2005</text:p>
          </table:table-cell>
          <table:table-cell office:value-type="float" office:value="48" calcext:value-type="float">
            <text:p>48</text:p>
          </table:table-cell>
          <table:table-cell table:style-name="ce84" office:value-type="float" office:value="-2" calcext:value-type="float">
            <text:p>-2.00 <text:s text:c="5"/></text:p>
          </table:table-cell>
          <table:table-cell table:style-name="ce84" office:value-type="float" office:value="0.938" calcext:value-type="float">
            <text:p><text:s/>0.94 <text:s text:c="5"/></text:p>
          </table:table-cell>
          <table:table-cell table:style-name="ce84" office:value-type="float" office:value="-1.36458333333333" calcext:value-type="float">
            <text:p>-1.36 <text:s text:c="5"/></text:p>
          </table:table-cell>
          <table:table-cell table:style-name="ce84" table:formula="of:=([.D332]+[.C332])/2" office:value-type="float" office:value="-0.531" calcext:value-type="float">
            <text:p>-0.53 <text:s text:c="5"/></text:p>
          </table:table-cell>
          <table:table-cell table:style-name="ce84" table:formula="of:=ABS([.E332]-[.F332])" office:value-type="float" office:value="0.83358333333333" calcext:value-type="float">
            <text:p><text:s/>0.83 <text:s text:c="5"/></text:p>
          </table:table-cell>
          <table:table-cell table:formula="of:=ABS([.G332]*100/[.E332])" office:value-type="float" office:value="61.0870229007633" calcext:value-type="float">
            <text:p><text:s/>61.09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332]&gt;=[.$L$4];1;0)" office:value-type="float" office:value="1" calcext:value-type="float">
            <text:p>1</text:p>
          </table:table-cell>
          <table:table-cell table:style-name="ce95" table:formula="of:=IF([.E332]&gt;[.K$4];[.E332]-[.K$4];0)" office:value-type="float" office:value="0" calcext:value-type="float">
            <text:p><text:s/>- <text:s text:c="5"/></text:p>
          </table:table-cell>
          <table:table-cell table:style-name="ce84" table:formula="of:=[.L331]+([.K332]*[.J332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1]+[.N332]" office:value-type="float" office:value="401" calcext:value-type="float">
            <text:p>401</text:p>
          </table:table-cell>
          <table:table-cell table:formula="of:=[.O33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1]+[.Q332]" office:value-type="float" office:value="388" calcext:value-type="float">
            <text:p>388</text:p>
          </table:table-cell>
          <table:table-cell table:formula="of:=[.R33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1]+[.T332]" office:value-type="float" office:value="380" calcext:value-type="float">
            <text:p>380</text:p>
          </table:table-cell>
          <table:table-cell table:formula="of:=[.U332]*100/[.U$3]" office:value-type="float" office:value="100" calcext:value-type="float">
            <text:p><text:s/>100.00 <text:s text:c="5"/></text:p>
          </table:table-cell>
          <table:table-cell table:style-name="ce102" table:formula="of:=[.O332]+[.R332]" office:value-type="float" office:value="789" calcext:value-type="float">
            <text:p>789</text:p>
          </table:table-cell>
          <table:table-cell table:style-name="ce106" table:formula="of:=[.W332]/2" office:value-type="float" office:value="394.5" calcext:value-type="float">
            <text:p>395</text:p>
          </table:table-cell>
          <table:table-cell table:style-name="ce95" table:formula="of:=[.X33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4" calcext:value-type="date">
            <text:p>11/24/2005</text:p>
          </table:table-cell>
          <table:table-cell office:value-type="float" office:value="48" calcext:value-type="float">
            <text:p>48</text:p>
          </table:table-cell>
          <table:table-cell table:style-name="ce84" office:value-type="float" office:value="-7.188" calcext:value-type="float">
            <text:p>-7.19 <text:s text:c="5"/></text:p>
          </table:table-cell>
          <table:table-cell table:style-name="ce84" office:value-type="float" office:value="-1.875" calcext:value-type="float">
            <text:p>-1.88 <text:s text:c="5"/></text:p>
          </table:table-cell>
          <table:table-cell table:style-name="ce84" office:value-type="float" office:value="-5.35420833333333" calcext:value-type="float">
            <text:p>-5.35 <text:s text:c="5"/></text:p>
          </table:table-cell>
          <table:table-cell table:style-name="ce84" table:formula="of:=([.D333]+[.C333])/2" office:value-type="float" office:value="-4.5315" calcext:value-type="float">
            <text:p>-4.53 <text:s text:c="5"/></text:p>
          </table:table-cell>
          <table:table-cell table:style-name="ce84" table:formula="of:=ABS([.E333]-[.F333])" office:value-type="float" office:value="0.82270833333333" calcext:value-type="float">
            <text:p><text:s/>0.82 <text:s text:c="5"/></text:p>
          </table:table-cell>
          <table:table-cell table:formula="of:=ABS([.G333]*100/[.E333])" office:value-type="float" office:value="15.3656391779052" calcext:value-type="float">
            <text:p><text:s/>15.37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33]&gt;=[.$L$4];1;0)" office:value-type="float" office:value="1" calcext:value-type="float">
            <text:p>1</text:p>
          </table:table-cell>
          <table:table-cell table:style-name="ce95" table:formula="of:=IF([.E333]&gt;[.K$4];[.E333]-[.K$4];0)" office:value-type="float" office:value="0" calcext:value-type="float">
            <text:p><text:s/>- <text:s text:c="5"/></text:p>
          </table:table-cell>
          <table:table-cell table:style-name="ce84" table:formula="of:=[.L332]+([.K333]*[.J333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2]+[.N333]" office:value-type="float" office:value="401" calcext:value-type="float">
            <text:p>401</text:p>
          </table:table-cell>
          <table:table-cell table:formula="of:=[.O33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2]+[.Q333]" office:value-type="float" office:value="388" calcext:value-type="float">
            <text:p>388</text:p>
          </table:table-cell>
          <table:table-cell table:formula="of:=[.R33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2]+[.T333]" office:value-type="float" office:value="380" calcext:value-type="float">
            <text:p>380</text:p>
          </table:table-cell>
          <table:table-cell table:formula="of:=[.U333]*100/[.U$3]" office:value-type="float" office:value="100" calcext:value-type="float">
            <text:p><text:s/>100.00 <text:s text:c="5"/></text:p>
          </table:table-cell>
          <table:table-cell table:style-name="ce102" table:formula="of:=[.O333]+[.R333]" office:value-type="float" office:value="789" calcext:value-type="float">
            <text:p>789</text:p>
          </table:table-cell>
          <table:table-cell table:style-name="ce106" table:formula="of:=[.W333]/2" office:value-type="float" office:value="394.5" calcext:value-type="float">
            <text:p>395</text:p>
          </table:table-cell>
          <table:table-cell table:style-name="ce95" table:formula="of:=[.X33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5" calcext:value-type="date">
            <text:p>11/25/2005</text:p>
          </table:table-cell>
          <table:table-cell office:value-type="float" office:value="48" calcext:value-type="float">
            <text:p>48</text:p>
          </table:table-cell>
          <table:table-cell table:style-name="ce84" office:value-type="float" office:value="-4.688" calcext:value-type="float">
            <text:p>-4.69 <text:s text:c="5"/></text:p>
          </table:table-cell>
          <table:table-cell table:style-name="ce84" office:value-type="float" office:value="-2.25" calcext:value-type="float">
            <text:p>-2.25 <text:s text:c="5"/></text:p>
          </table:table-cell>
          <table:table-cell table:style-name="ce84" office:value-type="float" office:value="-3.41883333333333" calcext:value-type="float">
            <text:p>-3.42 <text:s text:c="5"/></text:p>
          </table:table-cell>
          <table:table-cell table:style-name="ce84" table:formula="of:=([.D334]+[.C334])/2" office:value-type="float" office:value="-3.469" calcext:value-type="float">
            <text:p>-3.47 <text:s text:c="5"/></text:p>
          </table:table-cell>
          <table:table-cell table:style-name="ce84" table:formula="of:=ABS([.E334]-[.F334])" office:value-type="float" office:value="0.0501666666666698" calcext:value-type="float">
            <text:p><text:s/>0.05 <text:s text:c="5"/></text:p>
          </table:table-cell>
          <table:table-cell table:formula="of:=ABS([.G334]*100/[.E334])" office:value-type="float" office:value="1.46736216058119" calcext:value-type="float">
            <text:p><text:s/>1.47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91" table:formula="of:=IF([.A334]&gt;=[.$L$4];1;0)" office:value-type="float" office:value="1" calcext:value-type="float">
            <text:p>1</text:p>
          </table:table-cell>
          <table:table-cell table:style-name="ce95" table:formula="of:=IF([.E334]&gt;[.K$4];[.E334]-[.K$4];0)" office:value-type="float" office:value="0" calcext:value-type="float">
            <text:p><text:s/>- <text:s text:c="5"/></text:p>
          </table:table-cell>
          <table:table-cell table:style-name="ce84" table:formula="of:=[.L333]+([.K334]*[.J334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3]+[.N334]" office:value-type="float" office:value="401" calcext:value-type="float">
            <text:p>401</text:p>
          </table:table-cell>
          <table:table-cell table:formula="of:=[.O33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3]+[.Q334]" office:value-type="float" office:value="388" calcext:value-type="float">
            <text:p>388</text:p>
          </table:table-cell>
          <table:table-cell table:formula="of:=[.R33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3]+[.T334]" office:value-type="float" office:value="380" calcext:value-type="float">
            <text:p>380</text:p>
          </table:table-cell>
          <table:table-cell table:formula="of:=[.U334]*100/[.U$3]" office:value-type="float" office:value="100" calcext:value-type="float">
            <text:p><text:s/>100.00 <text:s text:c="5"/></text:p>
          </table:table-cell>
          <table:table-cell table:style-name="ce102" table:formula="of:=[.O334]+[.R334]" office:value-type="float" office:value="789" calcext:value-type="float">
            <text:p>789</text:p>
          </table:table-cell>
          <table:table-cell table:style-name="ce106" table:formula="of:=[.W334]/2" office:value-type="float" office:value="394.5" calcext:value-type="float">
            <text:p>395</text:p>
          </table:table-cell>
          <table:table-cell table:style-name="ce95" table:formula="of:=[.X33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6" calcext:value-type="date">
            <text:p>11/26/2005</text:p>
          </table:table-cell>
          <table:table-cell office:value-type="float" office:value="48" calcext:value-type="float">
            <text:p>48</text:p>
          </table:table-cell>
          <table:table-cell table:style-name="ce84" office:value-type="float" office:value="-5.438" calcext:value-type="float">
            <text:p>-5.44 <text:s text:c="5"/></text:p>
          </table:table-cell>
          <table:table-cell table:style-name="ce84" office:value-type="float" office:value="-1.375" calcext:value-type="float">
            <text:p>-1.38 <text:s text:c="5"/></text:p>
          </table:table-cell>
          <table:table-cell table:style-name="ce84" office:value-type="float" office:value="-2.66879166666667" calcext:value-type="float">
            <text:p>-2.67 <text:s text:c="5"/></text:p>
          </table:table-cell>
          <table:table-cell table:style-name="ce84" table:formula="of:=([.D335]+[.C335])/2" office:value-type="float" office:value="-3.4065" calcext:value-type="float">
            <text:p>-3.41 <text:s text:c="5"/></text:p>
          </table:table-cell>
          <table:table-cell table:style-name="ce84" table:formula="of:=ABS([.E335]-[.F335])" office:value-type="float" office:value="0.73770833333333" calcext:value-type="float">
            <text:p><text:s/>0.74 <text:s text:c="5"/></text:p>
          </table:table-cell>
          <table:table-cell table:formula="of:=ABS([.G335]*100/[.E335])" office:value-type="float" office:value="27.6420352531575" calcext:value-type="float">
            <text:p><text:s/>27.6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35]&gt;=[.$L$4];1;0)" office:value-type="float" office:value="1" calcext:value-type="float">
            <text:p>1</text:p>
          </table:table-cell>
          <table:table-cell table:style-name="ce95" table:formula="of:=IF([.E335]&gt;[.K$4];[.E335]-[.K$4];0)" office:value-type="float" office:value="0" calcext:value-type="float">
            <text:p><text:s/>- <text:s text:c="5"/></text:p>
          </table:table-cell>
          <table:table-cell table:style-name="ce84" table:formula="of:=[.L334]+([.K335]*[.J335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4]+[.N335]" office:value-type="float" office:value="401" calcext:value-type="float">
            <text:p>401</text:p>
          </table:table-cell>
          <table:table-cell table:formula="of:=[.O33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4]+[.Q335]" office:value-type="float" office:value="388" calcext:value-type="float">
            <text:p>388</text:p>
          </table:table-cell>
          <table:table-cell table:formula="of:=[.R33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4]+[.T335]" office:value-type="float" office:value="380" calcext:value-type="float">
            <text:p>380</text:p>
          </table:table-cell>
          <table:table-cell table:formula="of:=[.U335]*100/[.U$3]" office:value-type="float" office:value="100" calcext:value-type="float">
            <text:p><text:s/>100.00 <text:s text:c="5"/></text:p>
          </table:table-cell>
          <table:table-cell table:style-name="ce102" table:formula="of:=[.O335]+[.R335]" office:value-type="float" office:value="789" calcext:value-type="float">
            <text:p>789</text:p>
          </table:table-cell>
          <table:table-cell table:style-name="ce106" table:formula="of:=[.W335]/2" office:value-type="float" office:value="394.5" calcext:value-type="float">
            <text:p>395</text:p>
          </table:table-cell>
          <table:table-cell table:style-name="ce95" table:formula="of:=[.X33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7" calcext:value-type="date">
            <text:p>11/27/2005</text:p>
          </table:table-cell>
          <table:table-cell office:value-type="float" office:value="48" calcext:value-type="float">
            <text:p>48</text:p>
          </table:table-cell>
          <table:table-cell table:style-name="ce84" office:value-type="float" office:value="-1.62" calcext:value-type="float">
            <text:p>-1.62 <text:s text:c="5"/></text:p>
          </table:table-cell>
          <table:table-cell table:style-name="ce84" office:value-type="float" office:value="2.812" calcext:value-type="float">
            <text:p><text:s/>2.81 <text:s text:c="5"/></text:p>
          </table:table-cell>
          <table:table-cell table:style-name="ce84" office:value-type="float" office:value="1.32258333333333" calcext:value-type="float">
            <text:p><text:s/>1.32 <text:s text:c="5"/></text:p>
          </table:table-cell>
          <table:table-cell table:style-name="ce84" table:formula="of:=([.D336]+[.C336])/2" office:value-type="float" office:value="0.596" calcext:value-type="float">
            <text:p><text:s/>0.60 <text:s text:c="5"/></text:p>
          </table:table-cell>
          <table:table-cell table:style-name="ce84" table:formula="of:=ABS([.E336]-[.F336])" office:value-type="float" office:value="0.72658333333333" calcext:value-type="float">
            <text:p><text:s/>0.73 <text:s text:c="5"/></text:p>
          </table:table-cell>
          <table:table-cell table:formula="of:=ABS([.G336]*100/[.E336])" office:value-type="float" office:value="54.9366769579736" calcext:value-type="float">
            <text:p><text:s/>54.94 <text:s text:c="5"/></text:p>
          </table:table-cell>
          <table:table-cell table:style-name="ce84" office:value-type="float" office:value="3.5" calcext:value-type="float">
            <text:p><text:s/>3.50 <text:s text:c="5"/></text:p>
          </table:table-cell>
          <table:table-cell table:style-name="ce91" table:formula="of:=IF([.A336]&gt;=[.$L$4];1;0)" office:value-type="float" office:value="1" calcext:value-type="float">
            <text:p>1</text:p>
          </table:table-cell>
          <table:table-cell table:style-name="ce95" table:formula="of:=IF([.E336]&gt;[.K$4];[.E336]-[.K$4];0)" office:value-type="float" office:value="0" calcext:value-type="float">
            <text:p><text:s/>- <text:s text:c="5"/></text:p>
          </table:table-cell>
          <table:table-cell table:style-name="ce84" table:formula="of:=[.L335]+([.K336]*[.J336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5]+[.N336]" office:value-type="float" office:value="401" calcext:value-type="float">
            <text:p>401</text:p>
          </table:table-cell>
          <table:table-cell table:formula="of:=[.O33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5]+[.Q336]" office:value-type="float" office:value="388" calcext:value-type="float">
            <text:p>388</text:p>
          </table:table-cell>
          <table:table-cell table:formula="of:=[.R33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5]+[.T336]" office:value-type="float" office:value="380" calcext:value-type="float">
            <text:p>380</text:p>
          </table:table-cell>
          <table:table-cell table:formula="of:=[.U336]*100/[.U$3]" office:value-type="float" office:value="100" calcext:value-type="float">
            <text:p><text:s/>100.00 <text:s text:c="5"/></text:p>
          </table:table-cell>
          <table:table-cell table:style-name="ce102" table:formula="of:=[.O336]+[.R336]" office:value-type="float" office:value="789" calcext:value-type="float">
            <text:p>789</text:p>
          </table:table-cell>
          <table:table-cell table:style-name="ce106" table:formula="of:=[.W336]/2" office:value-type="float" office:value="394.5" calcext:value-type="float">
            <text:p>395</text:p>
          </table:table-cell>
          <table:table-cell table:style-name="ce95" table:formula="of:=[.X33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8" calcext:value-type="date">
            <text:p>11/28/2005</text:p>
          </table:table-cell>
          <table:table-cell office:value-type="float" office:value="49" calcext:value-type="float">
            <text:p>49</text:p>
          </table:table-cell>
          <table:table-cell table:style-name="ce84" office:value-type="float" office:value="-5.438" calcext:value-type="float">
            <text:p>-5.44 <text:s text:c="5"/></text:p>
          </table:table-cell>
          <table:table-cell table:style-name="ce84" office:value-type="float" office:value="0.938" calcext:value-type="float">
            <text:p><text:s/>0.94 <text:s text:c="5"/></text:p>
          </table:table-cell>
          <table:table-cell table:style-name="ce84" office:value-type="float" office:value="-2.768" calcext:value-type="float">
            <text:p>-2.77 <text:s text:c="5"/></text:p>
          </table:table-cell>
          <table:table-cell table:style-name="ce84" table:formula="of:=([.D337]+[.C337])/2" office:value-type="float" office:value="-2.25" calcext:value-type="float">
            <text:p>-2.25 <text:s text:c="5"/></text:p>
          </table:table-cell>
          <table:table-cell table:style-name="ce84" table:formula="of:=ABS([.E337]-[.F337])" office:value-type="float" office:value="0.518" calcext:value-type="float">
            <text:p><text:s/>0.52 <text:s text:c="5"/></text:p>
          </table:table-cell>
          <table:table-cell table:formula="of:=ABS([.G337]*100/[.E337])" office:value-type="float" office:value="18.7138728323699" calcext:value-type="float">
            <text:p><text:s/>18.71 <text:s text:c="5"/></text:p>
          </table:table-cell>
          <table:table-cell table:style-name="ce84" office:value-type="float" office:value="8.9" calcext:value-type="float">
            <text:p><text:s/>8.90 <text:s text:c="5"/></text:p>
          </table:table-cell>
          <table:table-cell table:style-name="ce91" table:formula="of:=IF([.A337]&gt;=[.$L$4];1;0)" office:value-type="float" office:value="1" calcext:value-type="float">
            <text:p>1</text:p>
          </table:table-cell>
          <table:table-cell table:style-name="ce95" table:formula="of:=IF([.E337]&gt;[.K$4];[.E337]-[.K$4];0)" office:value-type="float" office:value="0" calcext:value-type="float">
            <text:p><text:s/>- <text:s text:c="5"/></text:p>
          </table:table-cell>
          <table:table-cell table:style-name="ce84" table:formula="of:=[.L336]+([.K337]*[.J337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6]+[.N337]" office:value-type="float" office:value="401" calcext:value-type="float">
            <text:p>401</text:p>
          </table:table-cell>
          <table:table-cell table:formula="of:=[.O33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6]+[.Q337]" office:value-type="float" office:value="388" calcext:value-type="float">
            <text:p>388</text:p>
          </table:table-cell>
          <table:table-cell table:formula="of:=[.R33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6]+[.T337]" office:value-type="float" office:value="380" calcext:value-type="float">
            <text:p>380</text:p>
          </table:table-cell>
          <table:table-cell table:formula="of:=[.U337]*100/[.U$3]" office:value-type="float" office:value="100" calcext:value-type="float">
            <text:p><text:s/>100.00 <text:s text:c="5"/></text:p>
          </table:table-cell>
          <table:table-cell table:style-name="ce102" table:formula="of:=[.O337]+[.R337]" office:value-type="float" office:value="789" calcext:value-type="float">
            <text:p>789</text:p>
          </table:table-cell>
          <table:table-cell table:style-name="ce106" table:formula="of:=[.W337]/2" office:value-type="float" office:value="394.5" calcext:value-type="float">
            <text:p>395</text:p>
          </table:table-cell>
          <table:table-cell table:style-name="ce95" table:formula="of:=[.X33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29" calcext:value-type="date">
            <text:p>11/29/2005</text:p>
          </table:table-cell>
          <table:table-cell office:value-type="float" office:value="49" calcext:value-type="float">
            <text:p>49</text:p>
          </table:table-cell>
          <table:table-cell table:style-name="ce84" office:value-type="float" office:value="-5.688" calcext:value-type="float">
            <text:p>-5.69 <text:s text:c="5"/></text:p>
          </table:table-cell>
          <table:table-cell table:style-name="ce84" office:value-type="float" office:value="0.312" calcext:value-type="float">
            <text:p><text:s/>0.31 <text:s text:c="5"/></text:p>
          </table:table-cell>
          <table:table-cell table:style-name="ce84" office:value-type="float" office:value="-3.31470833333333" calcext:value-type="float">
            <text:p>-3.31 <text:s text:c="5"/></text:p>
          </table:table-cell>
          <table:table-cell table:style-name="ce84" table:formula="of:=([.D338]+[.C338])/2" office:value-type="float" office:value="-2.688" calcext:value-type="float">
            <text:p>-2.69 <text:s text:c="5"/></text:p>
          </table:table-cell>
          <table:table-cell table:style-name="ce84" table:formula="of:=ABS([.E338]-[.F338])" office:value-type="float" office:value="0.62670833333333" calcext:value-type="float">
            <text:p><text:s/>0.63 <text:s text:c="5"/></text:p>
          </table:table-cell>
          <table:table-cell table:formula="of:=ABS([.G338]*100/[.E338])" office:value-type="float" office:value="18.9068922605055" calcext:value-type="float">
            <text:p><text:s/>18.9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38]&gt;=[.$L$4];1;0)" office:value-type="float" office:value="1" calcext:value-type="float">
            <text:p>1</text:p>
          </table:table-cell>
          <table:table-cell table:style-name="ce95" table:formula="of:=IF([.E338]&gt;[.K$4];[.E338]-[.K$4];0)" office:value-type="float" office:value="0" calcext:value-type="float">
            <text:p><text:s/>- <text:s text:c="5"/></text:p>
          </table:table-cell>
          <table:table-cell table:style-name="ce84" table:formula="of:=[.L337]+([.K338]*[.J338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7]+[.N338]" office:value-type="float" office:value="401" calcext:value-type="float">
            <text:p>401</text:p>
          </table:table-cell>
          <table:table-cell table:formula="of:=[.O33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7]+[.Q338]" office:value-type="float" office:value="388" calcext:value-type="float">
            <text:p>388</text:p>
          </table:table-cell>
          <table:table-cell table:formula="of:=[.R33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7]+[.T338]" office:value-type="float" office:value="380" calcext:value-type="float">
            <text:p>380</text:p>
          </table:table-cell>
          <table:table-cell table:formula="of:=[.U338]*100/[.U$3]" office:value-type="float" office:value="100" calcext:value-type="float">
            <text:p><text:s/>100.00 <text:s text:c="5"/></text:p>
          </table:table-cell>
          <table:table-cell table:style-name="ce102" table:formula="of:=[.O338]+[.R338]" office:value-type="float" office:value="789" calcext:value-type="float">
            <text:p>789</text:p>
          </table:table-cell>
          <table:table-cell table:style-name="ce106" table:formula="of:=[.W338]/2" office:value-type="float" office:value="394.5" calcext:value-type="float">
            <text:p>395</text:p>
          </table:table-cell>
          <table:table-cell table:style-name="ce95" table:formula="of:=[.X33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1-30" calcext:value-type="date">
            <text:p>11/30/2005</text:p>
          </table:table-cell>
          <table:table-cell office:value-type="float" office:value="49" calcext:value-type="float">
            <text:p>49</text:p>
          </table:table-cell>
          <table:table-cell table:style-name="ce84" office:value-type="float" office:value="-5.938" calcext:value-type="float">
            <text:p>-5.94 <text:s text:c="5"/></text:p>
          </table:table-cell>
          <table:table-cell table:style-name="ce84" office:value-type="float" office:value="0.438" calcext:value-type="float">
            <text:p><text:s/>0.44 <text:s text:c="5"/></text:p>
          </table:table-cell>
          <table:table-cell table:style-name="ce84" office:value-type="float" office:value="-3.50779166666667" calcext:value-type="float">
            <text:p>-3.51 <text:s text:c="5"/></text:p>
          </table:table-cell>
          <table:table-cell table:style-name="ce84" table:formula="of:=([.D339]+[.C339])/2" office:value-type="float" office:value="-2.75" calcext:value-type="float">
            <text:p>-2.75 <text:s text:c="5"/></text:p>
          </table:table-cell>
          <table:table-cell table:style-name="ce84" table:formula="of:=ABS([.E339]-[.F339])" office:value-type="float" office:value="0.75779166666667" calcext:value-type="float">
            <text:p><text:s/>0.76 <text:s text:c="5"/></text:p>
          </table:table-cell>
          <table:table-cell table:formula="of:=ABS([.G339]*100/[.E339])" office:value-type="float" office:value="21.6030978654662" calcext:value-type="float">
            <text:p><text:s/>21.6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39]&gt;=[.$L$4];1;0)" office:value-type="float" office:value="1" calcext:value-type="float">
            <text:p>1</text:p>
          </table:table-cell>
          <table:table-cell table:style-name="ce95" table:formula="of:=IF([.E339]&gt;[.K$4];[.E339]-[.K$4];0)" office:value-type="float" office:value="0" calcext:value-type="float">
            <text:p><text:s/>- <text:s text:c="5"/></text:p>
          </table:table-cell>
          <table:table-cell table:style-name="ce84" table:formula="of:=[.L338]+([.K339]*[.J339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8]+[.N339]" office:value-type="float" office:value="401" calcext:value-type="float">
            <text:p>401</text:p>
          </table:table-cell>
          <table:table-cell table:formula="of:=[.O33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8]+[.Q339]" office:value-type="float" office:value="388" calcext:value-type="float">
            <text:p>388</text:p>
          </table:table-cell>
          <table:table-cell table:formula="of:=[.R33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8]+[.T339]" office:value-type="float" office:value="380" calcext:value-type="float">
            <text:p>380</text:p>
          </table:table-cell>
          <table:table-cell table:formula="of:=[.U339]*100/[.U$3]" office:value-type="float" office:value="100" calcext:value-type="float">
            <text:p><text:s/>100.00 <text:s text:c="5"/></text:p>
          </table:table-cell>
          <table:table-cell table:style-name="ce102" table:formula="of:=[.O339]+[.R339]" office:value-type="float" office:value="789" calcext:value-type="float">
            <text:p>789</text:p>
          </table:table-cell>
          <table:table-cell table:style-name="ce106" table:formula="of:=[.W339]/2" office:value-type="float" office:value="394.5" calcext:value-type="float">
            <text:p>395</text:p>
          </table:table-cell>
          <table:table-cell table:style-name="ce95" table:formula="of:=[.X33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1" calcext:value-type="date">
            <text:p>12/1/2005</text:p>
          </table:table-cell>
          <table:table-cell office:value-type="float" office:value="49" calcext:value-type="float">
            <text:p>49</text:p>
          </table:table-cell>
          <table:table-cell table:style-name="ce84" office:value-type="float" office:value="-2.62" calcext:value-type="float">
            <text:p>-2.62 <text:s text:c="5"/></text:p>
          </table:table-cell>
          <table:table-cell table:style-name="ce84" office:value-type="float" office:value="0.938" calcext:value-type="float">
            <text:p><text:s/>0.94 <text:s text:c="5"/></text:p>
          </table:table-cell>
          <table:table-cell table:style-name="ce84" office:value-type="float" office:value="-0.98925" calcext:value-type="float">
            <text:p>-0.99 <text:s text:c="5"/></text:p>
          </table:table-cell>
          <table:table-cell table:style-name="ce84" table:formula="of:=([.D340]+[.C340])/2" office:value-type="float" office:value="-0.841" calcext:value-type="float">
            <text:p>-0.84 <text:s text:c="5"/></text:p>
          </table:table-cell>
          <table:table-cell table:style-name="ce84" table:formula="of:=ABS([.E340]-[.F340])" office:value-type="float" office:value="0.14825" calcext:value-type="float">
            <text:p><text:s/>0.15 <text:s text:c="5"/></text:p>
          </table:table-cell>
          <table:table-cell table:formula="of:=ABS([.G340]*100/[.E340])" office:value-type="float" office:value="14.9861005812484" calcext:value-type="float">
            <text:p><text:s/>14.99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40]&gt;=[.$L$4];1;0)" office:value-type="float" office:value="1" calcext:value-type="float">
            <text:p>1</text:p>
          </table:table-cell>
          <table:table-cell table:style-name="ce95" table:formula="of:=IF([.E340]&gt;[.K$4];[.E340]-[.K$4];0)" office:value-type="float" office:value="0" calcext:value-type="float">
            <text:p><text:s/>- <text:s text:c="5"/></text:p>
          </table:table-cell>
          <table:table-cell table:style-name="ce84" table:formula="of:=[.L339]+([.K340]*[.J340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39]+[.N340]" office:value-type="float" office:value="401" calcext:value-type="float">
            <text:p>401</text:p>
          </table:table-cell>
          <table:table-cell table:formula="of:=[.O34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39]+[.Q340]" office:value-type="float" office:value="388" calcext:value-type="float">
            <text:p>388</text:p>
          </table:table-cell>
          <table:table-cell table:formula="of:=[.R34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39]+[.T340]" office:value-type="float" office:value="380" calcext:value-type="float">
            <text:p>380</text:p>
          </table:table-cell>
          <table:table-cell table:formula="of:=[.U340]*100/[.U$3]" office:value-type="float" office:value="100" calcext:value-type="float">
            <text:p><text:s/>100.00 <text:s text:c="5"/></text:p>
          </table:table-cell>
          <table:table-cell table:style-name="ce102" table:formula="of:=[.O340]+[.R340]" office:value-type="float" office:value="789" calcext:value-type="float">
            <text:p>789</text:p>
          </table:table-cell>
          <table:table-cell table:style-name="ce106" table:formula="of:=[.W340]/2" office:value-type="float" office:value="394.5" calcext:value-type="float">
            <text:p>395</text:p>
          </table:table-cell>
          <table:table-cell table:style-name="ce95" table:formula="of:=[.X34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2" calcext:value-type="date">
            <text:p>12/2/2005</text:p>
          </table:table-cell>
          <table:table-cell office:value-type="float" office:value="49" calcext:value-type="float">
            <text:p>49</text:p>
          </table:table-cell>
          <table:table-cell table:style-name="ce84" office:value-type="float" office:value="-4.62" calcext:value-type="float">
            <text:p>-4.62 <text:s text:c="5"/></text:p>
          </table:table-cell>
          <table:table-cell table:style-name="ce84" office:value-type="float" office:value="-1.812" calcext:value-type="float">
            <text:p>-1.81 <text:s text:c="5"/></text:p>
          </table:table-cell>
          <table:table-cell table:style-name="ce84" office:value-type="float" office:value="-2.86616666666667" calcext:value-type="float">
            <text:p>-2.87 <text:s text:c="5"/></text:p>
          </table:table-cell>
          <table:table-cell table:style-name="ce84" table:formula="of:=([.D341]+[.C341])/2" office:value-type="float" office:value="-3.216" calcext:value-type="float">
            <text:p>-3.22 <text:s text:c="5"/></text:p>
          </table:table-cell>
          <table:table-cell table:style-name="ce84" table:formula="of:=ABS([.E341]-[.F341])" office:value-type="float" office:value="0.34983333333333" calcext:value-type="float">
            <text:p><text:s/>0.35 <text:s text:c="5"/></text:p>
          </table:table-cell>
          <table:table-cell table:formula="of:=ABS([.G341]*100/[.E341])" office:value-type="float" office:value="12.2056172588241" calcext:value-type="float">
            <text:p><text:s/>12.21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41]&gt;=[.$L$4];1;0)" office:value-type="float" office:value="1" calcext:value-type="float">
            <text:p>1</text:p>
          </table:table-cell>
          <table:table-cell table:style-name="ce95" table:formula="of:=IF([.E341]&gt;[.K$4];[.E341]-[.K$4];0)" office:value-type="float" office:value="0" calcext:value-type="float">
            <text:p><text:s/>- <text:s text:c="5"/></text:p>
          </table:table-cell>
          <table:table-cell table:style-name="ce84" table:formula="of:=[.L340]+([.K341]*[.J341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0]+[.N341]" office:value-type="float" office:value="401" calcext:value-type="float">
            <text:p>401</text:p>
          </table:table-cell>
          <table:table-cell table:formula="of:=[.O34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0]+[.Q341]" office:value-type="float" office:value="388" calcext:value-type="float">
            <text:p>388</text:p>
          </table:table-cell>
          <table:table-cell table:formula="of:=[.R34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0]+[.T341]" office:value-type="float" office:value="380" calcext:value-type="float">
            <text:p>380</text:p>
          </table:table-cell>
          <table:table-cell table:formula="of:=[.U341]*100/[.U$3]" office:value-type="float" office:value="100" calcext:value-type="float">
            <text:p><text:s/>100.00 <text:s text:c="5"/></text:p>
          </table:table-cell>
          <table:table-cell table:style-name="ce102" table:formula="of:=[.O341]+[.R341]" office:value-type="float" office:value="789" calcext:value-type="float">
            <text:p>789</text:p>
          </table:table-cell>
          <table:table-cell table:style-name="ce106" table:formula="of:=[.W341]/2" office:value-type="float" office:value="394.5" calcext:value-type="float">
            <text:p>395</text:p>
          </table:table-cell>
          <table:table-cell table:style-name="ce95" table:formula="of:=[.X34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3" calcext:value-type="date">
            <text:p>12/3/2005</text:p>
          </table:table-cell>
          <table:table-cell office:value-type="float" office:value="49" calcext:value-type="float">
            <text:p>49</text:p>
          </table:table-cell>
          <table:table-cell table:style-name="ce84" office:value-type="float" office:value="-3.62" calcext:value-type="float">
            <text:p>-3.62 <text:s text:c="5"/></text:p>
          </table:table-cell>
          <table:table-cell table:style-name="ce84" office:value-type="float" office:value="-1.438" calcext:value-type="float">
            <text:p>-1.44 <text:s text:c="5"/></text:p>
          </table:table-cell>
          <table:table-cell table:style-name="ce84" office:value-type="float" office:value="-2.354" calcext:value-type="float">
            <text:p>-2.35 <text:s text:c="5"/></text:p>
          </table:table-cell>
          <table:table-cell table:style-name="ce84" table:formula="of:=([.D342]+[.C342])/2" office:value-type="float" office:value="-2.529" calcext:value-type="float">
            <text:p>-2.53 <text:s text:c="5"/></text:p>
          </table:table-cell>
          <table:table-cell table:style-name="ce84" table:formula="of:=ABS([.E342]-[.F342])" office:value-type="float" office:value="0.175" calcext:value-type="float">
            <text:p><text:s/>0.18 <text:s text:c="5"/></text:p>
          </table:table-cell>
          <table:table-cell table:formula="of:=ABS([.G342]*100/[.E342])" office:value-type="float" office:value="7.4341546304163" calcext:value-type="float">
            <text:p><text:s/>7.4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42]&gt;=[.$L$4];1;0)" office:value-type="float" office:value="1" calcext:value-type="float">
            <text:p>1</text:p>
          </table:table-cell>
          <table:table-cell table:style-name="ce95" table:formula="of:=IF([.E342]&gt;[.K$4];[.E342]-[.K$4];0)" office:value-type="float" office:value="0" calcext:value-type="float">
            <text:p><text:s/>- <text:s text:c="5"/></text:p>
          </table:table-cell>
          <table:table-cell table:style-name="ce84" table:formula="of:=[.L341]+([.K342]*[.J342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1]+[.N342]" office:value-type="float" office:value="401" calcext:value-type="float">
            <text:p>401</text:p>
          </table:table-cell>
          <table:table-cell table:formula="of:=[.O34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1]+[.Q342]" office:value-type="float" office:value="388" calcext:value-type="float">
            <text:p>388</text:p>
          </table:table-cell>
          <table:table-cell table:formula="of:=[.R34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1]+[.T342]" office:value-type="float" office:value="380" calcext:value-type="float">
            <text:p>380</text:p>
          </table:table-cell>
          <table:table-cell table:formula="of:=[.U342]*100/[.U$3]" office:value-type="float" office:value="100" calcext:value-type="float">
            <text:p><text:s/>100.00 <text:s text:c="5"/></text:p>
          </table:table-cell>
          <table:table-cell table:style-name="ce102" table:formula="of:=[.O342]+[.R342]" office:value-type="float" office:value="789" calcext:value-type="float">
            <text:p>789</text:p>
          </table:table-cell>
          <table:table-cell table:style-name="ce106" table:formula="of:=[.W342]/2" office:value-type="float" office:value="394.5" calcext:value-type="float">
            <text:p>395</text:p>
          </table:table-cell>
          <table:table-cell table:style-name="ce95" table:formula="of:=[.X34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4" calcext:value-type="date">
            <text:p>12/4/2005</text:p>
          </table:table-cell>
          <table:table-cell office:value-type="float" office:value="49" calcext:value-type="float">
            <text:p>49</text:p>
          </table:table-cell>
          <table:table-cell table:style-name="ce84" office:value-type="float" office:value="-1.938" calcext:value-type="float">
            <text:p>-1.94 <text:s text:c="5"/></text:p>
          </table:table-cell>
          <table:table-cell table:style-name="ce84" office:value-type="float" office:value="0.875" calcext:value-type="float">
            <text:p><text:s/>0.88 <text:s text:c="5"/></text:p>
          </table:table-cell>
          <table:table-cell table:style-name="ce84" office:value-type="float" office:value="-1.32045833333333" calcext:value-type="float">
            <text:p>-1.32 <text:s text:c="5"/></text:p>
          </table:table-cell>
          <table:table-cell table:style-name="ce84" table:formula="of:=([.D343]+[.C343])/2" office:value-type="float" office:value="-0.5315" calcext:value-type="float">
            <text:p>-0.53 <text:s text:c="5"/></text:p>
          </table:table-cell>
          <table:table-cell table:style-name="ce84" table:formula="of:=ABS([.E343]-[.F343])" office:value-type="float" office:value="0.78895833333333" calcext:value-type="float">
            <text:p><text:s/>0.79 <text:s text:c="5"/></text:p>
          </table:table-cell>
          <table:table-cell table:formula="of:=ABS([.G343]*100/[.E343])" office:value-type="float" office:value="59.7488245874222" calcext:value-type="float">
            <text:p><text:s/>59.7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43]&gt;=[.$L$4];1;0)" office:value-type="float" office:value="1" calcext:value-type="float">
            <text:p>1</text:p>
          </table:table-cell>
          <table:table-cell table:style-name="ce95" table:formula="of:=IF([.E343]&gt;[.K$4];[.E343]-[.K$4];0)" office:value-type="float" office:value="0" calcext:value-type="float">
            <text:p><text:s/>- <text:s text:c="5"/></text:p>
          </table:table-cell>
          <table:table-cell table:style-name="ce84" table:formula="of:=[.L342]+([.K343]*[.J343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2]+[.N343]" office:value-type="float" office:value="401" calcext:value-type="float">
            <text:p>401</text:p>
          </table:table-cell>
          <table:table-cell table:formula="of:=[.O34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2]+[.Q343]" office:value-type="float" office:value="388" calcext:value-type="float">
            <text:p>388</text:p>
          </table:table-cell>
          <table:table-cell table:formula="of:=[.R34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2]+[.T343]" office:value-type="float" office:value="380" calcext:value-type="float">
            <text:p>380</text:p>
          </table:table-cell>
          <table:table-cell table:formula="of:=[.U343]*100/[.U$3]" office:value-type="float" office:value="100" calcext:value-type="float">
            <text:p><text:s/>100.00 <text:s text:c="5"/></text:p>
          </table:table-cell>
          <table:table-cell table:style-name="ce102" table:formula="of:=[.O343]+[.R343]" office:value-type="float" office:value="789" calcext:value-type="float">
            <text:p>789</text:p>
          </table:table-cell>
          <table:table-cell table:style-name="ce106" table:formula="of:=[.W343]/2" office:value-type="float" office:value="394.5" calcext:value-type="float">
            <text:p>395</text:p>
          </table:table-cell>
          <table:table-cell table:style-name="ce95" table:formula="of:=[.X34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5" calcext:value-type="date">
            <text:p>12/5/2005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-1.625" calcext:value-type="float">
            <text:p>-1.63 <text:s text:c="5"/></text:p>
          </table:table-cell>
          <table:table-cell table:style-name="ce84" office:value-type="float" office:value="2.62" calcext:value-type="float">
            <text:p><text:s/>2.62 <text:s text:c="5"/></text:p>
          </table:table-cell>
          <table:table-cell table:style-name="ce84" office:value-type="float" office:value="0.484208333333333" calcext:value-type="float">
            <text:p><text:s/>0.48 <text:s text:c="5"/></text:p>
          </table:table-cell>
          <table:table-cell table:style-name="ce84" table:formula="of:=([.D344]+[.C344])/2" office:value-type="float" office:value="0.4975" calcext:value-type="float">
            <text:p><text:s/>0.50 <text:s text:c="5"/></text:p>
          </table:table-cell>
          <table:table-cell table:style-name="ce84" table:formula="of:=ABS([.E344]-[.F344])" office:value-type="float" office:value="0.013291666666667" calcext:value-type="float">
            <text:p><text:s/>0.01 <text:s text:c="5"/></text:p>
          </table:table-cell>
          <table:table-cell table:formula="of:=ABS([.G344]*100/[.E344])" office:value-type="float" office:value="2.74503054814568" calcext:value-type="float">
            <text:p><text:s/>2.7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44]&gt;=[.$L$4];1;0)" office:value-type="float" office:value="1" calcext:value-type="float">
            <text:p>1</text:p>
          </table:table-cell>
          <table:table-cell table:style-name="ce95" table:formula="of:=IF([.E344]&gt;[.K$4];[.E344]-[.K$4];0)" office:value-type="float" office:value="0" calcext:value-type="float">
            <text:p><text:s/>- <text:s text:c="5"/></text:p>
          </table:table-cell>
          <table:table-cell table:style-name="ce84" table:formula="of:=[.L343]+([.K344]*[.J344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3]+[.N344]" office:value-type="float" office:value="401" calcext:value-type="float">
            <text:p>401</text:p>
          </table:table-cell>
          <table:table-cell table:formula="of:=[.O34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3]+[.Q344]" office:value-type="float" office:value="388" calcext:value-type="float">
            <text:p>388</text:p>
          </table:table-cell>
          <table:table-cell table:formula="of:=[.R34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3]+[.T344]" office:value-type="float" office:value="380" calcext:value-type="float">
            <text:p>380</text:p>
          </table:table-cell>
          <table:table-cell table:formula="of:=[.U344]*100/[.U$3]" office:value-type="float" office:value="100" calcext:value-type="float">
            <text:p><text:s/>100.00 <text:s text:c="5"/></text:p>
          </table:table-cell>
          <table:table-cell table:style-name="ce102" table:formula="of:=[.O344]+[.R344]" office:value-type="float" office:value="789" calcext:value-type="float">
            <text:p>789</text:p>
          </table:table-cell>
          <table:table-cell table:style-name="ce106" table:formula="of:=[.W344]/2" office:value-type="float" office:value="394.5" calcext:value-type="float">
            <text:p>395</text:p>
          </table:table-cell>
          <table:table-cell table:style-name="ce95" table:formula="of:=[.X34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6" calcext:value-type="date">
            <text:p>12/6/2005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.188" calcext:value-type="float">
            <text:p><text:s/>0.19 <text:s text:c="5"/></text:p>
          </table:table-cell>
          <table:table-cell table:style-name="ce84" office:value-type="float" office:value="1.62" calcext:value-type="float">
            <text:p><text:s/>1.62 <text:s text:c="5"/></text:p>
          </table:table-cell>
          <table:table-cell table:style-name="ce84" office:value-type="float" office:value="0.814416666666667" calcext:value-type="float">
            <text:p><text:s/>0.81 <text:s text:c="5"/></text:p>
          </table:table-cell>
          <table:table-cell table:style-name="ce84" table:formula="of:=([.D345]+[.C345])/2" office:value-type="float" office:value="0.904" calcext:value-type="float">
            <text:p><text:s/>0.90 <text:s text:c="5"/></text:p>
          </table:table-cell>
          <table:table-cell table:style-name="ce84" table:formula="of:=ABS([.E345]-[.F345])" office:value-type="float" office:value="0.089583333333333" calcext:value-type="float">
            <text:p><text:s/>0.09 <text:s text:c="5"/></text:p>
          </table:table-cell>
          <table:table-cell table:formula="of:=ABS([.G345]*100/[.E345])" office:value-type="float" office:value="10.9996930318223" calcext:value-type="float">
            <text:p><text:s/>11.00 <text:s text:c="5"/></text:p>
          </table:table-cell>
          <table:table-cell table:style-name="ce84" office:value-type="float" office:value="10.1" calcext:value-type="float">
            <text:p><text:s/>10.10 <text:s text:c="5"/></text:p>
          </table:table-cell>
          <table:table-cell table:style-name="ce91" table:formula="of:=IF([.A345]&gt;=[.$L$4];1;0)" office:value-type="float" office:value="1" calcext:value-type="float">
            <text:p>1</text:p>
          </table:table-cell>
          <table:table-cell table:style-name="ce95" table:formula="of:=IF([.E345]&gt;[.K$4];[.E345]-[.K$4];0)" office:value-type="float" office:value="0" calcext:value-type="float">
            <text:p><text:s/>- <text:s text:c="5"/></text:p>
          </table:table-cell>
          <table:table-cell table:style-name="ce84" table:formula="of:=[.L344]+([.K345]*[.J345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4]+[.N345]" office:value-type="float" office:value="401" calcext:value-type="float">
            <text:p>401</text:p>
          </table:table-cell>
          <table:table-cell table:formula="of:=[.O34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4]+[.Q345]" office:value-type="float" office:value="388" calcext:value-type="float">
            <text:p>388</text:p>
          </table:table-cell>
          <table:table-cell table:formula="of:=[.R34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4]+[.T345]" office:value-type="float" office:value="380" calcext:value-type="float">
            <text:p>380</text:p>
          </table:table-cell>
          <table:table-cell table:formula="of:=[.U345]*100/[.U$3]" office:value-type="float" office:value="100" calcext:value-type="float">
            <text:p><text:s/>100.00 <text:s text:c="5"/></text:p>
          </table:table-cell>
          <table:table-cell table:style-name="ce102" table:formula="of:=[.O345]+[.R345]" office:value-type="float" office:value="789" calcext:value-type="float">
            <text:p>789</text:p>
          </table:table-cell>
          <table:table-cell table:style-name="ce106" table:formula="of:=[.W345]/2" office:value-type="float" office:value="394.5" calcext:value-type="float">
            <text:p>395</text:p>
          </table:table-cell>
          <table:table-cell table:style-name="ce95" table:formula="of:=[.X34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7" calcext:value-type="date">
            <text:p>12/7/2005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-1.688" calcext:value-type="float">
            <text:p>-1.69 <text:s text:c="5"/></text:p>
          </table:table-cell>
          <table:table-cell table:style-name="ce84" office:value-type="float" office:value="2.62" calcext:value-type="float">
            <text:p><text:s/>2.62 <text:s text:c="5"/></text:p>
          </table:table-cell>
          <table:table-cell table:style-name="ce84" office:value-type="float" office:value="0.447666666666667" calcext:value-type="float">
            <text:p><text:s/>0.45 <text:s text:c="5"/></text:p>
          </table:table-cell>
          <table:table-cell table:style-name="ce84" table:formula="of:=([.D346]+[.C346])/2" office:value-type="float" office:value="0.466" calcext:value-type="float">
            <text:p><text:s/>0.47 <text:s text:c="5"/></text:p>
          </table:table-cell>
          <table:table-cell table:style-name="ce84" table:formula="of:=ABS([.E346]-[.F346])" office:value-type="float" office:value="0.0183333333333331" calcext:value-type="float">
            <text:p><text:s/>0.02 <text:s text:c="5"/></text:p>
          </table:table-cell>
          <table:table-cell table:formula="of:=ABS([.G346]*100/[.E346])" office:value-type="float" office:value="4.09530900967976" calcext:value-type="float">
            <text:p><text:s/>4.10 <text:s text:c="5"/></text:p>
          </table:table-cell>
          <table:table-cell table:style-name="ce84" office:value-type="float" office:value="16.2" calcext:value-type="float">
            <text:p><text:s/>16.20 <text:s text:c="5"/></text:p>
          </table:table-cell>
          <table:table-cell table:style-name="ce91" table:formula="of:=IF([.A346]&gt;=[.$L$4];1;0)" office:value-type="float" office:value="1" calcext:value-type="float">
            <text:p>1</text:p>
          </table:table-cell>
          <table:table-cell table:style-name="ce95" table:formula="of:=IF([.E346]&gt;[.K$4];[.E346]-[.K$4];0)" office:value-type="float" office:value="0" calcext:value-type="float">
            <text:p><text:s/>- <text:s text:c="5"/></text:p>
          </table:table-cell>
          <table:table-cell table:style-name="ce84" table:formula="of:=[.L345]+([.K346]*[.J346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5]+[.N346]" office:value-type="float" office:value="401" calcext:value-type="float">
            <text:p>401</text:p>
          </table:table-cell>
          <table:table-cell table:formula="of:=[.O34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5]+[.Q346]" office:value-type="float" office:value="388" calcext:value-type="float">
            <text:p>388</text:p>
          </table:table-cell>
          <table:table-cell table:formula="of:=[.R34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5]+[.T346]" office:value-type="float" office:value="380" calcext:value-type="float">
            <text:p>380</text:p>
          </table:table-cell>
          <table:table-cell table:formula="of:=[.U346]*100/[.U$3]" office:value-type="float" office:value="100" calcext:value-type="float">
            <text:p><text:s/>100.00 <text:s text:c="5"/></text:p>
          </table:table-cell>
          <table:table-cell table:style-name="ce102" table:formula="of:=[.O346]+[.R346]" office:value-type="float" office:value="789" calcext:value-type="float">
            <text:p>789</text:p>
          </table:table-cell>
          <table:table-cell table:style-name="ce106" table:formula="of:=[.W346]/2" office:value-type="float" office:value="394.5" calcext:value-type="float">
            <text:p>395</text:p>
          </table:table-cell>
          <table:table-cell table:style-name="ce95" table:formula="of:=[.X34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8" calcext:value-type="date">
            <text:p>12/8/2005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-2.25" calcext:value-type="float">
            <text:p>-2.25 <text:s text:c="5"/></text:p>
          </table:table-cell>
          <table:table-cell table:style-name="ce84" office:value-type="float" office:value="-1.125" calcext:value-type="float">
            <text:p>-1.13 <text:s text:c="5"/></text:p>
          </table:table-cell>
          <table:table-cell table:style-name="ce84" office:value-type="float" office:value="-1.68983333333333" calcext:value-type="float">
            <text:p>-1.69 <text:s text:c="5"/></text:p>
          </table:table-cell>
          <table:table-cell table:style-name="ce84" table:formula="of:=([.D347]+[.C347])/2" office:value-type="float" office:value="-1.6875" calcext:value-type="float">
            <text:p>-1.69 <text:s text:c="5"/></text:p>
          </table:table-cell>
          <table:table-cell table:style-name="ce84" table:formula="of:=ABS([.E347]-[.F347])" office:value-type="float" office:value="0.00233333333332997" calcext:value-type="float">
            <text:p><text:s/>0.00 <text:s text:c="5"/></text:p>
          </table:table-cell>
          <table:table-cell table:formula="of:=ABS([.G347]*100/[.E347])" office:value-type="float" office:value="0.138080678567707" calcext:value-type="float">
            <text:p><text:s/>0.14 <text:s text:c="5"/></text:p>
          </table:table-cell>
          <table:table-cell table:style-name="ce84" office:value-type="float" office:value="4.3" calcext:value-type="float">
            <text:p><text:s/>4.30 <text:s text:c="5"/></text:p>
          </table:table-cell>
          <table:table-cell table:style-name="ce91" table:formula="of:=IF([.A347]&gt;=[.$L$4];1;0)" office:value-type="float" office:value="1" calcext:value-type="float">
            <text:p>1</text:p>
          </table:table-cell>
          <table:table-cell table:style-name="ce95" table:formula="of:=IF([.E347]&gt;[.K$4];[.E347]-[.K$4];0)" office:value-type="float" office:value="0" calcext:value-type="float">
            <text:p><text:s/>- <text:s text:c="5"/></text:p>
          </table:table-cell>
          <table:table-cell table:style-name="ce84" table:formula="of:=[.L346]+([.K347]*[.J347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6]+[.N347]" office:value-type="float" office:value="401" calcext:value-type="float">
            <text:p>401</text:p>
          </table:table-cell>
          <table:table-cell table:formula="of:=[.O34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6]+[.Q347]" office:value-type="float" office:value="388" calcext:value-type="float">
            <text:p>388</text:p>
          </table:table-cell>
          <table:table-cell table:formula="of:=[.R34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6]+[.T347]" office:value-type="float" office:value="380" calcext:value-type="float">
            <text:p>380</text:p>
          </table:table-cell>
          <table:table-cell table:formula="of:=[.U347]*100/[.U$3]" office:value-type="float" office:value="100" calcext:value-type="float">
            <text:p><text:s/>100.00 <text:s text:c="5"/></text:p>
          </table:table-cell>
          <table:table-cell table:style-name="ce102" table:formula="of:=[.O347]+[.R347]" office:value-type="float" office:value="789" calcext:value-type="float">
            <text:p>789</text:p>
          </table:table-cell>
          <table:table-cell table:style-name="ce106" table:formula="of:=[.W347]/2" office:value-type="float" office:value="394.5" calcext:value-type="float">
            <text:p>395</text:p>
          </table:table-cell>
          <table:table-cell table:style-name="ce95" table:formula="of:=[.X34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09" calcext:value-type="date">
            <text:p>12/9/2005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-9.62" calcext:value-type="float">
            <text:p>-9.62 <text:s text:c="5"/></text:p>
          </table:table-cell>
          <table:table-cell table:style-name="ce84" office:value-type="float" office:value="-2.5" calcext:value-type="float">
            <text:p>-2.50 <text:s text:c="5"/></text:p>
          </table:table-cell>
          <table:table-cell table:style-name="ce84" office:value-type="float" office:value="-4.46079166666667" calcext:value-type="float">
            <text:p>-4.46 <text:s text:c="5"/></text:p>
          </table:table-cell>
          <table:table-cell table:style-name="ce84" table:formula="of:=([.D348]+[.C348])/2" office:value-type="float" office:value="-6.06" calcext:value-type="float">
            <text:p>-6.06 <text:s text:c="5"/></text:p>
          </table:table-cell>
          <table:table-cell table:style-name="ce84" table:formula="of:=ABS([.E348]-[.F348])" office:value-type="float" office:value="1.59920833333333" calcext:value-type="float">
            <text:p><text:s/>1.60 <text:s text:c="5"/></text:p>
          </table:table-cell>
          <table:table-cell table:formula="of:=ABS([.G348]*100/[.E348])" office:value-type="float" office:value="35.8503255214413" calcext:value-type="float">
            <text:p><text:s/>35.85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348]&gt;=[.$L$4];1;0)" office:value-type="float" office:value="1" calcext:value-type="float">
            <text:p>1</text:p>
          </table:table-cell>
          <table:table-cell table:style-name="ce95" table:formula="of:=IF([.E348]&gt;[.K$4];[.E348]-[.K$4];0)" office:value-type="float" office:value="0" calcext:value-type="float">
            <text:p><text:s/>- <text:s text:c="5"/></text:p>
          </table:table-cell>
          <table:table-cell table:style-name="ce84" table:formula="of:=[.L347]+([.K348]*[.J348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7]+[.N348]" office:value-type="float" office:value="401" calcext:value-type="float">
            <text:p>401</text:p>
          </table:table-cell>
          <table:table-cell table:formula="of:=[.O34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7]+[.Q348]" office:value-type="float" office:value="388" calcext:value-type="float">
            <text:p>388</text:p>
          </table:table-cell>
          <table:table-cell table:formula="of:=[.R34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7]+[.T348]" office:value-type="float" office:value="380" calcext:value-type="float">
            <text:p>380</text:p>
          </table:table-cell>
          <table:table-cell table:formula="of:=[.U348]*100/[.U$3]" office:value-type="float" office:value="100" calcext:value-type="float">
            <text:p><text:s/>100.00 <text:s text:c="5"/></text:p>
          </table:table-cell>
          <table:table-cell table:style-name="ce102" table:formula="of:=[.O348]+[.R348]" office:value-type="float" office:value="789" calcext:value-type="float">
            <text:p>789</text:p>
          </table:table-cell>
          <table:table-cell table:style-name="ce106" table:formula="of:=[.W348]/2" office:value-type="float" office:value="394.5" calcext:value-type="float">
            <text:p>395</text:p>
          </table:table-cell>
          <table:table-cell table:style-name="ce95" table:formula="of:=[.X34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0" calcext:value-type="date">
            <text:p>12/10/2005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-9.375" calcext:value-type="float">
            <text:p>-9.38 <text:s text:c="5"/></text:p>
          </table:table-cell>
          <table:table-cell table:style-name="ce84" office:value-type="float" office:value="-1.375" calcext:value-type="float">
            <text:p>-1.38 <text:s text:c="5"/></text:p>
          </table:table-cell>
          <table:table-cell table:style-name="ce84" office:value-type="float" office:value="-3.49183333333333" calcext:value-type="float">
            <text:p>-3.49 <text:s text:c="5"/></text:p>
          </table:table-cell>
          <table:table-cell table:style-name="ce84" table:formula="of:=([.D349]+[.C349])/2" office:value-type="float" office:value="-5.375" calcext:value-type="float">
            <text:p>-5.38 <text:s text:c="5"/></text:p>
          </table:table-cell>
          <table:table-cell table:style-name="ce84" table:formula="of:=ABS([.E349]-[.F349])" office:value-type="float" office:value="1.88316666666667" calcext:value-type="float">
            <text:p><text:s/>1.88 <text:s text:c="5"/></text:p>
          </table:table-cell>
          <table:table-cell table:formula="of:=ABS([.G349]*100/[.E349])" office:value-type="float" office:value="53.9305999713619" calcext:value-type="float">
            <text:p><text:s/>53.93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49]&gt;=[.$L$4];1;0)" office:value-type="float" office:value="1" calcext:value-type="float">
            <text:p>1</text:p>
          </table:table-cell>
          <table:table-cell table:style-name="ce95" table:formula="of:=IF([.E349]&gt;[.K$4];[.E349]-[.K$4];0)" office:value-type="float" office:value="0" calcext:value-type="float">
            <text:p><text:s/>- <text:s text:c="5"/></text:p>
          </table:table-cell>
          <table:table-cell table:style-name="ce84" table:formula="of:=[.L348]+([.K349]*[.J349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8]+[.N349]" office:value-type="float" office:value="401" calcext:value-type="float">
            <text:p>401</text:p>
          </table:table-cell>
          <table:table-cell table:formula="of:=[.O34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8]+[.Q349]" office:value-type="float" office:value="388" calcext:value-type="float">
            <text:p>388</text:p>
          </table:table-cell>
          <table:table-cell table:formula="of:=[.R34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8]+[.T349]" office:value-type="float" office:value="380" calcext:value-type="float">
            <text:p>380</text:p>
          </table:table-cell>
          <table:table-cell table:formula="of:=[.U349]*100/[.U$3]" office:value-type="float" office:value="100" calcext:value-type="float">
            <text:p><text:s/>100.00 <text:s text:c="5"/></text:p>
          </table:table-cell>
          <table:table-cell table:style-name="ce102" table:formula="of:=[.O349]+[.R349]" office:value-type="float" office:value="789" calcext:value-type="float">
            <text:p>789</text:p>
          </table:table-cell>
          <table:table-cell table:style-name="ce106" table:formula="of:=[.W349]/2" office:value-type="float" office:value="394.5" calcext:value-type="float">
            <text:p>395</text:p>
          </table:table-cell>
          <table:table-cell table:style-name="ce95" table:formula="of:=[.X34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1" calcext:value-type="date">
            <text:p>12/11/2005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-3.188" calcext:value-type="float">
            <text:p>-3.19 <text:s text:c="5"/></text:p>
          </table:table-cell>
          <table:table-cell table:style-name="ce84" office:value-type="float" office:value="0.875" calcext:value-type="float">
            <text:p><text:s/>0.88 <text:s text:c="5"/></text:p>
          </table:table-cell>
          <table:table-cell table:style-name="ce84" office:value-type="float" office:value="-1.79416666666667" calcext:value-type="float">
            <text:p>-1.79 <text:s text:c="5"/></text:p>
          </table:table-cell>
          <table:table-cell table:style-name="ce84" table:formula="of:=([.D350]+[.C350])/2" office:value-type="float" office:value="-1.1565" calcext:value-type="float">
            <text:p>-1.16 <text:s text:c="5"/></text:p>
          </table:table-cell>
          <table:table-cell table:style-name="ce84" table:formula="of:=ABS([.E350]-[.F350])" office:value-type="float" office:value="0.63766666666667" calcext:value-type="float">
            <text:p><text:s/>0.64 <text:s text:c="5"/></text:p>
          </table:table-cell>
          <table:table-cell table:formula="of:=ABS([.G350]*100/[.E350])" office:value-type="float" office:value="35.5411054342779" calcext:value-type="float">
            <text:p><text:s/>35.54 <text:s text:c="5"/></text:p>
          </table:table-cell>
          <table:table-cell table:style-name="ce84" office:value-type="float" office:value="6" calcext:value-type="float">
            <text:p><text:s/>6.00 <text:s text:c="5"/></text:p>
          </table:table-cell>
          <table:table-cell table:style-name="ce91" table:formula="of:=IF([.A350]&gt;=[.$L$4];1;0)" office:value-type="float" office:value="1" calcext:value-type="float">
            <text:p>1</text:p>
          </table:table-cell>
          <table:table-cell table:style-name="ce95" table:formula="of:=IF([.E350]&gt;[.K$4];[.E350]-[.K$4];0)" office:value-type="float" office:value="0" calcext:value-type="float">
            <text:p><text:s/>- <text:s text:c="5"/></text:p>
          </table:table-cell>
          <table:table-cell table:style-name="ce84" table:formula="of:=[.L349]+([.K350]*[.J350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49]+[.N350]" office:value-type="float" office:value="401" calcext:value-type="float">
            <text:p>401</text:p>
          </table:table-cell>
          <table:table-cell table:formula="of:=[.O35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49]+[.Q350]" office:value-type="float" office:value="388" calcext:value-type="float">
            <text:p>388</text:p>
          </table:table-cell>
          <table:table-cell table:formula="of:=[.R35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49]+[.T350]" office:value-type="float" office:value="380" calcext:value-type="float">
            <text:p>380</text:p>
          </table:table-cell>
          <table:table-cell table:formula="of:=[.U350]*100/[.U$3]" office:value-type="float" office:value="100" calcext:value-type="float">
            <text:p><text:s/>100.00 <text:s text:c="5"/></text:p>
          </table:table-cell>
          <table:table-cell table:style-name="ce102" table:formula="of:=[.O350]+[.R350]" office:value-type="float" office:value="789" calcext:value-type="float">
            <text:p>789</text:p>
          </table:table-cell>
          <table:table-cell table:style-name="ce106" table:formula="of:=[.W350]/2" office:value-type="float" office:value="394.5" calcext:value-type="float">
            <text:p>395</text:p>
          </table:table-cell>
          <table:table-cell table:style-name="ce95" table:formula="of:=[.X35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2" calcext:value-type="date">
            <text:p>12/12/2005</text:p>
          </table:table-cell>
          <table:table-cell office:value-type="float" office:value="51" calcext:value-type="float">
            <text:p>51</text:p>
          </table:table-cell>
          <table:table-cell table:style-name="ce84" office:value-type="float" office:value="0.188" calcext:value-type="float">
            <text:p><text:s/>0.19 <text:s text:c="5"/></text:p>
          </table:table-cell>
          <table:table-cell table:style-name="ce84" office:value-type="float" office:value="2.625" calcext:value-type="float">
            <text:p><text:s/>2.63 <text:s text:c="5"/></text:p>
          </table:table-cell>
          <table:table-cell table:style-name="ce84" office:value-type="float" office:value="1.377125" calcext:value-type="float">
            <text:p><text:s/>1.38 <text:s text:c="5"/></text:p>
          </table:table-cell>
          <table:table-cell table:style-name="ce84" table:formula="of:=([.D351]+[.C351])/2" office:value-type="float" office:value="1.4065" calcext:value-type="float">
            <text:p><text:s/>1.41 <text:s text:c="5"/></text:p>
          </table:table-cell>
          <table:table-cell table:style-name="ce84" table:formula="of:=ABS([.E351]-[.F351])" office:value-type="float" office:value="0.0293750000000001" calcext:value-type="float">
            <text:p><text:s/>0.03 <text:s text:c="5"/></text:p>
          </table:table-cell>
          <table:table-cell table:formula="of:=ABS([.G351]*100/[.E351])" office:value-type="float" office:value="2.13306707815196" calcext:value-type="float">
            <text:p><text:s/>2.13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351]&gt;=[.$L$4];1;0)" office:value-type="float" office:value="1" calcext:value-type="float">
            <text:p>1</text:p>
          </table:table-cell>
          <table:table-cell table:style-name="ce95" table:formula="of:=IF([.E351]&gt;[.K$4];[.E351]-[.K$4];0)" office:value-type="float" office:value="0" calcext:value-type="float">
            <text:p><text:s/>- <text:s text:c="5"/></text:p>
          </table:table-cell>
          <table:table-cell table:style-name="ce84" table:formula="of:=[.L350]+([.K351]*[.J351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0]+[.N351]" office:value-type="float" office:value="401" calcext:value-type="float">
            <text:p>401</text:p>
          </table:table-cell>
          <table:table-cell table:formula="of:=[.O35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0]+[.Q351]" office:value-type="float" office:value="388" calcext:value-type="float">
            <text:p>388</text:p>
          </table:table-cell>
          <table:table-cell table:formula="of:=[.R35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0]+[.T351]" office:value-type="float" office:value="380" calcext:value-type="float">
            <text:p>380</text:p>
          </table:table-cell>
          <table:table-cell table:formula="of:=[.U351]*100/[.U$3]" office:value-type="float" office:value="100" calcext:value-type="float">
            <text:p><text:s/>100.00 <text:s text:c="5"/></text:p>
          </table:table-cell>
          <table:table-cell table:style-name="ce102" table:formula="of:=[.O351]+[.R351]" office:value-type="float" office:value="789" calcext:value-type="float">
            <text:p>789</text:p>
          </table:table-cell>
          <table:table-cell table:style-name="ce106" table:formula="of:=[.W351]/2" office:value-type="float" office:value="394.5" calcext:value-type="float">
            <text:p>395</text:p>
          </table:table-cell>
          <table:table-cell table:style-name="ce95" table:formula="of:=[.X35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3" calcext:value-type="date">
            <text:p>12/13/2005</text:p>
          </table:table-cell>
          <table:table-cell office:value-type="float" office:value="51" calcext:value-type="float">
            <text:p>51</text:p>
          </table:table-cell>
          <table:table-cell table:style-name="ce84" office:value-type="float" office:value="-1.625" calcext:value-type="float">
            <text:p>-1.63 <text:s text:c="5"/></text:p>
          </table:table-cell>
          <table:table-cell table:style-name="ce84" office:value-type="float" office:value="1.25" calcext:value-type="float">
            <text:p><text:s/>1.25 <text:s text:c="5"/></text:p>
          </table:table-cell>
          <table:table-cell table:style-name="ce84" office:value-type="float" office:value="-0.0495833333333333" calcext:value-type="float">
            <text:p>-0.05 <text:s text:c="5"/></text:p>
          </table:table-cell>
          <table:table-cell table:style-name="ce84" table:formula="of:=([.D352]+[.C352])/2" office:value-type="float" office:value="-0.1875" calcext:value-type="float">
            <text:p>-0.19 <text:s text:c="5"/></text:p>
          </table:table-cell>
          <table:table-cell table:style-name="ce84" table:formula="of:=ABS([.E352]-[.F352])" office:value-type="float" office:value="0.137916666666667" calcext:value-type="float">
            <text:p><text:s/>0.14 <text:s text:c="5"/></text:p>
          </table:table-cell>
          <table:table-cell table:formula="of:=ABS([.G352]*100/[.E352])" office:value-type="float" office:value="278.151260504202" calcext:value-type="float">
            <text:p><text:s/>278.1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52]&gt;=[.$L$4];1;0)" office:value-type="float" office:value="1" calcext:value-type="float">
            <text:p>1</text:p>
          </table:table-cell>
          <table:table-cell table:style-name="ce95" table:formula="of:=IF([.E352]&gt;[.K$4];[.E352]-[.K$4];0)" office:value-type="float" office:value="0" calcext:value-type="float">
            <text:p><text:s/>- <text:s text:c="5"/></text:p>
          </table:table-cell>
          <table:table-cell table:style-name="ce84" table:formula="of:=[.L351]+([.K352]*[.J352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1]+[.N352]" office:value-type="float" office:value="401" calcext:value-type="float">
            <text:p>401</text:p>
          </table:table-cell>
          <table:table-cell table:formula="of:=[.O35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1]+[.Q352]" office:value-type="float" office:value="388" calcext:value-type="float">
            <text:p>388</text:p>
          </table:table-cell>
          <table:table-cell table:formula="of:=[.R35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1]+[.T352]" office:value-type="float" office:value="380" calcext:value-type="float">
            <text:p>380</text:p>
          </table:table-cell>
          <table:table-cell table:formula="of:=[.U352]*100/[.U$3]" office:value-type="float" office:value="100" calcext:value-type="float">
            <text:p><text:s/>100.00 <text:s text:c="5"/></text:p>
          </table:table-cell>
          <table:table-cell table:style-name="ce102" table:formula="of:=[.O352]+[.R352]" office:value-type="float" office:value="789" calcext:value-type="float">
            <text:p>789</text:p>
          </table:table-cell>
          <table:table-cell table:style-name="ce106" table:formula="of:=[.W352]/2" office:value-type="float" office:value="394.5" calcext:value-type="float">
            <text:p>395</text:p>
          </table:table-cell>
          <table:table-cell table:style-name="ce95" table:formula="of:=[.X35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4" calcext:value-type="date">
            <text:p>12/14/2005</text:p>
          </table:table-cell>
          <table:table-cell office:value-type="float" office:value="51" calcext:value-type="float">
            <text:p>51</text:p>
          </table:table-cell>
          <table:table-cell table:style-name="ce84" office:value-type="float" office:value="-1.562" calcext:value-type="float">
            <text:p>-1.56 <text:s text:c="5"/></text:p>
          </table:table-cell>
          <table:table-cell table:style-name="ce84" office:value-type="float" office:value="1.938" calcext:value-type="float">
            <text:p><text:s/>1.94 <text:s text:c="5"/></text:p>
          </table:table-cell>
          <table:table-cell table:style-name="ce84" office:value-type="float" office:value="0.78375" calcext:value-type="float">
            <text:p><text:s/>0.78 <text:s text:c="5"/></text:p>
          </table:table-cell>
          <table:table-cell table:style-name="ce84" table:formula="of:=([.D353]+[.C353])/2" office:value-type="float" office:value="0.188" calcext:value-type="float">
            <text:p><text:s/>0.19 <text:s text:c="5"/></text:p>
          </table:table-cell>
          <table:table-cell table:style-name="ce84" table:formula="of:=ABS([.E353]-[.F353])" office:value-type="float" office:value="0.59575" calcext:value-type="float">
            <text:p><text:s/>0.60 <text:s text:c="5"/></text:p>
          </table:table-cell>
          <table:table-cell table:formula="of:=ABS([.G353]*100/[.E353])" office:value-type="float" office:value="76.0127591706539" calcext:value-type="float">
            <text:p><text:s/>76.01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353]&gt;=[.$L$4];1;0)" office:value-type="float" office:value="1" calcext:value-type="float">
            <text:p>1</text:p>
          </table:table-cell>
          <table:table-cell table:style-name="ce95" table:formula="of:=IF([.E353]&gt;[.K$4];[.E353]-[.K$4];0)" office:value-type="float" office:value="0" calcext:value-type="float">
            <text:p><text:s/>- <text:s text:c="5"/></text:p>
          </table:table-cell>
          <table:table-cell table:style-name="ce84" table:formula="of:=[.L352]+([.K353]*[.J353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2]+[.N353]" office:value-type="float" office:value="401" calcext:value-type="float">
            <text:p>401</text:p>
          </table:table-cell>
          <table:table-cell table:formula="of:=[.O35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2]+[.Q353]" office:value-type="float" office:value="388" calcext:value-type="float">
            <text:p>388</text:p>
          </table:table-cell>
          <table:table-cell table:formula="of:=[.R35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2]+[.T353]" office:value-type="float" office:value="380" calcext:value-type="float">
            <text:p>380</text:p>
          </table:table-cell>
          <table:table-cell table:formula="of:=[.U353]*100/[.U$3]" office:value-type="float" office:value="100" calcext:value-type="float">
            <text:p><text:s/>100.00 <text:s text:c="5"/></text:p>
          </table:table-cell>
          <table:table-cell table:style-name="ce102" table:formula="of:=[.O353]+[.R353]" office:value-type="float" office:value="789" calcext:value-type="float">
            <text:p>789</text:p>
          </table:table-cell>
          <table:table-cell table:style-name="ce106" table:formula="of:=[.W353]/2" office:value-type="float" office:value="394.5" calcext:value-type="float">
            <text:p>395</text:p>
          </table:table-cell>
          <table:table-cell table:style-name="ce95" table:formula="of:=[.X35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5" calcext:value-type="date">
            <text:p>12/15/2005</text:p>
          </table:table-cell>
          <table:table-cell office:value-type="float" office:value="51" calcext:value-type="float">
            <text:p>51</text:p>
          </table:table-cell>
          <table:table-cell table:style-name="ce84" office:value-type="float" office:value="0.562" calcext:value-type="float">
            <text:p><text:s/>0.56 <text:s text:c="5"/></text:p>
          </table:table-cell>
          <table:table-cell table:style-name="ce84" office:value-type="float" office:value="1.688" calcext:value-type="float">
            <text:p><text:s/>1.69 <text:s text:c="5"/></text:p>
          </table:table-cell>
          <table:table-cell table:style-name="ce84" office:value-type="float" office:value="1.155875" calcext:value-type="float">
            <text:p><text:s/>1.16 <text:s text:c="5"/></text:p>
          </table:table-cell>
          <table:table-cell table:style-name="ce84" table:formula="of:=([.D354]+[.C354])/2" office:value-type="float" office:value="1.125" calcext:value-type="float">
            <text:p><text:s/>1.13 <text:s text:c="5"/></text:p>
          </table:table-cell>
          <table:table-cell table:style-name="ce84" table:formula="of:=ABS([.E354]-[.F354])" office:value-type="float" office:value="0.030875" calcext:value-type="float">
            <text:p><text:s/>0.03 <text:s text:c="5"/></text:p>
          </table:table-cell>
          <table:table-cell table:formula="of:=ABS([.G354]*100/[.E354])" office:value-type="float" office:value="2.67113658483832" calcext:value-type="float">
            <text:p><text:s/>2.67 <text:s text:c="5"/></text:p>
          </table:table-cell>
          <table:table-cell table:style-name="ce84" office:value-type="float" office:value="6.6" calcext:value-type="float">
            <text:p><text:s/>6.60 <text:s text:c="5"/></text:p>
          </table:table-cell>
          <table:table-cell table:style-name="ce91" table:formula="of:=IF([.A354]&gt;=[.$L$4];1;0)" office:value-type="float" office:value="1" calcext:value-type="float">
            <text:p>1</text:p>
          </table:table-cell>
          <table:table-cell table:style-name="ce95" table:formula="of:=IF([.E354]&gt;[.K$4];[.E354]-[.K$4];0)" office:value-type="float" office:value="0" calcext:value-type="float">
            <text:p><text:s/>- <text:s text:c="5"/></text:p>
          </table:table-cell>
          <table:table-cell table:style-name="ce84" table:formula="of:=[.L353]+([.K354]*[.J354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3]+[.N354]" office:value-type="float" office:value="401" calcext:value-type="float">
            <text:p>401</text:p>
          </table:table-cell>
          <table:table-cell table:formula="of:=[.O35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3]+[.Q354]" office:value-type="float" office:value="388" calcext:value-type="float">
            <text:p>388</text:p>
          </table:table-cell>
          <table:table-cell table:formula="of:=[.R35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3]+[.T354]" office:value-type="float" office:value="380" calcext:value-type="float">
            <text:p>380</text:p>
          </table:table-cell>
          <table:table-cell table:formula="of:=[.U354]*100/[.U$3]" office:value-type="float" office:value="100" calcext:value-type="float">
            <text:p><text:s/>100.00 <text:s text:c="5"/></text:p>
          </table:table-cell>
          <table:table-cell table:style-name="ce102" table:formula="of:=[.O354]+[.R354]" office:value-type="float" office:value="789" calcext:value-type="float">
            <text:p>789</text:p>
          </table:table-cell>
          <table:table-cell table:style-name="ce106" table:formula="of:=[.W354]/2" office:value-type="float" office:value="394.5" calcext:value-type="float">
            <text:p>395</text:p>
          </table:table-cell>
          <table:table-cell table:style-name="ce95" table:formula="of:=[.X35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6" calcext:value-type="date">
            <text:p>12/16/2005</text:p>
          </table:table-cell>
          <table:table-cell office:value-type="float" office:value="51" calcext:value-type="float">
            <text:p>51</text:p>
          </table:table-cell>
          <table:table-cell table:style-name="ce84" office:value-type="float" office:value="-1.688" calcext:value-type="float">
            <text:p>-1.69 <text:s text:c="5"/></text:p>
          </table:table-cell>
          <table:table-cell table:style-name="ce84" office:value-type="float" office:value="1.562" calcext:value-type="float">
            <text:p><text:s/>1.56 <text:s text:c="5"/></text:p>
          </table:table-cell>
          <table:table-cell table:style-name="ce84" office:value-type="float" office:value="-0.422" calcext:value-type="float">
            <text:p>-0.42 <text:s text:c="5"/></text:p>
          </table:table-cell>
          <table:table-cell table:style-name="ce84" table:formula="of:=([.D355]+[.C355])/2" office:value-type="float" office:value="-0.0629999999999999" calcext:value-type="float">
            <text:p>-0.06 <text:s text:c="5"/></text:p>
          </table:table-cell>
          <table:table-cell table:style-name="ce84" table:formula="of:=ABS([.E355]-[.F355])" office:value-type="float" office:value="0.359" calcext:value-type="float">
            <text:p><text:s/>0.36 <text:s text:c="5"/></text:p>
          </table:table-cell>
          <table:table-cell table:formula="of:=ABS([.G355]*100/[.E355])" office:value-type="float" office:value="85.0710900473934" calcext:value-type="float">
            <text:p><text:s/>85.07 <text:s text:c="5"/></text:p>
          </table:table-cell>
          <table:table-cell table:style-name="ce84" office:value-type="float" office:value="13.2" calcext:value-type="float">
            <text:p><text:s/>13.20 <text:s text:c="5"/></text:p>
          </table:table-cell>
          <table:table-cell table:style-name="ce91" table:formula="of:=IF([.A355]&gt;=[.$L$4];1;0)" office:value-type="float" office:value="1" calcext:value-type="float">
            <text:p>1</text:p>
          </table:table-cell>
          <table:table-cell table:style-name="ce95" table:formula="of:=IF([.E355]&gt;[.K$4];[.E355]-[.K$4];0)" office:value-type="float" office:value="0" calcext:value-type="float">
            <text:p><text:s/>- <text:s text:c="5"/></text:p>
          </table:table-cell>
          <table:table-cell table:style-name="ce84" table:formula="of:=[.L354]+([.K355]*[.J355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4]+[.N355]" office:value-type="float" office:value="401" calcext:value-type="float">
            <text:p>401</text:p>
          </table:table-cell>
          <table:table-cell table:formula="of:=[.O35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4]+[.Q355]" office:value-type="float" office:value="388" calcext:value-type="float">
            <text:p>388</text:p>
          </table:table-cell>
          <table:table-cell table:formula="of:=[.R35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4]+[.T355]" office:value-type="float" office:value="380" calcext:value-type="float">
            <text:p>380</text:p>
          </table:table-cell>
          <table:table-cell table:formula="of:=[.U355]*100/[.U$3]" office:value-type="float" office:value="100" calcext:value-type="float">
            <text:p><text:s/>100.00 <text:s text:c="5"/></text:p>
          </table:table-cell>
          <table:table-cell table:style-name="ce102" table:formula="of:=[.O355]+[.R355]" office:value-type="float" office:value="789" calcext:value-type="float">
            <text:p>789</text:p>
          </table:table-cell>
          <table:table-cell table:style-name="ce106" table:formula="of:=[.W355]/2" office:value-type="float" office:value="394.5" calcext:value-type="float">
            <text:p>395</text:p>
          </table:table-cell>
          <table:table-cell table:style-name="ce95" table:formula="of:=[.X35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7" calcext:value-type="date">
            <text:p>12/17/2005</text:p>
          </table:table-cell>
          <table:table-cell office:value-type="float" office:value="51" calcext:value-type="float">
            <text:p>51</text:p>
          </table:table-cell>
          <table:table-cell table:style-name="ce84" office:value-type="float" office:value="-4.25" calcext:value-type="float">
            <text:p>-4.25 <text:s text:c="5"/></text:p>
          </table:table-cell>
          <table:table-cell table:style-name="ce84" office:value-type="float" office:value="-2.25" calcext:value-type="float">
            <text:p>-2.25 <text:s text:c="5"/></text:p>
          </table:table-cell>
          <table:table-cell table:style-name="ce84" office:value-type="float" office:value="-3.039" calcext:value-type="float">
            <text:p>-3.04 <text:s text:c="5"/></text:p>
          </table:table-cell>
          <table:table-cell table:style-name="ce84" table:formula="of:=([.D356]+[.C356])/2" office:value-type="float" office:value="-3.25" calcext:value-type="float">
            <text:p>-3.25 <text:s text:c="5"/></text:p>
          </table:table-cell>
          <table:table-cell table:style-name="ce84" table:formula="of:=ABS([.E356]-[.F356])" office:value-type="float" office:value="0.211" calcext:value-type="float">
            <text:p><text:s/>0.21 <text:s text:c="5"/></text:p>
          </table:table-cell>
          <table:table-cell table:formula="of:=ABS([.G356]*100/[.E356])" office:value-type="float" office:value="6.94307337940111" calcext:value-type="float">
            <text:p><text:s/>6.94 <text:s text:c="5"/></text:p>
          </table:table-cell>
          <table:table-cell table:style-name="ce84" office:value-type="float" office:value="4" calcext:value-type="float">
            <text:p><text:s/>4.00 <text:s text:c="5"/></text:p>
          </table:table-cell>
          <table:table-cell table:style-name="ce91" table:formula="of:=IF([.A356]&gt;=[.$L$4];1;0)" office:value-type="float" office:value="1" calcext:value-type="float">
            <text:p>1</text:p>
          </table:table-cell>
          <table:table-cell table:style-name="ce95" table:formula="of:=IF([.E356]&gt;[.K$4];[.E356]-[.K$4];0)" office:value-type="float" office:value="0" calcext:value-type="float">
            <text:p><text:s/>- <text:s text:c="5"/></text:p>
          </table:table-cell>
          <table:table-cell table:style-name="ce84" table:formula="of:=[.L355]+([.K356]*[.J356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5]+[.N356]" office:value-type="float" office:value="401" calcext:value-type="float">
            <text:p>401</text:p>
          </table:table-cell>
          <table:table-cell table:formula="of:=[.O35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5]+[.Q356]" office:value-type="float" office:value="388" calcext:value-type="float">
            <text:p>388</text:p>
          </table:table-cell>
          <table:table-cell table:formula="of:=[.R35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5]+[.T356]" office:value-type="float" office:value="380" calcext:value-type="float">
            <text:p>380</text:p>
          </table:table-cell>
          <table:table-cell table:formula="of:=[.U356]*100/[.U$3]" office:value-type="float" office:value="100" calcext:value-type="float">
            <text:p><text:s/>100.00 <text:s text:c="5"/></text:p>
          </table:table-cell>
          <table:table-cell table:style-name="ce102" table:formula="of:=[.O356]+[.R356]" office:value-type="float" office:value="789" calcext:value-type="float">
            <text:p>789</text:p>
          </table:table-cell>
          <table:table-cell table:style-name="ce106" table:formula="of:=[.W356]/2" office:value-type="float" office:value="394.5" calcext:value-type="float">
            <text:p>395</text:p>
          </table:table-cell>
          <table:table-cell table:style-name="ce95" table:formula="of:=[.X35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8" calcext:value-type="date">
            <text:p>12/18/2005</text:p>
          </table:table-cell>
          <table:table-cell office:value-type="float" office:value="51" calcext:value-type="float">
            <text:p>51</text:p>
          </table:table-cell>
          <table:table-cell table:style-name="ce84" office:value-type="float" office:value="-6.812" calcext:value-type="float">
            <text:p>-6.81 <text:s text:c="5"/></text:p>
          </table:table-cell>
          <table:table-cell table:style-name="ce84" office:value-type="float" office:value="-3.5" calcext:value-type="float">
            <text:p>-3.50 <text:s text:c="5"/></text:p>
          </table:table-cell>
          <table:table-cell table:style-name="ce84" office:value-type="float" office:value="-4.97654166666667" calcext:value-type="float">
            <text:p>-4.98 <text:s text:c="5"/></text:p>
          </table:table-cell>
          <table:table-cell table:style-name="ce84" table:formula="of:=([.D357]+[.C357])/2" office:value-type="float" office:value="-5.156" calcext:value-type="float">
            <text:p>-5.16 <text:s text:c="5"/></text:p>
          </table:table-cell>
          <table:table-cell table:style-name="ce84" table:formula="of:=ABS([.E357]-[.F357])" office:value-type="float" office:value="0.17945833333333" calcext:value-type="float">
            <text:p><text:s/>0.18 <text:s text:c="5"/></text:p>
          </table:table-cell>
          <table:table-cell table:formula="of:=ABS([.G357]*100/[.E357])" office:value-type="float" office:value="3.60608521647389" calcext:value-type="float">
            <text:p><text:s/>3.61 <text:s text:c="5"/></text:p>
          </table:table-cell>
          <table:table-cell table:style-name="ce84" office:value-type="float" office:value="0.5" calcext:value-type="float">
            <text:p><text:s/>0.50 <text:s text:c="5"/></text:p>
          </table:table-cell>
          <table:table-cell table:style-name="ce91" table:formula="of:=IF([.A357]&gt;=[.$L$4];1;0)" office:value-type="float" office:value="1" calcext:value-type="float">
            <text:p>1</text:p>
          </table:table-cell>
          <table:table-cell table:style-name="ce95" table:formula="of:=IF([.E357]&gt;[.K$4];[.E357]-[.K$4];0)" office:value-type="float" office:value="0" calcext:value-type="float">
            <text:p><text:s/>- <text:s text:c="5"/></text:p>
          </table:table-cell>
          <table:table-cell table:style-name="ce84" table:formula="of:=[.L356]+([.K357]*[.J357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6]+[.N357]" office:value-type="float" office:value="401" calcext:value-type="float">
            <text:p>401</text:p>
          </table:table-cell>
          <table:table-cell table:formula="of:=[.O35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6]+[.Q357]" office:value-type="float" office:value="388" calcext:value-type="float">
            <text:p>388</text:p>
          </table:table-cell>
          <table:table-cell table:formula="of:=[.R35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6]+[.T357]" office:value-type="float" office:value="380" calcext:value-type="float">
            <text:p>380</text:p>
          </table:table-cell>
          <table:table-cell table:formula="of:=[.U357]*100/[.U$3]" office:value-type="float" office:value="100" calcext:value-type="float">
            <text:p><text:s/>100.00 <text:s text:c="5"/></text:p>
          </table:table-cell>
          <table:table-cell table:style-name="ce102" table:formula="of:=[.O357]+[.R357]" office:value-type="float" office:value="789" calcext:value-type="float">
            <text:p>789</text:p>
          </table:table-cell>
          <table:table-cell table:style-name="ce106" table:formula="of:=[.W357]/2" office:value-type="float" office:value="394.5" calcext:value-type="float">
            <text:p>395</text:p>
          </table:table-cell>
          <table:table-cell table:style-name="ce95" table:formula="of:=[.X35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19" calcext:value-type="date">
            <text:p>12/19/2005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-7.375" calcext:value-type="float">
            <text:p>-7.38 <text:s text:c="5"/></text:p>
          </table:table-cell>
          <table:table-cell table:style-name="ce84" office:value-type="float" office:value="-4.5" calcext:value-type="float">
            <text:p>-4.50 <text:s text:c="5"/></text:p>
          </table:table-cell>
          <table:table-cell table:style-name="ce84" office:value-type="float" office:value="-5.93483333333333" calcext:value-type="float">
            <text:p>-5.93 <text:s text:c="5"/></text:p>
          </table:table-cell>
          <table:table-cell table:style-name="ce84" table:formula="of:=([.D358]+[.C358])/2" office:value-type="float" office:value="-5.9375" calcext:value-type="float">
            <text:p>-5.94 <text:s text:c="5"/></text:p>
          </table:table-cell>
          <table:table-cell table:style-name="ce84" table:formula="of:=ABS([.E358]-[.F358])" office:value-type="float" office:value="0.00266666666666993" calcext:value-type="float">
            <text:p><text:s/>0.00 <text:s text:c="5"/></text:p>
          </table:table-cell>
          <table:table-cell table:formula="of:=ABS([.G358]*100/[.E358])" office:value-type="float" office:value="0.0449324608947726" calcext:value-type="float">
            <text:p><text:s/>0.04 <text:s text:c="5"/></text:p>
          </table:table-cell>
          <table:table-cell table:style-name="ce84" office:value-type="float" office:value="0.3" calcext:value-type="float">
            <text:p><text:s/>0.30 <text:s text:c="5"/></text:p>
          </table:table-cell>
          <table:table-cell table:style-name="ce91" table:formula="of:=IF([.A358]&gt;=[.$L$4];1;0)" office:value-type="float" office:value="1" calcext:value-type="float">
            <text:p>1</text:p>
          </table:table-cell>
          <table:table-cell table:style-name="ce95" table:formula="of:=IF([.E358]&gt;[.K$4];[.E358]-[.K$4];0)" office:value-type="float" office:value="0" calcext:value-type="float">
            <text:p><text:s/>- <text:s text:c="5"/></text:p>
          </table:table-cell>
          <table:table-cell table:style-name="ce84" table:formula="of:=[.L357]+([.K358]*[.J358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7]+[.N358]" office:value-type="float" office:value="401" calcext:value-type="float">
            <text:p>401</text:p>
          </table:table-cell>
          <table:table-cell table:formula="of:=[.O35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7]+[.Q358]" office:value-type="float" office:value="388" calcext:value-type="float">
            <text:p>388</text:p>
          </table:table-cell>
          <table:table-cell table:formula="of:=[.R35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7]+[.T358]" office:value-type="float" office:value="380" calcext:value-type="float">
            <text:p>380</text:p>
          </table:table-cell>
          <table:table-cell table:formula="of:=[.U358]*100/[.U$3]" office:value-type="float" office:value="100" calcext:value-type="float">
            <text:p><text:s/>100.00 <text:s text:c="5"/></text:p>
          </table:table-cell>
          <table:table-cell table:style-name="ce102" table:formula="of:=[.O358]+[.R358]" office:value-type="float" office:value="789" calcext:value-type="float">
            <text:p>789</text:p>
          </table:table-cell>
          <table:table-cell table:style-name="ce106" table:formula="of:=[.W358]/2" office:value-type="float" office:value="394.5" calcext:value-type="float">
            <text:p>395</text:p>
          </table:table-cell>
          <table:table-cell table:style-name="ce95" table:formula="of:=[.X35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0" calcext:value-type="date">
            <text:p>12/20/2005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-9.938" calcext:value-type="float">
            <text:p>-9.94 <text:s text:c="5"/></text:p>
          </table:table-cell>
          <table:table-cell table:style-name="ce84" office:value-type="float" office:value="-3.188" calcext:value-type="float">
            <text:p>-3.19 <text:s text:c="5"/></text:p>
          </table:table-cell>
          <table:table-cell table:style-name="ce84" office:value-type="float" office:value="-5.882625" calcext:value-type="float">
            <text:p>-5.88 <text:s text:c="5"/></text:p>
          </table:table-cell>
          <table:table-cell table:style-name="ce84" table:formula="of:=([.D359]+[.C359])/2" office:value-type="float" office:value="-6.563" calcext:value-type="float">
            <text:p>-6.56 <text:s text:c="5"/></text:p>
          </table:table-cell>
          <table:table-cell table:style-name="ce84" table:formula="of:=ABS([.E359]-[.F359])" office:value-type="float" office:value="0.680375000000001" calcext:value-type="float">
            <text:p><text:s/>0.68 <text:s text:c="5"/></text:p>
          </table:table-cell>
          <table:table-cell table:formula="of:=ABS([.G359]*100/[.E359])" office:value-type="float" office:value="11.5658400798963" calcext:value-type="float">
            <text:p><text:s/>11.57 <text:s text:c="5"/></text:p>
          </table:table-cell>
          <table:table-cell table:style-name="ce84" office:value-type="float" office:value="4.5" calcext:value-type="float">
            <text:p><text:s/>4.50 <text:s text:c="5"/></text:p>
          </table:table-cell>
          <table:table-cell table:style-name="ce91" table:formula="of:=IF([.A359]&gt;=[.$L$4];1;0)" office:value-type="float" office:value="1" calcext:value-type="float">
            <text:p>1</text:p>
          </table:table-cell>
          <table:table-cell table:style-name="ce95" table:formula="of:=IF([.E359]&gt;[.K$4];[.E359]-[.K$4];0)" office:value-type="float" office:value="0" calcext:value-type="float">
            <text:p><text:s/>- <text:s text:c="5"/></text:p>
          </table:table-cell>
          <table:table-cell table:style-name="ce84" table:formula="of:=[.L358]+([.K359]*[.J359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8]+[.N359]" office:value-type="float" office:value="401" calcext:value-type="float">
            <text:p>401</text:p>
          </table:table-cell>
          <table:table-cell table:formula="of:=[.O35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8]+[.Q359]" office:value-type="float" office:value="388" calcext:value-type="float">
            <text:p>388</text:p>
          </table:table-cell>
          <table:table-cell table:formula="of:=[.R35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8]+[.T359]" office:value-type="float" office:value="380" calcext:value-type="float">
            <text:p>380</text:p>
          </table:table-cell>
          <table:table-cell table:formula="of:=[.U359]*100/[.U$3]" office:value-type="float" office:value="100" calcext:value-type="float">
            <text:p><text:s/>100.00 <text:s text:c="5"/></text:p>
          </table:table-cell>
          <table:table-cell table:style-name="ce102" table:formula="of:=[.O359]+[.R359]" office:value-type="float" office:value="789" calcext:value-type="float">
            <text:p>789</text:p>
          </table:table-cell>
          <table:table-cell table:style-name="ce106" table:formula="of:=[.W359]/2" office:value-type="float" office:value="394.5" calcext:value-type="float">
            <text:p>395</text:p>
          </table:table-cell>
          <table:table-cell table:style-name="ce95" table:formula="of:=[.X35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1" calcext:value-type="date">
            <text:p>12/21/2005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-7.125" calcext:value-type="float">
            <text:p>-7.13 <text:s text:c="5"/></text:p>
          </table:table-cell>
          <table:table-cell table:style-name="ce84" office:value-type="float" office:value="-5.75" calcext:value-type="float">
            <text:p>-5.75 <text:s text:c="5"/></text:p>
          </table:table-cell>
          <table:table-cell table:style-name="ce84" office:value-type="float" office:value="-6.46591666666667" calcext:value-type="float">
            <text:p>-6.47 <text:s text:c="5"/></text:p>
          </table:table-cell>
          <table:table-cell table:style-name="ce84" table:formula="of:=([.D360]+[.C360])/2" office:value-type="float" office:value="-6.4375" calcext:value-type="float">
            <text:p>-6.44 <text:s text:c="5"/></text:p>
          </table:table-cell>
          <table:table-cell table:style-name="ce84" table:formula="of:=ABS([.E360]-[.F360])" office:value-type="float" office:value="0.0284166666666703" calcext:value-type="float">
            <text:p><text:s/>0.03 <text:s text:c="5"/></text:p>
          </table:table-cell>
          <table:table-cell table:formula="of:=ABS([.G360]*100/[.E360])" office:value-type="float" office:value="0.439483960768702" calcext:value-type="float">
            <text:p><text:s/>0.44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60]&gt;=[.$L$4];1;0)" office:value-type="float" office:value="1" calcext:value-type="float">
            <text:p>1</text:p>
          </table:table-cell>
          <table:table-cell table:style-name="ce95" table:formula="of:=IF([.E360]&gt;[.K$4];[.E360]-[.K$4];0)" office:value-type="float" office:value="0" calcext:value-type="float">
            <text:p><text:s/>- <text:s text:c="5"/></text:p>
          </table:table-cell>
          <table:table-cell table:style-name="ce84" table:formula="of:=[.L359]+([.K360]*[.J360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59]+[.N360]" office:value-type="float" office:value="401" calcext:value-type="float">
            <text:p>401</text:p>
          </table:table-cell>
          <table:table-cell table:formula="of:=[.O360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59]+[.Q360]" office:value-type="float" office:value="388" calcext:value-type="float">
            <text:p>388</text:p>
          </table:table-cell>
          <table:table-cell table:formula="of:=[.R360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59]+[.T360]" office:value-type="float" office:value="380" calcext:value-type="float">
            <text:p>380</text:p>
          </table:table-cell>
          <table:table-cell table:formula="of:=[.U360]*100/[.U$3]" office:value-type="float" office:value="100" calcext:value-type="float">
            <text:p><text:s/>100.00 <text:s text:c="5"/></text:p>
          </table:table-cell>
          <table:table-cell table:style-name="ce102" table:formula="of:=[.O360]+[.R360]" office:value-type="float" office:value="789" calcext:value-type="float">
            <text:p>789</text:p>
          </table:table-cell>
          <table:table-cell table:style-name="ce106" table:formula="of:=[.W360]/2" office:value-type="float" office:value="394.5" calcext:value-type="float">
            <text:p>395</text:p>
          </table:table-cell>
          <table:table-cell table:style-name="ce95" table:formula="of:=[.X360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2" calcext:value-type="date">
            <text:p>12/22/2005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-6.75" calcext:value-type="float">
            <text:p>-6.75 <text:s text:c="5"/></text:p>
          </table:table-cell>
          <table:table-cell table:style-name="ce84" office:value-type="float" office:value="0.812" calcext:value-type="float">
            <text:p><text:s/>0.81 <text:s text:c="5"/></text:p>
          </table:table-cell>
          <table:table-cell table:style-name="ce84" office:value-type="float" office:value="-2.98666666666667" calcext:value-type="float">
            <text:p>-2.99 <text:s text:c="5"/></text:p>
          </table:table-cell>
          <table:table-cell table:style-name="ce84" table:formula="of:=([.D361]+[.C361])/2" office:value-type="float" office:value="-2.969" calcext:value-type="float">
            <text:p>-2.97 <text:s text:c="5"/></text:p>
          </table:table-cell>
          <table:table-cell table:style-name="ce84" table:formula="of:=ABS([.E361]-[.F361])" office:value-type="float" office:value="0.0176666666666701" calcext:value-type="float">
            <text:p><text:s/>0.02 <text:s text:c="5"/></text:p>
          </table:table-cell>
          <table:table-cell table:formula="of:=ABS([.G361]*100/[.E361])" office:value-type="float" office:value="0.59151785714297" calcext:value-type="float">
            <text:p><text:s/>0.59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91" table:formula="of:=IF([.A361]&gt;=[.$L$4];1;0)" office:value-type="float" office:value="1" calcext:value-type="float">
            <text:p>1</text:p>
          </table:table-cell>
          <table:table-cell table:style-name="ce95" table:formula="of:=IF([.E361]&gt;[.K$4];[.E361]-[.K$4];0)" office:value-type="float" office:value="0" calcext:value-type="float">
            <text:p><text:s/>- <text:s text:c="5"/></text:p>
          </table:table-cell>
          <table:table-cell table:style-name="ce84" table:formula="of:=[.L360]+([.K361]*[.J361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0]+[.N361]" office:value-type="float" office:value="401" calcext:value-type="float">
            <text:p>401</text:p>
          </table:table-cell>
          <table:table-cell table:formula="of:=[.O361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0]+[.Q361]" office:value-type="float" office:value="388" calcext:value-type="float">
            <text:p>388</text:p>
          </table:table-cell>
          <table:table-cell table:formula="of:=[.R361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0]+[.T361]" office:value-type="float" office:value="380" calcext:value-type="float">
            <text:p>380</text:p>
          </table:table-cell>
          <table:table-cell table:formula="of:=[.U361]*100/[.U$3]" office:value-type="float" office:value="100" calcext:value-type="float">
            <text:p><text:s/>100.00 <text:s text:c="5"/></text:p>
          </table:table-cell>
          <table:table-cell table:style-name="ce102" table:formula="of:=[.O361]+[.R361]" office:value-type="float" office:value="789" calcext:value-type="float">
            <text:p>789</text:p>
          </table:table-cell>
          <table:table-cell table:style-name="ce106" table:formula="of:=[.W361]/2" office:value-type="float" office:value="394.5" calcext:value-type="float">
            <text:p>395</text:p>
          </table:table-cell>
          <table:table-cell table:style-name="ce95" table:formula="of:=[.X361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3" calcext:value-type="date">
            <text:p>12/23/2005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84" office:value-type="float" office:value="0.875" calcext:value-type="float">
            <text:p><text:s/>0.88 <text:s text:c="5"/></text:p>
          </table:table-cell>
          <table:table-cell table:style-name="ce84" office:value-type="float" office:value="0.614583333333333" calcext:value-type="float">
            <text:p><text:s/>0.61 <text:s text:c="5"/></text:p>
          </table:table-cell>
          <table:table-cell table:style-name="ce84" table:formula="of:=([.D362]+[.C362])/2" office:value-type="float" office:value="0.4375" calcext:value-type="float">
            <text:p><text:s/>0.44 <text:s text:c="5"/></text:p>
          </table:table-cell>
          <table:table-cell table:style-name="ce84" table:formula="of:=ABS([.E362]-[.F362])" office:value-type="float" office:value="0.177083333333333" calcext:value-type="float">
            <text:p><text:s/>0.18 <text:s text:c="5"/></text:p>
          </table:table-cell>
          <table:table-cell table:formula="of:=ABS([.G362]*100/[.E362])" office:value-type="float" office:value="28.8135593220339" calcext:value-type="float">
            <text:p><text:s/>28.81 <text:s text:c="5"/></text:p>
          </table:table-cell>
          <table:table-cell table:style-name="ce84" office:value-type="float" office:value="1" calcext:value-type="float">
            <text:p><text:s/>1.00 <text:s text:c="5"/></text:p>
          </table:table-cell>
          <table:table-cell table:style-name="ce91" table:formula="of:=IF([.A362]&gt;=[.$L$4];1;0)" office:value-type="float" office:value="1" calcext:value-type="float">
            <text:p>1</text:p>
          </table:table-cell>
          <table:table-cell table:style-name="ce95" table:formula="of:=IF([.E362]&gt;[.K$4];[.E362]-[.K$4];0)" office:value-type="float" office:value="0" calcext:value-type="float">
            <text:p><text:s/>- <text:s text:c="5"/></text:p>
          </table:table-cell>
          <table:table-cell table:style-name="ce84" table:formula="of:=[.L361]+([.K362]*[.J362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1]+[.N362]" office:value-type="float" office:value="401" calcext:value-type="float">
            <text:p>401</text:p>
          </table:table-cell>
          <table:table-cell table:formula="of:=[.O362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1]+[.Q362]" office:value-type="float" office:value="388" calcext:value-type="float">
            <text:p>388</text:p>
          </table:table-cell>
          <table:table-cell table:formula="of:=[.R362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1]+[.T362]" office:value-type="float" office:value="380" calcext:value-type="float">
            <text:p>380</text:p>
          </table:table-cell>
          <table:table-cell table:formula="of:=[.U362]*100/[.U$3]" office:value-type="float" office:value="100" calcext:value-type="float">
            <text:p><text:s/>100.00 <text:s text:c="5"/></text:p>
          </table:table-cell>
          <table:table-cell table:style-name="ce102" table:formula="of:=[.O362]+[.R362]" office:value-type="float" office:value="789" calcext:value-type="float">
            <text:p>789</text:p>
          </table:table-cell>
          <table:table-cell table:style-name="ce106" table:formula="of:=[.W362]/2" office:value-type="float" office:value="394.5" calcext:value-type="float">
            <text:p>395</text:p>
          </table:table-cell>
          <table:table-cell table:style-name="ce95" table:formula="of:=[.X362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4" calcext:value-type="date">
            <text:p>12/24/2005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-1.62" calcext:value-type="float">
            <text:p>-1.62 <text:s text:c="5"/></text:p>
          </table:table-cell>
          <table:table-cell table:style-name="ce84" office:value-type="float" office:value="2.938" calcext:value-type="float">
            <text:p><text:s/>2.94 <text:s text:c="5"/></text:p>
          </table:table-cell>
          <table:table-cell table:style-name="ce84" office:value-type="float" office:value="1.502875" calcext:value-type="float">
            <text:p><text:s/>1.50 <text:s text:c="5"/></text:p>
          </table:table-cell>
          <table:table-cell table:style-name="ce84" table:formula="of:=([.D363]+[.C363])/2" office:value-type="float" office:value="0.659" calcext:value-type="float">
            <text:p><text:s/>0.66 <text:s text:c="5"/></text:p>
          </table:table-cell>
          <table:table-cell table:style-name="ce84" table:formula="of:=ABS([.E363]-[.F363])" office:value-type="float" office:value="0.843875" calcext:value-type="float">
            <text:p><text:s/>0.84 <text:s text:c="5"/></text:p>
          </table:table-cell>
          <table:table-cell table:formula="of:=ABS([.G363]*100/[.E363])" office:value-type="float" office:value="56.1507111369874" calcext:value-type="float">
            <text:p><text:s/>56.15 <text:s text:c="5"/></text:p>
          </table:table-cell>
          <table:table-cell table:style-name="ce84" office:value-type="float" office:value="3.8" calcext:value-type="float">
            <text:p><text:s/>3.80 <text:s text:c="5"/></text:p>
          </table:table-cell>
          <table:table-cell table:style-name="ce91" table:formula="of:=IF([.A363]&gt;=[.$L$4];1;0)" office:value-type="float" office:value="1" calcext:value-type="float">
            <text:p>1</text:p>
          </table:table-cell>
          <table:table-cell table:style-name="ce95" table:formula="of:=IF([.E363]&gt;[.K$4];[.E363]-[.K$4];0)" office:value-type="float" office:value="0" calcext:value-type="float">
            <text:p><text:s/>- <text:s text:c="5"/></text:p>
          </table:table-cell>
          <table:table-cell table:style-name="ce84" table:formula="of:=[.L362]+([.K363]*[.J363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2]+[.N363]" office:value-type="float" office:value="401" calcext:value-type="float">
            <text:p>401</text:p>
          </table:table-cell>
          <table:table-cell table:formula="of:=[.O363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2]+[.Q363]" office:value-type="float" office:value="388" calcext:value-type="float">
            <text:p>388</text:p>
          </table:table-cell>
          <table:table-cell table:formula="of:=[.R363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2]+[.T363]" office:value-type="float" office:value="380" calcext:value-type="float">
            <text:p>380</text:p>
          </table:table-cell>
          <table:table-cell table:formula="of:=[.U363]*100/[.U$3]" office:value-type="float" office:value="100" calcext:value-type="float">
            <text:p><text:s/>100.00 <text:s text:c="5"/></text:p>
          </table:table-cell>
          <table:table-cell table:style-name="ce102" table:formula="of:=[.O363]+[.R363]" office:value-type="float" office:value="789" calcext:value-type="float">
            <text:p>789</text:p>
          </table:table-cell>
          <table:table-cell table:style-name="ce106" table:formula="of:=[.W363]/2" office:value-type="float" office:value="394.5" calcext:value-type="float">
            <text:p>395</text:p>
          </table:table-cell>
          <table:table-cell table:style-name="ce95" table:formula="of:=[.X363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5" calcext:value-type="date">
            <text:p>12/25/2005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-1.625" calcext:value-type="float">
            <text:p>-1.63 <text:s text:c="5"/></text:p>
          </table:table-cell>
          <table:table-cell table:style-name="ce84" office:value-type="float" office:value="2.62" calcext:value-type="float">
            <text:p><text:s/>2.62 <text:s text:c="5"/></text:p>
          </table:table-cell>
          <table:table-cell table:style-name="ce84" office:value-type="float" office:value="0.0461666666666666" calcext:value-type="float">
            <text:p><text:s/>0.05 <text:s text:c="5"/></text:p>
          </table:table-cell>
          <table:table-cell table:style-name="ce84" table:formula="of:=([.D364]+[.C364])/2" office:value-type="float" office:value="0.4975" calcext:value-type="float">
            <text:p><text:s/>0.50 <text:s text:c="5"/></text:p>
          </table:table-cell>
          <table:table-cell table:style-name="ce84" table:formula="of:=ABS([.E364]-[.F364])" office:value-type="float" office:value="0.451333333333333" calcext:value-type="float">
            <text:p><text:s/>0.45 <text:s text:c="5"/></text:p>
          </table:table-cell>
          <table:table-cell table:formula="of:=ABS([.G364]*100/[.E364])" office:value-type="float" office:value="977.617328519857" calcext:value-type="float">
            <text:p><text:s/>977.62 <text:s text:c="5"/></text:p>
          </table:table-cell>
          <table:table-cell table:style-name="ce84" office:value-type="float" office:value="1.5" calcext:value-type="float">
            <text:p><text:s/>1.50 <text:s text:c="5"/></text:p>
          </table:table-cell>
          <table:table-cell table:style-name="ce91" table:formula="of:=IF([.A364]&gt;=[.$L$4];1;0)" office:value-type="float" office:value="1" calcext:value-type="float">
            <text:p>1</text:p>
          </table:table-cell>
          <table:table-cell table:style-name="ce95" table:formula="of:=IF([.E364]&gt;[.K$4];[.E364]-[.K$4];0)" office:value-type="float" office:value="0" calcext:value-type="float">
            <text:p><text:s/>- <text:s text:c="5"/></text:p>
          </table:table-cell>
          <table:table-cell table:style-name="ce84" table:formula="of:=[.L363]+([.K364]*[.J364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3]+[.N364]" office:value-type="float" office:value="401" calcext:value-type="float">
            <text:p>401</text:p>
          </table:table-cell>
          <table:table-cell table:formula="of:=[.O364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3]+[.Q364]" office:value-type="float" office:value="388" calcext:value-type="float">
            <text:p>388</text:p>
          </table:table-cell>
          <table:table-cell table:formula="of:=[.R364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3]+[.T364]" office:value-type="float" office:value="380" calcext:value-type="float">
            <text:p>380</text:p>
          </table:table-cell>
          <table:table-cell table:formula="of:=[.U364]*100/[.U$3]" office:value-type="float" office:value="100" calcext:value-type="float">
            <text:p><text:s/>100.00 <text:s text:c="5"/></text:p>
          </table:table-cell>
          <table:table-cell table:style-name="ce102" table:formula="of:=[.O364]+[.R364]" office:value-type="float" office:value="789" calcext:value-type="float">
            <text:p>789</text:p>
          </table:table-cell>
          <table:table-cell table:style-name="ce106" table:formula="of:=[.W364]/2" office:value-type="float" office:value="394.5" calcext:value-type="float">
            <text:p>395</text:p>
          </table:table-cell>
          <table:table-cell table:style-name="ce95" table:formula="of:=[.X364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6" calcext:value-type="date">
            <text:p>12/26/2005</text:p>
          </table:table-cell>
          <table:table-cell office:value-type="float" office:value="53" calcext:value-type="float">
            <text:p>53</text:p>
          </table:table-cell>
          <table:table-cell table:style-name="ce84" office:value-type="float" office:value="-5.375" calcext:value-type="float">
            <text:p>-5.38 <text:s text:c="5"/></text:p>
          </table:table-cell>
          <table:table-cell table:style-name="ce84" office:value-type="float" office:value="0.812" calcext:value-type="float">
            <text:p><text:s/>0.81 <text:s text:c="5"/></text:p>
          </table:table-cell>
          <table:table-cell table:style-name="ce84" office:value-type="float" office:value="-2.31733333333333" calcext:value-type="float">
            <text:p>-2.32 <text:s text:c="5"/></text:p>
          </table:table-cell>
          <table:table-cell table:style-name="ce84" table:formula="of:=([.D365]+[.C365])/2" office:value-type="float" office:value="-2.2815" calcext:value-type="float">
            <text:p>-2.28 <text:s text:c="5"/></text:p>
          </table:table-cell>
          <table:table-cell table:style-name="ce84" table:formula="of:=ABS([.E365]-[.F365])" office:value-type="float" office:value="0.0358333333333301" calcext:value-type="float">
            <text:p><text:s/>0.04 <text:s text:c="5"/></text:p>
          </table:table-cell>
          <table:table-cell table:formula="of:=ABS([.G365]*100/[.E365])" office:value-type="float" office:value="1.54631760644405" calcext:value-type="float">
            <text:p><text:s/>1.55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65]&gt;=[.$L$4];1;0)" office:value-type="float" office:value="1" calcext:value-type="float">
            <text:p>1</text:p>
          </table:table-cell>
          <table:table-cell table:style-name="ce95" table:formula="of:=IF([.E365]&gt;[.K$4];[.E365]-[.K$4];0)" office:value-type="float" office:value="0" calcext:value-type="float">
            <text:p><text:s/>- <text:s text:c="5"/></text:p>
          </table:table-cell>
          <table:table-cell table:style-name="ce84" table:formula="of:=[.L364]+([.K365]*[.J365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4]+[.N365]" office:value-type="float" office:value="401" calcext:value-type="float">
            <text:p>401</text:p>
          </table:table-cell>
          <table:table-cell table:formula="of:=[.O365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4]+[.Q365]" office:value-type="float" office:value="388" calcext:value-type="float">
            <text:p>388</text:p>
          </table:table-cell>
          <table:table-cell table:formula="of:=[.R365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4]+[.T365]" office:value-type="float" office:value="380" calcext:value-type="float">
            <text:p>380</text:p>
          </table:table-cell>
          <table:table-cell table:formula="of:=[.U365]*100/[.U$3]" office:value-type="float" office:value="100" calcext:value-type="float">
            <text:p><text:s/>100.00 <text:s text:c="5"/></text:p>
          </table:table-cell>
          <table:table-cell table:style-name="ce102" table:formula="of:=[.O365]+[.R365]" office:value-type="float" office:value="789" calcext:value-type="float">
            <text:p>789</text:p>
          </table:table-cell>
          <table:table-cell table:style-name="ce106" table:formula="of:=[.W365]/2" office:value-type="float" office:value="394.5" calcext:value-type="float">
            <text:p>395</text:p>
          </table:table-cell>
          <table:table-cell table:style-name="ce95" table:formula="of:=[.X365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7" calcext:value-type="date">
            <text:p>12/27/2005</text:p>
          </table:table-cell>
          <table:table-cell office:value-type="float" office:value="53" calcext:value-type="float">
            <text:p>53</text:p>
          </table:table-cell>
          <table:table-cell table:style-name="ce84" office:value-type="float" office:value="-6.75" calcext:value-type="float">
            <text:p>-6.75 <text:s text:c="5"/></text:p>
          </table:table-cell>
          <table:table-cell table:style-name="ce84" office:value-type="float" office:value="-2.125" calcext:value-type="float">
            <text:p>-2.13 <text:s text:c="5"/></text:p>
          </table:table-cell>
          <table:table-cell table:style-name="ce84" office:value-type="float" office:value="-4.54658333333333" calcext:value-type="float">
            <text:p>-4.55 <text:s text:c="5"/></text:p>
          </table:table-cell>
          <table:table-cell table:style-name="ce84" table:formula="of:=([.D366]+[.C366])/2" office:value-type="float" office:value="-4.4375" calcext:value-type="float">
            <text:p>-4.44 <text:s text:c="5"/></text:p>
          </table:table-cell>
          <table:table-cell table:style-name="ce84" table:formula="of:=ABS([.E366]-[.F366])" office:value-type="float" office:value="0.10908333333333" calcext:value-type="float">
            <text:p><text:s/>0.11 <text:s text:c="5"/></text:p>
          </table:table-cell>
          <table:table-cell table:formula="of:=ABS([.G366]*100/[.E366])" office:value-type="float" office:value="2.39923752268179" calcext:value-type="float">
            <text:p><text:s/>2.40 <text:s text:c="5"/></text:p>
          </table:table-cell>
          <table:table-cell table:style-name="ce84" office:value-type="float" office:value="0" calcext:value-type="float">
            <text:p><text:s/>- <text:s text:c="5"/></text:p>
          </table:table-cell>
          <table:table-cell table:style-name="ce91" table:formula="of:=IF([.A366]&gt;=[.$L$4];1;0)" office:value-type="float" office:value="1" calcext:value-type="float">
            <text:p>1</text:p>
          </table:table-cell>
          <table:table-cell table:style-name="ce95" table:formula="of:=IF([.E366]&gt;[.K$4];[.E366]-[.K$4];0)" office:value-type="float" office:value="0" calcext:value-type="float">
            <text:p><text:s/>- <text:s text:c="5"/></text:p>
          </table:table-cell>
          <table:table-cell table:style-name="ce84" table:formula="of:=[.L365]+([.K366]*[.J366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5]+[.N366]" office:value-type="float" office:value="401" calcext:value-type="float">
            <text:p>401</text:p>
          </table:table-cell>
          <table:table-cell table:formula="of:=[.O366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5]+[.Q366]" office:value-type="float" office:value="388" calcext:value-type="float">
            <text:p>388</text:p>
          </table:table-cell>
          <table:table-cell table:formula="of:=[.R366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5]+[.T366]" office:value-type="float" office:value="380" calcext:value-type="float">
            <text:p>380</text:p>
          </table:table-cell>
          <table:table-cell table:formula="of:=[.U366]*100/[.U$3]" office:value-type="float" office:value="100" calcext:value-type="float">
            <text:p><text:s/>100.00 <text:s text:c="5"/></text:p>
          </table:table-cell>
          <table:table-cell table:style-name="ce102" table:formula="of:=[.O366]+[.R366]" office:value-type="float" office:value="789" calcext:value-type="float">
            <text:p>789</text:p>
          </table:table-cell>
          <table:table-cell table:style-name="ce106" table:formula="of:=[.W366]/2" office:value-type="float" office:value="394.5" calcext:value-type="float">
            <text:p>395</text:p>
          </table:table-cell>
          <table:table-cell table:style-name="ce95" table:formula="of:=[.X366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8" calcext:value-type="date">
            <text:p>12/28/2005</text:p>
          </table:table-cell>
          <table:table-cell office:value-type="float" office:value="53" calcext:value-type="float">
            <text:p>53</text:p>
          </table:table-cell>
          <table:table-cell table:style-name="ce84" office:value-type="float" office:value="-7.5" calcext:value-type="float">
            <text:p>-7.50 <text:s text:c="5"/></text:p>
          </table:table-cell>
          <table:table-cell table:style-name="ce84" office:value-type="float" office:value="-2.938" calcext:value-type="float">
            <text:p>-2.94 <text:s text:c="5"/></text:p>
          </table:table-cell>
          <table:table-cell table:style-name="ce84" office:value-type="float" office:value="-5.942375" calcext:value-type="float">
            <text:p>-5.94 <text:s text:c="5"/></text:p>
          </table:table-cell>
          <table:table-cell table:style-name="ce84" table:formula="of:=([.D367]+[.C367])/2" office:value-type="float" office:value="-5.219" calcext:value-type="float">
            <text:p>-5.22 <text:s text:c="5"/></text:p>
          </table:table-cell>
          <table:table-cell table:style-name="ce84" table:formula="of:=ABS([.E367]-[.F367])" office:value-type="float" office:value="0.723375" calcext:value-type="float">
            <text:p><text:s/>0.72 <text:s text:c="5"/></text:p>
          </table:table-cell>
          <table:table-cell table:formula="of:=ABS([.G367]*100/[.E367])" office:value-type="float" office:value="12.1731630871495" calcext:value-type="float">
            <text:p><text:s/>12.17 <text:s text:c="5"/></text:p>
          </table:table-cell>
          <table:table-cell table:style-name="ce84" office:value-type="float" office:value="3.5" calcext:value-type="float">
            <text:p><text:s/>3.50 <text:s text:c="5"/></text:p>
          </table:table-cell>
          <table:table-cell table:style-name="ce91" table:formula="of:=IF([.A367]&gt;=[.$L$4];1;0)" office:value-type="float" office:value="1" calcext:value-type="float">
            <text:p>1</text:p>
          </table:table-cell>
          <table:table-cell table:style-name="ce95" table:formula="of:=IF([.E367]&gt;[.K$4];[.E367]-[.K$4];0)" office:value-type="float" office:value="0" calcext:value-type="float">
            <text:p><text:s/>- <text:s text:c="5"/></text:p>
          </table:table-cell>
          <table:table-cell table:style-name="ce84" table:formula="of:=[.L366]+([.K367]*[.J367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6]+[.N367]" office:value-type="float" office:value="401" calcext:value-type="float">
            <text:p>401</text:p>
          </table:table-cell>
          <table:table-cell table:formula="of:=[.O367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6]+[.Q367]" office:value-type="float" office:value="388" calcext:value-type="float">
            <text:p>388</text:p>
          </table:table-cell>
          <table:table-cell table:formula="of:=[.R367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6]+[.T367]" office:value-type="float" office:value="380" calcext:value-type="float">
            <text:p>380</text:p>
          </table:table-cell>
          <table:table-cell table:formula="of:=[.U367]*100/[.U$3]" office:value-type="float" office:value="100" calcext:value-type="float">
            <text:p><text:s/>100.00 <text:s text:c="5"/></text:p>
          </table:table-cell>
          <table:table-cell table:style-name="ce102" table:formula="of:=[.O367]+[.R367]" office:value-type="float" office:value="789" calcext:value-type="float">
            <text:p>789</text:p>
          </table:table-cell>
          <table:table-cell table:style-name="ce106" table:formula="of:=[.W367]/2" office:value-type="float" office:value="394.5" calcext:value-type="float">
            <text:p>395</text:p>
          </table:table-cell>
          <table:table-cell table:style-name="ce95" table:formula="of:=[.X367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29" calcext:value-type="date">
            <text:p>12/29/2005</text:p>
          </table:table-cell>
          <table:table-cell office:value-type="float" office:value="53" calcext:value-type="float">
            <text:p>53</text:p>
          </table:table-cell>
          <table:table-cell table:style-name="ce84" office:value-type="float" office:value="-10.75" calcext:value-type="float">
            <text:p>-10.75 <text:s text:c="5"/></text:p>
          </table:table-cell>
          <table:table-cell table:style-name="ce84" office:value-type="float" office:value="-1.188" calcext:value-type="float">
            <text:p>-1.19 <text:s text:c="5"/></text:p>
          </table:table-cell>
          <table:table-cell table:style-name="ce84" office:value-type="float" office:value="-4.70291666666667" calcext:value-type="float">
            <text:p>-4.70 <text:s text:c="5"/></text:p>
          </table:table-cell>
          <table:table-cell table:style-name="ce84" table:formula="of:=([.D368]+[.C368])/2" office:value-type="float" office:value="-5.969" calcext:value-type="float">
            <text:p>-5.97 <text:s text:c="5"/></text:p>
          </table:table-cell>
          <table:table-cell table:style-name="ce84" table:formula="of:=ABS([.E368]-[.F368])" office:value-type="float" office:value="1.26608333333333" calcext:value-type="float">
            <text:p><text:s/>1.27 <text:s text:c="5"/></text:p>
          </table:table-cell>
          <table:table-cell table:formula="of:=ABS([.G368]*100/[.E368])" office:value-type="float" office:value="26.9212368211215" calcext:value-type="float">
            <text:p><text:s/>26.92 <text:s text:c="5"/></text:p>
          </table:table-cell>
          <table:table-cell table:style-name="ce84" office:value-type="float" office:value="2" calcext:value-type="float">
            <text:p><text:s/>2.00 <text:s text:c="5"/></text:p>
          </table:table-cell>
          <table:table-cell table:style-name="ce91" table:formula="of:=IF([.A368]&gt;=[.$L$4];1;0)" office:value-type="float" office:value="1" calcext:value-type="float">
            <text:p>1</text:p>
          </table:table-cell>
          <table:table-cell table:style-name="ce95" table:formula="of:=IF([.E368]&gt;[.K$4];[.E368]-[.K$4];0)" office:value-type="float" office:value="0" calcext:value-type="float">
            <text:p><text:s/>- <text:s text:c="5"/></text:p>
          </table:table-cell>
          <table:table-cell table:style-name="ce84" table:formula="of:=[.L367]+([.K368]*[.J368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7]+[.N368]" office:value-type="float" office:value="401" calcext:value-type="float">
            <text:p>401</text:p>
          </table:table-cell>
          <table:table-cell table:formula="of:=[.O368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7]+[.Q368]" office:value-type="float" office:value="388" calcext:value-type="float">
            <text:p>388</text:p>
          </table:table-cell>
          <table:table-cell table:formula="of:=[.R368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7]+[.T368]" office:value-type="float" office:value="380" calcext:value-type="float">
            <text:p>380</text:p>
          </table:table-cell>
          <table:table-cell table:formula="of:=[.U368]*100/[.U$3]" office:value-type="float" office:value="100" calcext:value-type="float">
            <text:p><text:s/>100.00 <text:s text:c="5"/></text:p>
          </table:table-cell>
          <table:table-cell table:style-name="ce102" table:formula="of:=[.O368]+[.R368]" office:value-type="float" office:value="789" calcext:value-type="float">
            <text:p>789</text:p>
          </table:table-cell>
          <table:table-cell table:style-name="ce106" table:formula="of:=[.W368]/2" office:value-type="float" office:value="394.5" calcext:value-type="float">
            <text:p>395</text:p>
          </table:table-cell>
          <table:table-cell table:style-name="ce95" table:formula="of:=[.X368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4" office:value-type="date" office:date-value="2005-12-30" calcext:value-type="date">
            <text:p>12/30/2005</text:p>
          </table:table-cell>
          <table:table-cell office:value-type="float" office:value="53" calcext:value-type="float">
            <text:p>53</text:p>
          </table:table-cell>
          <table:table-cell table:style-name="ce84" office:value-type="float" office:value="-12.62" calcext:value-type="float">
            <text:p>-12.62 <text:s text:c="5"/></text:p>
          </table:table-cell>
          <table:table-cell table:style-name="ce84" office:value-type="float" office:value="-3.688" calcext:value-type="float">
            <text:p>-3.69 <text:s text:c="5"/></text:p>
          </table:table-cell>
          <table:table-cell table:style-name="ce84" office:value-type="float" office:value="-6.43220833333333" calcext:value-type="float">
            <text:p>-6.43 <text:s text:c="5"/></text:p>
          </table:table-cell>
          <table:table-cell table:style-name="ce84" table:formula="of:=([.D369]+[.C369])/2" office:value-type="float" office:value="-8.154" calcext:value-type="float">
            <text:p>-8.15 <text:s text:c="5"/></text:p>
          </table:table-cell>
          <table:table-cell table:style-name="ce84" table:formula="of:=ABS([.E369]-[.F369])" office:value-type="float" office:value="1.72179166666667" calcext:value-type="float">
            <text:p><text:s/>1.72 <text:s text:c="5"/></text:p>
          </table:table-cell>
          <table:table-cell table:formula="of:=ABS([.G369]*100/[.E369])" office:value-type="float" office:value="26.7682820182286" calcext:value-type="float">
            <text:p><text:s/>26.77 <text:s text:c="5"/></text:p>
          </table:table-cell>
          <table:table-cell table:style-name="ce84" office:value-type="float" office:value="5.4" calcext:value-type="float">
            <text:p><text:s/>5.40 <text:s text:c="5"/></text:p>
          </table:table-cell>
          <table:table-cell table:style-name="ce91" table:formula="of:=IF([.A369]&gt;=[.$L$4];1;0)" office:value-type="float" office:value="1" calcext:value-type="float">
            <text:p>1</text:p>
          </table:table-cell>
          <table:table-cell table:style-name="ce95" table:formula="of:=IF([.E369]&gt;[.K$4];[.E369]-[.K$4];0)" office:value-type="float" office:value="0" calcext:value-type="float">
            <text:p><text:s/>- <text:s text:c="5"/></text:p>
          </table:table-cell>
          <table:table-cell table:style-name="ce84" table:formula="of:=[.L368]+([.K369]*[.J369])" office:value-type="float" office:value="899.857927803064" calcext:value-type="float">
            <text:p><text:s/>899.86 <text:s text:c="5"/></text:p>
          </table:table-cell>
          <table:table-cell office:value-type="string" calcext:value-type="string">
            <text:p>FIELD</text:p>
          </table:table-cell>
          <table:table-cell/>
          <table:table-cell table:style-name="ce102" table:formula="of:=[.O368]+[.N369]" office:value-type="float" office:value="401" calcext:value-type="float">
            <text:p>401</text:p>
          </table:table-cell>
          <table:table-cell table:formula="of:=[.O369]*100/[.O$3]" office:value-type="float" office:value="212.169312169312" calcext:value-type="float">
            <text:p><text:s/>212.17 <text:s text:c="5"/></text:p>
          </table:table-cell>
          <table:table-cell/>
          <table:table-cell table:style-name="ce102" table:formula="of:=[.R368]+[.Q369]" office:value-type="float" office:value="388" calcext:value-type="float">
            <text:p>388</text:p>
          </table:table-cell>
          <table:table-cell table:formula="of:=[.R369]*100/[.R$3]" office:value-type="float" office:value="100" calcext:value-type="float">
            <text:p><text:s/>100.00 <text:s text:c="5"/></text:p>
          </table:table-cell>
          <table:table-cell/>
          <table:table-cell table:style-name="ce102" table:formula="of:=[.U368]+[.T369]" office:value-type="float" office:value="380" calcext:value-type="float">
            <text:p>380</text:p>
          </table:table-cell>
          <table:table-cell table:formula="of:=[.U369]*100/[.U$3]" office:value-type="float" office:value="100" calcext:value-type="float">
            <text:p><text:s/>100.00 <text:s text:c="5"/></text:p>
          </table:table-cell>
          <table:table-cell table:style-name="ce102" table:formula="of:=[.O369]+[.R369]" office:value-type="float" office:value="789" calcext:value-type="float">
            <text:p>789</text:p>
          </table:table-cell>
          <table:table-cell table:style-name="ce106" table:formula="of:=[.W369]/2" office:value-type="float" office:value="394.5" calcext:value-type="float">
            <text:p>395</text:p>
          </table:table-cell>
          <table:table-cell table:style-name="ce95" table:formula="of:=[.X369]*100/[.Y$2]" office:value-type="float" office:value="100" calcext:value-type="float">
            <text:p><text:s/>100.00 <text:s text:c="5"/></text:p>
          </table:table-cell>
          <table:table-cell table:number-columns-repeated="999"/>
        </table:table-row>
        <table:table-row table:style-name="ro1">
          <table:table-cell table:style-name="ce78" office:value-type="date" office:date-value="2005-12-31" calcext:value-type="date">
            <text:p>12/31/2005</text:p>
          </table:table-cell>
          <table:table-cell table:style-name="ce82" office:value-type="float" office:value="53" calcext:value-type="float">
            <text:p>53</text:p>
          </table:table-cell>
          <table:table-cell table:style-name="ce87" office:value-type="float" office:value="-6.938" calcext:value-type="float">
            <text:p>-6.94 <text:s text:c="5"/></text:p>
          </table:table-cell>
          <table:table-cell table:style-name="ce87" office:value-type="float" office:value="-3.375" calcext:value-type="float">
            <text:p>-3.38 <text:s text:c="5"/></text:p>
          </table:table-cell>
          <table:table-cell table:style-name="ce87" office:value-type="float" office:value="-5.50258333333333" calcext:value-type="float">
            <text:p>-5.50 <text:s text:c="5"/></text:p>
          </table:table-cell>
          <table:table-cell table:style-name="ce87" table:formula="of:=([.D370]+[.C370])/2" office:value-type="float" office:value="-5.1565" calcext:value-type="float">
            <text:p>-5.16 <text:s text:c="5"/></text:p>
          </table:table-cell>
          <table:table-cell table:style-name="ce87" table:formula="of:=ABS([.E370]-[.F370])" office:value-type="float" office:value="0.346083333333331" calcext:value-type="float">
            <text:p><text:s/>0.35 <text:s text:c="5"/></text:p>
          </table:table-cell>
          <table:table-cell table:style-name="ce87" table:formula="of:=ABS([.G370]*100/[.E370])" office:value-type="float" office:value="6.28947009737846" calcext:value-type="float">
            <text:p><text:s/>6.29 <text:s text:c="5"/></text:p>
          </table:table-cell>
          <table:table-cell table:style-name="ce87" office:value-type="float" office:value="15.9" calcext:value-type="float">
            <text:p><text:s/>15.90 <text:s text:c="5"/></text:p>
          </table:table-cell>
          <table:table-cell table:style-name="ce94" table:formula="of:=IF([.A370]&gt;=[.$L$4];1;0)" office:value-type="float" office:value="1" calcext:value-type="float">
            <text:p>1</text:p>
          </table:table-cell>
          <table:table-cell table:style-name="ce98" table:formula="of:=IF([.E370]&gt;[.K$4];[.E370]-[.K$4];0)" office:value-type="float" office:value="0" calcext:value-type="float">
            <text:p><text:s/>- <text:s text:c="5"/></text:p>
          </table:table-cell>
          <table:table-cell table:style-name="ce87" table:formula="of:=[.L369]+([.K370]*[.J370])" office:value-type="float" office:value="899.857927803064" calcext:value-type="float">
            <text:p><text:s/>899.86 <text:s text:c="5"/></text:p>
          </table:table-cell>
          <table:table-cell table:style-name="ce82" office:value-type="string" calcext:value-type="string">
            <text:p>FIELD</text:p>
          </table:table-cell>
          <table:table-cell table:style-name="ce104"/>
          <table:table-cell table:style-name="ce104" table:formula="of:=[.O369]+[.N370]" office:value-type="float" office:value="401" calcext:value-type="float">
            <text:p>401</text:p>
          </table:table-cell>
          <table:table-cell table:style-name="ce98" table:formula="of:=[.O370]*100/[.O$3]" office:value-type="float" office:value="212.169312169312" calcext:value-type="float">
            <text:p><text:s/>212.17 <text:s text:c="5"/></text:p>
          </table:table-cell>
          <table:table-cell table:style-name="ce104"/>
          <table:table-cell table:style-name="ce104" table:formula="of:=[.R369]+[.Q370]" office:value-type="float" office:value="388" calcext:value-type="float">
            <text:p>388</text:p>
          </table:table-cell>
          <table:table-cell table:style-name="ce98" table:formula="of:=[.R370]*100/[.R$3]" office:value-type="float" office:value="100" calcext:value-type="float">
            <text:p><text:s/>100.00 <text:s text:c="5"/></text:p>
          </table:table-cell>
          <table:table-cell table:style-name="ce104"/>
          <table:table-cell table:style-name="ce104" table:formula="of:=[.U369]+[.T370]" office:value-type="float" office:value="380" calcext:value-type="float">
            <text:p>380</text:p>
          </table:table-cell>
          <table:table-cell table:style-name="ce98" table:formula="of:=[.U370]*100/[.U$3]" office:value-type="float" office:value="100" calcext:value-type="float">
            <text:p><text:s/>100.00 <text:s text:c="5"/></text:p>
          </table:table-cell>
          <table:table-cell table:style-name="ce102" table:formula="of:=[.O370]+[.R370]" office:value-type="float" office:value="789" calcext:value-type="float">
            <text:p>789</text:p>
          </table:table-cell>
          <table:table-cell table:style-name="ce106" table:formula="of:=[.W370]/2" office:value-type="float" office:value="394.5" calcext:value-type="float">
            <text:p>395</text:p>
          </table:table-cell>
          <table:table-cell table:style-name="ce95" table:formula="of:=[.X370]*100/[.Y$2]" office:value-type="float" office:value="100" calcext:value-type="float">
            <text:p><text:s/>100.00 <text:s text:c="5"/></text:p>
          </table:table-cell>
          <table:table-cell table:style-name="ce104" table:number-columns-repeated="999"/>
        </table:table-row>
        <table:table-row table:style-name="ro1">
          <table:table-cell table:number-columns-repeated="8"/>
          <table:table-cell table:style-name="ce88"/>
          <table:table-cell table:number-columns-repeated="1015"/>
        </table:table-row>
        <table:table-row table:style-name="ro1" table:number-rows-repeated="10482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0" loext:min-decimal-places="0" number:min-integer-digits="1" number:grouping="true"/>
      <number:text> zł</number:text>
    </number:number-style>
    <number:number-style style:name="N126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zł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zł</number:text>
    </number:number-style>
    <number:number-style style:name="N129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zł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4P2" style:volatile="true">
      <loext:text> </loext:text>
      <loext:fill-character> </loext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8P2" style:volatile="true">
      <loext:text> </loext:text>
      <loext:fill-character> </loext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number number:decimal-places="2" loext:min-decimal-places="2" number:min-integer-digits="1"/>
      <number:text> </number:text>
    </number:number-style>
    <number:number-style style:name="N148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48P0"/>
    </number:number-style>
    <number:number-style style:name="N149">
      <number:number number:decimal-places="3" loext:min-decimal-places="3" number:min-integer-digits="1" number:grouping="true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number number:decimal-places="3" loext:min-decimal-places="3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5P0"/>
    </number:number-style>
    <number:number-style style:name="N158P0" style:volatile="true">
      <loext:text> 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58P1" style:volatile="true">
      <loext:text>-</loext:text>
      <loext:fill-character> </loext:fill-character>
      <number:number number:decimal-places="1" loext:min-decimal-places="1" number:min-integer-digits="1" number:grouping="true"/>
      <number:text>     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1"/>
    </number:number-style>
    <number:date-style style:name="N16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61">
      <number:text-content/>
      <style:map style:condition="value()&lt;=1.79769313486232E+308" style:apply-style-name="N161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9P0" style:volatile="true" number:language="pl" number:country="PL">
      <number:day/>
      <number:text> </number:text>
      <number:month number:textual="true"/>
    </number:date-style>
    <number:text-style style:name="N20109" number:language="pl" number:country="PL">
      <number:text-content/>
      <style:map style:condition="value()&lt;=1.79769313486232E+308" style:apply-style-name="N20109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1:52:50.126271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1:36:32.470396951</meta:creation-date>
    <dc:date>2021-11-20T11:40:39.087164185</dc:date>
    <meta:editing-duration>PT4M6S</meta:editing-duration>
    <meta:editing-cycles>1</meta:editing-cycles>
    <meta:generator>LibreOffice/6.4.7.2$Linux_X86_64 LibreOffice_project/40$Build-2</meta:generator>
    <meta:document-statistic meta:table-count="1" meta:cell-count="8294" meta:object-count="0"/>
  </office:meta>
</office:document-meta>
</file>